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#ff8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729fcf"/>
    </style:style>
    <style:style style:name="ce25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GNN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A5]*[.E1]+[.B5]*[.E2]+[.C5]*[.E3]+[.D5]*[.E4]" office:value-type="float" office:value="70" calcext:value-type="float">
            <text:p>70</text:p>
          </table:table-cell>
          <table:table-cell table:formula="of:=[.A5]*[.F1]+[.B5]*[.F2]+[.C5]*[.F3]+[.D5]*[.F4]" office:value-type="float" office:value="80" calcext:value-type="float">
            <text:p>80</text:p>
          </table:table-cell>
          <table:table-cell table:formula="of:=[.A5]*[.G1]+[.B5]*[.G2]+[.C5]*[.G3]+[.D5]*[.G4]" office:value-type="float" office:value="90" calcext:value-type="float">
            <text:p>90</text:p>
          </table:table-cell>
          <table:table-cell table:formula="of:=[.E5]*[.H2]+[.F5]*[.H3]+[.G5]*[.H4]" office:value-type="float" office:value="760" calcext:value-type="float">
            <text:p>760</text:p>
          </table:table-cell>
          <table:table-cell table:formula="of:=[.E5]*[.I2]+[.F5]*[.I3]+[.G5]*[.I4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A6]*[.E1]+[.B6]*[.E2]+[.C6]*[.E3]+[.D6]*[.E4]" office:value-type="float" office:value="158" calcext:value-type="float">
            <text:p>158</text:p>
          </table:table-cell>
          <table:table-cell table:formula="of:=[.A6]*[.F1]+[.B6]*[.F2]+[.C6]*[.F3]+[.D6]*[.F4]" office:value-type="float" office:value="184" calcext:value-type="float">
            <text:p>184</text:p>
          </table:table-cell>
          <table:table-cell table:formula="of:=[.A6]*[.G1]+[.B6]*[.G2]+[.C6]*[.G3]+[.D6]*[.G4]" office:value-type="float" office:value="210" calcext:value-type="float">
            <text:p>210</text:p>
          </table:table-cell>
          <table:table-cell table:formula="of:=[.E6]*[.H2]+[.F6]*[.H3]+[.G6]*[.H4]" office:value-type="float" office:value="1760" calcext:value-type="float">
            <text:p>1760</text:p>
          </table:table-cell>
          <table:table-cell table:formula="of:=[.E6]*[.I2]+[.F6]*[.I3]+[.G6]*[.I4]"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A7]*[.E1]+[.B7]*[.E2]+[.C7]*[.E3]+[.D7]*[.E4]" office:value-type="float" office:value="246" calcext:value-type="float">
            <text:p>246</text:p>
          </table:table-cell>
          <table:table-cell table:formula="of:=[.A7]*[.F1]+[.B7]*[.F2]+[.C7]*[.F3]+[.D7]*[.F4]" office:value-type="float" office:value="288" calcext:value-type="float">
            <text:p>288</text:p>
          </table:table-cell>
          <table:table-cell table:formula="of:=[.A7]*[.G1]+[.B7]*[.G2]+[.C7]*[.G3]+[.D7]*[.G4]" office:value-type="float" office:value="330" calcext:value-type="float">
            <text:p>330</text:p>
          </table:table-cell>
          <table:table-cell table:formula="of:=[.E7]*[.H2]+[.F7]*[.H3]+[.G7]*[.H4]" office:value-type="float" office:value="2760" calcext:value-type="float">
            <text:p>2760</text:p>
          </table:table-cell>
          <table:table-cell table:formula="of:=[.E7]*[.I2]+[.F7]*[.I3]+[.G7]*[.I4]" office:value-type="float" office:value="3624" calcext:value-type="float">
            <text:p>3624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A8]*[.E1]+[.B8]*[.E2]+[.C8]*[.E3]+[.D8]*[.E4]" office:value-type="float" office:value="334" calcext:value-type="float">
            <text:p>334</text:p>
          </table:table-cell>
          <table:table-cell table:formula="of:=[.A8]*[.F1]+[.B8]*[.F2]+[.C8]*[.F3]+[.D8]*[.F4]" office:value-type="float" office:value="392" calcext:value-type="float">
            <text:p>392</text:p>
          </table:table-cell>
          <table:table-cell table:formula="of:=[.A8]*[.G1]+[.B8]*[.G2]+[.C8]*[.G3]+[.D8]*[.G4]" office:value-type="float" office:value="450" calcext:value-type="float">
            <text:p>450</text:p>
          </table:table-cell>
          <table:table-cell table:formula="of:=[.E8]*[.H2]+[.F8]*[.H3]+[.G8]*[.H4]" office:value-type="float" office:value="3760" calcext:value-type="float">
            <text:p>3760</text:p>
          </table:table-cell>
          <table:table-cell table:formula="of:=[.E8]*[.I2]+[.F8]*[.I3]+[.G8]*[.I4]"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formula="of:=[.A9]*[.E1]+[.B9]*[.E2]+[.C9]*[.E3]+[.D9]*[.E4]" office:value-type="float" office:value="422" calcext:value-type="float">
            <text:p>422</text:p>
          </table:table-cell>
          <table:table-cell table:formula="of:=[.A9]*[.F1]+[.B9]*[.F2]+[.C9]*[.F3]+[.D9]*[.F4]" office:value-type="float" office:value="496" calcext:value-type="float">
            <text:p>496</text:p>
          </table:table-cell>
          <table:table-cell table:formula="of:=[.A9]*[.G1]+[.B9]*[.G2]+[.C9]*[.G3]+[.D9]*[.G4]" office:value-type="float" office:value="570" calcext:value-type="float">
            <text:p>570</text:p>
          </table:table-cell>
          <table:table-cell table:formula="of:=[.E9]*[.H2]+[.F9]*[.H3]+[.G9]*[.H4]" office:value-type="float" office:value="4760" calcext:value-type="float">
            <text:p>4760</text:p>
          </table:table-cell>
          <table:table-cell table:formula="of:=[.E9]*[.I2]+[.F9]*[.I3]+[.G9]*[.I4]" office:value-type="float" office:value="6248" calcext:value-type="float">
            <text:p>624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u =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W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A17]*[.D14]+[.B17]*[.D15]+[.C17]*[.D16]" office:value-type="float" office:value="22" calcext:value-type="float">
            <text:p>22</text:p>
          </table:table-cell>
          <table:table-cell table:formula="of:=[.A17]*[.E14]+[.B17]*[.E15]+[.C17]*[.E1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A18]*[.D14]+[.B18]*[.D15]+[.C18]*[.D16]" office:value-type="float" office:value="49" calcext:value-type="float">
            <text:p>49</text:p>
          </table:table-cell>
          <table:table-cell table:formula="of:=[.A18]*[.E14]+[.B18]*[.E15]+[.C18]*[.E1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A20]*[.D14]+[.B20]*[.D15]+[.C20]*[.D16]" office:value-type="float" office:value="76" calcext:value-type="float">
            <text:p>76</text:p>
          </table:table-cell>
          <table:table-cell table:formula="of:=[.A20]*[.E14]+[.B20]*[.E15]+[.C20]*[.E1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A21]*[.D14]+[.B21]*[.D15]+[.C21]*[.D16]" office:value-type="float" office:value="103" calcext:value-type="float">
            <text:p>103</text:p>
          </table:table-cell>
          <table:table-cell table:formula="of:=[.A21]*[.E14]+[.B21]*[.E15]+[.C21]*[.E16]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A25]*[.C23]+[.B25]*[.C24]" office:value-type="float" office:value="120" calcext:value-type="float">
            <text:p>120</text:p>
          </table:table-cell>
          <table:table-cell table:formula="of:=[.A25]*[.D23]+[.B25]*[.D24]" office:value-type="float" office:value="156" calcext:value-type="float">
            <text:p>15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F25]*[.H23]+[.G25]*[.H24]" office:value-type="float" office:value="640" calcext:value-type="float">
            <text:p>640</text:p>
          </table:table-cell>
          <table:table-cell table:formula="of:=[.F25]*[.I23]+[.G25]*[.I24]" office:value-type="float" office:value="844" calcext:value-type="float">
            <text:p>844</text:p>
          </table:table-cell>
          <table:table-cell/>
          <table:table-cell table:formula="of:=[.C25]+[.H25]" office:value-type="float" office:value="760" calcext:value-type="float">
            <text:p>760</text:p>
          </table:table-cell>
          <table:table-cell table:formula="of:=[.D25]+[.I25]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A26]*[.C23]+[.B26]*[.C24]" office:value-type="float" office:value="404" calcext:value-type="float">
            <text:p>404</text:p>
          </table:table-cell>
          <table:table-cell table:formula="of:=[.A26]*[.D23]+[.B26]*[.D24]" office:value-type="float" office:value="524" calcext:value-type="float">
            <text:p>52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F26]*[.H23]+[.G26]*[.H24]" office:value-type="float" office:value="1356" calcext:value-type="float">
            <text:p>1356</text:p>
          </table:table-cell>
          <table:table-cell table:formula="of:=[.F26]*[.I23]+[.G26]*[.I24]" office:value-type="float" office:value="1788" calcext:value-type="float">
            <text:p>1788</text:p>
          </table:table-cell>
          <table:table-cell/>
          <table:table-cell table:formula="of:=[.C26]+[.H26]" office:value-type="float" office:value="1760" calcext:value-type="float">
            <text:p>1760</text:p>
          </table:table-cell>
          <table:table-cell table:formula="of:=[.D26]+[.I26]" office:value-type="float" office:value="2312" calcext:value-type="float">
            <text:p>23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[.A28]*[.C23]+[.B28]*[.C24]" office:value-type="float" office:value="688" calcext:value-type="float">
            <text:p>688</text:p>
          </table:table-cell>
          <table:table-cell table:formula="of:=[.A28]*[.D23]+[.B28]*[.D24]" office:value-type="float" office:value="892" calcext:value-type="float">
            <text:p>89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F28]*[.H23]+[.G28]*[.H24]" office:value-type="float" office:value="2072" calcext:value-type="float">
            <text:p>2072</text:p>
          </table:table-cell>
          <table:table-cell table:formula="of:=[.F28]*[.I23]+[.G28]*[.I24]" office:value-type="float" office:value="2732" calcext:value-type="float">
            <text:p>2732</text:p>
          </table:table-cell>
          <table:table-cell/>
          <table:table-cell table:formula="of:=[.C28]+[.H28]" office:value-type="float" office:value="2760" calcext:value-type="float">
            <text:p>2760</text:p>
          </table:table-cell>
          <table:table-cell table:formula="of:=[.D28]+[.I28]" office:value-type="float" office:value="3624" calcext:value-type="float">
            <text:p>362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formula="of:=[.A29]*[.C23]+[.B29]*[.C24]" office:value-type="float" office:value="972" calcext:value-type="float">
            <text:p>972</text:p>
          </table:table-cell>
          <table:table-cell table:formula="of:=[.A29]*[.D23]+[.B29]*[.D24]" office:value-type="float" office:value="1260" calcext:value-type="float">
            <text:p>126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F29]*[.H23]+[.G29]*[.H24]" office:value-type="float" office:value="2788" calcext:value-type="float">
            <text:p>2788</text:p>
          </table:table-cell>
          <table:table-cell table:formula="of:=[.F29]*[.I23]+[.G29]*[.I24]" office:value-type="float" office:value="3676" calcext:value-type="float">
            <text:p>3676</text:p>
          </table:table-cell>
          <table:table-cell/>
          <table:table-cell table:formula="of:=[.C29]+[.H29]" office:value-type="float" office:value="3760" calcext:value-type="float">
            <text:p>3760</text:p>
          </table:table-cell>
          <table:table-cell table:formula="of:=[.D29]+[.I29]" office:value-type="float" office:value="4936" calcext:value-type="float">
            <text:p>49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A31]*[.C23]+[.B31]*[.C24]" office:value-type="float" office:value="1256" calcext:value-type="float">
            <text:p>1256</text:p>
          </table:table-cell>
          <table:table-cell table:formula="of:=[.A31]*[.D23]+[.B31]*[.D24]" office:value-type="float" office:value="1628" calcext:value-type="float">
            <text:p>162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formula="of:=[.F31]*[.H23]+[.G31]*[.H24]" office:value-type="float" office:value="3504" calcext:value-type="float">
            <text:p>3504</text:p>
          </table:table-cell>
          <table:table-cell table:formula="of:=[.F31]*[.I23]+[.G31]*[.I24]" office:value-type="float" office:value="4620" calcext:value-type="float">
            <text:p>4620</text:p>
          </table:table-cell>
          <table:table-cell/>
          <table:table-cell table:formula="of:=[.C31]+[.H31]" office:value-type="float" office:value="4760" calcext:value-type="float">
            <text:p>4760</text:p>
          </table:table-cell>
          <table:table-cell table:formula="of:=[.D31]+[.I31]" office:value-type="float" office:value="6248" calcext:value-type="float">
            <text:p>6248</text:p>
          </table:table-cell>
        </table:table-row>
      </table:table>
      <table:table table:name="CGNN (distributed CPU)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formula="of:=[.A5]*[.E1]+[.B5]*[.E2]+[.C5]*[.E3]+[.D5]*[.E4]" office:value-type="float" office:value="70" calcext:value-type="float">
            <text:p>70</text:p>
          </table:table-cell>
          <table:table-cell table:formula="of:=[.A5]*[.F1]+[.B5]*[.F2]+[.C5]*[.F3]+[.D5]*[.F4]" office:value-type="float" office:value="80" calcext:value-type="float">
            <text:p>80</text:p>
          </table:table-cell>
          <table:table-cell table:formula="of:=[.A5]*[.G1]+[.B5]*[.G2]+[.C5]*[.G3]+[.D5]*[.G4]" office:value-type="float" office:value="90" calcext:value-type="float">
            <text:p>90</text:p>
          </table:table-cell>
          <table:table-cell table:formula="of:=[.E5]*[.H2]+[.F5]*[.H3]+[.G5]*[.H4]" office:value-type="float" office:value="760" calcext:value-type="float">
            <text:p>760</text:p>
          </table:table-cell>
          <table:table-cell table:formula="of:=[.E5]*[.I2]+[.F5]*[.I3]+[.G5]*[.I4]" office:value-type="float" office:value="1000" calcext:value-type="float">
            <text:p>100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formula="of:=[.A6]*[.E1]+[.B6]*[.E2]+[.C6]*[.E3]+[.D6]*[.E4]" office:value-type="float" office:value="158" calcext:value-type="float">
            <text:p>158</text:p>
          </table:table-cell>
          <table:table-cell table:formula="of:=[.A6]*[.F1]+[.B6]*[.F2]+[.C6]*[.F3]+[.D6]*[.F4]" office:value-type="float" office:value="184" calcext:value-type="float">
            <text:p>184</text:p>
          </table:table-cell>
          <table:table-cell table:formula="of:=[.A6]*[.G1]+[.B6]*[.G2]+[.C6]*[.G3]+[.D6]*[.G4]" office:value-type="float" office:value="210" calcext:value-type="float">
            <text:p>210</text:p>
          </table:table-cell>
          <table:table-cell table:formula="of:=[.E6]*[.H2]+[.F6]*[.H3]+[.G6]*[.H4]" office:value-type="float" office:value="1760" calcext:value-type="float">
            <text:p>1760</text:p>
          </table:table-cell>
          <table:table-cell table:formula="of:=[.E6]*[.I2]+[.F6]*[.I3]+[.G6]*[.I4]" office:value-type="float" office:value="2312" calcext:value-type="float">
            <text:p>2312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2312" calcext:value-type="float">
            <text:p>2312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formula="of:=[.A7]*[.E1]+[.B7]*[.E2]+[.C7]*[.E3]+[.D7]*[.E4]" office:value-type="float" office:value="246" calcext:value-type="float">
            <text:p>246</text:p>
          </table:table-cell>
          <table:table-cell table:formula="of:=[.A7]*[.F1]+[.B7]*[.F2]+[.C7]*[.F3]+[.D7]*[.F4]" office:value-type="float" office:value="288" calcext:value-type="float">
            <text:p>288</text:p>
          </table:table-cell>
          <table:table-cell table:formula="of:=[.A7]*[.G1]+[.B7]*[.G2]+[.C7]*[.G3]+[.D7]*[.G4]" office:value-type="float" office:value="330" calcext:value-type="float">
            <text:p>330</text:p>
          </table:table-cell>
          <table:table-cell table:formula="of:=[.E7]*[.H2]+[.F7]*[.H3]+[.G7]*[.H4]" office:value-type="float" office:value="2760" calcext:value-type="float">
            <text:p>2760</text:p>
          </table:table-cell>
          <table:table-cell table:formula="of:=[.E7]*[.I2]+[.F7]*[.I3]+[.G7]*[.I4]" office:value-type="float" office:value="3624" calcext:value-type="float">
            <text:p>3624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3624" calcext:value-type="float">
            <text:p>3624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formula="of:=[.A8]*[.E1]+[.B8]*[.E2]+[.C8]*[.E3]+[.D8]*[.E4]" office:value-type="float" office:value="334" calcext:value-type="float">
            <text:p>334</text:p>
          </table:table-cell>
          <table:table-cell table:formula="of:=[.A8]*[.F1]+[.B8]*[.F2]+[.C8]*[.F3]+[.D8]*[.F4]" office:value-type="float" office:value="392" calcext:value-type="float">
            <text:p>392</text:p>
          </table:table-cell>
          <table:table-cell table:formula="of:=[.A8]*[.G1]+[.B8]*[.G2]+[.C8]*[.G3]+[.D8]*[.G4]" office:value-type="float" office:value="450" calcext:value-type="float">
            <text:p>450</text:p>
          </table:table-cell>
          <table:table-cell table:formula="of:=[.E8]*[.H2]+[.F8]*[.H3]+[.G8]*[.H4]" office:value-type="float" office:value="3760" calcext:value-type="float">
            <text:p>3760</text:p>
          </table:table-cell>
          <table:table-cell table:formula="of:=[.E8]*[.I2]+[.F8]*[.I3]+[.G8]*[.I4]" office:value-type="float" office:value="4936" calcext:value-type="float">
            <text:p>4936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4936" calcext:value-type="float">
            <text:p>4936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formula="of:=[.A9]*[.E1]+[.B9]*[.E2]+[.C9]*[.E3]+[.D9]*[.E4]" office:value-type="float" office:value="422" calcext:value-type="float">
            <text:p>422</text:p>
          </table:table-cell>
          <table:table-cell table:formula="of:=[.A9]*[.F1]+[.B9]*[.F2]+[.C9]*[.F3]+[.D9]*[.F4]" office:value-type="float" office:value="496" calcext:value-type="float">
            <text:p>496</text:p>
          </table:table-cell>
          <table:table-cell table:formula="of:=[.A9]*[.G1]+[.B9]*[.G2]+[.C9]*[.G3]+[.D9]*[.G4]" office:value-type="float" office:value="570" calcext:value-type="float">
            <text:p>570</text:p>
          </table:table-cell>
          <table:table-cell table:formula="of:=[.E9]*[.H2]+[.F9]*[.H3]+[.G9]*[.H4]" office:value-type="float" office:value="4760" calcext:value-type="float">
            <text:p>4760</text:p>
          </table:table-cell>
          <table:table-cell table:formula="of:=[.E9]*[.I2]+[.F9]*[.I3]+[.G9]*[.I4]" office:value-type="float" office:value="6248" calcext:value-type="float">
            <text:p>6248</text:p>
          </table:table-cell>
          <table:table-cell/>
          <table:table-cell office:value-type="float" office:value="4760" calcext:value-type="float">
            <text:p>4760</text:p>
          </table:table-cell>
          <table:table-cell office:value-type="float" office:value="6248" calcext:value-type="float">
            <text:p>624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4 processes: 2 x 2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rocess 0</text:p>
          </table:table-cell>
          <table:table-cell table:number-columns-repeated="2"/>
          <table:table-cell office:value-type="string" calcext:value-type="string">
            <text:p>Process 2</text:p>
          </table:table-cell>
          <table:table-cell table:style-name="Default"/>
          <table:table-cell/>
          <table:table-cell table:style-name="ce14" office:value-type="string" calcext:value-type="string" table:number-columns-spanned="3" table:number-rows-spanned="1">
            <text:p>partially replicated</text:p>
          </table:table-cell>
          <table:covered-table-cell table:number-columns-repeated="2"/>
          <table:table-cell/>
          <table:table-cell table:style-name="ce14" office:value-type="string" calcext:value-type="string" table:number-columns-spanned="2" table:number-rows-spanned="1">
            <text:p>fully replicated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rocess 1</text:p>
          </table:table-cell>
          <table:table-cell table:number-columns-repeated="2"/>
          <table:table-cell office:value-type="string" calcext:value-type="string">
            <text:p>Process 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table:number-columns-repeated="4"/>
          <table:table-cell/>
          <table:table-cell table:style-name="ce4" table:number-columns-repeated="1019"/>
        </table:table-row>
        <table:table-row table:style-name="ro1">
          <table:table-cell table:style-name="ce14" office:value-type="string" calcext:value-type="string" table:number-columns-spanned="5" table:number-rows-spanned="1">
            <text:p>Process 0/Process 2</text:p>
          </table:table-cell>
          <table:covered-table-cell table:number-columns-repeated="3"/>
          <table:covered-table-cell table:style-name="Default"/>
          <table:table-cell/>
          <table:table-cell table:style-name="ce14" office:value-type="string" calcext:value-type="string" table:number-columns-spanned="5" table:number-rows-spanned="1">
            <text:p>Process 1/Process 3</text:p>
          </table:table-cell>
          <table:covered-table-cell table:number-columns-repeated="4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27]*[.D$24]+[.$B27]*[.D$25]+[.$C27]*[.D$26]" office:value-type="float" office:value="22" calcext:value-type="float">
            <text:p>22</text:p>
          </table:table-cell>
          <table:table-cell table:style-name="Default" table:formula="of:=[.$A27]*[.E$24]+[.$B27]*[.E$25]+[.$C27]*[.E$26]" office:value-type="float" office:value="28" calcext:value-type="float">
            <text:p>2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G27]*[.J$24]+[.$H27]*[.J$25]+[.$I27]*[.J$26]" office:value-type="float" office:value="76" calcext:value-type="float">
            <text:p>76</text:p>
          </table:table-cell>
          <table:table-cell table:formula="of:=[.$G27]*[.K$24]+[.$H27]*[.K$25]+[.$I27]*[.K$26]" office:value-type="float" office:value="100" calcext:value-type="float">
            <text:p>100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28]*[.D$24]+[.$B28]*[.D$25]+[.$C28]*[.D$26]" office:value-type="float" office:value="49" calcext:value-type="float">
            <text:p>49</text:p>
          </table:table-cell>
          <table:table-cell table:style-name="Default" table:formula="of:=[.$A28]*[.E$24]+[.$B28]*[.E$25]+[.$C28]*[.E$26]" office:value-type="float" office:value="64" calcext:value-type="float">
            <text:p>6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G28]*[.J$24]+[.$H28]*[.J$25]+[.$I28]*[.J$26]" office:value-type="float" office:value="103" calcext:value-type="float">
            <text:p>103</text:p>
          </table:table-cell>
          <table:table-cell table:formula="of:=[.$G28]*[.K$24]+[.$H28]*[.K$25]+[.$I28]*[.K$26]" office:value-type="float" office:value="136" calcext:value-type="float">
            <text:p>136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4" office:value-type="string" calcext:value-type="string" table:number-columns-spanned="5" table:number-rows-spanned="1">
            <text:p>Process 0</text:p>
          </table:table-cell>
          <table:covered-table-cell table:number-columns-repeated="3"/>
          <table:covered-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$A33]*[.C$31]+[.$B33]*[.C$32]" office:value-type="float" office:value="120" calcext:value-type="float">
            <text:p>120</text:p>
          </table:table-cell>
          <table:table-cell table:formula="of:=[.$A33]*[.D$31]+[.$B33]*[.D$32]" office:value-type="float" office:value="156" calcext:value-type="float">
            <text:p>156</text:p>
          </table:table-cell>
          <table:table-cell/>
          <table:table-cell table:formula="of:=[.C33]+[.C40]" office:value-type="float" office:value="760" calcext:value-type="float">
            <text:p>760</text:p>
          </table:table-cell>
          <table:table-cell table:formula="of:=[.D33]+[.D40]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$A34]*[.C$31]+[.$B34]*[.C$32]" office:value-type="float" office:value="404" calcext:value-type="float">
            <text:p>404</text:p>
          </table:table-cell>
          <table:table-cell table:formula="of:=[.$A34]*[.D$31]+[.$B34]*[.D$32]" office:value-type="float" office:value="524" calcext:value-type="float">
            <text:p>524</text:p>
          </table:table-cell>
          <table:table-cell/>
          <table:table-cell table:formula="of:=[.C34]+[.C41]" office:value-type="float" office:value="1760" calcext:value-type="float">
            <text:p>1760</text:p>
          </table:table-cell>
          <table:table-cell table:formula="of:=[.D34]+[.D41]" office:value-type="float" office:value="2312" calcext:value-type="float">
            <text:p>2312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[.$A35]*[.C$31]+[.$B35]*[.C$32]" office:value-type="float" office:value="688" calcext:value-type="float">
            <text:p>688</text:p>
          </table:table-cell>
          <table:table-cell table:formula="of:=[.$A35]*[.D$31]+[.$B35]*[.D$32]" office:value-type="float" office:value="892" calcext:value-type="float">
            <text:p>892</text:p>
          </table:table-cell>
          <table:table-cell/>
          <table:table-cell table:formula="of:=[.C35]+[.C42]" office:value-type="float" office:value="2760" calcext:value-type="float">
            <text:p>2760</text:p>
          </table:table-cell>
          <table:table-cell table:formula="of:=[.D35]+[.D42]" office:value-type="float" office:value="3624" calcext:value-type="float">
            <text:p>362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1">
            <text:p>Process 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$A40]*[.C$38]+[.$B40]*[.C$39]" office:value-type="float" office:value="640" calcext:value-type="float">
            <text:p>640</text:p>
          </table:table-cell>
          <table:table-cell table:formula="of:=[.$A40]*[.D$38]+[.$B40]*[.D$39]" office:value-type="float" office:value="844" calcext:value-type="float">
            <text:p>844</text:p>
          </table:table-cell>
          <table:table-cell/>
          <table:table-cell table:formula="of:=[.C33]+[.C40]" office:value-type="float" office:value="760" calcext:value-type="float">
            <text:p>760</text:p>
          </table:table-cell>
          <table:table-cell table:formula="of:=[.D33]+[.D40]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$A41]*[.C$38]+[.$B41]*[.C$39]" office:value-type="float" office:value="1356" calcext:value-type="float">
            <text:p>1356</text:p>
          </table:table-cell>
          <table:table-cell table:formula="of:=[.$A41]*[.D$38]+[.$B41]*[.D$39]" office:value-type="float" office:value="1788" calcext:value-type="float">
            <text:p>1788</text:p>
          </table:table-cell>
          <table:table-cell/>
          <table:table-cell table:formula="of:=[.C34]+[.C41]" office:value-type="float" office:value="1760" calcext:value-type="float">
            <text:p>1760</text:p>
          </table:table-cell>
          <table:table-cell table:formula="of:=[.D34]+[.D41]" office:value-type="float" office:value="2312" calcext:value-type="float">
            <text:p>2312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$A42]*[.C$38]+[.$B42]*[.C$39]" office:value-type="float" office:value="2072" calcext:value-type="float">
            <text:p>2072</text:p>
          </table:table-cell>
          <table:table-cell table:formula="of:=[.$A42]*[.D$38]+[.$B42]*[.D$39]" office:value-type="float" office:value="2732" calcext:value-type="float">
            <text:p>2732</text:p>
          </table:table-cell>
          <table:table-cell/>
          <table:table-cell table:formula="of:=[.C35]+[.C42]" office:value-type="float" office:value="2760" calcext:value-type="float">
            <text:p>2760</text:p>
          </table:table-cell>
          <table:table-cell table:formula="of:=[.D35]+[.D42]" office:value-type="float" office:value="3624" calcext:value-type="float">
            <text:p>362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5" table:number-rows-spanned="1">
            <text:p>Process 2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formula="of:=[.$A47]*[.C$45]+[.$B47]*[.C$46]" office:value-type="float" office:value="972" calcext:value-type="float">
            <text:p>972</text:p>
          </table:table-cell>
          <table:table-cell table:formula="of:=[.$A47]*[.D$45]+[.$B47]*[.D$46]" office:value-type="float" office:value="1260" calcext:value-type="float">
            <text:p>1260</text:p>
          </table:table-cell>
          <table:table-cell/>
          <table:table-cell table:formula="of:=[.C47]+[.C53]" office:value-type="float" office:value="3760" calcext:value-type="float">
            <text:p>3760</text:p>
          </table:table-cell>
          <table:table-cell table:formula="of:=[.D47]+[.D53]" office:value-type="float" office:value="4936" calcext:value-type="float">
            <text:p>4936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$A48]*[.C$45]+[.$B48]*[.C$46]" office:value-type="float" office:value="1256" calcext:value-type="float">
            <text:p>1256</text:p>
          </table:table-cell>
          <table:table-cell table:formula="of:=[.$A48]*[.D$45]+[.$B48]*[.D$46]" office:value-type="float" office:value="1628" calcext:value-type="float">
            <text:p>1628</text:p>
          </table:table-cell>
          <table:table-cell/>
          <table:table-cell table:formula="of:=[.C48]+[.C54]" office:value-type="float" office:value="4760" calcext:value-type="float">
            <text:p>4760</text:p>
          </table:table-cell>
          <table:table-cell table:formula="of:=[.D48]+[.D54]" office:value-type="float" office:value="6248" calcext:value-type="float">
            <text:p>62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5" table:number-rows-spanned="1">
            <text:p>Process 2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$A53]*[.C$51]+[.$B53]*[.C$52]" office:value-type="float" office:value="2788" calcext:value-type="float">
            <text:p>2788</text:p>
          </table:table-cell>
          <table:table-cell table:formula="of:=[.$A53]*[.D$51]+[.$B53]*[.D$52]" office:value-type="float" office:value="3676" calcext:value-type="float">
            <text:p>3676</text:p>
          </table:table-cell>
          <table:table-cell/>
          <table:table-cell table:formula="of:=[.C47]+[.C53]" office:value-type="float" office:value="3760" calcext:value-type="float">
            <text:p>3760</text:p>
          </table:table-cell>
          <table:table-cell table:formula="of:=[.D47]+[.D53]" office:value-type="float" office:value="4936" calcext:value-type="float">
            <text:p>4936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formula="of:=[.$A54]*[.C$51]+[.$B54]*[.C$52]" office:value-type="float" office:value="3504" calcext:value-type="float">
            <text:p>3504</text:p>
          </table:table-cell>
          <table:table-cell table:formula="of:=[.$A54]*[.D$51]+[.$B54]*[.D$52]" office:value-type="float" office:value="4620" calcext:value-type="float">
            <text:p>4620</text:p>
          </table:table-cell>
          <table:table-cell/>
          <table:table-cell table:formula="of:=[.C48]+[.C54]" office:value-type="float" office:value="4760" calcext:value-type="float">
            <text:p>4760</text:p>
          </table:table-cell>
          <table:table-cell table:formula="of:=[.D48]+[.D54]" office:value-type="float" office:value="6248" calcext:value-type="float">
            <text:p>62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</table:table>
      <table:table table:name="vanilla attention (single GPU)" table:style-name="ta1">
        <table:table-column table:style-name="co1" table:default-cell-style-name="ce4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H^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4]*[.D$1]+[.$B4]*[.D$2]+[.$C4]*[.D$3]" office:value-type="float" office:value="14" calcext:value-type="float">
            <text:p>14</text:p>
          </table:table-cell>
          <table:table-cell table:formula="of:=[.$A4]*[.E$1]+[.$B4]*[.E$2]+[.$C4]*[.E$3]" office:value-type="float" office:value="32" calcext:value-type="float">
            <text:p>32</text:p>
          </table:table-cell>
          <table:table-cell table:formula="of:=[.$A4]*[.F$1]+[.$B4]*[.F$2]+[.$C4]*[.F$3]" office:value-type="float" office:value="50" calcext:value-type="float">
            <text:p>50</text:p>
          </table:table-cell>
          <table:table-cell table:formula="of:=[.$A4]*[.G$1]+[.$B4]*[.G$2]+[.$C4]*[.G$3]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5]*[.D$1]+[.$B5]*[.D$2]+[.$C5]*[.D$3]" office:value-type="float" office:value="32" calcext:value-type="float">
            <text:p>32</text:p>
          </table:table-cell>
          <table:table-cell table:formula="of:=[.$A5]*[.E$1]+[.$B5]*[.E$2]+[.$C5]*[.E$3]" office:value-type="float" office:value="77" calcext:value-type="float">
            <text:p>77</text:p>
          </table:table-cell>
          <table:table-cell table:formula="of:=[.$A5]*[.F$1]+[.$B5]*[.F$2]+[.$C5]*[.F$3]" office:value-type="float" office:value="122" calcext:value-type="float">
            <text:p>122</text:p>
          </table:table-cell>
          <table:table-cell table:formula="of:=[.$A5]*[.G$1]+[.$B5]*[.G$2]+[.$C5]*[.G$3]"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6]*[.D$1]+[.$B6]*[.D$2]+[.$C6]*[.D$3]" office:value-type="float" office:value="50" calcext:value-type="float">
            <text:p>50</text:p>
          </table:table-cell>
          <table:table-cell table:formula="of:=[.$A6]*[.E$1]+[.$B6]*[.E$2]+[.$C6]*[.E$3]" office:value-type="float" office:value="122" calcext:value-type="float">
            <text:p>122</text:p>
          </table:table-cell>
          <table:table-cell table:formula="of:=[.$A6]*[.F$1]+[.$B6]*[.F$2]+[.$C6]*[.F$3]" office:value-type="float" office:value="194" calcext:value-type="float">
            <text:p>194</text:p>
          </table:table-cell>
          <table:table-cell table:formula="of:=[.$A6]*[.G$1]+[.$B6]*[.G$2]+[.$C6]*[.G$3]"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]*[.D$1]+[.$B7]*[.D$2]+[.$C7]*[.D$3]" office:value-type="float" office:value="68" calcext:value-type="float">
            <text:p>68</text:p>
          </table:table-cell>
          <table:table-cell table:formula="of:=[.$A7]*[.E$1]+[.$B7]*[.E$2]+[.$C7]*[.E$3]" office:value-type="float" office:value="167" calcext:value-type="float">
            <text:p>167</text:p>
          </table:table-cell>
          <table:table-cell table:formula="of:=[.$A7]*[.F$1]+[.$B7]*[.F$2]+[.$C7]*[.F$3]" office:value-type="float" office:value="266" calcext:value-type="float">
            <text:p>266</text:p>
          </table:table-cell>
          <table:table-cell table:formula="of:=[.$A7]*[.G$1]+[.$B7]*[.G$2]+[.$C7]*[.G$3]" office:value-type="float" office:value="365" calcext:value-type="float">
            <text:p>365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8" table:number-rows-spanned="1">
            <text:p>Hadamard product: A * (HH^T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Default"/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  <table:table-cell office:value-type="float" office:value="266" calcext:value-type="float">
            <text:p>266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A14]*[.E10]" office:value-type="float" office:value="14" calcext:value-type="float">
            <text:p>14</text:p>
          </table:table-cell>
          <table:table-cell table:formula="of:=[.B14]*[.F10]" office:value-type="float" office:value="64" calcext:value-type="float">
            <text:p>64</text:p>
          </table:table-cell>
          <table:table-cell table:formula="of:=[.C14]*[.G10]" office:value-type="float" office:value="150" calcext:value-type="float">
            <text:p>150</text:p>
          </table:table-cell>
          <table:table-cell table:formula="of:=[.D14]*[.H10]" office:value-type="float" office:value="272" calcext:value-type="float">
            <text:p>27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A15]*[.E11]" office:value-type="float" office:value="160" calcext:value-type="float">
            <text:p>160</text:p>
          </table:table-cell>
          <table:table-cell table:formula="of:=[.B15]*[.F11]" office:value-type="float" office:value="462" calcext:value-type="float">
            <text:p>462</text:p>
          </table:table-cell>
          <table:table-cell table:formula="of:=[.C15]*[.G11]" office:value-type="float" office:value="854" calcext:value-type="float">
            <text:p>854</text:p>
          </table:table-cell>
          <table:table-cell table:formula="of:=[.D15]*[.H11]" office:value-type="float" office:value="1336" calcext:value-type="float">
            <text:p>1336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A16]*[.E12]" office:value-type="float" office:value="450" calcext:value-type="float">
            <text:p>450</text:p>
          </table:table-cell>
          <table:table-cell table:formula="of:=[.B16]*[.F12]" office:value-type="float" office:value="1220" calcext:value-type="float">
            <text:p>1220</text:p>
          </table:table-cell>
          <table:table-cell table:formula="of:=[.C16]*[.G12]" office:value-type="float" office:value="2134" calcext:value-type="float">
            <text:p>2134</text:p>
          </table:table-cell>
          <table:table-cell table:formula="of:=[.D16]*[.H12]" office:value-type="float" office:value="3192" calcext:value-type="float">
            <text:p>319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A17]*[.E13]" office:value-type="float" office:value="884" calcext:value-type="float">
            <text:p>884</text:p>
          </table:table-cell>
          <table:table-cell table:formula="of:=[.B17]*[.F13]" office:value-type="float" office:value="2338" calcext:value-type="float">
            <text:p>2338</text:p>
          </table:table-cell>
          <table:table-cell table:formula="of:=[.C17]*[.G13]" office:value-type="float" office:value="3990" calcext:value-type="float">
            <text:p>3990</text:p>
          </table:table-cell>
          <table:table-cell table:formula="of:=[.D17]*[.H13]" office:value-type="float" office:value="5840" calcext:value-type="float">
            <text:p>5840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12"/>
          <table:table-cell table:number-columns-repeated="1011"/>
        </table:table-row>
        <table:table-row table:style-name="ro1">
          <table:table-cell table:style-name="ce14" office:value-type="string" calcext:value-type="string" table:number-columns-spanned="9" table:number-rows-spanned="1">
            <text:p>(A * (HH^T))HW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table:formula="of:=[.A24]*[.E20]+[.B24]*[.E21]+[.C24]*[.E22]+[.D24]*[.E23]" office:value-type="float" office:value="4040" calcext:value-type="float">
            <text:p>4040</text:p>
          </table:table-cell>
          <table:table-cell table:formula="of:=[.A24]*[.F20]+[.B24]*[.F21]+[.C24]*[.F22]+[.D24]*[.F23]" office:value-type="float" office:value="4540" calcext:value-type="float">
            <text:p>4540</text:p>
          </table:table-cell>
          <table:table-cell table:formula="of:=[.A24]*[.G20]+[.B24]*[.G21]+[.C24]*[.G22]+[.D24]*[.G23]" office:value-type="float" office:value="5040" calcext:value-type="float">
            <text:p>5040</text:p>
          </table:table-cell>
          <table:table-cell table:formula="of:=[.E24]*[.H21]+[.F24]*[.H22]+[.G24]*[.H23]" office:value-type="float" office:value="42860" calcext:value-type="float">
            <text:p>42860</text:p>
          </table:table-cell>
          <table:table-cell table:formula="of:=[.E24]*[.I21]+[.F24]*[.I22]+[.G24]*[.I23]" office:value-type="float" office:value="56480" calcext:value-type="float">
            <text:p>5648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462" calcext:value-type="float">
            <text:p>462</text:p>
          </table:table-cell>
          <table:table-cell office:value-type="float" office:value="854" calcext:value-type="float">
            <text:p>854</text:p>
          </table:table-cell>
          <table:table-cell office:value-type="float" office:value="1336" calcext:value-type="float">
            <text:p>1336</text:p>
          </table:table-cell>
          <table:table-cell table:formula="of:=[.A25]*[.E20]+[.B25]*[.E21]+[.C25]*[.E22]+[.D25]*[.E23]" office:value-type="float" office:value="21346" calcext:value-type="float">
            <text:p>21346</text:p>
          </table:table-cell>
          <table:table-cell table:formula="of:=[.A25]*[.F20]+[.B25]*[.F21]+[.C25]*[.F22]+[.D25]*[.F23]" office:value-type="float" office:value="24158" calcext:value-type="float">
            <text:p>24158</text:p>
          </table:table-cell>
          <table:table-cell table:formula="of:=[.A25]*[.G20]+[.B25]*[.G21]+[.C25]*[.G22]+[.D25]*[.G23]" office:value-type="float" office:value="26970" calcext:value-type="float">
            <text:p>26970</text:p>
          </table:table-cell>
          <table:table-cell table:formula="of:=[.E25]*[.H21]+[.F25]*[.H22]+[.G25]*[.H23]" office:value-type="float" office:value="228670" calcext:value-type="float">
            <text:p>228670</text:p>
          </table:table-cell>
          <table:table-cell table:formula="of:=[.E25]*[.I21]+[.F25]*[.I22]+[.G25]*[.I23]" office:value-type="float" office:value="301144" calcext:value-type="float">
            <text:p>301144</text:p>
          </table:table-cell>
          <table:table-cell table:number-columns-repeated="1015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office:value-type="float" office:value="1220" calcext:value-type="float">
            <text:p>1220</text:p>
          </table:table-cell>
          <table:table-cell office:value-type="float" office:value="2134" calcext:value-type="float">
            <text:p>2134</text:p>
          </table:table-cell>
          <table:table-cell office:value-type="float" office:value="3192" calcext:value-type="float">
            <text:p>3192</text:p>
          </table:table-cell>
          <table:table-cell table:formula="of:=[.A26]*[.E20]+[.B26]*[.E21]+[.C26]*[.E22]+[.D26]*[.E23]" office:value-type="float" office:value="52188" calcext:value-type="float">
            <text:p>52188</text:p>
          </table:table-cell>
          <table:table-cell table:formula="of:=[.A26]*[.F20]+[.B26]*[.F21]+[.C26]*[.F22]+[.D26]*[.F23]" office:value-type="float" office:value="59184" calcext:value-type="float">
            <text:p>59184</text:p>
          </table:table-cell>
          <table:table-cell table:formula="of:=[.A26]*[.G20]+[.B26]*[.G21]+[.C26]*[.G22]+[.D26]*[.G23]" office:value-type="float" office:value="66180" calcext:value-type="float">
            <text:p>66180</text:p>
          </table:table-cell>
          <table:table-cell table:formula="of:=[.E26]*[.H21]+[.F26]*[.H22]+[.G26]*[.H23]" office:value-type="float" office:value="560640" calcext:value-type="float">
            <text:p>560640</text:p>
          </table:table-cell>
          <table:table-cell table:formula="of:=[.E26]*[.I21]+[.F26]*[.I22]+[.G26]*[.I23]" office:value-type="float" office:value="738192" calcext:value-type="float">
            <text:p>738192</text:p>
          </table:table-cell>
          <table:table-cell table:number-columns-repeated="1015"/>
        </table:table-row>
        <table:table-row table:style-name="ro1">
          <table:table-cell table:style-name="Default" office:value-type="float" office:value="884" calcext:value-type="float">
            <text:p>884</text:p>
          </table:table-cell>
          <table:table-cell office:value-type="float" office:value="2338" calcext:value-type="float">
            <text:p>2338</text:p>
          </table:table-cell>
          <table:table-cell office:value-type="float" office:value="3990" calcext:value-type="float">
            <text:p>3990</text:p>
          </table:table-cell>
          <table:table-cell office:value-type="float" office:value="5840" calcext:value-type="float">
            <text:p>5840</text:p>
          </table:table-cell>
          <table:table-cell table:formula="of:=[.A27]*[.E20]+[.B27]*[.E21]+[.C27]*[.E22]+[.D27]*[.E23]" office:value-type="float" office:value="96566" calcext:value-type="float">
            <text:p>96566</text:p>
          </table:table-cell>
          <table:table-cell table:formula="of:=[.A27]*[.F20]+[.B27]*[.F21]+[.C27]*[.F22]+[.D27]*[.F23]" office:value-type="float" office:value="109618" calcext:value-type="float">
            <text:p>109618</text:p>
          </table:table-cell>
          <table:table-cell table:formula="of:=[.A27]*[.G20]+[.B27]*[.G21]+[.C27]*[.G22]+[.D27]*[.G23]" office:value-type="float" office:value="122670" calcext:value-type="float">
            <text:p>122670</text:p>
          </table:table-cell>
          <table:table-cell table:formula="of:=[.E27]*[.H21]+[.F27]*[.H22]+[.G27]*[.H23]" office:value-type="float" office:value="1038770" calcext:value-type="float">
            <text:p>1038770</text:p>
          </table:table-cell>
          <table:table-cell table:formula="of:=[.E27]*[.I21]+[.F27]*[.I22]+[.G27]*[.I23]" office:value-type="float" office:value="1367624" calcext:value-type="float">
            <text:p>1367624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Tau = 2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istributed HW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lculated multiple time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A34]*[.D31]+[.B34]*[.D32]+[.C34]*[.D33]" office:value-type="float" office:value="22" calcext:value-type="float">
            <text:p>22</text:p>
          </table:table-cell>
          <table:table-cell table:formula="of:=[.A34]*[.E31]+[.B34]*[.E32]+[.C34]*[.E33]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A35]*[.D31]+[.B35]*[.D32]+[.C35]*[.D33]" office:value-type="float" office:value="49" calcext:value-type="float">
            <text:p>49</text:p>
          </table:table-cell>
          <table:table-cell table:formula="of:=[.A35]*[.E31]+[.B35]*[.E32]+[.C35]*[.E33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A37]*[.D31]+[.B37]*[.D32]+[.C37]*[.D33]" office:value-type="float" office:value="76" calcext:value-type="float">
            <text:p>76</text:p>
          </table:table-cell>
          <table:table-cell table:formula="of:=[.A37]*[.E31]+[.B37]*[.E32]+[.C37]*[.E33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A38]*[.D31]+[.B38]*[.D32]+[.C38]*[.D33]" office:value-type="float" office:value="103" calcext:value-type="float">
            <text:p>103</text:p>
          </table:table-cell>
          <table:table-cell table:formula="of:=[.A38]*[.E31]+[.B38]*[.E32]+[.C38]*[.E33]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1" table:number-rows-spanned="1">
            <text:p>Round 1 Block 1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44]*[.D$41]+[.$B44]*[.D$42]+[.$C44]*[.D$43]" office:value-type="float" office:value="14" calcext:value-type="float">
            <text:p>14</text:p>
          </table:table-cell>
          <table:table-cell table:formula="of:=[.$A44]*[.E$41]+[.$B44]*[.E$42]+[.$C44]*[.E$43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45]*[.D$41]+[.$B45]*[.D$42]+[.$C45]*[.D$43]" office:value-type="float" office:value="32" calcext:value-type="float">
            <text:p>32</text:p>
          </table:table-cell>
          <table:table-cell table:formula="of:=[.$A45]*[.E$41]+[.$B45]*[.E$42]+[.$C45]*[.E$43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/>
          <table:table-cell table:style-name="ce4" table:number-columns-repeated="5"/>
          <table:table-cell table:style-name="ce6" office:value-type="string" calcext:value-type="string" table:number-columns-spanned="2" table:number-rows-spanned="1">
            <text:p>HW</text:p>
          </table:table-cell>
          <table:covered-table-cell table:style-name="ce4"/>
          <table:table-cell table:style-name="ce4" table:number-columns-repeated="1016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016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office:value-type="float" office:value="49" calcext:value-type="float">
            <text:p>49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D44]" office:value-type="float" office:value="14" calcext:value-type="float">
            <text:p>14</text:p>
          </table:table-cell>
          <table:table-cell table:formula="of:=[.E44]" office:value-type="float" office:value="32" calcext:value-type="float">
            <text:p>32</text:p>
          </table:table-cell>
          <table:table-cell table:formula="of:=[.A50]*[.C50]" office:value-type="float" office:value="14" calcext:value-type="float">
            <text:p>14</text:p>
          </table:table-cell>
          <table:table-cell table:formula="of:=[.B50]*[.D50]" office:value-type="float" office:value="64" calcext:value-type="float">
            <text:p>64</text:p>
          </table:table-cell>
          <table:table-cell table:formula="of:=[.$E50]*[.G$48]+[.$F50]*[.G$49]" office:value-type="float" office:value="3444" calcext:value-type="float">
            <text:p>3444</text:p>
          </table:table-cell>
          <table:table-cell table:formula="of:=[.$E50]*[.H$48]+[.$F50]*[.H$49]" office:value-type="float" office:value="4488" calcext:value-type="float">
            <text:p>4488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D45]" office:value-type="float" office:value="32" calcext:value-type="float">
            <text:p>32</text:p>
          </table:table-cell>
          <table:table-cell table:formula="of:=[.E45]" office:value-type="float" office:value="77" calcext:value-type="float">
            <text:p>77</text:p>
          </table:table-cell>
          <table:table-cell table:formula="of:=[.A51]*[.C51]" office:value-type="float" office:value="160" calcext:value-type="float">
            <text:p>160</text:p>
          </table:table-cell>
          <table:table-cell table:formula="of:=[.B51]*[.D51]" office:value-type="float" office:value="462" calcext:value-type="float">
            <text:p>462</text:p>
          </table:table-cell>
          <table:table-cell table:formula="of:=[.$E51]*[.G$48]+[.$F51]*[.G$49]" office:value-type="float" office:value="26158" calcext:value-type="float">
            <text:p>26158</text:p>
          </table:table-cell>
          <table:table-cell table:formula="of:=[.$E51]*[.H$48]+[.$F51]*[.H$49]" office:value-type="float" office:value="34048" calcext:value-type="float">
            <text:p>34048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1" table:number-rows-spanned="1">
            <text:p>Round 1 Block 2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57]*[.D$54]+[.$B57]*[.D$55]+[.$C57]*[.D$56]" office:value-type="float" office:value="50" calcext:value-type="float">
            <text:p>50</text:p>
          </table:table-cell>
          <table:table-cell table:formula="of:=[.$A57]*[.E$54]+[.$B57]*[.E$55]+[.$C57]*[.E$56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58]*[.D$54]+[.$B58]*[.D$55]+[.$C58]*[.D$56]" office:value-type="float" office:value="122" calcext:value-type="float">
            <text:p>122</text:p>
          </table:table-cell>
          <table:table-cell table:formula="of:=[.$A58]*[.E$54]+[.$B58]*[.E$55]+[.$C58]*[.E$56]" office:value-type="float" office:value="167" calcext:value-type="float">
            <text:p>167</text:p>
          </table:table-cell>
          <table:table-cell table:number-columns-repeated="6"/>
          <table:table-cell table:style-name="ce4"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/>
          <table:table-cell table:style-name="ce4" table:number-columns-repeated="5"/>
          <table:table-cell table:style-name="ce6" office:value-type="string" calcext:value-type="string" table:number-columns-spanned="2" table:number-rows-spanned="1">
            <text:p>HW</text:p>
          </table:table-cell>
          <table:covered-table-cell table:style-name="ce4"/>
          <table:table-cell table:style-name="ce4" table:number-columns-repeated="3"/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office:value-type="float" office:value="103" calcext:value-type="float">
            <text:p>103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D57]" office:value-type="float" office:value="50" calcext:value-type="float">
            <text:p>50</text:p>
          </table:table-cell>
          <table:table-cell table:formula="of:=[.E57]" office:value-type="float" office:value="68" calcext:value-type="float">
            <text:p>68</text:p>
          </table:table-cell>
          <table:table-cell table:formula="of:=[.A63]*[.C63]" office:value-type="float" office:value="150" calcext:value-type="float">
            <text:p>150</text:p>
          </table:table-cell>
          <table:table-cell table:formula="of:=[.B63]*[.D63]" office:value-type="float" office:value="272" calcext:value-type="float">
            <text:p>272</text:p>
          </table:table-cell>
          <table:table-cell table:formula="of:=[.$E63]*[.G$61]+[.$F63]*[.G$62]" office:value-type="float" office:value="39416" calcext:value-type="float">
            <text:p>39416</text:p>
          </table:table-cell>
          <table:table-cell table:formula="of:=[.$E63]*[.H$61]+[.$F63]*[.H$62]" office:value-type="float" office:value="51992" calcext:value-type="float">
            <text:p>51992</text:p>
          </table:table-cell>
          <table:table-cell/>
          <table:table-cell table:formula="of:=[.G50]+[.G63]" office:value-type="float" office:value="42860" calcext:value-type="float">
            <text:p>42860</text:p>
          </table:table-cell>
          <table:table-cell table:formula="of:=[.H50]+[.H63]" office:value-type="float" office:value="56480" calcext:value-type="float">
            <text:p>56480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D58]" office:value-type="float" office:value="122" calcext:value-type="float">
            <text:p>122</text:p>
          </table:table-cell>
          <table:table-cell table:formula="of:=[.E58]" office:value-type="float" office:value="167" calcext:value-type="float">
            <text:p>167</text:p>
          </table:table-cell>
          <table:table-cell table:formula="of:=[.A64]*[.C64]" office:value-type="float" office:value="854" calcext:value-type="float">
            <text:p>854</text:p>
          </table:table-cell>
          <table:table-cell table:formula="of:=[.B64]*[.D64]" office:value-type="float" office:value="1336" calcext:value-type="float">
            <text:p>1336</text:p>
          </table:table-cell>
          <table:table-cell table:formula="of:=[.$E64]*[.G$61]+[.$F64]*[.G$62]" office:value-type="float" office:value="202512" calcext:value-type="float">
            <text:p>202512</text:p>
          </table:table-cell>
          <table:table-cell table:formula="of:=[.$E64]*[.H$61]+[.$F64]*[.H$62]" office:value-type="float" office:value="267096" calcext:value-type="float">
            <text:p>267096</text:p>
          </table:table-cell>
          <table:table-cell/>
          <table:table-cell table:formula="of:=[.G51]+[.G64]" office:value-type="float" office:value="228670" calcext:value-type="float">
            <text:p>228670</text:p>
          </table:table-cell>
          <table:table-cell table:formula="of:=[.H51]+[.H64]" office:value-type="float" office:value="301144" calcext:value-type="float">
            <text:p>301144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1" table:number-rows-spanned="1">
            <text:p>Round 2 Block 1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70]*[.D$41]+[.$B70]*[.D$42]+[.$C70]*[.D$43]" office:value-type="float" office:value="50" calcext:value-type="float">
            <text:p>50</text:p>
          </table:table-cell>
          <table:table-cell table:formula="of:=[.$A70]*[.E$41]+[.$B70]*[.E$42]+[.$C70]*[.E$43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1]*[.D$41]+[.$B71]*[.D$42]+[.$C71]*[.D$43]" office:value-type="float" office:value="68" calcext:value-type="float">
            <text:p>68</text:p>
          </table:table-cell>
          <table:table-cell table:formula="of:=[.$A71]*[.E$41]+[.$B71]*[.E$42]+[.$C71]*[.E$43]"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10"/>
          <table:table-cell table:number-columns-repeated="1013"/>
        </table:table-row>
        <table:table-row table:style-name="ro1">
          <table:table-cell/>
          <table:table-cell table:style-name="ce4" table:number-columns-repeated="5"/>
          <table:table-cell table:style-name="ce6" office:value-type="string" calcext:value-type="string" table:number-columns-spanned="2" table:number-rows-spanned="1">
            <text:p>HW</text:p>
          </table:table-cell>
          <table:covered-table-cell table:style-name="ce4"/>
          <table:table-cell table:style-name="ce4" table:number-columns-repeated="3"/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office:value-type="float" office:value="49" calcext:value-type="float">
            <text:p>49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[.D70]" office:value-type="float" office:value="50" calcext:value-type="float">
            <text:p>50</text:p>
          </table:table-cell>
          <table:table-cell table:formula="of:=[.E70]" office:value-type="float" office:value="122" calcext:value-type="float">
            <text:p>122</text:p>
          </table:table-cell>
          <table:table-cell table:formula="of:=[.A76]*[.C76]" office:value-type="float" office:value="450" calcext:value-type="float">
            <text:p>450</text:p>
          </table:table-cell>
          <table:table-cell table:formula="of:=[.B76]*[.D76]" office:value-type="float" office:value="1220" calcext:value-type="float">
            <text:p>1220</text:p>
          </table:table-cell>
          <table:table-cell table:formula="of:=[.$E76]*[.G$48]+[.$F76]*[.G$49]" office:value-type="float" office:value="69680" calcext:value-type="float">
            <text:p>69680</text:p>
          </table:table-cell>
          <table:table-cell table:formula="of:=[.$E76]*[.H$48]+[.$F76]*[.H$49]" office:value-type="float" office:value="90680" calcext:value-type="float">
            <text:p>90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formula="of:=[.D71]" office:value-type="float" office:value="68" calcext:value-type="float">
            <text:p>68</text:p>
          </table:table-cell>
          <table:table-cell table:formula="of:=[.E71]" office:value-type="float" office:value="167" calcext:value-type="float">
            <text:p>167</text:p>
          </table:table-cell>
          <table:table-cell table:formula="of:=[.A77]*[.C77]" office:value-type="float" office:value="884" calcext:value-type="float">
            <text:p>884</text:p>
          </table:table-cell>
          <table:table-cell table:formula="of:=[.B77]*[.D77]" office:value-type="float" office:value="2338" calcext:value-type="float">
            <text:p>2338</text:p>
          </table:table-cell>
          <table:table-cell table:formula="of:=[.$E77]*[.G$48]+[.$F77]*[.G$49]" office:value-type="float" office:value="134010" calcext:value-type="float">
            <text:p>134010</text:p>
          </table:table-cell>
          <table:table-cell table:formula="of:=[.$E77]*[.H$48]+[.$F77]*[.H$49]" office:value-type="float" office:value="174384" calcext:value-type="float">
            <text:p>17438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1" table:number-rows-spanned="1">
            <text:p>Round 2 Block 2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83]*[.D$54]+[.$B83]*[.D$55]+[.$C83]*[.D$56]" office:value-type="float" office:value="194" calcext:value-type="float">
            <text:p>194</text:p>
          </table:table-cell>
          <table:table-cell table:formula="of:=[.$A83]*[.E$54]+[.$B83]*[.E$55]+[.$C83]*[.E$56]"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84]*[.D$54]+[.$B84]*[.D$55]+[.$C84]*[.D$56]" office:value-type="float" office:value="266" calcext:value-type="float">
            <text:p>266</text:p>
          </table:table-cell>
          <table:table-cell table:formula="of:=[.$A84]*[.E$54]+[.$B84]*[.E$55]+[.$C84]*[.E$56]"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10"/>
          <table:table-cell table:number-columns-repeated="1013"/>
        </table:table-row>
        <table:table-row table:style-name="ro1">
          <table:table-cell/>
          <table:table-cell table:style-name="ce4" table:number-columns-repeated="5"/>
          <table:table-cell table:style-name="ce6" office:value-type="string" calcext:value-type="string" table:number-columns-spanned="2" table:number-rows-spanned="1">
            <text:p>HW</text:p>
          </table:table-cell>
          <table:covered-table-cell table:style-name="ce4"/>
          <table:table-cell table:style-name="ce4" table:number-columns-repeated="3"/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office:value-type="float" office:value="103" calcext:value-type="float">
            <text:p>103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D83]" office:value-type="float" office:value="194" calcext:value-type="float">
            <text:p>194</text:p>
          </table:table-cell>
          <table:table-cell table:formula="of:=[.E83]" office:value-type="float" office:value="266" calcext:value-type="float">
            <text:p>266</text:p>
          </table:table-cell>
          <table:table-cell table:formula="of:=[.A89]*[.C89]" office:value-type="float" office:value="2134" calcext:value-type="float">
            <text:p>2134</text:p>
          </table:table-cell>
          <table:table-cell table:formula="of:=[.B89]*[.D89]" office:value-type="float" office:value="3192" calcext:value-type="float">
            <text:p>3192</text:p>
          </table:table-cell>
          <table:table-cell table:formula="of:=[.$E89]*[.G$61]+[.$F89]*[.G$62]" office:value-type="float" office:value="490960" calcext:value-type="float">
            <text:p>490960</text:p>
          </table:table-cell>
          <table:table-cell table:formula="of:=[.$E89]*[.H$61]+[.$F89]*[.H$62]" office:value-type="float" office:value="647512" calcext:value-type="float">
            <text:p>647512</text:p>
          </table:table-cell>
          <table:table-cell/>
          <table:table-cell table:formula="of:=[.G76]+[.G89]" office:value-type="float" office:value="560640" calcext:value-type="float">
            <text:p>560640</text:p>
          </table:table-cell>
          <table:table-cell table:formula="of:=[.H76]+[.H89]" office:value-type="float" office:value="738192" calcext:value-type="float">
            <text:p>738192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D84]" office:value-type="float" office:value="266" calcext:value-type="float">
            <text:p>266</text:p>
          </table:table-cell>
          <table:table-cell table:formula="of:=[.E84]" office:value-type="float" office:value="365" calcext:value-type="float">
            <text:p>365</text:p>
          </table:table-cell>
          <table:table-cell table:formula="of:=[.A90]*[.C90]" office:value-type="float" office:value="3990" calcext:value-type="float">
            <text:p>3990</text:p>
          </table:table-cell>
          <table:table-cell table:formula="of:=[.B90]*[.D90]" office:value-type="float" office:value="5840" calcext:value-type="float">
            <text:p>5840</text:p>
          </table:table-cell>
          <table:table-cell table:formula="of:=[.$E90]*[.G$61]+[.$F90]*[.G$62]" office:value-type="float" office:value="904760" calcext:value-type="float">
            <text:p>904760</text:p>
          </table:table-cell>
          <table:table-cell table:formula="of:=[.$E90]*[.H$61]+[.$F90]*[.H$62]" office:value-type="float" office:value="1193240" calcext:value-type="float">
            <text:p>1193240</text:p>
          </table:table-cell>
          <table:table-cell/>
          <table:table-cell table:formula="of:=[.G77]+[.G90]" office:value-type="float" office:value="1038770" calcext:value-type="float">
            <text:p>1038770</text:p>
          </table:table-cell>
          <table:table-cell table:formula="of:=[.H77]+[.H90]" office:value-type="float" office:value="1367624" calcext:value-type="float">
            <text:p>1367624</text:p>
          </table:table-cell>
          <table:table-cell table:number-columns-repeated="1013"/>
        </table:table-row>
      </table:table>
      <table:table table:name="vanilla attention (distributed CPU)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H^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4]*[.D$1]+[.$B4]*[.D$2]+[.$C4]*[.D$3]" office:value-type="float" office:value="14" calcext:value-type="float">
            <text:p>14</text:p>
          </table:table-cell>
          <table:table-cell table:formula="of:=[.$A4]*[.E$1]+[.$B4]*[.E$2]+[.$C4]*[.E$3]" office:value-type="float" office:value="32" calcext:value-type="float">
            <text:p>32</text:p>
          </table:table-cell>
          <table:table-cell table:formula="of:=[.$A4]*[.F$1]+[.$B4]*[.F$2]+[.$C4]*[.F$3]" office:value-type="float" office:value="50" calcext:value-type="float">
            <text:p>50</text:p>
          </table:table-cell>
          <table:table-cell table:formula="of:=[.$A4]*[.G$1]+[.$B4]*[.G$2]+[.$C4]*[.G$3]" office:value-type="float" office:value="68" calcext:value-type="float">
            <text:p>68</text:p>
          </table:table-cell>
          <table:table-cell table:formula="of:=[.$A4]*[.H$1]+[.$B4]*[.H$2]+[.$C4]*[.H$3]" office:value-type="float" office:value="86" calcext:value-type="float">
            <text:p>86</text:p>
          </table:table-cell>
          <table:table-cell table:formula="of:=[.$A4]*[.I$1]+[.$B4]*[.I$2]+[.$C4]*[.I$3]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5]*[.D$1]+[.$B5]*[.D$2]+[.$C5]*[.D$3]" office:value-type="float" office:value="32" calcext:value-type="float">
            <text:p>32</text:p>
          </table:table-cell>
          <table:table-cell table:formula="of:=[.$A5]*[.E$1]+[.$B5]*[.E$2]+[.$C5]*[.E$3]" office:value-type="float" office:value="77" calcext:value-type="float">
            <text:p>77</text:p>
          </table:table-cell>
          <table:table-cell table:formula="of:=[.$A5]*[.F$1]+[.$B5]*[.F$2]+[.$C5]*[.F$3]" office:value-type="float" office:value="122" calcext:value-type="float">
            <text:p>122</text:p>
          </table:table-cell>
          <table:table-cell table:formula="of:=[.$A5]*[.G$1]+[.$B5]*[.G$2]+[.$C5]*[.G$3]" office:value-type="float" office:value="167" calcext:value-type="float">
            <text:p>167</text:p>
          </table:table-cell>
          <table:table-cell table:formula="of:=[.$A5]*[.H$1]+[.$B5]*[.H$2]+[.$C5]*[.H$3]" office:value-type="float" office:value="212" calcext:value-type="float">
            <text:p>212</text:p>
          </table:table-cell>
          <table:table-cell table:formula="of:=[.$A5]*[.I$1]+[.$B5]*[.I$2]+[.$C5]*[.I$3]" office:value-type="float" office:value="257" calcext:value-type="float">
            <text:p>257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6]*[.D$1]+[.$B6]*[.D$2]+[.$C6]*[.D$3]" office:value-type="float" office:value="50" calcext:value-type="float">
            <text:p>50</text:p>
          </table:table-cell>
          <table:table-cell table:formula="of:=[.$A6]*[.E$1]+[.$B6]*[.E$2]+[.$C6]*[.E$3]" office:value-type="float" office:value="122" calcext:value-type="float">
            <text:p>122</text:p>
          </table:table-cell>
          <table:table-cell table:formula="of:=[.$A6]*[.F$1]+[.$B6]*[.F$2]+[.$C6]*[.F$3]" office:value-type="float" office:value="194" calcext:value-type="float">
            <text:p>194</text:p>
          </table:table-cell>
          <table:table-cell table:formula="of:=[.$A6]*[.G$1]+[.$B6]*[.G$2]+[.$C6]*[.G$3]" office:value-type="float" office:value="266" calcext:value-type="float">
            <text:p>266</text:p>
          </table:table-cell>
          <table:table-cell table:formula="of:=[.$A6]*[.H$1]+[.$B6]*[.H$2]+[.$C6]*[.H$3]" office:value-type="float" office:value="338" calcext:value-type="float">
            <text:p>338</text:p>
          </table:table-cell>
          <table:table-cell table:formula="of:=[.$A6]*[.I$1]+[.$B6]*[.I$2]+[.$C6]*[.I$3]" office:value-type="float" office:value="410" calcext:value-type="float">
            <text:p>410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]*[.D$1]+[.$B7]*[.D$2]+[.$C7]*[.D$3]" office:value-type="float" office:value="68" calcext:value-type="float">
            <text:p>68</text:p>
          </table:table-cell>
          <table:table-cell table:formula="of:=[.$A7]*[.E$1]+[.$B7]*[.E$2]+[.$C7]*[.E$3]" office:value-type="float" office:value="167" calcext:value-type="float">
            <text:p>167</text:p>
          </table:table-cell>
          <table:table-cell table:formula="of:=[.$A7]*[.F$1]+[.$B7]*[.F$2]+[.$C7]*[.F$3]" office:value-type="float" office:value="266" calcext:value-type="float">
            <text:p>266</text:p>
          </table:table-cell>
          <table:table-cell table:formula="of:=[.$A7]*[.G$1]+[.$B7]*[.G$2]+[.$C7]*[.G$3]" office:value-type="float" office:value="365" calcext:value-type="float">
            <text:p>365</text:p>
          </table:table-cell>
          <table:table-cell table:formula="of:=[.$A7]*[.H$1]+[.$B7]*[.H$2]+[.$C7]*[.H$3]" office:value-type="float" office:value="464" calcext:value-type="float">
            <text:p>464</text:p>
          </table:table-cell>
          <table:table-cell table:formula="of:=[.$A7]*[.I$1]+[.$B7]*[.I$2]+[.$C7]*[.I$3]" office:value-type="float" office:value="563" calcext:value-type="float">
            <text:p>563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formula="of:=[.$A8]*[.D$1]+[.$B8]*[.D$2]+[.$C8]*[.D$3]" office:value-type="float" office:value="86" calcext:value-type="float">
            <text:p>86</text:p>
          </table:table-cell>
          <table:table-cell table:formula="of:=[.$A8]*[.E$1]+[.$B8]*[.E$2]+[.$C8]*[.E$3]" office:value-type="float" office:value="212" calcext:value-type="float">
            <text:p>212</text:p>
          </table:table-cell>
          <table:table-cell table:formula="of:=[.$A8]*[.F$1]+[.$B8]*[.F$2]+[.$C8]*[.F$3]" office:value-type="float" office:value="338" calcext:value-type="float">
            <text:p>338</text:p>
          </table:table-cell>
          <table:table-cell table:formula="of:=[.$A8]*[.G$1]+[.$B8]*[.G$2]+[.$C8]*[.G$3]" office:value-type="float" office:value="464" calcext:value-type="float">
            <text:p>464</text:p>
          </table:table-cell>
          <table:table-cell table:formula="of:=[.$A8]*[.H$1]+[.$B8]*[.H$2]+[.$C8]*[.H$3]" office:value-type="float" office:value="590" calcext:value-type="float">
            <text:p>590</text:p>
          </table:table-cell>
          <table:table-cell table:formula="of:=[.$A8]*[.I$1]+[.$B8]*[.I$2]+[.$C8]*[.I$3]" office:value-type="float" office:value="716" calcext:value-type="float">
            <text:p>716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formula="of:=[.$A9]*[.D$1]+[.$B9]*[.D$2]+[.$C9]*[.D$3]" office:value-type="float" office:value="104" calcext:value-type="float">
            <text:p>104</text:p>
          </table:table-cell>
          <table:table-cell table:formula="of:=[.$A9]*[.E$1]+[.$B9]*[.E$2]+[.$C9]*[.E$3]" office:value-type="float" office:value="257" calcext:value-type="float">
            <text:p>257</text:p>
          </table:table-cell>
          <table:table-cell table:formula="of:=[.$A9]*[.F$1]+[.$B9]*[.F$2]+[.$C9]*[.F$3]" office:value-type="float" office:value="410" calcext:value-type="float">
            <text:p>410</text:p>
          </table:table-cell>
          <table:table-cell table:formula="of:=[.$A9]*[.G$1]+[.$B9]*[.G$2]+[.$C9]*[.G$3]" office:value-type="float" office:value="563" calcext:value-type="float">
            <text:p>563</text:p>
          </table:table-cell>
          <table:table-cell table:formula="of:=[.$A9]*[.H$1]+[.$B9]*[.H$2]+[.$C9]*[.H$3]" office:value-type="float" office:value="716" calcext:value-type="float">
            <text:p>716</text:p>
          </table:table-cell>
          <table:table-cell table:formula="of:=[.$A9]*[.I$1]+[.$B9]*[.I$2]+[.$C9]*[.I$3]" office:value-type="float" office:value="869" calcext:value-type="float">
            <text:p>86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2" table:number-rows-spanned="1">
            <text:p>Hadamard product: A * (HH^T)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  <table:table-cell office:value-type="float" office:value="266" calcext:value-type="float">
            <text:p>266</text:p>
          </table:table-cell>
          <table:table-cell office:value-type="float" office:value="338" calcext:value-type="float">
            <text:p>338</text:p>
          </table:table-cell>
          <table:table-cell office:value-type="float" office:value="410" calcext:value-type="float">
            <text:p>410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office:value-type="float" office:value="464" calcext:value-type="float">
            <text:p>464</text:p>
          </table:table-cell>
          <table:table-cell office:value-type="float" office:value="563" calcext:value-type="float">
            <text:p>56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338" calcext:value-type="float">
            <text:p>338</text:p>
          </table:table-cell>
          <table:table-cell office:value-type="float" office:value="464" calcext:value-type="float">
            <text:p>464</text:p>
          </table:table-cell>
          <table:table-cell office:value-type="float" office:value="590" calcext:value-type="float">
            <text:p>590</text:p>
          </table:table-cell>
          <table:table-cell office:value-type="float" office:value="716" calcext:value-type="float">
            <text:p>71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257" calcext:value-type="float">
            <text:p>257</text:p>
          </table:table-cell>
          <table:table-cell office:value-type="float" office:value="410" calcext:value-type="float">
            <text:p>410</text:p>
          </table:table-cell>
          <table:table-cell office:value-type="float" office:value="563" calcext:value-type="float">
            <text:p>563</text:p>
          </table:table-cell>
          <table:table-cell office:value-type="float" office:value="716" calcext:value-type="float">
            <text:p>716</text:p>
          </table:table-cell>
          <table:table-cell office:value-type="float" office:value="869" calcext:value-type="float">
            <text:p>869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A18]*[.G12]" office:value-type="float" office:value="14" calcext:value-type="float">
            <text:p>14</text:p>
          </table:table-cell>
          <table:table-cell table:formula="of:=[.B18]*[.H12]" office:value-type="float" office:value="64" calcext:value-type="float">
            <text:p>64</text:p>
          </table:table-cell>
          <table:table-cell table:formula="of:=[.C18]*[.I12]" office:value-type="float" office:value="150" calcext:value-type="float">
            <text:p>150</text:p>
          </table:table-cell>
          <table:table-cell table:formula="of:=[.D18]*[.J12]" office:value-type="float" office:value="272" calcext:value-type="float">
            <text:p>272</text:p>
          </table:table-cell>
          <table:table-cell table:formula="of:=[.E18]*[.K12]" office:value-type="float" office:value="430" calcext:value-type="float">
            <text:p>430</text:p>
          </table:table-cell>
          <table:table-cell table:formula="of:=[.F18]*[.L12]" office:value-type="float" office:value="624" calcext:value-type="float">
            <text:p>624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A19]*[.G13]" office:value-type="float" office:value="224" calcext:value-type="float">
            <text:p>224</text:p>
          </table:table-cell>
          <table:table-cell table:formula="of:=[.B19]*[.H13]" office:value-type="float" office:value="616" calcext:value-type="float">
            <text:p>616</text:p>
          </table:table-cell>
          <table:table-cell table:formula="of:=[.C19]*[.I13]" office:value-type="float" office:value="1098" calcext:value-type="float">
            <text:p>1098</text:p>
          </table:table-cell>
          <table:table-cell table:formula="of:=[.D19]*[.J13]" office:value-type="float" office:value="1670" calcext:value-type="float">
            <text:p>1670</text:p>
          </table:table-cell>
          <table:table-cell table:formula="of:=[.E19]*[.K13]" office:value-type="float" office:value="2332" calcext:value-type="float">
            <text:p>2332</text:p>
          </table:table-cell>
          <table:table-cell table:formula="of:=[.F19]*[.L13]" office:value-type="float" office:value="3084" calcext:value-type="float">
            <text:p>3084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A20]*[.G14]" office:value-type="float" office:value="650" calcext:value-type="float">
            <text:p>650</text:p>
          </table:table-cell>
          <table:table-cell table:formula="of:=[.B20]*[.H14]" office:value-type="float" office:value="1708" calcext:value-type="float">
            <text:p>1708</text:p>
          </table:table-cell>
          <table:table-cell table:formula="of:=[.C20]*[.I14]" office:value-type="float" office:value="2910" calcext:value-type="float">
            <text:p>2910</text:p>
          </table:table-cell>
          <table:table-cell table:formula="of:=[.D20]*[.J14]" office:value-type="float" office:value="4256" calcext:value-type="float">
            <text:p>4256</text:p>
          </table:table-cell>
          <table:table-cell table:formula="of:=[.E20]*[.K14]" office:value-type="float" office:value="5746" calcext:value-type="float">
            <text:p>5746</text:p>
          </table:table-cell>
          <table:table-cell table:formula="of:=[.F20]*[.L14]" office:value-type="float" office:value="7380" calcext:value-type="float">
            <text:p>7380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formula="of:=[.A21]*[.G15]" office:value-type="float" office:value="1292" calcext:value-type="float">
            <text:p>1292</text:p>
          </table:table-cell>
          <table:table-cell table:formula="of:=[.B21]*[.H15]" office:value-type="float" office:value="3340" calcext:value-type="float">
            <text:p>3340</text:p>
          </table:table-cell>
          <table:table-cell table:formula="of:=[.C21]*[.I15]" office:value-type="float" office:value="5586" calcext:value-type="float">
            <text:p>5586</text:p>
          </table:table-cell>
          <table:table-cell table:formula="of:=[.D21]*[.J15]" office:value-type="float" office:value="8030" calcext:value-type="float">
            <text:p>8030</text:p>
          </table:table-cell>
          <table:table-cell table:formula="of:=[.E21]*[.K15]" office:value-type="float" office:value="10672" calcext:value-type="float">
            <text:p>10672</text:p>
          </table:table-cell>
          <table:table-cell table:formula="of:=[.F21]*[.L15]" office:value-type="float" office:value="13512" calcext:value-type="float">
            <text:p>13512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formula="of:=[.A22]*[.G16]" office:value-type="float" office:value="2150" calcext:value-type="float">
            <text:p>2150</text:p>
          </table:table-cell>
          <table:table-cell table:formula="of:=[.B22]*[.H16]" office:value-type="float" office:value="5512" calcext:value-type="float">
            <text:p>5512</text:p>
          </table:table-cell>
          <table:table-cell table:formula="of:=[.C22]*[.I16]" office:value-type="float" office:value="9126" calcext:value-type="float">
            <text:p>9126</text:p>
          </table:table-cell>
          <table:table-cell table:formula="of:=[.D22]*[.J16]" office:value-type="float" office:value="12992" calcext:value-type="float">
            <text:p>12992</text:p>
          </table:table-cell>
          <table:table-cell table:formula="of:=[.E22]*[.K16]" office:value-type="float" office:value="17110" calcext:value-type="float">
            <text:p>17110</text:p>
          </table:table-cell>
          <table:table-cell table:formula="of:=[.F22]*[.L16]" office:value-type="float" office:value="21480" calcext:value-type="float">
            <text:p>21480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formula="of:=[.A23]*[.G17]" office:value-type="float" office:value="3224" calcext:value-type="float">
            <text:p>3224</text:p>
          </table:table-cell>
          <table:table-cell table:formula="of:=[.B23]*[.H17]" office:value-type="float" office:value="8224" calcext:value-type="float">
            <text:p>8224</text:p>
          </table:table-cell>
          <table:table-cell table:formula="of:=[.C23]*[.I17]" office:value-type="float" office:value="13530" calcext:value-type="float">
            <text:p>13530</text:p>
          </table:table-cell>
          <table:table-cell table:formula="of:=[.D23]*[.J17]" office:value-type="float" office:value="19142" calcext:value-type="float">
            <text:p>19142</text:p>
          </table:table-cell>
          <table:table-cell table:formula="of:=[.E23]*[.K17]" office:value-type="float" office:value="25060" calcext:value-type="float">
            <text:p>25060</text:p>
          </table:table-cell>
          <table:table-cell table:formula="of:=[.F23]*[.L17]" office:value-type="float" office:value="31284" calcext:value-type="float">
            <text:p>31284</text:p>
          </table:table-cell>
          <table:table-cell table:number-columns-repeated="1012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1" table:number-rows-spanned="1">
            <text:p>(A * (HH^T))HW</text:p>
          </table:table-cell>
          <table:covered-table-cell table:number-columns-repeated="10" table:style-name="ce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430" calcext:value-type="float">
            <text:p>430</text:p>
          </table:table-cell>
          <table:table-cell office:value-type="float" office:value="624" calcext:value-type="float">
            <text:p>624</text:p>
          </table:table-cell>
          <table:table-cell table:formula="of:=[.$A32]*[.G$26]+[.$B32]*[.G$27]+[.$C32]*[.G$28]+[.$D32]*[.G$29]+[.$E32]*[.G$30]+[.$F32]*[.G$31]" office:value-type="float" office:value="19614" calcext:value-type="float">
            <text:p>19614</text:p>
          </table:table-cell>
          <table:table-cell table:formula="of:=[.$A32]*[.H$26]+[.$B32]*[.H$27]+[.$C32]*[.H$28]+[.$D32]*[.H$29]+[.$E32]*[.H$30]+[.$F32]*[.H$31]" office:value-type="float" office:value="21168" calcext:value-type="float">
            <text:p>21168</text:p>
          </table:table-cell>
          <table:table-cell table:formula="of:=[.$A32]*[.I$26]+[.$B32]*[.I$27]+[.$C32]*[.I$28]+[.$D32]*[.I$29]+[.$E32]*[.I$30]+[.$F32]*[.I$31]" office:value-type="float" office:value="22722" calcext:value-type="float">
            <text:p>22722</text:p>
          </table:table-cell>
          <table:table-cell table:formula="of:=[.$G32]*[.J$29]+[.$H32]*[.J$30]+[.$I32]*[.J$31]" office:value-type="float" office:value="196728" calcext:value-type="float">
            <text:p>196728</text:p>
          </table:table-cell>
          <table:table-cell table:formula="of:=[.$G32]*[.K$29]+[.$H32]*[.K$30]+[.$I32]*[.K$31]" office:value-type="float" office:value="260232" calcext:value-type="float">
            <text:p>260232</text:p>
          </table:table-cell>
          <table:table-cell/>
          <table:table-cell office:value-type="float" office:value="196728" calcext:value-type="float">
            <text:p>196728</text:p>
          </table:table-cell>
          <table:table-cell office:value-type="float" office:value="260232" calcext:value-type="float">
            <text:p>260232</text:p>
          </table:table-cell>
          <table:table-cell table:number-columns-repeated="10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16" calcext:value-type="float">
            <text:p>616</text:p>
          </table:table-cell>
          <table:table-cell office:value-type="float" office:value="1098" calcext:value-type="float">
            <text:p>1098</text:p>
          </table:table-cell>
          <table:table-cell office:value-type="float" office:value="1670" calcext:value-type="float">
            <text:p>1670</text:p>
          </table:table-cell>
          <table:table-cell office:value-type="float" office:value="2332" calcext:value-type="float">
            <text:p>2332</text:p>
          </table:table-cell>
          <table:table-cell office:value-type="float" office:value="3084" calcext:value-type="float">
            <text:p>3084</text:p>
          </table:table-cell>
          <table:table-cell table:formula="of:=[.$A33]*[.G$26]+[.$B33]*[.G$27]+[.$C33]*[.G$28]+[.$D33]*[.G$29]+[.$E33]*[.G$30]+[.$F33]*[.G$31]" office:value-type="float" office:value="106734" calcext:value-type="float">
            <text:p>106734</text:p>
          </table:table-cell>
          <table:table-cell table:formula="of:=[.$A33]*[.H$26]+[.$B33]*[.H$27]+[.$C33]*[.H$28]+[.$D33]*[.H$29]+[.$E33]*[.H$30]+[.$F33]*[.H$31]" office:value-type="float" office:value="115758" calcext:value-type="float">
            <text:p>115758</text:p>
          </table:table-cell>
          <table:table-cell table:formula="of:=[.$A33]*[.I$26]+[.$B33]*[.I$27]+[.$C33]*[.I$28]+[.$D33]*[.I$29]+[.$E33]*[.I$30]+[.$F33]*[.I$31]" office:value-type="float" office:value="124782" calcext:value-type="float">
            <text:p>124782</text:p>
          </table:table-cell>
          <table:table-cell table:formula="of:=[.$G33]*[.J$29]+[.$H33]*[.J$30]+[.$I33]*[.J$31]" office:value-type="float" office:value="1077918" calcext:value-type="float">
            <text:p>1077918</text:p>
          </table:table-cell>
          <table:table-cell table:formula="of:=[.$G33]*[.K$29]+[.$H33]*[.K$30]+[.$I33]*[.K$31]" office:value-type="float" office:value="1425192" calcext:value-type="float">
            <text:p>1425192</text:p>
          </table:table-cell>
          <table:table-cell/>
          <table:table-cell office:value-type="float" office:value="1077918" calcext:value-type="float">
            <text:p>1077918</text:p>
          </table:table-cell>
          <table:table-cell office:value-type="float" office:value="1425192" calcext:value-type="float">
            <text:p>1425192</text:p>
          </table:table-cell>
          <table:table-cell table:number-columns-repeated="10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08" calcext:value-type="float">
            <text:p>1708</text:p>
          </table:table-cell>
          <table:table-cell office:value-type="float" office:value="2910" calcext:value-type="float">
            <text:p>2910</text:p>
          </table:table-cell>
          <table:table-cell office:value-type="float" office:value="4256" calcext:value-type="float">
            <text:p>4256</text:p>
          </table:table-cell>
          <table:table-cell office:value-type="float" office:value="5746" calcext:value-type="float">
            <text:p>5746</text:p>
          </table:table-cell>
          <table:table-cell office:value-type="float" office:value="7380" calcext:value-type="float">
            <text:p>7380</text:p>
          </table:table-cell>
          <table:table-cell table:formula="of:=[.$A34]*[.G$26]+[.$B34]*[.G$27]+[.$C34]*[.G$28]+[.$D34]*[.G$29]+[.$E34]*[.G$30]+[.$F34]*[.G$31]" office:value-type="float" office:value="263190" calcext:value-type="float">
            <text:p>263190</text:p>
          </table:table-cell>
          <table:table-cell table:formula="of:=[.$A34]*[.H$26]+[.$B34]*[.H$27]+[.$C34]*[.H$28]+[.$D34]*[.H$29]+[.$E34]*[.H$30]+[.$F34]*[.H$31]" office:value-type="float" office:value="285840" calcext:value-type="float">
            <text:p>285840</text:p>
          </table:table-cell>
          <table:table-cell table:formula="of:=[.$A34]*[.I$26]+[.$B34]*[.I$27]+[.$C34]*[.I$28]+[.$D34]*[.I$29]+[.$E34]*[.I$30]+[.$F34]*[.I$31]" office:value-type="float" office:value="308490" calcext:value-type="float">
            <text:p>308490</text:p>
          </table:table-cell>
          <table:table-cell table:formula="of:=[.$G34]*[.J$29]+[.$H34]*[.J$30]+[.$I34]*[.J$31]" office:value-type="float" office:value="2663160" calcext:value-type="float">
            <text:p>2663160</text:p>
          </table:table-cell>
          <table:table-cell table:formula="of:=[.$G34]*[.K$29]+[.$H34]*[.K$30]+[.$I34]*[.K$31]" office:value-type="float" office:value="3520680" calcext:value-type="float">
            <text:p>3520680</text:p>
          </table:table-cell>
          <table:table-cell/>
          <table:table-cell office:value-type="float" office:value="2663160" calcext:value-type="float">
            <text:p>2663160</text:p>
          </table:table-cell>
          <table:table-cell office:value-type="float" office:value="3520680" calcext:value-type="float">
            <text:p>3520680</text:p>
          </table:table-cell>
          <table:table-cell table:number-columns-repeated="1010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340" calcext:value-type="float">
            <text:p>3340</text:p>
          </table:table-cell>
          <table:table-cell office:value-type="float" office:value="5586" calcext:value-type="float">
            <text:p>5586</text:p>
          </table:table-cell>
          <table:table-cell office:value-type="float" office:value="8030" calcext:value-type="float">
            <text:p>8030</text:p>
          </table:table-cell>
          <table:table-cell office:value-type="float" office:value="10672" calcext:value-type="float">
            <text:p>10672</text:p>
          </table:table-cell>
          <table:table-cell office:value-type="float" office:value="13512" calcext:value-type="float">
            <text:p>13512</text:p>
          </table:table-cell>
          <table:table-cell table:formula="of:=[.$A35]*[.G$26]+[.$B35]*[.G$27]+[.$C35]*[.G$28]+[.$D35]*[.G$29]+[.$E35]*[.G$30]+[.$F35]*[.G$31]" office:value-type="float" office:value="488982" calcext:value-type="float">
            <text:p>488982</text:p>
          </table:table-cell>
          <table:table-cell table:formula="of:=[.$A35]*[.H$26]+[.$B35]*[.H$27]+[.$C35]*[.H$28]+[.$D35]*[.H$29]+[.$E35]*[.H$30]+[.$F35]*[.H$31]" office:value-type="float" office:value="531414" calcext:value-type="float">
            <text:p>531414</text:p>
          </table:table-cell>
          <table:table-cell table:formula="of:=[.$A35]*[.I$26]+[.$B35]*[.I$27]+[.$C35]*[.I$28]+[.$D35]*[.I$29]+[.$E35]*[.I$30]+[.$F35]*[.I$31]" office:value-type="float" office:value="573846" calcext:value-type="float">
            <text:p>573846</text:p>
          </table:table-cell>
          <table:table-cell table:formula="of:=[.$G35]*[.J$29]+[.$H35]*[.J$30]+[.$I35]*[.J$31]" office:value-type="float" office:value="4952454" calcext:value-type="float">
            <text:p>4952454</text:p>
          </table:table-cell>
          <table:table-cell table:formula="of:=[.$G35]*[.K$29]+[.$H35]*[.K$30]+[.$I35]*[.K$31]" office:value-type="float" office:value="6546696" calcext:value-type="float">
            <text:p>6546696</text:p>
          </table:table-cell>
          <table:table-cell/>
          <table:table-cell office:value-type="float" office:value="4952454" calcext:value-type="float">
            <text:p>4952454</text:p>
          </table:table-cell>
          <table:table-cell office:value-type="float" office:value="6546696" calcext:value-type="float">
            <text:p>6546696</text:p>
          </table:table-cell>
          <table:table-cell table:number-columns-repeated="1010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512" calcext:value-type="float">
            <text:p>5512</text:p>
          </table:table-cell>
          <table:table-cell office:value-type="float" office:value="9126" calcext:value-type="float">
            <text:p>9126</text:p>
          </table:table-cell>
          <table:table-cell office:value-type="float" office:value="12992" calcext:value-type="float">
            <text:p>12992</text:p>
          </table:table-cell>
          <table:table-cell office:value-type="float" office:value="17110" calcext:value-type="float">
            <text:p>17110</text:p>
          </table:table-cell>
          <table:table-cell office:value-type="float" office:value="21480" calcext:value-type="float">
            <text:p>21480</text:p>
          </table:table-cell>
          <table:table-cell table:formula="of:=[.$A36]*[.G$26]+[.$B36]*[.G$27]+[.$C36]*[.G$28]+[.$D36]*[.G$29]+[.$E36]*[.G$30]+[.$F36]*[.G$31]" office:value-type="float" office:value="784110" calcext:value-type="float">
            <text:p>784110</text:p>
          </table:table-cell>
          <table:table-cell table:formula="of:=[.$A36]*[.H$26]+[.$B36]*[.H$27]+[.$C36]*[.H$28]+[.$D36]*[.H$29]+[.$E36]*[.H$30]+[.$F36]*[.H$31]" office:value-type="float" office:value="852480" calcext:value-type="float">
            <text:p>852480</text:p>
          </table:table-cell>
          <table:table-cell table:formula="of:=[.$A36]*[.I$26]+[.$B36]*[.I$27]+[.$C36]*[.I$28]+[.$D36]*[.I$29]+[.$E36]*[.I$30]+[.$F36]*[.I$31]" office:value-type="float" office:value="920850" calcext:value-type="float">
            <text:p>920850</text:p>
          </table:table-cell>
          <table:table-cell table:formula="of:=[.$G36]*[.J$29]+[.$H36]*[.J$30]+[.$I36]*[.J$31]" office:value-type="float" office:value="7945800" calcext:value-type="float">
            <text:p>7945800</text:p>
          </table:table-cell>
          <table:table-cell table:formula="of:=[.$G36]*[.K$29]+[.$H36]*[.K$30]+[.$I36]*[.K$31]" office:value-type="float" office:value="10503240" calcext:value-type="float">
            <text:p>10503240</text:p>
          </table:table-cell>
          <table:table-cell/>
          <table:table-cell office:value-type="float" office:value="7945800" calcext:value-type="float">
            <text:p>7945800</text:p>
          </table:table-cell>
          <table:table-cell office:value-type="float" office:value="10503240" calcext:value-type="float">
            <text:p>10503240</text:p>
          </table:table-cell>
          <table:table-cell table:number-columns-repeated="1010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8224" calcext:value-type="float">
            <text:p>8224</text:p>
          </table:table-cell>
          <table:table-cell office:value-type="float" office:value="13530" calcext:value-type="float">
            <text:p>13530</text:p>
          </table:table-cell>
          <table:table-cell office:value-type="float" office:value="19142" calcext:value-type="float">
            <text:p>19142</text:p>
          </table:table-cell>
          <table:table-cell office:value-type="float" office:value="25060" calcext:value-type="float">
            <text:p>25060</text:p>
          </table:table-cell>
          <table:table-cell office:value-type="float" office:value="31284" calcext:value-type="float">
            <text:p>31284</text:p>
          </table:table-cell>
          <table:table-cell table:formula="of:=[.$A37]*[.G$26]+[.$B37]*[.G$27]+[.$C37]*[.G$28]+[.$D37]*[.G$29]+[.$E37]*[.G$30]+[.$F37]*[.G$31]" office:value-type="float" office:value="1148574" calcext:value-type="float">
            <text:p>1148574</text:p>
          </table:table-cell>
          <table:table-cell table:formula="of:=[.$A37]*[.H$26]+[.$B37]*[.H$27]+[.$C37]*[.H$28]+[.$D37]*[.H$29]+[.$E37]*[.H$30]+[.$F37]*[.H$31]" office:value-type="float" office:value="1249038" calcext:value-type="float">
            <text:p>1249038</text:p>
          </table:table-cell>
          <table:table-cell table:formula="of:=[.$A37]*[.I$26]+[.$B37]*[.I$27]+[.$C37]*[.I$28]+[.$D37]*[.I$29]+[.$E37]*[.I$30]+[.$F37]*[.I$31]" office:value-type="float" office:value="1349502" calcext:value-type="float">
            <text:p>1349502</text:p>
          </table:table-cell>
          <table:table-cell table:formula="of:=[.$G37]*[.J$29]+[.$H37]*[.J$30]+[.$I37]*[.J$31]" office:value-type="float" office:value="11643198" calcext:value-type="float">
            <text:p>11643198</text:p>
          </table:table-cell>
          <table:table-cell table:formula="of:=[.$G37]*[.K$29]+[.$H37]*[.K$30]+[.$I37]*[.K$31]" office:value-type="float" office:value="15390312" calcext:value-type="float">
            <text:p>15390312</text:p>
          </table:table-cell>
          <table:table-cell/>
          <table:table-cell office:value-type="float" office:value="11643198" calcext:value-type="float">
            <text:p>11643198</text:p>
          </table:table-cell>
          <table:table-cell office:value-type="float" office:value="15390312" calcext:value-type="float">
            <text:p>1539031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 processes: 3 x 3</text:p>
          </table:table-cell>
          <table:table-cell table:number-columns-repeated="1023"/>
        </table:table-row>
        <table:table-row table:style-name="ro1">
          <table:table-cell table:number-columns-repeated="13"/>
          <table:table-cell office:value-type="string" calcext:value-type="string">
            <text:p>transpo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cess 0</text:p>
          </table:table-cell>
          <table:table-cell table:number-columns-repeated="3"/>
          <table:table-cell office:value-type="string" calcext:value-type="string">
            <text:p>Process 3</text:p>
          </table:table-cell>
          <table:table-cell table:number-columns-repeated="2"/>
          <table:table-cell table:style-name="ce4"/>
          <table:table-cell office:value-type="string" calcext:value-type="string">
            <text:p>Process 6</text:p>
          </table:table-cell>
          <table:table-cell table:number-columns-repeated="3"/>
          <table:table-cell table:style-name="ce14" office:value-type="string" calcext:value-type="string" table:number-columns-spanned="3" table:number-rows-spanned="1">
            <text:p>partially replicated</text:p>
          </table:table-cell>
          <table:covered-table-cell table:number-columns-repeated="2"/>
          <table:table-cell/>
          <table:table-cell table:style-name="ce6" table:number-columns-spanned="2" table:number-rows-spanned="1"/>
          <table:covered-table-cell table:style-name="ce4"/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 table:number-columns-repeated="2"/>
          <table:table-cell table:number-columns-repeated="1006"/>
        </table:table-row>
        <table:table-row table:style-name="ro1"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cess 1</text:p>
          </table:table-cell>
          <table:table-cell table:number-columns-repeated="3"/>
          <table:table-cell office:value-type="string" calcext:value-type="string">
            <text:p>Process 4</text:p>
          </table:table-cell>
          <table:table-cell table:number-columns-repeated="2"/>
          <table:table-cell table:style-name="ce4"/>
          <table:table-cell office:value-type="string" calcext:value-type="string">
            <text:p>Process 7</text:p>
          </table:table-cell>
          <table:table-cell/>
          <table:table-cell table:style-name="ce4"/>
          <table:table-cell table:number-columns-repeated="5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cess 2</text:p>
          </table:table-cell>
          <table:table-cell table:number-columns-repeated="3"/>
          <table:table-cell office:value-type="string" calcext:value-type="string">
            <text:p>Process 5</text:p>
          </table:table-cell>
          <table:table-cell table:number-columns-repeated="2"/>
          <table:table-cell table:style-name="ce4"/>
          <table:table-cell office:value-type="string" calcext:value-type="string">
            <text:p>Process 8</text:p>
          </table:table-cell>
          <table:table-cell/>
          <table:table-cell table:style-name="ce4"/>
          <table:table-cell table:number-columns-repeated="5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1">
          <table:table-cell table:number-columns-repeated="7"/>
          <table:table-cell table:style-name="ce4"/>
          <table:table-cell table:number-columns-repeated="8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1">
          <table:table-cell table:number-columns-repeated="13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4" office:value-type="string" calcext:value-type="string" table:number-columns-spanned="2" table:number-rows-spanned="1">
            <text:p>fully replicated</text:p>
          </table:table-cell>
          <table:covered-table-cell/>
          <table:table-cell table:number-columns-repeated="11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1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Process 0/3/6</text:p>
          </table:table-cell>
          <table:covered-table-cell table:number-columns-repeated="4" table:style-name="ce4"/>
          <table:table-cell table:style-name="ce4"/>
          <table:table-cell table:style-name="ce10" office:value-type="string" calcext:value-type="string" table:number-columns-spanned="5" table:number-rows-spanned="1">
            <text:p>Process 1/4/7</text:p>
          </table:table-cell>
          <table:covered-table-cell table:number-columns-repeated="4" table:style-name="ce4"/>
          <table:table-cell table:style-name="ce4"/>
          <table:table-cell table:style-name="ce10" office:value-type="string" calcext:value-type="string" table:number-columns-spanned="5" table:number-rows-spanned="1">
            <text:p>Process 2/5/8</text:p>
          </table:table-cell>
          <table:covered-table-cell table:number-columns-repeated="4" table:style-name="ce4"/>
          <table:table-cell table:style-name="ce4" table:number-columns-repeated="1007"/>
        </table:table-row>
        <table:table-row table:style-name="ro1"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formula="of:=[.$A67]*[.D$64]+[.$B67]*[.D$65]+[.$C67]*[.D$66]" office:value-type="float" office:value="22" calcext:value-type="float">
            <text:p>22</text:p>
          </table:table-cell>
          <table:table-cell table:style-name="ce4" table:formula="of:=[.$A67]*[.E$64]+[.$B67]*[.E$65]+[.$C67]*[.E$66]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4" table:formula="of:=[.$G67]*[.J$64]+[.$H67]*[.J$65]+[.$I67]*[.J$66]" office:value-type="float" office:value="76" calcext:value-type="float">
            <text:p>76</text:p>
          </table:table-cell>
          <table:table-cell table:style-name="ce4" table:formula="of:=[.$G67]*[.K$64]+[.$H67]*[.K$65]+[.$I67]*[.K$66]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$M67]*[.P$64]+[.$N67]*[.P$65]+[.$O67]*[.P$66]" office:value-type="float" office:value="130" calcext:value-type="float">
            <text:p>130</text:p>
          </table:table-cell>
          <table:table-cell table:style-name="ce4" table:formula="of:=[.$M67]*[.Q$64]+[.$N67]*[.Q$65]+[.$O67]*[.Q$66]" office:value-type="float" office:value="172" calcext:value-type="float">
            <text:p>172</text:p>
          </table:table-cell>
          <table:table-cell table:style-name="ce4"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table:formula="of:=[.$A68]*[.D$64]+[.$B68]*[.D$65]+[.$C68]*[.D$66]" office:value-type="float" office:value="49" calcext:value-type="float">
            <text:p>49</text:p>
          </table:table-cell>
          <table:table-cell table:style-name="ce4" table:formula="of:=[.$A68]*[.E$64]+[.$B68]*[.E$65]+[.$C68]*[.E$66]" office:value-type="float" office:value="64" calcext:value-type="float">
            <text:p>64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[.$G68]*[.J$64]+[.$H68]*[.J$65]+[.$I68]*[.J$66]" office:value-type="float" office:value="103" calcext:value-type="float">
            <text:p>103</text:p>
          </table:table-cell>
          <table:table-cell table:style-name="ce4" table:formula="of:=[.$G68]*[.K$64]+[.$H68]*[.K$65]+[.$I68]*[.K$66]" office:value-type="float" office:value="136" calcext:value-type="float">
            <text:p>136</text:p>
          </table:table-cell>
          <table:table-cell table:style-name="ce4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[.$M68]*[.P$64]+[.$N68]*[.P$65]+[.$O68]*[.P$66]" office:value-type="float" office:value="157" calcext:value-type="float">
            <text:p>157</text:p>
          </table:table-cell>
          <table:table-cell table:style-name="ce4" table:formula="of:=[.$M68]*[.Q$64]+[.$N68]*[.Q$65]+[.$O68]*[.Q$66]" office:value-type="float" office:value="208" calcext:value-type="float">
            <text:p>208</text:p>
          </table:table-cell>
          <table:table-cell table:style-name="ce4" table:number-columns-repeated="1007"/>
        </table:table-row>
        <table:table-row table:style-name="ro1" table:number-rows-repeated="2">
          <table:table-cell table:style-name="ce4" table:number-columns-repeated="1024"/>
        </table:table-row>
        <table:table-row table:style-name="ro1">
          <table:table-cell table:number-columns-repeated="13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6" table:number-rows-spanned="1">
            <text:p>Process 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76]*[.D$73]+[.$B76]*[.D$74]+[.$C76]*[.D$75]" office:value-type="float" office:value="14" calcext:value-type="float">
            <text:p>14</text:p>
          </table:table-cell>
          <table:table-cell table:formula="of:=[.$A76]*[.E$73]+[.$B76]*[.E$74]+[.$C76]*[.E$75]" office:value-type="float" office:value="32" calcext:value-type="float">
            <text:p>32</text:p>
          </table:table-cell>
          <table:table-cell/>
          <table:table-cell table:formula="of:=[.E80]" office:value-type="float" office:value="14" calcext:value-type="float">
            <text:p>14</text:p>
          </table:table-cell>
          <table:table-cell table:formula="of:=[.F80]" office:value-type="float" office:value="64" calcext:value-type="float">
            <text:p>64</text:p>
          </table:table-cell>
          <table:table-cell table:formula="of:=[.$G76]*[.I$74]+[.$H76]*[.I$75]" office:value-type="float" office:value="3444" calcext:value-type="float">
            <text:p>3444</text:p>
          </table:table-cell>
          <table:table-cell table:formula="of:=[.$G76]*[.J$74]+[.$H76]*[.J$75]" office:value-type="float" office:value="4488" calcext:value-type="float">
            <text:p>4488</text:p>
          </table:table-cell>
          <table:table-cell/>
          <table:table-cell table:formula="of:=[.I76]+[.I87]+[.I98]" office:value-type="float" office:value="196728" calcext:value-type="float">
            <text:p>196728</text:p>
          </table:table-cell>
          <table:table-cell table:formula="of:=[.J76]+[.J87]+[.J98]" office:value-type="float" office:value="260232" calcext:value-type="float">
            <text:p>260232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77]*[.D$73]+[.$B77]*[.D$74]+[.$C77]*[.D$75]" office:value-type="float" office:value="32" calcext:value-type="float">
            <text:p>32</text:p>
          </table:table-cell>
          <table:table-cell table:formula="of:=[.$A77]*[.E$73]+[.$B77]*[.E$74]+[.$C77]*[.E$75]" office:value-type="float" office:value="77" calcext:value-type="float">
            <text:p>77</text:p>
          </table:table-cell>
          <table:table-cell/>
          <table:table-cell table:formula="of:=[.E81]" office:value-type="float" office:value="224" calcext:value-type="float">
            <text:p>224</text:p>
          </table:table-cell>
          <table:table-cell table:formula="of:=[.F81]" office:value-type="float" office:value="616" calcext:value-type="float">
            <text:p>616</text:p>
          </table:table-cell>
          <table:table-cell table:formula="of:=[.$G77]*[.I$74]+[.$H77]*[.I$75]" office:value-type="float" office:value="35112" calcext:value-type="float">
            <text:p>35112</text:p>
          </table:table-cell>
          <table:table-cell table:formula="of:=[.$G77]*[.J$74]+[.$H77]*[.J$75]" office:value-type="float" office:value="45696" calcext:value-type="float">
            <text:p>45696</text:p>
          </table:table-cell>
          <table:table-cell/>
          <table:table-cell table:formula="of:=[.I77]+[.I88]+[.I99]" office:value-type="float" office:value="1077918" calcext:value-type="float">
            <text:p>1077918</text:p>
          </table:table-cell>
          <table:table-cell table:formula="of:=[.J77]+[.J88]+[.J99]" office:value-type="float" office:value="1425192" calcext:value-type="float">
            <text:p>14251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D76]" office:value-type="float" office:value="14" calcext:value-type="float">
            <text:p>14</text:p>
          </table:table-cell>
          <table:table-cell table:formula="of:=[.E76]" office:value-type="float" office:value="32" calcext:value-type="float">
            <text:p>32</text:p>
          </table:table-cell>
          <table:table-cell table:formula="of:=[.A80]*[.C80]" office:value-type="float" office:value="14" calcext:value-type="float">
            <text:p>14</text:p>
          </table:table-cell>
          <table:table-cell table:formula="of:=[.B80]*[.D8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D77]" office:value-type="float" office:value="32" calcext:value-type="float">
            <text:p>32</text:p>
          </table:table-cell>
          <table:table-cell table:formula="of:=[.E77]" office:value-type="float" office:value="77" calcext:value-type="float">
            <text:p>77</text:p>
          </table:table-cell>
          <table:table-cell table:formula="of:=[.A81]*[.C81]" office:value-type="float" office:value="224" calcext:value-type="float">
            <text:p>224</text:p>
          </table:table-cell>
          <table:table-cell table:formula="of:=[.B81]*[.D81]" office:value-type="float" office:value="616" calcext:value-type="float">
            <text:p>6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87]*[.D$84]+[.$B87]*[.D$85]+[.$C87]*[.D$86]" office:value-type="float" office:value="50" calcext:value-type="float">
            <text:p>50</text:p>
          </table:table-cell>
          <table:table-cell table:formula="of:=[.$A87]*[.E$84]+[.$B87]*[.E$85]+[.$C87]*[.E$86]" office:value-type="float" office:value="68" calcext:value-type="float">
            <text:p>68</text:p>
          </table:table-cell>
          <table:table-cell/>
          <table:table-cell table:formula="of:=[.E91]" office:value-type="float" office:value="150" calcext:value-type="float">
            <text:p>150</text:p>
          </table:table-cell>
          <table:table-cell table:formula="of:=[.F91]" office:value-type="float" office:value="272" calcext:value-type="float">
            <text:p>272</text:p>
          </table:table-cell>
          <table:table-cell table:formula="of:=[.$G87]*[.I$85]+[.$H87]*[.I$86]" office:value-type="float" office:value="39416" calcext:value-type="float">
            <text:p>39416</text:p>
          </table:table-cell>
          <table:table-cell table:formula="of:=[.$G87]*[.J$85]+[.$H87]*[.J$86]" office:value-type="float" office:value="51992" calcext:value-type="float">
            <text:p>51992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88]*[.D$84]+[.$B88]*[.D$85]+[.$C88]*[.D$86]" office:value-type="float" office:value="122" calcext:value-type="float">
            <text:p>122</text:p>
          </table:table-cell>
          <table:table-cell table:formula="of:=[.$A88]*[.E$84]+[.$B88]*[.E$85]+[.$C88]*[.E$86]" office:value-type="float" office:value="167" calcext:value-type="float">
            <text:p>167</text:p>
          </table:table-cell>
          <table:table-cell/>
          <table:table-cell table:formula="of:=[.E92]" office:value-type="float" office:value="1098" calcext:value-type="float">
            <text:p>1098</text:p>
          </table:table-cell>
          <table:table-cell table:formula="of:=[.F92]" office:value-type="float" office:value="1670" calcext:value-type="float">
            <text:p>1670</text:p>
          </table:table-cell>
          <table:table-cell table:formula="of:=[.$G88]*[.I$85]+[.$H88]*[.I$86]" office:value-type="float" office:value="255458" calcext:value-type="float">
            <text:p>255458</text:p>
          </table:table-cell>
          <table:table-cell table:formula="of:=[.$G88]*[.J$85]+[.$H88]*[.J$86]" office:value-type="float" office:value="336920" calcext:value-type="float">
            <text:p>33692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D87]" office:value-type="float" office:value="50" calcext:value-type="float">
            <text:p>50</text:p>
          </table:table-cell>
          <table:table-cell table:formula="of:=[.E87]" office:value-type="float" office:value="68" calcext:value-type="float">
            <text:p>68</text:p>
          </table:table-cell>
          <table:table-cell table:formula="of:=[.A91]*[.C91]" office:value-type="float" office:value="150" calcext:value-type="float">
            <text:p>150</text:p>
          </table:table-cell>
          <table:table-cell table:formula="of:=[.B91]*[.D91]"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[.D88]" office:value-type="float" office:value="122" calcext:value-type="float">
            <text:p>122</text:p>
          </table:table-cell>
          <table:table-cell table:formula="of:=[.E88]" office:value-type="float" office:value="167" calcext:value-type="float">
            <text:p>167</text:p>
          </table:table-cell>
          <table:table-cell table:formula="of:=[.A92]*[.C92]" office:value-type="float" office:value="1098" calcext:value-type="float">
            <text:p>1098</text:p>
          </table:table-cell>
          <table:table-cell table:formula="of:=[.B92]*[.D92]" office:value-type="float" office:value="1670" calcext:value-type="float">
            <text:p>167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98]*[.D$95]+[.$B98]*[.D$96]+[.$C98]*[.D$97]" office:value-type="float" office:value="86" calcext:value-type="float">
            <text:p>86</text:p>
          </table:table-cell>
          <table:table-cell table:formula="of:=[.$A98]*[.E$95]+[.$B98]*[.E$96]+[.$C98]*[.E$97]" office:value-type="float" office:value="104" calcext:value-type="float">
            <text:p>104</text:p>
          </table:table-cell>
          <table:table-cell/>
          <table:table-cell table:formula="of:=[.E102]" office:value-type="float" office:value="430" calcext:value-type="float">
            <text:p>430</text:p>
          </table:table-cell>
          <table:table-cell table:formula="of:=[.F102]" office:value-type="float" office:value="624" calcext:value-type="float">
            <text:p>624</text:p>
          </table:table-cell>
          <table:table-cell table:formula="of:=[.$G98]*[.I$96]+[.$H98]*[.I$97]" office:value-type="float" office:value="153868" calcext:value-type="float">
            <text:p>153868</text:p>
          </table:table-cell>
          <table:table-cell table:formula="of:=[.$G98]*[.J$96]+[.$H98]*[.J$97]" office:value-type="float" office:value="203752" calcext:value-type="float">
            <text:p>203752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99]*[.D$95]+[.$B99]*[.D$96]+[.$C99]*[.D$97]" office:value-type="float" office:value="212" calcext:value-type="float">
            <text:p>212</text:p>
          </table:table-cell>
          <table:table-cell table:formula="of:=[.$A99]*[.E$95]+[.$B99]*[.E$96]+[.$C99]*[.E$97]" office:value-type="float" office:value="257" calcext:value-type="float">
            <text:p>257</text:p>
          </table:table-cell>
          <table:table-cell/>
          <table:table-cell table:formula="of:=[.E103]" office:value-type="float" office:value="2332" calcext:value-type="float">
            <text:p>2332</text:p>
          </table:table-cell>
          <table:table-cell table:formula="of:=[.F103]" office:value-type="float" office:value="3084" calcext:value-type="float">
            <text:p>3084</text:p>
          </table:table-cell>
          <table:table-cell table:formula="of:=[.$G99]*[.I$96]+[.$H99]*[.I$97]" office:value-type="float" office:value="787348" calcext:value-type="float">
            <text:p>787348</text:p>
          </table:table-cell>
          <table:table-cell table:formula="of:=[.$G99]*[.J$96]+[.$H99]*[.J$97]" office:value-type="float" office:value="1042576" calcext:value-type="float">
            <text:p>10425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D98]" office:value-type="float" office:value="86" calcext:value-type="float">
            <text:p>86</text:p>
          </table:table-cell>
          <table:table-cell table:formula="of:=[.E98]" office:value-type="float" office:value="104" calcext:value-type="float">
            <text:p>104</text:p>
          </table:table-cell>
          <table:table-cell table:formula="of:=[.A102]*[.C102]" office:value-type="float" office:value="430" calcext:value-type="float">
            <text:p>430</text:p>
          </table:table-cell>
          <table:table-cell table:formula="of:=[.B102]*[.D102]" office:value-type="float" office:value="624" calcext:value-type="float">
            <text:p>62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D99]" office:value-type="float" office:value="212" calcext:value-type="float">
            <text:p>212</text:p>
          </table:table-cell>
          <table:table-cell table:formula="of:=[.E99]" office:value-type="float" office:value="257" calcext:value-type="float">
            <text:p>257</text:p>
          </table:table-cell>
          <table:table-cell table:formula="of:=[.A103]*[.C103]" office:value-type="float" office:value="2332" calcext:value-type="float">
            <text:p>2332</text:p>
          </table:table-cell>
          <table:table-cell table:formula="of:=[.B103]*[.D103]" office:value-type="float" office:value="3084" calcext:value-type="float">
            <text:p>308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109]*[.D$73]+[.$B109]*[.D$74]+[.$C109]*[.D$75]" office:value-type="float" office:value="50" calcext:value-type="float">
            <text:p>50</text:p>
          </table:table-cell>
          <table:table-cell table:formula="of:=[.$A109]*[.E$73]+[.$B109]*[.E$74]+[.$C109]*[.E$75]" office:value-type="float" office:value="122" calcext:value-type="float">
            <text:p>122</text:p>
          </table:table-cell>
          <table:table-cell/>
          <table:table-cell table:formula="of:=[.E113]" office:value-type="float" office:value="650" calcext:value-type="float">
            <text:p>650</text:p>
          </table:table-cell>
          <table:table-cell table:formula="of:=[.F113]" office:value-type="float" office:value="1708" calcext:value-type="float">
            <text:p>1708</text:p>
          </table:table-cell>
          <table:table-cell table:formula="of:=[.$G109]*[.I$74]+[.$H109]*[.I$75]" office:value-type="float" office:value="97992" calcext:value-type="float">
            <text:p>97992</text:p>
          </table:table-cell>
          <table:table-cell table:formula="of:=[.$G109]*[.J$74]+[.$H109]*[.J$75]" office:value-type="float" office:value="127512" calcext:value-type="float">
            <text:p>127512</text:p>
          </table:table-cell>
          <table:table-cell/>
          <table:table-cell table:formula="of:=[.I109]+[.I120]+[.I131]" office:value-type="float" office:value="2663160" calcext:value-type="float">
            <text:p>2663160</text:p>
          </table:table-cell>
          <table:table-cell table:formula="of:=[.J109]+[.J120]+[.J131]" office:value-type="float" office:value="3520680" calcext:value-type="float">
            <text:p>3520680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10]*[.D$73]+[.$B110]*[.D$74]+[.$C110]*[.D$75]" office:value-type="float" office:value="68" calcext:value-type="float">
            <text:p>68</text:p>
          </table:table-cell>
          <table:table-cell table:formula="of:=[.$A110]*[.E$73]+[.$B110]*[.E$74]+[.$C110]*[.E$75]" office:value-type="float" office:value="167" calcext:value-type="float">
            <text:p>167</text:p>
          </table:table-cell>
          <table:table-cell/>
          <table:table-cell table:formula="of:=[.E114]" office:value-type="float" office:value="1292" calcext:value-type="float">
            <text:p>1292</text:p>
          </table:table-cell>
          <table:table-cell table:formula="of:=[.F114]" office:value-type="float" office:value="3340" calcext:value-type="float">
            <text:p>3340</text:p>
          </table:table-cell>
          <table:table-cell table:formula="of:=[.$G110]*[.I$74]+[.$H110]*[.I$75]" office:value-type="float" office:value="192084" calcext:value-type="float">
            <text:p>192084</text:p>
          </table:table-cell>
          <table:table-cell table:formula="of:=[.$G110]*[.J$74]+[.$H110]*[.J$75]" office:value-type="float" office:value="249936" calcext:value-type="float">
            <text:p>249936</text:p>
          </table:table-cell>
          <table:table-cell/>
          <table:table-cell table:formula="of:=[.I110]+[.I121]+[.I132]" office:value-type="float" office:value="4952454" calcext:value-type="float">
            <text:p>4952454</text:p>
          </table:table-cell>
          <table:table-cell table:formula="of:=[.J110]+[.J121]+[.J132]" office:value-type="float" office:value="6546696" calcext:value-type="float">
            <text:p>65466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formula="of:=[.D109]" office:value-type="float" office:value="50" calcext:value-type="float">
            <text:p>50</text:p>
          </table:table-cell>
          <table:table-cell table:formula="of:=[.E109]" office:value-type="float" office:value="122" calcext:value-type="float">
            <text:p>122</text:p>
          </table:table-cell>
          <table:table-cell table:formula="of:=[.A113]*[.C113]" office:value-type="float" office:value="650" calcext:value-type="float">
            <text:p>650</text:p>
          </table:table-cell>
          <table:table-cell table:formula="of:=[.B113]*[.D113]" office:value-type="float" office:value="1708" calcext:value-type="float">
            <text:p>1708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formula="of:=[.D110]" office:value-type="float" office:value="68" calcext:value-type="float">
            <text:p>68</text:p>
          </table:table-cell>
          <table:table-cell table:formula="of:=[.E110]" office:value-type="float" office:value="167" calcext:value-type="float">
            <text:p>167</text:p>
          </table:table-cell>
          <table:table-cell table:formula="of:=[.A114]*[.C114]" office:value-type="float" office:value="1292" calcext:value-type="float">
            <text:p>1292</text:p>
          </table:table-cell>
          <table:table-cell table:formula="of:=[.B114]*[.D114]" office:value-type="float" office:value="3340" calcext:value-type="float">
            <text:p>33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120]*[.D$84]+[.$B120]*[.D$85]+[.$C120]*[.D$86]" office:value-type="float" office:value="194" calcext:value-type="float">
            <text:p>194</text:p>
          </table:table-cell>
          <table:table-cell table:formula="of:=[.$A120]*[.E$84]+[.$B120]*[.E$85]+[.$C120]*[.E$86]" office:value-type="float" office:value="266" calcext:value-type="float">
            <text:p>266</text:p>
          </table:table-cell>
          <table:table-cell/>
          <table:table-cell table:formula="of:=[.E124]" office:value-type="float" office:value="2910" calcext:value-type="float">
            <text:p>2910</text:p>
          </table:table-cell>
          <table:table-cell table:formula="of:=[.F124]" office:value-type="float" office:value="4256" calcext:value-type="float">
            <text:p>4256</text:p>
          </table:table-cell>
          <table:table-cell table:formula="of:=[.$G120]*[.I$85]+[.$H120]*[.I$86]" office:value-type="float" office:value="659528" calcext:value-type="float">
            <text:p>659528</text:p>
          </table:table-cell>
          <table:table-cell table:formula="of:=[.$G120]*[.J$85]+[.$H120]*[.J$86]" office:value-type="float" office:value="869816" calcext:value-type="float">
            <text:p>869816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21]*[.D$84]+[.$B121]*[.D$85]+[.$C121]*[.D$86]" office:value-type="float" office:value="266" calcext:value-type="float">
            <text:p>266</text:p>
          </table:table-cell>
          <table:table-cell table:formula="of:=[.$A121]*[.E$84]+[.$B121]*[.E$85]+[.$C121]*[.E$86]" office:value-type="float" office:value="365" calcext:value-type="float">
            <text:p>365</text:p>
          </table:table-cell>
          <table:table-cell/>
          <table:table-cell table:formula="of:=[.E125]" office:value-type="float" office:value="5586" calcext:value-type="float">
            <text:p>5586</text:p>
          </table:table-cell>
          <table:table-cell table:formula="of:=[.F125]" office:value-type="float" office:value="8030" calcext:value-type="float">
            <text:p>8030</text:p>
          </table:table-cell>
          <table:table-cell table:formula="of:=[.$G121]*[.I$85]+[.$H121]*[.I$86]" office:value-type="float" office:value="1251626" calcext:value-type="float">
            <text:p>1251626</text:p>
          </table:table-cell>
          <table:table-cell table:formula="of:=[.$G121]*[.J$85]+[.$H121]*[.J$86]" office:value-type="float" office:value="1650680" calcext:value-type="float">
            <text:p>165068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D120]" office:value-type="float" office:value="194" calcext:value-type="float">
            <text:p>194</text:p>
          </table:table-cell>
          <table:table-cell table:formula="of:=[.E120]" office:value-type="float" office:value="266" calcext:value-type="float">
            <text:p>266</text:p>
          </table:table-cell>
          <table:table-cell table:formula="of:=[.A124]*[.C124]" office:value-type="float" office:value="2910" calcext:value-type="float">
            <text:p>2910</text:p>
          </table:table-cell>
          <table:table-cell table:formula="of:=[.B124]*[.D124]" office:value-type="float" office:value="4256" calcext:value-type="float">
            <text:p>4256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formula="of:=[.D121]" office:value-type="float" office:value="266" calcext:value-type="float">
            <text:p>266</text:p>
          </table:table-cell>
          <table:table-cell table:formula="of:=[.E121]" office:value-type="float" office:value="365" calcext:value-type="float">
            <text:p>365</text:p>
          </table:table-cell>
          <table:table-cell table:formula="of:=[.A125]*[.C125]" office:value-type="float" office:value="5586" calcext:value-type="float">
            <text:p>5586</text:p>
          </table:table-cell>
          <table:table-cell table:formula="of:=[.B125]*[.D125]" office:value-type="float" office:value="8030" calcext:value-type="float">
            <text:p>803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131]*[.D$95]+[.$B131]*[.D$96]+[.$C131]*[.D$97]" office:value-type="float" office:value="338" calcext:value-type="float">
            <text:p>338</text:p>
          </table:table-cell>
          <table:table-cell table:formula="of:=[.$A131]*[.E$95]+[.$B131]*[.E$96]+[.$C131]*[.E$97]" office:value-type="float" office:value="410" calcext:value-type="float">
            <text:p>410</text:p>
          </table:table-cell>
          <table:table-cell/>
          <table:table-cell table:formula="of:=[.E135]" office:value-type="float" office:value="5746" calcext:value-type="float">
            <text:p>5746</text:p>
          </table:table-cell>
          <table:table-cell table:formula="of:=[.F135]" office:value-type="float" office:value="7380" calcext:value-type="float">
            <text:p>7380</text:p>
          </table:table-cell>
          <table:table-cell table:formula="of:=[.$G131]*[.I$96]+[.$H131]*[.I$97]" office:value-type="float" office:value="1905640" calcext:value-type="float">
            <text:p>1905640</text:p>
          </table:table-cell>
          <table:table-cell table:formula="of:=[.$G131]*[.J$96]+[.$H131]*[.J$97]" office:value-type="float" office:value="2523352" calcext:value-type="float">
            <text:p>2523352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32]*[.D$95]+[.$B132]*[.D$96]+[.$C132]*[.D$97]" office:value-type="float" office:value="464" calcext:value-type="float">
            <text:p>464</text:p>
          </table:table-cell>
          <table:table-cell table:formula="of:=[.$A132]*[.E$95]+[.$B132]*[.E$96]+[.$C132]*[.E$97]" office:value-type="float" office:value="563" calcext:value-type="float">
            <text:p>563</text:p>
          </table:table-cell>
          <table:table-cell/>
          <table:table-cell table:formula="of:=[.E136]" office:value-type="float" office:value="10672" calcext:value-type="float">
            <text:p>10672</text:p>
          </table:table-cell>
          <table:table-cell table:formula="of:=[.F136]" office:value-type="float" office:value="13512" calcext:value-type="float">
            <text:p>13512</text:p>
          </table:table-cell>
          <table:table-cell table:formula="of:=[.$G132]*[.I$96]+[.$H132]*[.I$97]" office:value-type="float" office:value="3508744" calcext:value-type="float">
            <text:p>3508744</text:p>
          </table:table-cell>
          <table:table-cell table:formula="of:=[.$G132]*[.J$96]+[.$H132]*[.J$97]" office:value-type="float" office:value="4646080" calcext:value-type="float">
            <text:p>464608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D131]" office:value-type="float" office:value="338" calcext:value-type="float">
            <text:p>338</text:p>
          </table:table-cell>
          <table:table-cell table:formula="of:=[.E131]" office:value-type="float" office:value="410" calcext:value-type="float">
            <text:p>410</text:p>
          </table:table-cell>
          <table:table-cell table:formula="of:=[.A135]*[.C135]" office:value-type="float" office:value="5746" calcext:value-type="float">
            <text:p>5746</text:p>
          </table:table-cell>
          <table:table-cell table:formula="of:=[.B135]*[.D135]" office:value-type="float" office:value="7380" calcext:value-type="float">
            <text:p>7380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formula="of:=[.D132]" office:value-type="float" office:value="464" calcext:value-type="float">
            <text:p>464</text:p>
          </table:table-cell>
          <table:table-cell table:formula="of:=[.E132]" office:value-type="float" office:value="563" calcext:value-type="float">
            <text:p>563</text:p>
          </table:table-cell>
          <table:table-cell table:formula="of:=[.A136]*[.C136]" office:value-type="float" office:value="10672" calcext:value-type="float">
            <text:p>10672</text:p>
          </table:table-cell>
          <table:table-cell table:formula="of:=[.B136]*[.D136]" office:value-type="float" office:value="13512" calcext:value-type="float">
            <text:p>135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6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formula="of:=[.$A142]*[.D$73]+[.$B142]*[.D$74]+[.$C142]*[.D$75]" office:value-type="float" office:value="86" calcext:value-type="float">
            <text:p>86</text:p>
          </table:table-cell>
          <table:table-cell table:formula="of:=[.$A142]*[.E$73]+[.$B142]*[.E$74]+[.$C142]*[.E$75]" office:value-type="float" office:value="212" calcext:value-type="float">
            <text:p>212</text:p>
          </table:table-cell>
          <table:table-cell/>
          <table:table-cell table:formula="of:=[.E146]" office:value-type="float" office:value="2150" calcext:value-type="float">
            <text:p>2150</text:p>
          </table:table-cell>
          <table:table-cell table:formula="of:=[.F146]" office:value-type="float" office:value="5512" calcext:value-type="float">
            <text:p>5512</text:p>
          </table:table-cell>
          <table:table-cell table:formula="of:=[.$G142]*[.I$74]+[.$H142]*[.I$75]" office:value-type="float" office:value="317388" calcext:value-type="float">
            <text:p>317388</text:p>
          </table:table-cell>
          <table:table-cell table:formula="of:=[.$G142]*[.J$74]+[.$H142]*[.J$75]" office:value-type="float" office:value="412968" calcext:value-type="float">
            <text:p>412968</text:p>
          </table:table-cell>
          <table:table-cell/>
          <table:table-cell table:formula="of:=[.I142]+[.I153]+[.I164]" office:value-type="float" office:value="7945800" calcext:value-type="float">
            <text:p>7945800</text:p>
          </table:table-cell>
          <table:table-cell table:formula="of:=[.J142]+[.J153]+[.J164]" office:value-type="float" office:value="10503240" calcext:value-type="float">
            <text:p>10503240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formula="of:=[.$A143]*[.D$73]+[.$B143]*[.D$74]+[.$C143]*[.D$75]" office:value-type="float" office:value="104" calcext:value-type="float">
            <text:p>104</text:p>
          </table:table-cell>
          <table:table-cell table:formula="of:=[.$A143]*[.E$73]+[.$B143]*[.E$74]+[.$C143]*[.E$75]" office:value-type="float" office:value="257" calcext:value-type="float">
            <text:p>257</text:p>
          </table:table-cell>
          <table:table-cell/>
          <table:table-cell table:formula="of:=[.E147]" office:value-type="float" office:value="3224" calcext:value-type="float">
            <text:p>3224</text:p>
          </table:table-cell>
          <table:table-cell table:formula="of:=[.F147]" office:value-type="float" office:value="8224" calcext:value-type="float">
            <text:p>8224</text:p>
          </table:table-cell>
          <table:table-cell table:formula="of:=[.$G143]*[.I$74]+[.$H143]*[.I$75]" office:value-type="float" office:value="473904" calcext:value-type="float">
            <text:p>473904</text:p>
          </table:table-cell>
          <table:table-cell table:formula="of:=[.$G143]*[.J$74]+[.$H143]*[.J$75]" office:value-type="float" office:value="616608" calcext:value-type="float">
            <text:p>616608</text:p>
          </table:table-cell>
          <table:table-cell/>
          <table:table-cell table:formula="of:=[.I143]+[.I154]+[.I165]" office:value-type="float" office:value="11643198" calcext:value-type="float">
            <text:p>11643198</text:p>
          </table:table-cell>
          <table:table-cell table:formula="of:=[.J143]+[.J154]+[.J165]" office:value-type="float" office:value="15390312" calcext:value-type="float">
            <text:p>153903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formula="of:=[.D142]" office:value-type="float" office:value="86" calcext:value-type="float">
            <text:p>86</text:p>
          </table:table-cell>
          <table:table-cell table:formula="of:=[.E142]" office:value-type="float" office:value="212" calcext:value-type="float">
            <text:p>212</text:p>
          </table:table-cell>
          <table:table-cell table:formula="of:=[.A146]*[.C146]" office:value-type="float" office:value="2150" calcext:value-type="float">
            <text:p>2150</text:p>
          </table:table-cell>
          <table:table-cell table:formula="of:=[.B146]*[.D146]" office:value-type="float" office:value="5512" calcext:value-type="float">
            <text:p>5512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formula="of:=[.D143]" office:value-type="float" office:value="104" calcext:value-type="float">
            <text:p>104</text:p>
          </table:table-cell>
          <table:table-cell table:formula="of:=[.E143]" office:value-type="float" office:value="257" calcext:value-type="float">
            <text:p>257</text:p>
          </table:table-cell>
          <table:table-cell table:formula="of:=[.A147]*[.C147]" office:value-type="float" office:value="3224" calcext:value-type="float">
            <text:p>3224</text:p>
          </table:table-cell>
          <table:table-cell table:formula="of:=[.B147]*[.D147]" office:value-type="float" office:value="8224" calcext:value-type="float">
            <text:p>82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formula="of:=[.$A153]*[.D$84]+[.$B153]*[.D$85]+[.$C153]*[.D$86]" office:value-type="float" office:value="338" calcext:value-type="float">
            <text:p>338</text:p>
          </table:table-cell>
          <table:table-cell table:formula="of:=[.$A153]*[.E$84]+[.$B153]*[.E$85]+[.$C153]*[.E$86]" office:value-type="float" office:value="464" calcext:value-type="float">
            <text:p>464</text:p>
          </table:table-cell>
          <table:table-cell/>
          <table:table-cell table:formula="of:=[.E157]" office:value-type="float" office:value="9126" calcext:value-type="float">
            <text:p>9126</text:p>
          </table:table-cell>
          <table:table-cell table:formula="of:=[.F157]" office:value-type="float" office:value="12992" calcext:value-type="float">
            <text:p>12992</text:p>
          </table:table-cell>
          <table:table-cell table:formula="of:=[.$G153]*[.I$85]+[.$H153]*[.I$86]" office:value-type="float" office:value="2031752" calcext:value-type="float">
            <text:p>2031752</text:p>
          </table:table-cell>
          <table:table-cell table:formula="of:=[.$G153]*[.J$85]+[.$H153]*[.J$86]" office:value-type="float" office:value="2679512" calcext:value-type="float">
            <text:p>2679512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formula="of:=[.$A154]*[.D$84]+[.$B154]*[.D$85]+[.$C154]*[.D$86]" office:value-type="float" office:value="410" calcext:value-type="float">
            <text:p>410</text:p>
          </table:table-cell>
          <table:table-cell table:formula="of:=[.$A154]*[.E$84]+[.$B154]*[.E$85]+[.$C154]*[.E$86]" office:value-type="float" office:value="563" calcext:value-type="float">
            <text:p>563</text:p>
          </table:table-cell>
          <table:table-cell/>
          <table:table-cell table:formula="of:=[.E158]" office:value-type="float" office:value="13530" calcext:value-type="float">
            <text:p>13530</text:p>
          </table:table-cell>
          <table:table-cell table:formula="of:=[.F158]" office:value-type="float" office:value="19142" calcext:value-type="float">
            <text:p>19142</text:p>
          </table:table-cell>
          <table:table-cell table:formula="of:=[.$G154]*[.I$85]+[.$H154]*[.I$86]" office:value-type="float" office:value="2999906" calcext:value-type="float">
            <text:p>2999906</text:p>
          </table:table-cell>
          <table:table-cell table:formula="of:=[.$G154]*[.J$85]+[.$H154]*[.J$86]" office:value-type="float" office:value="3956312" calcext:value-type="float">
            <text:p>395631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formula="of:=[.D153]" office:value-type="float" office:value="338" calcext:value-type="float">
            <text:p>338</text:p>
          </table:table-cell>
          <table:table-cell table:formula="of:=[.E153]" office:value-type="float" office:value="464" calcext:value-type="float">
            <text:p>464</text:p>
          </table:table-cell>
          <table:table-cell table:formula="of:=[.A157]*[.C157]" office:value-type="float" office:value="9126" calcext:value-type="float">
            <text:p>9126</text:p>
          </table:table-cell>
          <table:table-cell table:formula="of:=[.B157]*[.D157]" office:value-type="float" office:value="12992" calcext:value-type="float">
            <text:p>12992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formula="of:=[.D154]" office:value-type="float" office:value="410" calcext:value-type="float">
            <text:p>410</text:p>
          </table:table-cell>
          <table:table-cell table:formula="of:=[.E154]" office:value-type="float" office:value="563" calcext:value-type="float">
            <text:p>563</text:p>
          </table:table-cell>
          <table:table-cell table:formula="of:=[.A158]*[.C158]" office:value-type="float" office:value="13530" calcext:value-type="float">
            <text:p>13530</text:p>
          </table:table-cell>
          <table:table-cell table:formula="of:=[.B158]*[.D158]" office:value-type="float" office:value="19142" calcext:value-type="float">
            <text:p>191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Process 8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4" office:value-type="string" calcext:value-type="string" table:number-columns-spanned="4" table:number-rows-spanned="1">
            <text:p>( A * (HH^T)) (HW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formula="of:=[.$A164]*[.D$95]+[.$B164]*[.D$96]+[.$C164]*[.D$97]" office:value-type="float" office:value="590" calcext:value-type="float">
            <text:p>590</text:p>
          </table:table-cell>
          <table:table-cell table:formula="of:=[.$A164]*[.E$95]+[.$B164]*[.E$96]+[.$C164]*[.E$97]" office:value-type="float" office:value="716" calcext:value-type="float">
            <text:p>716</text:p>
          </table:table-cell>
          <table:table-cell/>
          <table:table-cell table:formula="of:=[.E168]" office:value-type="float" office:value="17110" calcext:value-type="float">
            <text:p>17110</text:p>
          </table:table-cell>
          <table:table-cell table:formula="of:=[.F168]" office:value-type="float" office:value="21480" calcext:value-type="float">
            <text:p>21480</text:p>
          </table:table-cell>
          <table:table-cell table:formula="of:=[.$G164]*[.I$96]+[.$H164]*[.I$97]" office:value-type="float" office:value="5596660" calcext:value-type="float">
            <text:p>5596660</text:p>
          </table:table-cell>
          <table:table-cell table:formula="of:=[.$G164]*[.J$96]+[.$H164]*[.J$97]" office:value-type="float" office:value="7410760" calcext:value-type="float">
            <text:p>7410760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formula="of:=[.$A165]*[.D$95]+[.$B165]*[.D$96]+[.$C165]*[.D$97]" office:value-type="float" office:value="716" calcext:value-type="float">
            <text:p>716</text:p>
          </table:table-cell>
          <table:table-cell table:formula="of:=[.$A165]*[.E$95]+[.$B165]*[.E$96]+[.$C165]*[.E$97]" office:value-type="float" office:value="869" calcext:value-type="float">
            <text:p>869</text:p>
          </table:table-cell>
          <table:table-cell/>
          <table:table-cell table:formula="of:=[.E169]" office:value-type="float" office:value="25060" calcext:value-type="float">
            <text:p>25060</text:p>
          </table:table-cell>
          <table:table-cell table:formula="of:=[.F169]" office:value-type="float" office:value="31284" calcext:value-type="float">
            <text:p>31284</text:p>
          </table:table-cell>
          <table:table-cell table:formula="of:=[.$G165]*[.I$96]+[.$H165]*[.I$97]" office:value-type="float" office:value="8169388" calcext:value-type="float">
            <text:p>8169388</text:p>
          </table:table-cell>
          <table:table-cell table:formula="of:=[.$G165]*[.J$96]+[.$H165]*[.J$97]" office:value-type="float" office:value="10817392" calcext:value-type="float">
            <text:p>1081739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formula="of:=[.D164]" office:value-type="float" office:value="590" calcext:value-type="float">
            <text:p>590</text:p>
          </table:table-cell>
          <table:table-cell table:formula="of:=[.E164]" office:value-type="float" office:value="716" calcext:value-type="float">
            <text:p>716</text:p>
          </table:table-cell>
          <table:table-cell table:formula="of:=[.A168]*[.C168]" office:value-type="float" office:value="17110" calcext:value-type="float">
            <text:p>17110</text:p>
          </table:table-cell>
          <table:table-cell table:formula="of:=[.B168]*[.D168]" office:value-type="float" office:value="21480" calcext:value-type="float">
            <text:p>21480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formula="of:=[.D165]" office:value-type="float" office:value="716" calcext:value-type="float">
            <text:p>716</text:p>
          </table:table-cell>
          <table:table-cell table:formula="of:=[.E165]" office:value-type="float" office:value="869" calcext:value-type="float">
            <text:p>869</text:p>
          </table:table-cell>
          <table:table-cell table:formula="of:=[.A169]*[.C169]" office:value-type="float" office:value="25060" calcext:value-type="float">
            <text:p>25060</text:p>
          </table:table-cell>
          <table:table-cell table:formula="of:=[.B169]*[.D169]" office:value-type="float" office:value="31284" calcext:value-type="float">
            <text:p>31284</text:p>
          </table:table-cell>
          <table:table-cell table:number-columns-repeated="1018"/>
        </table:table-row>
      </table:table>
      <table:table table:name="vanilla attention (distributed GPU)" table:style-name="ta1">
        <table:table-column table:style-name="co1" table:number-columns-repeated="14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H^T</text:p>
          </table:table-cell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5]*[.E$1]+[.$B5]*[.E$2]+[.$C5]*[.E$3]+[.$D5]*[.E$4]" office:value-type="float" office:value="30" calcext:value-type="float">
            <text:p>30</text:p>
          </table:table-cell>
          <table:table-cell table:formula="of:=[.$A5]*[.F$1]+[.$B5]*[.F$2]+[.$C5]*[.F$3]+[.$D5]*[.F$4]" office:value-type="float" office:value="70" calcext:value-type="float">
            <text:p>70</text:p>
          </table:table-cell>
          <table:table-cell table:formula="of:=[.$A5]*[.G$1]+[.$B5]*[.G$2]+[.$C5]*[.G$3]+[.$D5]*[.G$4]" office:value-type="float" office:value="110" calcext:value-type="float">
            <text:p>110</text:p>
          </table:table-cell>
          <table:table-cell table:formula="of:=[.$A5]*[.H$1]+[.$B5]*[.H$2]+[.$C5]*[.H$3]+[.$D5]*[.H$4]" office:value-type="float" office:value="150" calcext:value-type="float">
            <text:p>150</text:p>
          </table:table-cell>
          <table:table-cell table:formula="of:=[.$A5]*[.I$1]+[.$B5]*[.I$2]+[.$C5]*[.I$3]+[.$D5]*[.I$4]" office:value-type="float" office:value="190" calcext:value-type="float">
            <text:p>190</text:p>
          </table:table-cell>
          <table:table-cell table:formula="of:=[.$A5]*[.J$1]+[.$B5]*[.J$2]+[.$C5]*[.J$3]+[.$D5]*[.J$4]" office:value-type="float" office:value="230" calcext:value-type="float">
            <text:p>230</text:p>
          </table:table-cell>
          <table:table-cell table:formula="of:=[.$A5]*[.K$1]+[.$B5]*[.K$2]+[.$C5]*[.K$3]+[.$D5]*[.K$4]" office:value-type="float" office:value="270" calcext:value-type="float">
            <text:p>270</text:p>
          </table:table-cell>
          <table:table-cell table:formula="of:=[.$A5]*[.L$1]+[.$B5]*[.L$2]+[.$C5]*[.L$3]+[.$D5]*[.L$4]" office:value-type="float" office:value="310" calcext:value-type="float">
            <text:p>310</text:p>
          </table:table-cell>
          <table:table-cell table:formula="of:=[.$A5]*[.M$1]+[.$B5]*[.M$2]+[.$C5]*[.M$3]+[.$D5]*[.M$4]" office:value-type="float" office:value="350" calcext:value-type="float">
            <text:p>350</text:p>
          </table:table-cell>
          <table:table-cell table:formula="of:=[.$A5]*[.N$1]+[.$B5]*[.N$2]+[.$C5]*[.N$3]+[.$D5]*[.N$4]" office:value-type="float" office:value="390" calcext:value-type="float">
            <text:p>390</text:p>
          </table:table-cell>
          <table:table-cell table:style-name="Default" table:formula="of:=[.$A5]*[.O$1]+[.$B5]*[.O$2]+[.$C5]*[.O$3]+[.$D5]*[.O$4]" office:value-type="float" office:value="430" calcext:value-type="float">
            <text:p>430</text:p>
          </table:table-cell>
          <table:table-cell table:formula="of:=[.$A5]*[.P$1]+[.$B5]*[.P$2]+[.$C5]*[.P$3]+[.$D5]*[.P$4]"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6]*[.E$1]+[.$B6]*[.E$2]+[.$C6]*[.E$3]+[.$D6]*[.E$4]" office:value-type="float" office:value="70" calcext:value-type="float">
            <text:p>70</text:p>
          </table:table-cell>
          <table:table-cell table:formula="of:=[.$A6]*[.F$1]+[.$B6]*[.F$2]+[.$C6]*[.F$3]+[.$D6]*[.F$4]" office:value-type="float" office:value="174" calcext:value-type="float">
            <text:p>174</text:p>
          </table:table-cell>
          <table:table-cell table:formula="of:=[.$A6]*[.G$1]+[.$B6]*[.G$2]+[.$C6]*[.G$3]+[.$D6]*[.G$4]" office:value-type="float" office:value="278" calcext:value-type="float">
            <text:p>278</text:p>
          </table:table-cell>
          <table:table-cell table:formula="of:=[.$A6]*[.H$1]+[.$B6]*[.H$2]+[.$C6]*[.H$3]+[.$D6]*[.H$4]" office:value-type="float" office:value="382" calcext:value-type="float">
            <text:p>382</text:p>
          </table:table-cell>
          <table:table-cell table:formula="of:=[.$A6]*[.I$1]+[.$B6]*[.I$2]+[.$C6]*[.I$3]+[.$D6]*[.I$4]" office:value-type="float" office:value="486" calcext:value-type="float">
            <text:p>486</text:p>
          </table:table-cell>
          <table:table-cell table:formula="of:=[.$A6]*[.J$1]+[.$B6]*[.J$2]+[.$C6]*[.J$3]+[.$D6]*[.J$4]" office:value-type="float" office:value="590" calcext:value-type="float">
            <text:p>590</text:p>
          </table:table-cell>
          <table:table-cell table:formula="of:=[.$A6]*[.K$1]+[.$B6]*[.K$2]+[.$C6]*[.K$3]+[.$D6]*[.K$4]" office:value-type="float" office:value="694" calcext:value-type="float">
            <text:p>694</text:p>
          </table:table-cell>
          <table:table-cell table:formula="of:=[.$A6]*[.L$1]+[.$B6]*[.L$2]+[.$C6]*[.L$3]+[.$D6]*[.L$4]" office:value-type="float" office:value="798" calcext:value-type="float">
            <text:p>798</text:p>
          </table:table-cell>
          <table:table-cell table:formula="of:=[.$A6]*[.M$1]+[.$B6]*[.M$2]+[.$C6]*[.M$3]+[.$D6]*[.M$4]" office:value-type="float" office:value="902" calcext:value-type="float">
            <text:p>902</text:p>
          </table:table-cell>
          <table:table-cell table:formula="of:=[.$A6]*[.N$1]+[.$B6]*[.N$2]+[.$C6]*[.N$3]+[.$D6]*[.N$4]" office:value-type="float" office:value="1006" calcext:value-type="float">
            <text:p>1006</text:p>
          </table:table-cell>
          <table:table-cell table:style-name="Default" table:formula="of:=[.$A6]*[.O$1]+[.$B6]*[.O$2]+[.$C6]*[.O$3]+[.$D6]*[.O$4]" office:value-type="float" office:value="1110" calcext:value-type="float">
            <text:p>1110</text:p>
          </table:table-cell>
          <table:table-cell table:formula="of:=[.$A6]*[.P$1]+[.$B6]*[.P$2]+[.$C6]*[.P$3]+[.$D6]*[.P$4]" office:value-type="float" office:value="1214" calcext:value-type="float">
            <text:p>1214</text:p>
          </table:table-cell>
          <table:table-cell table:number-columns-repeated="20"/>
          <table:table-cell table:style-name="ce14" office:value-type="string" calcext:value-type="string" table:number-columns-spanned="4" table:number-rows-spanned="1">
            <text:p>(A * HH^T) @ H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]*[.E$1]+[.$B7]*[.E$2]+[.$C7]*[.E$3]+[.$D7]*[.E$4]" office:value-type="float" office:value="110" calcext:value-type="float">
            <text:p>110</text:p>
          </table:table-cell>
          <table:table-cell table:formula="of:=[.$A7]*[.F$1]+[.$B7]*[.F$2]+[.$C7]*[.F$3]+[.$D7]*[.F$4]" office:value-type="float" office:value="278" calcext:value-type="float">
            <text:p>278</text:p>
          </table:table-cell>
          <table:table-cell table:formula="of:=[.$A7]*[.G$1]+[.$B7]*[.G$2]+[.$C7]*[.G$3]+[.$D7]*[.G$4]" office:value-type="float" office:value="446" calcext:value-type="float">
            <text:p>446</text:p>
          </table:table-cell>
          <table:table-cell table:formula="of:=[.$A7]*[.H$1]+[.$B7]*[.H$2]+[.$C7]*[.H$3]+[.$D7]*[.H$4]" office:value-type="float" office:value="614" calcext:value-type="float">
            <text:p>614</text:p>
          </table:table-cell>
          <table:table-cell table:formula="of:=[.$A7]*[.I$1]+[.$B7]*[.I$2]+[.$C7]*[.I$3]+[.$D7]*[.I$4]" office:value-type="float" office:value="782" calcext:value-type="float">
            <text:p>782</text:p>
          </table:table-cell>
          <table:table-cell table:formula="of:=[.$A7]*[.J$1]+[.$B7]*[.J$2]+[.$C7]*[.J$3]+[.$D7]*[.J$4]" office:value-type="float" office:value="950" calcext:value-type="float">
            <text:p>950</text:p>
          </table:table-cell>
          <table:table-cell table:formula="of:=[.$A7]*[.K$1]+[.$B7]*[.K$2]+[.$C7]*[.K$3]+[.$D7]*[.K$4]" office:value-type="float" office:value="1118" calcext:value-type="float">
            <text:p>1118</text:p>
          </table:table-cell>
          <table:table-cell table:formula="of:=[.$A7]*[.L$1]+[.$B7]*[.L$2]+[.$C7]*[.L$3]+[.$D7]*[.L$4]" office:value-type="float" office:value="1286" calcext:value-type="float">
            <text:p>1286</text:p>
          </table:table-cell>
          <table:table-cell table:formula="of:=[.$A7]*[.M$1]+[.$B7]*[.M$2]+[.$C7]*[.M$3]+[.$D7]*[.M$4]" office:value-type="float" office:value="1454" calcext:value-type="float">
            <text:p>1454</text:p>
          </table:table-cell>
          <table:table-cell table:formula="of:=[.$A7]*[.N$1]+[.$B7]*[.N$2]+[.$C7]*[.N$3]+[.$D7]*[.N$4]" office:value-type="float" office:value="1622" calcext:value-type="float">
            <text:p>1622</text:p>
          </table:table-cell>
          <table:table-cell table:style-name="Default" table:formula="of:=[.$A7]*[.O$1]+[.$B7]*[.O$2]+[.$C7]*[.O$3]+[.$D7]*[.O$4]" office:value-type="float" office:value="1790" calcext:value-type="float">
            <text:p>1790</text:p>
          </table:table-cell>
          <table:table-cell table:formula="of:=[.$A7]*[.P$1]+[.$B7]*[.P$2]+[.$C7]*[.P$3]+[.$D7]*[.P$4]" office:value-type="float" office:value="1958" calcext:value-type="float">
            <text:p>1958</text:p>
          </table:table-cell>
          <table:table-cell table:number-columns-repeated="20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8]*[.E$1]+[.$B8]*[.E$2]+[.$C8]*[.E$3]+[.$D8]*[.E$4]" office:value-type="float" office:value="150" calcext:value-type="float">
            <text:p>150</text:p>
          </table:table-cell>
          <table:table-cell table:formula="of:=[.$A8]*[.F$1]+[.$B8]*[.F$2]+[.$C8]*[.F$3]+[.$D8]*[.F$4]" office:value-type="float" office:value="382" calcext:value-type="float">
            <text:p>382</text:p>
          </table:table-cell>
          <table:table-cell table:formula="of:=[.$A8]*[.G$1]+[.$B8]*[.G$2]+[.$C8]*[.G$3]+[.$D8]*[.G$4]" office:value-type="float" office:value="614" calcext:value-type="float">
            <text:p>614</text:p>
          </table:table-cell>
          <table:table-cell table:formula="of:=[.$A8]*[.H$1]+[.$B8]*[.H$2]+[.$C8]*[.H$3]+[.$D8]*[.H$4]" office:value-type="float" office:value="846" calcext:value-type="float">
            <text:p>846</text:p>
          </table:table-cell>
          <table:table-cell table:formula="of:=[.$A8]*[.I$1]+[.$B8]*[.I$2]+[.$C8]*[.I$3]+[.$D8]*[.I$4]" office:value-type="float" office:value="1078" calcext:value-type="float">
            <text:p>1078</text:p>
          </table:table-cell>
          <table:table-cell table:formula="of:=[.$A8]*[.J$1]+[.$B8]*[.J$2]+[.$C8]*[.J$3]+[.$D8]*[.J$4]" office:value-type="float" office:value="1310" calcext:value-type="float">
            <text:p>1310</text:p>
          </table:table-cell>
          <table:table-cell table:formula="of:=[.$A8]*[.K$1]+[.$B8]*[.K$2]+[.$C8]*[.K$3]+[.$D8]*[.K$4]" office:value-type="float" office:value="1542" calcext:value-type="float">
            <text:p>1542</text:p>
          </table:table-cell>
          <table:table-cell table:formula="of:=[.$A8]*[.L$1]+[.$B8]*[.L$2]+[.$C8]*[.L$3]+[.$D8]*[.L$4]" office:value-type="float" office:value="1774" calcext:value-type="float">
            <text:p>1774</text:p>
          </table:table-cell>
          <table:table-cell table:formula="of:=[.$A8]*[.M$1]+[.$B8]*[.M$2]+[.$C8]*[.M$3]+[.$D8]*[.M$4]" office:value-type="float" office:value="2006" calcext:value-type="float">
            <text:p>2006</text:p>
          </table:table-cell>
          <table:table-cell table:formula="of:=[.$A8]*[.N$1]+[.$B8]*[.N$2]+[.$C8]*[.N$3]+[.$D8]*[.N$4]" office:value-type="float" office:value="2238" calcext:value-type="float">
            <text:p>2238</text:p>
          </table:table-cell>
          <table:table-cell table:style-name="Default" table:formula="of:=[.$A8]*[.O$1]+[.$B8]*[.O$2]+[.$C8]*[.O$3]+[.$D8]*[.O$4]" office:value-type="float" office:value="2470" calcext:value-type="float">
            <text:p>2470</text:p>
          </table:table-cell>
          <table:table-cell table:formula="of:=[.$A8]*[.P$1]+[.$B8]*[.P$2]+[.$C8]*[.P$3]+[.$D8]*[.P$4]" office:value-type="float" office:value="2702" calcext:value-type="float">
            <text:p>2702</text:p>
          </table:table-cell>
          <table:table-cell table:number-columns-repeated="20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formula="of:=[.$A9]*[.E$1]+[.$B9]*[.E$2]+[.$C9]*[.E$3]+[.$D9]*[.E$4]" office:value-type="float" office:value="190" calcext:value-type="float">
            <text:p>190</text:p>
          </table:table-cell>
          <table:table-cell table:formula="of:=[.$A9]*[.F$1]+[.$B9]*[.F$2]+[.$C9]*[.F$3]+[.$D9]*[.F$4]" office:value-type="float" office:value="486" calcext:value-type="float">
            <text:p>486</text:p>
          </table:table-cell>
          <table:table-cell table:formula="of:=[.$A9]*[.G$1]+[.$B9]*[.G$2]+[.$C9]*[.G$3]+[.$D9]*[.G$4]" office:value-type="float" office:value="782" calcext:value-type="float">
            <text:p>782</text:p>
          </table:table-cell>
          <table:table-cell table:formula="of:=[.$A9]*[.H$1]+[.$B9]*[.H$2]+[.$C9]*[.H$3]+[.$D9]*[.H$4]" office:value-type="float" office:value="1078" calcext:value-type="float">
            <text:p>1078</text:p>
          </table:table-cell>
          <table:table-cell table:formula="of:=[.$A9]*[.I$1]+[.$B9]*[.I$2]+[.$C9]*[.I$3]+[.$D9]*[.I$4]" office:value-type="float" office:value="1374" calcext:value-type="float">
            <text:p>1374</text:p>
          </table:table-cell>
          <table:table-cell table:formula="of:=[.$A9]*[.J$1]+[.$B9]*[.J$2]+[.$C9]*[.J$3]+[.$D9]*[.J$4]" office:value-type="float" office:value="1670" calcext:value-type="float">
            <text:p>1670</text:p>
          </table:table-cell>
          <table:table-cell table:formula="of:=[.$A9]*[.K$1]+[.$B9]*[.K$2]+[.$C9]*[.K$3]+[.$D9]*[.K$4]" office:value-type="float" office:value="1966" calcext:value-type="float">
            <text:p>1966</text:p>
          </table:table-cell>
          <table:table-cell table:formula="of:=[.$A9]*[.L$1]+[.$B9]*[.L$2]+[.$C9]*[.L$3]+[.$D9]*[.L$4]" office:value-type="float" office:value="2262" calcext:value-type="float">
            <text:p>2262</text:p>
          </table:table-cell>
          <table:table-cell table:formula="of:=[.$A9]*[.M$1]+[.$B9]*[.M$2]+[.$C9]*[.M$3]+[.$D9]*[.M$4]" office:value-type="float" office:value="2558" calcext:value-type="float">
            <text:p>2558</text:p>
          </table:table-cell>
          <table:table-cell table:formula="of:=[.$A9]*[.N$1]+[.$B9]*[.N$2]+[.$C9]*[.N$3]+[.$D9]*[.N$4]" office:value-type="float" office:value="2854" calcext:value-type="float">
            <text:p>2854</text:p>
          </table:table-cell>
          <table:table-cell table:style-name="Default" table:formula="of:=[.$A9]*[.O$1]+[.$B9]*[.O$2]+[.$C9]*[.O$3]+[.$D9]*[.O$4]" office:value-type="float" office:value="3150" calcext:value-type="float">
            <text:p>3150</text:p>
          </table:table-cell>
          <table:table-cell table:formula="of:=[.$A9]*[.P$1]+[.$B9]*[.P$2]+[.$C9]*[.P$3]+[.$D9]*[.P$4]" office:value-type="float" office:value="3446" calcext:value-type="float">
            <text:p>3446</text:p>
          </table:table-cell>
          <table:table-cell table:number-columns-repeated="20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formula="of:=[.$A10]*[.E$1]+[.$B10]*[.E$2]+[.$C10]*[.E$3]+[.$D10]*[.E$4]" office:value-type="float" office:value="230" calcext:value-type="float">
            <text:p>230</text:p>
          </table:table-cell>
          <table:table-cell table:formula="of:=[.$A10]*[.F$1]+[.$B10]*[.F$2]+[.$C10]*[.F$3]+[.$D10]*[.F$4]" office:value-type="float" office:value="590" calcext:value-type="float">
            <text:p>590</text:p>
          </table:table-cell>
          <table:table-cell table:formula="of:=[.$A10]*[.G$1]+[.$B10]*[.G$2]+[.$C10]*[.G$3]+[.$D10]*[.G$4]" office:value-type="float" office:value="950" calcext:value-type="float">
            <text:p>950</text:p>
          </table:table-cell>
          <table:table-cell table:formula="of:=[.$A10]*[.H$1]+[.$B10]*[.H$2]+[.$C10]*[.H$3]+[.$D10]*[.H$4]" office:value-type="float" office:value="1310" calcext:value-type="float">
            <text:p>1310</text:p>
          </table:table-cell>
          <table:table-cell table:formula="of:=[.$A10]*[.I$1]+[.$B10]*[.I$2]+[.$C10]*[.I$3]+[.$D10]*[.I$4]" office:value-type="float" office:value="1670" calcext:value-type="float">
            <text:p>1670</text:p>
          </table:table-cell>
          <table:table-cell table:formula="of:=[.$A10]*[.J$1]+[.$B10]*[.J$2]+[.$C10]*[.J$3]+[.$D10]*[.J$4]" office:value-type="float" office:value="2030" calcext:value-type="float">
            <text:p>2030</text:p>
          </table:table-cell>
          <table:table-cell table:formula="of:=[.$A10]*[.K$1]+[.$B10]*[.K$2]+[.$C10]*[.K$3]+[.$D10]*[.K$4]" office:value-type="float" office:value="2390" calcext:value-type="float">
            <text:p>2390</text:p>
          </table:table-cell>
          <table:table-cell table:formula="of:=[.$A10]*[.L$1]+[.$B10]*[.L$2]+[.$C10]*[.L$3]+[.$D10]*[.L$4]" office:value-type="float" office:value="2750" calcext:value-type="float">
            <text:p>2750</text:p>
          </table:table-cell>
          <table:table-cell table:formula="of:=[.$A10]*[.M$1]+[.$B10]*[.M$2]+[.$C10]*[.M$3]+[.$D10]*[.M$4]" office:value-type="float" office:value="3110" calcext:value-type="float">
            <text:p>3110</text:p>
          </table:table-cell>
          <table:table-cell table:formula="of:=[.$A10]*[.N$1]+[.$B10]*[.N$2]+[.$C10]*[.N$3]+[.$D10]*[.N$4]" office:value-type="float" office:value="3470" calcext:value-type="float">
            <text:p>3470</text:p>
          </table:table-cell>
          <table:table-cell table:style-name="Default" table:formula="of:=[.$A10]*[.O$1]+[.$B10]*[.O$2]+[.$C10]*[.O$3]+[.$D10]*[.O$4]" office:value-type="float" office:value="3830" calcext:value-type="float">
            <text:p>3830</text:p>
          </table:table-cell>
          <table:table-cell table:formula="of:=[.$A10]*[.P$1]+[.$B10]*[.P$2]+[.$C10]*[.P$3]+[.$D10]*[.P$4]" office:value-type="float" office:value="4190" calcext:value-type="float">
            <text:p>4190</text:p>
          </table:table-cell>
          <table:table-cell table:number-columns-repeated="20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8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formula="of:=[.$A11]*[.E$1]+[.$B11]*[.E$2]+[.$C11]*[.E$3]+[.$D11]*[.E$4]" office:value-type="float" office:value="270" calcext:value-type="float">
            <text:p>270</text:p>
          </table:table-cell>
          <table:table-cell table:formula="of:=[.$A11]*[.F$1]+[.$B11]*[.F$2]+[.$C11]*[.F$3]+[.$D11]*[.F$4]" office:value-type="float" office:value="694" calcext:value-type="float">
            <text:p>694</text:p>
          </table:table-cell>
          <table:table-cell table:formula="of:=[.$A11]*[.G$1]+[.$B11]*[.G$2]+[.$C11]*[.G$3]+[.$D11]*[.G$4]" office:value-type="float" office:value="1118" calcext:value-type="float">
            <text:p>1118</text:p>
          </table:table-cell>
          <table:table-cell table:formula="of:=[.$A11]*[.H$1]+[.$B11]*[.H$2]+[.$C11]*[.H$3]+[.$D11]*[.H$4]" office:value-type="float" office:value="1542" calcext:value-type="float">
            <text:p>1542</text:p>
          </table:table-cell>
          <table:table-cell table:formula="of:=[.$A11]*[.I$1]+[.$B11]*[.I$2]+[.$C11]*[.I$3]+[.$D11]*[.I$4]" office:value-type="float" office:value="1966" calcext:value-type="float">
            <text:p>1966</text:p>
          </table:table-cell>
          <table:table-cell table:formula="of:=[.$A11]*[.J$1]+[.$B11]*[.J$2]+[.$C11]*[.J$3]+[.$D11]*[.J$4]" office:value-type="float" office:value="2390" calcext:value-type="float">
            <text:p>2390</text:p>
          </table:table-cell>
          <table:table-cell table:formula="of:=[.$A11]*[.K$1]+[.$B11]*[.K$2]+[.$C11]*[.K$3]+[.$D11]*[.K$4]" office:value-type="float" office:value="2814" calcext:value-type="float">
            <text:p>2814</text:p>
          </table:table-cell>
          <table:table-cell table:formula="of:=[.$A11]*[.L$1]+[.$B11]*[.L$2]+[.$C11]*[.L$3]+[.$D11]*[.L$4]" office:value-type="float" office:value="3238" calcext:value-type="float">
            <text:p>3238</text:p>
          </table:table-cell>
          <table:table-cell table:formula="of:=[.$A11]*[.M$1]+[.$B11]*[.M$2]+[.$C11]*[.M$3]+[.$D11]*[.M$4]" office:value-type="float" office:value="3662" calcext:value-type="float">
            <text:p>3662</text:p>
          </table:table-cell>
          <table:table-cell table:formula="of:=[.$A11]*[.N$1]+[.$B11]*[.N$2]+[.$C11]*[.N$3]+[.$D11]*[.N$4]" office:value-type="float" office:value="4086" calcext:value-type="float">
            <text:p>4086</text:p>
          </table:table-cell>
          <table:table-cell table:style-name="Default" table:formula="of:=[.$A11]*[.O$1]+[.$B11]*[.O$2]+[.$C11]*[.O$3]+[.$D11]*[.O$4]" office:value-type="float" office:value="4510" calcext:value-type="float">
            <text:p>4510</text:p>
          </table:table-cell>
          <table:table-cell table:formula="of:=[.$A11]*[.P$1]+[.$B11]*[.P$2]+[.$C11]*[.P$3]+[.$D11]*[.P$4]" office:value-type="float" office:value="4934" calcext:value-type="float">
            <text:p>4934</text:p>
          </table:table-cell>
          <table:table-cell table:number-columns-repeated="20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formula="of:=[.$A12]*[.E$1]+[.$B12]*[.E$2]+[.$C12]*[.E$3]+[.$D12]*[.E$4]" office:value-type="float" office:value="310" calcext:value-type="float">
            <text:p>310</text:p>
          </table:table-cell>
          <table:table-cell table:formula="of:=[.$A12]*[.F$1]+[.$B12]*[.F$2]+[.$C12]*[.F$3]+[.$D12]*[.F$4]" office:value-type="float" office:value="798" calcext:value-type="float">
            <text:p>798</text:p>
          </table:table-cell>
          <table:table-cell table:formula="of:=[.$A12]*[.G$1]+[.$B12]*[.G$2]+[.$C12]*[.G$3]+[.$D12]*[.G$4]" office:value-type="float" office:value="1286" calcext:value-type="float">
            <text:p>1286</text:p>
          </table:table-cell>
          <table:table-cell table:formula="of:=[.$A12]*[.H$1]+[.$B12]*[.H$2]+[.$C12]*[.H$3]+[.$D12]*[.H$4]" office:value-type="float" office:value="1774" calcext:value-type="float">
            <text:p>1774</text:p>
          </table:table-cell>
          <table:table-cell table:formula="of:=[.$A12]*[.I$1]+[.$B12]*[.I$2]+[.$C12]*[.I$3]+[.$D12]*[.I$4]" office:value-type="float" office:value="2262" calcext:value-type="float">
            <text:p>2262</text:p>
          </table:table-cell>
          <table:table-cell table:formula="of:=[.$A12]*[.J$1]+[.$B12]*[.J$2]+[.$C12]*[.J$3]+[.$D12]*[.J$4]" office:value-type="float" office:value="2750" calcext:value-type="float">
            <text:p>2750</text:p>
          </table:table-cell>
          <table:table-cell table:formula="of:=[.$A12]*[.K$1]+[.$B12]*[.K$2]+[.$C12]*[.K$3]+[.$D12]*[.K$4]" office:value-type="float" office:value="3238" calcext:value-type="float">
            <text:p>3238</text:p>
          </table:table-cell>
          <table:table-cell table:formula="of:=[.$A12]*[.L$1]+[.$B12]*[.L$2]+[.$C12]*[.L$3]+[.$D12]*[.L$4]" office:value-type="float" office:value="3726" calcext:value-type="float">
            <text:p>3726</text:p>
          </table:table-cell>
          <table:table-cell table:formula="of:=[.$A12]*[.M$1]+[.$B12]*[.M$2]+[.$C12]*[.M$3]+[.$D12]*[.M$4]" office:value-type="float" office:value="4214" calcext:value-type="float">
            <text:p>4214</text:p>
          </table:table-cell>
          <table:table-cell table:formula="of:=[.$A12]*[.N$1]+[.$B12]*[.N$2]+[.$C12]*[.N$3]+[.$D12]*[.N$4]" office:value-type="float" office:value="4702" calcext:value-type="float">
            <text:p>4702</text:p>
          </table:table-cell>
          <table:table-cell table:style-name="Default" table:formula="of:=[.$A12]*[.O$1]+[.$B12]*[.O$2]+[.$C12]*[.O$3]+[.$D12]*[.O$4]" office:value-type="float" office:value="5190" calcext:value-type="float">
            <text:p>5190</text:p>
          </table:table-cell>
          <table:table-cell table:formula="of:=[.$A12]*[.P$1]+[.$B12]*[.P$2]+[.$C12]*[.P$3]+[.$D12]*[.P$4]" office:value-type="float" office:value="5678" calcext:value-type="float">
            <text:p>5678</text:p>
          </table:table-cell>
          <table:table-cell table:number-columns-repeated="20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8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formula="of:=[.$A13]*[.E$1]+[.$B13]*[.E$2]+[.$C13]*[.E$3]+[.$D13]*[.E$4]" office:value-type="float" office:value="350" calcext:value-type="float">
            <text:p>350</text:p>
          </table:table-cell>
          <table:table-cell table:formula="of:=[.$A13]*[.F$1]+[.$B13]*[.F$2]+[.$C13]*[.F$3]+[.$D13]*[.F$4]" office:value-type="float" office:value="902" calcext:value-type="float">
            <text:p>902</text:p>
          </table:table-cell>
          <table:table-cell table:formula="of:=[.$A13]*[.G$1]+[.$B13]*[.G$2]+[.$C13]*[.G$3]+[.$D13]*[.G$4]" office:value-type="float" office:value="1454" calcext:value-type="float">
            <text:p>1454</text:p>
          </table:table-cell>
          <table:table-cell table:formula="of:=[.$A13]*[.H$1]+[.$B13]*[.H$2]+[.$C13]*[.H$3]+[.$D13]*[.H$4]" office:value-type="float" office:value="2006" calcext:value-type="float">
            <text:p>2006</text:p>
          </table:table-cell>
          <table:table-cell table:formula="of:=[.$A13]*[.I$1]+[.$B13]*[.I$2]+[.$C13]*[.I$3]+[.$D13]*[.I$4]" office:value-type="float" office:value="2558" calcext:value-type="float">
            <text:p>2558</text:p>
          </table:table-cell>
          <table:table-cell table:formula="of:=[.$A13]*[.J$1]+[.$B13]*[.J$2]+[.$C13]*[.J$3]+[.$D13]*[.J$4]" office:value-type="float" office:value="3110" calcext:value-type="float">
            <text:p>3110</text:p>
          </table:table-cell>
          <table:table-cell table:formula="of:=[.$A13]*[.K$1]+[.$B13]*[.K$2]+[.$C13]*[.K$3]+[.$D13]*[.K$4]" office:value-type="float" office:value="3662" calcext:value-type="float">
            <text:p>3662</text:p>
          </table:table-cell>
          <table:table-cell table:formula="of:=[.$A13]*[.L$1]+[.$B13]*[.L$2]+[.$C13]*[.L$3]+[.$D13]*[.L$4]" office:value-type="float" office:value="4214" calcext:value-type="float">
            <text:p>4214</text:p>
          </table:table-cell>
          <table:table-cell table:formula="of:=[.$A13]*[.M$1]+[.$B13]*[.M$2]+[.$C13]*[.M$3]+[.$D13]*[.M$4]" office:value-type="float" office:value="4766" calcext:value-type="float">
            <text:p>4766</text:p>
          </table:table-cell>
          <table:table-cell table:formula="of:=[.$A13]*[.N$1]+[.$B13]*[.N$2]+[.$C13]*[.N$3]+[.$D13]*[.N$4]" office:value-type="float" office:value="5318" calcext:value-type="float">
            <text:p>5318</text:p>
          </table:table-cell>
          <table:table-cell table:style-name="Default" table:formula="of:=[.$A13]*[.O$1]+[.$B13]*[.O$2]+[.$C13]*[.O$3]+[.$D13]*[.O$4]" office:value-type="float" office:value="5870" calcext:value-type="float">
            <text:p>5870</text:p>
          </table:table-cell>
          <table:table-cell table:formula="of:=[.$A13]*[.P$1]+[.$B13]*[.P$2]+[.$C13]*[.P$3]+[.$D13]*[.P$4]" office:value-type="float" office:value="6422" calcext:value-type="float">
            <text:p>6422</text:p>
          </table:table-cell>
          <table:table-cell table:number-columns-repeated="20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formula="of:=[.$A14]*[.E$1]+[.$B14]*[.E$2]+[.$C14]*[.E$3]+[.$D14]*[.E$4]" office:value-type="float" office:value="390" calcext:value-type="float">
            <text:p>390</text:p>
          </table:table-cell>
          <table:table-cell table:formula="of:=[.$A14]*[.F$1]+[.$B14]*[.F$2]+[.$C14]*[.F$3]+[.$D14]*[.F$4]" office:value-type="float" office:value="1006" calcext:value-type="float">
            <text:p>1006</text:p>
          </table:table-cell>
          <table:table-cell table:formula="of:=[.$A14]*[.G$1]+[.$B14]*[.G$2]+[.$C14]*[.G$3]+[.$D14]*[.G$4]" office:value-type="float" office:value="1622" calcext:value-type="float">
            <text:p>1622</text:p>
          </table:table-cell>
          <table:table-cell table:formula="of:=[.$A14]*[.H$1]+[.$B14]*[.H$2]+[.$C14]*[.H$3]+[.$D14]*[.H$4]" office:value-type="float" office:value="2238" calcext:value-type="float">
            <text:p>2238</text:p>
          </table:table-cell>
          <table:table-cell table:formula="of:=[.$A14]*[.I$1]+[.$B14]*[.I$2]+[.$C14]*[.I$3]+[.$D14]*[.I$4]" office:value-type="float" office:value="2854" calcext:value-type="float">
            <text:p>2854</text:p>
          </table:table-cell>
          <table:table-cell table:formula="of:=[.$A14]*[.J$1]+[.$B14]*[.J$2]+[.$C14]*[.J$3]+[.$D14]*[.J$4]" office:value-type="float" office:value="3470" calcext:value-type="float">
            <text:p>3470</text:p>
          </table:table-cell>
          <table:table-cell table:formula="of:=[.$A14]*[.K$1]+[.$B14]*[.K$2]+[.$C14]*[.K$3]+[.$D14]*[.K$4]" office:value-type="float" office:value="4086" calcext:value-type="float">
            <text:p>4086</text:p>
          </table:table-cell>
          <table:table-cell table:formula="of:=[.$A14]*[.L$1]+[.$B14]*[.L$2]+[.$C14]*[.L$3]+[.$D14]*[.L$4]" office:value-type="float" office:value="4702" calcext:value-type="float">
            <text:p>4702</text:p>
          </table:table-cell>
          <table:table-cell table:formula="of:=[.$A14]*[.M$1]+[.$B14]*[.M$2]+[.$C14]*[.M$3]+[.$D14]*[.M$4]" office:value-type="float" office:value="5318" calcext:value-type="float">
            <text:p>5318</text:p>
          </table:table-cell>
          <table:table-cell table:formula="of:=[.$A14]*[.N$1]+[.$B14]*[.N$2]+[.$C14]*[.N$3]+[.$D14]*[.N$4]" office:value-type="float" office:value="5934" calcext:value-type="float">
            <text:p>5934</text:p>
          </table:table-cell>
          <table:table-cell table:style-name="Default" table:formula="of:=[.$A14]*[.O$1]+[.$B14]*[.O$2]+[.$C14]*[.O$3]+[.$D14]*[.O$4]" office:value-type="float" office:value="6550" calcext:value-type="float">
            <text:p>6550</text:p>
          </table:table-cell>
          <table:table-cell table:formula="of:=[.$A14]*[.P$1]+[.$B14]*[.P$2]+[.$C14]*[.P$3]+[.$D14]*[.P$4]" office:value-type="float" office:value="7166" calcext:value-type="float">
            <text:p>7166</text:p>
          </table:table-cell>
          <table:table-cell table:number-columns-repeated="20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14" office:value-type="string" calcext:value-type="string" table:number-columns-spanned="4" table:number-rows-spanned="1">
            <text:p>(A * HH^T) @ HW</text:p>
          </table:table-cell>
          <table:covered-table-cell table:number-columns-repeated="3"/>
          <table:table-cell table:number-columns-repeated="98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formula="of:=[.$A15]*[.E$1]+[.$B15]*[.E$2]+[.$C15]*[.E$3]+[.$D15]*[.E$4]" office:value-type="float" office:value="430" calcext:value-type="float">
            <text:p>430</text:p>
          </table:table-cell>
          <table:table-cell table:formula="of:=[.$A15]*[.F$1]+[.$B15]*[.F$2]+[.$C15]*[.F$3]+[.$D15]*[.F$4]" office:value-type="float" office:value="1110" calcext:value-type="float">
            <text:p>1110</text:p>
          </table:table-cell>
          <table:table-cell table:formula="of:=[.$A15]*[.G$1]+[.$B15]*[.G$2]+[.$C15]*[.G$3]+[.$D15]*[.G$4]" office:value-type="float" office:value="1790" calcext:value-type="float">
            <text:p>1790</text:p>
          </table:table-cell>
          <table:table-cell table:formula="of:=[.$A15]*[.H$1]+[.$B15]*[.H$2]+[.$C15]*[.H$3]+[.$D15]*[.H$4]" office:value-type="float" office:value="2470" calcext:value-type="float">
            <text:p>2470</text:p>
          </table:table-cell>
          <table:table-cell table:formula="of:=[.$A15]*[.I$1]+[.$B15]*[.I$2]+[.$C15]*[.I$3]+[.$D15]*[.I$4]" office:value-type="float" office:value="3150" calcext:value-type="float">
            <text:p>3150</text:p>
          </table:table-cell>
          <table:table-cell table:formula="of:=[.$A15]*[.J$1]+[.$B15]*[.J$2]+[.$C15]*[.J$3]+[.$D15]*[.J$4]" office:value-type="float" office:value="3830" calcext:value-type="float">
            <text:p>3830</text:p>
          </table:table-cell>
          <table:table-cell table:formula="of:=[.$A15]*[.K$1]+[.$B15]*[.K$2]+[.$C15]*[.K$3]+[.$D15]*[.K$4]" office:value-type="float" office:value="4510" calcext:value-type="float">
            <text:p>4510</text:p>
          </table:table-cell>
          <table:table-cell table:formula="of:=[.$A15]*[.L$1]+[.$B15]*[.L$2]+[.$C15]*[.L$3]+[.$D15]*[.L$4]" office:value-type="float" office:value="5190" calcext:value-type="float">
            <text:p>5190</text:p>
          </table:table-cell>
          <table:table-cell table:formula="of:=[.$A15]*[.M$1]+[.$B15]*[.M$2]+[.$C15]*[.M$3]+[.$D15]*[.M$4]" office:value-type="float" office:value="5870" calcext:value-type="float">
            <text:p>5870</text:p>
          </table:table-cell>
          <table:table-cell table:formula="of:=[.$A15]*[.N$1]+[.$B15]*[.N$2]+[.$C15]*[.N$3]+[.$D15]*[.N$4]" office:value-type="float" office:value="6550" calcext:value-type="float">
            <text:p>6550</text:p>
          </table:table-cell>
          <table:table-cell table:style-name="Default" table:formula="of:=[.$A15]*[.O$1]+[.$B15]*[.O$2]+[.$C15]*[.O$3]+[.$D15]*[.O$4]" office:value-type="float" office:value="7230" calcext:value-type="float">
            <text:p>7230</text:p>
          </table:table-cell>
          <table:table-cell table:formula="of:=[.$A15]*[.P$1]+[.$B15]*[.P$2]+[.$C15]*[.P$3]+[.$D15]*[.P$4]" office:value-type="float" office:value="7910" calcext:value-type="float">
            <text:p>7910</text:p>
          </table:table-cell>
          <table:table-cell table:number-columns-repeated="20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formula="of:=[.$A16]*[.E$1]+[.$B16]*[.E$2]+[.$C16]*[.E$3]+[.$D16]*[.E$4]" office:value-type="float" office:value="470" calcext:value-type="float">
            <text:p>470</text:p>
          </table:table-cell>
          <table:table-cell table:formula="of:=[.$A16]*[.F$1]+[.$B16]*[.F$2]+[.$C16]*[.F$3]+[.$D16]*[.F$4]" office:value-type="float" office:value="1214" calcext:value-type="float">
            <text:p>1214</text:p>
          </table:table-cell>
          <table:table-cell table:formula="of:=[.$A16]*[.G$1]+[.$B16]*[.G$2]+[.$C16]*[.G$3]+[.$D16]*[.G$4]" office:value-type="float" office:value="1958" calcext:value-type="float">
            <text:p>1958</text:p>
          </table:table-cell>
          <table:table-cell table:formula="of:=[.$A16]*[.H$1]+[.$B16]*[.H$2]+[.$C16]*[.H$3]+[.$D16]*[.H$4]" office:value-type="float" office:value="2702" calcext:value-type="float">
            <text:p>2702</text:p>
          </table:table-cell>
          <table:table-cell table:formula="of:=[.$A16]*[.I$1]+[.$B16]*[.I$2]+[.$C16]*[.I$3]+[.$D16]*[.I$4]" office:value-type="float" office:value="3446" calcext:value-type="float">
            <text:p>3446</text:p>
          </table:table-cell>
          <table:table-cell table:formula="of:=[.$A16]*[.J$1]+[.$B16]*[.J$2]+[.$C16]*[.J$3]+[.$D16]*[.J$4]" office:value-type="float" office:value="4190" calcext:value-type="float">
            <text:p>4190</text:p>
          </table:table-cell>
          <table:table-cell table:formula="of:=[.$A16]*[.K$1]+[.$B16]*[.K$2]+[.$C16]*[.K$3]+[.$D16]*[.K$4]" office:value-type="float" office:value="4934" calcext:value-type="float">
            <text:p>4934</text:p>
          </table:table-cell>
          <table:table-cell table:formula="of:=[.$A16]*[.L$1]+[.$B16]*[.L$2]+[.$C16]*[.L$3]+[.$D16]*[.L$4]" office:value-type="float" office:value="5678" calcext:value-type="float">
            <text:p>5678</text:p>
          </table:table-cell>
          <table:table-cell table:formula="of:=[.$A16]*[.M$1]+[.$B16]*[.M$2]+[.$C16]*[.M$3]+[.$D16]*[.M$4]" office:value-type="float" office:value="6422" calcext:value-type="float">
            <text:p>6422</text:p>
          </table:table-cell>
          <table:table-cell table:formula="of:=[.$A16]*[.N$1]+[.$B16]*[.N$2]+[.$C16]*[.N$3]+[.$D16]*[.N$4]" office:value-type="float" office:value="7166" calcext:value-type="float">
            <text:p>7166</text:p>
          </table:table-cell>
          <table:table-cell table:style-name="Default" table:formula="of:=[.$A16]*[.O$1]+[.$B16]*[.O$2]+[.$C16]*[.O$3]+[.$D16]*[.O$4]" office:value-type="float" office:value="7910" calcext:value-type="float">
            <text:p>7910</text:p>
          </table:table-cell>
          <table:table-cell table:formula="of:=[.$A16]*[.P$1]+[.$B16]*[.P$2]+[.$C16]*[.P$3]+[.$D16]*[.P$4]" office:value-type="float" office:value="8654" calcext:value-type="float">
            <text:p>8654</text:p>
          </table:table-cell>
          <table:table-cell table:number-columns-repeated="20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style-name="ce6"/>
          <table:table-cell table:style-name="ce4" table:number-columns-repeated="3"/>
          <table:table-cell table:number-columns-repeated="10"/>
          <table:table-cell table:style-name="Default"/>
          <table:table-cell table:number-columns-repeated="21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 table:number-columns-spanned="12" table:number-rows-spanned="1">
            <text:p>A</text:p>
          </table:table-cell>
          <table:covered-table-cell table:number-columns-repeated="11"/>
          <table:table-cell table:style-name="ce14" office:value-type="string" calcext:value-type="string" table:number-columns-spanned="12" table:number-rows-spanned="1">
            <text:p>HH^T</text:p>
          </table:table-cell>
          <table:covered-table-cell/>
          <table:covered-table-cell table:style-name="Default"/>
          <table:covered-table-cell table:number-columns-repeated="9"/>
          <table:table-cell table:style-name="ce14" office:value-type="string" calcext:value-type="string" table:number-columns-spanned="12" table:number-rows-spanned="1">
            <text:p>A * HH^T</text:p>
          </table:table-cell>
          <table:covered-table-cell table:number-columns-repeated="11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70" calcext:value-type="float">
            <text:p>470</text:p>
          </table:table-cell>
          <table:table-cell table:formula="of:=[.A19]*[.M19]" office:value-type="float" office:value="30" calcext:value-type="float">
            <text:p>30</text:p>
          </table:table-cell>
          <table:table-cell table:formula="of:=[.B19]*[.N19]" office:value-type="float" office:value="140" calcext:value-type="float">
            <text:p>140</text:p>
          </table:table-cell>
          <table:table-cell table:formula="of:=[.C19]*[.O19]" office:value-type="float" office:value="330" calcext:value-type="float">
            <text:p>330</text:p>
          </table:table-cell>
          <table:table-cell table:formula="of:=[.D19]*[.P19]" office:value-type="float" office:value="600" calcext:value-type="float">
            <text:p>600</text:p>
          </table:table-cell>
          <table:table-cell table:formula="of:=[.E19]*[.Q19]" office:value-type="float" office:value="950" calcext:value-type="float">
            <text:p>950</text:p>
          </table:table-cell>
          <table:table-cell table:formula="of:=[.F19]*[.R19]" office:value-type="float" office:value="1380" calcext:value-type="float">
            <text:p>1380</text:p>
          </table:table-cell>
          <table:table-cell table:formula="of:=[.G19]*[.S19]" office:value-type="float" office:value="1890" calcext:value-type="float">
            <text:p>1890</text:p>
          </table:table-cell>
          <table:table-cell table:formula="of:=[.H19]*[.T19]" office:value-type="float" office:value="2480" calcext:value-type="float">
            <text:p>2480</text:p>
          </table:table-cell>
          <table:table-cell table:formula="of:=[.I19]*[.U19]" office:value-type="float" office:value="3150" calcext:value-type="float">
            <text:p>3150</text:p>
          </table:table-cell>
          <table:table-cell table:formula="of:=[.J19]*[.V19]" office:value-type="float" office:value="3900" calcext:value-type="float">
            <text:p>3900</text:p>
          </table:table-cell>
          <table:table-cell table:formula="of:=[.K19]*[.W19]" office:value-type="float" office:value="4730" calcext:value-type="float">
            <text:p>4730</text:p>
          </table:table-cell>
          <table:table-cell table:formula="of:=[.L19]*[.X19]" office:value-type="float" office:value="5640" calcext:value-type="float">
            <text:p>5640</text:p>
          </table:table-cell>
          <table:table-cell table:formula="of:=[.$Y19]*[.AK$7]+[.$Z19]*[.AK$8]+[.$AA19]*[.AK$9]+[.$AB19]*[.AK$10]+[.$AC19]*[.AK$11]+[.$AD19]*[.AK$12]+[.$AE19]*[.AK$13]+[.$AF19]*[.AK$14]+[.$AG19]*[.AK$15]+[.$AH19]*[.AK$16]+[.$AI19]*[.AK$17]+[.$AJ19]*[.AK$18]" office:value-type="float" office:value="871780" calcext:value-type="float">
            <text:p>871780</text:p>
          </table:table-cell>
          <table:table-cell table:formula="of:=[.$Y19]*[.AL$7]+[.$Z19]*[.AL$8]+[.$AA19]*[.AL$9]+[.$AB19]*[.AL$10]+[.$AC19]*[.AL$11]+[.$AD19]*[.AL$12]+[.$AE19]*[.AL$13]+[.$AF19]*[.AL$14]+[.$AG19]*[.AL$15]+[.$AH19]*[.AL$16]+[.$AI19]*[.AL$17]+[.$AJ19]*[.AL$18]" office:value-type="float" office:value="897000" calcext:value-type="float">
            <text:p>897000</text:p>
          </table:table-cell>
          <table:table-cell table:formula="of:=[.$Y19]*[.AM$7]+[.$Z19]*[.AM$8]+[.$AA19]*[.AM$9]+[.$AB19]*[.AM$10]+[.$AC19]*[.AM$11]+[.$AD19]*[.AM$12]+[.$AE19]*[.AM$13]+[.$AF19]*[.AM$14]+[.$AG19]*[.AM$15]+[.$AH19]*[.AM$16]+[.$AI19]*[.AM$17]+[.$AJ19]*[.AM$18]" office:value-type="float" office:value="922220" calcext:value-type="float">
            <text:p>922220</text:p>
          </table:table-cell>
          <table:table-cell table:formula="of:=[.$Y19]*[.AN$7]+[.$Z19]*[.AN$8]+[.$AA19]*[.AN$9]+[.$AB19]*[.AN$10]+[.$AC19]*[.AN$11]+[.$AD19]*[.AN$12]+[.$AE19]*[.AN$13]+[.$AF19]*[.AN$14]+[.$AG19]*[.AN$15]+[.$AH19]*[.AN$16]+[.$AI19]*[.AN$17]+[.$AJ19]*[.AN$18]" office:value-type="float" office:value="947440" calcext:value-type="float">
            <text:p>947440</text:p>
          </table:table-cell>
          <table:table-cell table:formula="of:=[.$AK19]*[.AO$15]+[.$AL19]*[.AO$16]+[.$AM19]*[.AO$17]+[.$AN19]*[.AO$18]" office:value-type="float" office:value="25973480" calcext:value-type="float">
            <text:p>25973480</text:p>
          </table:table-cell>
          <table:table-cell table:formula="of:=[.$AK19]*[.AP$15]+[.$AL19]*[.AP$16]+[.$AM19]*[.AP$17]+[.$AN19]*[.AP$18]" office:value-type="float" office:value="29611920" calcext:value-type="float">
            <text:p>29611920</text:p>
          </table:table-cell>
          <table:table-cell table:formula="of:=[.$AK19]*[.AQ$15]+[.$AL19]*[.AQ$16]+[.$AM19]*[.AQ$17]+[.$AN19]*[.AQ$18]" office:value-type="float" office:value="33250360" calcext:value-type="float">
            <text:p>33250360</text:p>
          </table:table-cell>
          <table:table-cell table:formula="of:=[.$AK19]*[.AR$15]+[.$AL19]*[.AR$16]+[.$AM19]*[.AR$17]+[.$AN19]*[.AR$18]" office:value-type="float" office:value="36888800" calcext:value-type="float">
            <text:p>3688880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278" calcext:value-type="float">
            <text:p>278</text:p>
          </table:table-cell>
          <table:table-cell office:value-type="float" office:value="382" calcext:value-type="float">
            <text:p>382</text:p>
          </table:table-cell>
          <table:table-cell office:value-type="float" office:value="486" calcext:value-type="float">
            <text:p>486</text:p>
          </table:table-cell>
          <table:table-cell office:value-type="float" office:value="590" calcext:value-type="float">
            <text:p>590</text:p>
          </table:table-cell>
          <table:table-cell office:value-type="float" office:value="694" calcext:value-type="float">
            <text:p>694</text:p>
          </table:table-cell>
          <table:table-cell office:value-type="float" office:value="798" calcext:value-type="float">
            <text:p>798</text:p>
          </table:table-cell>
          <table:table-cell office:value-type="float" office:value="902" calcext:value-type="float">
            <text:p>902</text:p>
          </table:table-cell>
          <table:table-cell office:value-type="float" office:value="1006" calcext:value-type="float">
            <text:p>1006</text:p>
          </table:table-cell>
          <table:table-cell office:value-type="float" office:value="1110" calcext:value-type="float">
            <text:p>1110</text:p>
          </table:table-cell>
          <table:table-cell office:value-type="float" office:value="1214" calcext:value-type="float">
            <text:p>1214</text:p>
          </table:table-cell>
          <table:table-cell table:formula="of:=[.A20]*[.M20]" office:value-type="float" office:value="910" calcext:value-type="float">
            <text:p>910</text:p>
          </table:table-cell>
          <table:table-cell table:formula="of:=[.B20]*[.N20]" office:value-type="float" office:value="2436" calcext:value-type="float">
            <text:p>2436</text:p>
          </table:table-cell>
          <table:table-cell table:formula="of:=[.C20]*[.O20]" office:value-type="float" office:value="4170" calcext:value-type="float">
            <text:p>4170</text:p>
          </table:table-cell>
          <table:table-cell table:formula="of:=[.D20]*[.P20]" office:value-type="float" office:value="6112" calcext:value-type="float">
            <text:p>6112</text:p>
          </table:table-cell>
          <table:table-cell table:formula="of:=[.E20]*[.Q20]" office:value-type="float" office:value="8262" calcext:value-type="float">
            <text:p>8262</text:p>
          </table:table-cell>
          <table:table-cell table:formula="of:=[.F20]*[.R20]" office:value-type="float" office:value="10620" calcext:value-type="float">
            <text:p>10620</text:p>
          </table:table-cell>
          <table:table-cell table:formula="of:=[.G20]*[.S20]" office:value-type="float" office:value="13186" calcext:value-type="float">
            <text:p>13186</text:p>
          </table:table-cell>
          <table:table-cell table:formula="of:=[.H20]*[.T20]" office:value-type="float" office:value="15960" calcext:value-type="float">
            <text:p>15960</text:p>
          </table:table-cell>
          <table:table-cell table:formula="of:=[.I20]*[.U20]" office:value-type="float" office:value="18942" calcext:value-type="float">
            <text:p>18942</text:p>
          </table:table-cell>
          <table:table-cell table:formula="of:=[.J20]*[.V20]" office:value-type="float" office:value="22132" calcext:value-type="float">
            <text:p>22132</text:p>
          </table:table-cell>
          <table:table-cell table:formula="of:=[.K20]*[.W20]" office:value-type="float" office:value="25530" calcext:value-type="float">
            <text:p>25530</text:p>
          </table:table-cell>
          <table:table-cell table:formula="of:=[.L20]*[.X20]" office:value-type="float" office:value="29136" calcext:value-type="float">
            <text:p>29136</text:p>
          </table:table-cell>
          <table:table-cell table:formula="of:=[.$Y20]*[.AK$7]+[.$Z20]*[.AK$8]+[.$AA20]*[.AK$9]+[.$AB20]*[.AK$10]+[.$AC20]*[.AK$11]+[.$AD20]*[.AK$12]+[.$AE20]*[.AK$13]+[.$AF20]*[.AK$14]+[.$AG20]*[.AK$15]+[.$AH20]*[.AK$16]+[.$AI20]*[.AK$17]+[.$AJ20]*[.AK$18]" office:value-type="float" office:value="5087860" calcext:value-type="float">
            <text:p>5087860</text:p>
          </table:table-cell>
          <table:table-cell table:formula="of:=[.$Y20]*[.AL$7]+[.$Z20]*[.AL$8]+[.$AA20]*[.AL$9]+[.$AB20]*[.AL$10]+[.$AC20]*[.AL$11]+[.$AD20]*[.AL$12]+[.$AE20]*[.AL$13]+[.$AF20]*[.AL$14]+[.$AG20]*[.AL$15]+[.$AH20]*[.AL$16]+[.$AI20]*[.AL$17]+[.$AJ20]*[.AL$18]" office:value-type="float" office:value="5245256" calcext:value-type="float">
            <text:p>5245256</text:p>
          </table:table-cell>
          <table:table-cell table:formula="of:=[.$Y20]*[.AM$7]+[.$Z20]*[.AM$8]+[.$AA20]*[.AM$9]+[.$AB20]*[.AM$10]+[.$AC20]*[.AM$11]+[.$AD20]*[.AM$12]+[.$AE20]*[.AM$13]+[.$AF20]*[.AM$14]+[.$AG20]*[.AM$15]+[.$AH20]*[.AM$16]+[.$AI20]*[.AM$17]+[.$AJ20]*[.AM$18]" office:value-type="float" office:value="5402652" calcext:value-type="float">
            <text:p>5402652</text:p>
          </table:table-cell>
          <table:table-cell table:formula="of:=[.$Y20]*[.AN$7]+[.$Z20]*[.AN$8]+[.$AA20]*[.AN$9]+[.$AB20]*[.AN$10]+[.$AC20]*[.AN$11]+[.$AD20]*[.AN$12]+[.$AE20]*[.AN$13]+[.$AF20]*[.AN$14]+[.$AG20]*[.AN$15]+[.$AH20]*[.AN$16]+[.$AI20]*[.AN$17]+[.$AJ20]*[.AN$18]" office:value-type="float" office:value="5560048" calcext:value-type="float">
            <text:p>5560048</text:p>
          </table:table-cell>
          <table:table-cell table:formula="of:=[.$AK20]*[.AO$15]+[.$AL20]*[.AO$16]+[.$AM20]*[.AO$17]+[.$AN20]*[.AO$18]" office:value-type="float" office:value="152218632" calcext:value-type="float">
            <text:p>152218632</text:p>
          </table:table-cell>
          <table:table-cell table:formula="of:=[.$AK20]*[.AP$15]+[.$AL20]*[.AP$16]+[.$AM20]*[.AP$17]+[.$AN20]*[.AP$18]" office:value-type="float" office:value="173514448" calcext:value-type="float">
            <text:p>173514448</text:p>
          </table:table-cell>
          <table:table-cell table:formula="of:=[.$AK20]*[.AQ$15]+[.$AL20]*[.AQ$16]+[.$AM20]*[.AQ$17]+[.$AN20]*[.AQ$18]" office:value-type="float" office:value="194810264" calcext:value-type="float">
            <text:p>194810264</text:p>
          </table:table-cell>
          <table:table-cell table:formula="of:=[.$AK20]*[.AR$15]+[.$AL20]*[.AR$16]+[.$AM20]*[.AR$17]+[.$AN20]*[.AR$18]" office:value-type="float" office:value="216106080" calcext:value-type="float">
            <text:p>216106080</text:p>
          </table:table-cell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table:style-name="Default" office:value-type="float" office:value="446" calcext:value-type="float">
            <text:p>446</text:p>
          </table:table-cell>
          <table:table-cell office:value-type="float" office:value="614" calcext:value-type="float">
            <text:p>614</text:p>
          </table:table-cell>
          <table:table-cell office:value-type="float" office:value="782" calcext:value-type="float">
            <text:p>782</text:p>
          </table:table-cell>
          <table:table-cell office:value-type="float" office:value="950" calcext:value-type="float">
            <text:p>950</text:p>
          </table:table-cell>
          <table:table-cell office:value-type="float" office:value="1118" calcext:value-type="float">
            <text:p>1118</text:p>
          </table:table-cell>
          <table:table-cell office:value-type="float" office:value="1286" calcext:value-type="float">
            <text:p>1286</text:p>
          </table:table-cell>
          <table:table-cell office:value-type="float" office:value="1454" calcext:value-type="float">
            <text:p>1454</text:p>
          </table:table-cell>
          <table:table-cell office:value-type="float" office:value="1622" calcext:value-type="float">
            <text:p>1622</text:p>
          </table:table-cell>
          <table:table-cell office:value-type="float" office:value="1790" calcext:value-type="float">
            <text:p>1790</text:p>
          </table:table-cell>
          <table:table-cell office:value-type="float" office:value="1958" calcext:value-type="float">
            <text:p>1958</text:p>
          </table:table-cell>
          <table:table-cell table:formula="of:=[.A21]*[.M21]" office:value-type="float" office:value="2750" calcext:value-type="float">
            <text:p>2750</text:p>
          </table:table-cell>
          <table:table-cell table:formula="of:=[.B21]*[.N21]" office:value-type="float" office:value="7228" calcext:value-type="float">
            <text:p>7228</text:p>
          </table:table-cell>
          <table:table-cell table:formula="of:=[.C21]*[.O21]" office:value-type="float" office:value="12042" calcext:value-type="float">
            <text:p>12042</text:p>
          </table:table-cell>
          <table:table-cell table:formula="of:=[.D21]*[.P21]" office:value-type="float" office:value="17192" calcext:value-type="float">
            <text:p>17192</text:p>
          </table:table-cell>
          <table:table-cell table:formula="of:=[.E21]*[.Q21]" office:value-type="float" office:value="22678" calcext:value-type="float">
            <text:p>22678</text:p>
          </table:table-cell>
          <table:table-cell table:formula="of:=[.F21]*[.R21]" office:value-type="float" office:value="28500" calcext:value-type="float">
            <text:p>28500</text:p>
          </table:table-cell>
          <table:table-cell table:formula="of:=[.G21]*[.S21]" office:value-type="float" office:value="34658" calcext:value-type="float">
            <text:p>34658</text:p>
          </table:table-cell>
          <table:table-cell table:formula="of:=[.H21]*[.T21]" office:value-type="float" office:value="41152" calcext:value-type="float">
            <text:p>41152</text:p>
          </table:table-cell>
          <table:table-cell table:formula="of:=[.I21]*[.U21]" office:value-type="float" office:value="47982" calcext:value-type="float">
            <text:p>47982</text:p>
          </table:table-cell>
          <table:table-cell table:formula="of:=[.J21]*[.V21]" office:value-type="float" office:value="55148" calcext:value-type="float">
            <text:p>55148</text:p>
          </table:table-cell>
          <table:table-cell table:formula="of:=[.K21]*[.W21]" office:value-type="float" office:value="62650" calcext:value-type="float">
            <text:p>62650</text:p>
          </table:table-cell>
          <table:table-cell table:formula="of:=[.L21]*[.X21]" office:value-type="float" office:value="70488" calcext:value-type="float">
            <text:p>70488</text:p>
          </table:table-cell>
          <table:table-cell table:formula="of:=[.$Y21]*[.AK$7]+[.$Z21]*[.AK$8]+[.$AA21]*[.AK$9]+[.$AB21]*[.AK$10]+[.$AC21]*[.AK$11]+[.$AD21]*[.AK$12]+[.$AE21]*[.AK$13]+[.$AF21]*[.AK$14]+[.$AG21]*[.AK$15]+[.$AH21]*[.AK$16]+[.$AI21]*[.AK$17]+[.$AJ21]*[.AK$18]" office:value-type="float" office:value="12779140" calcext:value-type="float">
            <text:p>12779140</text:p>
          </table:table-cell>
          <table:table-cell table:formula="of:=[.$Y21]*[.AL$7]+[.$Z21]*[.AL$8]+[.$AA21]*[.AL$9]+[.$AB21]*[.AL$10]+[.$AC21]*[.AL$11]+[.$AD21]*[.AL$12]+[.$AE21]*[.AL$13]+[.$AF21]*[.AL$14]+[.$AG21]*[.AL$15]+[.$AH21]*[.AL$16]+[.$AI21]*[.AL$17]+[.$AJ21]*[.AL$18]" office:value-type="float" office:value="13181608" calcext:value-type="float">
            <text:p>13181608</text:p>
          </table:table-cell>
          <table:table-cell table:formula="of:=[.$Y21]*[.AM$7]+[.$Z21]*[.AM$8]+[.$AA21]*[.AM$9]+[.$AB21]*[.AM$10]+[.$AC21]*[.AM$11]+[.$AD21]*[.AM$12]+[.$AE21]*[.AM$13]+[.$AF21]*[.AM$14]+[.$AG21]*[.AM$15]+[.$AH21]*[.AM$16]+[.$AI21]*[.AM$17]+[.$AJ21]*[.AM$18]" office:value-type="float" office:value="13584076" calcext:value-type="float">
            <text:p>13584076</text:p>
          </table:table-cell>
          <table:table-cell table:formula="of:=[.$Y21]*[.AN$7]+[.$Z21]*[.AN$8]+[.$AA21]*[.AN$9]+[.$AB21]*[.AN$10]+[.$AC21]*[.AN$11]+[.$AD21]*[.AN$12]+[.$AE21]*[.AN$13]+[.$AF21]*[.AN$14]+[.$AG21]*[.AN$15]+[.$AH21]*[.AN$16]+[.$AI21]*[.AN$17]+[.$AJ21]*[.AN$18]" office:value-type="float" office:value="13986544" calcext:value-type="float">
            <text:p>13986544</text:p>
          </table:table-cell>
          <table:table-cell table:formula="of:=[.$AK21]*[.AO$15]+[.$AL21]*[.AO$16]+[.$AM21]*[.AO$17]+[.$AN21]*[.AO$18]" office:value-type="float" office:value="382768936" calcext:value-type="float">
            <text:p>382768936</text:p>
          </table:table-cell>
          <table:table-cell table:formula="of:=[.$AK21]*[.AP$15]+[.$AL21]*[.AP$16]+[.$AM21]*[.AP$17]+[.$AN21]*[.AP$18]" office:value-type="float" office:value="436300304" calcext:value-type="float">
            <text:p>436300304</text:p>
          </table:table-cell>
          <table:table-cell table:formula="of:=[.$AK21]*[.AQ$15]+[.$AL21]*[.AQ$16]+[.$AM21]*[.AQ$17]+[.$AN21]*[.AQ$18]" office:value-type="float" office:value="489831672" calcext:value-type="float">
            <text:p>489831672</text:p>
          </table:table-cell>
          <table:table-cell table:formula="of:=[.$AK21]*[.AR$15]+[.$AL21]*[.AR$16]+[.$AM21]*[.AR$17]+[.$AN21]*[.AR$18]" office:value-type="float" office:value="543363040" calcext:value-type="float">
            <text:p>543363040</text:p>
          </table:table-cell>
          <table:table-cell table:number-columns-repeated="98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614" calcext:value-type="float">
            <text:p>614</text:p>
          </table:table-cell>
          <table:table-cell office:value-type="float" office:value="846" calcext:value-type="float">
            <text:p>846</text:p>
          </table:table-cell>
          <table:table-cell office:value-type="float" office:value="1078" calcext:value-type="float">
            <text:p>1078</text:p>
          </table:table-cell>
          <table:table-cell office:value-type="float" office:value="1310" calcext:value-type="float">
            <text:p>1310</text:p>
          </table:table-cell>
          <table:table-cell office:value-type="float" office:value="1542" calcext:value-type="float">
            <text:p>1542</text:p>
          </table:table-cell>
          <table:table-cell office:value-type="float" office:value="1774" calcext:value-type="float">
            <text:p>1774</text:p>
          </table:table-cell>
          <table:table-cell office:value-type="float" office:value="2006" calcext:value-type="float">
            <text:p>2006</text:p>
          </table:table-cell>
          <table:table-cell office:value-type="float" office:value="2238" calcext:value-type="float">
            <text:p>2238</text:p>
          </table:table-cell>
          <table:table-cell office:value-type="float" office:value="2470" calcext:value-type="float">
            <text:p>2470</text:p>
          </table:table-cell>
          <table:table-cell office:value-type="float" office:value="2702" calcext:value-type="float">
            <text:p>2702</text:p>
          </table:table-cell>
          <table:table-cell table:formula="of:=[.A22]*[.M22]" office:value-type="float" office:value="5550" calcext:value-type="float">
            <text:p>5550</text:p>
          </table:table-cell>
          <table:table-cell table:formula="of:=[.B22]*[.N22]" office:value-type="float" office:value="14516" calcext:value-type="float">
            <text:p>14516</text:p>
          </table:table-cell>
          <table:table-cell table:formula="of:=[.C22]*[.O22]" office:value-type="float" office:value="23946" calcext:value-type="float">
            <text:p>23946</text:p>
          </table:table-cell>
          <table:table-cell table:formula="of:=[.D22]*[.P22]" office:value-type="float" office:value="33840" calcext:value-type="float">
            <text:p>33840</text:p>
          </table:table-cell>
          <table:table-cell table:formula="of:=[.E22]*[.Q22]" office:value-type="float" office:value="44198" calcext:value-type="float">
            <text:p>44198</text:p>
          </table:table-cell>
          <table:table-cell table:formula="of:=[.F22]*[.R22]" office:value-type="float" office:value="55020" calcext:value-type="float">
            <text:p>55020</text:p>
          </table:table-cell>
          <table:table-cell table:formula="of:=[.G22]*[.S22]" office:value-type="float" office:value="66306" calcext:value-type="float">
            <text:p>66306</text:p>
          </table:table-cell>
          <table:table-cell table:formula="of:=[.H22]*[.T22]" office:value-type="float" office:value="78056" calcext:value-type="float">
            <text:p>78056</text:p>
          </table:table-cell>
          <table:table-cell table:formula="of:=[.I22]*[.U22]" office:value-type="float" office:value="90270" calcext:value-type="float">
            <text:p>90270</text:p>
          </table:table-cell>
          <table:table-cell table:formula="of:=[.J22]*[.V22]" office:value-type="float" office:value="102948" calcext:value-type="float">
            <text:p>102948</text:p>
          </table:table-cell>
          <table:table-cell table:formula="of:=[.K22]*[.W22]" office:value-type="float" office:value="116090" calcext:value-type="float">
            <text:p>116090</text:p>
          </table:table-cell>
          <table:table-cell table:formula="of:=[.L22]*[.X22]" office:value-type="float" office:value="129696" calcext:value-type="float">
            <text:p>129696</text:p>
          </table:table-cell>
          <table:table-cell table:formula="of:=[.$Y22]*[.AK$7]+[.$Z22]*[.AK$8]+[.$AA22]*[.AK$9]+[.$AB22]*[.AK$10]+[.$AC22]*[.AK$11]+[.$AD22]*[.AK$12]+[.$AE22]*[.AK$13]+[.$AF22]*[.AK$14]+[.$AG22]*[.AK$15]+[.$AH22]*[.AK$16]+[.$AI22]*[.AK$17]+[.$AJ22]*[.AK$18]" office:value-type="float" office:value="23945620" calcext:value-type="float">
            <text:p>23945620</text:p>
          </table:table-cell>
          <table:table-cell table:formula="of:=[.$Y22]*[.AL$7]+[.$Z22]*[.AL$8]+[.$AA22]*[.AL$9]+[.$AB22]*[.AL$10]+[.$AC22]*[.AL$11]+[.$AD22]*[.AL$12]+[.$AE22]*[.AL$13]+[.$AF22]*[.AL$14]+[.$AG22]*[.AL$15]+[.$AH22]*[.AL$16]+[.$AI22]*[.AL$17]+[.$AJ22]*[.AL$18]" office:value-type="float" office:value="24706056" calcext:value-type="float">
            <text:p>24706056</text:p>
          </table:table-cell>
          <table:table-cell table:formula="of:=[.$Y22]*[.AM$7]+[.$Z22]*[.AM$8]+[.$AA22]*[.AM$9]+[.$AB22]*[.AM$10]+[.$AC22]*[.AM$11]+[.$AD22]*[.AM$12]+[.$AE22]*[.AM$13]+[.$AF22]*[.AM$14]+[.$AG22]*[.AM$15]+[.$AH22]*[.AM$16]+[.$AI22]*[.AM$17]+[.$AJ22]*[.AM$18]" office:value-type="float" office:value="25466492" calcext:value-type="float">
            <text:p>25466492</text:p>
          </table:table-cell>
          <table:table-cell table:formula="of:=[.$Y22]*[.AN$7]+[.$Z22]*[.AN$8]+[.$AA22]*[.AN$9]+[.$AB22]*[.AN$10]+[.$AC22]*[.AN$11]+[.$AD22]*[.AN$12]+[.$AE22]*[.AN$13]+[.$AF22]*[.AN$14]+[.$AG22]*[.AN$15]+[.$AH22]*[.AN$16]+[.$AI22]*[.AN$17]+[.$AJ22]*[.AN$18]" office:value-type="float" office:value="26226928" calcext:value-type="float">
            <text:p>26226928</text:p>
          </table:table-cell>
          <table:table-cell table:formula="of:=[.$AK22]*[.AO$15]+[.$AL22]*[.AO$16]+[.$AM22]*[.AO$17]+[.$AN22]*[.AO$18]" office:value-type="float" office:value="717624392" calcext:value-type="float">
            <text:p>717624392</text:p>
          </table:table-cell>
          <table:table-cell table:formula="of:=[.$AK22]*[.AP$15]+[.$AL22]*[.AP$16]+[.$AM22]*[.AP$17]+[.$AN22]*[.AP$18]" office:value-type="float" office:value="817969488" calcext:value-type="float">
            <text:p>817969488</text:p>
          </table:table-cell>
          <table:table-cell table:formula="of:=[.$AK22]*[.AQ$15]+[.$AL22]*[.AQ$16]+[.$AM22]*[.AQ$17]+[.$AN22]*[.AQ$18]" office:value-type="float" office:value="918314584" calcext:value-type="float">
            <text:p>918314584</text:p>
          </table:table-cell>
          <table:table-cell table:formula="of:=[.$AK22]*[.AR$15]+[.$AL22]*[.AR$16]+[.$AM22]*[.AR$17]+[.$AN22]*[.AR$18]" office:value-type="float" office:value="1018659680" calcext:value-type="float">
            <text:p>1018659680</text:p>
          </table:table-cell>
          <table:table-cell table:number-columns-repeated="98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486" calcext:value-type="float">
            <text:p>486</text:p>
          </table:table-cell>
          <table:table-cell table:style-name="Default" office:value-type="float" office:value="782" calcext:value-type="float">
            <text:p>782</text:p>
          </table:table-cell>
          <table:table-cell office:value-type="float" office:value="1078" calcext:value-type="float">
            <text:p>1078</text:p>
          </table:table-cell>
          <table:table-cell office:value-type="float" office:value="1374" calcext:value-type="float">
            <text:p>1374</text:p>
          </table:table-cell>
          <table:table-cell office:value-type="float" office:value="1670" calcext:value-type="float">
            <text:p>1670</text:p>
          </table:table-cell>
          <table:table-cell office:value-type="float" office:value="1966" calcext:value-type="float">
            <text:p>1966</text:p>
          </table:table-cell>
          <table:table-cell office:value-type="float" office:value="2262" calcext:value-type="float">
            <text:p>2262</text:p>
          </table:table-cell>
          <table:table-cell office:value-type="float" office:value="2558" calcext:value-type="float">
            <text:p>2558</text:p>
          </table:table-cell>
          <table:table-cell office:value-type="float" office:value="2854" calcext:value-type="float">
            <text:p>2854</text:p>
          </table:table-cell>
          <table:table-cell office:value-type="float" office:value="3150" calcext:value-type="float">
            <text:p>3150</text:p>
          </table:table-cell>
          <table:table-cell office:value-type="float" office:value="3446" calcext:value-type="float">
            <text:p>3446</text:p>
          </table:table-cell>
          <table:table-cell table:formula="of:=[.A23]*[.M23]" office:value-type="float" office:value="9310" calcext:value-type="float">
            <text:p>9310</text:p>
          </table:table-cell>
          <table:table-cell table:formula="of:=[.B23]*[.N23]" office:value-type="float" office:value="24300" calcext:value-type="float">
            <text:p>24300</text:p>
          </table:table-cell>
          <table:table-cell table:formula="of:=[.C23]*[.O23]" office:value-type="float" office:value="39882" calcext:value-type="float">
            <text:p>39882</text:p>
          </table:table-cell>
          <table:table-cell table:formula="of:=[.D23]*[.P23]" office:value-type="float" office:value="56056" calcext:value-type="float">
            <text:p>56056</text:p>
          </table:table-cell>
          <table:table-cell table:formula="of:=[.E23]*[.Q23]" office:value-type="float" office:value="72822" calcext:value-type="float">
            <text:p>72822</text:p>
          </table:table-cell>
          <table:table-cell table:formula="of:=[.F23]*[.R23]" office:value-type="float" office:value="90180" calcext:value-type="float">
            <text:p>90180</text:p>
          </table:table-cell>
          <table:table-cell table:formula="of:=[.G23]*[.S23]" office:value-type="float" office:value="108130" calcext:value-type="float">
            <text:p>108130</text:p>
          </table:table-cell>
          <table:table-cell table:formula="of:=[.H23]*[.T23]" office:value-type="float" office:value="126672" calcext:value-type="float">
            <text:p>126672</text:p>
          </table:table-cell>
          <table:table-cell table:formula="of:=[.I23]*[.U23]" office:value-type="float" office:value="145806" calcext:value-type="float">
            <text:p>145806</text:p>
          </table:table-cell>
          <table:table-cell table:formula="of:=[.J23]*[.V23]" office:value-type="float" office:value="165532" calcext:value-type="float">
            <text:p>165532</text:p>
          </table:table-cell>
          <table:table-cell table:formula="of:=[.K23]*[.W23]" office:value-type="float" office:value="185850" calcext:value-type="float">
            <text:p>185850</text:p>
          </table:table-cell>
          <table:table-cell table:formula="of:=[.L23]*[.X23]" office:value-type="float" office:value="206760" calcext:value-type="float">
            <text:p>206760</text:p>
          </table:table-cell>
          <table:table-cell table:formula="of:=[.$Y23]*[.AK$7]+[.$Z23]*[.AK$8]+[.$AA23]*[.AK$9]+[.$AB23]*[.AK$10]+[.$AC23]*[.AK$11]+[.$AD23]*[.AK$12]+[.$AE23]*[.AK$13]+[.$AF23]*[.AK$14]+[.$AG23]*[.AK$15]+[.$AH23]*[.AK$16]+[.$AI23]*[.AK$17]+[.$AJ23]*[.AK$18]" office:value-type="float" office:value="38587300" calcext:value-type="float">
            <text:p>38587300</text:p>
          </table:table-cell>
          <table:table-cell table:formula="of:=[.$Y23]*[.AL$7]+[.$Z23]*[.AL$8]+[.$AA23]*[.AL$9]+[.$AB23]*[.AL$10]+[.$AC23]*[.AL$11]+[.$AD23]*[.AL$12]+[.$AE23]*[.AL$13]+[.$AF23]*[.AL$14]+[.$AG23]*[.AL$15]+[.$AH23]*[.AL$16]+[.$AI23]*[.AL$17]+[.$AJ23]*[.AL$18]" office:value-type="float" office:value="39818600" calcext:value-type="float">
            <text:p>39818600</text:p>
          </table:table-cell>
          <table:table-cell table:formula="of:=[.$Y23]*[.AM$7]+[.$Z23]*[.AM$8]+[.$AA23]*[.AM$9]+[.$AB23]*[.AM$10]+[.$AC23]*[.AM$11]+[.$AD23]*[.AM$12]+[.$AE23]*[.AM$13]+[.$AF23]*[.AM$14]+[.$AG23]*[.AM$15]+[.$AH23]*[.AM$16]+[.$AI23]*[.AM$17]+[.$AJ23]*[.AM$18]" office:value-type="float" office:value="41049900" calcext:value-type="float">
            <text:p>41049900</text:p>
          </table:table-cell>
          <table:table-cell table:formula="of:=[.$Y23]*[.AN$7]+[.$Z23]*[.AN$8]+[.$AA23]*[.AN$9]+[.$AB23]*[.AN$10]+[.$AC23]*[.AN$11]+[.$AD23]*[.AN$12]+[.$AE23]*[.AN$13]+[.$AF23]*[.AN$14]+[.$AG23]*[.AN$15]+[.$AH23]*[.AN$16]+[.$AI23]*[.AN$17]+[.$AJ23]*[.AN$18]" office:value-type="float" office:value="42281200" calcext:value-type="float">
            <text:p>42281200</text:p>
          </table:table-cell>
          <table:table-cell table:formula="of:=[.$AK23]*[.AO$15]+[.$AL23]*[.AO$16]+[.$AM23]*[.AO$17]+[.$AN23]*[.AO$18]" office:value-type="float" office:value="1156785000" calcext:value-type="float">
            <text:p>1156785000</text:p>
          </table:table-cell>
          <table:table-cell table:formula="of:=[.$AK23]*[.AP$15]+[.$AL23]*[.AP$16]+[.$AM23]*[.AP$17]+[.$AN23]*[.AP$18]" office:value-type="float" office:value="1318522000" calcext:value-type="float">
            <text:p>1318522000</text:p>
          </table:table-cell>
          <table:table-cell table:formula="of:=[.$AK23]*[.AQ$15]+[.$AL23]*[.AQ$16]+[.$AM23]*[.AQ$17]+[.$AN23]*[.AQ$18]" office:value-type="float" office:value="1480259000" calcext:value-type="float">
            <text:p>1480259000</text:p>
          </table:table-cell>
          <table:table-cell table:formula="of:=[.$AK23]*[.AR$15]+[.$AL23]*[.AR$16]+[.$AM23]*[.AR$17]+[.$AN23]*[.AR$18]" office:value-type="float" office:value="1641996000" calcext:value-type="float">
            <text:p>1641996000</text:p>
          </table:table-cell>
          <table:table-cell table:number-columns-repeated="98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950" calcext:value-type="float">
            <text:p>950</text:p>
          </table:table-cell>
          <table:table-cell office:value-type="float" office:value="1310" calcext:value-type="float">
            <text:p>1310</text:p>
          </table:table-cell>
          <table:table-cell office:value-type="float" office:value="1670" calcext:value-type="float">
            <text:p>1670</text:p>
          </table:table-cell>
          <table:table-cell office:value-type="float" office:value="2030" calcext:value-type="float">
            <text:p>2030</text:p>
          </table:table-cell>
          <table:table-cell office:value-type="float" office:value="2390" calcext:value-type="float">
            <text:p>2390</text:p>
          </table:table-cell>
          <table:table-cell office:value-type="float" office:value="2750" calcext:value-type="float">
            <text:p>2750</text:p>
          </table:table-cell>
          <table:table-cell office:value-type="float" office:value="3110" calcext:value-type="float">
            <text:p>3110</text:p>
          </table:table-cell>
          <table:table-cell office:value-type="float" office:value="3470" calcext:value-type="float">
            <text:p>3470</text:p>
          </table:table-cell>
          <table:table-cell office:value-type="float" office:value="3830" calcext:value-type="float">
            <text:p>3830</text:p>
          </table:table-cell>
          <table:table-cell office:value-type="float" office:value="4190" calcext:value-type="float">
            <text:p>4190</text:p>
          </table:table-cell>
          <table:table-cell table:formula="of:=[.A24]*[.M24]" office:value-type="float" office:value="14030" calcext:value-type="float">
            <text:p>14030</text:p>
          </table:table-cell>
          <table:table-cell table:formula="of:=[.B24]*[.N24]" office:value-type="float" office:value="36580" calcext:value-type="float">
            <text:p>36580</text:p>
          </table:table-cell>
          <table:table-cell table:formula="of:=[.C24]*[.O24]" office:value-type="float" office:value="59850" calcext:value-type="float">
            <text:p>59850</text:p>
          </table:table-cell>
          <table:table-cell table:formula="of:=[.D24]*[.P24]" office:value-type="float" office:value="83840" calcext:value-type="float">
            <text:p>83840</text:p>
          </table:table-cell>
          <table:table-cell table:formula="of:=[.E24]*[.Q24]" office:value-type="float" office:value="108550" calcext:value-type="float">
            <text:p>108550</text:p>
          </table:table-cell>
          <table:table-cell table:formula="of:=[.F24]*[.R24]" office:value-type="float" office:value="133980" calcext:value-type="float">
            <text:p>133980</text:p>
          </table:table-cell>
          <table:table-cell table:formula="of:=[.G24]*[.S24]" office:value-type="float" office:value="160130" calcext:value-type="float">
            <text:p>160130</text:p>
          </table:table-cell>
          <table:table-cell table:formula="of:=[.H24]*[.T24]" office:value-type="float" office:value="187000" calcext:value-type="float">
            <text:p>187000</text:p>
          </table:table-cell>
          <table:table-cell table:formula="of:=[.I24]*[.U24]" office:value-type="float" office:value="214590" calcext:value-type="float">
            <text:p>214590</text:p>
          </table:table-cell>
          <table:table-cell table:formula="of:=[.J24]*[.V24]" office:value-type="float" office:value="242900" calcext:value-type="float">
            <text:p>242900</text:p>
          </table:table-cell>
          <table:table-cell table:formula="of:=[.K24]*[.W24]" office:value-type="float" office:value="271930" calcext:value-type="float">
            <text:p>271930</text:p>
          </table:table-cell>
          <table:table-cell table:formula="of:=[.L24]*[.X24]" office:value-type="float" office:value="301680" calcext:value-type="float">
            <text:p>301680</text:p>
          </table:table-cell>
          <table:table-cell table:formula="of:=[.$Y24]*[.AK$7]+[.$Z24]*[.AK$8]+[.$AA24]*[.AK$9]+[.$AB24]*[.AK$10]+[.$AC24]*[.AK$11]+[.$AD24]*[.AK$12]+[.$AE24]*[.AK$13]+[.$AF24]*[.AK$14]+[.$AG24]*[.AK$15]+[.$AH24]*[.AK$16]+[.$AI24]*[.AK$17]+[.$AJ24]*[.AK$18]" office:value-type="float" office:value="56704180" calcext:value-type="float">
            <text:p>56704180</text:p>
          </table:table-cell>
          <table:table-cell table:formula="of:=[.$Y24]*[.AL$7]+[.$Z24]*[.AL$8]+[.$AA24]*[.AL$9]+[.$AB24]*[.AL$10]+[.$AC24]*[.AL$11]+[.$AD24]*[.AL$12]+[.$AE24]*[.AL$13]+[.$AF24]*[.AL$14]+[.$AG24]*[.AL$15]+[.$AH24]*[.AL$16]+[.$AI24]*[.AL$17]+[.$AJ24]*[.AL$18]" office:value-type="float" office:value="58519240" calcext:value-type="float">
            <text:p>58519240</text:p>
          </table:table-cell>
          <table:table-cell table:formula="of:=[.$Y24]*[.AM$7]+[.$Z24]*[.AM$8]+[.$AA24]*[.AM$9]+[.$AB24]*[.AM$10]+[.$AC24]*[.AM$11]+[.$AD24]*[.AM$12]+[.$AE24]*[.AM$13]+[.$AF24]*[.AM$14]+[.$AG24]*[.AM$15]+[.$AH24]*[.AM$16]+[.$AI24]*[.AM$17]+[.$AJ24]*[.AM$18]" office:value-type="float" office:value="60334300" calcext:value-type="float">
            <text:p>60334300</text:p>
          </table:table-cell>
          <table:table-cell table:formula="of:=[.$Y24]*[.AN$7]+[.$Z24]*[.AN$8]+[.$AA24]*[.AN$9]+[.$AB24]*[.AN$10]+[.$AC24]*[.AN$11]+[.$AD24]*[.AN$12]+[.$AE24]*[.AN$13]+[.$AF24]*[.AN$14]+[.$AG24]*[.AN$15]+[.$AH24]*[.AN$16]+[.$AI24]*[.AN$17]+[.$AJ24]*[.AN$18]" office:value-type="float" office:value="62149360" calcext:value-type="float">
            <text:p>62149360</text:p>
          </table:table-cell>
          <table:table-cell table:formula="of:=[.$AK24]*[.AO$15]+[.$AL24]*[.AO$16]+[.$AM24]*[.AO$17]+[.$AN24]*[.AO$18]" office:value-type="float" office:value="1700250760" calcext:value-type="float">
            <text:p>1700250760</text:p>
          </table:table-cell>
          <table:table-cell table:formula="of:=[.$AK24]*[.AP$15]+[.$AL24]*[.AP$16]+[.$AM24]*[.AP$17]+[.$AN24]*[.AP$18]" office:value-type="float" office:value="1937957840" calcext:value-type="float">
            <text:p>1937957840</text:p>
          </table:table-cell>
          <table:table-cell table:formula="of:=[.$AK24]*[.AQ$15]+[.$AL24]*[.AQ$16]+[.$AM24]*[.AQ$17]+[.$AN24]*[.AQ$18]" office:value-type="float" office:value="2175664920" calcext:value-type="float">
            <text:p>2175664920</text:p>
          </table:table-cell>
          <table:table-cell table:formula="of:=[.$AK24]*[.AR$15]+[.$AL24]*[.AR$16]+[.$AM24]*[.AR$17]+[.$AN24]*[.AR$18]" office:value-type="float" office:value="2413372000" calcext:value-type="float">
            <text:p>2413372000</text:p>
          </table:table-cell>
          <table:table-cell table:number-columns-repeated="98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270" calcext:value-type="float">
            <text:p>270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1118" calcext:value-type="float">
            <text:p>1118</text:p>
          </table:table-cell>
          <table:table-cell office:value-type="float" office:value="1542" calcext:value-type="float">
            <text:p>1542</text:p>
          </table:table-cell>
          <table:table-cell office:value-type="float" office:value="1966" calcext:value-type="float">
            <text:p>1966</text:p>
          </table:table-cell>
          <table:table-cell office:value-type="float" office:value="2390" calcext:value-type="float">
            <text:p>2390</text:p>
          </table:table-cell>
          <table:table-cell office:value-type="float" office:value="2814" calcext:value-type="float">
            <text:p>2814</text:p>
          </table:table-cell>
          <table:table-cell office:value-type="float" office:value="3238" calcext:value-type="float">
            <text:p>3238</text:p>
          </table:table-cell>
          <table:table-cell office:value-type="float" office:value="3662" calcext:value-type="float">
            <text:p>3662</text:p>
          </table:table-cell>
          <table:table-cell office:value-type="float" office:value="4086" calcext:value-type="float">
            <text:p>4086</text:p>
          </table:table-cell>
          <table:table-cell office:value-type="float" office:value="4510" calcext:value-type="float">
            <text:p>4510</text:p>
          </table:table-cell>
          <table:table-cell office:value-type="float" office:value="4934" calcext:value-type="float">
            <text:p>4934</text:p>
          </table:table-cell>
          <table:table-cell table:formula="of:=[.A25]*[.M25]" office:value-type="float" office:value="19710" calcext:value-type="float">
            <text:p>19710</text:p>
          </table:table-cell>
          <table:table-cell table:formula="of:=[.B25]*[.N25]" office:value-type="float" office:value="51356" calcext:value-type="float">
            <text:p>51356</text:p>
          </table:table-cell>
          <table:table-cell table:formula="of:=[.C25]*[.O25]" office:value-type="float" office:value="83850" calcext:value-type="float">
            <text:p>83850</text:p>
          </table:table-cell>
          <table:table-cell table:formula="of:=[.D25]*[.P25]" office:value-type="float" office:value="117192" calcext:value-type="float">
            <text:p>117192</text:p>
          </table:table-cell>
          <table:table-cell table:formula="of:=[.E25]*[.Q25]" office:value-type="float" office:value="151382" calcext:value-type="float">
            <text:p>151382</text:p>
          </table:table-cell>
          <table:table-cell table:formula="of:=[.F25]*[.R25]" office:value-type="float" office:value="186420" calcext:value-type="float">
            <text:p>186420</text:p>
          </table:table-cell>
          <table:table-cell table:formula="of:=[.G25]*[.S25]" office:value-type="float" office:value="222306" calcext:value-type="float">
            <text:p>222306</text:p>
          </table:table-cell>
          <table:table-cell table:formula="of:=[.H25]*[.T25]" office:value-type="float" office:value="259040" calcext:value-type="float">
            <text:p>259040</text:p>
          </table:table-cell>
          <table:table-cell table:formula="of:=[.I25]*[.U25]" office:value-type="float" office:value="296622" calcext:value-type="float">
            <text:p>296622</text:p>
          </table:table-cell>
          <table:table-cell table:formula="of:=[.J25]*[.V25]" office:value-type="float" office:value="335052" calcext:value-type="float">
            <text:p>335052</text:p>
          </table:table-cell>
          <table:table-cell table:formula="of:=[.K25]*[.W25]" office:value-type="float" office:value="374330" calcext:value-type="float">
            <text:p>374330</text:p>
          </table:table-cell>
          <table:table-cell table:formula="of:=[.L25]*[.X25]" office:value-type="float" office:value="414456" calcext:value-type="float">
            <text:p>414456</text:p>
          </table:table-cell>
          <table:table-cell table:formula="of:=[.$Y25]*[.AK$7]+[.$Z25]*[.AK$8]+[.$AA25]*[.AK$9]+[.$AB25]*[.AK$10]+[.$AC25]*[.AK$11]+[.$AD25]*[.AK$12]+[.$AE25]*[.AK$13]+[.$AF25]*[.AK$14]+[.$AG25]*[.AK$15]+[.$AH25]*[.AK$16]+[.$AI25]*[.AK$17]+[.$AJ25]*[.AK$18]" office:value-type="float" office:value="78296260" calcext:value-type="float">
            <text:p>78296260</text:p>
          </table:table-cell>
          <table:table-cell table:formula="of:=[.$Y25]*[.AL$7]+[.$Z25]*[.AL$8]+[.$AA25]*[.AL$9]+[.$AB25]*[.AL$10]+[.$AC25]*[.AL$11]+[.$AD25]*[.AL$12]+[.$AE25]*[.AL$13]+[.$AF25]*[.AL$14]+[.$AG25]*[.AL$15]+[.$AH25]*[.AL$16]+[.$AI25]*[.AL$17]+[.$AJ25]*[.AL$18]" office:value-type="float" office:value="80807976" calcext:value-type="float">
            <text:p>80807976</text:p>
          </table:table-cell>
          <table:table-cell table:formula="of:=[.$Y25]*[.AM$7]+[.$Z25]*[.AM$8]+[.$AA25]*[.AM$9]+[.$AB25]*[.AM$10]+[.$AC25]*[.AM$11]+[.$AD25]*[.AM$12]+[.$AE25]*[.AM$13]+[.$AF25]*[.AM$14]+[.$AG25]*[.AM$15]+[.$AH25]*[.AM$16]+[.$AI25]*[.AM$17]+[.$AJ25]*[.AM$18]" office:value-type="float" office:value="83319692" calcext:value-type="float">
            <text:p>83319692</text:p>
          </table:table-cell>
          <table:table-cell table:formula="of:=[.$Y25]*[.AN$7]+[.$Z25]*[.AN$8]+[.$AA25]*[.AN$9]+[.$AB25]*[.AN$10]+[.$AC25]*[.AN$11]+[.$AD25]*[.AN$12]+[.$AE25]*[.AN$13]+[.$AF25]*[.AN$14]+[.$AG25]*[.AN$15]+[.$AH25]*[.AN$16]+[.$AI25]*[.AN$17]+[.$AJ25]*[.AN$18]" office:value-type="float" office:value="85831408" calcext:value-type="float">
            <text:p>85831408</text:p>
          </table:table-cell>
          <table:table-cell table:formula="of:=[.$AK25]*[.AO$15]+[.$AL25]*[.AO$16]+[.$AM25]*[.AO$17]+[.$AN25]*[.AO$18]" office:value-type="float" office:value="2348021672" calcext:value-type="float">
            <text:p>2348021672</text:p>
          </table:table-cell>
          <table:table-cell table:formula="of:=[.$AK25]*[.AP$15]+[.$AL25]*[.AP$16]+[.$AM25]*[.AP$17]+[.$AN25]*[.AP$18]" office:value-type="float" office:value="2676277008" calcext:value-type="float">
            <text:p>2676277008</text:p>
          </table:table-cell>
          <table:table-cell table:formula="of:=[.$AK25]*[.AQ$15]+[.$AL25]*[.AQ$16]+[.$AM25]*[.AQ$17]+[.$AN25]*[.AQ$18]" office:value-type="float" office:value="3004532344" calcext:value-type="float">
            <text:p>3004532344</text:p>
          </table:table-cell>
          <table:table-cell table:formula="of:=[.$AK25]*[.AR$15]+[.$AL25]*[.AR$16]+[.$AM25]*[.AR$17]+[.$AN25]*[.AR$18]" office:value-type="float" office:value="3332787680" calcext:value-type="float">
            <text:p>3332787680</text:p>
          </table:table-cell>
          <table:table-cell table:number-columns-repeated="980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310" calcext:value-type="float">
            <text:p>310</text:p>
          </table:table-cell>
          <table:table-cell office:value-type="float" office:value="798" calcext:value-type="float">
            <text:p>798</text:p>
          </table:table-cell>
          <table:table-cell table:style-name="Default" office:value-type="float" office:value="1286" calcext:value-type="float">
            <text:p>1286</text:p>
          </table:table-cell>
          <table:table-cell office:value-type="float" office:value="1774" calcext:value-type="float">
            <text:p>1774</text:p>
          </table:table-cell>
          <table:table-cell office:value-type="float" office:value="2262" calcext:value-type="float">
            <text:p>2262</text:p>
          </table:table-cell>
          <table:table-cell office:value-type="float" office:value="2750" calcext:value-type="float">
            <text:p>2750</text:p>
          </table:table-cell>
          <table:table-cell office:value-type="float" office:value="3238" calcext:value-type="float">
            <text:p>3238</text:p>
          </table:table-cell>
          <table:table-cell office:value-type="float" office:value="3726" calcext:value-type="float">
            <text:p>3726</text:p>
          </table:table-cell>
          <table:table-cell office:value-type="float" office:value="4214" calcext:value-type="float">
            <text:p>4214</text:p>
          </table:table-cell>
          <table:table-cell office:value-type="float" office:value="4702" calcext:value-type="float">
            <text:p>4702</text:p>
          </table:table-cell>
          <table:table-cell office:value-type="float" office:value="5190" calcext:value-type="float">
            <text:p>5190</text:p>
          </table:table-cell>
          <table:table-cell office:value-type="float" office:value="5678" calcext:value-type="float">
            <text:p>5678</text:p>
          </table:table-cell>
          <table:table-cell table:formula="of:=[.A26]*[.M26]" office:value-type="float" office:value="26350" calcext:value-type="float">
            <text:p>26350</text:p>
          </table:table-cell>
          <table:table-cell table:formula="of:=[.B26]*[.N26]" office:value-type="float" office:value="68628" calcext:value-type="float">
            <text:p>68628</text:p>
          </table:table-cell>
          <table:table-cell table:formula="of:=[.C26]*[.O26]" office:value-type="float" office:value="111882" calcext:value-type="float">
            <text:p>111882</text:p>
          </table:table-cell>
          <table:table-cell table:formula="of:=[.D26]*[.P26]" office:value-type="float" office:value="156112" calcext:value-type="float">
            <text:p>156112</text:p>
          </table:table-cell>
          <table:table-cell table:formula="of:=[.E26]*[.Q26]" office:value-type="float" office:value="201318" calcext:value-type="float">
            <text:p>201318</text:p>
          </table:table-cell>
          <table:table-cell table:formula="of:=[.F26]*[.R26]" office:value-type="float" office:value="247500" calcext:value-type="float">
            <text:p>247500</text:p>
          </table:table-cell>
          <table:table-cell table:formula="of:=[.G26]*[.S26]" office:value-type="float" office:value="294658" calcext:value-type="float">
            <text:p>294658</text:p>
          </table:table-cell>
          <table:table-cell table:formula="of:=[.H26]*[.T26]" office:value-type="float" office:value="342792" calcext:value-type="float">
            <text:p>342792</text:p>
          </table:table-cell>
          <table:table-cell table:formula="of:=[.I26]*[.U26]" office:value-type="float" office:value="391902" calcext:value-type="float">
            <text:p>391902</text:p>
          </table:table-cell>
          <table:table-cell table:formula="of:=[.J26]*[.V26]" office:value-type="float" office:value="441988" calcext:value-type="float">
            <text:p>441988</text:p>
          </table:table-cell>
          <table:table-cell table:formula="of:=[.K26]*[.W26]" office:value-type="float" office:value="493050" calcext:value-type="float">
            <text:p>493050</text:p>
          </table:table-cell>
          <table:table-cell table:formula="of:=[.L26]*[.X26]" office:value-type="float" office:value="545088" calcext:value-type="float">
            <text:p>545088</text:p>
          </table:table-cell>
          <table:table-cell table:formula="of:=[.$Y26]*[.AK$7]+[.$Z26]*[.AK$8]+[.$AA26]*[.AK$9]+[.$AB26]*[.AK$10]+[.$AC26]*[.AK$11]+[.$AD26]*[.AK$12]+[.$AE26]*[.AK$13]+[.$AF26]*[.AK$14]+[.$AG26]*[.AK$15]+[.$AH26]*[.AK$16]+[.$AI26]*[.AK$17]+[.$AJ26]*[.AK$18]" office:value-type="float" office:value="103363540" calcext:value-type="float">
            <text:p>103363540</text:p>
          </table:table-cell>
          <table:table-cell table:formula="of:=[.$Y26]*[.AL$7]+[.$Z26]*[.AL$8]+[.$AA26]*[.AL$9]+[.$AB26]*[.AL$10]+[.$AC26]*[.AL$11]+[.$AD26]*[.AL$12]+[.$AE26]*[.AL$13]+[.$AF26]*[.AL$14]+[.$AG26]*[.AL$15]+[.$AH26]*[.AL$16]+[.$AI26]*[.AL$17]+[.$AJ26]*[.AL$18]" office:value-type="float" office:value="106684808" calcext:value-type="float">
            <text:p>106684808</text:p>
          </table:table-cell>
          <table:table-cell table:formula="of:=[.$Y26]*[.AM$7]+[.$Z26]*[.AM$8]+[.$AA26]*[.AM$9]+[.$AB26]*[.AM$10]+[.$AC26]*[.AM$11]+[.$AD26]*[.AM$12]+[.$AE26]*[.AM$13]+[.$AF26]*[.AM$14]+[.$AG26]*[.AM$15]+[.$AH26]*[.AM$16]+[.$AI26]*[.AM$17]+[.$AJ26]*[.AM$18]" office:value-type="float" office:value="110006076" calcext:value-type="float">
            <text:p>110006076</text:p>
          </table:table-cell>
          <table:table-cell table:formula="of:=[.$Y26]*[.AN$7]+[.$Z26]*[.AN$8]+[.$AA26]*[.AN$9]+[.$AB26]*[.AN$10]+[.$AC26]*[.AN$11]+[.$AD26]*[.AN$12]+[.$AE26]*[.AN$13]+[.$AF26]*[.AN$14]+[.$AG26]*[.AN$15]+[.$AH26]*[.AN$16]+[.$AI26]*[.AN$17]+[.$AJ26]*[.AN$18]" office:value-type="float" office:value="113327344" calcext:value-type="float">
            <text:p>113327344</text:p>
          </table:table-cell>
          <table:table-cell table:formula="of:=[.$AK26]*[.AO$15]+[.$AL26]*[.AO$16]+[.$AM26]*[.AO$17]+[.$AN26]*[.AO$18]" office:value-type="float" office:value="3100097736" calcext:value-type="float">
            <text:p>3100097736</text:p>
          </table:table-cell>
          <table:table-cell table:formula="of:=[.$AK26]*[.AP$15]+[.$AL26]*[.AP$16]+[.$AM26]*[.AP$17]+[.$AN26]*[.AP$18]" office:value-type="float" office:value="3533479504" calcext:value-type="float">
            <text:p>3533479504</text:p>
          </table:table-cell>
          <table:table-cell table:formula="of:=[.$AK26]*[.AQ$15]+[.$AL26]*[.AQ$16]+[.$AM26]*[.AQ$17]+[.$AN26]*[.AQ$18]" office:value-type="float" office:value="3966861272" calcext:value-type="float">
            <text:p>3966861272</text:p>
          </table:table-cell>
          <table:table-cell table:formula="of:=[.$AK26]*[.AR$15]+[.$AL26]*[.AR$16]+[.$AM26]*[.AR$17]+[.$AN26]*[.AR$18]" office:value-type="float" office:value="4400243040" calcext:value-type="float">
            <text:p>4400243040</text:p>
          </table:table-cell>
          <table:table-cell table:number-columns-repeated="980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350" calcext:value-type="float">
            <text:p>350</text:p>
          </table:table-cell>
          <table:table-cell office:value-type="float" office:value="902" calcext:value-type="float">
            <text:p>902</text:p>
          </table:table-cell>
          <table:table-cell table:style-name="Default" office:value-type="float" office:value="1454" calcext:value-type="float">
            <text:p>1454</text:p>
          </table:table-cell>
          <table:table-cell office:value-type="float" office:value="2006" calcext:value-type="float">
            <text:p>2006</text:p>
          </table:table-cell>
          <table:table-cell office:value-type="float" office:value="2558" calcext:value-type="float">
            <text:p>2558</text:p>
          </table:table-cell>
          <table:table-cell office:value-type="float" office:value="3110" calcext:value-type="float">
            <text:p>3110</text:p>
          </table:table-cell>
          <table:table-cell office:value-type="float" office:value="3662" calcext:value-type="float">
            <text:p>3662</text:p>
          </table:table-cell>
          <table:table-cell office:value-type="float" office:value="4214" calcext:value-type="float">
            <text:p>4214</text:p>
          </table:table-cell>
          <table:table-cell office:value-type="float" office:value="4766" calcext:value-type="float">
            <text:p>4766</text:p>
          </table:table-cell>
          <table:table-cell office:value-type="float" office:value="5318" calcext:value-type="float">
            <text:p>5318</text:p>
          </table:table-cell>
          <table:table-cell office:value-type="float" office:value="5870" calcext:value-type="float">
            <text:p>5870</text:p>
          </table:table-cell>
          <table:table-cell office:value-type="float" office:value="6422" calcext:value-type="float">
            <text:p>6422</text:p>
          </table:table-cell>
          <table:table-cell table:formula="of:=[.A27]*[.M27]" office:value-type="float" office:value="33950" calcext:value-type="float">
            <text:p>33950</text:p>
          </table:table-cell>
          <table:table-cell table:formula="of:=[.B27]*[.N27]" office:value-type="float" office:value="88396" calcext:value-type="float">
            <text:p>88396</text:p>
          </table:table-cell>
          <table:table-cell table:formula="of:=[.C27]*[.O27]" office:value-type="float" office:value="143946" calcext:value-type="float">
            <text:p>143946</text:p>
          </table:table-cell>
          <table:table-cell table:formula="of:=[.D27]*[.P27]" office:value-type="float" office:value="200600" calcext:value-type="float">
            <text:p>200600</text:p>
          </table:table-cell>
          <table:table-cell table:formula="of:=[.E27]*[.Q27]" office:value-type="float" office:value="258358" calcext:value-type="float">
            <text:p>258358</text:p>
          </table:table-cell>
          <table:table-cell table:formula="of:=[.F27]*[.R27]" office:value-type="float" office:value="317220" calcext:value-type="float">
            <text:p>317220</text:p>
          </table:table-cell>
          <table:table-cell table:formula="of:=[.G27]*[.S27]" office:value-type="float" office:value="377186" calcext:value-type="float">
            <text:p>377186</text:p>
          </table:table-cell>
          <table:table-cell table:formula="of:=[.H27]*[.T27]" office:value-type="float" office:value="438256" calcext:value-type="float">
            <text:p>438256</text:p>
          </table:table-cell>
          <table:table-cell table:formula="of:=[.I27]*[.U27]" office:value-type="float" office:value="500430" calcext:value-type="float">
            <text:p>500430</text:p>
          </table:table-cell>
          <table:table-cell table:formula="of:=[.J27]*[.V27]" office:value-type="float" office:value="563708" calcext:value-type="float">
            <text:p>563708</text:p>
          </table:table-cell>
          <table:table-cell table:formula="of:=[.K27]*[.W27]" office:value-type="float" office:value="628090" calcext:value-type="float">
            <text:p>628090</text:p>
          </table:table-cell>
          <table:table-cell table:formula="of:=[.L27]*[.X27]" office:value-type="float" office:value="693576" calcext:value-type="float">
            <text:p>693576</text:p>
          </table:table-cell>
          <table:table-cell table:formula="of:=[.$Y27]*[.AK$7]+[.$Z27]*[.AK$8]+[.$AA27]*[.AK$9]+[.$AB27]*[.AK$10]+[.$AC27]*[.AK$11]+[.$AD27]*[.AK$12]+[.$AE27]*[.AK$13]+[.$AF27]*[.AK$14]+[.$AG27]*[.AK$15]+[.$AH27]*[.AK$16]+[.$AI27]*[.AK$17]+[.$AJ27]*[.AK$18]" office:value-type="float" office:value="131906020" calcext:value-type="float">
            <text:p>131906020</text:p>
          </table:table-cell>
          <table:table-cell table:formula="of:=[.$Y27]*[.AL$7]+[.$Z27]*[.AL$8]+[.$AA27]*[.AL$9]+[.$AB27]*[.AL$10]+[.$AC27]*[.AL$11]+[.$AD27]*[.AL$12]+[.$AE27]*[.AL$13]+[.$AF27]*[.AL$14]+[.$AG27]*[.AL$15]+[.$AH27]*[.AL$16]+[.$AI27]*[.AL$17]+[.$AJ27]*[.AL$18]" office:value-type="float" office:value="136149736" calcext:value-type="float">
            <text:p>136149736</text:p>
          </table:table-cell>
          <table:table-cell table:formula="of:=[.$Y27]*[.AM$7]+[.$Z27]*[.AM$8]+[.$AA27]*[.AM$9]+[.$AB27]*[.AM$10]+[.$AC27]*[.AM$11]+[.$AD27]*[.AM$12]+[.$AE27]*[.AM$13]+[.$AF27]*[.AM$14]+[.$AG27]*[.AM$15]+[.$AH27]*[.AM$16]+[.$AI27]*[.AM$17]+[.$AJ27]*[.AM$18]" office:value-type="float" office:value="140393452" calcext:value-type="float">
            <text:p>140393452</text:p>
          </table:table-cell>
          <table:table-cell table:formula="of:=[.$Y27]*[.AN$7]+[.$Z27]*[.AN$8]+[.$AA27]*[.AN$9]+[.$AB27]*[.AN$10]+[.$AC27]*[.AN$11]+[.$AD27]*[.AN$12]+[.$AE27]*[.AN$13]+[.$AF27]*[.AN$14]+[.$AG27]*[.AN$15]+[.$AH27]*[.AN$16]+[.$AI27]*[.AN$17]+[.$AJ27]*[.AN$18]" office:value-type="float" office:value="144637168" calcext:value-type="float">
            <text:p>144637168</text:p>
          </table:table-cell>
          <table:table-cell table:formula="of:=[.$AK27]*[.AO$15]+[.$AL27]*[.AO$16]+[.$AM27]*[.AO$17]+[.$AN27]*[.AO$18]" office:value-type="float" office:value="3956478952" calcext:value-type="float">
            <text:p>3956478952</text:p>
          </table:table-cell>
          <table:table-cell table:formula="of:=[.$AK27]*[.AP$15]+[.$AL27]*[.AP$16]+[.$AM27]*[.AP$17]+[.$AN27]*[.AP$18]" office:value-type="float" office:value="4509565328" calcext:value-type="float">
            <text:p>4509565328</text:p>
          </table:table-cell>
          <table:table-cell table:formula="of:=[.$AK27]*[.AQ$15]+[.$AL27]*[.AQ$16]+[.$AM27]*[.AQ$17]+[.$AN27]*[.AQ$18]" office:value-type="float" office:value="5062651704" calcext:value-type="float">
            <text:p>5062651704</text:p>
          </table:table-cell>
          <table:table-cell table:formula="of:=[.$AK27]*[.AR$15]+[.$AL27]*[.AR$16]+[.$AM27]*[.AR$17]+[.$AN27]*[.AR$18]" office:value-type="float" office:value="5615738080" calcext:value-type="float">
            <text:p>5615738080</text:p>
          </table:table-cell>
          <table:table-cell table:number-columns-repeated="980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float" office:value="1006" calcext:value-type="float">
            <text:p>1006</text:p>
          </table:table-cell>
          <table:table-cell table:style-name="Default" office:value-type="float" office:value="1622" calcext:value-type="float">
            <text:p>1622</text:p>
          </table:table-cell>
          <table:table-cell office:value-type="float" office:value="2238" calcext:value-type="float">
            <text:p>2238</text:p>
          </table:table-cell>
          <table:table-cell office:value-type="float" office:value="2854" calcext:value-type="float">
            <text:p>2854</text:p>
          </table:table-cell>
          <table:table-cell office:value-type="float" office:value="3470" calcext:value-type="float">
            <text:p>3470</text:p>
          </table:table-cell>
          <table:table-cell office:value-type="float" office:value="4086" calcext:value-type="float">
            <text:p>4086</text:p>
          </table:table-cell>
          <table:table-cell office:value-type="float" office:value="4702" calcext:value-type="float">
            <text:p>4702</text:p>
          </table:table-cell>
          <table:table-cell office:value-type="float" office:value="5318" calcext:value-type="float">
            <text:p>5318</text:p>
          </table:table-cell>
          <table:table-cell office:value-type="float" office:value="5934" calcext:value-type="float">
            <text:p>5934</text:p>
          </table:table-cell>
          <table:table-cell office:value-type="float" office:value="6550" calcext:value-type="float">
            <text:p>6550</text:p>
          </table:table-cell>
          <table:table-cell office:value-type="float" office:value="7166" calcext:value-type="float">
            <text:p>7166</text:p>
          </table:table-cell>
          <table:table-cell table:formula="of:=[.A28]*[.M28]" office:value-type="float" office:value="42510" calcext:value-type="float">
            <text:p>42510</text:p>
          </table:table-cell>
          <table:table-cell table:formula="of:=[.B28]*[.N28]" office:value-type="float" office:value="110660" calcext:value-type="float">
            <text:p>110660</text:p>
          </table:table-cell>
          <table:table-cell table:formula="of:=[.C28]*[.O28]" office:value-type="float" office:value="180042" calcext:value-type="float">
            <text:p>180042</text:p>
          </table:table-cell>
          <table:table-cell table:formula="of:=[.D28]*[.P28]" office:value-type="float" office:value="250656" calcext:value-type="float">
            <text:p>250656</text:p>
          </table:table-cell>
          <table:table-cell table:formula="of:=[.E28]*[.Q28]" office:value-type="float" office:value="322502" calcext:value-type="float">
            <text:p>322502</text:p>
          </table:table-cell>
          <table:table-cell table:formula="of:=[.F28]*[.R28]" office:value-type="float" office:value="395580" calcext:value-type="float">
            <text:p>395580</text:p>
          </table:table-cell>
          <table:table-cell table:formula="of:=[.G28]*[.S28]" office:value-type="float" office:value="469890" calcext:value-type="float">
            <text:p>469890</text:p>
          </table:table-cell>
          <table:table-cell table:formula="of:=[.H28]*[.T28]" office:value-type="float" office:value="545432" calcext:value-type="float">
            <text:p>545432</text:p>
          </table:table-cell>
          <table:table-cell table:formula="of:=[.I28]*[.U28]" office:value-type="float" office:value="622206" calcext:value-type="float">
            <text:p>622206</text:p>
          </table:table-cell>
          <table:table-cell table:formula="of:=[.J28]*[.V28]" office:value-type="float" office:value="700212" calcext:value-type="float">
            <text:p>700212</text:p>
          </table:table-cell>
          <table:table-cell table:formula="of:=[.K28]*[.W28]" office:value-type="float" office:value="779450" calcext:value-type="float">
            <text:p>779450</text:p>
          </table:table-cell>
          <table:table-cell table:formula="of:=[.L28]*[.X28]" office:value-type="float" office:value="859920" calcext:value-type="float">
            <text:p>859920</text:p>
          </table:table-cell>
          <table:table-cell table:formula="of:=[.$Y28]*[.AK$7]+[.$Z28]*[.AK$8]+[.$AA28]*[.AK$9]+[.$AB28]*[.AK$10]+[.$AC28]*[.AK$11]+[.$AD28]*[.AK$12]+[.$AE28]*[.AK$13]+[.$AF28]*[.AK$14]+[.$AG28]*[.AK$15]+[.$AH28]*[.AK$16]+[.$AI28]*[.AK$17]+[.$AJ28]*[.AK$18]" office:value-type="float" office:value="163923700" calcext:value-type="float">
            <text:p>163923700</text:p>
          </table:table-cell>
          <table:table-cell table:formula="of:=[.$Y28]*[.AL$7]+[.$Z28]*[.AL$8]+[.$AA28]*[.AL$9]+[.$AB28]*[.AL$10]+[.$AC28]*[.AL$11]+[.$AD28]*[.AL$12]+[.$AE28]*[.AL$13]+[.$AF28]*[.AL$14]+[.$AG28]*[.AL$15]+[.$AH28]*[.AL$16]+[.$AI28]*[.AL$17]+[.$AJ28]*[.AL$18]" office:value-type="float" office:value="169202760" calcext:value-type="float">
            <text:p>169202760</text:p>
          </table:table-cell>
          <table:table-cell table:formula="of:=[.$Y28]*[.AM$7]+[.$Z28]*[.AM$8]+[.$AA28]*[.AM$9]+[.$AB28]*[.AM$10]+[.$AC28]*[.AM$11]+[.$AD28]*[.AM$12]+[.$AE28]*[.AM$13]+[.$AF28]*[.AM$14]+[.$AG28]*[.AM$15]+[.$AH28]*[.AM$16]+[.$AI28]*[.AM$17]+[.$AJ28]*[.AM$18]" office:value-type="float" office:value="174481820" calcext:value-type="float">
            <text:p>174481820</text:p>
          </table:table-cell>
          <table:table-cell table:formula="of:=[.$Y28]*[.AN$7]+[.$Z28]*[.AN$8]+[.$AA28]*[.AN$9]+[.$AB28]*[.AN$10]+[.$AC28]*[.AN$11]+[.$AD28]*[.AN$12]+[.$AE28]*[.AN$13]+[.$AF28]*[.AN$14]+[.$AG28]*[.AN$15]+[.$AH28]*[.AN$16]+[.$AI28]*[.AN$17]+[.$AJ28]*[.AN$18]" office:value-type="float" office:value="179760880" calcext:value-type="float">
            <text:p>179760880</text:p>
          </table:table-cell>
          <table:table-cell table:formula="of:=[.$AK28]*[.AO$15]+[.$AL28]*[.AO$16]+[.$AM28]*[.AO$17]+[.$AN28]*[.AO$18]" office:value-type="float" office:value="4917165320" calcext:value-type="float">
            <text:p>4917165320</text:p>
          </table:table-cell>
          <table:table-cell table:formula="of:=[.$AK28]*[.AP$15]+[.$AL28]*[.AP$16]+[.$AM28]*[.AP$17]+[.$AN28]*[.AP$18]" office:value-type="float" office:value="5604534480" calcext:value-type="float">
            <text:p>5604534480</text:p>
          </table:table-cell>
          <table:table-cell table:formula="of:=[.$AK28]*[.AQ$15]+[.$AL28]*[.AQ$16]+[.$AM28]*[.AQ$17]+[.$AN28]*[.AQ$18]" office:value-type="float" office:value="6291903640" calcext:value-type="float">
            <text:p>6291903640</text:p>
          </table:table-cell>
          <table:table-cell table:formula="of:=[.$AK28]*[.AR$15]+[.$AL28]*[.AR$16]+[.$AM28]*[.AR$17]+[.$AN28]*[.AR$18]" office:value-type="float" office:value="6979272800" calcext:value-type="float">
            <text:p>6979272800</text:p>
          </table:table-cell>
          <table:table-cell table:number-columns-repeated="980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430" calcext:value-type="float">
            <text:p>430</text:p>
          </table:table-cell>
          <table:table-cell office:value-type="float" office:value="1110" calcext:value-type="float">
            <text:p>1110</text:p>
          </table:table-cell>
          <table:table-cell table:style-name="Default" office:value-type="float" office:value="1790" calcext:value-type="float">
            <text:p>1790</text:p>
          </table:table-cell>
          <table:table-cell office:value-type="float" office:value="2470" calcext:value-type="float">
            <text:p>2470</text:p>
          </table:table-cell>
          <table:table-cell office:value-type="float" office:value="3150" calcext:value-type="float">
            <text:p>3150</text:p>
          </table:table-cell>
          <table:table-cell office:value-type="float" office:value="3830" calcext:value-type="float">
            <text:p>3830</text:p>
          </table:table-cell>
          <table:table-cell office:value-type="float" office:value="4510" calcext:value-type="float">
            <text:p>4510</text:p>
          </table:table-cell>
          <table:table-cell office:value-type="float" office:value="5190" calcext:value-type="float">
            <text:p>5190</text:p>
          </table:table-cell>
          <table:table-cell office:value-type="float" office:value="5870" calcext:value-type="float">
            <text:p>5870</text:p>
          </table:table-cell>
          <table:table-cell office:value-type="float" office:value="6550" calcext:value-type="float">
            <text:p>6550</text:p>
          </table:table-cell>
          <table:table-cell office:value-type="float" office:value="7230" calcext:value-type="float">
            <text:p>7230</text:p>
          </table:table-cell>
          <table:table-cell office:value-type="float" office:value="7910" calcext:value-type="float">
            <text:p>7910</text:p>
          </table:table-cell>
          <table:table-cell table:formula="of:=[.A29]*[.M29]" office:value-type="float" office:value="52030" calcext:value-type="float">
            <text:p>52030</text:p>
          </table:table-cell>
          <table:table-cell table:formula="of:=[.B29]*[.N29]" office:value-type="float" office:value="135420" calcext:value-type="float">
            <text:p>135420</text:p>
          </table:table-cell>
          <table:table-cell table:formula="of:=[.C29]*[.O29]" office:value-type="float" office:value="220170" calcext:value-type="float">
            <text:p>220170</text:p>
          </table:table-cell>
          <table:table-cell table:formula="of:=[.D29]*[.P29]" office:value-type="float" office:value="306280" calcext:value-type="float">
            <text:p>306280</text:p>
          </table:table-cell>
          <table:table-cell table:formula="of:=[.E29]*[.Q29]" office:value-type="float" office:value="393750" calcext:value-type="float">
            <text:p>393750</text:p>
          </table:table-cell>
          <table:table-cell table:formula="of:=[.F29]*[.R29]" office:value-type="float" office:value="482580" calcext:value-type="float">
            <text:p>482580</text:p>
          </table:table-cell>
          <table:table-cell table:formula="of:=[.G29]*[.S29]" office:value-type="float" office:value="572770" calcext:value-type="float">
            <text:p>572770</text:p>
          </table:table-cell>
          <table:table-cell table:formula="of:=[.H29]*[.T29]" office:value-type="float" office:value="664320" calcext:value-type="float">
            <text:p>664320</text:p>
          </table:table-cell>
          <table:table-cell table:formula="of:=[.I29]*[.U29]" office:value-type="float" office:value="757230" calcext:value-type="float">
            <text:p>757230</text:p>
          </table:table-cell>
          <table:table-cell table:formula="of:=[.J29]*[.V29]" office:value-type="float" office:value="851500" calcext:value-type="float">
            <text:p>851500</text:p>
          </table:table-cell>
          <table:table-cell table:formula="of:=[.K29]*[.W29]" office:value-type="float" office:value="947130" calcext:value-type="float">
            <text:p>947130</text:p>
          </table:table-cell>
          <table:table-cell table:formula="of:=[.L29]*[.X29]" office:value-type="float" office:value="1044120" calcext:value-type="float">
            <text:p>1044120</text:p>
          </table:table-cell>
          <table:table-cell table:formula="of:=[.$Y29]*[.AK$7]+[.$Z29]*[.AK$8]+[.$AA29]*[.AK$9]+[.$AB29]*[.AK$10]+[.$AC29]*[.AK$11]+[.$AD29]*[.AK$12]+[.$AE29]*[.AK$13]+[.$AF29]*[.AK$14]+[.$AG29]*[.AK$15]+[.$AH29]*[.AK$16]+[.$AI29]*[.AK$17]+[.$AJ29]*[.AK$18]" office:value-type="float" office:value="199416580" calcext:value-type="float">
            <text:p>199416580</text:p>
          </table:table-cell>
          <table:table-cell table:formula="of:=[.$Y29]*[.AL$7]+[.$Z29]*[.AL$8]+[.$AA29]*[.AL$9]+[.$AB29]*[.AL$10]+[.$AC29]*[.AL$11]+[.$AD29]*[.AL$12]+[.$AE29]*[.AL$13]+[.$AF29]*[.AL$14]+[.$AG29]*[.AL$15]+[.$AH29]*[.AL$16]+[.$AI29]*[.AL$17]+[.$AJ29]*[.AL$18]" office:value-type="float" office:value="205843880" calcext:value-type="float">
            <text:p>205843880</text:p>
          </table:table-cell>
          <table:table-cell table:formula="of:=[.$Y29]*[.AM$7]+[.$Z29]*[.AM$8]+[.$AA29]*[.AM$9]+[.$AB29]*[.AM$10]+[.$AC29]*[.AM$11]+[.$AD29]*[.AM$12]+[.$AE29]*[.AM$13]+[.$AF29]*[.AM$14]+[.$AG29]*[.AM$15]+[.$AH29]*[.AM$16]+[.$AI29]*[.AM$17]+[.$AJ29]*[.AM$18]" office:value-type="float" office:value="212271180" calcext:value-type="float">
            <text:p>212271180</text:p>
          </table:table-cell>
          <table:table-cell table:formula="of:=[.$Y29]*[.AN$7]+[.$Z29]*[.AN$8]+[.$AA29]*[.AN$9]+[.$AB29]*[.AN$10]+[.$AC29]*[.AN$11]+[.$AD29]*[.AN$12]+[.$AE29]*[.AN$13]+[.$AF29]*[.AN$14]+[.$AG29]*[.AN$15]+[.$AH29]*[.AN$16]+[.$AI29]*[.AN$17]+[.$AJ29]*[.AN$18]" office:value-type="float" office:value="218698480" calcext:value-type="float">
            <text:p>218698480</text:p>
          </table:table-cell>
          <table:table-cell table:formula="of:=[.$AK29]*[.AO$15]+[.$AL29]*[.AO$16]+[.$AM29]*[.AO$17]+[.$AN29]*[.AO$18]" office:value-type="float" office:value="5982156840" calcext:value-type="float">
            <text:p>5982156840</text:p>
          </table:table-cell>
          <table:table-cell table:formula="of:=[.$AK29]*[.AP$15]+[.$AL29]*[.AP$16]+[.$AM29]*[.AP$17]+[.$AN29]*[.AP$18]" office:value-type="float" office:value="6818386960" calcext:value-type="float">
            <text:p>6818386960</text:p>
          </table:table-cell>
          <table:table-cell table:formula="of:=[.$AK29]*[.AQ$15]+[.$AL29]*[.AQ$16]+[.$AM29]*[.AQ$17]+[.$AN29]*[.AQ$18]" office:value-type="float" office:value="7654617080" calcext:value-type="float">
            <text:p>7654617080</text:p>
          </table:table-cell>
          <table:table-cell table:formula="of:=[.$AK29]*[.AR$15]+[.$AL29]*[.AR$16]+[.$AM29]*[.AR$17]+[.$AN29]*[.AR$18]" office:value-type="float" office:value="8490847200" calcext:value-type="float">
            <text:p>8490847200</text:p>
          </table:table-cell>
          <table:table-cell table:number-columns-repeated="98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470" calcext:value-type="float">
            <text:p>470</text:p>
          </table:table-cell>
          <table:table-cell office:value-type="float" office:value="1214" calcext:value-type="float">
            <text:p>1214</text:p>
          </table:table-cell>
          <table:table-cell table:style-name="Default" office:value-type="float" office:value="1958" calcext:value-type="float">
            <text:p>1958</text:p>
          </table:table-cell>
          <table:table-cell office:value-type="float" office:value="2702" calcext:value-type="float">
            <text:p>2702</text:p>
          </table:table-cell>
          <table:table-cell office:value-type="float" office:value="3446" calcext:value-type="float">
            <text:p>3446</text:p>
          </table:table-cell>
          <table:table-cell office:value-type="float" office:value="4190" calcext:value-type="float">
            <text:p>4190</text:p>
          </table:table-cell>
          <table:table-cell office:value-type="float" office:value="4934" calcext:value-type="float">
            <text:p>4934</text:p>
          </table:table-cell>
          <table:table-cell office:value-type="float" office:value="5678" calcext:value-type="float">
            <text:p>5678</text:p>
          </table:table-cell>
          <table:table-cell office:value-type="float" office:value="6422" calcext:value-type="float">
            <text:p>6422</text:p>
          </table:table-cell>
          <table:table-cell office:value-type="float" office:value="7166" calcext:value-type="float">
            <text:p>7166</text:p>
          </table:table-cell>
          <table:table-cell office:value-type="float" office:value="7910" calcext:value-type="float">
            <text:p>7910</text:p>
          </table:table-cell>
          <table:table-cell office:value-type="float" office:value="8654" calcext:value-type="float">
            <text:p>8654</text:p>
          </table:table-cell>
          <table:table-cell table:formula="of:=[.A30]*[.M30]" office:value-type="float" office:value="62510" calcext:value-type="float">
            <text:p>62510</text:p>
          </table:table-cell>
          <table:table-cell table:formula="of:=[.B30]*[.N30]" office:value-type="float" office:value="162676" calcext:value-type="float">
            <text:p>162676</text:p>
          </table:table-cell>
          <table:table-cell table:formula="of:=[.C30]*[.O30]" office:value-type="float" office:value="264330" calcext:value-type="float">
            <text:p>264330</text:p>
          </table:table-cell>
          <table:table-cell table:formula="of:=[.D30]*[.P30]" office:value-type="float" office:value="367472" calcext:value-type="float">
            <text:p>367472</text:p>
          </table:table-cell>
          <table:table-cell table:formula="of:=[.E30]*[.Q30]" office:value-type="float" office:value="472102" calcext:value-type="float">
            <text:p>472102</text:p>
          </table:table-cell>
          <table:table-cell table:formula="of:=[.F30]*[.R30]" office:value-type="float" office:value="578220" calcext:value-type="float">
            <text:p>578220</text:p>
          </table:table-cell>
          <table:table-cell table:formula="of:=[.G30]*[.S30]" office:value-type="float" office:value="685826" calcext:value-type="float">
            <text:p>685826</text:p>
          </table:table-cell>
          <table:table-cell table:formula="of:=[.H30]*[.T30]" office:value-type="float" office:value="794920" calcext:value-type="float">
            <text:p>794920</text:p>
          </table:table-cell>
          <table:table-cell table:formula="of:=[.I30]*[.U30]" office:value-type="float" office:value="905502" calcext:value-type="float">
            <text:p>905502</text:p>
          </table:table-cell>
          <table:table-cell table:formula="of:=[.J30]*[.V30]" office:value-type="float" office:value="1017572" calcext:value-type="float">
            <text:p>1017572</text:p>
          </table:table-cell>
          <table:table-cell table:formula="of:=[.K30]*[.W30]" office:value-type="float" office:value="1131130" calcext:value-type="float">
            <text:p>1131130</text:p>
          </table:table-cell>
          <table:table-cell table:formula="of:=[.L30]*[.X30]" office:value-type="float" office:value="1246176" calcext:value-type="float">
            <text:p>1246176</text:p>
          </table:table-cell>
          <table:table-cell table:formula="of:=[.$Y30]*[.AK$7]+[.$Z30]*[.AK$8]+[.$AA30]*[.AK$9]+[.$AB30]*[.AK$10]+[.$AC30]*[.AK$11]+[.$AD30]*[.AK$12]+[.$AE30]*[.AK$13]+[.$AF30]*[.AK$14]+[.$AG30]*[.AK$15]+[.$AH30]*[.AK$16]+[.$AI30]*[.AK$17]+[.$AJ30]*[.AK$18]" office:value-type="float" office:value="238384660" calcext:value-type="float">
            <text:p>238384660</text:p>
          </table:table-cell>
          <table:table-cell table:formula="of:=[.$Y30]*[.AL$7]+[.$Z30]*[.AL$8]+[.$AA30]*[.AL$9]+[.$AB30]*[.AL$10]+[.$AC30]*[.AL$11]+[.$AD30]*[.AL$12]+[.$AE30]*[.AL$13]+[.$AF30]*[.AL$14]+[.$AG30]*[.AL$15]+[.$AH30]*[.AL$16]+[.$AI30]*[.AL$17]+[.$AJ30]*[.AL$18]" office:value-type="float" office:value="246073096" calcext:value-type="float">
            <text:p>246073096</text:p>
          </table:table-cell>
          <table:table-cell table:formula="of:=[.$Y30]*[.AM$7]+[.$Z30]*[.AM$8]+[.$AA30]*[.AM$9]+[.$AB30]*[.AM$10]+[.$AC30]*[.AM$11]+[.$AD30]*[.AM$12]+[.$AE30]*[.AM$13]+[.$AF30]*[.AM$14]+[.$AG30]*[.AM$15]+[.$AH30]*[.AM$16]+[.$AI30]*[.AM$17]+[.$AJ30]*[.AM$18]" office:value-type="float" office:value="253761532" calcext:value-type="float">
            <text:p>253761532</text:p>
          </table:table-cell>
          <table:table-cell table:formula="of:=[.$Y30]*[.AN$7]+[.$Z30]*[.AN$8]+[.$AA30]*[.AN$9]+[.$AB30]*[.AN$10]+[.$AC30]*[.AN$11]+[.$AD30]*[.AN$12]+[.$AE30]*[.AN$13]+[.$AF30]*[.AN$14]+[.$AG30]*[.AN$15]+[.$AH30]*[.AN$16]+[.$AI30]*[.AN$17]+[.$AJ30]*[.AN$18]" office:value-type="float" office:value="261449968" calcext:value-type="float">
            <text:p>261449968</text:p>
          </table:table-cell>
          <table:table-cell table:formula="of:=[.$AK30]*[.AO$15]+[.$AL30]*[.AO$16]+[.$AM30]*[.AO$17]+[.$AN30]*[.AO$18]" office:value-type="float" office:value="7151453512" calcext:value-type="float">
            <text:p>7151453512</text:p>
          </table:table-cell>
          <table:table-cell table:formula="of:=[.$AK30]*[.AP$15]+[.$AL30]*[.AP$16]+[.$AM30]*[.AP$17]+[.$AN30]*[.AP$18]" office:value-type="float" office:value="8151122768" calcext:value-type="float">
            <text:p>8151122768</text:p>
          </table:table-cell>
          <table:table-cell table:formula="of:=[.$AK30]*[.AQ$15]+[.$AL30]*[.AQ$16]+[.$AM30]*[.AQ$17]+[.$AN30]*[.AQ$18]" office:value-type="float" office:value="9150792024" calcext:value-type="float">
            <text:p>9150792024</text:p>
          </table:table-cell>
          <table:table-cell table:formula="of:=[.$AK30]*[.AR$15]+[.$AL30]*[.AR$16]+[.$AM30]*[.AR$17]+[.$AN30]*[.AR$18]" office:value-type="float" office:value="10150461280" calcext:value-type="float">
            <text:p>10150461280</text:p>
          </table:table-cell>
          <table:table-cell table:number-columns-repeated="980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9 processes: 3 x 3</text:p>
          </table:table-cell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14"/>
          <table:table-cell table:style-name="Default"/>
          <table:table-cell table:style-name="ce14" office:value-type="string" calcext:value-type="string" table:number-columns-spanned="4" table:number-rows-spanned="1">
            <text:p>transpos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style-name="ce14" office:value-type="string" calcext:value-type="string" table:number-columns-spanned="4" table:number-rows-spanned="1">
            <text:p>Process 0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rocess 3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rocess 6</text:p>
          </table:table-cell>
          <table:covered-table-cell table:number-columns-repeated="3"/>
          <table:table-cell table:style-name="Default"/>
          <table:table-cell table:style-name="ce14" office:value-type="string" calcext:value-type="string" table:number-columns-spanned="4" table:number-rows-spanned="1">
            <text:p>partially replicated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Default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Default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 table:number-columns-spanned="4" table:number-rows-spanned="1">
            <text:p>Process 1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rocess 4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rocess 7</text:p>
          </table:table-cell>
          <table:covered-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Default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Default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Default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 table:number-columns-spanned="4" table:number-rows-spanned="1">
            <text:p>Process 2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rocess 5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rocess 8</text:p>
          </table:table-cell>
          <table:covered-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Default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Default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Default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 table:number-columns-spanned="4" table:number-rows-spanned="1">
            <text:p>partially replicated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artially replicated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partially replicated</text:p>
          </table:table-cell>
          <table:covered-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4" table:number-rows-spanned="1">
            <text:p>fully replicated</text:p>
          </table:table-cell>
          <table:covered-table-cell table:number-columns-repeated="3" table:style-name="ce4"/>
          <table:table-cell table:number-columns-repeated="10"/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">
          <table:table-cell table:style-name="ce4" table:number-columns-repeated="14"/>
          <table:table-cell/>
          <table:table-cell table:style-name="ce4" table:number-columns-repeated="1009"/>
        </table:table-row>
        <table:table-row table:style-name="ro1">
          <table:table-cell/>
          <table:table-cell table:style-name="ce4" table:number-columns-repeated="13"/>
          <table:table-cell/>
          <table:table-cell table:style-name="ce4" table:number-columns-repeated="1009"/>
        </table:table-row>
        <table:table-row table:style-name="ro1">
          <table:table-cell table:style-name="ce14" office:value-type="string" calcext:value-type="string" table:number-columns-spanned="8" table:number-rows-spanned="1">
            <text:p>Process 0/3/6</text:p>
          </table:table-cell>
          <table:covered-table-cell table:number-columns-repeated="7"/>
          <table:table-cell/>
          <table:table-cell table:style-name="ce14" office:value-type="string" calcext:value-type="string" table:number-columns-spanned="8" table:number-rows-spanned="1">
            <text:p>Process 1/4/7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14" office:value-type="string" calcext:value-type="string" table:number-columns-spanned="8" table:number-rows-spanned="1">
            <text:p>Process 2/5/8</text:p>
          </table:table-cell>
          <table:covered-table-cell table:number-columns-repeated="7"/>
          <table:table-cell table:number-columns-repeated="998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70]*[.E$66]+[.$B70]*[.E$67]+[.$C70]*[.E$68]+[.$D70]*[.E$69]" office:value-type="float" office:value="90" calcext:value-type="float">
            <text:p>90</text:p>
          </table:table-cell>
          <table:table-cell table:formula="of:=[.$A70]*[.F$66]+[.$B70]*[.F$67]+[.$C70]*[.F$68]+[.$D70]*[.F$69]" office:value-type="float" office:value="100" calcext:value-type="float">
            <text:p>100</text:p>
          </table:table-cell>
          <table:table-cell table:formula="of:=[.$A70]*[.G$66]+[.$B70]*[.G$67]+[.$C70]*[.G$68]+[.$D70]*[.G$69]" office:value-type="float" office:value="110" calcext:value-type="float">
            <text:p>110</text:p>
          </table:table-cell>
          <table:table-cell table:formula="of:=[.$A70]*[.H$66]+[.$B70]*[.H$67]+[.$C70]*[.H$68]+[.$D70]*[.H$69]" office:value-type="float" office:value="120" calcext:value-type="float">
            <text:p>12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formula="of:=[.$J70]*[.N$66]+[.$K70]*[.N$67]+[.$L70]*[.N$68]+[.$M70]*[.N$69]" office:value-type="float" office:value="538" calcext:value-type="float">
            <text:p>538</text:p>
          </table:table-cell>
          <table:table-cell table:style-name="Default" table:formula="of:=[.$J70]*[.O$66]+[.$K70]*[.O$67]+[.$L70]*[.O$68]+[.$M70]*[.O$69]" office:value-type="float" office:value="612" calcext:value-type="float">
            <text:p>612</text:p>
          </table:table-cell>
          <table:table-cell table:formula="of:=[.$J70]*[.P$66]+[.$K70]*[.P$67]+[.$L70]*[.P$68]+[.$M70]*[.P$69]" office:value-type="float" office:value="686" calcext:value-type="float">
            <text:p>686</text:p>
          </table:table-cell>
          <table:table-cell table:formula="of:=[.$J70]*[.Q$66]+[.$K70]*[.Q$67]+[.$L70]*[.Q$68]+[.$M70]*[.Q$69]" office:value-type="float" office:value="760" calcext:value-type="float">
            <text:p>760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formula="of:=[.$S70]*[.W$66]+[.$T70]*[.W$67]+[.$U70]*[.W$68]+[.$V70]*[.W$69]" office:value-type="float" office:value="986" calcext:value-type="float">
            <text:p>986</text:p>
          </table:table-cell>
          <table:table-cell table:formula="of:=[.$S70]*[.X$66]+[.$T70]*[.X$67]+[.$U70]*[.X$68]+[.$V70]*[.X$69]" office:value-type="float" office:value="1124" calcext:value-type="float">
            <text:p>1124</text:p>
          </table:table-cell>
          <table:table-cell table:formula="of:=[.$S70]*[.Y$66]+[.$T70]*[.Y$67]+[.$U70]*[.Y$68]+[.$V70]*[.Y$69]" office:value-type="float" office:value="1262" calcext:value-type="float">
            <text:p>1262</text:p>
          </table:table-cell>
          <table:table-cell table:formula="of:=[.$S70]*[.Z$66]+[.$T70]*[.Z$67]+[.$U70]*[.Z$68]+[.$V70]*[.Z$69]" office:value-type="float" office:value="1400" calcext:value-type="float">
            <text:p>1400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71]*[.E$66]+[.$B71]*[.E$67]+[.$C71]*[.E$68]+[.$D71]*[.E$69]" office:value-type="float" office:value="202" calcext:value-type="float">
            <text:p>202</text:p>
          </table:table-cell>
          <table:table-cell table:formula="of:=[.$A71]*[.F$66]+[.$B71]*[.F$67]+[.$C71]*[.F$68]+[.$D71]*[.F$69]" office:value-type="float" office:value="228" calcext:value-type="float">
            <text:p>228</text:p>
          </table:table-cell>
          <table:table-cell table:formula="of:=[.$A71]*[.G$66]+[.$B71]*[.G$67]+[.$C71]*[.G$68]+[.$D71]*[.G$69]" office:value-type="float" office:value="254" calcext:value-type="float">
            <text:p>254</text:p>
          </table:table-cell>
          <table:table-cell table:formula="of:=[.$A71]*[.H$66]+[.$B71]*[.H$67]+[.$C71]*[.H$68]+[.$D71]*[.H$69]" office:value-type="float" office:value="280" calcext:value-type="float">
            <text:p>280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formula="of:=[.$J71]*[.N$66]+[.$K71]*[.N$67]+[.$L71]*[.N$68]+[.$M71]*[.N$69]" office:value-type="float" office:value="650" calcext:value-type="float">
            <text:p>650</text:p>
          </table:table-cell>
          <table:table-cell table:style-name="Default" table:formula="of:=[.$J71]*[.O$66]+[.$K71]*[.O$67]+[.$L71]*[.O$68]+[.$M71]*[.O$69]" office:value-type="float" office:value="740" calcext:value-type="float">
            <text:p>740</text:p>
          </table:table-cell>
          <table:table-cell table:formula="of:=[.$J71]*[.P$66]+[.$K71]*[.P$67]+[.$L71]*[.P$68]+[.$M71]*[.P$69]" office:value-type="float" office:value="830" calcext:value-type="float">
            <text:p>830</text:p>
          </table:table-cell>
          <table:table-cell table:formula="of:=[.$J71]*[.Q$66]+[.$K71]*[.Q$67]+[.$L71]*[.Q$68]+[.$M71]*[.Q$69]" office:value-type="float" office:value="920" calcext:value-type="float">
            <text:p>920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formula="of:=[.$S71]*[.W$66]+[.$T71]*[.W$67]+[.$U71]*[.W$68]+[.$V71]*[.W$69]" office:value-type="float" office:value="1098" calcext:value-type="float">
            <text:p>1098</text:p>
          </table:table-cell>
          <table:table-cell table:formula="of:=[.$S71]*[.X$66]+[.$T71]*[.X$67]+[.$U71]*[.X$68]+[.$V71]*[.X$69]" office:value-type="float" office:value="1252" calcext:value-type="float">
            <text:p>1252</text:p>
          </table:table-cell>
          <table:table-cell table:formula="of:=[.$S71]*[.Y$66]+[.$T71]*[.Y$67]+[.$U71]*[.Y$68]+[.$V71]*[.Y$69]" office:value-type="float" office:value="1406" calcext:value-type="float">
            <text:p>1406</text:p>
          </table:table-cell>
          <table:table-cell table:formula="of:=[.$S71]*[.Z$66]+[.$T71]*[.Z$67]+[.$U71]*[.Z$68]+[.$V71]*[.Z$69]" office:value-type="float" office:value="1560" calcext:value-type="float">
            <text:p>1560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2]*[.E$66]+[.$B72]*[.E$67]+[.$C72]*[.E$68]+[.$D72]*[.E$69]" office:value-type="float" office:value="314" calcext:value-type="float">
            <text:p>314</text:p>
          </table:table-cell>
          <table:table-cell table:formula="of:=[.$A72]*[.F$66]+[.$B72]*[.F$67]+[.$C72]*[.F$68]+[.$D72]*[.F$69]" office:value-type="float" office:value="356" calcext:value-type="float">
            <text:p>356</text:p>
          </table:table-cell>
          <table:table-cell table:formula="of:=[.$A72]*[.G$66]+[.$B72]*[.G$67]+[.$C72]*[.G$68]+[.$D72]*[.G$69]" office:value-type="float" office:value="398" calcext:value-type="float">
            <text:p>398</text:p>
          </table:table-cell>
          <table:table-cell table:formula="of:=[.$A72]*[.H$66]+[.$B72]*[.H$67]+[.$C72]*[.H$68]+[.$D72]*[.H$69]" office:value-type="float" office:value="440" calcext:value-type="float">
            <text:p>44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formula="of:=[.$J72]*[.N$66]+[.$K72]*[.N$67]+[.$L72]*[.N$68]+[.$M72]*[.N$69]" office:value-type="float" office:value="762" calcext:value-type="float">
            <text:p>762</text:p>
          </table:table-cell>
          <table:table-cell table:style-name="Default" table:formula="of:=[.$J72]*[.O$66]+[.$K72]*[.O$67]+[.$L72]*[.O$68]+[.$M72]*[.O$69]" office:value-type="float" office:value="868" calcext:value-type="float">
            <text:p>868</text:p>
          </table:table-cell>
          <table:table-cell table:formula="of:=[.$J72]*[.P$66]+[.$K72]*[.P$67]+[.$L72]*[.P$68]+[.$M72]*[.P$69]" office:value-type="float" office:value="974" calcext:value-type="float">
            <text:p>974</text:p>
          </table:table-cell>
          <table:table-cell table:formula="of:=[.$J72]*[.Q$66]+[.$K72]*[.Q$67]+[.$L72]*[.Q$68]+[.$M72]*[.Q$69]" office:value-type="float" office:value="1080" calcext:value-type="float">
            <text:p>1080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formula="of:=[.$S72]*[.W$66]+[.$T72]*[.W$67]+[.$U72]*[.W$68]+[.$V72]*[.W$69]" office:value-type="float" office:value="1210" calcext:value-type="float">
            <text:p>1210</text:p>
          </table:table-cell>
          <table:table-cell table:formula="of:=[.$S72]*[.X$66]+[.$T72]*[.X$67]+[.$U72]*[.X$68]+[.$V72]*[.X$69]" office:value-type="float" office:value="1380" calcext:value-type="float">
            <text:p>1380</text:p>
          </table:table-cell>
          <table:table-cell table:formula="of:=[.$S72]*[.Y$66]+[.$T72]*[.Y$67]+[.$U72]*[.Y$68]+[.$V72]*[.Y$69]" office:value-type="float" office:value="1550" calcext:value-type="float">
            <text:p>1550</text:p>
          </table:table-cell>
          <table:table-cell table:formula="of:=[.$S72]*[.Z$66]+[.$T72]*[.Z$67]+[.$U72]*[.Z$68]+[.$V72]*[.Z$69]" office:value-type="float" office:value="1720" calcext:value-type="float">
            <text:p>1720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73]*[.E$66]+[.$B73]*[.E$67]+[.$C73]*[.E$68]+[.$D73]*[.E$69]" office:value-type="float" office:value="426" calcext:value-type="float">
            <text:p>426</text:p>
          </table:table-cell>
          <table:table-cell table:formula="of:=[.$A73]*[.F$66]+[.$B73]*[.F$67]+[.$C73]*[.F$68]+[.$D73]*[.F$69]" office:value-type="float" office:value="484" calcext:value-type="float">
            <text:p>484</text:p>
          </table:table-cell>
          <table:table-cell table:formula="of:=[.$A73]*[.G$66]+[.$B73]*[.G$67]+[.$C73]*[.G$68]+[.$D73]*[.G$69]" office:value-type="float" office:value="542" calcext:value-type="float">
            <text:p>542</text:p>
          </table:table-cell>
          <table:table-cell table:formula="of:=[.$A73]*[.H$66]+[.$B73]*[.H$67]+[.$C73]*[.H$68]+[.$D73]*[.H$69]" office:value-type="float" office:value="600" calcext:value-type="float">
            <text:p>600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formula="of:=[.$J73]*[.N$66]+[.$K73]*[.N$67]+[.$L73]*[.N$68]+[.$M73]*[.N$69]" office:value-type="float" office:value="874" calcext:value-type="float">
            <text:p>874</text:p>
          </table:table-cell>
          <table:table-cell table:style-name="Default" table:formula="of:=[.$J73]*[.O$66]+[.$K73]*[.O$67]+[.$L73]*[.O$68]+[.$M73]*[.O$69]" office:value-type="float" office:value="996" calcext:value-type="float">
            <text:p>996</text:p>
          </table:table-cell>
          <table:table-cell table:formula="of:=[.$J73]*[.P$66]+[.$K73]*[.P$67]+[.$L73]*[.P$68]+[.$M73]*[.P$69]" office:value-type="float" office:value="1118" calcext:value-type="float">
            <text:p>1118</text:p>
          </table:table-cell>
          <table:table-cell table:formula="of:=[.$J73]*[.Q$66]+[.$K73]*[.Q$67]+[.$L73]*[.Q$68]+[.$M73]*[.Q$69]" office:value-type="float" office:value="1240" calcext:value-type="float">
            <text:p>1240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formula="of:=[.$S73]*[.W$66]+[.$T73]*[.W$67]+[.$U73]*[.W$68]+[.$V73]*[.W$69]" office:value-type="float" office:value="1322" calcext:value-type="float">
            <text:p>1322</text:p>
          </table:table-cell>
          <table:table-cell table:formula="of:=[.$S73]*[.X$66]+[.$T73]*[.X$67]+[.$U73]*[.X$68]+[.$V73]*[.X$69]" office:value-type="float" office:value="1508" calcext:value-type="float">
            <text:p>1508</text:p>
          </table:table-cell>
          <table:table-cell table:formula="of:=[.$S73]*[.Y$66]+[.$T73]*[.Y$67]+[.$U73]*[.Y$68]+[.$V73]*[.Y$69]" office:value-type="float" office:value="1694" calcext:value-type="float">
            <text:p>1694</text:p>
          </table:table-cell>
          <table:table-cell table:formula="of:=[.$S73]*[.Z$66]+[.$T73]*[.Z$67]+[.$U73]*[.Z$68]+[.$V73]*[.Z$69]" office:value-type="float" office:value="1880" calcext:value-type="float">
            <text:p>1880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4" office:value-type="string" calcext:value-type="string">
            <text:p>Tau = 2</text:p>
          </table:table-cell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20" office:value-type="string" calcext:value-type="string">
            <text:p>Process 0</text:p>
          </table:table-cell>
          <table:table-cell table:number-columns-repeated="14"/>
          <table:table-cell table:style-name="ce20" office:value-type="string" calcext:value-type="string">
            <text:p>Process 1</text:p>
          </table:table-cell>
          <table:table-cell table:number-columns-repeated="13"/>
          <table:table-cell table:style-name="ce4"/>
          <table:table-cell table:style-name="ce20" office:value-type="string" calcext:value-type="string">
            <text:p>Process 2</text:p>
          </table:table-cell>
          <table:table-cell table:number-columns-repeated="993"/>
        </table:table-row>
        <table:table-row table:style-name="ro1">
          <table:table-cell table:style-name="ce14" office:value-type="string" calcext:value-type="string" table:number-columns-spanned="6" table:number-rows-spanned="1">
            <text:p>Round 1 Block 1</text:p>
          </table:table-cell>
          <table:covered-table-cell table:number-columns-repeated="5"/>
          <table:table-cell table:number-columns-repeated="9"/>
          <table:table-cell table:style-name="ce14" office:value-type="string" calcext:value-type="string" table:number-columns-spanned="6" table:number-rows-spanned="1">
            <text:p>Round 1 Block 1</text:p>
          </table:table-cell>
          <table:covered-table-cell table:number-columns-repeated="5"/>
          <table:table-cell table:number-columns-repeated="4"/>
          <table:table-cell table:style-name="ce4" table:number-columns-repeated="5"/>
          <table:table-cell table:style-name="ce14" office:value-type="string" calcext:value-type="string" table:number-columns-spanned="6" table:number-rows-spanned="1">
            <text:p>Round 1 Block 1</text:p>
          </table:table-cell>
          <table:covered-table-cell table:number-columns-repeated="5"/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4" table:number-columns-repeated="4"/>
          <table:table-cell table:number-columns-repeated="5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4" table:number-columns-repeated="8"/>
          <table:table-cell table:number-columns-repeated="4"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style-name="ce4" table:number-columns-repeated="5"/>
          <table:table-cell table:number-columns-repeated="983"/>
        </table:table-row>
        <table:table-row table:style-name="ro1"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4" table:number-columns-repeated="4"/>
          <table:table-cell table:number-columns-repeated="5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style-name="ce4" table:number-columns-repeated="8"/>
          <table:table-cell table:number-columns-repeated="4"/>
          <table:table-cell table:style-name="ce8" office:value-type="float" office:value="34" calcext:value-type="float">
            <text:p>34</text:p>
          </table:table-cell>
          <table:table-cell table:style-name="ce8" office:value-type="float" office:value="38" calcext:value-type="float">
            <text:p>38</text:p>
          </table:table-cell>
          <table:table-cell table:style-name="ce4" table:number-columns-repeated="5"/>
          <table:table-cell table:number-columns-repeated="983"/>
        </table:table-row>
        <table:table-row table:style-name="ro1"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4" table:number-columns-repeated="4"/>
          <table:table-cell table:number-columns-repeated="5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style-name="ce4" table:number-columns-repeated="8"/>
          <table:table-cell table:number-columns-repeated="4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style-name="ce4" table:number-columns-repeated="5"/>
          <table:table-cell table:number-columns-repeated="983"/>
        </table:table-row>
        <table:table-row table:style-name="ro1"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number-columns-repeated="4"/>
          <table:table-cell table:style-name="ce8" office:value-type="float" office:value="36" calcext:value-type="float">
            <text:p>36</text:p>
          </table:table-cell>
          <table:table-cell table:style-name="ce8" office:value-type="float" office:value="40" calcext:value-type="float">
            <text:p>40</text:p>
          </table:table-cell>
          <table:table-cell table:style-name="ce4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83]*[.E$79]+[.$B83]*[.E$80]+[.$C83]*[.E$81]+[.$D83]*[.E$82]" office:value-type="float" office:value="30" calcext:value-type="float">
            <text:p>30</text:p>
          </table:table-cell>
          <table:table-cell table:formula="of:=[.$A83]*[.F$79]+[.$B83]*[.F$80]+[.$C83]*[.F$81]+[.$D83]*[.F$82]" office:value-type="float" office:value="70" calcext:value-type="float">
            <text:p>70</text:p>
          </table:table-cell>
          <table:table-cell table:style-name="ce6"/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83]*[.T$79]+[.$B83]*[.T$80]+[.$C83]*[.T$81]+[.$D83]*[.T$82]" office:value-type="float" office:value="190" calcext:value-type="float">
            <text:p>190</text:p>
          </table:table-cell>
          <table:table-cell table:formula="of:=[.$A83]*[.U$79]+[.$B83]*[.U$80]+[.$C83]*[.U$81]+[.$D83]*[.U$82]" office:value-type="float" office:value="230" calcext:value-type="float">
            <text:p>230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83]*[.AI$79]+[.$B83]*[.AI$80]+[.$C83]*[.AI$81]+[.$D83]*[.AI$82]" office:value-type="float" office:value="350" calcext:value-type="float">
            <text:p>350</text:p>
          </table:table-cell>
          <table:table-cell table:formula="of:=[.$A83]*[.AJ$79]+[.$B83]*[.AJ$80]+[.$C83]*[.AJ$81]+[.$D83]*[.AJ$82]" office:value-type="float" office:value="390" calcext:value-type="float">
            <text:p>390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84]*[.E$79]+[.$B84]*[.E$80]+[.$C84]*[.E$81]+[.$D84]*[.E$82]" office:value-type="float" office:value="70" calcext:value-type="float">
            <text:p>70</text:p>
          </table:table-cell>
          <table:table-cell table:formula="of:=[.$A84]*[.F$79]+[.$B84]*[.F$80]+[.$C84]*[.F$81]+[.$D84]*[.F$82]" office:value-type="float" office:value="174" calcext:value-type="float">
            <text:p>1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84]*[.T$79]+[.$B84]*[.T$80]+[.$C84]*[.T$81]+[.$D84]*[.T$82]" office:value-type="float" office:value="486" calcext:value-type="float">
            <text:p>486</text:p>
          </table:table-cell>
          <table:table-cell table:formula="of:=[.$A84]*[.U$79]+[.$B84]*[.U$80]+[.$C84]*[.U$81]+[.$D84]*[.U$82]" office:value-type="float" office:value="590" calcext:value-type="float">
            <text:p>59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84]*[.AI$79]+[.$B84]*[.AI$80]+[.$C84]*[.AI$81]+[.$D84]*[.AI$82]" office:value-type="float" office:value="902" calcext:value-type="float">
            <text:p>902</text:p>
          </table:table-cell>
          <table:table-cell table:formula="of:=[.$A84]*[.AJ$79]+[.$B84]*[.AJ$80]+[.$C84]*[.AJ$81]+[.$D84]*[.AJ$82]" office:value-type="float" office:value="1006" calcext:value-type="float">
            <text:p>100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7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number-columns-repeated="6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E83]" office:value-type="float" office:value="30" calcext:value-type="float">
            <text:p>30</text:p>
          </table:table-cell>
          <table:table-cell table:formula="of:=[.F83]" office:value-type="float" office:value="70" calcext:value-type="float">
            <text:p>70</text:p>
          </table:table-cell>
          <table:table-cell table:formula="of:=[.A86]*[.C86]" office:value-type="float" office:value="30" calcext:value-type="float">
            <text:p>30</text:p>
          </table:table-cell>
          <table:table-cell table:formula="of:=[.B86]*[.D86]" office:value-type="float" office:value="140" calcext:value-type="float">
            <text:p>140</text:p>
          </table:table-cell>
          <table:table-cell table:formula="of:=[.$E86]*[.G$84]+[.$F86]*[.G$85]" office:value-type="float" office:value="730" calcext:value-type="float">
            <text:p>730</text:p>
          </table:table-cell>
          <table:table-cell table:formula="of:=[.$E86]*[.H$84]+[.$F86]*[.H$85]" office:value-type="float" office:value="900" calcext:value-type="float">
            <text:p>900</text:p>
          </table:table-cell>
          <table:table-cell table:formula="of:=[.$E86]*[.I$84]+[.$F86]*[.I$85]" office:value-type="float" office:value="1070" calcext:value-type="float">
            <text:p>1070</text:p>
          </table:table-cell>
          <table:table-cell table:formula="of:=[.$E86]*[.J$84]+[.$F86]*[.J$85]" office:value-type="float" office:value="1240" calcext:value-type="float">
            <text:p>1240</text:p>
          </table:table-cell>
          <table:table-cell table:formula="of:=[.$G86]*[.K$82]+[.$H86]*[.K$83]+[.$I86]*[.K$84]+[.$J86]*[.K$85]" office:value-type="float" office:value="30980" calcext:value-type="float">
            <text:p>30980</text:p>
          </table:table-cell>
          <table:table-cell table:formula="of:=[.$G86]*[.L$82]+[.$H86]*[.L$83]+[.$I86]*[.L$84]+[.$J86]*[.L$85]" office:value-type="float" office:value="34920" calcext:value-type="float">
            <text:p>34920</text:p>
          </table:table-cell>
          <table:table-cell table:formula="of:=[.$G86]*[.M$82]+[.$H86]*[.M$83]+[.$I86]*[.M$84]+[.$J86]*[.M$85]" office:value-type="float" office:value="38860" calcext:value-type="float">
            <text:p>38860</text:p>
          </table:table-cell>
          <table:table-cell table:formula="of:=[.$G86]*[.N$82]+[.$H86]*[.N$83]+[.$I86]*[.N$84]+[.$J86]*[.N$85]" office:value-type="float" office:value="42800" calcext:value-type="float">
            <text:p>4280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T83]" office:value-type="float" office:value="190" calcext:value-type="float">
            <text:p>190</text:p>
          </table:table-cell>
          <table:table-cell table:formula="of:=[.U83]" office:value-type="float" office:value="230" calcext:value-type="float">
            <text:p>230</text:p>
          </table:table-cell>
          <table:table-cell table:formula="of:=[.P86]*[.R86]" office:value-type="float" office:value="950" calcext:value-type="float">
            <text:p>950</text:p>
          </table:table-cell>
          <table:table-cell table:formula="of:=[.Q86]*[.S86]" office:value-type="float" office:value="1380" calcext:value-type="float">
            <text:p>1380</text:p>
          </table:table-cell>
          <table:table-cell table:formula="of:=[.$T86]*[.V$84]+[.$U86]*[.V$85]" office:value-type="float" office:value="45130" calcext:value-type="float">
            <text:p>45130</text:p>
          </table:table-cell>
          <table:table-cell table:formula="of:=[.$T86]*[.W$84]+[.$U86]*[.W$85]" office:value-type="float" office:value="47460" calcext:value-type="float">
            <text:p>47460</text:p>
          </table:table-cell>
          <table:table-cell table:formula="of:=[.$T86]*[.X$84]+[.$U86]*[.X$85]" office:value-type="float" office:value="49790" calcext:value-type="float">
            <text:p>49790</text:p>
          </table:table-cell>
          <table:table-cell table:formula="of:=[.$T86]*[.Y$84]+[.$U86]*[.Y$85]" office:value-type="float" office:value="52120" calcext:value-type="float">
            <text:p>52120</text:p>
          </table:table-cell>
          <table:table-cell table:formula="of:=[.$V86]*[.Z$93]+[.$W86]*[.Z$94]+[.$X86]*[.Z$95]+[.$Y86]*[.Z$96]" office:value-type="float" office:value="1408100" calcext:value-type="float">
            <text:p>1408100</text:p>
          </table:table-cell>
          <table:table-cell table:formula="of:=[.$V86]*[.AA$93]+[.$W86]*[.AA$94]+[.$X86]*[.AA$95]+[.$Y86]*[.AA$96]" office:value-type="float" office:value="1602600" calcext:value-type="float">
            <text:p>1602600</text:p>
          </table:table-cell>
          <table:table-cell table:formula="of:=[.$V86]*[.AB$93]+[.$W86]*[.AB$94]+[.$X86]*[.AB$95]+[.$Y86]*[.AB$96]" office:value-type="float" office:value="1797100" calcext:value-type="float">
            <text:p>1797100</text:p>
          </table:table-cell>
          <table:table-cell table:formula="of:=[.$V86]*[.AC$93]+[.$W86]*[.AC$94]+[.$X86]*[.AC$95]+[.$Y86]*[.AC$96]" office:value-type="float" office:value="1991600" calcext:value-type="float">
            <text:p>1991600</text:p>
          </table:table-cell>
          <table:table-cell table:style-name="ce4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[.AI83]" office:value-type="float" office:value="350" calcext:value-type="float">
            <text:p>350</text:p>
          </table:table-cell>
          <table:table-cell table:formula="of:=[.AJ83]" office:value-type="float" office:value="390" calcext:value-type="float">
            <text:p>390</text:p>
          </table:table-cell>
          <table:table-cell table:formula="of:=[.AE86]*[.AG86]" office:value-type="float" office:value="3150" calcext:value-type="float">
            <text:p>3150</text:p>
          </table:table-cell>
          <table:table-cell table:formula="of:=[.AF86]*[.AH86]" office:value-type="float" office:value="3900" calcext:value-type="float">
            <text:p>3900</text:p>
          </table:table-cell>
          <table:table-cell table:formula="of:=[.$AI86]*[.AK$84]+[.$AJ86]*[.AK$85]" office:value-type="float" office:value="248250" calcext:value-type="float">
            <text:p>248250</text:p>
          </table:table-cell>
          <table:table-cell table:formula="of:=[.$AI86]*[.AL$84]+[.$AJ86]*[.AL$85]" office:value-type="float" office:value="255300" calcext:value-type="float">
            <text:p>255300</text:p>
          </table:table-cell>
          <table:table-cell table:formula="of:=[.$AI86]*[.AM$84]+[.$AJ86]*[.AM$85]" office:value-type="float" office:value="262350" calcext:value-type="float">
            <text:p>262350</text:p>
          </table:table-cell>
          <table:table-cell table:formula="of:=[.$AI86]*[.AN$84]+[.$AJ86]*[.AN$85]" office:value-type="float" office:value="269400" calcext:value-type="float">
            <text:p>269400</text:p>
          </table:table-cell>
          <table:table-cell table:formula="of:=[.$AK86]*[.AO$82]+[.$AL86]*[.AO$83]+[.$AM86]*[.AO$84]+[.$AN86]*[.AO$85]" office:value-type="float" office:value="7388100" calcext:value-type="float">
            <text:p>7388100</text:p>
          </table:table-cell>
          <table:table-cell table:formula="of:=[.$AK86]*[.AP$82]+[.$AL86]*[.AP$83]+[.$AM86]*[.AP$84]+[.$AN86]*[.AP$85]" office:value-type="float" office:value="8423400" calcext:value-type="float">
            <text:p>8423400</text:p>
          </table:table-cell>
          <table:table-cell table:formula="of:=[.$AK86]*[.AQ$82]+[.$AL86]*[.AQ$83]+[.$AM86]*[.AQ$84]+[.$AN86]*[.AQ$85]" office:value-type="float" office:value="9458700" calcext:value-type="float">
            <text:p>9458700</text:p>
          </table:table-cell>
          <table:table-cell table:formula="of:=[.$AK86]*[.AR$82]+[.$AL86]*[.AR$83]+[.$AM86]*[.AR$84]+[.$AN86]*[.AR$85]" office:value-type="float" office:value="10494000" calcext:value-type="float">
            <text:p>1049400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formula="of:=[.E84]" office:value-type="float" office:value="70" calcext:value-type="float">
            <text:p>70</text:p>
          </table:table-cell>
          <table:table-cell table:formula="of:=[.F84]" office:value-type="float" office:value="174" calcext:value-type="float">
            <text:p>174</text:p>
          </table:table-cell>
          <table:table-cell table:formula="of:=[.A87]*[.C87]" office:value-type="float" office:value="910" calcext:value-type="float">
            <text:p>910</text:p>
          </table:table-cell>
          <table:table-cell table:formula="of:=[.B87]*[.D87]" office:value-type="float" office:value="2436" calcext:value-type="float">
            <text:p>2436</text:p>
          </table:table-cell>
          <table:table-cell table:formula="of:=[.$E87]*[.G$84]+[.$F87]*[.G$85]" office:value-type="float" office:value="13090" calcext:value-type="float">
            <text:p>13090</text:p>
          </table:table-cell>
          <table:table-cell table:formula="of:=[.$E87]*[.H$84]+[.$F87]*[.H$85]" office:value-type="float" office:value="16436" calcext:value-type="float">
            <text:p>16436</text:p>
          </table:table-cell>
          <table:table-cell table:formula="of:=[.$E87]*[.I$84]+[.$F87]*[.I$85]" office:value-type="float" office:value="19782" calcext:value-type="float">
            <text:p>19782</text:p>
          </table:table-cell>
          <table:table-cell table:formula="of:=[.$E87]*[.J$84]+[.$F87]*[.J$85]" office:value-type="float" office:value="23128" calcext:value-type="float">
            <text:p>23128</text:p>
          </table:table-cell>
          <table:table-cell table:formula="of:=[.$G87]*[.K$82]+[.$H87]*[.K$83]+[.$I87]*[.K$84]+[.$J87]*[.K$85]" office:value-type="float" office:value="573972" calcext:value-type="float">
            <text:p>573972</text:p>
          </table:table-cell>
          <table:table-cell table:formula="of:=[.$G87]*[.L$82]+[.$H87]*[.L$83]+[.$I87]*[.L$84]+[.$J87]*[.L$85]" office:value-type="float" office:value="646408" calcext:value-type="float">
            <text:p>646408</text:p>
          </table:table-cell>
          <table:table-cell table:formula="of:=[.$G87]*[.M$82]+[.$H87]*[.M$83]+[.$I87]*[.M$84]+[.$J87]*[.M$85]" office:value-type="float" office:value="718844" calcext:value-type="float">
            <text:p>718844</text:p>
          </table:table-cell>
          <table:table-cell table:formula="of:=[.$G87]*[.N$82]+[.$H87]*[.N$83]+[.$I87]*[.N$84]+[.$J87]*[.N$85]" office:value-type="float" office:value="791280" calcext:value-type="float">
            <text:p>79128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T84]" office:value-type="float" office:value="486" calcext:value-type="float">
            <text:p>486</text:p>
          </table:table-cell>
          <table:table-cell table:formula="of:=[.U84]" office:value-type="float" office:value="590" calcext:value-type="float">
            <text:p>590</text:p>
          </table:table-cell>
          <table:table-cell table:formula="of:=[.P87]*[.R87]" office:value-type="float" office:value="8262" calcext:value-type="float">
            <text:p>8262</text:p>
          </table:table-cell>
          <table:table-cell table:formula="of:=[.Q87]*[.S87]" office:value-type="float" office:value="10620" calcext:value-type="float">
            <text:p>10620</text:p>
          </table:table-cell>
          <table:table-cell table:formula="of:=[.$T87]*[.V$84]+[.$U87]*[.V$85]" office:value-type="float" office:value="363474" calcext:value-type="float">
            <text:p>363474</text:p>
          </table:table-cell>
          <table:table-cell table:formula="of:=[.$T87]*[.W$84]+[.$U87]*[.W$85]" office:value-type="float" office:value="382356" calcext:value-type="float">
            <text:p>382356</text:p>
          </table:table-cell>
          <table:table-cell table:formula="of:=[.$T87]*[.X$84]+[.$U87]*[.X$85]" office:value-type="float" office:value="401238" calcext:value-type="float">
            <text:p>401238</text:p>
          </table:table-cell>
          <table:table-cell table:formula="of:=[.$T87]*[.Y$84]+[.$U87]*[.Y$85]" office:value-type="float" office:value="420120" calcext:value-type="float">
            <text:p>420120</text:p>
          </table:table-cell>
          <table:table-cell table:formula="of:=[.$V87]*[.Z$93]+[.$W87]*[.Z$94]+[.$X87]*[.Z$95]+[.$Y87]*[.Z$96]" office:value-type="float" office:value="11347956" calcext:value-type="float">
            <text:p>11347956</text:p>
          </table:table-cell>
          <table:table-cell table:formula="of:=[.$V87]*[.AA$93]+[.$W87]*[.AA$94]+[.$X87]*[.AA$95]+[.$Y87]*[.AA$96]" office:value-type="float" office:value="12915144" calcext:value-type="float">
            <text:p>12915144</text:p>
          </table:table-cell>
          <table:table-cell table:formula="of:=[.$V87]*[.AB$93]+[.$W87]*[.AB$94]+[.$X87]*[.AB$95]+[.$Y87]*[.AB$96]" office:value-type="float" office:value="14482332" calcext:value-type="float">
            <text:p>14482332</text:p>
          </table:table-cell>
          <table:table-cell table:formula="of:=[.$V87]*[.AC$93]+[.$W87]*[.AC$94]+[.$X87]*[.AC$95]+[.$Y87]*[.AC$96]" office:value-type="float" office:value="16049520" calcext:value-type="float">
            <text:p>16049520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formula="of:=[.AI84]" office:value-type="float" office:value="902" calcext:value-type="float">
            <text:p>902</text:p>
          </table:table-cell>
          <table:table-cell table:formula="of:=[.AJ84]" office:value-type="float" office:value="1006" calcext:value-type="float">
            <text:p>1006</text:p>
          </table:table-cell>
          <table:table-cell table:formula="of:=[.AE87]*[.AG87]" office:value-type="float" office:value="18942" calcext:value-type="float">
            <text:p>18942</text:p>
          </table:table-cell>
          <table:table-cell table:formula="of:=[.AF87]*[.AH87]" office:value-type="float" office:value="22132" calcext:value-type="float">
            <text:p>22132</text:p>
          </table:table-cell>
          <table:table-cell table:formula="of:=[.$AI87]*[.AK$84]+[.$AJ87]*[.AK$85]" office:value-type="float" office:value="1443970" calcext:value-type="float">
            <text:p>1443970</text:p>
          </table:table-cell>
          <table:table-cell table:formula="of:=[.$AI87]*[.AL$84]+[.$AJ87]*[.AL$85]" office:value-type="float" office:value="1485044" calcext:value-type="float">
            <text:p>1485044</text:p>
          </table:table-cell>
          <table:table-cell table:formula="of:=[.$AI87]*[.AM$84]+[.$AJ87]*[.AM$85]" office:value-type="float" office:value="1526118" calcext:value-type="float">
            <text:p>1526118</text:p>
          </table:table-cell>
          <table:table-cell table:formula="of:=[.$AI87]*[.AN$84]+[.$AJ87]*[.AN$85]" office:value-type="float" office:value="1567192" calcext:value-type="float">
            <text:p>1567192</text:p>
          </table:table-cell>
          <table:table-cell table:formula="of:=[.$AK87]*[.AO$82]+[.$AL87]*[.AO$83]+[.$AM87]*[.AO$84]+[.$AN87]*[.AO$85]" office:value-type="float" office:value="42977748" calcext:value-type="float">
            <text:p>42977748</text:p>
          </table:table-cell>
          <table:table-cell table:formula="of:=[.$AK87]*[.AP$82]+[.$AL87]*[.AP$83]+[.$AM87]*[.AP$84]+[.$AN87]*[.AP$85]" office:value-type="float" office:value="49000072" calcext:value-type="float">
            <text:p>49000072</text:p>
          </table:table-cell>
          <table:table-cell table:formula="of:=[.$AK87]*[.AQ$82]+[.$AL87]*[.AQ$83]+[.$AM87]*[.AQ$84]+[.$AN87]*[.AQ$85]" office:value-type="float" office:value="55022396" calcext:value-type="float">
            <text:p>55022396</text:p>
          </table:table-cell>
          <table:table-cell table:formula="of:=[.$AK87]*[.AR$82]+[.$AL87]*[.AR$83]+[.$AM87]*[.AR$84]+[.$AN87]*[.AR$85]" office:value-type="float" office:value="61044720" calcext:value-type="float">
            <text:p>61044720</text:p>
          </table:table-cell>
          <table:table-cell table:number-columns-repeated="980"/>
        </table:table-row>
        <table:table-row table:style-name="ro1">
          <table:table-cell table:number-columns-repeated="29"/>
          <table:table-cell table:style-name="ce4"/>
          <table:table-cell table:number-columns-repeated="994"/>
        </table:table-row>
        <table:table-row table:style-name="ro1">
          <table:table-cell table:style-name="ce14" office:value-type="string" calcext:value-type="string" table:number-columns-spanned="6" table:number-rows-spanned="1">
            <text:p>Round 1 Block 2</text:p>
          </table:table-cell>
          <table:covered-table-cell table:number-columns-repeated="5"/>
          <table:table-cell table:number-columns-repeated="9"/>
          <table:table-cell table:style-name="ce14" office:value-type="string" calcext:value-type="string" table:number-columns-spanned="6" table:number-rows-spanned="1">
            <text:p>Round 1 Block 2</text:p>
          </table:table-cell>
          <table:covered-table-cell table:number-columns-repeated="5"/>
          <table:table-cell table:number-columns-repeated="8"/>
          <table:table-cell table:style-name="ce4"/>
          <table:table-cell table:style-name="ce14" office:value-type="string" calcext:value-type="string" table:number-columns-spanned="6" table:number-rows-spanned="1">
            <text:p>Round 1 Block 2</text:p>
          </table:table-cell>
          <table:covered-table-cell table:number-columns-repeated="5"/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42" calcext:value-type="float">
            <text:p>42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3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number-columns-repeated="4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94]*[.E$90]+[.$B94]*[.E$91]+[.$C94]*[.E$92]+[.$D94]*[.E$93]" office:value-type="float" office:value="110" calcext:value-type="float">
            <text:p>110</text:p>
          </table:table-cell>
          <table:table-cell table:formula="of:=[.$A94]*[.F$90]+[.$B94]*[.F$91]+[.$C94]*[.F$92]+[.$D94]*[.F$93]" office:value-type="float" office:value="150" calcext:value-type="float">
            <text:p>150</text:p>
          </table:table-cell>
          <table:table-cell table:style-name="ce6"/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94]*[.T$90]+[.$B94]*[.T$91]+[.$C94]*[.T$92]+[.$D94]*[.T$93]" office:value-type="float" office:value="270" calcext:value-type="float">
            <text:p>270</text:p>
          </table:table-cell>
          <table:table-cell table:formula="of:=[.$A94]*[.U$90]+[.$B94]*[.U$91]+[.$C94]*[.U$92]+[.$D94]*[.U$93]" office:value-type="float" office:value="310" calcext:value-type="float">
            <text:p>310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94]*[.AI$90]+[.$B94]*[.AI$91]+[.$C94]*[.AI$92]+[.$D94]*[.AI$93]" office:value-type="float" office:value="430" calcext:value-type="float">
            <text:p>430</text:p>
          </table:table-cell>
          <table:table-cell table:formula="of:=[.$A94]*[.AJ$90]+[.$B94]*[.AJ$91]+[.$C94]*[.AJ$92]+[.$D94]*[.AJ$93]" office:value-type="float" office:value="470" calcext:value-type="float">
            <text:p>470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95]*[.E$90]+[.$B95]*[.E$91]+[.$C95]*[.E$92]+[.$D95]*[.E$93]" office:value-type="float" office:value="278" calcext:value-type="float">
            <text:p>278</text:p>
          </table:table-cell>
          <table:table-cell table:formula="of:=[.$A95]*[.F$90]+[.$B95]*[.F$91]+[.$C95]*[.F$92]+[.$D95]*[.F$93]" office:value-type="float" office:value="382" calcext:value-type="float">
            <text:p>3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95]*[.T$90]+[.$B95]*[.T$91]+[.$C95]*[.T$92]+[.$D95]*[.T$93]" office:value-type="float" office:value="694" calcext:value-type="float">
            <text:p>694</text:p>
          </table:table-cell>
          <table:table-cell table:formula="of:=[.$A95]*[.U$90]+[.$B95]*[.U$91]+[.$C95]*[.U$92]+[.$D95]*[.U$93]" office:value-type="float" office:value="798" calcext:value-type="float">
            <text:p>79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95]*[.AI$90]+[.$B95]*[.AI$91]+[.$C95]*[.AI$92]+[.$D95]*[.AI$93]" office:value-type="float" office:value="1110" calcext:value-type="float">
            <text:p>1110</text:p>
          </table:table-cell>
          <table:table-cell table:formula="of:=[.$A95]*[.AJ$90]+[.$B95]*[.AJ$91]+[.$C95]*[.AJ$92]+[.$D95]*[.AJ$93]" office:value-type="float" office:value="1214" calcext:value-type="float">
            <text:p>121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7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number-columns-repeated="6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E94]" office:value-type="float" office:value="110" calcext:value-type="float">
            <text:p>110</text:p>
          </table:table-cell>
          <table:table-cell table:formula="of:=[.F94]" office:value-type="float" office:value="150" calcext:value-type="float">
            <text:p>150</text:p>
          </table:table-cell>
          <table:table-cell table:formula="of:=[.A97]*[.C97]" office:value-type="float" office:value="330" calcext:value-type="float">
            <text:p>330</text:p>
          </table:table-cell>
          <table:table-cell table:formula="of:=[.B97]*[.D97]" office:value-type="float" office:value="600" calcext:value-type="float">
            <text:p>600</text:p>
          </table:table-cell>
          <table:table-cell table:formula="of:=[.$E97]*[.G$95]+[.$F97]*[.G$96]" office:value-type="float" office:value="10770" calcext:value-type="float">
            <text:p>10770</text:p>
          </table:table-cell>
          <table:table-cell table:formula="of:=[.$E97]*[.H$95]+[.$F97]*[.H$96]" office:value-type="float" office:value="11700" calcext:value-type="float">
            <text:p>11700</text:p>
          </table:table-cell>
          <table:table-cell table:formula="of:=[.$E97]*[.I$95]+[.$F97]*[.I$96]" office:value-type="float" office:value="12630" calcext:value-type="float">
            <text:p>12630</text:p>
          </table:table-cell>
          <table:table-cell table:formula="of:=[.$E97]*[.J$95]+[.$F97]*[.J$96]" office:value-type="float" office:value="13560" calcext:value-type="float">
            <text:p>13560</text:p>
          </table:table-cell>
          <table:table-cell table:formula="of:=[.$G97]*[.K$82]+[.$H97]*[.K$83]+[.$I97]*[.K$84]+[.$J97]*[.K$85]" office:value-type="float" office:value="359220" calcext:value-type="float">
            <text:p>359220</text:p>
          </table:table-cell>
          <table:table-cell table:formula="of:=[.$G97]*[.L$82]+[.$H97]*[.L$83]+[.$I97]*[.L$84]+[.$J97]*[.L$85]" office:value-type="float" office:value="407880" calcext:value-type="float">
            <text:p>407880</text:p>
          </table:table-cell>
          <table:table-cell table:formula="of:=[.$G97]*[.M$82]+[.$H97]*[.M$83]+[.$I97]*[.M$84]+[.$J97]*[.M$85]" office:value-type="float" office:value="456540" calcext:value-type="float">
            <text:p>456540</text:p>
          </table:table-cell>
          <table:table-cell table:formula="of:=[.$G97]*[.N$82]+[.$H97]*[.N$83]+[.$I97]*[.N$84]+[.$J97]*[.N$85]" office:value-type="float" office:value="505200" calcext:value-type="float">
            <text:p>50520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T94]" office:value-type="float" office:value="270" calcext:value-type="float">
            <text:p>270</text:p>
          </table:table-cell>
          <table:table-cell table:formula="of:=[.U94]" office:value-type="float" office:value="310" calcext:value-type="float">
            <text:p>310</text:p>
          </table:table-cell>
          <table:table-cell table:formula="of:=[.P97]*[.R97]" office:value-type="float" office:value="1890" calcext:value-type="float">
            <text:p>1890</text:p>
          </table:table-cell>
          <table:table-cell table:formula="of:=[.Q97]*[.S97]" office:value-type="float" office:value="2480" calcext:value-type="float">
            <text:p>2480</text:p>
          </table:table-cell>
          <table:table-cell table:formula="of:=[.$T97]*[.V$95]+[.$U97]*[.V$96]" office:value-type="float" office:value="119170" calcext:value-type="float">
            <text:p>119170</text:p>
          </table:table-cell>
          <table:table-cell table:formula="of:=[.$T97]*[.W$95]+[.$U97]*[.W$96]" office:value-type="float" office:value="123540" calcext:value-type="float">
            <text:p>123540</text:p>
          </table:table-cell>
          <table:table-cell table:formula="of:=[.$T97]*[.X$95]+[.$U97]*[.X$96]" office:value-type="float" office:value="127910" calcext:value-type="float">
            <text:p>127910</text:p>
          </table:table-cell>
          <table:table-cell table:formula="of:=[.$T97]*[.Y$95]+[.$U97]*[.Y$96]" office:value-type="float" office:value="132280" calcext:value-type="float">
            <text:p>132280</text:p>
          </table:table-cell>
          <table:table-cell table:formula="of:=[.$V97]*[.Z$93]+[.$W97]*[.Z$94]+[.$X97]*[.Z$95]+[.$Y97]*[.Z$96]" office:value-type="float" office:value="3607700" calcext:value-type="float">
            <text:p>3607700</text:p>
          </table:table-cell>
          <table:table-cell table:formula="of:=[.$V97]*[.AA$93]+[.$W97]*[.AA$94]+[.$X97]*[.AA$95]+[.$Y97]*[.AA$96]" office:value-type="float" office:value="4110600" calcext:value-type="float">
            <text:p>4110600</text:p>
          </table:table-cell>
          <table:table-cell table:formula="of:=[.$V97]*[.AB$93]+[.$W97]*[.AB$94]+[.$X97]*[.AB$95]+[.$Y97]*[.AB$96]" office:value-type="float" office:value="4613500" calcext:value-type="float">
            <text:p>4613500</text:p>
          </table:table-cell>
          <table:table-cell table:formula="of:=[.$V97]*[.AC$93]+[.$W97]*[.AC$94]+[.$X97]*[.AC$95]+[.$Y97]*[.AC$96]" office:value-type="float" office:value="5116400" calcext:value-type="float">
            <text:p>5116400</text:p>
          </table:table-cell>
          <table:table-cell table:style-name="ce4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AI94]" office:value-type="float" office:value="430" calcext:value-type="float">
            <text:p>430</text:p>
          </table:table-cell>
          <table:table-cell table:formula="of:=[.AJ94]" office:value-type="float" office:value="470" calcext:value-type="float">
            <text:p>470</text:p>
          </table:table-cell>
          <table:table-cell table:formula="of:=[.AE97]*[.AG97]" office:value-type="float" office:value="4730" calcext:value-type="float">
            <text:p>4730</text:p>
          </table:table-cell>
          <table:table-cell table:formula="of:=[.AF97]*[.AH97]" office:value-type="float" office:value="5640" calcext:value-type="float">
            <text:p>5640</text:p>
          </table:table-cell>
          <table:table-cell table:formula="of:=[.$AI97]*[.AK$95]+[.$AJ97]*[.AK$96]" office:value-type="float" office:value="447730" calcext:value-type="float">
            <text:p>447730</text:p>
          </table:table-cell>
          <table:table-cell table:formula="of:=[.$AI97]*[.AL$95]+[.$AJ97]*[.AL$96]" office:value-type="float" office:value="458100" calcext:value-type="float">
            <text:p>458100</text:p>
          </table:table-cell>
          <table:table-cell table:formula="of:=[.$AI97]*[.AM$95]+[.$AJ97]*[.AM$96]" office:value-type="float" office:value="468470" calcext:value-type="float">
            <text:p>468470</text:p>
          </table:table-cell>
          <table:table-cell table:formula="of:=[.$AI97]*[.AN$95]+[.$AJ97]*[.AN$96]" office:value-type="float" office:value="478840" calcext:value-type="float">
            <text:p>478840</text:p>
          </table:table-cell>
          <table:table-cell table:formula="of:=[.$AK97]*[.AO$82]+[.$AL97]*[.AO$83]+[.$AM97]*[.AO$84]+[.$AN97]*[.AO$85]" office:value-type="float" office:value="13179380" calcext:value-type="float">
            <text:p>13179380</text:p>
          </table:table-cell>
          <table:table-cell table:formula="of:=[.$AK97]*[.AP$82]+[.$AL97]*[.AP$83]+[.$AM97]*[.AP$84]+[.$AN97]*[.AP$85]" office:value-type="float" office:value="15032520" calcext:value-type="float">
            <text:p>15032520</text:p>
          </table:table-cell>
          <table:table-cell table:formula="of:=[.$AK97]*[.AQ$82]+[.$AL97]*[.AQ$83]+[.$AM97]*[.AQ$84]+[.$AN97]*[.AQ$85]" office:value-type="float" office:value="16885660" calcext:value-type="float">
            <text:p>16885660</text:p>
          </table:table-cell>
          <table:table-cell table:formula="of:=[.$AK97]*[.AR$82]+[.$AL97]*[.AR$83]+[.$AM97]*[.AR$84]+[.$AN97]*[.AR$85]" office:value-type="float" office:value="18738800" calcext:value-type="float">
            <text:p>1873880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formula="of:=[.E95]" office:value-type="float" office:value="278" calcext:value-type="float">
            <text:p>278</text:p>
          </table:table-cell>
          <table:table-cell table:formula="of:=[.F95]" office:value-type="float" office:value="382" calcext:value-type="float">
            <text:p>382</text:p>
          </table:table-cell>
          <table:table-cell table:formula="of:=[.A98]*[.C98]" office:value-type="float" office:value="4170" calcext:value-type="float">
            <text:p>4170</text:p>
          </table:table-cell>
          <table:table-cell table:formula="of:=[.B98]*[.D98]" office:value-type="float" office:value="6112" calcext:value-type="float">
            <text:p>6112</text:p>
          </table:table-cell>
          <table:table-cell table:formula="of:=[.$E98]*[.G$95]+[.$F98]*[.G$96]" office:value-type="float" office:value="116986" calcext:value-type="float">
            <text:p>116986</text:p>
          </table:table-cell>
          <table:table-cell table:formula="of:=[.$E98]*[.H$95]+[.$F98]*[.H$96]" office:value-type="float" office:value="127268" calcext:value-type="float">
            <text:p>127268</text:p>
          </table:table-cell>
          <table:table-cell table:formula="of:=[.$E98]*[.I$95]+[.$F98]*[.I$96]" office:value-type="float" office:value="137550" calcext:value-type="float">
            <text:p>137550</text:p>
          </table:table-cell>
          <table:table-cell table:formula="of:=[.$E98]*[.J$95]+[.$F98]*[.J$96]" office:value-type="float" office:value="147832" calcext:value-type="float">
            <text:p>147832</text:p>
          </table:table-cell>
          <table:table-cell table:formula="of:=[.$G98]*[.K$82]+[.$H98]*[.K$83]+[.$I98]*[.K$84]+[.$J98]*[.K$85]" office:value-type="float" office:value="3913092" calcext:value-type="float">
            <text:p>3913092</text:p>
          </table:table-cell>
          <table:table-cell table:formula="of:=[.$G98]*[.L$82]+[.$H98]*[.L$83]+[.$I98]*[.L$84]+[.$J98]*[.L$85]" office:value-type="float" office:value="4442728" calcext:value-type="float">
            <text:p>4442728</text:p>
          </table:table-cell>
          <table:table-cell table:formula="of:=[.$G98]*[.M$82]+[.$H98]*[.M$83]+[.$I98]*[.M$84]+[.$J98]*[.M$85]" office:value-type="float" office:value="4972364" calcext:value-type="float">
            <text:p>4972364</text:p>
          </table:table-cell>
          <table:table-cell table:formula="of:=[.$G98]*[.N$82]+[.$H98]*[.N$83]+[.$I98]*[.N$84]+[.$J98]*[.N$85]" office:value-type="float" office:value="5502000" calcext:value-type="float">
            <text:p>550200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formula="of:=[.T95]" office:value-type="float" office:value="694" calcext:value-type="float">
            <text:p>694</text:p>
          </table:table-cell>
          <table:table-cell table:formula="of:=[.U95]" office:value-type="float" office:value="798" calcext:value-type="float">
            <text:p>798</text:p>
          </table:table-cell>
          <table:table-cell table:formula="of:=[.P98]*[.R98]" office:value-type="float" office:value="13186" calcext:value-type="float">
            <text:p>13186</text:p>
          </table:table-cell>
          <table:table-cell table:formula="of:=[.Q98]*[.S98]" office:value-type="float" office:value="15960" calcext:value-type="float">
            <text:p>15960</text:p>
          </table:table-cell>
          <table:table-cell table:formula="of:=[.$T98]*[.V$95]+[.$U98]*[.V$96]" office:value-type="float" office:value="792490" calcext:value-type="float">
            <text:p>792490</text:p>
          </table:table-cell>
          <table:table-cell table:formula="of:=[.$T98]*[.W$95]+[.$U98]*[.W$96]" office:value-type="float" office:value="821636" calcext:value-type="float">
            <text:p>821636</text:p>
          </table:table-cell>
          <table:table-cell table:formula="of:=[.$T98]*[.X$95]+[.$U98]*[.X$96]" office:value-type="float" office:value="850782" calcext:value-type="float">
            <text:p>850782</text:p>
          </table:table-cell>
          <table:table-cell table:formula="of:=[.$T98]*[.Y$95]+[.$U98]*[.Y$96]" office:value-type="float" office:value="879928" calcext:value-type="float">
            <text:p>879928</text:p>
          </table:table-cell>
          <table:table-cell table:formula="of:=[.$V98]*[.Z$93]+[.$W98]*[.Z$94]+[.$X98]*[.Z$95]+[.$Y98]*[.Z$96]" office:value-type="float" office:value="23996772" calcext:value-type="float">
            <text:p>23996772</text:p>
          </table:table-cell>
          <table:table-cell table:formula="of:=[.$V98]*[.AA$93]+[.$W98]*[.AA$94]+[.$X98]*[.AA$95]+[.$Y98]*[.AA$96]" office:value-type="float" office:value="27341608" calcext:value-type="float">
            <text:p>27341608</text:p>
          </table:table-cell>
          <table:table-cell table:formula="of:=[.$V98]*[.AB$93]+[.$W98]*[.AB$94]+[.$X98]*[.AB$95]+[.$Y98]*[.AB$96]" office:value-type="float" office:value="30686444" calcext:value-type="float">
            <text:p>30686444</text:p>
          </table:table-cell>
          <table:table-cell table:formula="of:=[.$V98]*[.AC$93]+[.$W98]*[.AC$94]+[.$X98]*[.AC$95]+[.$Y98]*[.AC$96]" office:value-type="float" office:value="34031280" calcext:value-type="float">
            <text:p>34031280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formula="of:=[.AI95]" office:value-type="float" office:value="1110" calcext:value-type="float">
            <text:p>1110</text:p>
          </table:table-cell>
          <table:table-cell table:formula="of:=[.AJ95]" office:value-type="float" office:value="1214" calcext:value-type="float">
            <text:p>1214</text:p>
          </table:table-cell>
          <table:table-cell table:formula="of:=[.AE98]*[.AG98]" office:value-type="float" office:value="25530" calcext:value-type="float">
            <text:p>25530</text:p>
          </table:table-cell>
          <table:table-cell table:formula="of:=[.AF98]*[.AH98]" office:value-type="float" office:value="29136" calcext:value-type="float">
            <text:p>29136</text:p>
          </table:table-cell>
          <table:table-cell table:formula="of:=[.$AI98]*[.AK$95]+[.$AJ98]*[.AK$96]" office:value-type="float" office:value="2357850" calcext:value-type="float">
            <text:p>2357850</text:p>
          </table:table-cell>
          <table:table-cell table:formula="of:=[.$AI98]*[.AL$95]+[.$AJ98]*[.AL$96]" office:value-type="float" office:value="2412516" calcext:value-type="float">
            <text:p>2412516</text:p>
          </table:table-cell>
          <table:table-cell table:formula="of:=[.$AI98]*[.AM$95]+[.$AJ98]*[.AM$96]" office:value-type="float" office:value="2467182" calcext:value-type="float">
            <text:p>2467182</text:p>
          </table:table-cell>
          <table:table-cell table:formula="of:=[.$AI98]*[.AN$95]+[.$AJ98]*[.AN$96]" office:value-type="float" office:value="2521848" calcext:value-type="float">
            <text:p>2521848</text:p>
          </table:table-cell>
          <table:table-cell table:formula="of:=[.$AK98]*[.AO$82]+[.$AL98]*[.AO$83]+[.$AM98]*[.AO$84]+[.$AN98]*[.AO$85]" office:value-type="float" office:value="69409092" calcext:value-type="float">
            <text:p>69409092</text:p>
          </table:table-cell>
          <table:table-cell table:formula="of:=[.$AK98]*[.AP$82]+[.$AL98]*[.AP$83]+[.$AM98]*[.AP$84]+[.$AN98]*[.AP$85]" office:value-type="float" office:value="79168488" calcext:value-type="float">
            <text:p>79168488</text:p>
          </table:table-cell>
          <table:table-cell table:formula="of:=[.$AK98]*[.AQ$82]+[.$AL98]*[.AQ$83]+[.$AM98]*[.AQ$84]+[.$AN98]*[.AQ$85]" office:value-type="float" office:value="88927884" calcext:value-type="float">
            <text:p>88927884</text:p>
          </table:table-cell>
          <table:table-cell table:formula="of:=[.$AK98]*[.AR$82]+[.$AL98]*[.AR$83]+[.$AM98]*[.AR$84]+[.$AN98]*[.AR$85]" office:value-type="float" office:value="98687280" calcext:value-type="float">
            <text:p>98687280</text:p>
          </table:table-cell>
          <table:table-cell table:number-columns-repeated="980"/>
        </table:table-row>
        <table:table-row table:style-name="ro1">
          <table:table-cell table:number-columns-repeated="29"/>
          <table:table-cell table:style-name="ce4"/>
          <table:table-cell table:number-columns-repeated="994"/>
        </table:table-row>
        <table:table-row table:style-name="ro1">
          <table:table-cell table:number-columns-repeated="10"/>
          <table:table-cell table:formula="of:=[.K86]+[.K97]" office:value-type="float" office:value="390200" calcext:value-type="float">
            <text:p>390200</text:p>
          </table:table-cell>
          <table:table-cell table:formula="of:=[.L86]+[.L97]" office:value-type="float" office:value="442800" calcext:value-type="float">
            <text:p>442800</text:p>
          </table:table-cell>
          <table:table-cell table:formula="of:=[.M86]+[.M97]" office:value-type="float" office:value="495400" calcext:value-type="float">
            <text:p>495400</text:p>
          </table:table-cell>
          <table:table-cell table:formula="of:=[.N86]+[.N97]" office:value-type="float" office:value="548000" calcext:value-type="float">
            <text:p>548000</text:p>
          </table:table-cell>
          <table:table-cell table:number-columns-repeated="11"/>
          <table:table-cell table:formula="of:=[.Z86]+[.Z97]" office:value-type="float" office:value="5015800" calcext:value-type="float">
            <text:p>5015800</text:p>
          </table:table-cell>
          <table:table-cell table:formula="of:=[.AA86]+[.AA97]" office:value-type="float" office:value="5713200" calcext:value-type="float">
            <text:p>5713200</text:p>
          </table:table-cell>
          <table:table-cell table:formula="of:=[.AB86]+[.AB97]" office:value-type="float" office:value="6410600" calcext:value-type="float">
            <text:p>6410600</text:p>
          </table:table-cell>
          <table:table-cell table:formula="of:=[.AC86]+[.AC97]" office:value-type="float" office:value="7108000" calcext:value-type="float">
            <text:p>7108000</text:p>
          </table:table-cell>
          <table:table-cell table:style-name="ce4"/>
          <table:table-cell table:number-columns-repeated="10"/>
          <table:table-cell table:formula="of:=[.AO86]+[.AO97]" office:value-type="float" office:value="20567480" calcext:value-type="float">
            <text:p>20567480</text:p>
          </table:table-cell>
          <table:table-cell table:formula="of:=[.AP86]+[.AP97]" office:value-type="float" office:value="23455920" calcext:value-type="float">
            <text:p>23455920</text:p>
          </table:table-cell>
          <table:table-cell table:formula="of:=[.AQ86]+[.AQ97]" office:value-type="float" office:value="26344360" calcext:value-type="float">
            <text:p>26344360</text:p>
          </table:table-cell>
          <table:table-cell table:formula="of:=[.AR86]+[.AR97]" office:value-type="float" office:value="29232800" calcext:value-type="float">
            <text:p>29232800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formula="of:=[.K87]+[.K98]" office:value-type="float" office:value="4487064" calcext:value-type="float">
            <text:p>4487064</text:p>
          </table:table-cell>
          <table:table-cell table:formula="of:=[.L87]+[.L98]" office:value-type="float" office:value="5089136" calcext:value-type="float">
            <text:p>5089136</text:p>
          </table:table-cell>
          <table:table-cell table:formula="of:=[.M87]+[.M98]" office:value-type="float" office:value="5691208" calcext:value-type="float">
            <text:p>5691208</text:p>
          </table:table-cell>
          <table:table-cell table:formula="of:=[.N87]+[.N98]" office:value-type="float" office:value="6293280" calcext:value-type="float">
            <text:p>6293280</text:p>
          </table:table-cell>
          <table:table-cell table:number-columns-repeated="11"/>
          <table:table-cell table:formula="of:=[.Z87]+[.Z98]" office:value-type="float" office:value="35344728" calcext:value-type="float">
            <text:p>35344728</text:p>
          </table:table-cell>
          <table:table-cell table:formula="of:=[.AA87]+[.AA98]" office:value-type="float" office:value="40256752" calcext:value-type="float">
            <text:p>40256752</text:p>
          </table:table-cell>
          <table:table-cell table:formula="of:=[.AB87]+[.AB98]" office:value-type="float" office:value="45168776" calcext:value-type="float">
            <text:p>45168776</text:p>
          </table:table-cell>
          <table:table-cell table:formula="of:=[.AC87]+[.AC98]" office:value-type="float" office:value="50080800" calcext:value-type="float">
            <text:p>50080800</text:p>
          </table:table-cell>
          <table:table-cell table:style-name="ce4"/>
          <table:table-cell table:number-columns-repeated="10"/>
          <table:table-cell table:formula="of:=[.AO87]+[.AO98]" office:value-type="float" office:value="112386840" calcext:value-type="float">
            <text:p>112386840</text:p>
          </table:table-cell>
          <table:table-cell table:formula="of:=[.AP87]+[.AP98]" office:value-type="float" office:value="128168560" calcext:value-type="float">
            <text:p>128168560</text:p>
          </table:table-cell>
          <table:table-cell table:formula="of:=[.AQ87]+[.AQ98]" office:value-type="float" office:value="143950280" calcext:value-type="float">
            <text:p>143950280</text:p>
          </table:table-cell>
          <table:table-cell table:formula="of:=[.AR87]+[.AR98]" office:value-type="float" office:value="159732000" calcext:value-type="float">
            <text:p>159732000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 table:number-columns-spanned="6" table:number-rows-spanned="1">
            <text:p>Round 2 Block 1</text:p>
          </table:table-cell>
          <table:covered-table-cell table:number-columns-repeated="5"/>
          <table:table-cell table:number-columns-repeated="9"/>
          <table:table-cell table:style-name="ce14" office:value-type="string" calcext:value-type="string" table:number-columns-spanned="6" table:number-rows-spanned="1">
            <text:p>Round 2 Block 1</text:p>
          </table:table-cell>
          <table:covered-table-cell table:number-columns-repeated="5"/>
          <table:table-cell table:number-columns-repeated="8"/>
          <table:table-cell table:style-name="ce4"/>
          <table:table-cell table:style-name="ce14" office:value-type="string" calcext:value-type="string" table:number-columns-spanned="6" table:number-rows-spanned="1">
            <text:p>Round 2 Block 1</text:p>
          </table:table-cell>
          <table:covered-table-cell table:number-columns-repeated="5"/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34" calcext:value-type="float">
            <text:p>34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number-columns-repeated="4"/>
          <table:table-cell table:style-name="ce8" office:value-type="float" office:value="36" calcext:value-type="float">
            <text:p>36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07]*[.E$103]+[.$B107]*[.E$104]+[.$C107]*[.E$105]+[.$D107]*[.E$106]" office:value-type="float" office:value="110" calcext:value-type="float">
            <text:p>110</text:p>
          </table:table-cell>
          <table:table-cell table:formula="of:=[.$A107]*[.F$103]+[.$B107]*[.F$104]+[.$C107]*[.F$105]+[.$D107]*[.F$106]" office:value-type="float" office:value="278" calcext:value-type="float">
            <text:p>278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07]*[.T$103]+[.$B107]*[.T$104]+[.$C107]*[.T$105]+[.$D107]*[.T$106]" office:value-type="float" office:value="782" calcext:value-type="float">
            <text:p>782</text:p>
          </table:table-cell>
          <table:table-cell table:formula="of:=[.$A107]*[.U$103]+[.$B107]*[.U$104]+[.$C107]*[.U$105]+[.$D107]*[.U$106]" office:value-type="float" office:value="950" calcext:value-type="float">
            <text:p>950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07]*[.AI$103]+[.$B107]*[.AI$104]+[.$C107]*[.AI$105]+[.$D107]*[.AI$106]" office:value-type="float" office:value="1454" calcext:value-type="float">
            <text:p>1454</text:p>
          </table:table-cell>
          <table:table-cell table:formula="of:=[.$A107]*[.AJ$103]+[.$B107]*[.AJ$104]+[.$C107]*[.AJ$105]+[.$D107]*[.AJ$106]" office:value-type="float" office:value="1622" calcext:value-type="float">
            <text:p>1622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108]*[.E$103]+[.$B108]*[.E$104]+[.$C108]*[.E$105]+[.$D108]*[.E$106]" office:value-type="float" office:value="150" calcext:value-type="float">
            <text:p>150</text:p>
          </table:table-cell>
          <table:table-cell table:formula="of:=[.$A108]*[.F$103]+[.$B108]*[.F$104]+[.$C108]*[.F$105]+[.$D108]*[.F$106]" office:value-type="float" office:value="382" calcext:value-type="float">
            <text:p>3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108]*[.T$103]+[.$B108]*[.T$104]+[.$C108]*[.T$105]+[.$D108]*[.T$106]" office:value-type="float" office:value="1078" calcext:value-type="float">
            <text:p>1078</text:p>
          </table:table-cell>
          <table:table-cell table:formula="of:=[.$A108]*[.U$103]+[.$B108]*[.U$104]+[.$C108]*[.U$105]+[.$D108]*[.U$106]" office:value-type="float" office:value="1310" calcext:value-type="float">
            <text:p>13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108]*[.AI$103]+[.$B108]*[.AI$104]+[.$C108]*[.AI$105]+[.$D108]*[.AI$106]" office:value-type="float" office:value="2006" calcext:value-type="float">
            <text:p>2006</text:p>
          </table:table-cell>
          <table:table-cell table:formula="of:=[.$A108]*[.AJ$103]+[.$B108]*[.AJ$104]+[.$C108]*[.AJ$105]+[.$D108]*[.AJ$106]" office:value-type="float" office:value="2238" calcext:value-type="float">
            <text:p>22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7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number-columns-repeated="6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formula="of:=[.E107]" office:value-type="float" office:value="110" calcext:value-type="float">
            <text:p>110</text:p>
          </table:table-cell>
          <table:table-cell table:formula="of:=[.F107]" office:value-type="float" office:value="278" calcext:value-type="float">
            <text:p>278</text:p>
          </table:table-cell>
          <table:table-cell table:formula="of:=[.A110]*[.C110]" office:value-type="float" office:value="2750" calcext:value-type="float">
            <text:p>2750</text:p>
          </table:table-cell>
          <table:table-cell table:formula="of:=[.B110]*[.D110]" office:value-type="float" office:value="7228" calcext:value-type="float">
            <text:p>7228</text:p>
          </table:table-cell>
          <table:table-cell table:formula="of:=[.$E110]*[.G$108]+[.$F110]*[.G$109]" office:value-type="float" office:value="38890" calcext:value-type="float">
            <text:p>38890</text:p>
          </table:table-cell>
          <table:table-cell table:formula="of:=[.$E110]*[.H$108]+[.$F110]*[.H$109]" office:value-type="float" office:value="48868" calcext:value-type="float">
            <text:p>48868</text:p>
          </table:table-cell>
          <table:table-cell table:formula="of:=[.$E110]*[.I$108]+[.$F110]*[.I$109]" office:value-type="float" office:value="58846" calcext:value-type="float">
            <text:p>58846</text:p>
          </table:table-cell>
          <table:table-cell table:formula="of:=[.$E110]*[.J$108]+[.$F110]*[.J$109]" office:value-type="float" office:value="68824" calcext:value-type="float">
            <text:p>68824</text:p>
          </table:table-cell>
          <table:table-cell table:formula="of:=[.$G110]*[.K$82]+[.$H110]*[.K$83]+[.$I110]*[.K$84]+[.$J110]*[.K$85]" office:value-type="float" office:value="1707556" calcext:value-type="float">
            <text:p>1707556</text:p>
          </table:table-cell>
          <table:table-cell table:formula="of:=[.$G110]*[.L$82]+[.$H110]*[.L$83]+[.$I110]*[.L$84]+[.$J110]*[.L$85]" office:value-type="float" office:value="1922984" calcext:value-type="float">
            <text:p>1922984</text:p>
          </table:table-cell>
          <table:table-cell table:formula="of:=[.$G110]*[.M$82]+[.$H110]*[.M$83]+[.$I110]*[.M$84]+[.$J110]*[.M$85]" office:value-type="float" office:value="2138412" calcext:value-type="float">
            <text:p>2138412</text:p>
          </table:table-cell>
          <table:table-cell table:formula="of:=[.$G110]*[.N$82]+[.$H110]*[.N$83]+[.$I110]*[.N$84]+[.$J110]*[.N$85]" office:value-type="float" office:value="2353840" calcext:value-type="float">
            <text:p>235384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formula="of:=[.T107]" office:value-type="float" office:value="782" calcext:value-type="float">
            <text:p>782</text:p>
          </table:table-cell>
          <table:table-cell table:formula="of:=[.U107]" office:value-type="float" office:value="950" calcext:value-type="float">
            <text:p>950</text:p>
          </table:table-cell>
          <table:table-cell table:formula="of:=[.P110]*[.R110]" office:value-type="float" office:value="22678" calcext:value-type="float">
            <text:p>22678</text:p>
          </table:table-cell>
          <table:table-cell table:formula="of:=[.Q110]*[.S110]" office:value-type="float" office:value="28500" calcext:value-type="float">
            <text:p>28500</text:p>
          </table:table-cell>
          <table:table-cell table:formula="of:=[.$T110]*[.V$108]+[.$U110]*[.V$109]" office:value-type="float" office:value="984026" calcext:value-type="float">
            <text:p>984026</text:p>
          </table:table-cell>
          <table:table-cell table:formula="of:=[.$T110]*[.W$108]+[.$U110]*[.W$109]" office:value-type="float" office:value="1035204" calcext:value-type="float">
            <text:p>1035204</text:p>
          </table:table-cell>
          <table:table-cell table:formula="of:=[.$T110]*[.X$108]+[.$U110]*[.X$109]" office:value-type="float" office:value="1086382" calcext:value-type="float">
            <text:p>1086382</text:p>
          </table:table-cell>
          <table:table-cell table:formula="of:=[.$T110]*[.Y$108]+[.$U110]*[.Y$109]" office:value-type="float" office:value="1137560" calcext:value-type="float">
            <text:p>1137560</text:p>
          </table:table-cell>
          <table:table-cell table:formula="of:=[.$V110]*[.Z$93]+[.$W110]*[.Z$94]+[.$X110]*[.Z$95]+[.$Y110]*[.Z$96]" office:value-type="float" office:value="30725764" calcext:value-type="float">
            <text:p>30725764</text:p>
          </table:table-cell>
          <table:table-cell table:formula="of:=[.$V110]*[.AA$93]+[.$W110]*[.AA$94]+[.$X110]*[.AA$95]+[.$Y110]*[.AA$96]" office:value-type="float" office:value="34968936" calcext:value-type="float">
            <text:p>34968936</text:p>
          </table:table-cell>
          <table:table-cell table:formula="of:=[.$V110]*[.AB$93]+[.$W110]*[.AB$94]+[.$X110]*[.AB$95]+[.$Y110]*[.AB$96]" office:value-type="float" office:value="39212108" calcext:value-type="float">
            <text:p>39212108</text:p>
          </table:table-cell>
          <table:table-cell table:formula="of:=[.$V110]*[.AC$93]+[.$W110]*[.AC$94]+[.$X110]*[.AC$95]+[.$Y110]*[.AC$96]" office:value-type="float" office:value="43455280" calcext:value-type="float">
            <text:p>43455280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formula="of:=[.AI107]" office:value-type="float" office:value="1454" calcext:value-type="float">
            <text:p>1454</text:p>
          </table:table-cell>
          <table:table-cell table:formula="of:=[.AJ107]" office:value-type="float" office:value="1622" calcext:value-type="float">
            <text:p>1622</text:p>
          </table:table-cell>
          <table:table-cell table:formula="of:=[.AE110]*[.AG110]" office:value-type="float" office:value="47982" calcext:value-type="float">
            <text:p>47982</text:p>
          </table:table-cell>
          <table:table-cell table:formula="of:=[.AF110]*[.AH110]" office:value-type="float" office:value="55148" calcext:value-type="float">
            <text:p>55148</text:p>
          </table:table-cell>
          <table:table-cell table:formula="of:=[.$AI110]*[.AK$108]+[.$AJ110]*[.AK$109]" office:value-type="float" office:value="3623882" calcext:value-type="float">
            <text:p>3623882</text:p>
          </table:table-cell>
          <table:table-cell table:formula="of:=[.$AI110]*[.AL$108]+[.$AJ110]*[.AL$109]" office:value-type="float" office:value="3727012" calcext:value-type="float">
            <text:p>3727012</text:p>
          </table:table-cell>
          <table:table-cell table:formula="of:=[.$AI110]*[.AM$108]+[.$AJ110]*[.AM$109]" office:value-type="float" office:value="3830142" calcext:value-type="float">
            <text:p>3830142</text:p>
          </table:table-cell>
          <table:table-cell table:formula="of:=[.$AI110]*[.AN$108]+[.$AJ110]*[.AN$109]" office:value-type="float" office:value="3933272" calcext:value-type="float">
            <text:p>3933272</text:p>
          </table:table-cell>
          <table:table-cell table:formula="of:=[.$AK110]*[.AO$82]+[.$AL110]*[.AO$83]+[.$AM110]*[.AO$84]+[.$AN110]*[.AO$85]" office:value-type="float" office:value="107862756" calcext:value-type="float">
            <text:p>107862756</text:p>
          </table:table-cell>
          <table:table-cell table:formula="of:=[.$AK110]*[.AP$82]+[.$AL110]*[.AP$83]+[.$AM110]*[.AP$84]+[.$AN110]*[.AP$85]" office:value-type="float" office:value="122977064" calcext:value-type="float">
            <text:p>122977064</text:p>
          </table:table-cell>
          <table:table-cell table:formula="of:=[.$AK110]*[.AQ$82]+[.$AL110]*[.AQ$83]+[.$AM110]*[.AQ$84]+[.$AN110]*[.AQ$85]" office:value-type="float" office:value="138091372" calcext:value-type="float">
            <text:p>138091372</text:p>
          </table:table-cell>
          <table:table-cell table:formula="of:=[.$AK110]*[.AR$82]+[.$AL110]*[.AR$83]+[.$AM110]*[.AR$84]+[.$AN110]*[.AR$85]" office:value-type="float" office:value="153205680" calcext:value-type="float">
            <text:p>153205680</text:p>
          </table:table-cell>
          <table:table-cell table:number-columns-repeated="98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formula="of:=[.E108]" office:value-type="float" office:value="150" calcext:value-type="float">
            <text:p>150</text:p>
          </table:table-cell>
          <table:table-cell table:formula="of:=[.F108]" office:value-type="float" office:value="382" calcext:value-type="float">
            <text:p>382</text:p>
          </table:table-cell>
          <table:table-cell table:formula="of:=[.A111]*[.C111]" office:value-type="float" office:value="5550" calcext:value-type="float">
            <text:p>5550</text:p>
          </table:table-cell>
          <table:table-cell table:formula="of:=[.B111]*[.D111]" office:value-type="float" office:value="14516" calcext:value-type="float">
            <text:p>14516</text:p>
          </table:table-cell>
          <table:table-cell table:formula="of:=[.$E111]*[.G$108]+[.$F111]*[.G$109]" office:value-type="float" office:value="78130" calcext:value-type="float">
            <text:p>78130</text:p>
          </table:table-cell>
          <table:table-cell table:formula="of:=[.$E111]*[.H$108]+[.$F111]*[.H$109]" office:value-type="float" office:value="98196" calcext:value-type="float">
            <text:p>98196</text:p>
          </table:table-cell>
          <table:table-cell table:formula="of:=[.$E111]*[.I$108]+[.$F111]*[.I$109]" office:value-type="float" office:value="118262" calcext:value-type="float">
            <text:p>118262</text:p>
          </table:table-cell>
          <table:table-cell table:formula="of:=[.$E111]*[.J$108]+[.$F111]*[.J$109]" office:value-type="float" office:value="138328" calcext:value-type="float">
            <text:p>138328</text:p>
          </table:table-cell>
          <table:table-cell table:formula="of:=[.$G111]*[.K$82]+[.$H111]*[.K$83]+[.$I111]*[.K$84]+[.$J111]*[.K$85]" office:value-type="float" office:value="3431732" calcext:value-type="float">
            <text:p>3431732</text:p>
          </table:table-cell>
          <table:table-cell table:formula="of:=[.$G111]*[.L$82]+[.$H111]*[.L$83]+[.$I111]*[.L$84]+[.$J111]*[.L$85]" office:value-type="float" office:value="3864648" calcext:value-type="float">
            <text:p>3864648</text:p>
          </table:table-cell>
          <table:table-cell table:formula="of:=[.$G111]*[.M$82]+[.$H111]*[.M$83]+[.$I111]*[.M$84]+[.$J111]*[.M$85]" office:value-type="float" office:value="4297564" calcext:value-type="float">
            <text:p>4297564</text:p>
          </table:table-cell>
          <table:table-cell table:formula="of:=[.$G111]*[.N$82]+[.$H111]*[.N$83]+[.$I111]*[.N$84]+[.$J111]*[.N$85]" office:value-type="float" office:value="4730480" calcext:value-type="float">
            <text:p>4730480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formula="of:=[.T108]" office:value-type="float" office:value="1078" calcext:value-type="float">
            <text:p>1078</text:p>
          </table:table-cell>
          <table:table-cell table:formula="of:=[.U108]" office:value-type="float" office:value="1310" calcext:value-type="float">
            <text:p>1310</text:p>
          </table:table-cell>
          <table:table-cell table:formula="of:=[.P111]*[.R111]" office:value-type="float" office:value="44198" calcext:value-type="float">
            <text:p>44198</text:p>
          </table:table-cell>
          <table:table-cell table:formula="of:=[.Q111]*[.S111]" office:value-type="float" office:value="55020" calcext:value-type="float">
            <text:p>55020</text:p>
          </table:table-cell>
          <table:table-cell table:formula="of:=[.$T111]*[.V$108]+[.$U111]*[.V$109]" office:value-type="float" office:value="1906786" calcext:value-type="float">
            <text:p>1906786</text:p>
          </table:table-cell>
          <table:table-cell table:formula="of:=[.$T111]*[.W$108]+[.$U111]*[.W$109]" office:value-type="float" office:value="2006004" calcext:value-type="float">
            <text:p>2006004</text:p>
          </table:table-cell>
          <table:table-cell table:formula="of:=[.$T111]*[.X$108]+[.$U111]*[.X$109]" office:value-type="float" office:value="2105222" calcext:value-type="float">
            <text:p>2105222</text:p>
          </table:table-cell>
          <table:table-cell table:formula="of:=[.$T111]*[.Y$108]+[.$U111]*[.Y$109]" office:value-type="float" office:value="2204440" calcext:value-type="float">
            <text:p>2204440</text:p>
          </table:table-cell>
          <table:table-cell table:formula="of:=[.$V111]*[.Z$93]+[.$W111]*[.Z$94]+[.$X111]*[.Z$95]+[.$Y111]*[.Z$96]" office:value-type="float" office:value="59541524" calcext:value-type="float">
            <text:p>59541524</text:p>
          </table:table-cell>
          <table:table-cell table:formula="of:=[.$V111]*[.AA$93]+[.$W111]*[.AA$94]+[.$X111]*[.AA$95]+[.$Y111]*[.AA$96]" office:value-type="float" office:value="67763976" calcext:value-type="float">
            <text:p>67763976</text:p>
          </table:table-cell>
          <table:table-cell table:formula="of:=[.$V111]*[.AB$93]+[.$W111]*[.AB$94]+[.$X111]*[.AB$95]+[.$Y111]*[.AB$96]" office:value-type="float" office:value="75986428" calcext:value-type="float">
            <text:p>75986428</text:p>
          </table:table-cell>
          <table:table-cell table:formula="of:=[.$V111]*[.AC$93]+[.$W111]*[.AC$94]+[.$X111]*[.AC$95]+[.$Y111]*[.AC$96]" office:value-type="float" office:value="84208880" calcext:value-type="float">
            <text:p>84208880</text:p>
          </table:table-cell>
          <table:table-cell table:style-name="ce4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formula="of:=[.AI108]" office:value-type="float" office:value="2006" calcext:value-type="float">
            <text:p>2006</text:p>
          </table:table-cell>
          <table:table-cell table:formula="of:=[.AJ108]" office:value-type="float" office:value="2238" calcext:value-type="float">
            <text:p>2238</text:p>
          </table:table-cell>
          <table:table-cell table:formula="of:=[.AE111]*[.AG111]" office:value-type="float" office:value="90270" calcext:value-type="float">
            <text:p>90270</text:p>
          </table:table-cell>
          <table:table-cell table:formula="of:=[.AF111]*[.AH111]" office:value-type="float" office:value="102948" calcext:value-type="float">
            <text:p>102948</text:p>
          </table:table-cell>
          <table:table-cell table:formula="of:=[.$AI111]*[.AK$108]+[.$AJ111]*[.AK$109]" office:value-type="float" office:value="6787986" calcext:value-type="float">
            <text:p>6787986</text:p>
          </table:table-cell>
          <table:table-cell table:formula="of:=[.$AI111]*[.AL$108]+[.$AJ111]*[.AL$109]" office:value-type="float" office:value="6981204" calcext:value-type="float">
            <text:p>6981204</text:p>
          </table:table-cell>
          <table:table-cell table:formula="of:=[.$AI111]*[.AM$108]+[.$AJ111]*[.AM$109]" office:value-type="float" office:value="7174422" calcext:value-type="float">
            <text:p>7174422</text:p>
          </table:table-cell>
          <table:table-cell table:formula="of:=[.$AI111]*[.AN$108]+[.$AJ111]*[.AN$109]" office:value-type="float" office:value="7367640" calcext:value-type="float">
            <text:p>7367640</text:p>
          </table:table-cell>
          <table:table-cell table:formula="of:=[.$AK111]*[.AO$82]+[.$AL111]*[.AO$83]+[.$AM111]*[.AO$84]+[.$AN111]*[.AO$85]" office:value-type="float" office:value="202043124" calcext:value-type="float">
            <text:p>202043124</text:p>
          </table:table-cell>
          <table:table-cell table:formula="of:=[.$AK111]*[.AP$82]+[.$AL111]*[.AP$83]+[.$AM111]*[.AP$84]+[.$AN111]*[.AP$85]" office:value-type="float" office:value="230354376" calcext:value-type="float">
            <text:p>230354376</text:p>
          </table:table-cell>
          <table:table-cell table:formula="of:=[.$AK111]*[.AQ$82]+[.$AL111]*[.AQ$83]+[.$AM111]*[.AQ$84]+[.$AN111]*[.AQ$85]" office:value-type="float" office:value="258665628" calcext:value-type="float">
            <text:p>258665628</text:p>
          </table:table-cell>
          <table:table-cell table:formula="of:=[.$AK111]*[.AR$82]+[.$AL111]*[.AR$83]+[.$AM111]*[.AR$84]+[.$AN111]*[.AR$85]" office:value-type="float" office:value="286976880" calcext:value-type="float">
            <text:p>286976880</text:p>
          </table:table-cell>
          <table:table-cell table:number-columns-repeated="980"/>
        </table:table-row>
        <table:table-row table:style-name="ro1">
          <table:table-cell table:number-columns-repeated="29"/>
          <table:table-cell table:style-name="ce4"/>
          <table:table-cell table:number-columns-repeated="994"/>
        </table:table-row>
        <table:table-row table:style-name="ro1">
          <table:table-cell table:style-name="ce14" office:value-type="string" calcext:value-type="string" table:number-columns-spanned="6" table:number-rows-spanned="1">
            <text:p>Round 2 Block 2</text:p>
          </table:table-cell>
          <table:covered-table-cell table:number-columns-repeated="5"/>
          <table:table-cell table:number-columns-repeated="9"/>
          <table:table-cell table:style-name="ce14" office:value-type="string" calcext:value-type="string" table:number-columns-spanned="6" table:number-rows-spanned="1">
            <text:p>Round 2 Block 2</text:p>
          </table:table-cell>
          <table:covered-table-cell table:number-columns-repeated="5"/>
          <table:table-cell table:number-columns-repeated="8"/>
          <table:table-cell table:style-name="ce4"/>
          <table:table-cell table:style-name="ce14" office:value-type="string" calcext:value-type="string" table:number-columns-spanned="6" table:number-rows-spanned="1">
            <text:p>Round 2 Block 2</text:p>
          </table:table-cell>
          <table:covered-table-cell table:number-columns-repeated="5"/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42" calcext:value-type="float">
            <text:p>42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3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8"/>
          <table:table-cell table:style-name="ce4"/>
          <table:table-cell table:number-columns-repeated="4"/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number-columns-repeated="4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18]*[.E$114]+[.$B118]*[.E$115]+[.$C118]*[.E$116]+[.$D118]*[.E$117]" office:value-type="float" office:value="446" calcext:value-type="float">
            <text:p>446</text:p>
          </table:table-cell>
          <table:table-cell table:formula="of:=[.$A118]*[.F$114]+[.$B118]*[.F$115]+[.$C118]*[.F$116]+[.$D118]*[.F$117]" office:value-type="float" office:value="614" calcext:value-type="float">
            <text:p>614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18]*[.T$114]+[.$B118]*[.T$115]+[.$C118]*[.T$116]+[.$D118]*[.T$117]" office:value-type="float" office:value="1118" calcext:value-type="float">
            <text:p>1118</text:p>
          </table:table-cell>
          <table:table-cell table:formula="of:=[.$A118]*[.U$114]+[.$B118]*[.U$115]+[.$C118]*[.U$116]+[.$D118]*[.U$117]" office:value-type="float" office:value="1286" calcext:value-type="float">
            <text:p>1286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18]*[.AI$114]+[.$B118]*[.AI$115]+[.$C118]*[.AI$116]+[.$D118]*[.AI$117]" office:value-type="float" office:value="1790" calcext:value-type="float">
            <text:p>1790</text:p>
          </table:table-cell>
          <table:table-cell table:formula="of:=[.$A118]*[.AJ$114]+[.$B118]*[.AJ$115]+[.$C118]*[.AJ$116]+[.$D118]*[.AJ$117]" office:value-type="float" office:value="1958" calcext:value-type="float">
            <text:p>1958</text:p>
          </table:table-cell>
          <table:table-cell table:style-name="ce6" table:number-columns-spanned="2" table:number-rows-spanned="1"/>
          <table:covered-table-cell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119]*[.E$114]+[.$B119]*[.E$115]+[.$C119]*[.E$116]+[.$D119]*[.E$117]" office:value-type="float" office:value="614" calcext:value-type="float">
            <text:p>614</text:p>
          </table:table-cell>
          <table:table-cell table:formula="of:=[.$A119]*[.F$114]+[.$B119]*[.F$115]+[.$C119]*[.F$116]+[.$D119]*[.F$117]" office:value-type="float" office:value="846" calcext:value-type="float">
            <text:p>8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119]*[.T$114]+[.$B119]*[.T$115]+[.$C119]*[.T$116]+[.$D119]*[.T$117]" office:value-type="float" office:value="1542" calcext:value-type="float">
            <text:p>1542</text:p>
          </table:table-cell>
          <table:table-cell table:formula="of:=[.$A119]*[.U$114]+[.$B119]*[.U$115]+[.$C119]*[.U$116]+[.$D119]*[.U$117]" office:value-type="float" office:value="1774" calcext:value-type="float">
            <text:p>177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$A119]*[.AI$114]+[.$B119]*[.AI$115]+[.$C119]*[.AI$116]+[.$D119]*[.AI$117]" office:value-type="float" office:value="2470" calcext:value-type="float">
            <text:p>2470</text:p>
          </table:table-cell>
          <table:table-cell table:formula="of:=[.$A119]*[.AJ$114]+[.$B119]*[.AJ$115]+[.$C119]*[.AJ$116]+[.$D119]*[.AJ$117]" office:value-type="float" office:value="2702" calcext:value-type="float">
            <text:p>270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7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number-columns-repeated="6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formula="of:=[.E118]" office:value-type="float" office:value="446" calcext:value-type="float">
            <text:p>446</text:p>
          </table:table-cell>
          <table:table-cell table:formula="of:=[.F118]" office:value-type="float" office:value="614" calcext:value-type="float">
            <text:p>614</text:p>
          </table:table-cell>
          <table:table-cell table:formula="of:=[.A121]*[.C121]" office:value-type="float" office:value="12042" calcext:value-type="float">
            <text:p>12042</text:p>
          </table:table-cell>
          <table:table-cell table:formula="of:=[.B121]*[.D121]" office:value-type="float" office:value="17192" calcext:value-type="float">
            <text:p>17192</text:p>
          </table:table-cell>
          <table:table-cell table:formula="of:=[.$E121]*[.G$119]+[.$F121]*[.G$120]" office:value-type="float" office:value="331874" calcext:value-type="float">
            <text:p>331874</text:p>
          </table:table-cell>
          <table:table-cell table:formula="of:=[.$E121]*[.H$119]+[.$F121]*[.H$120]" office:value-type="float" office:value="361108" calcext:value-type="float">
            <text:p>361108</text:p>
          </table:table-cell>
          <table:table-cell table:formula="of:=[.$E121]*[.I$119]+[.$F121]*[.I$120]" office:value-type="float" office:value="390342" calcext:value-type="float">
            <text:p>390342</text:p>
          </table:table-cell>
          <table:table-cell table:formula="of:=[.$E121]*[.J$119]+[.$F121]*[.J$120]" office:value-type="float" office:value="419576" calcext:value-type="float">
            <text:p>419576</text:p>
          </table:table-cell>
          <table:table-cell table:formula="of:=[.$G121]*[.K$82]+[.$H121]*[.K$83]+[.$I121]*[.K$84]+[.$J121]*[.K$85]" office:value-type="float" office:value="11104980" calcext:value-type="float">
            <text:p>11104980</text:p>
          </table:table-cell>
          <table:table-cell table:formula="of:=[.$G121]*[.L$82]+[.$H121]*[.L$83]+[.$I121]*[.L$84]+[.$J121]*[.L$85]" office:value-type="float" office:value="12607880" calcext:value-type="float">
            <text:p>12607880</text:p>
          </table:table-cell>
          <table:table-cell table:formula="of:=[.$G121]*[.M$82]+[.$H121]*[.M$83]+[.$I121]*[.M$84]+[.$J121]*[.M$85]" office:value-type="float" office:value="14110780" calcext:value-type="float">
            <text:p>14110780</text:p>
          </table:table-cell>
          <table:table-cell table:formula="of:=[.$G121]*[.N$82]+[.$H121]*[.N$83]+[.$I121]*[.N$84]+[.$J121]*[.N$85]" office:value-type="float" office:value="15613680" calcext:value-type="float">
            <text:p>1561368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formula="of:=[.T118]" office:value-type="float" office:value="1118" calcext:value-type="float">
            <text:p>1118</text:p>
          </table:table-cell>
          <table:table-cell table:formula="of:=[.U118]" office:value-type="float" office:value="1286" calcext:value-type="float">
            <text:p>1286</text:p>
          </table:table-cell>
          <table:table-cell table:formula="of:=[.P121]*[.R121]" office:value-type="float" office:value="34658" calcext:value-type="float">
            <text:p>34658</text:p>
          </table:table-cell>
          <table:table-cell table:formula="of:=[.Q121]*[.S121]" office:value-type="float" office:value="41152" calcext:value-type="float">
            <text:p>41152</text:p>
          </table:table-cell>
          <table:table-cell table:formula="of:=[.$T121]*[.V$119]+[.$U121]*[.V$120]" office:value-type="float" office:value="2059858" calcext:value-type="float">
            <text:p>2059858</text:p>
          </table:table-cell>
          <table:table-cell table:formula="of:=[.$T121]*[.W$119]+[.$U121]*[.W$120]" office:value-type="float" office:value="2135668" calcext:value-type="float">
            <text:p>2135668</text:p>
          </table:table-cell>
          <table:table-cell table:formula="of:=[.$T121]*[.X$119]+[.$U121]*[.X$120]" office:value-type="float" office:value="2211478" calcext:value-type="float">
            <text:p>2211478</text:p>
          </table:table-cell>
          <table:table-cell table:formula="of:=[.$T121]*[.Y$119]+[.$U121]*[.Y$120]" office:value-type="float" office:value="2287288" calcext:value-type="float">
            <text:p>2287288</text:p>
          </table:table-cell>
          <table:table-cell table:formula="of:=[.$V121]*[.Z$93]+[.$W121]*[.Z$94]+[.$X121]*[.Z$95]+[.$Y121]*[.Z$96]" office:value-type="float" office:value="62376244" calcext:value-type="float">
            <text:p>62376244</text:p>
          </table:table-cell>
          <table:table-cell table:formula="of:=[.$V121]*[.AA$93]+[.$W121]*[.AA$94]+[.$X121]*[.AA$95]+[.$Y121]*[.AA$96]" office:value-type="float" office:value="71070536" calcext:value-type="float">
            <text:p>71070536</text:p>
          </table:table-cell>
          <table:table-cell table:formula="of:=[.$V121]*[.AB$93]+[.$W121]*[.AB$94]+[.$X121]*[.AB$95]+[.$Y121]*[.AB$96]" office:value-type="float" office:value="79764828" calcext:value-type="float">
            <text:p>79764828</text:p>
          </table:table-cell>
          <table:table-cell table:formula="of:=[.$V121]*[.AC$93]+[.$W121]*[.AC$94]+[.$X121]*[.AC$95]+[.$Y121]*[.AC$96]" office:value-type="float" office:value="88459120" calcext:value-type="float">
            <text:p>88459120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formula="of:=[.AI118]" office:value-type="float" office:value="1790" calcext:value-type="float">
            <text:p>1790</text:p>
          </table:table-cell>
          <table:table-cell table:formula="of:=[.AJ118]" office:value-type="float" office:value="1958" calcext:value-type="float">
            <text:p>1958</text:p>
          </table:table-cell>
          <table:table-cell table:formula="of:=[.AE121]*[.AG121]" office:value-type="float" office:value="62650" calcext:value-type="float">
            <text:p>62650</text:p>
          </table:table-cell>
          <table:table-cell table:formula="of:=[.AF121]*[.AH121]" office:value-type="float" office:value="70488" calcext:value-type="float">
            <text:p>70488</text:p>
          </table:table-cell>
          <table:table-cell table:formula="of:=[.$AI121]*[.AK$119]+[.$AJ121]*[.AK$120]" office:value-type="float" office:value="5740610" calcext:value-type="float">
            <text:p>5740610</text:p>
          </table:table-cell>
          <table:table-cell table:formula="of:=[.$AI121]*[.AL$119]+[.$AJ121]*[.AL$120]" office:value-type="float" office:value="5873748" calcext:value-type="float">
            <text:p>5873748</text:p>
          </table:table-cell>
          <table:table-cell table:formula="of:=[.$AI121]*[.AM$119]+[.$AJ121]*[.AM$120]" office:value-type="float" office:value="6006886" calcext:value-type="float">
            <text:p>6006886</text:p>
          </table:table-cell>
          <table:table-cell table:formula="of:=[.$AI121]*[.AN$119]+[.$AJ121]*[.AN$120]" office:value-type="float" office:value="6140024" calcext:value-type="float">
            <text:p>6140024</text:p>
          </table:table-cell>
          <table:table-cell table:formula="of:=[.$AK121]*[.AO$82]+[.$AL121]*[.AO$83]+[.$AM121]*[.AO$84]+[.$AN121]*[.AO$85]" office:value-type="float" office:value="168991636" calcext:value-type="float">
            <text:p>168991636</text:p>
          </table:table-cell>
          <table:table-cell table:formula="of:=[.$AK121]*[.AP$82]+[.$AL121]*[.AP$83]+[.$AM121]*[.AP$84]+[.$AN121]*[.AP$85]" office:value-type="float" office:value="192752904" calcext:value-type="float">
            <text:p>192752904</text:p>
          </table:table-cell>
          <table:table-cell table:formula="of:=[.$AK121]*[.AQ$82]+[.$AL121]*[.AQ$83]+[.$AM121]*[.AQ$84]+[.$AN121]*[.AQ$85]" office:value-type="float" office:value="216514172" calcext:value-type="float">
            <text:p>216514172</text:p>
          </table:table-cell>
          <table:table-cell table:formula="of:=[.$AK121]*[.AR$82]+[.$AL121]*[.AR$83]+[.$AM121]*[.AR$84]+[.$AN121]*[.AR$85]" office:value-type="float" office:value="240275440" calcext:value-type="float">
            <text:p>240275440</text:p>
          </table:table-cell>
          <table:table-cell table:number-columns-repeated="98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formula="of:=[.E119]" office:value-type="float" office:value="614" calcext:value-type="float">
            <text:p>614</text:p>
          </table:table-cell>
          <table:table-cell table:formula="of:=[.F119]" office:value-type="float" office:value="846" calcext:value-type="float">
            <text:p>846</text:p>
          </table:table-cell>
          <table:table-cell table:formula="of:=[.A122]*[.C122]" office:value-type="float" office:value="23946" calcext:value-type="float">
            <text:p>23946</text:p>
          </table:table-cell>
          <table:table-cell table:formula="of:=[.B122]*[.D122]" office:value-type="float" office:value="33840" calcext:value-type="float">
            <text:p>33840</text:p>
          </table:table-cell>
          <table:table-cell table:formula="of:=[.$E122]*[.G$119]+[.$F122]*[.G$120]" office:value-type="float" office:value="655434" calcext:value-type="float">
            <text:p>655434</text:p>
          </table:table-cell>
          <table:table-cell table:formula="of:=[.$E122]*[.H$119]+[.$F122]*[.H$120]" office:value-type="float" office:value="713220" calcext:value-type="float">
            <text:p>713220</text:p>
          </table:table-cell>
          <table:table-cell table:formula="of:=[.$E122]*[.I$119]+[.$F122]*[.I$120]" office:value-type="float" office:value="771006" calcext:value-type="float">
            <text:p>771006</text:p>
          </table:table-cell>
          <table:table-cell table:formula="of:=[.$E122]*[.J$119]+[.$F122]*[.J$120]" office:value-type="float" office:value="828792" calcext:value-type="float">
            <text:p>828792</text:p>
          </table:table-cell>
          <table:table-cell table:formula="of:=[.$G122]*[.K$82]+[.$H122]*[.K$83]+[.$I122]*[.K$84]+[.$J122]*[.K$85]" office:value-type="float" office:value="21934884" calcext:value-type="float">
            <text:p>21934884</text:p>
          </table:table-cell>
          <table:table-cell table:formula="of:=[.$G122]*[.L$82]+[.$H122]*[.L$83]+[.$I122]*[.L$84]+[.$J122]*[.L$85]" office:value-type="float" office:value="24903336" calcext:value-type="float">
            <text:p>24903336</text:p>
          </table:table-cell>
          <table:table-cell table:formula="of:=[.$G122]*[.M$82]+[.$H122]*[.M$83]+[.$I122]*[.M$84]+[.$J122]*[.M$85]" office:value-type="float" office:value="27871788" calcext:value-type="float">
            <text:p>27871788</text:p>
          </table:table-cell>
          <table:table-cell table:formula="of:=[.$G122]*[.N$82]+[.$H122]*[.N$83]+[.$I122]*[.N$84]+[.$J122]*[.N$85]" office:value-type="float" office:value="30840240" calcext:value-type="float">
            <text:p>30840240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formula="of:=[.T119]" office:value-type="float" office:value="1542" calcext:value-type="float">
            <text:p>1542</text:p>
          </table:table-cell>
          <table:table-cell table:formula="of:=[.U119]" office:value-type="float" office:value="1774" calcext:value-type="float">
            <text:p>1774</text:p>
          </table:table-cell>
          <table:table-cell table:formula="of:=[.P122]*[.R122]" office:value-type="float" office:value="66306" calcext:value-type="float">
            <text:p>66306</text:p>
          </table:table-cell>
          <table:table-cell table:formula="of:=[.Q122]*[.S122]" office:value-type="float" office:value="78056" calcext:value-type="float">
            <text:p>78056</text:p>
          </table:table-cell>
          <table:table-cell table:formula="of:=[.$T122]*[.V$119]+[.$U122]*[.V$120]" office:value-type="float" office:value="3921274" calcext:value-type="float">
            <text:p>3921274</text:p>
          </table:table-cell>
          <table:table-cell table:formula="of:=[.$T122]*[.W$119]+[.$U122]*[.W$120]" office:value-type="float" office:value="4065636" calcext:value-type="float">
            <text:p>4065636</text:p>
          </table:table-cell>
          <table:table-cell table:formula="of:=[.$T122]*[.X$119]+[.$U122]*[.X$120]" office:value-type="float" office:value="4209998" calcext:value-type="float">
            <text:p>4209998</text:p>
          </table:table-cell>
          <table:table-cell table:formula="of:=[.$T122]*[.Y$119]+[.$U122]*[.Y$120]" office:value-type="float" office:value="4354360" calcext:value-type="float">
            <text:p>4354360</text:p>
          </table:table-cell>
          <table:table-cell table:formula="of:=[.$V122]*[.Z$93]+[.$W122]*[.Z$94]+[.$X122]*[.Z$95]+[.$Y122]*[.Z$96]" office:value-type="float" office:value="118746116" calcext:value-type="float">
            <text:p>118746116</text:p>
          </table:table-cell>
          <table:table-cell table:formula="of:=[.$V122]*[.AA$93]+[.$W122]*[.AA$94]+[.$X122]*[.AA$95]+[.$Y122]*[.AA$96]" office:value-type="float" office:value="135297384" calcext:value-type="float">
            <text:p>135297384</text:p>
          </table:table-cell>
          <table:table-cell table:formula="of:=[.$V122]*[.AB$93]+[.$W122]*[.AB$94]+[.$X122]*[.AB$95]+[.$Y122]*[.AB$96]" office:value-type="float" office:value="151848652" calcext:value-type="float">
            <text:p>151848652</text:p>
          </table:table-cell>
          <table:table-cell table:formula="of:=[.$V122]*[.AC$93]+[.$W122]*[.AC$94]+[.$X122]*[.AC$95]+[.$Y122]*[.AC$96]" office:value-type="float" office:value="168399920" calcext:value-type="float">
            <text:p>168399920</text:p>
          </table:table-cell>
          <table:table-cell table:style-name="ce4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formula="of:=[.AI119]" office:value-type="float" office:value="2470" calcext:value-type="float">
            <text:p>2470</text:p>
          </table:table-cell>
          <table:table-cell table:formula="of:=[.AJ119]" office:value-type="float" office:value="2702" calcext:value-type="float">
            <text:p>2702</text:p>
          </table:table-cell>
          <table:table-cell table:formula="of:=[.AE122]*[.AG122]" office:value-type="float" office:value="116090" calcext:value-type="float">
            <text:p>116090</text:p>
          </table:table-cell>
          <table:table-cell table:formula="of:=[.AF122]*[.AH122]" office:value-type="float" office:value="129696" calcext:value-type="float">
            <text:p>129696</text:p>
          </table:table-cell>
          <table:table-cell table:formula="of:=[.$AI122]*[.AK$119]+[.$AJ122]*[.AK$120]" office:value-type="float" office:value="10596010" calcext:value-type="float">
            <text:p>10596010</text:p>
          </table:table-cell>
          <table:table-cell table:formula="of:=[.$AI122]*[.AL$119]+[.$AJ122]*[.AL$120]" office:value-type="float" office:value="10841796" calcext:value-type="float">
            <text:p>10841796</text:p>
          </table:table-cell>
          <table:table-cell table:formula="of:=[.$AI122]*[.AM$119]+[.$AJ122]*[.AM$120]" office:value-type="float" office:value="11087582" calcext:value-type="float">
            <text:p>11087582</text:p>
          </table:table-cell>
          <table:table-cell table:formula="of:=[.$AI122]*[.AN$119]+[.$AJ122]*[.AN$120]" office:value-type="float" office:value="11333368" calcext:value-type="float">
            <text:p>11333368</text:p>
          </table:table-cell>
          <table:table-cell table:formula="of:=[.$AK122]*[.AO$82]+[.$AL122]*[.AO$83]+[.$AM122]*[.AO$84]+[.$AN122]*[.AO$85]" office:value-type="float" office:value="311927012" calcext:value-type="float">
            <text:p>311927012</text:p>
          </table:table-cell>
          <table:table-cell table:formula="of:=[.$AK122]*[.AP$82]+[.$AL122]*[.AP$83]+[.$AM122]*[.AP$84]+[.$AN122]*[.AP$85]" office:value-type="float" office:value="355785768" calcext:value-type="float">
            <text:p>355785768</text:p>
          </table:table-cell>
          <table:table-cell table:formula="of:=[.$AK122]*[.AQ$82]+[.$AL122]*[.AQ$83]+[.$AM122]*[.AQ$84]+[.$AN122]*[.AQ$85]" office:value-type="float" office:value="399644524" calcext:value-type="float">
            <text:p>399644524</text:p>
          </table:table-cell>
          <table:table-cell table:formula="of:=[.$AK122]*[.AR$82]+[.$AL122]*[.AR$83]+[.$AM122]*[.AR$84]+[.$AN122]*[.AR$85]" office:value-type="float" office:value="443503280" calcext:value-type="float">
            <text:p>443503280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[.K110]+[.K121]" office:value-type="float" office:value="12812536" calcext:value-type="float">
            <text:p>12812536</text:p>
          </table:table-cell>
          <table:table-cell table:formula="of:=[.L110]+[.L121]" office:value-type="float" office:value="14530864" calcext:value-type="float">
            <text:p>14530864</text:p>
          </table:table-cell>
          <table:table-cell table:formula="of:=[.M110]+[.M121]" office:value-type="float" office:value="16249192" calcext:value-type="float">
            <text:p>16249192</text:p>
          </table:table-cell>
          <table:table-cell table:formula="of:=[.N110]+[.N121]" office:value-type="float" office:value="17967520" calcext:value-type="float">
            <text:p>17967520</text:p>
          </table:table-cell>
          <table:table-cell table:number-columns-repeated="11"/>
          <table:table-cell table:formula="of:=[.Z110]+[.Z121]" office:value-type="float" office:value="93102008" calcext:value-type="float">
            <text:p>93102008</text:p>
          </table:table-cell>
          <table:table-cell table:formula="of:=[.AA110]+[.AA121]" office:value-type="float" office:value="106039472" calcext:value-type="float">
            <text:p>106039472</text:p>
          </table:table-cell>
          <table:table-cell table:formula="of:=[.AB110]+[.AB121]" office:value-type="float" office:value="118976936" calcext:value-type="float">
            <text:p>118976936</text:p>
          </table:table-cell>
          <table:table-cell table:formula="of:=[.AC110]+[.AC121]" office:value-type="float" office:value="131914400" calcext:value-type="float">
            <text:p>131914400</text:p>
          </table:table-cell>
          <table:table-cell table:number-columns-repeated="11"/>
          <table:table-cell table:formula="of:=[.AO110]+[.AO121]" office:value-type="float" office:value="276854392" calcext:value-type="float">
            <text:p>276854392</text:p>
          </table:table-cell>
          <table:table-cell table:formula="of:=[.AP110]+[.AP121]" office:value-type="float" office:value="315729968" calcext:value-type="float">
            <text:p>315729968</text:p>
          </table:table-cell>
          <table:table-cell table:formula="of:=[.AQ110]+[.AQ121]" office:value-type="float" office:value="354605544" calcext:value-type="float">
            <text:p>354605544</text:p>
          </table:table-cell>
          <table:table-cell table:formula="of:=[.AR110]+[.AR121]" office:value-type="float" office:value="393481120" calcext:value-type="float">
            <text:p>393481120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formula="of:=[.K111]+[.K122]" office:value-type="float" office:value="25366616" calcext:value-type="float">
            <text:p>25366616</text:p>
          </table:table-cell>
          <table:table-cell table:formula="of:=[.L111]+[.L122]" office:value-type="float" office:value="28767984" calcext:value-type="float">
            <text:p>28767984</text:p>
          </table:table-cell>
          <table:table-cell table:formula="of:=[.M111]+[.M122]" office:value-type="float" office:value="32169352" calcext:value-type="float">
            <text:p>32169352</text:p>
          </table:table-cell>
          <table:table-cell table:formula="of:=[.N111]+[.N122]" office:value-type="float" office:value="35570720" calcext:value-type="float">
            <text:p>35570720</text:p>
          </table:table-cell>
          <table:table-cell table:number-columns-repeated="11"/>
          <table:table-cell table:formula="of:=[.Z111]+[.Z122]" office:value-type="float" office:value="178287640" calcext:value-type="float">
            <text:p>178287640</text:p>
          </table:table-cell>
          <table:table-cell table:formula="of:=[.AA111]+[.AA122]" office:value-type="float" office:value="203061360" calcext:value-type="float">
            <text:p>203061360</text:p>
          </table:table-cell>
          <table:table-cell table:formula="of:=[.AB111]+[.AB122]" office:value-type="float" office:value="227835080" calcext:value-type="float">
            <text:p>227835080</text:p>
          </table:table-cell>
          <table:table-cell table:formula="of:=[.AC111]+[.AC122]" office:value-type="float" office:value="252608800" calcext:value-type="float">
            <text:p>252608800</text:p>
          </table:table-cell>
          <table:table-cell table:number-columns-repeated="11"/>
          <table:table-cell table:formula="of:=[.AO111]+[.AO122]" office:value-type="float" office:value="513970136" calcext:value-type="float">
            <text:p>513970136</text:p>
          </table:table-cell>
          <table:table-cell table:formula="of:=[.AP111]+[.AP122]" office:value-type="float" office:value="586140144" calcext:value-type="float">
            <text:p>586140144</text:p>
          </table:table-cell>
          <table:table-cell table:formula="of:=[.AQ111]+[.AQ122]" office:value-type="float" office:value="658310152" calcext:value-type="float">
            <text:p>658310152</text:p>
          </table:table-cell>
          <table:table-cell table:formula="of:=[.AR111]+[.AR122]" office:value-type="float" office:value="730480160" calcext:value-type="float">
            <text:p>730480160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Process 0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Process 1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Process 2</text:p>
          </table:table-cell>
          <table:covered-table-cell table:number-columns-repeated="3"/>
          <table:table-cell table:style-name="Default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formula="of:=[.K100]" office:value-type="float" office:value="390200" calcext:value-type="float">
            <text:p>390200</text:p>
          </table:table-cell>
          <table:table-cell table:formula="of:=[.L100]" office:value-type="float" office:value="442800" calcext:value-type="float">
            <text:p>442800</text:p>
          </table:table-cell>
          <table:table-cell table:formula="of:=[.M100]" office:value-type="float" office:value="495400" calcext:value-type="float">
            <text:p>495400</text:p>
          </table:table-cell>
          <table:table-cell table:formula="of:=[.N100]" office:value-type="float" office:value="548000" calcext:value-type="float">
            <text:p>548000</text:p>
          </table:table-cell>
          <table:table-cell/>
          <table:table-cell table:formula="of:=[.Z100]" office:value-type="float" office:value="5015800" calcext:value-type="float">
            <text:p>5015800</text:p>
          </table:table-cell>
          <table:table-cell table:formula="of:=[.AA100]" office:value-type="float" office:value="5713200" calcext:value-type="float">
            <text:p>5713200</text:p>
          </table:table-cell>
          <table:table-cell table:formula="of:=[.AB100]" office:value-type="float" office:value="6410600" calcext:value-type="float">
            <text:p>6410600</text:p>
          </table:table-cell>
          <table:table-cell table:formula="of:=[.AC100]" office:value-type="float" office:value="7108000" calcext:value-type="float">
            <text:p>7108000</text:p>
          </table:table-cell>
          <table:table-cell/>
          <table:table-cell table:formula="of:=[.AO100]" office:value-type="float" office:value="20567480" calcext:value-type="float">
            <text:p>20567480</text:p>
          </table:table-cell>
          <table:table-cell table:formula="of:=[.AP100]" office:value-type="float" office:value="23455920" calcext:value-type="float">
            <text:p>23455920</text:p>
          </table:table-cell>
          <table:table-cell table:formula="of:=[.AQ100]" office:value-type="float" office:value="26344360" calcext:value-type="float">
            <text:p>26344360</text:p>
          </table:table-cell>
          <table:table-cell table:formula="of:=[.AR100]" office:value-type="float" office:value="29232800" calcext:value-type="float">
            <text:p>29232800</text:p>
          </table:table-cell>
          <table:table-cell table:style-name="Default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formula="of:=[.K101]" office:value-type="float" office:value="4487064" calcext:value-type="float">
            <text:p>4487064</text:p>
          </table:table-cell>
          <table:table-cell table:formula="of:=[.L101]" office:value-type="float" office:value="5089136" calcext:value-type="float">
            <text:p>5089136</text:p>
          </table:table-cell>
          <table:table-cell table:formula="of:=[.M101]" office:value-type="float" office:value="5691208" calcext:value-type="float">
            <text:p>5691208</text:p>
          </table:table-cell>
          <table:table-cell table:formula="of:=[.N101]" office:value-type="float" office:value="6293280" calcext:value-type="float">
            <text:p>6293280</text:p>
          </table:table-cell>
          <table:table-cell/>
          <table:table-cell table:formula="of:=[.Z101]" office:value-type="float" office:value="35344728" calcext:value-type="float">
            <text:p>35344728</text:p>
          </table:table-cell>
          <table:table-cell table:formula="of:=[.AA101]" office:value-type="float" office:value="40256752" calcext:value-type="float">
            <text:p>40256752</text:p>
          </table:table-cell>
          <table:table-cell table:formula="of:=[.AB101]" office:value-type="float" office:value="45168776" calcext:value-type="float">
            <text:p>45168776</text:p>
          </table:table-cell>
          <table:table-cell table:formula="of:=[.AC101]" office:value-type="float" office:value="50080800" calcext:value-type="float">
            <text:p>50080800</text:p>
          </table:table-cell>
          <table:table-cell/>
          <table:table-cell table:formula="of:=[.AO101]" office:value-type="float" office:value="112386840" calcext:value-type="float">
            <text:p>112386840</text:p>
          </table:table-cell>
          <table:table-cell table:formula="of:=[.AP101]" office:value-type="float" office:value="128168560" calcext:value-type="float">
            <text:p>128168560</text:p>
          </table:table-cell>
          <table:table-cell table:formula="of:=[.AQ101]" office:value-type="float" office:value="143950280" calcext:value-type="float">
            <text:p>143950280</text:p>
          </table:table-cell>
          <table:table-cell table:formula="of:=[.AR101]" office:value-type="float" office:value="159732000" calcext:value-type="float">
            <text:p>159732000</text:p>
          </table:table-cell>
          <table:table-cell table:style-name="Default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formula="of:=[.K124]" office:value-type="float" office:value="12812536" calcext:value-type="float">
            <text:p>12812536</text:p>
          </table:table-cell>
          <table:table-cell table:formula="of:=[.L124]" office:value-type="float" office:value="14530864" calcext:value-type="float">
            <text:p>14530864</text:p>
          </table:table-cell>
          <table:table-cell table:formula="of:=[.M124]" office:value-type="float" office:value="16249192" calcext:value-type="float">
            <text:p>16249192</text:p>
          </table:table-cell>
          <table:table-cell table:formula="of:=[.N124]" office:value-type="float" office:value="17967520" calcext:value-type="float">
            <text:p>17967520</text:p>
          </table:table-cell>
          <table:table-cell/>
          <table:table-cell table:formula="of:=[.Z124]" office:value-type="float" office:value="93102008" calcext:value-type="float">
            <text:p>93102008</text:p>
          </table:table-cell>
          <table:table-cell table:formula="of:=[.AA124]" office:value-type="float" office:value="106039472" calcext:value-type="float">
            <text:p>106039472</text:p>
          </table:table-cell>
          <table:table-cell table:formula="of:=[.AB124]" office:value-type="float" office:value="118976936" calcext:value-type="float">
            <text:p>118976936</text:p>
          </table:table-cell>
          <table:table-cell table:formula="of:=[.AC124]" office:value-type="float" office:value="131914400" calcext:value-type="float">
            <text:p>131914400</text:p>
          </table:table-cell>
          <table:table-cell/>
          <table:table-cell table:formula="of:=[.AO124]" office:value-type="float" office:value="276854392" calcext:value-type="float">
            <text:p>276854392</text:p>
          </table:table-cell>
          <table:table-cell table:formula="of:=[.AP124]" office:value-type="float" office:value="315729968" calcext:value-type="float">
            <text:p>315729968</text:p>
          </table:table-cell>
          <table:table-cell table:formula="of:=[.AQ124]" office:value-type="float" office:value="354605544" calcext:value-type="float">
            <text:p>354605544</text:p>
          </table:table-cell>
          <table:table-cell table:formula="of:=[.AR124]" office:value-type="float" office:value="393481120" calcext:value-type="float">
            <text:p>393481120</text:p>
          </table:table-cell>
          <table:table-cell table:style-name="Default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formula="of:=[.K125]" office:value-type="float" office:value="25366616" calcext:value-type="float">
            <text:p>25366616</text:p>
          </table:table-cell>
          <table:table-cell table:formula="of:=[.L125]" office:value-type="float" office:value="28767984" calcext:value-type="float">
            <text:p>28767984</text:p>
          </table:table-cell>
          <table:table-cell table:formula="of:=[.M125]" office:value-type="float" office:value="32169352" calcext:value-type="float">
            <text:p>32169352</text:p>
          </table:table-cell>
          <table:table-cell table:formula="of:=[.N125]" office:value-type="float" office:value="35570720" calcext:value-type="float">
            <text:p>35570720</text:p>
          </table:table-cell>
          <table:table-cell/>
          <table:table-cell table:formula="of:=[.Z125]" office:value-type="float" office:value="178287640" calcext:value-type="float">
            <text:p>178287640</text:p>
          </table:table-cell>
          <table:table-cell table:formula="of:=[.AA125]" office:value-type="float" office:value="203061360" calcext:value-type="float">
            <text:p>203061360</text:p>
          </table:table-cell>
          <table:table-cell table:formula="of:=[.AB125]" office:value-type="float" office:value="227835080" calcext:value-type="float">
            <text:p>227835080</text:p>
          </table:table-cell>
          <table:table-cell table:formula="of:=[.AC125]" office:value-type="float" office:value="252608800" calcext:value-type="float">
            <text:p>252608800</text:p>
          </table:table-cell>
          <table:table-cell/>
          <table:table-cell table:formula="of:=[.AO125]" office:value-type="float" office:value="513970136" calcext:value-type="float">
            <text:p>513970136</text:p>
          </table:table-cell>
          <table:table-cell table:formula="of:=[.AP125]" office:value-type="float" office:value="586140144" calcext:value-type="float">
            <text:p>586140144</text:p>
          </table:table-cell>
          <table:table-cell table:formula="of:=[.AQ125]" office:value-type="float" office:value="658310152" calcext:value-type="float">
            <text:p>658310152</text:p>
          </table:table-cell>
          <table:table-cell table:formula="of:=[.AR125]" office:value-type="float" office:value="730480160" calcext:value-type="float">
            <text:p>730480160</text:p>
          </table:table-cell>
          <table:table-cell table:style-name="Default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formula="of:=[.A128]+[.F128]+[.K128]" office:value-type="float" office:value="25973480" calcext:value-type="float">
            <text:p>25973480</text:p>
          </table:table-cell>
          <table:table-cell table:formula="of:=[.B128]+[.G128]+[.L128]" office:value-type="float" office:value="29611920" calcext:value-type="float">
            <text:p>29611920</text:p>
          </table:table-cell>
          <table:table-cell table:formula="of:=[.C128]+[.H128]+[.M128]" office:value-type="float" office:value="33250360" calcext:value-type="float">
            <text:p>33250360</text:p>
          </table:table-cell>
          <table:table-cell table:formula="of:=[.D128]+[.I128]+[.N128]" office:value-type="float" office:value="36888800" calcext:value-type="float">
            <text:p>36888800</text:p>
          </table:table-cell>
          <table:table-cell table:number-columns-repeated="8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formula="of:=[.A129]+[.F129]+[.K129]" office:value-type="float" office:value="152218632" calcext:value-type="float">
            <text:p>152218632</text:p>
          </table:table-cell>
          <table:table-cell table:formula="of:=[.B129]+[.G129]+[.L129]" office:value-type="float" office:value="173514448" calcext:value-type="float">
            <text:p>173514448</text:p>
          </table:table-cell>
          <table:table-cell table:formula="of:=[.C129]+[.H129]+[.M129]" office:value-type="float" office:value="194810264" calcext:value-type="float">
            <text:p>194810264</text:p>
          </table:table-cell>
          <table:table-cell table:formula="of:=[.D129]+[.I129]+[.N129]" office:value-type="float" office:value="216106080" calcext:value-type="float">
            <text:p>216106080</text:p>
          </table:table-cell>
          <table:table-cell table:number-columns-repeated="8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formula="of:=[.A130]+[.F130]+[.K130]" office:value-type="float" office:value="382768936" calcext:value-type="float">
            <text:p>382768936</text:p>
          </table:table-cell>
          <table:table-cell table:formula="of:=[.B130]+[.G130]+[.L130]" office:value-type="float" office:value="436300304" calcext:value-type="float">
            <text:p>436300304</text:p>
          </table:table-cell>
          <table:table-cell table:formula="of:=[.C130]+[.H130]+[.M130]" office:value-type="float" office:value="489831672" calcext:value-type="float">
            <text:p>489831672</text:p>
          </table:table-cell>
          <table:table-cell table:formula="of:=[.D130]+[.I130]+[.N130]" office:value-type="float" office:value="543363040" calcext:value-type="float">
            <text:p>543363040</text:p>
          </table:table-cell>
          <table:table-cell table:number-columns-repeated="8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formula="of:=[.A131]+[.F131]+[.K131]" office:value-type="float" office:value="717624392" calcext:value-type="float">
            <text:p>717624392</text:p>
          </table:table-cell>
          <table:table-cell table:formula="of:=[.B131]+[.G131]+[.L131]" office:value-type="float" office:value="817969488" calcext:value-type="float">
            <text:p>817969488</text:p>
          </table:table-cell>
          <table:table-cell table:formula="of:=[.C131]+[.H131]+[.M131]" office:value-type="float" office:value="918314584" calcext:value-type="float">
            <text:p>918314584</text:p>
          </table:table-cell>
          <table:table-cell table:formula="of:=[.D131]+[.I131]+[.N131]" office:value-type="float" office:value="1018659680" calcext:value-type="float">
            <text:p>1018659680</text:p>
          </table:table-cell>
          <table:table-cell table:number-columns-repeated="8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 table:number-rows-repeated="8">
          <table:table-cell table:number-columns-repeated="12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 table:number-rows-repeated="4">
          <table:table-cell table:style-name="ce4" table:number-columns-repeated="14"/>
          <table:table-cell/>
          <table:table-cell table:style-name="ce4" table:number-columns-repeated="5"/>
          <table:table-cell table:number-columns-repeated="1004"/>
        </table:table-row>
        <table:table-row table:style-name="ro1" table:number-rows-repeated="3">
          <table:table-cell table:number-columns-repeated="12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number-columns-repeated="12"/>
          <table:table-cell table:style-name="ce4" table:number-columns-repeated="2"/>
          <table:table-cell/>
          <table:table-cell table:style-name="ce4" table:number-columns-repeated="5"/>
          <table:table-cell table:number-columns-repeated="1004"/>
        </table:table-row>
      </table:table>
      <table:table table:name="vanilla attention training (single CPU)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/>
          <table:table-cell table:style-name="ce4" table:number-columns-repeated="6"/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H^T</text:p>
          </table:table-cell>
          <table:table-cell table:style-name="ce4" table:number-columns-repeated="6"/>
          <table:table-cell table:number-columns-repeated="10"/>
        </table:table-row>
        <table:table-row table:style-name="ro1">
          <table:table-cell table:style-name="ce3" office:value-type="string" calcext:value-type="string">
            <text:p>W</text:p>
          </table:table-cell>
          <table:table-cell/>
          <table:table-cell table:style-name="ce4" table:number-columns-repeated="6"/>
          <table:table-cell table:number-columns-repeated="10"/>
        </table:table-row>
        <table:table-row table:style-name="ro1">
          <table:table-cell table:style-name="ce4"/>
          <table:table-cell/>
          <table:table-cell table:style-name="ce4" table:number-columns-repeated="6"/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2" table:number-rows-spanned="1">
            <text:p>Layer 1 Forward Pass</text:p>
          </table:table-cell>
          <table:covered-table-cell/>
          <table:covered-table-cell table:number-columns-repeated="6" table:style-name="ce4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8]*[.C$6]+[.$B8]*[.C$7]" office:value-type="float" office:value="5" calcext:value-type="float">
            <text:p>5</text:p>
          </table:table-cell>
          <table:table-cell table:formula="of:=[.$A8]*[.D$6]+[.$B8]*[.D$7]" office:value-type="float" office:value="11" calcext:value-type="float">
            <text:p>11</text:p>
          </table:table-cell>
          <table:table-cell table:formula="of:=[.$A8]*[.E$6]+[.$B8]*[.E$7]" office:value-type="float" office:value="17" calcext:value-type="float">
            <text:p>17</text:p>
          </table:table-cell>
          <table:table-cell table:formula="of:=[.$A8]*[.F$6]+[.$B8]*[.F$7]" office:value-type="float" office:value="23" calcext:value-type="float">
            <text:p>23</text:p>
          </table:table-cell>
          <table:table-cell table:formula="of:=[.$A8]*[.G$6]+[.$B8]*[.G$7]" office:value-type="float" office:value="29" calcext:value-type="float">
            <text:p>29</text:p>
          </table:table-cell>
          <table:table-cell table:formula="of:=[.$A8]*[.H$6]+[.$B8]*[.H$7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9]*[.C$6]+[.$B9]*[.C$7]" office:value-type="float" office:value="11" calcext:value-type="float">
            <text:p>11</text:p>
          </table:table-cell>
          <table:table-cell table:formula="of:=[.$A9]*[.D$6]+[.$B9]*[.D$7]" office:value-type="float" office:value="25" calcext:value-type="float">
            <text:p>25</text:p>
          </table:table-cell>
          <table:table-cell table:formula="of:=[.$A9]*[.E$6]+[.$B9]*[.E$7]" office:value-type="float" office:value="39" calcext:value-type="float">
            <text:p>39</text:p>
          </table:table-cell>
          <table:table-cell table:formula="of:=[.$A9]*[.F$6]+[.$B9]*[.F$7]" office:value-type="float" office:value="53" calcext:value-type="float">
            <text:p>53</text:p>
          </table:table-cell>
          <table:table-cell table:formula="of:=[.$A9]*[.G$6]+[.$B9]*[.G$7]" office:value-type="float" office:value="67" calcext:value-type="float">
            <text:p>67</text:p>
          </table:table-cell>
          <table:table-cell table:formula="of:=[.$A9]*[.H$6]+[.$B9]*[.H$7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10]*[.C$6]+[.$B10]*[.C$7]" office:value-type="float" office:value="17" calcext:value-type="float">
            <text:p>17</text:p>
          </table:table-cell>
          <table:table-cell table:formula="of:=[.$A10]*[.D$6]+[.$B10]*[.D$7]" office:value-type="float" office:value="39" calcext:value-type="float">
            <text:p>39</text:p>
          </table:table-cell>
          <table:table-cell table:formula="of:=[.$A10]*[.E$6]+[.$B10]*[.E$7]" office:value-type="float" office:value="61" calcext:value-type="float">
            <text:p>61</text:p>
          </table:table-cell>
          <table:table-cell table:formula="of:=[.$A10]*[.F$6]+[.$B10]*[.F$7]" office:value-type="float" office:value="83" calcext:value-type="float">
            <text:p>83</text:p>
          </table:table-cell>
          <table:table-cell table:formula="of:=[.$A10]*[.G$6]+[.$B10]*[.G$7]" office:value-type="float" office:value="105" calcext:value-type="float">
            <text:p>105</text:p>
          </table:table-cell>
          <table:table-cell table:formula="of:=[.$A10]*[.H$6]+[.$B10]*[.H$7]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11]*[.C$6]+[.$B11]*[.C$7]" office:value-type="float" office:value="23" calcext:value-type="float">
            <text:p>23</text:p>
          </table:table-cell>
          <table:table-cell table:formula="of:=[.$A11]*[.D$6]+[.$B11]*[.D$7]" office:value-type="float" office:value="53" calcext:value-type="float">
            <text:p>53</text:p>
          </table:table-cell>
          <table:table-cell table:formula="of:=[.$A11]*[.E$6]+[.$B11]*[.E$7]" office:value-type="float" office:value="83" calcext:value-type="float">
            <text:p>83</text:p>
          </table:table-cell>
          <table:table-cell table:formula="of:=[.$A11]*[.F$6]+[.$B11]*[.F$7]" office:value-type="float" office:value="113" calcext:value-type="float">
            <text:p>113</text:p>
          </table:table-cell>
          <table:table-cell table:formula="of:=[.$A11]*[.G$6]+[.$B11]*[.G$7]" office:value-type="float" office:value="143" calcext:value-type="float">
            <text:p>143</text:p>
          </table:table-cell>
          <table:table-cell table:formula="of:=[.$A11]*[.H$6]+[.$B11]*[.H$7]"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[.$A12]*[.C$6]+[.$B12]*[.C$7]" office:value-type="float" office:value="29" calcext:value-type="float">
            <text:p>29</text:p>
          </table:table-cell>
          <table:table-cell table:formula="of:=[.$A12]*[.D$6]+[.$B12]*[.D$7]" office:value-type="float" office:value="67" calcext:value-type="float">
            <text:p>67</text:p>
          </table:table-cell>
          <table:table-cell table:formula="of:=[.$A12]*[.E$6]+[.$B12]*[.E$7]" office:value-type="float" office:value="105" calcext:value-type="float">
            <text:p>105</text:p>
          </table:table-cell>
          <table:table-cell table:formula="of:=[.$A12]*[.F$6]+[.$B12]*[.F$7]" office:value-type="float" office:value="143" calcext:value-type="float">
            <text:p>143</text:p>
          </table:table-cell>
          <table:table-cell table:formula="of:=[.$A12]*[.G$6]+[.$B12]*[.G$7]" office:value-type="float" office:value="181" calcext:value-type="float">
            <text:p>181</text:p>
          </table:table-cell>
          <table:table-cell table:formula="of:=[.$A12]*[.H$6]+[.$B12]*[.H$7]"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13]*[.C$6]+[.$B13]*[.C$7]" office:value-type="float" office:value="35" calcext:value-type="float">
            <text:p>35</text:p>
          </table:table-cell>
          <table:table-cell table:formula="of:=[.$A13]*[.D$6]+[.$B13]*[.D$7]" office:value-type="float" office:value="81" calcext:value-type="float">
            <text:p>81</text:p>
          </table:table-cell>
          <table:table-cell table:formula="of:=[.$A13]*[.E$6]+[.$B13]*[.E$7]" office:value-type="float" office:value="127" calcext:value-type="float">
            <text:p>127</text:p>
          </table:table-cell>
          <table:table-cell table:formula="of:=[.$A13]*[.F$6]+[.$B13]*[.F$7]" office:value-type="float" office:value="173" calcext:value-type="float">
            <text:p>173</text:p>
          </table:table-cell>
          <table:table-cell table:formula="of:=[.$A13]*[.G$6]+[.$B13]*[.G$7]" office:value-type="float" office:value="219" calcext:value-type="float">
            <text:p>219</text:p>
          </table:table-cell>
          <table:table-cell table:formula="of:=[.$A13]*[.H$6]+[.$B13]*[.H$7]"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12" table:number-rows-spanned="1">
            <text:p>Hadamard product: A * (HH^T)</text:p>
          </table:table-cell>
          <table:covered-table-cell table:number-columns-repeated="11"/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office:value-type="float" office:value="219" calcext:value-type="float">
            <text:p>219</text:p>
          </table:table-cell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A22]*[.G16]" office:value-type="float" office:value="5" calcext:value-type="float">
            <text:p>5</text:p>
          </table:table-cell>
          <table:table-cell table:formula="of:=[.B22]*[.H16]" office:value-type="float" office:value="22" calcext:value-type="float">
            <text:p>22</text:p>
          </table:table-cell>
          <table:table-cell table:formula="of:=[.C22]*[.I16]" office:value-type="float" office:value="51" calcext:value-type="float">
            <text:p>51</text:p>
          </table:table-cell>
          <table:table-cell table:formula="of:=[.D22]*[.J16]" office:value-type="float" office:value="92" calcext:value-type="float">
            <text:p>92</text:p>
          </table:table-cell>
          <table:table-cell table:formula="of:=[.E22]*[.K16]" office:value-type="float" office:value="145" calcext:value-type="float">
            <text:p>145</text:p>
          </table:table-cell>
          <table:table-cell table:formula="of:=[.F22]*[.L16]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A23]*[.G17]" office:value-type="float" office:value="77" calcext:value-type="float">
            <text:p>77</text:p>
          </table:table-cell>
          <table:table-cell table:formula="of:=[.B23]*[.H17]" office:value-type="float" office:value="200" calcext:value-type="float">
            <text:p>200</text:p>
          </table:table-cell>
          <table:table-cell table:formula="of:=[.C23]*[.I17]" office:value-type="float" office:value="351" calcext:value-type="float">
            <text:p>351</text:p>
          </table:table-cell>
          <table:table-cell table:formula="of:=[.D23]*[.J17]" office:value-type="float" office:value="530" calcext:value-type="float">
            <text:p>530</text:p>
          </table:table-cell>
          <table:table-cell table:formula="of:=[.E23]*[.K17]" office:value-type="float" office:value="737" calcext:value-type="float">
            <text:p>737</text:p>
          </table:table-cell>
          <table:table-cell table:formula="of:=[.F23]*[.L17]" office:value-type="float" office:value="972" calcext:value-type="float">
            <text:p>972</text:p>
          </table:table-cell>
          <table:table-cell table:number-columns-repeated="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A24]*[.G18]" office:value-type="float" office:value="221" calcext:value-type="float">
            <text:p>221</text:p>
          </table:table-cell>
          <table:table-cell table:formula="of:=[.B24]*[.H18]" office:value-type="float" office:value="546" calcext:value-type="float">
            <text:p>546</text:p>
          </table:table-cell>
          <table:table-cell table:formula="of:=[.C24]*[.I18]" office:value-type="float" office:value="915" calcext:value-type="float">
            <text:p>915</text:p>
          </table:table-cell>
          <table:table-cell table:formula="of:=[.D24]*[.J18]" office:value-type="float" office:value="1328" calcext:value-type="float">
            <text:p>1328</text:p>
          </table:table-cell>
          <table:table-cell table:formula="of:=[.E24]*[.K18]" office:value-type="float" office:value="1785" calcext:value-type="float">
            <text:p>1785</text:p>
          </table:table-cell>
          <table:table-cell table:formula="of:=[.F24]*[.L18]" office:value-type="float" office:value="2286" calcext:value-type="float">
            <text:p>2286</text:p>
          </table:table-cell>
          <table:table-cell table:number-columns-repeated="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formula="of:=[.A25]*[.G19]" office:value-type="float" office:value="437" calcext:value-type="float">
            <text:p>437</text:p>
          </table:table-cell>
          <table:table-cell table:formula="of:=[.B25]*[.H19]" office:value-type="float" office:value="1060" calcext:value-type="float">
            <text:p>1060</text:p>
          </table:table-cell>
          <table:table-cell table:formula="of:=[.C25]*[.I19]" office:value-type="float" office:value="1743" calcext:value-type="float">
            <text:p>1743</text:p>
          </table:table-cell>
          <table:table-cell table:formula="of:=[.D25]*[.J19]" office:value-type="float" office:value="2486" calcext:value-type="float">
            <text:p>2486</text:p>
          </table:table-cell>
          <table:table-cell table:formula="of:=[.E25]*[.K19]" office:value-type="float" office:value="3289" calcext:value-type="float">
            <text:p>3289</text:p>
          </table:table-cell>
          <table:table-cell table:formula="of:=[.F25]*[.L19]" office:value-type="float" office:value="4152" calcext:value-type="float">
            <text:p>4152</text:p>
          </table:table-cell>
          <table:table-cell table:number-columns-repeated="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formula="of:=[.A26]*[.G20]" office:value-type="float" office:value="725" calcext:value-type="float">
            <text:p>725</text:p>
          </table:table-cell>
          <table:table-cell table:formula="of:=[.B26]*[.H20]" office:value-type="float" office:value="1742" calcext:value-type="float">
            <text:p>1742</text:p>
          </table:table-cell>
          <table:table-cell table:formula="of:=[.C26]*[.I20]" office:value-type="float" office:value="2835" calcext:value-type="float">
            <text:p>2835</text:p>
          </table:table-cell>
          <table:table-cell table:formula="of:=[.D26]*[.J20]" office:value-type="float" office:value="4004" calcext:value-type="float">
            <text:p>4004</text:p>
          </table:table-cell>
          <table:table-cell table:formula="of:=[.E26]*[.K20]" office:value-type="float" office:value="5249" calcext:value-type="float">
            <text:p>5249</text:p>
          </table:table-cell>
          <table:table-cell table:formula="of:=[.F26]*[.L20]" office:value-type="float" office:value="6570" calcext:value-type="float">
            <text:p>6570</text:p>
          </table:table-cell>
          <table:table-cell table:number-columns-repeated="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formula="of:=[.A27]*[.G21]" office:value-type="float" office:value="1085" calcext:value-type="float">
            <text:p>1085</text:p>
          </table:table-cell>
          <table:table-cell table:formula="of:=[.B27]*[.H21]" office:value-type="float" office:value="2592" calcext:value-type="float">
            <text:p>2592</text:p>
          </table:table-cell>
          <table:table-cell table:formula="of:=[.C27]*[.I21]" office:value-type="float" office:value="4191" calcext:value-type="float">
            <text:p>4191</text:p>
          </table:table-cell>
          <table:table-cell table:formula="of:=[.D27]*[.J21]" office:value-type="float" office:value="5882" calcext:value-type="float">
            <text:p>5882</text:p>
          </table:table-cell>
          <table:table-cell table:formula="of:=[.E27]*[.K21]" office:value-type="float" office:value="7665" calcext:value-type="float">
            <text:p>7665</text:p>
          </table:table-cell>
          <table:table-cell table:formula="of:=[.F27]*[.L21]" office:value-type="float" office:value="9540" calcext:value-type="float">
            <text:p>9540</text:p>
          </table:table-cell>
          <table:table-cell table:number-columns-repeated="6"/>
        </table:table-row>
        <table:table-row table:style-name="ro1">
          <table:table-cell table:style-name="ce4" table:number-columns-repeated="9"/>
          <table:table-cell table:number-columns-repeated="9"/>
        </table:table-row>
        <table:table-row table:style-name="ro1">
          <table:table-cell table:style-name="ce6" office:value-type="string" calcext:value-type="string" table:number-columns-spanned="11" table:number-rows-spanned="1">
            <text:p>(A * (HH^T))HW</text:p>
          </table:table-cell>
          <table:covered-table-cell table:number-columns-repeated="10" table:style-name="ce4"/>
          <table:table-cell table:number-columns-repeated="7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table:formula="of:=[.$A36]*[.G$30]+[.$B36]*[.G$31]+[.$C36]*[.G$32]+[.$D36]*[.G$33]+[.$E36]*[.G$34]+[.$F36]*[.G$35]" office:value-type="float" office:value="4585" calcext:value-type="float">
            <text:p>4585</text:p>
          </table:table-cell>
          <table:table-cell table:formula="of:=[.$A36]*[.H$30]+[.$B36]*[.H$31]+[.$C36]*[.H$32]+[.$D36]*[.H$33]+[.$E36]*[.H$34]+[.$F36]*[.H$35]" office:value-type="float" office:value="5110" calcext:value-type="float">
            <text:p>5110</text:p>
          </table:table-cell>
          <table:table-cell table:formula="of:=[.$G36]*[.I$34]+[.$H36]*[.I$35]" office:value-type="float" office:value="19915" calcext:value-type="float">
            <text:p>19915</text:p>
          </table:table-cell>
          <table:table-cell table:formula="of:=[.$G36]*[.J$34]+[.$H36]*[.J$35]" office:value-type="float" office:value="29610" calcext:value-type="float">
            <text:p>2961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351" calcext:value-type="float">
            <text:p>351</text:p>
          </table:table-cell>
          <table:table-cell office:value-type="float" office:value="530" calcext:value-type="float">
            <text:p>530</text:p>
          </table:table-cell>
          <table:table-cell office:value-type="float" office:value="737" calcext:value-type="float">
            <text:p>737</text:p>
          </table:table-cell>
          <table:table-cell office:value-type="float" office:value="972" calcext:value-type="float">
            <text:p>972</text:p>
          </table:table-cell>
          <table:table-cell table:formula="of:=[.$A37]*[.G$30]+[.$B37]*[.G$31]+[.$C37]*[.G$32]+[.$D37]*[.G$33]+[.$E37]*[.G$34]+[.$F37]*[.G$35]" office:value-type="float" office:value="23467" calcext:value-type="float">
            <text:p>23467</text:p>
          </table:table-cell>
          <table:table-cell table:formula="of:=[.$A37]*[.H$30]+[.$B37]*[.H$31]+[.$C37]*[.H$32]+[.$D37]*[.H$33]+[.$E37]*[.H$34]+[.$F37]*[.H$35]" office:value-type="float" office:value="26334" calcext:value-type="float">
            <text:p>26334</text:p>
          </table:table-cell>
          <table:table-cell table:formula="of:=[.$G37]*[.I$34]+[.$H37]*[.I$35]" office:value-type="float" office:value="102469" calcext:value-type="float">
            <text:p>102469</text:p>
          </table:table-cell>
          <table:table-cell table:formula="of:=[.$G37]*[.J$34]+[.$H37]*[.J$35]" office:value-type="float" office:value="152270" calcext:value-type="float">
            <text:p>15227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6" calcext:value-type="float">
            <text:p>546</text:p>
          </table:table-cell>
          <table:table-cell office:value-type="float" office:value="915" calcext:value-type="float">
            <text:p>915</text:p>
          </table:table-cell>
          <table:table-cell office:value-type="float" office:value="1328" calcext:value-type="float">
            <text:p>1328</text:p>
          </table:table-cell>
          <table:table-cell office:value-type="float" office:value="1785" calcext:value-type="float">
            <text:p>1785</text:p>
          </table:table-cell>
          <table:table-cell office:value-type="float" office:value="2286" calcext:value-type="float">
            <text:p>2286</text:p>
          </table:table-cell>
          <table:table-cell table:formula="of:=[.$A38]*[.G$30]+[.$B38]*[.G$31]+[.$C38]*[.G$32]+[.$D38]*[.G$33]+[.$E38]*[.G$34]+[.$F38]*[.G$35]" office:value-type="float" office:value="56941" calcext:value-type="float">
            <text:p>56941</text:p>
          </table:table-cell>
          <table:table-cell table:formula="of:=[.$A38]*[.H$30]+[.$B38]*[.H$31]+[.$C38]*[.H$32]+[.$D38]*[.H$33]+[.$E38]*[.H$34]+[.$F38]*[.H$35]" office:value-type="float" office:value="64022" calcext:value-type="float">
            <text:p>64022</text:p>
          </table:table-cell>
          <table:table-cell table:formula="of:=[.$G38]*[.I$34]+[.$H38]*[.I$35]" office:value-type="float" office:value="249007" calcext:value-type="float">
            <text:p>249007</text:p>
          </table:table-cell>
          <table:table-cell table:formula="of:=[.$G38]*[.J$34]+[.$H38]*[.J$35]" office:value-type="float" office:value="369970" calcext:value-type="float">
            <text:p>36997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60" calcext:value-type="float">
            <text:p>1060</text:p>
          </table:table-cell>
          <table:table-cell office:value-type="float" office:value="1743" calcext:value-type="float">
            <text:p>1743</text:p>
          </table:table-cell>
          <table:table-cell office:value-type="float" office:value="2486" calcext:value-type="float">
            <text:p>2486</text:p>
          </table:table-cell>
          <table:table-cell office:value-type="float" office:value="3289" calcext:value-type="float">
            <text:p>3289</text:p>
          </table:table-cell>
          <table:table-cell office:value-type="float" office:value="4152" calcext:value-type="float">
            <text:p>4152</text:p>
          </table:table-cell>
          <table:table-cell table:formula="of:=[.$A39]*[.G$30]+[.$B39]*[.G$31]+[.$C39]*[.G$32]+[.$D39]*[.G$33]+[.$E39]*[.G$34]+[.$F39]*[.G$35]" office:value-type="float" office:value="105007" calcext:value-type="float">
            <text:p>105007</text:p>
          </table:table-cell>
          <table:table-cell table:formula="of:=[.$A39]*[.H$30]+[.$B39]*[.H$31]+[.$C39]*[.H$32]+[.$D39]*[.H$33]+[.$E39]*[.H$34]+[.$F39]*[.H$35]" office:value-type="float" office:value="118174" calcext:value-type="float">
            <text:p>118174</text:p>
          </table:table-cell>
          <table:table-cell table:formula="of:=[.$G39]*[.I$34]+[.$H39]*[.I$35]" office:value-type="float" office:value="459529" calcext:value-type="float">
            <text:p>459529</text:p>
          </table:table-cell>
          <table:table-cell table:formula="of:=[.$G39]*[.J$34]+[.$H39]*[.J$35]" office:value-type="float" office:value="682710" calcext:value-type="float">
            <text:p>68271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742" calcext:value-type="float">
            <text:p>1742</text:p>
          </table:table-cell>
          <table:table-cell office:value-type="float" office:value="2835" calcext:value-type="float">
            <text:p>2835</text:p>
          </table:table-cell>
          <table:table-cell office:value-type="float" office:value="4004" calcext:value-type="float">
            <text:p>4004</text:p>
          </table:table-cell>
          <table:table-cell office:value-type="float" office:value="5249" calcext:value-type="float">
            <text:p>5249</text:p>
          </table:table-cell>
          <table:table-cell office:value-type="float" office:value="6570" calcext:value-type="float">
            <text:p>6570</text:p>
          </table:table-cell>
          <table:table-cell table:formula="of:=[.$A40]*[.G$30]+[.$B40]*[.G$31]+[.$C40]*[.G$32]+[.$D40]*[.G$33]+[.$E40]*[.G$34]+[.$F40]*[.G$35]" office:value-type="float" office:value="167665" calcext:value-type="float">
            <text:p>167665</text:p>
          </table:table-cell>
          <table:table-cell table:formula="of:=[.$A40]*[.H$30]+[.$B40]*[.H$31]+[.$C40]*[.H$32]+[.$D40]*[.H$33]+[.$E40]*[.H$34]+[.$F40]*[.H$35]" office:value-type="float" office:value="188790" calcext:value-type="float">
            <text:p>188790</text:p>
          </table:table-cell>
          <table:table-cell table:formula="of:=[.$G40]*[.I$34]+[.$H40]*[.I$35]" office:value-type="float" office:value="734035" calcext:value-type="float">
            <text:p>734035</text:p>
          </table:table-cell>
          <table:table-cell table:formula="of:=[.$G40]*[.J$34]+[.$H40]*[.J$35]" office:value-type="float" office:value="1090490" calcext:value-type="float">
            <text:p>1090490</text:p>
          </table:table-cell>
          <table:table-cell table:number-columns-repeated="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592" calcext:value-type="float">
            <text:p>2592</text:p>
          </table:table-cell>
          <table:table-cell office:value-type="float" office:value="4191" calcext:value-type="float">
            <text:p>4191</text:p>
          </table:table-cell>
          <table:table-cell office:value-type="float" office:value="5882" calcext:value-type="float">
            <text:p>5882</text:p>
          </table:table-cell>
          <table:table-cell office:value-type="float" office:value="7665" calcext:value-type="float">
            <text:p>7665</text:p>
          </table:table-cell>
          <table:table-cell office:value-type="float" office:value="9540" calcext:value-type="float">
            <text:p>9540</text:p>
          </table:table-cell>
          <table:table-cell table:formula="of:=[.$A41]*[.G$30]+[.$B41]*[.G$31]+[.$C41]*[.G$32]+[.$D41]*[.G$33]+[.$E41]*[.G$34]+[.$F41]*[.G$35]" office:value-type="float" office:value="244915" calcext:value-type="float">
            <text:p>244915</text:p>
          </table:table-cell>
          <table:table-cell table:formula="of:=[.$A41]*[.H$30]+[.$B41]*[.H$31]+[.$C41]*[.H$32]+[.$D41]*[.H$33]+[.$E41]*[.H$34]+[.$F41]*[.H$35]" office:value-type="float" office:value="275870" calcext:value-type="float">
            <text:p>275870</text:p>
          </table:table-cell>
          <table:table-cell table:formula="of:=[.$G41]*[.I$34]+[.$H41]*[.I$35]" office:value-type="float" office:value="1072525" calcext:value-type="float">
            <text:p>1072525</text:p>
          </table:table-cell>
          <table:table-cell table:formula="of:=[.$G41]*[.J$34]+[.$H41]*[.J$35]" office:value-type="float" office:value="1593310" calcext:value-type="float">
            <text:p>159331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calcext:value-type="string" table:number-columns-spanned="12" table:number-rows-spanned="1">
            <text:p>Layer 1 Backward Pass</text:p>
          </table:table-cell>
          <table:covered-table-cell table:number-columns-repeated="11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/>
          <table:table-cell table:style-name="ce14" office:value-type="string" calcext:value-type="string" table:number-columns-spanned="2" table:number-rows-spanned="1">
            <text:p>dH</text:p>
          </table:table-cell>
          <table:covered-table-cell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/>
          <table:table-cell table:number-columns-repeated="12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float" office:value="29610" calcext:value-type="float">
            <text:p>29610</text:p>
          </table:table-cell>
          <table:table-cell office:value-type="float" office:value="19915" calcext:value-type="float">
            <text:p>19915</text:p>
          </table:table-cell>
          <table:table-cell office:value-type="float" office:value="29610" calcext:value-type="float">
            <text:p>29610</text:p>
          </table:table-cell>
          <table:table-cell table:formula="of:=[.A45]*[.C45]" office:value-type="float" office:value="396607225" calcext:value-type="float">
            <text:p>396607225</text:p>
          </table:table-cell>
          <table:table-cell table:formula="of:=[.B45]*[.D45]" office:value-type="float" office:value="876752100" calcext:value-type="float">
            <text:p>876752100</text:p>
          </table:table-cell>
          <table:table-cell table:number-columns-repeated="12"/>
        </table:table-row>
        <table:table-row table:style-name="ro1">
          <table:table-cell office:value-type="float" office:value="102469" calcext:value-type="float">
            <text:p>102469</text:p>
          </table:table-cell>
          <table:table-cell office:value-type="float" office:value="152270" calcext:value-type="float">
            <text:p>152270</text:p>
          </table:table-cell>
          <table:table-cell office:value-type="float" office:value="102469" calcext:value-type="float">
            <text:p>102469</text:p>
          </table:table-cell>
          <table:table-cell office:value-type="float" office:value="152270" calcext:value-type="float">
            <text:p>152270</text:p>
          </table:table-cell>
          <table:table-cell table:formula="of:=[.A46]*[.C46]" office:value-type="float" office:value="10499895961" calcext:value-type="float">
            <text:p>10499895961</text:p>
          </table:table-cell>
          <table:table-cell table:formula="of:=[.B46]*[.D46]" office:value-type="float" office:value="23186152900" calcext:value-type="float">
            <text:p>23186152900</text:p>
          </table:table-cell>
          <table:table-cell table:number-columns-repeated="12"/>
        </table:table-row>
        <table:table-row table:style-name="ro1">
          <table:table-cell office:value-type="float" office:value="249007" calcext:value-type="float">
            <text:p>249007</text:p>
          </table:table-cell>
          <table:table-cell office:value-type="float" office:value="369970" calcext:value-type="float">
            <text:p>369970</text:p>
          </table:table-cell>
          <table:table-cell office:value-type="float" office:value="249007" calcext:value-type="float">
            <text:p>249007</text:p>
          </table:table-cell>
          <table:table-cell office:value-type="float" office:value="369970" calcext:value-type="float">
            <text:p>369970</text:p>
          </table:table-cell>
          <table:table-cell table:formula="of:=[.A47]*[.C47]" office:value-type="float" office:value="62004486049" calcext:value-type="float">
            <text:p>62004486049</text:p>
          </table:table-cell>
          <table:table-cell table:formula="of:=[.B47]*[.D47]" office:value-type="float" office:value="136877800900" calcext:value-type="float">
            <text:p>136877800900</text:p>
          </table:table-cell>
          <table:table-cell table:number-columns-repeated="12"/>
        </table:table-row>
        <table:table-row table:style-name="ro1">
          <table:table-cell office:value-type="float" office:value="459529" calcext:value-type="float">
            <text:p>459529</text:p>
          </table:table-cell>
          <table:table-cell office:value-type="float" office:value="682710" calcext:value-type="float">
            <text:p>682710</text:p>
          </table:table-cell>
          <table:table-cell office:value-type="float" office:value="459529" calcext:value-type="float">
            <text:p>459529</text:p>
          </table:table-cell>
          <table:table-cell office:value-type="float" office:value="682710" calcext:value-type="float">
            <text:p>682710</text:p>
          </table:table-cell>
          <table:table-cell table:formula="of:=[.A48]*[.C48]" office:value-type="float" office:value="211166901841" calcext:value-type="float">
            <text:p>211166901841</text:p>
          </table:table-cell>
          <table:table-cell table:formula="of:=[.B48]*[.D48]" office:value-type="float" office:value="466092944100" calcext:value-type="float">
            <text:p>466092944100</text:p>
          </table:table-cell>
          <table:table-cell table:number-columns-repeated="12"/>
        </table:table-row>
        <table:table-row table:style-name="ro1">
          <table:table-cell office:value-type="float" office:value="734035" calcext:value-type="float">
            <text:p>734035</text:p>
          </table:table-cell>
          <table:table-cell office:value-type="float" office:value="1090490" calcext:value-type="float">
            <text:p>1090490</text:p>
          </table:table-cell>
          <table:table-cell office:value-type="float" office:value="734035" calcext:value-type="float">
            <text:p>734035</text:p>
          </table:table-cell>
          <table:table-cell office:value-type="float" office:value="1090490" calcext:value-type="float">
            <text:p>1090490</text:p>
          </table:table-cell>
          <table:table-cell table:formula="of:=[.A49]*[.C49]" office:value-type="float" office:value="538807381225" calcext:value-type="float">
            <text:p>538807381225</text:p>
          </table:table-cell>
          <table:table-cell table:formula="of:=[.B49]*[.D49]" office:value-type="float" office:value="1189168440100" calcext:value-type="float">
            <text:p>1189168440100</text:p>
          </table:table-cell>
          <table:table-cell table:number-columns-repeated="12"/>
        </table:table-row>
        <table:table-row table:style-name="ro1">
          <table:table-cell office:value-type="float" office:value="1072525" calcext:value-type="float">
            <text:p>1072525</text:p>
          </table:table-cell>
          <table:table-cell office:value-type="float" office:value="1593310" calcext:value-type="float">
            <text:p>1593310</text:p>
          </table:table-cell>
          <table:table-cell office:value-type="float" office:value="1072525" calcext:value-type="float">
            <text:p>1072525</text:p>
          </table:table-cell>
          <table:table-cell office:value-type="float" office:value="1593310" calcext:value-type="float">
            <text:p>1593310</text:p>
          </table:table-cell>
          <table:table-cell table:formula="of:=[.A50]*[.C50]" office:value-type="float" office:value="1150309875625" calcext:value-type="float">
            <text:p>1150309875625</text:p>
          </table:table-cell>
          <table:table-cell table:formula="of:=[.B50]*[.D50]" office:value-type="float" office:value="2538636756100" calcext:value-type="float">
            <text:p>25386367561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8" table:number-rows-spanned="1">
            <text:p>dN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dZ</text:p>
          </table:table-cell>
          <table:covered-table-cell/>
          <table:table-cell table:number-columns-repeated="10"/>
        </table:table-row>
        <table:table-row table:style-name="ro1">
          <table:table-cell table:number-columns-repeated="6"/>
          <table:table-cell office:value-type="float" office:value="396607225" calcext:value-type="float">
            <text:p>396607225</text:p>
          </table:table-cell>
          <table:table-cell office:value-type="float" office:value="876752100" calcext:value-type="float">
            <text:p>8767521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499895961" calcext:value-type="float">
            <text:p>10499895961</text:p>
          </table:table-cell>
          <table:table-cell office:value-type="float" office:value="23186152900" calcext:value-type="float">
            <text:p>231861529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62004486049" calcext:value-type="float">
            <text:p>62004486049</text:p>
          </table:table-cell>
          <table:table-cell office:value-type="float" office:value="136877800900" calcext:value-type="float">
            <text:p>1368778009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11166901841" calcext:value-type="float">
            <text:p>211166901841</text:p>
          </table:table-cell>
          <table:table-cell office:value-type="float" office:value="466092944100" calcext:value-type="float">
            <text:p>466092944100</text:p>
          </table:table-cell>
          <table:table-cell/>
          <table:table-cell table:style-name="ce14" office:value-type="string" calcext:value-type="string" table:number-columns-spanned="4" table:number-rows-spanned="1">
            <text:p>N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38807381225" calcext:value-type="float">
            <text:p>538807381225</text:p>
          </table:table-cell>
          <table:table-cell office:value-type="float" office:value="1189168440100" calcext:value-type="float">
            <text:p>118916844010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6" table:number-rows-spanned="1">
            <text:p>M^T = (A * HH^T)^T</text:p>
          </table:table-cell>
          <table:covered-table-cell table:number-columns-repeated="5"/>
          <table:table-cell office:value-type="float" office:value="1150309875625" calcext:value-type="float">
            <text:p>1150309875625</text:p>
          </table:table-cell>
          <table:table-cell office:value-type="float" office:value="2538636756100" calcext:value-type="float">
            <text:p>2538636756100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office:value-type="float" office:value="437" calcext:value-type="float">
            <text:p>437</text:p>
          </table:table-cell>
          <table:table-cell office:value-type="float" office:value="725" calcext:value-type="float">
            <text:p>725</text:p>
          </table:table-cell>
          <table:table-cell office:value-type="float" office:value="1085" calcext:value-type="float">
            <text:p>1085</text:p>
          </table:table-cell>
          <table:table-cell table:formula="of:=[.$A60]*[.G$54]+[.$B60]*[.G$55]+[.$C60]*[.G$56]+[.$D60]*[.G$57]+[.$E60]*[.G$58]+[.$F60]*[.G$59]" office:value-type="float" office:value="1745514968987718" calcext:value-type="float">
            <text:p>1745514968987718</text:p>
          </table:table-cell>
          <table:table-cell table:formula="of:=[.$A60]*[.H$54]+[.$B60]*[.H$55]+[.$C60]*[.H$56]+[.$D60]*[.H$57]+[.$E60]*[.H$58]+[.$F60]*[.H$59]" office:value-type="float" office:value="3852290327545400" calcext:value-type="float">
            <text:p>38522903275454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J60]*[.L$58]+[.$K60]*[.L$59]" office:value-type="float" office:value="7" calcext:value-type="float">
            <text:p>7</text:p>
          </table:table-cell>
          <table:table-cell table:formula="of:=[.$J60]*[.M$58]+[.$K60]*[.M$5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546" calcext:value-type="float">
            <text:p>546</text:p>
          </table:table-cell>
          <table:table-cell office:value-type="float" office:value="1060" calcext:value-type="float">
            <text:p>1060</text:p>
          </table:table-cell>
          <table:table-cell office:value-type="float" office:value="1742" calcext:value-type="float">
            <text:p>1742</text:p>
          </table:table-cell>
          <table:table-cell office:value-type="float" office:value="2592" calcext:value-type="float">
            <text:p>2592</text:p>
          </table:table-cell>
          <table:table-cell table:formula="of:=[.$A61]*[.G$54]+[.$B61]*[.G$55]+[.$C61]*[.G$56]+[.$D61]*[.G$57]+[.$E61]*[.G$58]+[.$F61]*[.G$59]" office:value-type="float" office:value="4180005725599314" calcext:value-type="float">
            <text:p>4180005725599314</text:p>
          </table:table-cell>
          <table:table-cell table:formula="of:=[.$A61]*[.H$54]+[.$B61]*[.H$55]+[.$C61]*[.H$56]+[.$D61]*[.H$57]+[.$E61]*[.H$58]+[.$F61]*[.H$59]" office:value-type="float" office:value="9.225128213629E+015" calcext:value-type="float">
            <text:p>9.225128213629E+01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J61]*[.L$58]+[.$K61]*[.L$59]" office:value-type="float" office:value="15" calcext:value-type="float">
            <text:p>15</text:p>
          </table:table-cell>
          <table:table-cell table:formula="of:=[.$J61]*[.M$58]+[.$K61]*[.M$59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float" office:value="915" calcext:value-type="float">
            <text:p>915</text:p>
          </table:table-cell>
          <table:table-cell office:value-type="float" office:value="1743" calcext:value-type="float">
            <text:p>1743</text:p>
          </table:table-cell>
          <table:table-cell office:value-type="float" office:value="2835" calcext:value-type="float">
            <text:p>2835</text:p>
          </table:table-cell>
          <table:table-cell office:value-type="float" office:value="4191" calcext:value-type="float">
            <text:p>4191</text:p>
          </table:table-cell>
          <table:table-cell table:formula="of:=[.$A62]*[.G$54]+[.$B62]*[.G$55]+[.$C62]*[.G$56]+[.$D62]*[.G$57]+[.$E62]*[.G$58]+[.$F62]*[.G$59]" office:value-type="float" office:value="6776971319611734" calcext:value-type="float">
            <text:p>6776971319611734</text:p>
          </table:table-cell>
          <table:table-cell table:formula="of:=[.$A62]*[.H$54]+[.$B62]*[.H$55]+[.$C62]*[.H$56]+[.$D62]*[.H$57]+[.$E62]*[.H$58]+[.$F62]*[.H$59]" office:value-type="float" office:value="1.49565454159134E+016" calcext:value-type="float">
            <text:p>1.49565454159134E+01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J62]*[.L$58]+[.$K62]*[.L$59]" office:value-type="float" office:value="23" calcext:value-type="float">
            <text:p>23</text:p>
          </table:table-cell>
          <table:table-cell table:formula="of:=[.$J62]*[.M$58]+[.$K62]*[.M$59]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0" calcext:value-type="float">
            <text:p>530</text:p>
          </table:table-cell>
          <table:table-cell office:value-type="float" office:value="1328" calcext:value-type="float">
            <text:p>1328</text:p>
          </table:table-cell>
          <table:table-cell office:value-type="float" office:value="2486" calcext:value-type="float">
            <text:p>2486</text:p>
          </table:table-cell>
          <table:table-cell office:value-type="float" office:value="4004" calcext:value-type="float">
            <text:p>4004</text:p>
          </table:table-cell>
          <table:table-cell office:value-type="float" office:value="5882" calcext:value-type="float">
            <text:p>5882</text:p>
          </table:table-cell>
          <table:table-cell table:formula="of:=[.$A63]*[.G$54]+[.$B63]*[.G$55]+[.$C63]*[.G$56]+[.$D63]*[.G$57]+[.$E63]*[.G$58]+[.$F63]*[.G$59]" office:value-type="float" office:value="9.53641175102498E+015" calcext:value-type="float">
            <text:p>9.53641175102498E+015</text:p>
          </table:table-cell>
          <table:table-cell table:formula="of:=[.$A63]*[.H$54]+[.$B63]*[.H$55]+[.$C63]*[.H$56]+[.$D63]*[.H$57]+[.$E63]*[.H$58]+[.$F63]*[.H$59]" office:value-type="float" office:value="2.10465419343986E+016" calcext:value-type="float">
            <text:p>2.10465419343986E+01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J63]*[.L$58]+[.$K63]*[.L$59]" office:value-type="float" office:value="31" calcext:value-type="float">
            <text:p>31</text:p>
          </table:table-cell>
          <table:table-cell table:formula="of:=[.$J63]*[.M$58]+[.$K63]*[.M$59]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7" calcext:value-type="float">
            <text:p>737</text:p>
          </table:table-cell>
          <table:table-cell office:value-type="float" office:value="1785" calcext:value-type="float">
            <text:p>1785</text:p>
          </table:table-cell>
          <table:table-cell office:value-type="float" office:value="3289" calcext:value-type="float">
            <text:p>3289</text:p>
          </table:table-cell>
          <table:table-cell office:value-type="float" office:value="5249" calcext:value-type="float">
            <text:p>5249</text:p>
          </table:table-cell>
          <table:table-cell office:value-type="float" office:value="7665" calcext:value-type="float">
            <text:p>7665</text:p>
          </table:table-cell>
          <table:table-cell table:formula="of:=[.$A64]*[.G$54]+[.$B64]*[.G$55]+[.$C64]*[.G$56]+[.$D64]*[.G$57]+[.$E64]*[.G$58]+[.$F64]*[.G$59]" office:value-type="float" office:value="1.2458327019839E+016" calcext:value-type="float">
            <text:p>1.2458327019839E+016</text:p>
          </table:table-cell>
          <table:table-cell table:formula="of:=[.$A64]*[.H$54]+[.$B64]*[.H$55]+[.$C64]*[.H$56]+[.$D64]*[.H$57]+[.$E64]*[.H$58]+[.$F64]*[.H$59]" office:value-type="float" office:value="2.74951177690846E+016" calcext:value-type="float">
            <text:p>2.74951177690846E+01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[.$J64]*[.L$58]+[.$K64]*[.L$59]" office:value-type="float" office:value="39" calcext:value-type="float">
            <text:p>39</text:p>
          </table:table-cell>
          <table:table-cell table:formula="of:=[.$J64]*[.M$58]+[.$K64]*[.M$59]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2" calcext:value-type="float">
            <text:p>972</text:p>
          </table:table-cell>
          <table:table-cell office:value-type="float" office:value="2286" calcext:value-type="float">
            <text:p>2286</text:p>
          </table:table-cell>
          <table:table-cell office:value-type="float" office:value="4152" calcext:value-type="float">
            <text:p>4152</text:p>
          </table:table-cell>
          <table:table-cell office:value-type="float" office:value="6570" calcext:value-type="float">
            <text:p>6570</text:p>
          </table:table-cell>
          <table:table-cell office:value-type="float" office:value="9540" calcext:value-type="float">
            <text:p>9540</text:p>
          </table:table-cell>
          <table:table-cell table:formula="of:=[.$A65]*[.G$54]+[.$B65]*[.G$55]+[.$C65]*[.G$56]+[.$D65]*[.G$57]+[.$E65]*[.G$58]+[.$F65]*[.G$59]" office:value-type="float" office:value="1.55427171260539E+016" calcext:value-type="float">
            <text:p>1.55427171260539E+016</text:p>
          </table:table-cell>
          <table:table-cell table:formula="of:=[.$A65]*[.H$54]+[.$B65]*[.H$55]+[.$C65]*[.H$56]+[.$D65]*[.H$57]+[.$E65]*[.H$58]+[.$F65]*[.H$59]" office:value-type="float" office:value="3.43022729199714E+016" calcext:value-type="float">
            <text:p>3.43022729199714E+01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J65]*[.L$58]+[.$K65]*[.L$59]" office:value-type="float" office:value="47" calcext:value-type="float">
            <text:p>47</text:p>
          </table:table-cell>
          <table:table-cell table:formula="of:=[.$J65]*[.M$58]+[.$K65]*[.M$59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14" table:number-rows-spanned="1">
            <text:p>dC</text:p>
          </table:table-cell>
          <table:covered-table-cell table:number-columns-repeated="13"/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dZ</text:p>
          </table:table-cell>
          <table:covered-table-cell/>
          <table:table-cell table:number-columns-repeated="10"/>
        </table:table-row>
        <table:table-row table:style-name="ro1">
          <table:table-cell table:number-columns-repeated="6"/>
          <table:table-cell office:value-type="float" office:value="396607225" calcext:value-type="float">
            <text:p>396607225</text:p>
          </table:table-cell>
          <table:table-cell office:value-type="float" office:value="876752100" calcext:value-type="float">
            <text:p>8767521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499895961" calcext:value-type="float">
            <text:p>10499895961</text:p>
          </table:table-cell>
          <table:table-cell office:value-type="float" office:value="23186152900" calcext:value-type="float">
            <text:p>231861529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62004486049" calcext:value-type="float">
            <text:p>62004486049</text:p>
          </table:table-cell>
          <table:table-cell office:value-type="float" office:value="136877800900" calcext:value-type="float">
            <text:p>1368778009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11166901841" calcext:value-type="float">
            <text:p>211166901841</text:p>
          </table:table-cell>
          <table:table-cell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6" table:number-rows-spanned="1">
            <text:p>N^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6"/>
          <table:table-cell office:value-type="float" office:value="538807381225" calcext:value-type="float">
            <text:p>538807381225</text:p>
          </table:table-cell>
          <table:table-cell office:value-type="float" office:value="1189168440100" calcext:value-type="float">
            <text:p>11891684401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50309875625" calcext:value-type="float">
            <text:p>1150309875625</text:p>
          </table:table-cell>
          <table:table-cell office:value-type="float" office:value="2538636756100" calcext:value-type="float">
            <text:p>2538636756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$A75]*[.G$69]+[.$B75]*[.G$70]+[.$C75]*[.G$71]+[.$D75]*[.G$72]+[.$E75]*[.G$73]+[.$F75]*[.G$74]" office:value-type="float" office:value="10647973624533" calcext:value-type="float">
            <text:p>10647973624533</text:p>
          </table:table-cell>
          <table:table-cell table:formula="of:=[.$A75]*[.H$69]+[.$B75]*[.H$70]+[.$C75]*[.H$71]+[.$D75]*[.H$72]+[.$E75]*[.H$73]+[.$F75]*[.H$74]" office:value-type="float" office:value="23499916974100" calcext:value-type="float">
            <text:p>23499916974100</text:p>
          </table:table-cell>
          <table:table-cell table:formula="of:=[.$G75]*[.I$73]+[.$H75]*[.I$74]" office:value-type="float" office:value="309534985112731" calcext:value-type="float">
            <text:p>309534985112731</text:p>
          </table:table-cell>
          <table:table-cell table:formula="of:=[.$G75]*[.J$73]+[.$H75]*[.J$74]" office:value-type="float" office:value="676717777798195" calcext:value-type="float">
            <text:p>676717777798195</text:p>
          </table:table-cell>
          <table:table-cell table:formula="of:=[.$G75]*[.K$73]+[.$H75]*[.K$74]" office:value-type="float" office:value="1043900570483659" calcext:value-type="float">
            <text:p>1043900570483659</text:p>
          </table:table-cell>
          <table:table-cell table:formula="of:=[.$G75]*[.L$73]+[.$H75]*[.L$74]" office:value-type="float" office:value="1411083363169123" calcext:value-type="float">
            <text:p>1411083363169123</text:p>
          </table:table-cell>
          <table:table-cell table:formula="of:=[.$G75]*[.M$73]+[.$H75]*[.M$74]" office:value-type="float" office:value="1778266155854587" calcext:value-type="float">
            <text:p>1778266155854587</text:p>
          </table:table-cell>
          <table:table-cell table:formula="of:=[.$G75]*[.N$73]+[.$H75]*[.N$74]" office:value-type="float" office:value="2145448948540051" calcext:value-type="float">
            <text:p>2145448948540051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$A76]*[.G$69]+[.$B76]*[.G$70]+[.$C76]*[.G$71]+[.$D76]*[.G$72]+[.$E76]*[.G$73]+[.$F76]*[.G$74]" office:value-type="float" office:value="22487084512089" calcext:value-type="float">
            <text:p>22487084512089</text:p>
          </table:table-cell>
          <table:table-cell table:formula="of:=[.$A76]*[.H$69]+[.$B76]*[.H$70]+[.$C76]*[.H$71]+[.$D76]*[.H$72]+[.$E76]*[.H$73]+[.$F76]*[.H$74]" office:value-type="float" office:value="49628950051300" calcext:value-type="float">
            <text:p>49628950051300</text:p>
          </table:table-cell>
          <table:table-cell table:formula="of:=[.$G76]*[.I$73]+[.$H76]*[.I$74]" office:value-type="float" office:value="653699092097623" calcext:value-type="float">
            <text:p>653699092097623</text:p>
          </table:table-cell>
          <table:table-cell table:formula="of:=[.$G76]*[.J$73]+[.$H76]*[.J$74]" office:value-type="float" office:value="1429143168809935" calcext:value-type="float">
            <text:p>1429143168809935</text:p>
          </table:table-cell>
          <table:table-cell table:formula="of:=[.$G76]*[.K$73]+[.$H76]*[.K$74]" office:value-type="float" office:value="2204587245522247" calcext:value-type="float">
            <text:p>2204587245522247</text:p>
          </table:table-cell>
          <table:table-cell table:formula="of:=[.$G76]*[.L$73]+[.$H76]*[.L$74]" office:value-type="float" office:value="2980031322234559" calcext:value-type="float">
            <text:p>2980031322234559</text:p>
          </table:table-cell>
          <table:table-cell table:formula="of:=[.$G76]*[.M$73]+[.$H76]*[.M$74]" office:value-type="float" office:value="3755475398946871" calcext:value-type="float">
            <text:p>3755475398946871</text:p>
          </table:table-cell>
          <table:table-cell table:formula="of:=[.$G76]*[.N$73]+[.$H76]*[.N$74]" office:value-type="float" office:value="4530919475659183" calcext:value-type="float">
            <text:p>4530919475659183</text:p>
          </table:table-cell>
          <table:table-cell table:number-columns-repeated="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formula="of:=[.$A77]*[.G$69]+[.$B77]*[.G$70]+[.$C77]*[.G$71]+[.$D77]*[.G$72]+[.$E77]*[.G$73]+[.$F77]*[.G$74]" office:value-type="float" office:value="34326195399645" calcext:value-type="float">
            <text:p>34326195399645</text:p>
          </table:table-cell>
          <table:table-cell table:formula="of:=[.$A77]*[.H$69]+[.$B77]*[.H$70]+[.$C77]*[.H$71]+[.$D77]*[.H$72]+[.$E77]*[.H$73]+[.$F77]*[.H$74]" office:value-type="float" office:value="75757983128500" calcext:value-type="float">
            <text:p>75757983128500</text:p>
          </table:table-cell>
          <table:table-cell table:formula="of:=[.$G77]*[.I$73]+[.$H77]*[.I$74]" office:value-type="float" office:value="997863199082515" calcext:value-type="float">
            <text:p>997863199082515</text:p>
          </table:table-cell>
          <table:table-cell table:formula="of:=[.$G77]*[.J$73]+[.$H77]*[.J$74]" office:value-type="float" office:value="2181568559821675" calcext:value-type="float">
            <text:p>2181568559821675</text:p>
          </table:table-cell>
          <table:table-cell table:formula="of:=[.$G77]*[.K$73]+[.$H77]*[.K$74]" office:value-type="float" office:value="3365273920560835" calcext:value-type="float">
            <text:p>3365273920560835</text:p>
          </table:table-cell>
          <table:table-cell table:formula="of:=[.$G77]*[.L$73]+[.$H77]*[.L$74]" office:value-type="float" office:value="4548979281299995" calcext:value-type="float">
            <text:p>4548979281299995</text:p>
          </table:table-cell>
          <table:table-cell table:formula="of:=[.$G77]*[.M$73]+[.$H77]*[.M$74]" office:value-type="float" office:value="5732684642039155" calcext:value-type="float">
            <text:p>5732684642039155</text:p>
          </table:table-cell>
          <table:table-cell table:formula="of:=[.$G77]*[.N$73]+[.$H77]*[.N$74]" office:value-type="float" office:value="6916390002778315" calcext:value-type="float">
            <text:p>6916390002778315</text:p>
          </table:table-cell>
          <table:table-cell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formula="of:=[.$A78]*[.G$69]+[.$B78]*[.G$70]+[.$C78]*[.G$71]+[.$D78]*[.G$72]+[.$E78]*[.G$73]+[.$F78]*[.G$74]" office:value-type="float" office:value="46165306287201" calcext:value-type="float">
            <text:p>46165306287201</text:p>
          </table:table-cell>
          <table:table-cell table:formula="of:=[.$A78]*[.H$69]+[.$B78]*[.H$70]+[.$C78]*[.H$71]+[.$D78]*[.H$72]+[.$E78]*[.H$73]+[.$F78]*[.H$74]" office:value-type="float" office:value="101887016205700" calcext:value-type="float">
            <text:p>101887016205700</text:p>
          </table:table-cell>
          <table:table-cell table:formula="of:=[.$G78]*[.I$73]+[.$H78]*[.I$74]" office:value-type="float" office:value="1342027306067407" calcext:value-type="float">
            <text:p>1342027306067407</text:p>
          </table:table-cell>
          <table:table-cell table:formula="of:=[.$G78]*[.J$73]+[.$H78]*[.J$74]" office:value-type="float" office:value="2933993950833415" calcext:value-type="float">
            <text:p>2933993950833415</text:p>
          </table:table-cell>
          <table:table-cell table:formula="of:=[.$G78]*[.K$73]+[.$H78]*[.K$74]" office:value-type="float" office:value="4525960595599423" calcext:value-type="float">
            <text:p>4525960595599423</text:p>
          </table:table-cell>
          <table:table-cell table:formula="of:=[.$G78]*[.L$73]+[.$H78]*[.L$74]" office:value-type="float" office:value="6117927240365431" calcext:value-type="float">
            <text:p>6117927240365431</text:p>
          </table:table-cell>
          <table:table-cell table:formula="of:=[.$G78]*[.M$73]+[.$H78]*[.M$74]" office:value-type="float" office:value="7709893885131439" calcext:value-type="float">
            <text:p>7709893885131439</text:p>
          </table:table-cell>
          <table:table-cell table:formula="of:=[.$G78]*[.N$73]+[.$H78]*[.N$74]" office:value-type="float" office:value="9.30186052989745E+015" calcext:value-type="float">
            <text:p>9.30186052989745E+015</text:p>
          </table:table-cell>
          <table:table-cell table:number-columns-repeated="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formula="of:=[.$A79]*[.G$69]+[.$B79]*[.G$70]+[.$C79]*[.G$71]+[.$D79]*[.G$72]+[.$E79]*[.G$73]+[.$F79]*[.G$74]" office:value-type="float" office:value="58004417174757" calcext:value-type="float">
            <text:p>58004417174757</text:p>
          </table:table-cell>
          <table:table-cell table:formula="of:=[.$A79]*[.H$69]+[.$B79]*[.H$70]+[.$C79]*[.H$71]+[.$D79]*[.H$72]+[.$E79]*[.H$73]+[.$F79]*[.H$74]" office:value-type="float" office:value="128016049282900" calcext:value-type="float">
            <text:p>128016049282900</text:p>
          </table:table-cell>
          <table:table-cell table:formula="of:=[.$G79]*[.I$73]+[.$H79]*[.I$74]" office:value-type="float" office:value="1686191413052299" calcext:value-type="float">
            <text:p>1686191413052299</text:p>
          </table:table-cell>
          <table:table-cell table:formula="of:=[.$G79]*[.J$73]+[.$H79]*[.J$74]" office:value-type="float" office:value="3686419341845155" calcext:value-type="float">
            <text:p>3686419341845155</text:p>
          </table:table-cell>
          <table:table-cell table:formula="of:=[.$G79]*[.K$73]+[.$H79]*[.K$74]" office:value-type="float" office:value="5686647270638011" calcext:value-type="float">
            <text:p>5686647270638011</text:p>
          </table:table-cell>
          <table:table-cell table:formula="of:=[.$G79]*[.L$73]+[.$H79]*[.L$74]" office:value-type="float" office:value="7686875199430867" calcext:value-type="float">
            <text:p>7686875199430867</text:p>
          </table:table-cell>
          <table:table-cell table:formula="of:=[.$G79]*[.M$73]+[.$H79]*[.M$74]" office:value-type="float" office:value="9.68710312822372E+015" calcext:value-type="float">
            <text:p>9.68710312822372E+015</text:p>
          </table:table-cell>
          <table:table-cell table:formula="of:=[.$G79]*[.N$73]+[.$H79]*[.N$74]" office:value-type="float" office:value="1.16873310570166E+016" calcext:value-type="float">
            <text:p>1.16873310570166E+016</text:p>
          </table:table-cell>
          <table:table-cell table:number-columns-repeated="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formula="of:=[.$A80]*[.G$69]+[.$B80]*[.G$70]+[.$C80]*[.G$71]+[.$D80]*[.G$72]+[.$E80]*[.G$73]+[.$F80]*[.G$74]" office:value-type="float" office:value="69843528062313" calcext:value-type="float">
            <text:p>69843528062313</text:p>
          </table:table-cell>
          <table:table-cell table:formula="of:=[.$A80]*[.H$69]+[.$B80]*[.H$70]+[.$C80]*[.H$71]+[.$D80]*[.H$72]+[.$E80]*[.H$73]+[.$F80]*[.H$74]" office:value-type="float" office:value="154145082360100" calcext:value-type="float">
            <text:p>154145082360100</text:p>
          </table:table-cell>
          <table:table-cell table:formula="of:=[.$G80]*[.I$73]+[.$H80]*[.I$74]" office:value-type="float" office:value="2030355520037191" calcext:value-type="float">
            <text:p>2030355520037191</text:p>
          </table:table-cell>
          <table:table-cell table:formula="of:=[.$G80]*[.J$73]+[.$H80]*[.J$74]" office:value-type="float" office:value="4438844732856895" calcext:value-type="float">
            <text:p>4438844732856895</text:p>
          </table:table-cell>
          <table:table-cell table:formula="of:=[.$G80]*[.K$73]+[.$H80]*[.K$74]" office:value-type="float" office:value="6847333945676599" calcext:value-type="float">
            <text:p>6847333945676599</text:p>
          </table:table-cell>
          <table:table-cell table:formula="of:=[.$G80]*[.L$73]+[.$H80]*[.L$74]" office:value-type="float" office:value="9.2558231584963E+015" calcext:value-type="float">
            <text:p>9.2558231584963E+015</text:p>
          </table:table-cell>
          <table:table-cell table:formula="of:=[.$G80]*[.M$73]+[.$H80]*[.M$74]" office:value-type="float" office:value="1.1664312371316E+016" calcext:value-type="float">
            <text:p>1.1664312371316E+016</text:p>
          </table:table-cell>
          <table:table-cell table:formula="of:=[.$G80]*[.N$73]+[.$H80]*[.N$74]" office:value-type="float" office:value="1.40728015841357E+016" calcext:value-type="float">
            <text:p>1.40728015841357E+01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8" table:number-rows-spanned="1">
            <text:p>dW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10"/>
        </table:table-row>
        <table:table-row table:style-name="ro1">
          <table:table-cell table:number-columns-repeated="6"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number-columns-repeated="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formula="of:=[.$A90]*[.G$84]+[.$B90]*[.G$85]+[.$C90]*[.G$86]+[.$D90]*[.G$87]+[.$E90]*[.G$88]+[.$F90]*[.G$89]" office:value-type="float" office:value="3.98020102566164E+017" calcext:value-type="float">
            <text:p>3.98020102566164E+017</text:p>
          </table:table-cell>
          <table:table-cell table:formula="of:=[.$A90]*[.H$84]+[.$B90]*[.H$85]+[.$C90]*[.H$86]+[.$D90]*[.H$87]+[.$E90]*[.H$88]+[.$F90]*[.H$89]" office:value-type="float" office:value="8.78417257630236E+017" calcext:value-type="float">
            <text:p>8.78417257630236E+017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formula="of:=[.$A91]*[.G$84]+[.$B91]*[.G$85]+[.$C91]*[.G$86]+[.$D91]*[.G$87]+[.$E91]*[.G$88]+[.$F91]*[.G$89]" office:value-type="float" office:value="4.48260050477281E+017" calcext:value-type="float">
            <text:p>4.48260050477281E+017</text:p>
          </table:table-cell>
          <table:table-cell table:formula="of:=[.$A91]*[.H$84]+[.$B91]*[.H$85]+[.$C91]*[.H$86]+[.$D91]*[.H$87]+[.$E91]*[.H$88]+[.$F91]*[.H$89]" office:value-type="float" office:value="9.89295154210779E+017" calcext:value-type="float">
            <text:p>9.89295154210779E+017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dW</text:p>
          </table:table-cell>
          <table:covered-table-cell/>
          <table:table-cell table:style-name="ce14" office:value-type="string" calcext:value-type="string" table:number-columns-spanned="2" table:number-rows-spanned="1">
            <text:p>new W[1]</text:p>
          </table:table-cell>
          <table:covered-table-cell/>
          <table:table-cell table:number-columns-repeated="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 table:formula="of:=[.A94]-[.C94]" office:value-type="float" office:value="-3.98020102566164E+017" calcext:value-type="float">
            <text:p>-3.98020102566164E+017</text:p>
          </table:table-cell>
          <table:table-cell table:formula="of:=[.B94]-[.D94]" office:value-type="float" office:value="-8.78417257630236E+017" calcext:value-type="float">
            <text:p>-8.78417257630236E+017</text:p>
          </table:table-cell>
          <table:table-cell table:number-columns-repeated="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 table:formula="of:=[.A95]-[.C95]" office:value-type="float" office:value="-4.48260050477281E+017" calcext:value-type="float">
            <text:p>-4.48260050477281E+017</text:p>
          </table:table-cell>
          <table:table-cell table:formula="of:=[.B95]-[.D95]" office:value-type="float" office:value="-9.89295154210779E+017" calcext:value-type="float">
            <text:p>-9.89295154210779E+01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dC^T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dC + dC^T</text:p>
          </table:table-cell>
          <table:covered-table-cell table:number-columns-repeated="5"/>
        </table:table-row>
        <table:table-row table:style-name="ro1">
          <table:table-cell office:value-type="float" office:value="309534985112731" calcext:value-type="float">
            <text:p>309534985112731</text:p>
          </table:table-cell>
          <table:table-cell office:value-type="float" office:value="676717777798195" calcext:value-type="float">
            <text:p>676717777798195</text:p>
          </table:table-cell>
          <table:table-cell office:value-type="float" office:value="1043900570483659" calcext:value-type="float">
            <text:p>1043900570483659</text:p>
          </table:table-cell>
          <table:table-cell office:value-type="float" office:value="1411083363169123" calcext:value-type="float">
            <text:p>1411083363169123</text:p>
          </table:table-cell>
          <table:table-cell office:value-type="float" office:value="1778266155854587" calcext:value-type="float">
            <text:p>1778266155854587</text:p>
          </table:table-cell>
          <table:table-cell office:value-type="float" office:value="2145448948540051" calcext:value-type="float">
            <text:p>2145448948540051</text:p>
          </table:table-cell>
          <table:table-cell office:value-type="float" office:value="309534985112731" calcext:value-type="float">
            <text:p>309534985112731</text:p>
          </table:table-cell>
          <table:table-cell office:value-type="float" office:value="653699092097623" calcext:value-type="float">
            <text:p>653699092097623</text:p>
          </table:table-cell>
          <table:table-cell office:value-type="float" office:value="997863199082515" calcext:value-type="float">
            <text:p>997863199082515</text:p>
          </table:table-cell>
          <table:table-cell office:value-type="float" office:value="1342027306067407" calcext:value-type="float">
            <text:p>1342027306067407</text:p>
          </table:table-cell>
          <table:table-cell office:value-type="float" office:value="1686191413052299" calcext:value-type="float">
            <text:p>1686191413052299</text:p>
          </table:table-cell>
          <table:table-cell office:value-type="float" office:value="2030355520037191" calcext:value-type="float">
            <text:p>2030355520037191</text:p>
          </table:table-cell>
          <table:table-cell table:formula="of:=[.A98]+[.G98]" office:value-type="float" office:value="619069970225462" calcext:value-type="float">
            <text:p>619069970225462</text:p>
          </table:table-cell>
          <table:table-cell table:formula="of:=[.B98]+[.H98]" office:value-type="float" office:value="1330416869895818" calcext:value-type="float">
            <text:p>1330416869895818</text:p>
          </table:table-cell>
          <table:table-cell table:formula="of:=[.C98]+[.I98]" office:value-type="float" office:value="2041763769566174" calcext:value-type="float">
            <text:p>2041763769566174</text:p>
          </table:table-cell>
          <table:table-cell table:formula="of:=[.D98]+[.J98]" office:value-type="float" office:value="2753110669236530" calcext:value-type="float">
            <text:p>2753110669236530</text:p>
          </table:table-cell>
          <table:table-cell table:formula="of:=[.E98]+[.K98]" office:value-type="float" office:value="3464457568906886" calcext:value-type="float">
            <text:p>3464457568906886</text:p>
          </table:table-cell>
          <table:table-cell table:formula="of:=[.F98]+[.L98]" office:value-type="float" office:value="4175804468577242" calcext:value-type="float">
            <text:p>4175804468577242</text:p>
          </table:table-cell>
        </table:table-row>
        <table:table-row table:style-name="ro1">
          <table:table-cell office:value-type="float" office:value="653699092097623" calcext:value-type="float">
            <text:p>653699092097623</text:p>
          </table:table-cell>
          <table:table-cell office:value-type="float" office:value="1429143168809935" calcext:value-type="float">
            <text:p>1429143168809935</text:p>
          </table:table-cell>
          <table:table-cell office:value-type="float" office:value="2204587245522247" calcext:value-type="float">
            <text:p>2204587245522247</text:p>
          </table:table-cell>
          <table:table-cell office:value-type="float" office:value="2980031322234559" calcext:value-type="float">
            <text:p>2980031322234559</text:p>
          </table:table-cell>
          <table:table-cell office:value-type="float" office:value="3755475398946871" calcext:value-type="float">
            <text:p>3755475398946871</text:p>
          </table:table-cell>
          <table:table-cell office:value-type="float" office:value="4530919475659183" calcext:value-type="float">
            <text:p>4530919475659183</text:p>
          </table:table-cell>
          <table:table-cell office:value-type="float" office:value="676717777798195" calcext:value-type="float">
            <text:p>676717777798195</text:p>
          </table:table-cell>
          <table:table-cell office:value-type="float" office:value="1429143168809935" calcext:value-type="float">
            <text:p>1429143168809935</text:p>
          </table:table-cell>
          <table:table-cell office:value-type="float" office:value="2181568559821675" calcext:value-type="float">
            <text:p>2181568559821675</text:p>
          </table:table-cell>
          <table:table-cell office:value-type="float" office:value="2933993950833415" calcext:value-type="float">
            <text:p>2933993950833415</text:p>
          </table:table-cell>
          <table:table-cell office:value-type="float" office:value="3686419341845155" calcext:value-type="float">
            <text:p>3686419341845155</text:p>
          </table:table-cell>
          <table:table-cell office:value-type="float" office:value="4438844732856895" calcext:value-type="float">
            <text:p>4438844732856895</text:p>
          </table:table-cell>
          <table:table-cell table:formula="of:=[.A99]+[.G99]" office:value-type="float" office:value="1330416869895818" calcext:value-type="float">
            <text:p>1330416869895818</text:p>
          </table:table-cell>
          <table:table-cell table:formula="of:=[.B99]+[.H99]" office:value-type="float" office:value="2858286337619870" calcext:value-type="float">
            <text:p>2858286337619870</text:p>
          </table:table-cell>
          <table:table-cell table:formula="of:=[.C99]+[.I99]" office:value-type="float" office:value="4386155805343922" calcext:value-type="float">
            <text:p>4386155805343922</text:p>
          </table:table-cell>
          <table:table-cell table:formula="of:=[.D99]+[.J99]" office:value-type="float" office:value="5914025273067974" calcext:value-type="float">
            <text:p>5914025273067974</text:p>
          </table:table-cell>
          <table:table-cell table:formula="of:=[.E99]+[.K99]" office:value-type="float" office:value="7441894740792026" calcext:value-type="float">
            <text:p>7441894740792026</text:p>
          </table:table-cell>
          <table:table-cell table:formula="of:=[.F99]+[.L99]" office:value-type="float" office:value="8969764208516078" calcext:value-type="float">
            <text:p>8969764208516078</text:p>
          </table:table-cell>
        </table:table-row>
        <table:table-row table:style-name="ro1">
          <table:table-cell office:value-type="float" office:value="997863199082515" calcext:value-type="float">
            <text:p>997863199082515</text:p>
          </table:table-cell>
          <table:table-cell office:value-type="float" office:value="2181568559821675" calcext:value-type="float">
            <text:p>2181568559821675</text:p>
          </table:table-cell>
          <table:table-cell office:value-type="float" office:value="3365273920560835" calcext:value-type="float">
            <text:p>3365273920560835</text:p>
          </table:table-cell>
          <table:table-cell office:value-type="float" office:value="4548979281299995" calcext:value-type="float">
            <text:p>4548979281299995</text:p>
          </table:table-cell>
          <table:table-cell office:value-type="float" office:value="5732684642039155" calcext:value-type="float">
            <text:p>5732684642039155</text:p>
          </table:table-cell>
          <table:table-cell office:value-type="float" office:value="6916390002778315" calcext:value-type="float">
            <text:p>6916390002778315</text:p>
          </table:table-cell>
          <table:table-cell office:value-type="float" office:value="1043900570483659" calcext:value-type="float">
            <text:p>1043900570483659</text:p>
          </table:table-cell>
          <table:table-cell office:value-type="float" office:value="2204587245522247" calcext:value-type="float">
            <text:p>2204587245522247</text:p>
          </table:table-cell>
          <table:table-cell office:value-type="float" office:value="3365273920560835" calcext:value-type="float">
            <text:p>3365273920560835</text:p>
          </table:table-cell>
          <table:table-cell office:value-type="float" office:value="4525960595599423" calcext:value-type="float">
            <text:p>4525960595599423</text:p>
          </table:table-cell>
          <table:table-cell office:value-type="float" office:value="5686647270638011" calcext:value-type="float">
            <text:p>5686647270638011</text:p>
          </table:table-cell>
          <table:table-cell office:value-type="float" office:value="6847333945676599" calcext:value-type="float">
            <text:p>6847333945676599</text:p>
          </table:table-cell>
          <table:table-cell table:formula="of:=[.A100]+[.G100]" office:value-type="float" office:value="2041763769566174" calcext:value-type="float">
            <text:p>2041763769566174</text:p>
          </table:table-cell>
          <table:table-cell table:formula="of:=[.B100]+[.H100]" office:value-type="float" office:value="4386155805343922" calcext:value-type="float">
            <text:p>4386155805343922</text:p>
          </table:table-cell>
          <table:table-cell table:formula="of:=[.C100]+[.I100]" office:value-type="float" office:value="6730547841121670" calcext:value-type="float">
            <text:p>6730547841121670</text:p>
          </table:table-cell>
          <table:table-cell table:formula="of:=[.D100]+[.J100]" office:value-type="float" office:value="9.07493987689942E+015" calcext:value-type="float">
            <text:p>9.07493987689942E+015</text:p>
          </table:table-cell>
          <table:table-cell table:formula="of:=[.E100]+[.K100]" office:value-type="float" office:value="1.14193319126772E+016" calcext:value-type="float">
            <text:p>1.14193319126772E+016</text:p>
          </table:table-cell>
          <table:table-cell table:formula="of:=[.F100]+[.L100]" office:value-type="float" office:value="1.37637239484549E+016" calcext:value-type="float">
            <text:p>1.37637239484549E+016</text:p>
          </table:table-cell>
        </table:table-row>
        <table:table-row table:style-name="ro1">
          <table:table-cell office:value-type="float" office:value="1342027306067407" calcext:value-type="float">
            <text:p>1342027306067407</text:p>
          </table:table-cell>
          <table:table-cell office:value-type="float" office:value="2933993950833415" calcext:value-type="float">
            <text:p>2933993950833415</text:p>
          </table:table-cell>
          <table:table-cell office:value-type="float" office:value="4525960595599423" calcext:value-type="float">
            <text:p>4525960595599423</text:p>
          </table:table-cell>
          <table:table-cell office:value-type="float" office:value="6117927240365431" calcext:value-type="float">
            <text:p>6117927240365431</text:p>
          </table:table-cell>
          <table:table-cell office:value-type="float" office:value="7709893885131439" calcext:value-type="float">
            <text:p>7709893885131439</text:p>
          </table:table-cell>
          <table:table-cell office:value-type="float" office:value="9.30186052989745E+015" calcext:value-type="float">
            <text:p>9.30186052989745E+015</text:p>
          </table:table-cell>
          <table:table-cell office:value-type="float" office:value="1411083363169123" calcext:value-type="float">
            <text:p>1411083363169123</text:p>
          </table:table-cell>
          <table:table-cell office:value-type="float" office:value="2980031322234559" calcext:value-type="float">
            <text:p>2980031322234559</text:p>
          </table:table-cell>
          <table:table-cell office:value-type="float" office:value="4548979281299995" calcext:value-type="float">
            <text:p>4548979281299995</text:p>
          </table:table-cell>
          <table:table-cell office:value-type="float" office:value="6117927240365431" calcext:value-type="float">
            <text:p>6117927240365431</text:p>
          </table:table-cell>
          <table:table-cell office:value-type="float" office:value="7686875199430867" calcext:value-type="float">
            <text:p>7686875199430867</text:p>
          </table:table-cell>
          <table:table-cell office:value-type="float" office:value="9.2558231584963E+015" calcext:value-type="float">
            <text:p>9.2558231584963E+015</text:p>
          </table:table-cell>
          <table:table-cell table:formula="of:=[.A101]+[.G101]" office:value-type="float" office:value="2753110669236530" calcext:value-type="float">
            <text:p>2753110669236530</text:p>
          </table:table-cell>
          <table:table-cell table:formula="of:=[.B101]+[.H101]" office:value-type="float" office:value="5914025273067974" calcext:value-type="float">
            <text:p>5914025273067974</text:p>
          </table:table-cell>
          <table:table-cell table:formula="of:=[.C101]+[.I101]" office:value-type="float" office:value="9.07493987689942E+015" calcext:value-type="float">
            <text:p>9.07493987689942E+015</text:p>
          </table:table-cell>
          <table:table-cell table:formula="of:=[.D101]+[.J101]" office:value-type="float" office:value="1.22358544807309E+016" calcext:value-type="float">
            <text:p>1.22358544807309E+016</text:p>
          </table:table-cell>
          <table:table-cell table:formula="of:=[.E101]+[.K101]" office:value-type="float" office:value="1.53967690845623E+016" calcext:value-type="float">
            <text:p>1.53967690845623E+016</text:p>
          </table:table-cell>
          <table:table-cell table:formula="of:=[.F101]+[.L101]" office:value-type="float" office:value="1.85576836883938E+016" calcext:value-type="float">
            <text:p>1.85576836883938E+016</text:p>
          </table:table-cell>
        </table:table-row>
        <table:table-row table:style-name="ro1">
          <table:table-cell office:value-type="float" office:value="1686191413052299" calcext:value-type="float">
            <text:p>1686191413052299</text:p>
          </table:table-cell>
          <table:table-cell office:value-type="float" office:value="3686419341845155" calcext:value-type="float">
            <text:p>3686419341845155</text:p>
          </table:table-cell>
          <table:table-cell office:value-type="float" office:value="5686647270638011" calcext:value-type="float">
            <text:p>5686647270638011</text:p>
          </table:table-cell>
          <table:table-cell office:value-type="float" office:value="7686875199430867" calcext:value-type="float">
            <text:p>7686875199430867</text:p>
          </table:table-cell>
          <table:table-cell office:value-type="float" office:value="9.68710312822372E+015" calcext:value-type="float">
            <text:p>9.68710312822372E+015</text:p>
          </table:table-cell>
          <table:table-cell office:value-type="float" office:value="1.16873310570166E+016" calcext:value-type="float">
            <text:p>1.16873310570166E+016</text:p>
          </table:table-cell>
          <table:table-cell office:value-type="float" office:value="1778266155854587" calcext:value-type="float">
            <text:p>1778266155854587</text:p>
          </table:table-cell>
          <table:table-cell office:value-type="float" office:value="3755475398946871" calcext:value-type="float">
            <text:p>3755475398946871</text:p>
          </table:table-cell>
          <table:table-cell office:value-type="float" office:value="5732684642039155" calcext:value-type="float">
            <text:p>5732684642039155</text:p>
          </table:table-cell>
          <table:table-cell office:value-type="float" office:value="7709893885131439" calcext:value-type="float">
            <text:p>7709893885131439</text:p>
          </table:table-cell>
          <table:table-cell office:value-type="float" office:value="9.68710312822372E+015" calcext:value-type="float">
            <text:p>9.68710312822372E+015</text:p>
          </table:table-cell>
          <table:table-cell office:value-type="float" office:value="1.1664312371316E+016" calcext:value-type="float">
            <text:p>1.1664312371316E+016</text:p>
          </table:table-cell>
          <table:table-cell table:formula="of:=[.A102]+[.G102]" office:value-type="float" office:value="3464457568906886" calcext:value-type="float">
            <text:p>3464457568906886</text:p>
          </table:table-cell>
          <table:table-cell table:formula="of:=[.B102]+[.H102]" office:value-type="float" office:value="7441894740792026" calcext:value-type="float">
            <text:p>7441894740792026</text:p>
          </table:table-cell>
          <table:table-cell table:formula="of:=[.C102]+[.I102]" office:value-type="float" office:value="1.14193319126772E+016" calcext:value-type="float">
            <text:p>1.14193319126772E+016</text:p>
          </table:table-cell>
          <table:table-cell table:formula="of:=[.D102]+[.J102]" office:value-type="float" office:value="1.53967690845623E+016" calcext:value-type="float">
            <text:p>1.53967690845623E+016</text:p>
          </table:table-cell>
          <table:table-cell table:formula="of:=[.E102]+[.K102]" office:value-type="float" office:value="1.93742062564474E+016" calcext:value-type="float">
            <text:p>1.93742062564474E+016</text:p>
          </table:table-cell>
          <table:table-cell table:formula="of:=[.F102]+[.L102]" office:value-type="float" office:value="2.33516434283326E+016" calcext:value-type="float">
            <text:p>2.33516434283326E+016</text:p>
          </table:table-cell>
        </table:table-row>
        <table:table-row table:style-name="ro1">
          <table:table-cell office:value-type="float" office:value="2030355520037191" calcext:value-type="float">
            <text:p>2030355520037191</text:p>
          </table:table-cell>
          <table:table-cell office:value-type="float" office:value="4438844732856895" calcext:value-type="float">
            <text:p>4438844732856895</text:p>
          </table:table-cell>
          <table:table-cell office:value-type="float" office:value="6847333945676599" calcext:value-type="float">
            <text:p>6847333945676599</text:p>
          </table:table-cell>
          <table:table-cell office:value-type="float" office:value="9.2558231584963E+015" calcext:value-type="float">
            <text:p>9.2558231584963E+015</text:p>
          </table:table-cell>
          <table:table-cell office:value-type="float" office:value="1.1664312371316E+016" calcext:value-type="float">
            <text:p>1.1664312371316E+016</text:p>
          </table:table-cell>
          <table:table-cell office:value-type="float" office:value="1.40728015841357E+016" calcext:value-type="float">
            <text:p>1.40728015841357E+016</text:p>
          </table:table-cell>
          <table:table-cell office:value-type="float" office:value="2145448948540051" calcext:value-type="float">
            <text:p>2145448948540051</text:p>
          </table:table-cell>
          <table:table-cell office:value-type="float" office:value="4530919475659183" calcext:value-type="float">
            <text:p>4530919475659183</text:p>
          </table:table-cell>
          <table:table-cell office:value-type="float" office:value="6916390002778315" calcext:value-type="float">
            <text:p>6916390002778315</text:p>
          </table:table-cell>
          <table:table-cell office:value-type="float" office:value="9.30186052989745E+015" calcext:value-type="float">
            <text:p>9.30186052989745E+015</text:p>
          </table:table-cell>
          <table:table-cell office:value-type="float" office:value="1.16873310570166E+016" calcext:value-type="float">
            <text:p>1.16873310570166E+016</text:p>
          </table:table-cell>
          <table:table-cell office:value-type="float" office:value="1.40728015841357E+016" calcext:value-type="float">
            <text:p>1.40728015841357E+016</text:p>
          </table:table-cell>
          <table:table-cell table:formula="of:=[.A103]+[.G103]" office:value-type="float" office:value="4175804468577242" calcext:value-type="float">
            <text:p>4175804468577242</text:p>
          </table:table-cell>
          <table:table-cell table:formula="of:=[.B103]+[.H103]" office:value-type="float" office:value="8969764208516078" calcext:value-type="float">
            <text:p>8969764208516078</text:p>
          </table:table-cell>
          <table:table-cell table:formula="of:=[.C103]+[.I103]" office:value-type="float" office:value="1.37637239484549E+016" calcext:value-type="float">
            <text:p>1.37637239484549E+016</text:p>
          </table:table-cell>
          <table:table-cell table:formula="of:=[.D103]+[.J103]" office:value-type="float" office:value="1.85576836883938E+016" calcext:value-type="float">
            <text:p>1.85576836883938E+016</text:p>
          </table:table-cell>
          <table:table-cell table:formula="of:=[.E103]+[.K103]" office:value-type="float" office:value="2.33516434283326E+016" calcext:value-type="float">
            <text:p>2.33516434283326E+016</text:p>
          </table:table-cell>
          <table:table-cell table:formula="of:=[.F103]+[.L103]" office:value-type="float" office:value="2.81456031682714E+016" calcext:value-type="float">
            <text:p>2.81456031682714E+0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6" table:number-rows-spanned="1">
            <text:p>dC + dC^T</text:p>
          </table:table-cell>
          <table:covered-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dN</text:p>
          </table:table-cell>
          <table:covered-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2" table:number-rows-spanned="1">
            <text:p>dH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619069970225462" calcext:value-type="float">
            <text:p>619069970225462</text:p>
          </table:table-cell>
          <table:table-cell office:value-type="float" office:value="1330416869895818" calcext:value-type="float">
            <text:p>1330416869895818</text:p>
          </table:table-cell>
          <table:table-cell office:value-type="float" office:value="2041763769566174" calcext:value-type="float">
            <text:p>2041763769566174</text:p>
          </table:table-cell>
          <table:table-cell office:value-type="float" office:value="2753110669236530" calcext:value-type="float">
            <text:p>2753110669236530</text:p>
          </table:table-cell>
          <table:table-cell office:value-type="float" office:value="3464457568906886" calcext:value-type="float">
            <text:p>3464457568906886</text:p>
          </table:table-cell>
          <table:table-cell office:value-type="float" office:value="4175804468577242" calcext:value-type="float">
            <text:p>4175804468577242</text:p>
          </table:table-cell>
          <table:table-cell table:formula="of:=[.$A111]*[.G$105]+[.$B111]*[.G$106]+[.$C111]*[.G$107]+[.$D111]*[.G$108]+[.$E111]*[.G$109]+[.$F111]*[.G$110]" office:value-type="float" office:value="1.11204881386911E+017" calcext:value-type="float">
            <text:p>1.11204881386911E+017</text:p>
          </table:table-cell>
          <table:table-cell table:formula="of:=[.$A111]*[.H$105]+[.$B111]*[.H$106]+[.$C111]*[.H$107]+[.$D111]*[.H$108]+[.$E111]*[.H$109]+[.$F111]*[.H$110]" office:value-type="float" office:value="1.25589504703319E+017" calcext:value-type="float">
            <text:p>1.25589504703319E+017</text:p>
          </table:table-cell>
          <table:table-cell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formula="of:=[.$J111]*[.L$109]+[.$K111]*[.L$110]" office:value-type="float" office:value="9.45009562407852E+015" calcext:value-type="float">
            <text:p>9.45009562407852E+015</text:p>
          </table:table-cell>
          <table:table-cell table:formula="of:=[.$J111]*[.M$109]+[.$K111]*[.M$110]" office:value-type="float" office:value="2.06457062171448E+016" calcext:value-type="float">
            <text:p>2.06457062171448E+016</text:p>
          </table:table-cell>
          <table:table-cell/>
          <table:table-cell table:formula="of:=[.G111]+[.L111]" office:value-type="float" office:value="1.2065497701099E+017" calcext:value-type="float">
            <text:p>1.2065497701099E+017</text:p>
          </table:table-cell>
          <table:table-cell table:formula="of:=[.H111]+[.M111]" office:value-type="float" office:value="1.46235210920464E+017" calcext:value-type="float">
            <text:p>1.46235210920464E+017</text:p>
          </table:table-cell>
          <table:table-cell table:number-columns-repeated="2"/>
        </table:table-row>
        <table:table-row table:style-name="ro1">
          <table:table-cell office:value-type="float" office:value="1330416869895818" calcext:value-type="float">
            <text:p>1330416869895818</text:p>
          </table:table-cell>
          <table:table-cell office:value-type="float" office:value="2858286337619870" calcext:value-type="float">
            <text:p>2858286337619870</text:p>
          </table:table-cell>
          <table:table-cell office:value-type="float" office:value="4386155805343922" calcext:value-type="float">
            <text:p>4386155805343922</text:p>
          </table:table-cell>
          <table:table-cell office:value-type="float" office:value="5914025273067974" calcext:value-type="float">
            <text:p>5914025273067974</text:p>
          </table:table-cell>
          <table:table-cell office:value-type="float" office:value="7441894740792026" calcext:value-type="float">
            <text:p>7441894740792026</text:p>
          </table:table-cell>
          <table:table-cell office:value-type="float" office:value="8969764208516078" calcext:value-type="float">
            <text:p>8969764208516078</text:p>
          </table:table-cell>
          <table:table-cell table:formula="of:=[.$A112]*[.G$105]+[.$B112]*[.G$106]+[.$C112]*[.G$107]+[.$D112]*[.G$108]+[.$E112]*[.G$109]+[.$F112]*[.G$110]" office:value-type="float" office:value="2.38878690781756E+017" calcext:value-type="float">
            <text:p>2.38878690781756E+017</text:p>
          </table:table-cell>
          <table:table-cell table:formula="of:=[.$A112]*[.H$105]+[.$B112]*[.H$106]+[.$C112]*[.H$107]+[.$D112]*[.H$108]+[.$E112]*[.H$109]+[.$F112]*[.H$110]" office:value-type="float" office:value="2.69779234016992E+017" calcext:value-type="float">
            <text:p>2.69779234016992E+017</text:p>
          </table:table-cell>
          <table:table-cell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formula="of:=[.$J112]*[.L$109]+[.$K112]*[.L$110]" office:value-type="float" office:value="2.26302621528573E+016" calcext:value-type="float">
            <text:p>2.26302621528573E+016</text:p>
          </table:table-cell>
          <table:table-cell table:formula="of:=[.$J112]*[.M$109]+[.$K112]*[.M$110]" office:value-type="float" office:value="4.94405300313139E+016" calcext:value-type="float">
            <text:p>4.94405300313139E+016</text:p>
          </table:table-cell>
          <table:table-cell/>
          <table:table-cell table:formula="of:=[.G112]+[.L112]" office:value-type="float" office:value="2.61508952934613E+017" calcext:value-type="float">
            <text:p>2.61508952934613E+017</text:p>
          </table:table-cell>
          <table:table-cell table:formula="of:=[.H112]+[.M112]" office:value-type="float" office:value="3.19219764048306E+017" calcext:value-type="float">
            <text:p>3.19219764048306E+017</text:p>
          </table:table-cell>
          <table:table-cell table:number-columns-repeated="2"/>
        </table:table-row>
        <table:table-row table:style-name="ro1">
          <table:table-cell office:value-type="float" office:value="2041763769566174" calcext:value-type="float">
            <text:p>2041763769566174</text:p>
          </table:table-cell>
          <table:table-cell office:value-type="float" office:value="4386155805343922" calcext:value-type="float">
            <text:p>4386155805343922</text:p>
          </table:table-cell>
          <table:table-cell office:value-type="float" office:value="6730547841121670" calcext:value-type="float">
            <text:p>6730547841121670</text:p>
          </table:table-cell>
          <table:table-cell office:value-type="float" office:value="9.07493987689942E+015" calcext:value-type="float">
            <text:p>9.07493987689942E+015</text:p>
          </table:table-cell>
          <table:table-cell office:value-type="float" office:value="1.14193319126772E+016" calcext:value-type="float">
            <text:p>1.14193319126772E+016</text:p>
          </table:table-cell>
          <table:table-cell office:value-type="float" office:value="1.37637239484549E+016" calcext:value-type="float">
            <text:p>1.37637239484549E+016</text:p>
          </table:table-cell>
          <table:table-cell table:formula="of:=[.$A113]*[.G$105]+[.$B113]*[.G$106]+[.$C113]*[.G$107]+[.$D113]*[.G$108]+[.$E113]*[.G$109]+[.$F113]*[.G$110]" office:value-type="float" office:value="3.66552500176601E+017" calcext:value-type="float">
            <text:p>3.66552500176601E+017</text:p>
          </table:table-cell>
          <table:table-cell table:formula="of:=[.$A113]*[.H$105]+[.$B113]*[.H$106]+[.$C113]*[.H$107]+[.$D113]*[.H$108]+[.$E113]*[.H$109]+[.$F113]*[.H$110]" office:value-type="float" office:value="4.13968963330664E+017" calcext:value-type="float">
            <text:p>4.13968963330664E+017</text:p>
          </table:table-cell>
          <table:table-cell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formula="of:=[.$J113]*[.L$109]+[.$K113]*[.L$110]" office:value-type="float" office:value="3.66900621514385E+016" calcext:value-type="float">
            <text:p>3.66900621514385E+016</text:p>
          </table:table-cell>
          <table:table-cell table:formula="of:=[.$J113]*[.M$109]+[.$K113]*[.M$110]" office:value-type="float" office:value="8.01570956224888E+016" calcext:value-type="float">
            <text:p>8.01570956224888E+016</text:p>
          </table:table-cell>
          <table:table-cell/>
          <table:table-cell table:formula="of:=[.G113]+[.L113]" office:value-type="float" office:value="4.03242562328039E+017" calcext:value-type="float">
            <text:p>4.03242562328039E+017</text:p>
          </table:table-cell>
          <table:table-cell table:formula="of:=[.H113]+[.M113]" office:value-type="float" office:value="4.94126058953153E+017" calcext:value-type="float">
            <text:p>4.94126058953153E+017</text:p>
          </table:table-cell>
          <table:table-cell table:number-columns-repeated="2"/>
        </table:table-row>
        <table:table-row table:style-name="ro1">
          <table:table-cell office:value-type="float" office:value="2753110669236530" calcext:value-type="float">
            <text:p>2753110669236530</text:p>
          </table:table-cell>
          <table:table-cell office:value-type="float" office:value="5914025273067974" calcext:value-type="float">
            <text:p>5914025273067974</text:p>
          </table:table-cell>
          <table:table-cell office:value-type="float" office:value="9.07493987689942E+015" calcext:value-type="float">
            <text:p>9.07493987689942E+015</text:p>
          </table:table-cell>
          <table:table-cell office:value-type="float" office:value="1.22358544807309E+016" calcext:value-type="float">
            <text:p>1.22358544807309E+016</text:p>
          </table:table-cell>
          <table:table-cell office:value-type="float" office:value="1.53967690845623E+016" calcext:value-type="float">
            <text:p>1.53967690845623E+016</text:p>
          </table:table-cell>
          <table:table-cell office:value-type="float" office:value="1.85576836883938E+016" calcext:value-type="float">
            <text:p>1.85576836883938E+016</text:p>
          </table:table-cell>
          <table:table-cell table:formula="of:=[.$A114]*[.G$105]+[.$B114]*[.G$106]+[.$C114]*[.G$107]+[.$D114]*[.G$108]+[.$E114]*[.G$109]+[.$F114]*[.G$110]" office:value-type="float" office:value="4.94226309571446E+017" calcext:value-type="float">
            <text:p>4.94226309571446E+017</text:p>
          </table:table-cell>
          <table:table-cell table:formula="of:=[.$A114]*[.H$105]+[.$B114]*[.H$106]+[.$C114]*[.H$107]+[.$D114]*[.H$108]+[.$E114]*[.H$109]+[.$F114]*[.H$110]" office:value-type="float" office:value="5.58158692644336E+017" calcext:value-type="float">
            <text:p>5.58158692644336E+017</text:p>
          </table:table-cell>
          <table:table-cell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formula="of:=[.$J114]*[.L$109]+[.$K114]*[.L$110]" office:value-type="float" office:value="5.16294956198222E+016" calcext:value-type="float">
            <text:p>5.16294956198222E+016</text:p>
          </table:table-cell>
          <table:table-cell table:formula="of:=[.$J114]*[.M$109]+[.$K114]*[.M$110]" office:value-type="float" office:value="1.12795402990669E+017" calcext:value-type="float">
            <text:p>1.12795402990669E+017</text:p>
          </table:table-cell>
          <table:table-cell/>
          <table:table-cell table:formula="of:=[.G114]+[.L114]" office:value-type="float" office:value="5.45855805191268E+017" calcext:value-type="float">
            <text:p>5.45855805191268E+017</text:p>
          </table:table-cell>
          <table:table-cell table:formula="of:=[.H114]+[.M114]" office:value-type="float" office:value="6.70954095635006E+017" calcext:value-type="float">
            <text:p>6.70954095635006E+017</text:p>
          </table:table-cell>
          <table:table-cell table:number-columns-repeated="2"/>
        </table:table-row>
        <table:table-row table:style-name="ro1">
          <table:table-cell office:value-type="float" office:value="3464457568906886" calcext:value-type="float">
            <text:p>3464457568906886</text:p>
          </table:table-cell>
          <table:table-cell office:value-type="float" office:value="7441894740792026" calcext:value-type="float">
            <text:p>7441894740792026</text:p>
          </table:table-cell>
          <table:table-cell office:value-type="float" office:value="1.14193319126772E+016" calcext:value-type="float">
            <text:p>1.14193319126772E+016</text:p>
          </table:table-cell>
          <table:table-cell office:value-type="float" office:value="1.53967690845623E+016" calcext:value-type="float">
            <text:p>1.53967690845623E+016</text:p>
          </table:table-cell>
          <table:table-cell office:value-type="float" office:value="1.93742062564474E+016" calcext:value-type="float">
            <text:p>1.93742062564474E+016</text:p>
          </table:table-cell>
          <table:table-cell office:value-type="float" office:value="2.33516434283326E+016" calcext:value-type="float">
            <text:p>2.33516434283326E+016</text:p>
          </table:table-cell>
          <table:table-cell table:formula="of:=[.$A115]*[.G$105]+[.$B115]*[.G$106]+[.$C115]*[.G$107]+[.$D115]*[.G$108]+[.$E115]*[.G$109]+[.$F115]*[.G$110]" office:value-type="float" office:value="6.2190011896629E+017" calcext:value-type="float">
            <text:p>6.2190011896629E+017</text:p>
          </table:table-cell>
          <table:table-cell table:formula="of:=[.$A115]*[.H$105]+[.$B115]*[.H$106]+[.$C115]*[.H$107]+[.$D115]*[.H$108]+[.$E115]*[.H$109]+[.$F115]*[.H$110]" office:value-type="float" office:value="7.02348421958009E+017" calcext:value-type="float">
            <text:p>7.02348421958009E+017</text:p>
          </table:table-cell>
          <table:table-cell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formula="of:=[.$J115]*[.L$109]+[.$K115]*[.L$110]" office:value-type="float" office:value="6.74485625580082E+016" calcext:value-type="float">
            <text:p>6.74485625580082E+016</text:p>
          </table:table-cell>
          <table:table-cell table:formula="of:=[.$J115]*[.M$109]+[.$K115]*[.M$110]" office:value-type="float" office:value="1.47355452135856E+017" calcext:value-type="float">
            <text:p>1.47355452135856E+017</text:p>
          </table:table-cell>
          <table:table-cell/>
          <table:table-cell table:formula="of:=[.G115]+[.L115]" office:value-type="float" office:value="6.89348681524299E+017" calcext:value-type="float">
            <text:p>6.89348681524299E+017</text:p>
          </table:table-cell>
          <table:table-cell table:formula="of:=[.H115]+[.M115]" office:value-type="float" office:value="8.49703874093864E+017" calcext:value-type="float">
            <text:p>8.49703874093864E+017</text:p>
          </table:table-cell>
          <table:table-cell table:number-columns-repeated="2"/>
        </table:table-row>
        <table:table-row table:style-name="ro1">
          <table:table-cell office:value-type="float" office:value="4175804468577242" calcext:value-type="float">
            <text:p>4175804468577242</text:p>
          </table:table-cell>
          <table:table-cell office:value-type="float" office:value="8969764208516078" calcext:value-type="float">
            <text:p>8969764208516078</text:p>
          </table:table-cell>
          <table:table-cell office:value-type="float" office:value="1.37637239484549E+016" calcext:value-type="float">
            <text:p>1.37637239484549E+016</text:p>
          </table:table-cell>
          <table:table-cell office:value-type="float" office:value="1.85576836883938E+016" calcext:value-type="float">
            <text:p>1.85576836883938E+016</text:p>
          </table:table-cell>
          <table:table-cell office:value-type="float" office:value="2.33516434283326E+016" calcext:value-type="float">
            <text:p>2.33516434283326E+016</text:p>
          </table:table-cell>
          <table:table-cell office:value-type="float" office:value="2.81456031682714E+016" calcext:value-type="float">
            <text:p>2.81456031682714E+016</text:p>
          </table:table-cell>
          <table:table-cell table:formula="of:=[.$A116]*[.G$105]+[.$B116]*[.G$106]+[.$C116]*[.G$107]+[.$D116]*[.G$108]+[.$E116]*[.G$109]+[.$F116]*[.G$110]" office:value-type="float" office:value="7.49573928361135E+017" calcext:value-type="float">
            <text:p>7.49573928361135E+017</text:p>
          </table:table-cell>
          <table:table-cell table:formula="of:=[.$A116]*[.H$105]+[.$B116]*[.H$106]+[.$C116]*[.H$107]+[.$D116]*[.H$108]+[.$E116]*[.H$109]+[.$F116]*[.H$110]" office:value-type="float" office:value="8.46538151271681E+017" calcext:value-type="float">
            <text:p>8.46538151271681E+017</text:p>
          </table:table-cell>
          <table:table-cell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formula="of:=[.$J116]*[.L$109]+[.$K116]*[.L$110]" office:value-type="float" office:value="8.41472629659967E+016" calcext:value-type="float">
            <text:p>8.41472629659967E+016</text:p>
          </table:table-cell>
          <table:table-cell table:formula="of:=[.$J116]*[.M$109]+[.$K116]*[.M$110]" office:value-type="float" office:value="1.83837243058047E+017" calcext:value-type="float">
            <text:p>1.83837243058047E+017</text:p>
          </table:table-cell>
          <table:table-cell/>
          <table:table-cell table:formula="of:=[.G116]+[.L116]" office:value-type="float" office:value="8.33721191327132E+017" calcext:value-type="float">
            <text:p>8.33721191327132E+017</text:p>
          </table:table-cell>
          <table:table-cell table:formula="of:=[.H116]+[.M116]" office:value-type="float" office:value="1.03037539432973E+018" calcext:value-type="float">
            <text:p>1.03037539432973E+018</text:p>
          </table:table-cell>
          <table:table-cell table:number-columns-repeated="2"/>
        </table:table-row>
      </table:table>
      <table:table table:name="vanilla attention training (distributed CPU)" table:style-name="ta1">
        <table:table-column table:style-name="co1" table:number-columns-repeated="6" table:default-cell-style-name="ce4"/>
        <table:table-column table:style-name="co1" table:default-cell-style-name="Default"/>
        <table:table-column table:style-name="co1" table:number-columns-repeated="13" table:default-cell-style-name="ce4"/>
        <table:table-column table:style-name="co1" table:number-columns-repeated="1004" table:default-cell-style-name="Default"/>
        <table:table-row table:style-name="ro1">
          <table:table-cell table:style-name="Default" office:value-type="string" calcext:value-type="string">
            <text:p>9 processes: 3 x 3</text:p>
          </table:table-cell>
          <table:table-cell table:style-name="Default" table:number-columns-repeated="5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0</text:p>
          </table:table-cell>
          <table:table-cell table:style-name="Default" table:number-columns-repeated="2"/>
          <table:table-cell table:style-name="Default" office:value-type="string" calcext:value-type="string">
            <text:p>Process 3</text:p>
          </table:table-cell>
          <table:table-cell table:style-name="Default"/>
          <table:table-cell/>
          <table:table-cell office:value-type="string" calcext:value-type="string">
            <text:p>Process 6</text:p>
          </table:table-cell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1</text:p>
          </table:table-cell>
          <table:table-cell table:style-name="Default" table:number-columns-repeated="2"/>
          <table:table-cell table:style-name="Default" office:value-type="string" calcext:value-type="string">
            <text:p>Process 4</text:p>
          </table:table-cell>
          <table:table-cell table:style-name="Default"/>
          <table:table-cell/>
          <table:table-cell office:value-type="string" calcext:value-type="string">
            <text:p>Process 7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2</text:p>
          </table:table-cell>
          <table:table-cell table:style-name="Default" table:number-columns-repeated="2"/>
          <table:table-cell table:style-name="Default" office:value-type="string" calcext:value-type="string">
            <text:p>Process 5</text:p>
          </table:table-cell>
          <table:table-cell table:style-name="Default"/>
          <table:table-cell/>
          <table:table-cell office:value-type="string" calcext:value-type="string">
            <text:p>Process 8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fully replicated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12" table:number-rows-spanned="1">
            <text:p>Layer 1 Forward Pass</text:p>
          </table:table-cell>
          <table:covered-table-cell table:number-columns-repeated="5" table:style-name="Default"/>
          <table:covered-table-cell/>
          <table:covered-table-cell table:number-columns-repeated="5" table:style-name="Default"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10" table:number-rows-spanned="1">
            <text:p>Process 0</text:p>
          </table:table-cell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3"/>
          <table:table-cell table:style-name="ce7" office:value-type="string" calcext:value-type="string" table:number-columns-spanned="10" table:number-rows-spanned="1">
            <text:p>Process 3</text:p>
          </table:table-cell>
          <table:covered-table-cell table:number-columns-repeated="6" table:style-name="Default"/>
          <table:covered-table-cell table:number-columns-repeated="3"/>
          <table:table-cell table:number-columns-repeated="3"/>
          <table:table-cell table:style-name="ce7" office:value-type="string" calcext:value-type="string" table:number-columns-spanned="10" table:number-rows-spanned="1">
            <text:p>Process 6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6"/>
          <table:table-cell table:style-name="ce4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6"/>
          <table:table-cell table:style-name="ce4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27]*[.C$25]+[.$B27]*[.C$26]" office:value-type="float" office:value="5" calcext:value-type="float">
            <text:p>5</text:p>
          </table:table-cell>
          <table:table-cell table:formula="of:=[.$A27]*[.D$25]+[.$B27]*[.D$26]"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N27]*[.P$25]+[.$O27]*[.P$26]" office:value-type="float" office:value="17" calcext:value-type="float">
            <text:p>17</text:p>
          </table:table-cell>
          <table:table-cell table:formula="of:=[.$N27]*[.Q$25]+[.$O27]*[.Q$26]"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[.$AA27]*[.AC$25]+[.$AB27]*[.AC$26]" office:value-type="float" office:value="29" calcext:value-type="float">
            <text:p>29</text:p>
          </table:table-cell>
          <table:table-cell table:style-name="ce4" table:formula="of:=[.$AA27]*[.AD$25]+[.$AB27]*[.AD$26]" office:value-type="float" office:value="67" calcext:value-type="float">
            <text:p>67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28]*[.C$25]+[.$B28]*[.C$26]" office:value-type="float" office:value="11" calcext:value-type="float">
            <text:p>11</text:p>
          </table:table-cell>
          <table:table-cell table:formula="of:=[.$A28]*[.D$25]+[.$B28]*[.D$26]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N28]*[.P$25]+[.$O28]*[.P$26]" office:value-type="float" office:value="23" calcext:value-type="float">
            <text:p>23</text:p>
          </table:table-cell>
          <table:table-cell table:formula="of:=[.$N28]*[.Q$25]+[.$O28]*[.Q$26]" office:value-type="float" office:value="53" calcext:value-type="float">
            <text:p>53</text:p>
          </table:table-cell>
          <table:table-cell table:number-columns-repeated="2"/>
          <table:table-cell table:style-name="Default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[.$AA28]*[.AC$25]+[.$AB28]*[.AC$26]" office:value-type="float" office:value="35" calcext:value-type="float">
            <text:p>35</text:p>
          </table:table-cell>
          <table:table-cell table:style-name="ce4" table:formula="of:=[.$AA28]*[.AD$25]+[.$AB28]*[.AD$26]" office:value-type="float" office:value="81" calcext:value-type="float">
            <text:p>81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6"/>
          <table:table-cell table:style-name="Default"/>
          <table:table-cell table:number-columns-repeated="6"/>
          <table:table-cell table:style-name="ce4" table:number-columns-repeated="6"/>
          <table:table-cell table:number-columns-repeated="992"/>
        </table:table-row>
        <table:table-row table:style-name="ro1">
          <table:table-cell table:style-name="Default"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allreduce: new H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allreduce: new H</text:p>
          </table:table-cell>
          <table:covered-table-cell/>
          <table:table-cell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allreduce: new H</text:p>
          </table:table-cell>
          <table:covered-table-cell/>
          <table:table-cell table:number-columns-repeated="98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Default" table:formula="of:=[.A32]*[.C32]" office:value-type="float" office:value="5" calcext:value-type="float">
            <text:p>5</text:p>
          </table:table-cell>
          <table:table-cell table:style-name="Default" table:formula="of:=[.B32]*[.D32]" office:value-type="float" office:value="22" calcext:value-type="float">
            <text:p>22</text:p>
          </table:table-cell>
          <table:table-cell table:formula="of:=[.$E32]*[.G$30]+[.$F32]*[.G$31]" office:value-type="float" office:value="71" calcext:value-type="float">
            <text:p>71</text:p>
          </table:table-cell>
          <table:table-cell table:style-name="Default" table:formula="of:=[.$E32]*[.H$30]+[.$F32]*[.H$31]" office:value-type="float" office:value="98" calcext:value-type="float">
            <text:p>98</text:p>
          </table:table-cell>
          <table:table-cell table:style-name="Default" table:formula="of:=[.$G32]*[.I$30]+[.$H32]*[.I$31]" office:value-type="float" office:value="365" calcext:value-type="float">
            <text:p>365</text:p>
          </table:table-cell>
          <table:table-cell table:style-name="Default" table:formula="of:=[.$G32]*[.J$30]+[.$H32]*[.J$31]" office:value-type="float" office:value="534" calcext:value-type="float">
            <text:p>534</text:p>
          </table:table-cell>
          <table:table-cell table:style-name="Default" table:formula="of:=[.I32]+[.I43]+[.I54]" office:value-type="float" office:value="19915" calcext:value-type="float">
            <text:p>19915</text:p>
          </table:table-cell>
          <table:table-cell table:style-name="Default" table:formula="of:=[.J32]+[.J43]+[.J54]" office:value-type="float" office:value="29610" calcext:value-type="float">
            <text:p>29610</text:p>
          </table:table-cell>
          <table:table-cell table:style-name="Default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style-name="Default" table:formula="of:=[.N32]*[.P32]" office:value-type="float" office:value="221" calcext:value-type="float">
            <text:p>221</text:p>
          </table:table-cell>
          <table:table-cell table:style-name="Default" table:formula="of:=[.O32]*[.Q32]" office:value-type="float" office:value="546" calcext:value-type="float">
            <text:p>546</text:p>
          </table:table-cell>
          <table:table-cell table:style-name="Default" table:formula="of:=[.$R32]*[.T$30]+[.$S32]*[.T$31]" office:value-type="float" office:value="1859" calcext:value-type="float">
            <text:p>1859</text:p>
          </table:table-cell>
          <table:table-cell table:formula="of:=[.$R32]*[.U$30]+[.$S32]*[.U$31]" office:value-type="float" office:value="2626" calcext:value-type="float">
            <text:p>2626</text:p>
          </table:table-cell>
          <table:table-cell table:formula="of:=[.$T32]*[.V$30]+[.$U32]*[.V$31]" office:value-type="float" office:value="9737" calcext:value-type="float">
            <text:p>9737</text:p>
          </table:table-cell>
          <table:table-cell table:formula="of:=[.$T32]*[.W$30]+[.$U32]*[.W$31]" office:value-type="float" office:value="14222" calcext:value-type="float">
            <text:p>14222</text:p>
          </table:table-cell>
          <table:table-cell table:formula="of:=[.V32]+[.V43]+[.V54]" office:value-type="float" office:value="249007" calcext:value-type="float">
            <text:p>249007</text:p>
          </table:table-cell>
          <table:table-cell table:formula="of:=[.W32]+[.W43]+[.W54]" office:value-type="float" office:value="369970" calcext:value-type="float">
            <text:p>36997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7" calcext:value-type="float">
            <text:p>67</text:p>
          </table:table-cell>
          <table:table-cell table:formula="of:=[.AA32]*[.AC32]" office:value-type="float" office:value="725" calcext:value-type="float">
            <text:p>725</text:p>
          </table:table-cell>
          <table:table-cell table:formula="of:=[.AB32]*[.AD32]" office:value-type="float" office:value="1742" calcext:value-type="float">
            <text:p>1742</text:p>
          </table:table-cell>
          <table:table-cell table:formula="of:=[.$AE32]*[.AG$30]+[.$AF32]*[.AG$31]" office:value-type="float" office:value="5951" calcext:value-type="float">
            <text:p>5951</text:p>
          </table:table-cell>
          <table:table-cell table:formula="of:=[.$AE32]*[.AH$30]+[.$AF32]*[.AH$31]" office:value-type="float" office:value="8418" calcext:value-type="float">
            <text:p>8418</text:p>
          </table:table-cell>
          <table:table-cell table:formula="of:=[.$AG32]*[.AI$30]+[.$AH32]*[.AI$31]" office:value-type="float" office:value="31205" calcext:value-type="float">
            <text:p>31205</text:p>
          </table:table-cell>
          <table:table-cell table:formula="of:=[.$AG32]*[.AJ$30]+[.$AH32]*[.AJ$31]" office:value-type="float" office:value="45574" calcext:value-type="float">
            <text:p>45574</text:p>
          </table:table-cell>
          <table:table-cell table:formula="of:=[.AI32]+[.AI43]+[.AI54]" office:value-type="float" office:value="734035" calcext:value-type="float">
            <text:p>734035</text:p>
          </table:table-cell>
          <table:table-cell table:formula="of:=[.AJ32]+[.AJ43]+[.AJ54]" office:value-type="float" office:value="1090490" calcext:value-type="float">
            <text:p>1090490</text:p>
          </table:table-cell>
          <table:table-cell table:number-columns-repeated="98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Default" table:formula="of:=[.A33]*[.C33]" office:value-type="float" office:value="77" calcext:value-type="float">
            <text:p>77</text:p>
          </table:table-cell>
          <table:table-cell table:style-name="Default" table:formula="of:=[.B33]*[.D33]" office:value-type="float" office:value="200" calcext:value-type="float">
            <text:p>200</text:p>
          </table:table-cell>
          <table:table-cell table:formula="of:=[.$E33]*[.G$30]+[.$F33]*[.G$31]" office:value-type="float" office:value="677" calcext:value-type="float">
            <text:p>677</text:p>
          </table:table-cell>
          <table:table-cell table:style-name="Default" table:formula="of:=[.$E33]*[.H$30]+[.$F33]*[.H$31]" office:value-type="float" office:value="954" calcext:value-type="float">
            <text:p>954</text:p>
          </table:table-cell>
          <table:table-cell table:style-name="Default" table:formula="of:=[.$G33]*[.I$30]+[.$H33]*[.I$31]" office:value-type="float" office:value="3539" calcext:value-type="float">
            <text:p>3539</text:p>
          </table:table-cell>
          <table:table-cell table:style-name="Default" table:formula="of:=[.$G33]*[.J$30]+[.$H33]*[.J$31]" office:value-type="float" office:value="5170" calcext:value-type="float">
            <text:p>5170</text:p>
          </table:table-cell>
          <table:table-cell table:style-name="Default" table:formula="of:=[.I33]+[.I44]+[.I55]" office:value-type="float" office:value="102469" calcext:value-type="float">
            <text:p>102469</text:p>
          </table:table-cell>
          <table:table-cell table:style-name="Default" table:formula="of:=[.J33]+[.J44]+[.J55]" office:value-type="float" office:value="152270" calcext:value-type="float">
            <text:p>152270</text:p>
          </table:table-cell>
          <table:table-cell table:style-name="Default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style-name="Default" table:formula="of:=[.N33]*[.P33]" office:value-type="float" office:value="437" calcext:value-type="float">
            <text:p>437</text:p>
          </table:table-cell>
          <table:table-cell table:style-name="Default" table:formula="of:=[.O33]*[.Q33]" office:value-type="float" office:value="1060" calcext:value-type="float">
            <text:p>1060</text:p>
          </table:table-cell>
          <table:table-cell table:style-name="Default" table:formula="of:=[.$R33]*[.T$30]+[.$S33]*[.T$31]" office:value-type="float" office:value="3617" calcext:value-type="float">
            <text:p>3617</text:p>
          </table:table-cell>
          <table:table-cell table:formula="of:=[.$R33]*[.U$30]+[.$S33]*[.U$31]" office:value-type="float" office:value="5114" calcext:value-type="float">
            <text:p>5114</text:p>
          </table:table-cell>
          <table:table-cell table:formula="of:=[.$T33]*[.V$30]+[.$U33]*[.V$31]" office:value-type="float" office:value="18959" calcext:value-type="float">
            <text:p>18959</text:p>
          </table:table-cell>
          <table:table-cell table:formula="of:=[.$T33]*[.W$30]+[.$U33]*[.W$31]" office:value-type="float" office:value="27690" calcext:value-type="float">
            <text:p>27690</text:p>
          </table:table-cell>
          <table:table-cell table:formula="of:=[.V33]+[.V44]+[.V55]" office:value-type="float" office:value="459529" calcext:value-type="float">
            <text:p>459529</text:p>
          </table:table-cell>
          <table:table-cell table:formula="of:=[.W33]+[.W44]+[.W55]" office:value-type="float" office:value="682710" calcext:value-type="float">
            <text:p>68271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1" calcext:value-type="float">
            <text:p>81</text:p>
          </table:table-cell>
          <table:table-cell table:formula="of:=[.AA33]*[.AC33]" office:value-type="float" office:value="1085" calcext:value-type="float">
            <text:p>1085</text:p>
          </table:table-cell>
          <table:table-cell table:formula="of:=[.AB33]*[.AD33]" office:value-type="float" office:value="2592" calcext:value-type="float">
            <text:p>2592</text:p>
          </table:table-cell>
          <table:table-cell table:formula="of:=[.$AE33]*[.AG$30]+[.$AF33]*[.AG$31]" office:value-type="float" office:value="8861" calcext:value-type="float">
            <text:p>8861</text:p>
          </table:table-cell>
          <table:table-cell table:formula="of:=[.$AE33]*[.AH$30]+[.$AF33]*[.AH$31]" office:value-type="float" office:value="12538" calcext:value-type="float">
            <text:p>12538</text:p>
          </table:table-cell>
          <table:table-cell table:formula="of:=[.$AG33]*[.AI$30]+[.$AH33]*[.AI$31]" office:value-type="float" office:value="46475" calcext:value-type="float">
            <text:p>46475</text:p>
          </table:table-cell>
          <table:table-cell table:formula="of:=[.$AG33]*[.AJ$30]+[.$AH33]*[.AJ$31]" office:value-type="float" office:value="67874" calcext:value-type="float">
            <text:p>67874</text:p>
          </table:table-cell>
          <table:table-cell table:formula="of:=[.AI33]+[.AI44]+[.AI55]" office:value-type="float" office:value="1072525" calcext:value-type="float">
            <text:p>1072525</text:p>
          </table:table-cell>
          <table:table-cell table:formula="of:=[.AJ33]+[.AJ44]+[.AJ55]" office:value-type="float" office:value="1593310" calcext:value-type="float">
            <text:p>1593310</text:p>
          </table:table-cell>
          <table:table-cell table:number-columns-repeated="98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10" table:number-rows-spanned="1">
            <text:p>Process 1</text:p>
          </table:table-cell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3"/>
          <table:table-cell table:style-name="ce7" office:value-type="string" calcext:value-type="string" table:number-columns-spanned="10" table:number-rows-spanned="1">
            <text:p>Process 4</text:p>
          </table:table-cell>
          <table:covered-table-cell table:number-columns-repeated="6" table:style-name="Default"/>
          <table:covered-table-cell table:number-columns-repeated="3"/>
          <table:table-cell table:number-columns-repeated="3"/>
          <table:table-cell table:style-name="ce7" office:value-type="string" calcext:value-type="string" table:number-columns-spanned="10" table:number-rows-spanned="1">
            <text:p>Process 7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6"/>
          <table:table-cell table:style-name="ce4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6"/>
          <table:table-cell table:style-name="ce4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38]*[.C$36]+[.$B38]*[.C$37]" office:value-type="float" office:value="17" calcext:value-type="float">
            <text:p>17</text:p>
          </table:table-cell>
          <table:table-cell table:formula="of:=[.$A38]*[.D$36]+[.$B38]*[.D$37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N38]*[.P$36]+[.$O38]*[.P$37]" office:value-type="float" office:value="61" calcext:value-type="float">
            <text:p>61</text:p>
          </table:table-cell>
          <table:table-cell table:formula="of:=[.$N38]*[.Q$36]+[.$O38]*[.Q$37]" office:value-type="float" office:value="83" calcext:value-type="float">
            <text:p>83</text:p>
          </table:table-cell>
          <table:table-cell table:number-columns-repeated="2"/>
          <table:table-cell table:style-name="Default"/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[.$AA38]*[.AC$36]+[.$AB38]*[.AC$37]" office:value-type="float" office:value="105" calcext:value-type="float">
            <text:p>105</text:p>
          </table:table-cell>
          <table:table-cell table:style-name="ce4" table:formula="of:=[.$AA38]*[.AD$36]+[.$AB38]*[.AD$37]" office:value-type="float" office:value="143" calcext:value-type="float">
            <text:p>143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39]*[.C$36]+[.$B39]*[.C$37]" office:value-type="float" office:value="39" calcext:value-type="float">
            <text:p>39</text:p>
          </table:table-cell>
          <table:table-cell table:formula="of:=[.$A39]*[.D$36]+[.$B39]*[.D$37]" office:value-type="float" office:value="53" calcext:value-type="float">
            <text:p>53</text:p>
          </table:table-cell>
          <table:table-cell table:number-columns-repeated="3"/>
          <table:table-cell table:style-name="Default"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N39]*[.P$36]+[.$O39]*[.P$37]" office:value-type="float" office:value="83" calcext:value-type="float">
            <text:p>83</text:p>
          </table:table-cell>
          <table:table-cell table:formula="of:=[.$N39]*[.Q$36]+[.$O39]*[.Q$37]"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[.$AA39]*[.AC$36]+[.$AB39]*[.AC$37]" office:value-type="float" office:value="127" calcext:value-type="float">
            <text:p>127</text:p>
          </table:table-cell>
          <table:table-cell table:style-name="ce4" table:formula="of:=[.$AA39]*[.AD$36]+[.$AB39]*[.AD$37]" office:value-type="float" office:value="173" calcext:value-type="float">
            <text:p>173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6"/>
          <table:table-cell table:style-name="Default"/>
          <table:table-cell table:number-columns-repeated="6"/>
          <table:table-cell table:style-name="ce4" table:number-columns-repeated="6"/>
          <table:table-cell table:number-columns-repeated="992"/>
        </table:table-row>
        <table:table-row table:style-name="ro1">
          <table:table-cell table:style-name="Default"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9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3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A43]*[.C43]" office:value-type="float" office:value="51" calcext:value-type="float">
            <text:p>51</text:p>
          </table:table-cell>
          <table:table-cell table:style-name="Default" table:formula="of:=[.B43]*[.D43]" office:value-type="float" office:value="92" calcext:value-type="float">
            <text:p>92</text:p>
          </table:table-cell>
          <table:table-cell table:formula="of:=[.$E43]*[.G$41]+[.$F43]*[.G$42]" office:value-type="float" office:value="899" calcext:value-type="float">
            <text:p>899</text:p>
          </table:table-cell>
          <table:table-cell table:style-name="Default" table:formula="of:=[.$E43]*[.H$41]+[.$F43]*[.H$42]" office:value-type="float" office:value="1042" calcext:value-type="float">
            <text:p>1042</text:p>
          </table:table-cell>
          <table:table-cell table:style-name="Default" table:formula="of:=[.$G43]*[.I$30]+[.$H43]*[.I$31]" office:value-type="float" office:value="4025" calcext:value-type="float">
            <text:p>4025</text:p>
          </table:table-cell>
          <table:table-cell table:style-name="Default" table:formula="of:=[.$G43]*[.J$30]+[.$H43]*[.J$31]" office:value-type="float" office:value="5966" calcext:value-type="float">
            <text:p>5966</text:p>
          </table:table-cell>
          <table:table-cell table:style-name="Default" office:value-type="float" office:value="19915" calcext:value-type="float">
            <text:p>19915</text:p>
          </table:table-cell>
          <table:table-cell table:style-name="Default" office:value-type="float" office:value="29610" calcext:value-type="float">
            <text:p>29610</text:p>
          </table:table-cell>
          <table:table-cell table:style-name="Default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table:formula="of:=[.N43]*[.P43]" office:value-type="float" office:value="915" calcext:value-type="float">
            <text:p>915</text:p>
          </table:table-cell>
          <table:table-cell table:style-name="Default" table:formula="of:=[.O43]*[.Q43]" office:value-type="float" office:value="1328" calcext:value-type="float">
            <text:p>1328</text:p>
          </table:table-cell>
          <table:table-cell table:style-name="Default" table:formula="of:=[.$R43]*[.T$41]+[.$S43]*[.T$42]" office:value-type="float" office:value="13871" calcext:value-type="float">
            <text:p>13871</text:p>
          </table:table-cell>
          <table:table-cell table:formula="of:=[.$R43]*[.U$41]+[.$S43]*[.U$42]" office:value-type="float" office:value="16114" calcext:value-type="float">
            <text:p>16114</text:p>
          </table:table-cell>
          <table:table-cell table:formula="of:=[.$T43]*[.V$30]+[.$U43]*[.V$31]" office:value-type="float" office:value="62213" calcext:value-type="float">
            <text:p>62213</text:p>
          </table:table-cell>
          <table:table-cell table:formula="of:=[.$T43]*[.W$30]+[.$U43]*[.W$31]" office:value-type="float" office:value="92198" calcext:value-type="float">
            <text:p>92198</text:p>
          </table:table-cell>
          <table:table-cell office:value-type="float" office:value="249007" calcext:value-type="float">
            <text:p>249007</text:p>
          </table:table-cell>
          <table:table-cell office:value-type="float" office:value="369970" calcext:value-type="float">
            <text:p>369970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table:formula="of:=[.AA43]*[.AC43]" office:value-type="float" office:value="2835" calcext:value-type="float">
            <text:p>2835</text:p>
          </table:table-cell>
          <table:table-cell table:formula="of:=[.AB43]*[.AD43]" office:value-type="float" office:value="4004" calcext:value-type="float">
            <text:p>4004</text:p>
          </table:table-cell>
          <table:table-cell table:formula="of:=[.$AE43]*[.AG$41]+[.$AF43]*[.AG$42]" office:value-type="float" office:value="42203" calcext:value-type="float">
            <text:p>42203</text:p>
          </table:table-cell>
          <table:table-cell table:formula="of:=[.$AE43]*[.AH$41]+[.$AF43]*[.AH$42]" office:value-type="float" office:value="49042" calcext:value-type="float">
            <text:p>49042</text:p>
          </table:table-cell>
          <table:table-cell table:formula="of:=[.$AG43]*[.AI$30]+[.$AH43]*[.AI$31]" office:value-type="float" office:value="189329" calcext:value-type="float">
            <text:p>189329</text:p>
          </table:table-cell>
          <table:table-cell table:formula="of:=[.$AG43]*[.AJ$30]+[.$AH43]*[.AJ$31]" office:value-type="float" office:value="280574" calcext:value-type="float">
            <text:p>280574</text:p>
          </table:table-cell>
          <table:table-cell office:value-type="float" office:value="734035" calcext:value-type="float">
            <text:p>734035</text:p>
          </table:table-cell>
          <table:table-cell office:value-type="float" office:value="1090490" calcext:value-type="float">
            <text:p>1090490</text:p>
          </table:table-cell>
          <table:table-cell table:number-columns-repeated="98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table:formula="of:=[.A44]*[.C44]" office:value-type="float" office:value="351" calcext:value-type="float">
            <text:p>351</text:p>
          </table:table-cell>
          <table:table-cell table:style-name="Default" table:formula="of:=[.B44]*[.D44]" office:value-type="float" office:value="530" calcext:value-type="float">
            <text:p>530</text:p>
          </table:table-cell>
          <table:table-cell table:formula="of:=[.$E44]*[.G$41]+[.$F44]*[.G$42]" office:value-type="float" office:value="5465" calcext:value-type="float">
            <text:p>5465</text:p>
          </table:table-cell>
          <table:table-cell table:style-name="Default" table:formula="of:=[.$E44]*[.H$41]+[.$F44]*[.H$42]" office:value-type="float" office:value="6346" calcext:value-type="float">
            <text:p>6346</text:p>
          </table:table-cell>
          <table:table-cell table:style-name="Default" table:formula="of:=[.$G44]*[.I$30]+[.$H44]*[.I$31]" office:value-type="float" office:value="24503" calcext:value-type="float">
            <text:p>24503</text:p>
          </table:table-cell>
          <table:table-cell table:style-name="Default" table:formula="of:=[.$G44]*[.J$30]+[.$H44]*[.J$31]" office:value-type="float" office:value="36314" calcext:value-type="float">
            <text:p>36314</text:p>
          </table:table-cell>
          <table:table-cell table:style-name="Default" office:value-type="float" office:value="102469" calcext:value-type="float">
            <text:p>102469</text:p>
          </table:table-cell>
          <table:table-cell table:style-name="Default" office:value-type="float" office:value="152270" calcext:value-type="float">
            <text:p>152270</text:p>
          </table:table-cell>
          <table:table-cell table:style-name="Default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N44]*[.P44]" office:value-type="float" office:value="1743" calcext:value-type="float">
            <text:p>1743</text:p>
          </table:table-cell>
          <table:table-cell table:style-name="Default" table:formula="of:=[.O44]*[.Q44]" office:value-type="float" office:value="2486" calcext:value-type="float">
            <text:p>2486</text:p>
          </table:table-cell>
          <table:table-cell table:style-name="Default" table:formula="of:=[.$R44]*[.T$41]+[.$S44]*[.T$42]" office:value-type="float" office:value="26117" calcext:value-type="float">
            <text:p>26117</text:p>
          </table:table-cell>
          <table:table-cell table:formula="of:=[.$R44]*[.U$41]+[.$S44]*[.U$42]" office:value-type="float" office:value="30346" calcext:value-type="float">
            <text:p>30346</text:p>
          </table:table-cell>
          <table:table-cell table:formula="of:=[.$T44]*[.V$30]+[.$U44]*[.V$31]" office:value-type="float" office:value="117155" calcext:value-type="float">
            <text:p>117155</text:p>
          </table:table-cell>
          <table:table-cell table:formula="of:=[.$T44]*[.W$30]+[.$U44]*[.W$31]" office:value-type="float" office:value="173618" calcext:value-type="float">
            <text:p>173618</text:p>
          </table:table-cell>
          <table:table-cell office:value-type="float" office:value="459529" calcext:value-type="float">
            <text:p>459529</text:p>
          </table:table-cell>
          <table:table-cell office:value-type="float" office:value="682710" calcext:value-type="float">
            <text:p>682710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table:formula="of:=[.AA44]*[.AC44]" office:value-type="float" office:value="4191" calcext:value-type="float">
            <text:p>4191</text:p>
          </table:table-cell>
          <table:table-cell table:formula="of:=[.AB44]*[.AD44]" office:value-type="float" office:value="5882" calcext:value-type="float">
            <text:p>5882</text:p>
          </table:table-cell>
          <table:table-cell table:formula="of:=[.$AE44]*[.AG$41]+[.$AF44]*[.AG$42]" office:value-type="float" office:value="62129" calcext:value-type="float">
            <text:p>62129</text:p>
          </table:table-cell>
          <table:table-cell table:formula="of:=[.$AE44]*[.AH$41]+[.$AF44]*[.AH$42]" office:value-type="float" office:value="72202" calcext:value-type="float">
            <text:p>72202</text:p>
          </table:table-cell>
          <table:table-cell table:formula="of:=[.$AG44]*[.AI$30]+[.$AH44]*[.AI$31]" office:value-type="float" office:value="278735" calcext:value-type="float">
            <text:p>278735</text:p>
          </table:table-cell>
          <table:table-cell table:formula="of:=[.$AG44]*[.AJ$30]+[.$AH44]*[.AJ$31]" office:value-type="float" office:value="413066" calcext:value-type="float">
            <text:p>413066</text:p>
          </table:table-cell>
          <table:table-cell office:value-type="float" office:value="1072525" calcext:value-type="float">
            <text:p>1072525</text:p>
          </table:table-cell>
          <table:table-cell office:value-type="float" office:value="1593310" calcext:value-type="float">
            <text:p>1593310</text:p>
          </table:table-cell>
          <table:table-cell table:number-columns-repeated="98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10" table:number-rows-spanned="1">
            <text:p>Process 2</text:p>
          </table:table-cell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3"/>
          <table:table-cell table:style-name="ce7" office:value-type="string" calcext:value-type="string" table:number-columns-spanned="10" table:number-rows-spanned="1">
            <text:p>Process 5</text:p>
          </table:table-cell>
          <table:covered-table-cell table:number-columns-repeated="6" table:style-name="Default"/>
          <table:covered-table-cell table:number-columns-repeated="3"/>
          <table:table-cell table:number-columns-repeated="3"/>
          <table:table-cell table:style-name="ce7" office:value-type="string" calcext:value-type="string" table:number-columns-spanned="10" table:number-rows-spanned="1">
            <text:p>Process 8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6"/>
          <table:table-cell table:style-name="ce4"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6"/>
          <table:table-cell table:style-name="ce4"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49]*[.C$47]+[.$B49]*[.C$48]" office:value-type="float" office:value="29" calcext:value-type="float">
            <text:p>29</text:p>
          </table:table-cell>
          <table:table-cell table:formula="of:=[.$A49]*[.D$47]+[.$B49]*[.D$48]" office:value-type="float" office:value="35" calcext:value-type="float">
            <text:p>35</text:p>
          </table:table-cell>
          <table:table-cell table:number-columns-repeated="3"/>
          <table:table-cell table:style-name="Default"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N49]*[.P$47]+[.$O49]*[.P$48]" office:value-type="float" office:value="105" calcext:value-type="float">
            <text:p>105</text:p>
          </table:table-cell>
          <table:table-cell table:formula="of:=[.$N49]*[.Q$47]+[.$O49]*[.Q$48]"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[.$AA49]*[.AC$47]+[.$AB49]*[.AC$48]" office:value-type="float" office:value="181" calcext:value-type="float">
            <text:p>181</text:p>
          </table:table-cell>
          <table:table-cell table:style-name="ce4" table:formula="of:=[.$AA49]*[.AD$47]+[.$AB49]*[.AD$48]" office:value-type="float" office:value="219" calcext:value-type="float">
            <text:p>219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50]*[.C$47]+[.$B50]*[.C$48]" office:value-type="float" office:value="67" calcext:value-type="float">
            <text:p>67</text:p>
          </table:table-cell>
          <table:table-cell table:formula="of:=[.$A50]*[.D$47]+[.$B50]*[.D$48]" office:value-type="float" office:value="81" calcext:value-type="float">
            <text:p>81</text:p>
          </table:table-cell>
          <table:table-cell table:number-columns-repeated="3"/>
          <table:table-cell table:style-name="Default"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N50]*[.P$47]+[.$O50]*[.P$48]" office:value-type="float" office:value="143" calcext:value-type="float">
            <text:p>143</text:p>
          </table:table-cell>
          <table:table-cell table:formula="of:=[.$N50]*[.Q$47]+[.$O50]*[.Q$48]" office:value-type="float" office:value="173" calcext:value-type="float">
            <text:p>173</text:p>
          </table:table-cell>
          <table:table-cell table:number-columns-repeated="2"/>
          <table:table-cell table:style-name="Default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[.$AA50]*[.AC$47]+[.$AB50]*[.AC$48]" office:value-type="float" office:value="219" calcext:value-type="float">
            <text:p>219</text:p>
          </table:table-cell>
          <table:table-cell table:style-name="ce4" table:formula="of:=[.$AA50]*[.AD$47]+[.$AB50]*[.AD$48]" office:value-type="float" office:value="265" calcext:value-type="float">
            <text:p>265</text:p>
          </table:table-cell>
          <table:table-cell table:style-name="ce4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6"/>
          <table:table-cell table:style-name="Default"/>
          <table:table-cell table:number-columns-repeated="6"/>
          <table:table-cell table:style-name="ce4" table:number-columns-repeated="6"/>
          <table:table-cell table:number-columns-repeated="992"/>
        </table:table-row>
        <table:table-row table:style-name="ro1">
          <table:table-cell table:style-name="Default"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9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3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A54]*[.C54]" office:value-type="float" office:value="145" calcext:value-type="float">
            <text:p>145</text:p>
          </table:table-cell>
          <table:table-cell table:style-name="Default" table:formula="of:=[.B54]*[.D54]" office:value-type="float" office:value="210" calcext:value-type="float">
            <text:p>210</text:p>
          </table:table-cell>
          <table:table-cell table:formula="of:=[.$E54]*[.G$52]+[.$F54]*[.G$53]" office:value-type="float" office:value="3615" calcext:value-type="float">
            <text:p>3615</text:p>
          </table:table-cell>
          <table:table-cell table:style-name="Default" table:formula="of:=[.$E54]*[.H$52]+[.$F54]*[.H$53]" office:value-type="float" office:value="3970" calcext:value-type="float">
            <text:p>3970</text:p>
          </table:table-cell>
          <table:table-cell table:style-name="Default" table:formula="of:=[.$G54]*[.I$30]+[.$H54]*[.I$31]" office:value-type="float" office:value="15525" calcext:value-type="float">
            <text:p>15525</text:p>
          </table:table-cell>
          <table:table-cell table:style-name="Default" table:formula="of:=[.$G54]*[.J$30]+[.$H54]*[.J$31]" office:value-type="float" office:value="23110" calcext:value-type="float">
            <text:p>23110</text:p>
          </table:table-cell>
          <table:table-cell table:style-name="Default" office:value-type="float" office:value="19915" calcext:value-type="float">
            <text:p>19915</text:p>
          </table:table-cell>
          <table:table-cell table:style-name="Default" office:value-type="float" office:value="29610" calcext:value-type="float">
            <text:p>29610</text:p>
          </table:table-cell>
          <table:table-cell table:style-name="Default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table:formula="of:=[.N54]*[.P54]" office:value-type="float" office:value="1785" calcext:value-type="float">
            <text:p>1785</text:p>
          </table:table-cell>
          <table:table-cell table:style-name="Default" table:formula="of:=[.O54]*[.Q54]" office:value-type="float" office:value="2286" calcext:value-type="float">
            <text:p>2286</text:p>
          </table:table-cell>
          <table:table-cell table:style-name="Default" table:formula="of:=[.$R54]*[.T$52]+[.$S54]*[.T$53]" office:value-type="float" office:value="41211" calcext:value-type="float">
            <text:p>41211</text:p>
          </table:table-cell>
          <table:table-cell table:formula="of:=[.$R54]*[.U$52]+[.$S54]*[.U$53]" office:value-type="float" office:value="45282" calcext:value-type="float">
            <text:p>45282</text:p>
          </table:table-cell>
          <table:table-cell table:formula="of:=[.$T54]*[.V$30]+[.$U54]*[.V$31]" office:value-type="float" office:value="177057" calcext:value-type="float">
            <text:p>177057</text:p>
          </table:table-cell>
          <table:table-cell table:formula="of:=[.$T54]*[.W$30]+[.$U54]*[.W$31]" office:value-type="float" office:value="263550" calcext:value-type="float">
            <text:p>263550</text:p>
          </table:table-cell>
          <table:table-cell office:value-type="float" office:value="249007" calcext:value-type="float">
            <text:p>249007</text:p>
          </table:table-cell>
          <table:table-cell office:value-type="float" office:value="369970" calcext:value-type="float">
            <text:p>36997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  <table:table-cell office:value-type="float" office:value="219" calcext:value-type="float">
            <text:p>219</text:p>
          </table:table-cell>
          <table:table-cell table:formula="of:=[.AA54]*[.AC54]" office:value-type="float" office:value="5249" calcext:value-type="float">
            <text:p>5249</text:p>
          </table:table-cell>
          <table:table-cell table:formula="of:=[.AB54]*[.AD54]" office:value-type="float" office:value="6570" calcext:value-type="float">
            <text:p>6570</text:p>
          </table:table-cell>
          <table:table-cell table:formula="of:=[.$AE54]*[.AG$52]+[.$AF54]*[.AG$53]" office:value-type="float" office:value="119511" calcext:value-type="float">
            <text:p>119511</text:p>
          </table:table-cell>
          <table:table-cell table:formula="of:=[.$AE54]*[.AH$52]+[.$AF54]*[.AH$53]" office:value-type="float" office:value="131330" calcext:value-type="float">
            <text:p>131330</text:p>
          </table:table-cell>
          <table:table-cell table:formula="of:=[.$AG54]*[.AI$30]+[.$AH54]*[.AI$31]" office:value-type="float" office:value="513501" calcext:value-type="float">
            <text:p>513501</text:p>
          </table:table-cell>
          <table:table-cell table:formula="of:=[.$AG54]*[.AJ$30]+[.$AH54]*[.AJ$31]" office:value-type="float" office:value="764342" calcext:value-type="float">
            <text:p>764342</text:p>
          </table:table-cell>
          <table:table-cell office:value-type="float" office:value="734035" calcext:value-type="float">
            <text:p>734035</text:p>
          </table:table-cell>
          <table:table-cell office:value-type="float" office:value="1090490" calcext:value-type="float">
            <text:p>1090490</text:p>
          </table:table-cell>
          <table:table-cell table:number-columns-repeated="98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table:formula="of:=[.A55]*[.C55]" office:value-type="float" office:value="737" calcext:value-type="float">
            <text:p>737</text:p>
          </table:table-cell>
          <table:table-cell table:style-name="Default" table:formula="of:=[.B55]*[.D55]" office:value-type="float" office:value="972" calcext:value-type="float">
            <text:p>972</text:p>
          </table:table-cell>
          <table:table-cell table:formula="of:=[.$E55]*[.G$52]+[.$F55]*[.G$53]" office:value-type="float" office:value="17325" calcext:value-type="float">
            <text:p>17325</text:p>
          </table:table-cell>
          <table:table-cell table:style-name="Default" table:formula="of:=[.$E55]*[.H$52]+[.$F55]*[.H$53]" office:value-type="float" office:value="19034" calcext:value-type="float">
            <text:p>19034</text:p>
          </table:table-cell>
          <table:table-cell table:style-name="Default" table:formula="of:=[.$G55]*[.I$30]+[.$H55]*[.I$31]" office:value-type="float" office:value="74427" calcext:value-type="float">
            <text:p>74427</text:p>
          </table:table-cell>
          <table:table-cell table:style-name="Default" table:formula="of:=[.$G55]*[.J$30]+[.$H55]*[.J$31]" office:value-type="float" office:value="110786" calcext:value-type="float">
            <text:p>110786</text:p>
          </table:table-cell>
          <table:table-cell table:style-name="Default" office:value-type="float" office:value="102469" calcext:value-type="float">
            <text:p>102469</text:p>
          </table:table-cell>
          <table:table-cell table:style-name="Default" office:value-type="float" office:value="152270" calcext:value-type="float">
            <text:p>152270</text:p>
          </table:table-cell>
          <table:table-cell table:style-name="Default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table:formula="of:=[.N55]*[.P55]" office:value-type="float" office:value="3289" calcext:value-type="float">
            <text:p>3289</text:p>
          </table:table-cell>
          <table:table-cell table:style-name="Default" table:formula="of:=[.O55]*[.Q55]" office:value-type="float" office:value="4152" calcext:value-type="float">
            <text:p>4152</text:p>
          </table:table-cell>
          <table:table-cell table:style-name="Default" table:formula="of:=[.$R55]*[.T$52]+[.$S55]*[.T$53]" office:value-type="float" office:value="75273" calcext:value-type="float">
            <text:p>75273</text:p>
          </table:table-cell>
          <table:table-cell table:formula="of:=[.$R55]*[.U$52]+[.$S55]*[.U$53]" office:value-type="float" office:value="82714" calcext:value-type="float">
            <text:p>82714</text:p>
          </table:table-cell>
          <table:table-cell table:formula="of:=[.$T55]*[.V$30]+[.$U55]*[.V$31]" office:value-type="float" office:value="323415" calcext:value-type="float">
            <text:p>323415</text:p>
          </table:table-cell>
          <table:table-cell table:formula="of:=[.$T55]*[.W$30]+[.$U55]*[.W$31]" office:value-type="float" office:value="481402" calcext:value-type="float">
            <text:p>481402</text:p>
          </table:table-cell>
          <table:table-cell office:value-type="float" office:value="459529" calcext:value-type="float">
            <text:p>459529</text:p>
          </table:table-cell>
          <table:table-cell office:value-type="float" office:value="682710" calcext:value-type="float">
            <text:p>682710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265" calcext:value-type="float">
            <text:p>265</text:p>
          </table:table-cell>
          <table:table-cell table:formula="of:=[.AA55]*[.AC55]" office:value-type="float" office:value="7665" calcext:value-type="float">
            <text:p>7665</text:p>
          </table:table-cell>
          <table:table-cell table:formula="of:=[.AB55]*[.AD55]" office:value-type="float" office:value="9540" calcext:value-type="float">
            <text:p>9540</text:p>
          </table:table-cell>
          <table:table-cell table:formula="of:=[.$AE55]*[.AG$52]+[.$AF55]*[.AG$53]" office:value-type="float" office:value="173925" calcext:value-type="float">
            <text:p>173925</text:p>
          </table:table-cell>
          <table:table-cell table:formula="of:=[.$AE55]*[.AH$52]+[.$AF55]*[.AH$53]" office:value-type="float" office:value="191130" calcext:value-type="float">
            <text:p>191130</text:p>
          </table:table-cell>
          <table:table-cell table:formula="of:=[.$AG55]*[.AI$30]+[.$AH55]*[.AI$31]" office:value-type="float" office:value="747315" calcext:value-type="float">
            <text:p>747315</text:p>
          </table:table-cell>
          <table:table-cell table:formula="of:=[.$AG55]*[.AJ$30]+[.$AH55]*[.AJ$31]" office:value-type="float" office:value="1112370" calcext:value-type="float">
            <text:p>1112370</text:p>
          </table:table-cell>
          <table:table-cell office:value-type="float" office:value="1072525" calcext:value-type="float">
            <text:p>1072525</text:p>
          </table:table-cell>
          <table:table-cell office:value-type="float" office:value="1593310" calcext:value-type="float">
            <text:p>1593310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string" calcext:value-type="string">
            <text:p>Process x, y exchanges his A tile with process y, x.</text:p>
          </table:table-cell>
          <table:table-cell table:number-columns-repeated="3"/>
          <table:table-cell office:value-type="string" calcext:value-type="string">
            <text:p>Maybe a slight optimization possible: for the last layer we only need a reduce to the diagonal processes instead of an allreduce.</text:p>
          </table:table-cell>
          <table:table-cell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0</text:p>
          </table:table-cell>
          <table:table-cell table:style-name="Default" table:number-columns-repeated="2"/>
          <table:table-cell table:style-name="Default" office:value-type="string" calcext:value-type="string">
            <text:p>Process 3</text:p>
          </table:table-cell>
          <table:table-cell table:style-name="Default"/>
          <table:table-cell/>
          <table:table-cell office:value-type="string" calcext:value-type="string">
            <text:p>Process 6</text:p>
          </table:table-cell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1</text:p>
          </table:table-cell>
          <table:table-cell table:style-name="Default" table:number-columns-repeated="2"/>
          <table:table-cell table:style-name="Default" office:value-type="string" calcext:value-type="string">
            <text:p>Process 4</text:p>
          </table:table-cell>
          <table:table-cell table:style-name="Default"/>
          <table:table-cell/>
          <table:table-cell office:value-type="string" calcext:value-type="string">
            <text:p>Process 7</text:p>
          </table:table-cell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Default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Default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2</text:p>
          </table:table-cell>
          <table:table-cell table:style-name="Default" table:number-columns-repeated="2"/>
          <table:table-cell table:style-name="Default" office:value-type="string" calcext:value-type="string">
            <text:p>Process 5</text:p>
          </table:table-cell>
          <table:table-cell table:style-name="Default"/>
          <table:table-cell/>
          <table:table-cell office:value-type="string" calcext:value-type="string">
            <text:p>Process 8</text:p>
          </table:table-cell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9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/>
          <table:table-cell table:number-columns-repeated="12"/>
          <table:table-cell table:style-name="ce4" table:number-columns-repeated="1004"/>
        </table:table-row>
        <table:table-row table:style-name="ro1"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/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/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number-columns-repeated="12"/>
          <table:table-cell table:style-name="ce4" table:number-columns-repeated="1004"/>
        </table:table-row>
        <table:table-row table:style-name="ro1"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/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/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number-columns-repeated="12"/>
          <table:table-cell table:style-name="ce4"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fully replicated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12" table:number-rows-spanned="1">
            <text:p>Layer 1 Backward Pass</text:p>
          </table:table-cell>
          <table:covered-table-cell table:number-columns-repeated="5" table:style-name="Default"/>
          <table:covered-table-cell/>
          <table:covered-table-cell table:number-columns-repeated="5" table:style-name="Default"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6" table:number-rows-spanned="1">
            <text:p>Process 0</text:p>
          </table:table-cell>
          <table:covered-table-cell table:number-columns-repeated="5"/>
          <table:table-cell table:style-name="ce4"/>
          <table:table-cell table:style-name="ce7" office:value-type="string" calcext:value-type="string" table:number-columns-spanned="6" table:number-rows-spanned="1">
            <text:p>Process 3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rocess 6</text:p>
          </table:table-cell>
          <table:covered-table-cell table:number-columns-repeated="5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96]*[.C$94]+[.$B96]*[.C$95]" office:value-type="float" office:value="5" calcext:value-type="float">
            <text:p>5</text:p>
          </table:table-cell>
          <table:table-cell table:formula="of:=[.$A96]*[.D$94]+[.$B96]*[.D$95]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H96]*[.J$94]+[.$I96]*[.J$95]" office:value-type="float" office:value="17" calcext:value-type="float">
            <text:p>17</text:p>
          </table:table-cell>
          <table:table-cell table:formula="of:=[.$H96]*[.K$94]+[.$I96]*[.K$95]"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[.$O96]*[.Q$94]+[.$P96]*[.Q$95]" office:value-type="float" office:value="29" calcext:value-type="float">
            <text:p>29</text:p>
          </table:table-cell>
          <table:table-cell table:formula="of:=[.$O96]*[.R$94]+[.$P96]*[.R$95]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97]*[.C$94]+[.$B97]*[.C$95]" office:value-type="float" office:value="11" calcext:value-type="float">
            <text:p>11</text:p>
          </table:table-cell>
          <table:table-cell table:formula="of:=[.$A97]*[.D$94]+[.$B97]*[.D$95]" office:value-type="float" office:value="25" calcext:value-type="float">
            <text:p>25</text:p>
          </table:table-cell>
          <table:table-cell table:style-name="Default" table:number-columns-repeated="2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H97]*[.J$94]+[.$I97]*[.J$95]" office:value-type="float" office:value="23" calcext:value-type="float">
            <text:p>23</text:p>
          </table:table-cell>
          <table:table-cell table:formula="of:=[.$H97]*[.K$94]+[.$I97]*[.K$95]" office:value-type="float" office:value="53" calcext:value-type="float">
            <text:p>53</text:p>
          </table:table-cell>
          <table:table-cell table:number-columns-repeated="2"/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O97]*[.Q$94]+[.$P97]*[.Q$95]" office:value-type="float" office:value="35" calcext:value-type="float">
            <text:p>35</text:p>
          </table:table-cell>
          <table:table-cell table:formula="of:=[.$O97]*[.R$94]+[.$P97]*[.R$95]" office:value-type="float" office:value="81" calcext:value-type="float">
            <text:p>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Default" table:formula="of:=[.A100]*[.C100]" office:value-type="float" office:value="5" calcext:value-type="float">
            <text:p>5</text:p>
          </table:table-cell>
          <table:table-cell table:style-name="Default" table:formula="of:=[.B100]*[.D100]" office:value-type="float" office:value="22" calcext:value-type="float">
            <text:p>22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style-name="Default" table:formula="of:=[.H100]*[.J100]" office:value-type="float" office:value="221" calcext:value-type="float">
            <text:p>221</text:p>
          </table:table-cell>
          <table:table-cell table:style-name="Default" table:formula="of:=[.I100]*[.K100]" office:value-type="float" office:value="546" calcext:value-type="float">
            <text:p>546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style-name="Default" table:formula="of:=[.O100]*[.Q100]" office:value-type="float" office:value="725" calcext:value-type="float">
            <text:p>725</text:p>
          </table:table-cell>
          <table:table-cell table:style-name="Default" table:formula="of:=[.P100]*[.R100]" office:value-type="float" office:value="1742" calcext:value-type="float">
            <text:p>1742</text:p>
          </table:table-cell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Default" table:formula="of:=[.A101]*[.C101]" office:value-type="float" office:value="77" calcext:value-type="float">
            <text:p>77</text:p>
          </table:table-cell>
          <table:table-cell table:style-name="Default" table:formula="of:=[.B101]*[.D101]" office:value-type="float" office:value="200" calcext:value-type="float">
            <text:p>20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style-name="Default" table:formula="of:=[.H101]*[.J101]" office:value-type="float" office:value="437" calcext:value-type="float">
            <text:p>437</text:p>
          </table:table-cell>
          <table:table-cell table:style-name="Default" table:formula="of:=[.I101]*[.K101]" office:value-type="float" office:value="1060" calcext:value-type="float">
            <text:p>1060</text:p>
          </table:table-cell>
          <table:table-cell table:style-name="Default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style-name="Default" table:formula="of:=[.O101]*[.Q101]" office:value-type="float" office:value="1085" calcext:value-type="float">
            <text:p>1085</text:p>
          </table:table-cell>
          <table:table-cell table:style-name="Default" table:formula="of:=[.P101]*[.R101]" office:value-type="float" office:value="2592" calcext:value-type="float">
            <text:p>259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style-name="Default" table:number-columns-repeated="6"/>
          <table:table-cell/>
          <table:table-cell table:style-name="Default" table:number-columns-repeated="6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 table:style-name="ce4"/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 table:style-name="Default" table:formula="of:=[.A104]*[.C104]" office:value-type="float" office:value="396607225" calcext:value-type="float">
            <text:p>396607225</text:p>
          </table:table-cell>
          <table:table-cell table:style-name="Default" table:formula="of:=[.B104]*[.D104]" office:value-type="float" office:value="876752100" calcext:value-type="float">
            <text:p>876752100</text:p>
          </table:table-cell>
          <table:table-cell table:style-name="ce4"/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style-name="Default" table:formula="of:=[.H104]*[.J104]" office:value-type="float" office:value="62004486049" calcext:value-type="float">
            <text:p>62004486049</text:p>
          </table:table-cell>
          <table:table-cell table:style-name="Default" table:formula="of:=[.I104]*[.K104]" office:value-type="float" office:value="136877800900" calcext:value-type="float">
            <text:p>136877800900</text:p>
          </table:table-cell>
          <table:table-cell/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style-name="Default" table:formula="of:=[.O104]*[.Q104]" office:value-type="float" office:value="538807381225" calcext:value-type="float">
            <text:p>538807381225</text:p>
          </table:table-cell>
          <table:table-cell table:style-name="Default" table:formula="of:=[.P104]*[.R104]" office:value-type="float" office:value="1189168440100" calcext:value-type="float">
            <text:p>1189168440100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 table:style-name="Default" table:formula="of:=[.A105]*[.C105]" office:value-type="float" office:value="10499895961" calcext:value-type="float">
            <text:p>10499895961</text:p>
          </table:table-cell>
          <table:table-cell table:style-name="Default" table:formula="of:=[.B105]*[.D105]" office:value-type="float" office:value="23186152900" calcext:value-type="float">
            <text:p>23186152900</text:p>
          </table:table-cell>
          <table:table-cell table:style-name="ce4"/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style-name="Default" table:formula="of:=[.H105]*[.J105]" office:value-type="float" office:value="211166901841" calcext:value-type="float">
            <text:p>211166901841</text:p>
          </table:table-cell>
          <table:table-cell table:style-name="Default" table:formula="of:=[.I105]*[.K105]" office:value-type="float" office:value="466092944100" calcext:value-type="float">
            <text:p>466092944100</text:p>
          </table:table-cell>
          <table:table-cell/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style-name="Default" table:formula="of:=[.O105]*[.Q105]" office:value-type="float" office:value="1150309875625" calcext:value-type="float">
            <text:p>1150309875625</text:p>
          </table:table-cell>
          <table:table-cell table:style-name="Default" table:formula="of:=[.P105]*[.R105]" office:value-type="float" office:value="2538636756100" calcext:value-type="float">
            <text:p>2538636756100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5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396607225" calcext:value-type="float">
            <text:p>396607225</text:p>
          </table:table-cell>
          <table:table-cell table:style-name="Default" office:value-type="float" office:value="876752100" calcext:value-type="float">
            <text:p>876752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62004486049" calcext:value-type="float">
            <text:p>62004486049</text:p>
          </table:table-cell>
          <table:table-cell table:style-name="Default" office:value-type="float" office:value="136877800900" calcext:value-type="float">
            <text:p>136877800900</text:p>
          </table:table-cell>
          <table:table-cell table:style-name="Default" table:number-columns-repeated="5"/>
          <table:table-cell table:style-name="Default" office:value-type="float" office:value="538807381225" calcext:value-type="float">
            <text:p>538807381225</text:p>
          </table:table-cell>
          <table:table-cell table:style-name="Default" office:value-type="float" office:value="1189168440100" calcext:value-type="float">
            <text:p>11891684401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" table:number-rows-spanned="1">
            <text:p>M^T</text:p>
          </table:table-cell>
          <table:covered-table-cell/>
          <table:table-cell table:style-name="Default" office:value-type="float" office:value="10499895961" calcext:value-type="float">
            <text:p>10499895961</text:p>
          </table:table-cell>
          <table:table-cell table:style-name="Default" office:value-type="float" office:value="23186152900" calcext:value-type="float">
            <text:p>231861529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211166901841" calcext:value-type="float">
            <text:p>211166901841</text:p>
          </table:table-cell>
          <table:table-cell table:style-name="Default"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style-name="Default" table:number-columns-repeated="3"/>
          <table:table-cell table:style-name="Default" office:value-type="float" office:value="1150309875625" calcext:value-type="float">
            <text:p>1150309875625</text:p>
          </table:table-cell>
          <table:table-cell table:style-name="Default" office:value-type="float" office:value="2538636756100" calcext:value-type="float">
            <text:p>2538636756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Default" table:formula="of:=[.$A111]*[.C$109]+[.$B111]*[.C$110]" office:value-type="float" office:value="810475025122" calcext:value-type="float">
            <text:p>810475025122</text:p>
          </table:table-cell>
          <table:table-cell table:style-name="Default" table:formula="of:=[.$A111]*[.D$109]+[.$B111]*[.D$110]" office:value-type="float" office:value="1789717533800" calcext:value-type="float">
            <text:p>1789717533800</text:p>
          </table:table-cell>
          <table:table-cell table:style-name="Default" table:formula="of:=[.C111]+[.J111]+[.Q111]" office:value-type="float" office:value="1745514968987718" calcext:value-type="float">
            <text:p>1745514968987718</text:p>
          </table:table-cell>
          <table:table-cell table:style-name="Default" table:formula="of:=[.D111]+[.K111]+[.R111]" office:value-type="float" office:value="3852290327545400" calcext:value-type="float">
            <text:p>385229032754540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37" calcext:value-type="float">
            <text:p>437</text:p>
          </table:table-cell>
          <table:table-cell table:style-name="Default" table:formula="of:=[.$H111]*[.J$109]+[.$I111]*[.J$110]" office:value-type="float" office:value="105982927521346" calcext:value-type="float">
            <text:p>105982927521346</text:p>
          </table:table-cell>
          <table:table-cell table:style-name="Default" table:formula="of:=[.$H111]*[.K$109]+[.$I111]*[.K$110]" office:value-type="float" office:value="233932610570600" calcext:value-type="float">
            <text:p>233932610570600</text:p>
          </table:table-cell>
          <table:table-cell table:style-name="Default" office:value-type="float" office:value="1745514968987718" calcext:value-type="float">
            <text:p>1745514968987718</text:p>
          </table:table-cell>
          <table:table-cell table:style-name="Default" office:value-type="float" office:value="3852290327545400" calcext:value-type="float">
            <text:p>3852290327545400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1085" calcext:value-type="float">
            <text:p>1085</text:p>
          </table:table-cell>
          <table:table-cell table:style-name="Default" table:formula="of:=[.$O111]*[.Q$109]+[.$P111]*[.Q$110]" office:value-type="float" office:value="1638721566441250" calcext:value-type="float">
            <text:p>1638721566441250</text:p>
          </table:table-cell>
          <table:table-cell table:style-name="Default" table:formula="of:=[.$O111]*[.R$109]+[.$P111]*[.R$110]" office:value-type="float" office:value="3616567999441000" calcext:value-type="float">
            <text:p>3616567999441000</text:p>
          </table:table-cell>
          <table:table-cell table:style-name="Default" office:value-type="float" office:value="1745514968987718" calcext:value-type="float">
            <text:p>1745514968987718</text:p>
          </table:table-cell>
          <table:table-cell table:style-name="Default" office:value-type="float" office:value="3852290327545400" calcext:value-type="float">
            <text:p>385229032754540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style-name="Default" table:formula="of:=[.$A112]*[.C$109]+[.$B112]*[.C$110]" office:value-type="float" office:value="2108704551150" calcext:value-type="float">
            <text:p>2108704551150</text:p>
          </table:table-cell>
          <table:table-cell table:style-name="Default" table:formula="of:=[.$A112]*[.D$109]+[.$B112]*[.D$110]" office:value-type="float" office:value="4656519126200" calcext:value-type="float">
            <text:p>4656519126200</text:p>
          </table:table-cell>
          <table:table-cell table:style-name="Default" table:formula="of:=[.C112]+[.J112]+[.Q112]" office:value-type="float" office:value="4180005725599314" calcext:value-type="float">
            <text:p>4180005725599314</text:p>
          </table:table-cell>
          <table:table-cell table:style-name="Default" table:formula="of:=[.D112]+[.K112]+[.R112]" office:value-type="float" office:value="9.225128213629E+015" calcext:value-type="float">
            <text:p>9.225128213629E+015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060" calcext:value-type="float">
            <text:p>1060</text:p>
          </table:table-cell>
          <table:table-cell table:style-name="Default" table:formula="of:=[.$H112]*[.J$109]+[.$I112]*[.J$110]" office:value-type="float" office:value="257691365334214" calcext:value-type="float">
            <text:p>257691365334214</text:p>
          </table:table-cell>
          <table:table-cell table:style-name="Default" table:formula="of:=[.$H112]*[.K$109]+[.$I112]*[.K$110]" office:value-type="float" office:value="568793800037400" calcext:value-type="float">
            <text:p>568793800037400</text:p>
          </table:table-cell>
          <table:table-cell table:style-name="Default" office:value-type="float" office:value="4180005725599314" calcext:value-type="float">
            <text:p>4180005725599314</text:p>
          </table:table-cell>
          <table:table-cell table:style-name="Default" office:value-type="float" office:value="9.225128213629E+015" calcext:value-type="float">
            <text:p>9.225128213629E+015</text:p>
          </table:table-cell>
          <table:table-cell table:style-name="Default"/>
          <table:table-cell office:value-type="float" office:value="1742" calcext:value-type="float">
            <text:p>1742</text:p>
          </table:table-cell>
          <table:table-cell office:value-type="float" office:value="2592" calcext:value-type="float">
            <text:p>2592</text:p>
          </table:table-cell>
          <table:table-cell table:style-name="Default" table:formula="of:=[.$O112]*[.Q$109]+[.$P112]*[.Q$110]" office:value-type="float" office:value="3920205655713950" calcext:value-type="float">
            <text:p>3920205655713950</text:p>
          </table:table-cell>
          <table:table-cell table:style-name="Default" table:formula="of:=[.$O112]*[.R$109]+[.$P112]*[.R$110]" office:value-type="float" office:value="8651677894465400" calcext:value-type="float">
            <text:p>8651677894465400</text:p>
          </table:table-cell>
          <table:table-cell table:style-name="Default" office:value-type="float" office:value="4180005725599314" calcext:value-type="float">
            <text:p>4180005725599314</text:p>
          </table:table-cell>
          <table:table-cell table:style-name="Default" office:value-type="float" office:value="9.225128213629E+015" calcext:value-type="float">
            <text:p>9.225128213629E+015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formula="of:=[.$A116]*[.C$114]+[.$B116]*[.C$115]" office:value-type="float" office:value="7" calcext:value-type="float">
            <text:p>7</text:p>
          </table:table-cell>
          <table:table-cell table:style-name="Default" table:formula="of:=[.$A116]*[.D$114]+[.$B116]*[.D$115]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formula="of:=[.$H116]*[.J$114]+[.$I116]*[.J$115]" office:value-type="float" office:value="23" calcext:value-type="float">
            <text:p>23</text:p>
          </table:table-cell>
          <table:table-cell table:style-name="Default" table:formula="of:=[.$H116]*[.K$114]+[.$I116]*[.K$115]" office:value-type="float" office:value="34" calcext:value-type="float">
            <text:p>34</text:p>
          </table:table-cell>
          <table:table-cell table:style-name="Default"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formula="of:=[.$O116]*[.Q$114]+[.$P116]*[.Q$115]" office:value-type="float" office:value="39" calcext:value-type="float">
            <text:p>39</text:p>
          </table:table-cell>
          <table:table-cell table:style-name="Default" table:formula="of:=[.$O116]*[.R$114]+[.$P116]*[.R$115]" office:value-type="float" office:value="58" calcext:value-type="float">
            <text:p>5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formula="of:=[.$A117]*[.C$114]+[.$B117]*[.C$115]" office:value-type="float" office:value="15" calcext:value-type="float">
            <text:p>15</text:p>
          </table:table-cell>
          <table:table-cell table:style-name="Default" table:formula="of:=[.$A117]*[.D$114]+[.$B117]*[.D$115]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formula="of:=[.$H117]*[.J$114]+[.$I117]*[.J$115]" office:value-type="float" office:value="31" calcext:value-type="float">
            <text:p>31</text:p>
          </table:table-cell>
          <table:table-cell table:style-name="Default" table:formula="of:=[.$H117]*[.K$114]+[.$I117]*[.K$115]" office:value-type="float" office:value="46" calcext:value-type="float">
            <text:p>46</text:p>
          </table:table-cell>
          <table:table-cell table:style-name="Default"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formula="of:=[.$O117]*[.Q$114]+[.$P117]*[.Q$115]" office:value-type="float" office:value="47" calcext:value-type="float">
            <text:p>47</text:p>
          </table:table-cell>
          <table:table-cell table:style-name="Default" table:formula="of:=[.$O117]*[.R$114]+[.$P117]*[.R$115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5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396607225" calcext:value-type="float">
            <text:p>396607225</text:p>
          </table:table-cell>
          <table:table-cell table:style-name="Default" office:value-type="float" office:value="876752100" calcext:value-type="float">
            <text:p>876752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62004486049" calcext:value-type="float">
            <text:p>62004486049</text:p>
          </table:table-cell>
          <table:table-cell table:style-name="Default" office:value-type="float" office:value="136877800900" calcext:value-type="float">
            <text:p>136877800900</text:p>
          </table:table-cell>
          <table:table-cell table:style-name="Default" table:number-columns-repeated="5"/>
          <table:table-cell table:style-name="Default" office:value-type="float" office:value="538807381225" calcext:value-type="float">
            <text:p>538807381225</text:p>
          </table:table-cell>
          <table:table-cell table:style-name="Default" office:value-type="float" office:value="1189168440100" calcext:value-type="float">
            <text:p>11891684401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10499895961" calcext:value-type="float">
            <text:p>10499895961</text:p>
          </table:table-cell>
          <table:table-cell table:style-name="Default" office:value-type="float" office:value="23186152900" calcext:value-type="float">
            <text:p>231861529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/>
          <table:table-cell table:style-name="Default" table:number-columns-repeated="2"/>
          <table:table-cell table:style-name="Default" office:value-type="float" office:value="211166901841" calcext:value-type="float">
            <text:p>211166901841</text:p>
          </table:table-cell>
          <table:table-cell table:style-name="Default"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style-name="Default" table:number-columns-repeated="3"/>
          <table:table-cell table:style-name="Default" office:value-type="float" office:value="1150309875625" calcext:value-type="float">
            <text:p>1150309875625</text:p>
          </table:table-cell>
          <table:table-cell table:style-name="Default" office:value-type="float" office:value="2538636756100" calcext:value-type="float">
            <text:p>2538636756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formula="of:=[.$A123]*[.C$121]+[.$B123]*[.C$122]" office:value-type="float" office:value="21396399147" calcext:value-type="float">
            <text:p>21396399147</text:p>
          </table:table-cell>
          <table:table-cell table:style-name="Default" table:formula="of:=[.$A123]*[.D$121]+[.$B123]*[.D$122]" office:value-type="float" office:value="47249057900" calcext:value-type="float">
            <text:p>47249057900</text:p>
          </table:table-cell>
          <table:table-cell table:style-name="Default" table:formula="of:=[.C123]+[.J123]+[.Q123]" office:value-type="float" office:value="10647973624533" calcext:value-type="float">
            <text:p>10647973624533</text:p>
          </table:table-cell>
          <table:table-cell table:style-name="Default" table:formula="of:=[.D123]+[.K123]+[.R123]" office:value-type="float" office:value="23499916974100" calcext:value-type="float">
            <text:p>234999169741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formula="of:=[.$H123]*[.J$121]+[.$I123]*[.J$122]" office:value-type="float" office:value="1030681065511" calcext:value-type="float">
            <text:p>1030681065511</text:p>
          </table:table-cell>
          <table:table-cell table:style-name="Default" table:formula="of:=[.$H123]*[.K$121]+[.$I123]*[.K$122]" office:value-type="float" office:value="2275005179100" calcext:value-type="float">
            <text:p>2275005179100</text:p>
          </table:table-cell>
          <table:table-cell table:style-name="Default" office:value-type="float" office:value="10647973624533" calcext:value-type="float">
            <text:p>10647973624533</text:p>
          </table:table-cell>
          <table:table-cell table:style-name="Default" office:value-type="float" office:value="23499916974100" calcext:value-type="float">
            <text:p>23499916974100</text:p>
          </table:table-cell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formula="of:=[.$O123]*[.Q$121]+[.$P123]*[.Q$122]" office:value-type="float" office:value="9595896159875" calcext:value-type="float">
            <text:p>9595896159875</text:p>
          </table:table-cell>
          <table:table-cell table:style-name="Default" table:formula="of:=[.$O123]*[.R$121]+[.$P123]*[.R$122]" office:value-type="float" office:value="21177662737100" calcext:value-type="float">
            <text:p>21177662737100</text:p>
          </table:table-cell>
          <table:table-cell table:style-name="Default" office:value-type="float" office:value="10647973624533" calcext:value-type="float">
            <text:p>10647973624533</text:p>
          </table:table-cell>
          <table:table-cell table:style-name="Default" office:value-type="float" office:value="23499916974100" calcext:value-type="float">
            <text:p>23499916974100</text:p>
          </table:table-cell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formula="of:=[.$A124]*[.C$121]+[.$B124]*[.C$122]" office:value-type="float" office:value="86775418263" calcext:value-type="float">
            <text:p>86775418263</text:p>
          </table:table-cell>
          <table:table-cell table:style-name="Default" table:formula="of:=[.$A124]*[.D$121]+[.$B124]*[.D$122]" office:value-type="float" office:value="191626487900" calcext:value-type="float">
            <text:p>191626487900</text:p>
          </table:table-cell>
          <table:table-cell table:style-name="Default" table:formula="of:=[.C124]+[.J124]+[.Q124]" office:value-type="float" office:value="22487084512089" calcext:value-type="float">
            <text:p>22487084512089</text:p>
          </table:table-cell>
          <table:table-cell table:style-name="Default" table:formula="of:=[.D124]+[.K124]+[.R124]" office:value-type="float" office:value="49628950051300" calcext:value-type="float">
            <text:p>49628950051300</text:p>
          </table:table-cell>
          <table:table-cell table:style-name="ce4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formula="of:=[.$H124]*[.J$121]+[.$I124]*[.J$122]" office:value-type="float" office:value="2669709392851" calcext:value-type="float">
            <text:p>2669709392851</text:p>
          </table:table-cell>
          <table:table-cell table:style-name="Default" table:formula="of:=[.$H124]*[.K$121]+[.$I124]*[.K$122]" office:value-type="float" office:value="5892829649100" calcext:value-type="float">
            <text:p>5892829649100</text:p>
          </table:table-cell>
          <table:table-cell table:style-name="Default" office:value-type="float" office:value="22487084512089" calcext:value-type="float">
            <text:p>22487084512089</text:p>
          </table:table-cell>
          <table:table-cell table:style-name="Default" office:value-type="float" office:value="49628950051300" calcext:value-type="float">
            <text:p>4962895005130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formula="of:=[.$O124]*[.Q$121]+[.$P124]*[.Q$122]" office:value-type="float" office:value="19730599700975" calcext:value-type="float">
            <text:p>19730599700975</text:p>
          </table:table-cell>
          <table:table-cell table:style-name="Default" table:formula="of:=[.$O124]*[.R$121]+[.$P124]*[.R$122]" office:value-type="float" office:value="43544493914300" calcext:value-type="float">
            <text:p>43544493914300</text:p>
          </table:table-cell>
          <table:table-cell table:style-name="Default" office:value-type="float" office:value="22487084512089" calcext:value-type="float">
            <text:p>22487084512089</text:p>
          </table:table-cell>
          <table:table-cell table:style-name="Default" office:value-type="float" office:value="49628950051300" calcext:value-type="float">
            <text:p>49628950051300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N^T</text:p>
          </table:table-cell>
          <table:covered-table-cell table:style-name="Default"/>
          <table:table-cell table:number-columns-repeated="2"/>
          <table:table-cell table:style-name="ce4"/>
          <table:table-cell table:number-columns-repeated="2"/>
          <table:table-cell table:style-name="ce14" office:value-type="string" calcext:value-type="string" table:number-columns-spanned="2" table:number-rows-spanned="1">
            <text:p>N^T</text:p>
          </table:table-cell>
          <table:covered-table-cell table:style-name="Default"/>
          <table:table-cell table:number-columns-repeated="5"/>
          <table:table-cell table:style-name="ce14" office:value-type="string" calcext:value-type="string" table:number-columns-spanned="2" table:number-rows-spanned="1">
            <text:p>N^T</text:p>
          </table:table-cell>
          <table:covered-table-cell table:style-name="Default"/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4"/>
          <table:table-cell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5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3"/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10647973624533" calcext:value-type="float">
            <text:p>10647973624533</text:p>
          </table:table-cell>
          <table:table-cell office:value-type="float" office:value="23499916974100" calcext:value-type="float">
            <text:p>23499916974100</text:p>
          </table:table-cell>
          <table:table-cell table:formula="of:=[.$A129]*[.C$127]+[.$B129]*[.C$128]" office:value-type="float" office:value="309534985112731" calcext:value-type="float">
            <text:p>309534985112731</text:p>
          </table:table-cell>
          <table:table-cell table:formula="of:=[.$A129]*[.D$127]+[.$B129]*[.D$128]" office:value-type="float" office:value="676717777798195" calcext:value-type="float">
            <text:p>676717777798195</text:p>
          </table:table-cell>
          <table:table-cell table:number-columns-repeated="2"/>
          <table:table-cell table:style-name="ce4"/>
          <table:table-cell table:style-name="Default" office:value-type="float" office:value="10647973624533" calcext:value-type="float">
            <text:p>10647973624533</text:p>
          </table:table-cell>
          <table:table-cell table:style-name="Default" office:value-type="float" office:value="23499916974100" calcext:value-type="float">
            <text:p>23499916974100</text:p>
          </table:table-cell>
          <table:table-cell table:formula="of:=[.$H129]*[.J$127]+[.$I129]*[.J$128]" office:value-type="float" office:value="1043900570483659" calcext:value-type="float">
            <text:p>1043900570483659</text:p>
          </table:table-cell>
          <table:table-cell table:formula="of:=[.$H129]*[.K$127]+[.$I129]*[.K$128]" office:value-type="float" office:value="1411083363169123" calcext:value-type="float">
            <text:p>1411083363169123</text:p>
          </table:table-cell>
          <table:table-cell table:number-columns-repeated="3"/>
          <table:table-cell table:style-name="Default" office:value-type="float" office:value="10647973624533" calcext:value-type="float">
            <text:p>10647973624533</text:p>
          </table:table-cell>
          <table:table-cell table:style-name="Default" office:value-type="float" office:value="23499916974100" calcext:value-type="float">
            <text:p>23499916974100</text:p>
          </table:table-cell>
          <table:table-cell table:formula="of:=[.$O129]*[.Q$127]+[.$P129]*[.Q$128]" office:value-type="float" office:value="1778266155854587" calcext:value-type="float">
            <text:p>1778266155854587</text:p>
          </table:table-cell>
          <table:table-cell table:formula="of:=[.$O129]*[.R$127]+[.$P129]*[.R$128]" office:value-type="float" office:value="2145448948540051" calcext:value-type="float">
            <text:p>2145448948540051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22487084512089" calcext:value-type="float">
            <text:p>22487084512089</text:p>
          </table:table-cell>
          <table:table-cell office:value-type="float" office:value="49628950051300" calcext:value-type="float">
            <text:p>49628950051300</text:p>
          </table:table-cell>
          <table:table-cell table:formula="of:=[.$A130]*[.C$127]+[.$B130]*[.C$128]" office:value-type="float" office:value="653699092097623" calcext:value-type="float">
            <text:p>653699092097623</text:p>
          </table:table-cell>
          <table:table-cell table:formula="of:=[.$A130]*[.D$127]+[.$B130]*[.D$128]" office:value-type="float" office:value="1429143168809935" calcext:value-type="float">
            <text:p>1429143168809935</text:p>
          </table:table-cell>
          <table:table-cell table:number-columns-repeated="2"/>
          <table:table-cell table:style-name="ce4"/>
          <table:table-cell table:style-name="Default" office:value-type="float" office:value="22487084512089" calcext:value-type="float">
            <text:p>22487084512089</text:p>
          </table:table-cell>
          <table:table-cell table:style-name="Default" office:value-type="float" office:value="49628950051300" calcext:value-type="float">
            <text:p>49628950051300</text:p>
          </table:table-cell>
          <table:table-cell table:formula="of:=[.$H130]*[.J$127]+[.$I130]*[.J$128]" office:value-type="float" office:value="2204587245522247" calcext:value-type="float">
            <text:p>2204587245522247</text:p>
          </table:table-cell>
          <table:table-cell table:formula="of:=[.$H130]*[.K$127]+[.$I130]*[.K$128]" office:value-type="float" office:value="2980031322234559" calcext:value-type="float">
            <text:p>2980031322234559</text:p>
          </table:table-cell>
          <table:table-cell table:number-columns-repeated="3"/>
          <table:table-cell table:style-name="Default" office:value-type="float" office:value="22487084512089" calcext:value-type="float">
            <text:p>22487084512089</text:p>
          </table:table-cell>
          <table:table-cell table:style-name="Default" office:value-type="float" office:value="49628950051300" calcext:value-type="float">
            <text:p>49628950051300</text:p>
          </table:table-cell>
          <table:table-cell table:formula="of:=[.$O130]*[.Q$127]+[.$P130]*[.Q$128]" office:value-type="float" office:value="3755475398946871" calcext:value-type="float">
            <text:p>3755475398946871</text:p>
          </table:table-cell>
          <table:table-cell table:formula="of:=[.$O130]*[.R$127]+[.$P130]*[.R$128]" office:value-type="float" office:value="4530919475659183" calcext:value-type="float">
            <text:p>4530919475659183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 table:style-name="ce4"/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/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2"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number-columns-repeated="2"/>
          <table:table-cell table:style-name="ce4"/>
          <table:table-cell table:number-columns-repeated="2"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number-columns-repeated="5"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 table:style-name="ce23"/>
          <table:table-cell table:style-name="ce4"/>
          <table:table-cell table:number-columns-repeated="2"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 table:style-name="ce23"/>
          <table:table-cell table:number-columns-repeated="3"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 table:style-name="ce2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formula="of:=[.$A136]*[.C$134]+[.$B136]*[.C$135]" office:value-type="float" office:value="1.42855321457857E+016" calcext:value-type="float">
            <text:p>1.42855321457857E+016</text:p>
          </table:table-cell>
          <table:table-cell table:formula="of:=[.$A136]*[.D$134]+[.$B136]*[.D$135]" office:value-type="float" office:value="3.15276749684324E+016" calcext:value-type="float">
            <text:p>3.15276749684324E+016</text:p>
          </table:table-cell>
          <table:table-cell table:formula="of:=[.C136]+[.C182]+[.C228]" office:value-type="float" office:value="3.98020102566164E+017" calcext:value-type="float">
            <text:p>3.98020102566164E+017</text:p>
          </table:table-cell>
          <table:table-cell table:formula="of:=[.D136]+[.D182]+[.D228]" office:value-type="float" office:value="8.78417257630236E+017" calcext:value-type="float">
            <text:p>8.78417257630236E+017</text:p>
          </table:table-cell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formula="of:=[.$H136]*[.J$134]+[.$I136]*[.J$135]" office:value-type="float" office:value="1.42855321457857E+016" calcext:value-type="float">
            <text:p>1.42855321457857E+016</text:p>
          </table:table-cell>
          <table:table-cell table:formula="of:=[.$H136]*[.K$134]+[.$I136]*[.K$135]" office:value-type="float" office:value="3.15276749684324E+016" calcext:value-type="float">
            <text:p>3.15276749684324E+016</text:p>
          </table:table-cell>
          <table:table-cell table:formula="of:=[.J136]+[.J182]+[.J228]" office:value-type="float" office:value="3.98020102566164E+017" calcext:value-type="float">
            <text:p>3.98020102566164E+017</text:p>
          </table:table-cell>
          <table:table-cell table:formula="of:=[.K136]+[.K182]+[.K228]" office:value-type="float" office:value="8.78417257630236E+017" calcext:value-type="float">
            <text:p>8.78417257630236E+01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formula="of:=[.$O136]*[.Q$134]+[.$P136]*[.Q$135]" office:value-type="float" office:value="1.42855321457857E+016" calcext:value-type="float">
            <text:p>1.42855321457857E+016</text:p>
          </table:table-cell>
          <table:table-cell table:formula="of:=[.$O136]*[.R$134]+[.$P136]*[.R$135]" office:value-type="float" office:value="3.15276749684324E+016" calcext:value-type="float">
            <text:p>3.15276749684324E+016</text:p>
          </table:table-cell>
          <table:table-cell table:formula="of:=[.Q136]+[.Q182]+[.Q228]" office:value-type="float" office:value="3.98020102566164E+017" calcext:value-type="float">
            <text:p>3.98020102566164E+017</text:p>
          </table:table-cell>
          <table:table-cell table:formula="of:=[.R136]+[.R182]+[.R228]" office:value-type="float" office:value="8.78417257630236E+017" calcext:value-type="float">
            <text:p>8.78417257630236E+017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formula="of:=[.$A137]*[.C$134]+[.$B137]*[.C$135]" office:value-type="float" office:value="2.02110528403727E+016" calcext:value-type="float">
            <text:p>2.02110528403727E+016</text:p>
          </table:table-cell>
          <table:table-cell table:formula="of:=[.$A137]*[.D$134]+[.$B137]*[.D$135]" office:value-type="float" office:value="4.46050935096068E+016" calcext:value-type="float">
            <text:p>4.46050935096068E+016</text:p>
          </table:table-cell>
          <table:table-cell table:formula="of:=[.C137]+[.C183]+[.C229]" office:value-type="float" office:value="4.48260050477281E+017" calcext:value-type="float">
            <text:p>4.48260050477281E+017</text:p>
          </table:table-cell>
          <table:table-cell table:formula="of:=[.D137]+[.D183]+[.D229]" office:value-type="float" office:value="9.89295154210779E+017" calcext:value-type="float">
            <text:p>9.89295154210779E+017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formula="of:=[.$H137]*[.J$134]+[.$I137]*[.J$135]" office:value-type="float" office:value="2.02110528403727E+016" calcext:value-type="float">
            <text:p>2.02110528403727E+016</text:p>
          </table:table-cell>
          <table:table-cell table:formula="of:=[.$H137]*[.K$134]+[.$I137]*[.K$135]" office:value-type="float" office:value="4.46050935096068E+016" calcext:value-type="float">
            <text:p>4.46050935096068E+016</text:p>
          </table:table-cell>
          <table:table-cell table:formula="of:=[.J137]+[.J183]+[.J229]" office:value-type="float" office:value="4.48260050477281E+017" calcext:value-type="float">
            <text:p>4.48260050477281E+017</text:p>
          </table:table-cell>
          <table:table-cell table:formula="of:=[.K137]+[.K183]+[.K229]" office:value-type="float" office:value="9.89295154210779E+017" calcext:value-type="float">
            <text:p>9.89295154210779E+017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formula="of:=[.$O137]*[.Q$134]+[.$P137]*[.Q$135]" office:value-type="float" office:value="2.02110528403727E+016" calcext:value-type="float">
            <text:p>2.02110528403727E+016</text:p>
          </table:table-cell>
          <table:table-cell table:formula="of:=[.$O137]*[.R$134]+[.$P137]*[.R$135]" office:value-type="float" office:value="4.46050935096068E+016" calcext:value-type="float">
            <text:p>4.46050935096068E+016</text:p>
          </table:table-cell>
          <table:table-cell table:formula="of:=[.Q137]+[.Q183]+[.Q229]" office:value-type="float" office:value="4.48260050477281E+017" calcext:value-type="float">
            <text:p>4.48260050477281E+017</text:p>
          </table:table-cell>
          <table:table-cell table:formula="of:=[.R137]+[.R183]+[.R229]" office:value-type="float" office:value="9.89295154210779E+017" calcext:value-type="float">
            <text:p>9.89295154210779E+017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7" office:value-type="string" calcext:value-type="string" table:number-columns-spanned="6" table:number-rows-spanned="1">
            <text:p>Process 1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rocess 4</text:p>
          </table:table-cell>
          <table:covered-table-cell table:number-columns-repeated="5"/>
          <table:table-cell table:style-name="Default"/>
          <table:table-cell table:style-name="ce7" office:value-type="string" calcext:value-type="string" table:number-columns-spanned="6" table:number-rows-spanned="1">
            <text:p>Process 7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4"/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142]*[.C$140]+[.$B142]*[.C$141]" office:value-type="float" office:value="17" calcext:value-type="float">
            <text:p>17</text:p>
          </table:table-cell>
          <table:table-cell table:formula="of:=[.$A142]*[.D$140]+[.$B142]*[.D$141]"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H142]*[.J$140]+[.$I142]*[.J$141]" office:value-type="float" office:value="61" calcext:value-type="float">
            <text:p>61</text:p>
          </table:table-cell>
          <table:table-cell table:formula="of:=[.$H142]*[.K$140]+[.$I142]*[.K$141]" office:value-type="float" office:value="83" calcext:value-type="float">
            <text:p>83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[.$O142]*[.Q$140]+[.$P142]*[.Q$141]" office:value-type="float" office:value="105" calcext:value-type="float">
            <text:p>105</text:p>
          </table:table-cell>
          <table:table-cell table:formula="of:=[.$O142]*[.R$140]+[.$P142]*[.R$141]" office:value-type="float" office:value="143" calcext:value-type="float">
            <text:p>143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143]*[.C$140]+[.$B143]*[.C$141]" office:value-type="float" office:value="39" calcext:value-type="float">
            <text:p>39</text:p>
          </table:table-cell>
          <table:table-cell table:formula="of:=[.$A143]*[.D$140]+[.$B143]*[.D$141]" office:value-type="float" office:value="53" calcext:value-type="float">
            <text:p>53</text:p>
          </table:table-cell>
          <table:table-cell table:number-columns-repeated="2"/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H143]*[.J$140]+[.$I143]*[.J$141]" office:value-type="float" office:value="83" calcext:value-type="float">
            <text:p>83</text:p>
          </table:table-cell>
          <table:table-cell table:formula="of:=[.$H143]*[.K$140]+[.$I143]*[.K$141]" office:value-type="float" office:value="113" calcext:value-type="float">
            <text:p>113</text:p>
          </table:table-cell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O143]*[.Q$140]+[.$P143]*[.Q$141]" office:value-type="float" office:value="127" calcext:value-type="float">
            <text:p>127</text:p>
          </table:table-cell>
          <table:table-cell table:formula="of:=[.$O143]*[.R$140]+[.$P143]*[.R$141]" office:value-type="float" office:value="173" calcext:value-type="float">
            <text:p>173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4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Default" table:formula="of:=[.A146]*[.C146]" office:value-type="float" office:value="51" calcext:value-type="float">
            <text:p>51</text:p>
          </table:table-cell>
          <table:table-cell table:style-name="Default" table:formula="of:=[.B146]*[.D146]" office:value-type="float" office:value="92" calcext:value-type="float">
            <text:p>92</text:p>
          </table:table-cell>
          <table:table-cell table:style-name="ce4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table:formula="of:=[.H146]*[.J146]" office:value-type="float" office:value="915" calcext:value-type="float">
            <text:p>915</text:p>
          </table:table-cell>
          <table:table-cell table:style-name="Default" table:formula="of:=[.I146]*[.K146]" office:value-type="float" office:value="1328" calcext:value-type="float">
            <text:p>1328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table:formula="of:=[.O146]*[.Q146]" office:value-type="float" office:value="2835" calcext:value-type="float">
            <text:p>2835</text:p>
          </table:table-cell>
          <table:table-cell table:style-name="Default" table:formula="of:=[.P146]*[.R146]" office:value-type="float" office:value="4004" calcext:value-type="float">
            <text:p>4004</text:p>
          </table:table-cell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style-name="Default" table:formula="of:=[.A147]*[.C147]" office:value-type="float" office:value="351" calcext:value-type="float">
            <text:p>351</text:p>
          </table:table-cell>
          <table:table-cell table:style-name="Default" table:formula="of:=[.B147]*[.D147]" office:value-type="float" office:value="530" calcext:value-type="float">
            <text:p>530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H147]*[.J147]" office:value-type="float" office:value="1743" calcext:value-type="float">
            <text:p>1743</text:p>
          </table:table-cell>
          <table:table-cell table:style-name="Default" table:formula="of:=[.I147]*[.K147]" office:value-type="float" office:value="2486" calcext:value-type="float">
            <text:p>2486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table:formula="of:=[.O147]*[.Q147]" office:value-type="float" office:value="4191" calcext:value-type="float">
            <text:p>4191</text:p>
          </table:table-cell>
          <table:table-cell table:style-name="Default" table:formula="of:=[.P147]*[.R147]" office:value-type="float" office:value="5882" calcext:value-type="float">
            <text:p>5882</text:p>
          </table:table-cell>
          <table:table-cell table:number-columns-repeated="1004"/>
        </table:table-row>
        <table:table-row table:style-name="ro1">
          <table:table-cell table:style-name="ce7"/>
          <table:table-cell table:number-columns-repeated="6"/>
          <table:table-cell table:style-name="ce7"/>
          <table:table-cell table:number-columns-repeated="5"/>
          <table:table-cell table:style-name="Default"/>
          <table:table-cell table:style-name="ce7"/>
          <table:table-cell table:number-columns-repeated="1009"/>
        </table:table-row>
        <table:table-row table:style-name="ro1"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 table:number-columns-repeated="1004"/>
        </table:table-row>
        <table:table-row table:style-name="ro1"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 table:style-name="Default" table:formula="of:=[.A150]*[.C150]" office:value-type="float" office:value="396607225" calcext:value-type="float">
            <text:p>396607225</text:p>
          </table:table-cell>
          <table:table-cell table:style-name="Default" table:formula="of:=[.B150]*[.D150]" office:value-type="float" office:value="876752100" calcext:value-type="float">
            <text:p>876752100</text:p>
          </table:table-cell>
          <table:table-cell/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style-name="Default" table:formula="of:=[.H150]*[.J150]" office:value-type="float" office:value="62004486049" calcext:value-type="float">
            <text:p>62004486049</text:p>
          </table:table-cell>
          <table:table-cell table:style-name="Default" table:formula="of:=[.I150]*[.K150]" office:value-type="float" office:value="136877800900" calcext:value-type="float">
            <text:p>136877800900</text:p>
          </table:table-cell>
          <table:table-cell table:style-name="Default"/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style-name="Default" table:formula="of:=[.O150]*[.Q150]" office:value-type="float" office:value="538807381225" calcext:value-type="float">
            <text:p>538807381225</text:p>
          </table:table-cell>
          <table:table-cell table:style-name="Default" table:formula="of:=[.P150]*[.R150]" office:value-type="float" office:value="1189168440100" calcext:value-type="float">
            <text:p>1189168440100</text:p>
          </table:table-cell>
          <table:table-cell table:number-columns-repeated="1004"/>
        </table:table-row>
        <table:table-row table:style-name="ro1"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 table:style-name="Default" table:formula="of:=[.A151]*[.C151]" office:value-type="float" office:value="10499895961" calcext:value-type="float">
            <text:p>10499895961</text:p>
          </table:table-cell>
          <table:table-cell table:style-name="Default" table:formula="of:=[.B151]*[.D151]" office:value-type="float" office:value="23186152900" calcext:value-type="float">
            <text:p>23186152900</text:p>
          </table:table-cell>
          <table:table-cell/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style-name="Default" table:formula="of:=[.H151]*[.J151]" office:value-type="float" office:value="211166901841" calcext:value-type="float">
            <text:p>211166901841</text:p>
          </table:table-cell>
          <table:table-cell table:style-name="Default" table:formula="of:=[.I151]*[.K151]" office:value-type="float" office:value="466092944100" calcext:value-type="float">
            <text:p>466092944100</text:p>
          </table:table-cell>
          <table:table-cell table:style-name="Default"/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style-name="Default" table:formula="of:=[.O151]*[.Q151]" office:value-type="float" office:value="1150309875625" calcext:value-type="float">
            <text:p>1150309875625</text:p>
          </table:table-cell>
          <table:table-cell table:style-name="Default" table:formula="of:=[.P151]*[.R151]" office:value-type="float" office:value="2538636756100" calcext:value-type="float">
            <text:p>253863675610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5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396607225" calcext:value-type="float">
            <text:p>396607225</text:p>
          </table:table-cell>
          <table:table-cell table:style-name="Default" office:value-type="float" office:value="876752100" calcext:value-type="float">
            <text:p>876752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62004486049" calcext:value-type="float">
            <text:p>62004486049</text:p>
          </table:table-cell>
          <table:table-cell table:style-name="Default" office:value-type="float" office:value="136877800900" calcext:value-type="float">
            <text:p>136877800900</text:p>
          </table:table-cell>
          <table:table-cell table:style-name="Default" table:number-columns-repeated="5"/>
          <table:table-cell table:style-name="Default" office:value-type="float" office:value="538807381225" calcext:value-type="float">
            <text:p>538807381225</text:p>
          </table:table-cell>
          <table:table-cell table:style-name="Default" office:value-type="float" office:value="1189168440100" calcext:value-type="float">
            <text:p>11891684401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10499895961" calcext:value-type="float">
            <text:p>10499895961</text:p>
          </table:table-cell>
          <table:table-cell table:style-name="Default" office:value-type="float" office:value="23186152900" calcext:value-type="float">
            <text:p>231861529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211166901841" calcext:value-type="float">
            <text:p>211166901841</text:p>
          </table:table-cell>
          <table:table-cell table:style-name="Default"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1150309875625" calcext:value-type="float">
            <text:p>1150309875625</text:p>
          </table:table-cell>
          <table:table-cell table:style-name="Default" office:value-type="float" office:value="2538636756100" calcext:value-type="float">
            <text:p>2538636756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table:style-name="Default" table:formula="of:=[.$A157]*[.C$155]+[.$B157]*[.C$156]" office:value-type="float" office:value="3705690450786" calcext:value-type="float">
            <text:p>3705690450786</text:p>
          </table:table-cell>
          <table:table-cell table:style-name="Default" table:formula="of:=[.$A157]*[.D$155]+[.$B157]*[.D$156]" office:value-type="float" office:value="8183054025000" calcext:value-type="float">
            <text:p>8183054025000</text:p>
          </table:table-cell>
          <table:table-cell table:style-name="Default" table:formula="of:=[.C157]+[.J157]+[.Q157]" office:value-type="float" office:value="6776971319611734" calcext:value-type="float">
            <text:p>6776971319611734</text:p>
          </table:table-cell>
          <table:table-cell table:style-name="Default" table:formula="of:=[.D157]+[.K157]+[.R157]" office:value-type="float" office:value="1.49565454159134E+016" calcext:value-type="float">
            <text:p>1.49565454159134E+016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743" calcext:value-type="float">
            <text:p>1743</text:p>
          </table:table-cell>
          <table:table-cell table:style-name="Default" table:formula="of:=[.$H157]*[.J$155]+[.$I157]*[.J$156]" office:value-type="float" office:value="424798014643698" calcext:value-type="float">
            <text:p>424798014643698</text:p>
          </table:table-cell>
          <table:table-cell table:style-name="Default" table:formula="of:=[.$H157]*[.K$155]+[.$I157]*[.K$156]" office:value-type="float" office:value="937643189389800" calcext:value-type="float">
            <text:p>937643189389800</text:p>
          </table:table-cell>
          <table:table-cell table:style-name="Default" office:value-type="float" office:value="6776971319611734" calcext:value-type="float">
            <text:p>6776971319611734</text:p>
          </table:table-cell>
          <table:table-cell table:style-name="Default" office:value-type="float" office:value="1.49565454159134E+016" calcext:value-type="float">
            <text:p>1.49565454159134E+016</text:p>
          </table:table-cell>
          <table:table-cell table:style-name="Default"/>
          <table:table-cell office:value-type="float" office:value="2835" calcext:value-type="float">
            <text:p>2835</text:p>
          </table:table-cell>
          <table:table-cell office:value-type="float" office:value="4191" calcext:value-type="float">
            <text:p>4191</text:p>
          </table:table-cell>
          <table:table-cell table:style-name="Default" table:formula="of:=[.$O157]*[.Q$155]+[.$P157]*[.Q$156]" office:value-type="float" office:value="6348467614517250" calcext:value-type="float">
            <text:p>6348467614517250</text:p>
          </table:table-cell>
          <table:table-cell table:style-name="Default" table:formula="of:=[.$O157]*[.R$155]+[.$P157]*[.R$156]" office:value-type="float" office:value="1.40107191724986E+016" calcext:value-type="float">
            <text:p>1.40107191724986E+016</text:p>
          </table:table-cell>
          <table:table-cell table:style-name="Default" office:value-type="float" office:value="6776971319611734" calcext:value-type="float">
            <text:p>6776971319611734</text:p>
          </table:table-cell>
          <table:table-cell table:style-name="Default" office:value-type="float" office:value="1.49565454159134E+016" calcext:value-type="float">
            <text:p>1.49565454159134E+016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0" calcext:value-type="float">
            <text:p>530</text:p>
          </table:table-cell>
          <table:table-cell table:style-name="Default" table:formula="of:=[.$A158]*[.C$155]+[.$B158]*[.C$156]" office:value-type="float" office:value="5601432724030" calcext:value-type="float">
            <text:p>5601432724030</text:p>
          </table:table-cell>
          <table:table-cell table:style-name="Default" table:formula="of:=[.$A158]*[.D$155]+[.$B158]*[.D$156]" office:value-type="float" office:value="12369322230200" calcext:value-type="float">
            <text:p>12369322230200</text:p>
          </table:table-cell>
          <table:table-cell table:style-name="Default" table:formula="of:=[.C158]+[.J158]+[.Q158]" office:value-type="float" office:value="9.53641175102498E+015" calcext:value-type="float">
            <text:p>9.53641175102498E+015</text:p>
          </table:table-cell>
          <table:table-cell table:style-name="Default" table:formula="of:=[.D158]+[.K158]+[.R158]" office:value-type="float" office:value="2.10465419343986E+016" calcext:value-type="float">
            <text:p>2.10465419343986E+016</text:p>
          </table:table-cell>
          <table:table-cell/>
          <table:table-cell office:value-type="float" office:value="1328" calcext:value-type="float">
            <text:p>1328</text:p>
          </table:table-cell>
          <table:table-cell office:value-type="float" office:value="2486" calcext:value-type="float">
            <text:p>2486</text:p>
          </table:table-cell>
          <table:table-cell table:style-name="Default" table:formula="of:=[.$H158]*[.J$155]+[.$I158]*[.J$156]" office:value-type="float" office:value="607302875449798" calcext:value-type="float">
            <text:p>607302875449798</text:p>
          </table:table-cell>
          <table:table-cell table:style-name="Default" table:formula="of:=[.$H158]*[.K$155]+[.$I158]*[.K$156]" office:value-type="float" office:value="1340480778627800" calcext:value-type="float">
            <text:p>1340480778627800</text:p>
          </table:table-cell>
          <table:table-cell table:style-name="Default" office:value-type="float" office:value="9.53641175102498E+015" calcext:value-type="float">
            <text:p>9.53641175102498E+015</text:p>
          </table:table-cell>
          <table:table-cell table:style-name="Default" office:value-type="float" office:value="2.10465419343986E+016" calcext:value-type="float">
            <text:p>2.10465419343986E+016</text:p>
          </table:table-cell>
          <table:table-cell table:style-name="Default"/>
          <table:table-cell office:value-type="float" office:value="4004" calcext:value-type="float">
            <text:p>4004</text:p>
          </table:table-cell>
          <table:table-cell office:value-type="float" office:value="5882" calcext:value-type="float">
            <text:p>5882</text:p>
          </table:table-cell>
          <table:table-cell table:style-name="Default" table:formula="of:=[.$O158]*[.Q$155]+[.$P158]*[.Q$156]" office:value-type="float" office:value="8923507442851150" calcext:value-type="float">
            <text:p>8923507442851150</text:p>
          </table:table-cell>
          <table:table-cell table:style-name="Default" table:formula="of:=[.$O158]*[.R$155]+[.$P158]*[.R$156]" office:value-type="float" office:value="1.96936918335406E+016" calcext:value-type="float">
            <text:p>1.96936918335406E+016</text:p>
          </table:table-cell>
          <table:table-cell table:style-name="Default" office:value-type="float" office:value="9.53641175102498E+015" calcext:value-type="float">
            <text:p>9.53641175102498E+015</text:p>
          </table:table-cell>
          <table:table-cell table:style-name="Default" office:value-type="float" office:value="2.10465419343986E+016" calcext:value-type="float">
            <text:p>2.10465419343986E+016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formula="of:=[.$A162]*[.C$114]+[.$B162]*[.C$115]" office:value-type="float" office:value="7" calcext:value-type="float">
            <text:p>7</text:p>
          </table:table-cell>
          <table:table-cell table:style-name="Default" table:formula="of:=[.$A162]*[.D$114]+[.$B162]*[.D$115]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formula="of:=[.$H162]*[.J$114]+[.$I162]*[.J$115]" office:value-type="float" office:value="23" calcext:value-type="float">
            <text:p>23</text:p>
          </table:table-cell>
          <table:table-cell table:style-name="Default" table:formula="of:=[.$H162]*[.K$114]+[.$I162]*[.K$115]" office:value-type="float" office:value="34" calcext:value-type="float">
            <text:p>34</text:p>
          </table:table-cell>
          <table:table-cell table:style-name="Default"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formula="of:=[.$O162]*[.Q$114]+[.$P162]*[.Q$115]" office:value-type="float" office:value="39" calcext:value-type="float">
            <text:p>39</text:p>
          </table:table-cell>
          <table:table-cell table:style-name="Default" table:formula="of:=[.$O162]*[.R$114]+[.$P162]*[.R$115]" office:value-type="float" office:value="58" calcext:value-type="float">
            <text:p>5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formula="of:=[.$A163]*[.C$114]+[.$B163]*[.C$115]" office:value-type="float" office:value="15" calcext:value-type="float">
            <text:p>15</text:p>
          </table:table-cell>
          <table:table-cell table:style-name="Default" table:formula="of:=[.$A163]*[.D$114]+[.$B163]*[.D$115]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formula="of:=[.$H163]*[.J$114]+[.$I163]*[.J$115]" office:value-type="float" office:value="31" calcext:value-type="float">
            <text:p>31</text:p>
          </table:table-cell>
          <table:table-cell table:style-name="Default" table:formula="of:=[.$H163]*[.K$114]+[.$I163]*[.K$115]" office:value-type="float" office:value="46" calcext:value-type="float">
            <text:p>46</text:p>
          </table:table-cell>
          <table:table-cell table:style-name="Default"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formula="of:=[.$O163]*[.Q$114]+[.$P163]*[.Q$115]" office:value-type="float" office:value="47" calcext:value-type="float">
            <text:p>47</text:p>
          </table:table-cell>
          <table:table-cell table:style-name="Default" table:formula="of:=[.$O163]*[.R$114]+[.$P163]*[.R$115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>
            <text:p>dZ</text:p>
          </table:table-cell>
          <table:table-cell table:style-name="Default" table:number-columns-repeated="6"/>
          <table:table-cell table:style-name="ce14" office:value-type="string" calcext:value-type="string">
            <text:p>dZ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396607225" calcext:value-type="float">
            <text:p>396607225</text:p>
          </table:table-cell>
          <table:table-cell table:style-name="Default" office:value-type="float" office:value="876752100" calcext:value-type="float">
            <text:p>876752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62004486049" calcext:value-type="float">
            <text:p>62004486049</text:p>
          </table:table-cell>
          <table:table-cell table:style-name="Default" office:value-type="float" office:value="136877800900" calcext:value-type="float">
            <text:p>136877800900</text:p>
          </table:table-cell>
          <table:table-cell table:style-name="Default" table:number-columns-repeated="5"/>
          <table:table-cell table:style-name="Default" office:value-type="float" office:value="538807381225" calcext:value-type="float">
            <text:p>538807381225</text:p>
          </table:table-cell>
          <table:table-cell table:style-name="Default" office:value-type="float" office:value="1189168440100" calcext:value-type="float">
            <text:p>11891684401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10499895961" calcext:value-type="float">
            <text:p>10499895961</text:p>
          </table:table-cell>
          <table:table-cell table:style-name="Default" office:value-type="float" office:value="23186152900" calcext:value-type="float">
            <text:p>231861529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/>
          <table:table-cell table:style-name="Default" table:number-columns-repeated="2"/>
          <table:table-cell table:style-name="Default" office:value-type="float" office:value="211166901841" calcext:value-type="float">
            <text:p>211166901841</text:p>
          </table:table-cell>
          <table:table-cell table:style-name="Default"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style-name="Default" table:number-columns-repeated="3"/>
          <table:table-cell table:style-name="Default" office:value-type="float" office:value="1150309875625" calcext:value-type="float">
            <text:p>1150309875625</text:p>
          </table:table-cell>
          <table:table-cell table:style-name="Default" office:value-type="float" office:value="2538636756100" calcext:value-type="float">
            <text:p>2538636756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number-columns-repeated="100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formula="of:=[.$A169]*[.C$167]+[.$B169]*[.C$168]" office:value-type="float" office:value="152154437379" calcext:value-type="float">
            <text:p>152154437379</text:p>
          </table:table-cell>
          <table:table-cell table:style-name="Default" table:formula="of:=[.$A169]*[.D$167]+[.$B169]*[.D$168]" office:value-type="float" office:value="336003917900" calcext:value-type="float">
            <text:p>336003917900</text:p>
          </table:table-cell>
          <table:table-cell table:style-name="Default" table:formula="of:=[.C169]+[.J169]+[.Q169]" office:value-type="float" office:value="34326195399645" calcext:value-type="float">
            <text:p>34326195399645</text:p>
          </table:table-cell>
          <table:table-cell table:style-name="Default" table:formula="of:=[.D169]+[.K169]+[.R169]" office:value-type="float" office:value="75757983128500" calcext:value-type="float">
            <text:p>7575798312850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formula="of:=[.$H169]*[.J$167]+[.$I169]*[.J$168]" office:value-type="float" office:value="4308737720191" calcext:value-type="float">
            <text:p>4308737720191</text:p>
          </table:table-cell>
          <table:table-cell table:style-name="Default" table:formula="of:=[.$H169]*[.K$167]+[.$I169]*[.K$168]" office:value-type="float" office:value="9510654119100" calcext:value-type="float">
            <text:p>9510654119100</text:p>
          </table:table-cell>
          <table:table-cell table:style-name="Default" office:value-type="float" office:value="34326195399645" calcext:value-type="float">
            <text:p>34326195399645</text:p>
          </table:table-cell>
          <table:table-cell table:style-name="Default" office:value-type="float" office:value="75757983128500" calcext:value-type="float">
            <text:p>75757983128500</text:p>
          </table:table-cell>
          <table:table-cell table:style-name="Default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formula="of:=[.$O169]*[.Q$167]+[.$P169]*[.Q$168]" office:value-type="float" office:value="29865303242075" calcext:value-type="float">
            <text:p>29865303242075</text:p>
          </table:table-cell>
          <table:table-cell table:style-name="Default" table:formula="of:=[.$O169]*[.R$167]+[.$P169]*[.R$168]" office:value-type="float" office:value="65911325091500" calcext:value-type="float">
            <text:p>65911325091500</text:p>
          </table:table-cell>
          <table:table-cell table:style-name="Default" office:value-type="float" office:value="34326195399645" calcext:value-type="float">
            <text:p>34326195399645</text:p>
          </table:table-cell>
          <table:table-cell table:style-name="Default" office:value-type="float" office:value="75757983128500" calcext:value-type="float">
            <text:p>75757983128500</text:p>
          </table:table-cell>
          <table:table-cell table:number-columns-repeated="100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formula="of:=[.$A170]*[.C$167]+[.$B170]*[.C$168]" office:value-type="float" office:value="217533456495" calcext:value-type="float">
            <text:p>217533456495</text:p>
          </table:table-cell>
          <table:table-cell table:style-name="Default" table:formula="of:=[.$A170]*[.D$167]+[.$B170]*[.D$168]" office:value-type="float" office:value="480381347900" calcext:value-type="float">
            <text:p>480381347900</text:p>
          </table:table-cell>
          <table:table-cell table:style-name="Default" table:formula="of:=[.C170]+[.J170]+[.Q170]" office:value-type="float" office:value="46165306287201" calcext:value-type="float">
            <text:p>46165306287201</text:p>
          </table:table-cell>
          <table:table-cell table:style-name="Default" table:formula="of:=[.D170]+[.K170]+[.R170]" office:value-type="float" office:value="101887016205700" calcext:value-type="float">
            <text:p>10188701620570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formula="of:=[.$H170]*[.J$167]+[.$I170]*[.J$168]" office:value-type="float" office:value="5947766047531" calcext:value-type="float">
            <text:p>5947766047531</text:p>
          </table:table-cell>
          <table:table-cell table:style-name="Default" table:formula="of:=[.$H170]*[.K$167]+[.$I170]*[.K$168]" office:value-type="float" office:value="13128478589100" calcext:value-type="float">
            <text:p>13128478589100</text:p>
          </table:table-cell>
          <table:table-cell table:style-name="Default" office:value-type="float" office:value="46165306287201" calcext:value-type="float">
            <text:p>46165306287201</text:p>
          </table:table-cell>
          <table:table-cell table:style-name="Default" office:value-type="float" office:value="101887016205700" calcext:value-type="float">
            <text:p>101887016205700</text:p>
          </table:table-cell>
          <table:table-cell table:style-name="Default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formula="of:=[.$O170]*[.Q$167]+[.$P170]*[.Q$168]" office:value-type="float" office:value="40000006783175" calcext:value-type="float">
            <text:p>40000006783175</text:p>
          </table:table-cell>
          <table:table-cell table:style-name="Default" table:formula="of:=[.$O170]*[.R$167]+[.$P170]*[.R$168]" office:value-type="float" office:value="88278156268700" calcext:value-type="float">
            <text:p>88278156268700</text:p>
          </table:table-cell>
          <table:table-cell table:style-name="Default" office:value-type="float" office:value="46165306287201" calcext:value-type="float">
            <text:p>46165306287201</text:p>
          </table:table-cell>
          <table:table-cell table:style-name="Default" office:value-type="float" office:value="101887016205700" calcext:value-type="float">
            <text:p>10188701620570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style-name="Default" table:number-columns-repeated="13"/>
          <table:table-cell/>
          <table:table-cell table:style-name="ce4" table:number-columns-repeated="17"/>
          <table:table-cell table:number-columns-repeated="98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N^T</text:p>
          </table:table-cell>
          <table:covered-table-cell/>
          <table:table-cell table:number-columns-repeated="2"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">
            <text:p>N^T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1">
            <text:p>N^T</text:p>
          </table:table-cell>
          <table:covered-table-cell/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4"/>
          <table:table-cell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5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3"/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34326195399645" calcext:value-type="float">
            <text:p>34326195399645</text:p>
          </table:table-cell>
          <table:table-cell office:value-type="float" office:value="75757983128500" calcext:value-type="float">
            <text:p>75757983128500</text:p>
          </table:table-cell>
          <table:table-cell table:formula="of:=[.$A175]*[.C$173]+[.$B175]*[.C$174]" office:value-type="float" office:value="997863199082515" calcext:value-type="float">
            <text:p>997863199082515</text:p>
          </table:table-cell>
          <table:table-cell table:formula="of:=[.$A175]*[.D$173]+[.$B175]*[.D$174]" office:value-type="float" office:value="2181568559821675" calcext:value-type="float">
            <text:p>2181568559821675</text:p>
          </table:table-cell>
          <table:table-cell table:number-columns-repeated="2"/>
          <table:table-cell table:style-name="ce4"/>
          <table:table-cell office:value-type="float" office:value="34326195399645" calcext:value-type="float">
            <text:p>34326195399645</text:p>
          </table:table-cell>
          <table:table-cell office:value-type="float" office:value="75757983128500" calcext:value-type="float">
            <text:p>75757983128500</text:p>
          </table:table-cell>
          <table:table-cell table:formula="of:=[.$H175]*[.J$173]+[.$I175]*[.J$174]" office:value-type="float" office:value="3365273920560835" calcext:value-type="float">
            <text:p>3365273920560835</text:p>
          </table:table-cell>
          <table:table-cell table:formula="of:=[.$H175]*[.K$173]+[.$I175]*[.K$174]" office:value-type="float" office:value="4548979281299995" calcext:value-type="float">
            <text:p>4548979281299995</text:p>
          </table:table-cell>
          <table:table-cell table:number-columns-repeated="3"/>
          <table:table-cell office:value-type="float" office:value="34326195399645" calcext:value-type="float">
            <text:p>34326195399645</text:p>
          </table:table-cell>
          <table:table-cell office:value-type="float" office:value="75757983128500" calcext:value-type="float">
            <text:p>75757983128500</text:p>
          </table:table-cell>
          <table:table-cell table:formula="of:=[.$O175]*[.Q$173]+[.$P175]*[.Q$174]" office:value-type="float" office:value="5732684642039155" calcext:value-type="float">
            <text:p>5732684642039155</text:p>
          </table:table-cell>
          <table:table-cell table:formula="of:=[.$O175]*[.R$173]+[.$P175]*[.R$174]" office:value-type="float" office:value="6916390002778315" calcext:value-type="float">
            <text:p>6916390002778315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46165306287201" calcext:value-type="float">
            <text:p>46165306287201</text:p>
          </table:table-cell>
          <table:table-cell office:value-type="float" office:value="101887016205700" calcext:value-type="float">
            <text:p>101887016205700</text:p>
          </table:table-cell>
          <table:table-cell table:formula="of:=[.$A176]*[.C$173]+[.$B176]*[.C$174]" office:value-type="float" office:value="1342027306067407" calcext:value-type="float">
            <text:p>1342027306067407</text:p>
          </table:table-cell>
          <table:table-cell table:formula="of:=[.$A176]*[.D$173]+[.$B176]*[.D$174]" office:value-type="float" office:value="2933993950833415" calcext:value-type="float">
            <text:p>2933993950833415</text:p>
          </table:table-cell>
          <table:table-cell table:number-columns-repeated="2"/>
          <table:table-cell table:style-name="ce4"/>
          <table:table-cell office:value-type="float" office:value="46165306287201" calcext:value-type="float">
            <text:p>46165306287201</text:p>
          </table:table-cell>
          <table:table-cell office:value-type="float" office:value="101887016205700" calcext:value-type="float">
            <text:p>101887016205700</text:p>
          </table:table-cell>
          <table:table-cell table:formula="of:=[.$H176]*[.J$173]+[.$I176]*[.J$174]" office:value-type="float" office:value="4525960595599423" calcext:value-type="float">
            <text:p>4525960595599423</text:p>
          </table:table-cell>
          <table:table-cell table:formula="of:=[.$H176]*[.K$173]+[.$I176]*[.K$174]" office:value-type="float" office:value="6117927240365431" calcext:value-type="float">
            <text:p>6117927240365431</text:p>
          </table:table-cell>
          <table:table-cell table:number-columns-repeated="3"/>
          <table:table-cell office:value-type="float" office:value="46165306287201" calcext:value-type="float">
            <text:p>46165306287201</text:p>
          </table:table-cell>
          <table:table-cell office:value-type="float" office:value="101887016205700" calcext:value-type="float">
            <text:p>101887016205700</text:p>
          </table:table-cell>
          <table:table-cell table:formula="of:=[.$O176]*[.Q$173]+[.$P176]*[.Q$174]" office:value-type="float" office:value="7709893885131439" calcext:value-type="float">
            <text:p>7709893885131439</text:p>
          </table:table-cell>
          <table:table-cell table:formula="of:=[.$O176]*[.R$173]+[.$P176]*[.R$174]" office:value-type="float" office:value="9.30186052989745E+015" calcext:value-type="float">
            <text:p>9.30186052989745E+015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Default" table:number-columns-repeated="6"/>
          <table:table-cell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ce4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 table:style-name="Default"/>
          <table:table-cell/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/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 table:style-name="ce4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style-name="Default" table:number-columns-repeated="2"/>
          <table:table-cell table:number-columns-repeated="3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2"/>
          <table:table-cell table:style-name="ce4"/>
          <table:table-cell table:number-columns-repeated="1003"/>
        </table:table-row>
        <table:table-row table:style-name="ro1">
          <table:table-cell table:number-columns-repeated="2"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style-name="Default" table:number-columns-repeated="2"/>
          <table:table-cell table:number-columns-repeated="3"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number-columns-repeated="5"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number-columns-repeated="2"/>
          <table:table-cell table:style-name="ce4"/>
          <table:table-cell table:number-columns-repeated="1003"/>
        </table:table-row>
        <table:table-row table:style-name="ro1">
          <table:table-cell table:number-columns-repeated="2"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/>
          <table:table-cell table:number-columns-repeated="3"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/>
          <table:table-cell table:number-columns-repeated="3"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/>
          <table:table-cell table:style-name="ce4"/>
          <table:table-cell table:number-columns-repeated="100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formula="of:=[.$A182]*[.C$180]+[.$B182]*[.C$181]" office:value-type="float" office:value="1.00639738855234E+017" calcext:value-type="float">
            <text:p>1.00639738855234E+017</text:p>
          </table:table-cell>
          <table:table-cell table:formula="of:=[.$A182]*[.D$180]+[.$B182]*[.D$181]" office:value-type="float" office:value="2.22108520620357E+017" calcext:value-type="float">
            <text:p>2.22108520620357E+017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formula="of:=[.$H182]*[.J$180]+[.$I182]*[.J$181]" office:value-type="float" office:value="1.00639738855234E+017" calcext:value-type="float">
            <text:p>1.00639738855234E+017</text:p>
          </table:table-cell>
          <table:table-cell table:formula="of:=[.$H182]*[.K$180]+[.$I182]*[.K$181]" office:value-type="float" office:value="2.22108520620357E+017" calcext:value-type="float">
            <text:p>2.22108520620357E+017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formula="of:=[.$O182]*[.Q$180]+[.$P182]*[.Q$181]" office:value-type="float" office:value="1.00639738855234E+017" calcext:value-type="float">
            <text:p>1.00639738855234E+017</text:p>
          </table:table-cell>
          <table:table-cell table:formula="of:=[.$O182]*[.R$180]+[.$P182]*[.R$181]" office:value-type="float" office:value="2.22108520620357E+017" calcext:value-type="float">
            <text:p>2.22108520620357E+017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 table:style-name="ce4"/>
          <table:table-cell table:number-columns-repeated="100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[.$A183]*[.C$180]+[.$B183]*[.C$181]" office:value-type="float" office:value="1.1695312192587E+017" calcext:value-type="float">
            <text:p>1.1695312192587E+017</text:p>
          </table:table-cell>
          <table:table-cell table:formula="of:=[.$A183]*[.D$180]+[.$B183]*[.D$181]" office:value-type="float" office:value="2.58111607970669E+017" calcext:value-type="float">
            <text:p>2.58111607970669E+017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[.$H183]*[.J$180]+[.$I183]*[.J$181]" office:value-type="float" office:value="1.1695312192587E+017" calcext:value-type="float">
            <text:p>1.1695312192587E+017</text:p>
          </table:table-cell>
          <table:table-cell table:formula="of:=[.$H183]*[.K$180]+[.$I183]*[.K$181]" office:value-type="float" office:value="2.58111607970669E+017" calcext:value-type="float">
            <text:p>2.58111607970669E+017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[.$O183]*[.Q$180]+[.$P183]*[.Q$181]" office:value-type="float" office:value="1.1695312192587E+017" calcext:value-type="float">
            <text:p>1.1695312192587E+017</text:p>
          </table:table-cell>
          <table:table-cell table:formula="of:=[.$O183]*[.R$180]+[.$P183]*[.R$181]" office:value-type="float" office:value="2.58111607970669E+017" calcext:value-type="float">
            <text:p>2.58111607970669E+017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 table:style-name="ce4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ce4"/>
          <table:table-cell table:number-columns-repeated="1003"/>
        </table:table-row>
        <table:table-row table:style-name="ro1">
          <table:table-cell table:style-name="ce7" office:value-type="string" calcext:value-type="string" table:number-columns-spanned="6" table:number-rows-spanned="1">
            <text:p>Process 2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rocess 5</text:p>
          </table:table-cell>
          <table:covered-table-cell table:number-columns-repeated="5"/>
          <table:table-cell table:style-name="Default"/>
          <table:table-cell table:style-name="ce7" office:value-type="string" calcext:value-type="string" table:number-columns-spanned="6" table:number-rows-spanned="1">
            <text:p>Process 8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4"/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4"/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188]*[.C$186]+[.$B188]*[.C$187]" office:value-type="float" office:value="29" calcext:value-type="float">
            <text:p>29</text:p>
          </table:table-cell>
          <table:table-cell table:formula="of:=[.$A188]*[.D$186]+[.$B188]*[.D$187]" office:value-type="float" office:value="35" calcext:value-type="float">
            <text:p>35</text:p>
          </table:table-cell>
          <table:table-cell table:number-columns-repeated="2"/>
          <table:table-cell table:style-name="ce4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H188]*[.J$186]+[.$I188]*[.J$187]" office:value-type="float" office:value="105" calcext:value-type="float">
            <text:p>105</text:p>
          </table:table-cell>
          <table:table-cell table:formula="of:=[.$H188]*[.K$186]+[.$I188]*[.K$187]" office:value-type="float" office:value="127" calcext:value-type="float">
            <text:p>127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[.$O188]*[.Q$186]+[.$P188]*[.Q$187]" office:value-type="float" office:value="181" calcext:value-type="float">
            <text:p>181</text:p>
          </table:table-cell>
          <table:table-cell table:formula="of:=[.$O188]*[.R$186]+[.$P188]*[.R$187]" office:value-type="float" office:value="219" calcext:value-type="float">
            <text:p>219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189]*[.C$186]+[.$B189]*[.C$187]" office:value-type="float" office:value="67" calcext:value-type="float">
            <text:p>67</text:p>
          </table:table-cell>
          <table:table-cell table:formula="of:=[.$A189]*[.D$186]+[.$B189]*[.D$187]" office:value-type="float" office:value="81" calcext:value-type="float">
            <text:p>81</text:p>
          </table:table-cell>
          <table:table-cell table:number-columns-repeated="2"/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H189]*[.J$186]+[.$I189]*[.J$187]" office:value-type="float" office:value="143" calcext:value-type="float">
            <text:p>143</text:p>
          </table:table-cell>
          <table:table-cell table:formula="of:=[.$H189]*[.K$186]+[.$I189]*[.K$187]" office:value-type="float" office:value="173" calcext:value-type="float">
            <text:p>173</text:p>
          </table:table-cell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O189]*[.Q$186]+[.$P189]*[.Q$187]" office:value-type="float" office:value="219" calcext:value-type="float">
            <text:p>219</text:p>
          </table:table-cell>
          <table:table-cell table:formula="of:=[.$O189]*[.R$186]+[.$P189]*[.R$187]" office:value-type="float" office:value="265" calcext:value-type="float">
            <text:p>265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style-name="ce4"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Hadamard product: A * (HH^T)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A192]*[.C192]" office:value-type="float" office:value="145" calcext:value-type="float">
            <text:p>145</text:p>
          </table:table-cell>
          <table:table-cell table:style-name="Default" table:formula="of:=[.B192]*[.D192]" office:value-type="float" office:value="210" calcext:value-type="float">
            <text:p>210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table:formula="of:=[.H192]*[.J192]" office:value-type="float" office:value="1785" calcext:value-type="float">
            <text:p>1785</text:p>
          </table:table-cell>
          <table:table-cell table:style-name="Default" table:formula="of:=[.I192]*[.K192]" office:value-type="float" office:value="2286" calcext:value-type="float">
            <text:p>228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table:formula="of:=[.O192]*[.Q192]" office:value-type="float" office:value="5249" calcext:value-type="float">
            <text:p>5249</text:p>
          </table:table-cell>
          <table:table-cell table:style-name="Default" table:formula="of:=[.P192]*[.R192]" office:value-type="float" office:value="6570" calcext:value-type="float">
            <text:p>6570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table:formula="of:=[.A193]*[.C193]" office:value-type="float" office:value="737" calcext:value-type="float">
            <text:p>737</text:p>
          </table:table-cell>
          <table:table-cell table:style-name="Default" table:formula="of:=[.B193]*[.D193]" office:value-type="float" office:value="972" calcext:value-type="float">
            <text:p>972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table:formula="of:=[.H193]*[.J193]" office:value-type="float" office:value="3289" calcext:value-type="float">
            <text:p>3289</text:p>
          </table:table-cell>
          <table:table-cell table:style-name="Default" table:formula="of:=[.I193]*[.K193]" office:value-type="float" office:value="4152" calcext:value-type="float">
            <text:p>4152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table:formula="of:=[.O193]*[.Q193]" office:value-type="float" office:value="7665" calcext:value-type="float">
            <text:p>7665</text:p>
          </table:table-cell>
          <table:table-cell table:style-name="Default" table:formula="of:=[.P193]*[.R193]" office:value-type="float" office:value="9540" calcext:value-type="float">
            <text:p>9540</text:p>
          </table:table-cell>
          <table:table-cell table:number-columns-repeated="1004"/>
        </table:table-row>
        <table:table-row table:style-name="ro1">
          <table:table-cell table:style-name="ce7"/>
          <table:table-cell table:number-columns-repeated="6"/>
          <table:table-cell table:style-name="ce7"/>
          <table:table-cell table:number-columns-repeated="5"/>
          <table:table-cell table:style-name="Default"/>
          <table:table-cell table:style-name="ce7"/>
          <table:table-cell table:number-columns-repeated="1009"/>
        </table:table-row>
        <table:table-row table:style-name="ro1"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Z = (A * HH^T)HW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H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Z = Z * dH</text:p>
          </table:table-cell>
          <table:covered-table-cell table:style-name="Default"/>
          <table:table-cell table:number-columns-repeated="1004"/>
        </table:table-row>
        <table:table-row table:style-name="ro1"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 table:style-name="Default" table:formula="of:=[.A196]*[.C196]" office:value-type="float" office:value="396607225" calcext:value-type="float">
            <text:p>396607225</text:p>
          </table:table-cell>
          <table:table-cell table:style-name="Default" table:formula="of:=[.B196]*[.D196]" office:value-type="float" office:value="876752100" calcext:value-type="float">
            <text:p>876752100</text:p>
          </table:table-cell>
          <table:table-cell/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style-name="Default" table:formula="of:=[.H196]*[.J196]" office:value-type="float" office:value="62004486049" calcext:value-type="float">
            <text:p>62004486049</text:p>
          </table:table-cell>
          <table:table-cell table:style-name="Default" table:formula="of:=[.I196]*[.K196]" office:value-type="float" office:value="136877800900" calcext:value-type="float">
            <text:p>136877800900</text:p>
          </table:table-cell>
          <table:table-cell table:style-name="Default"/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style-name="Default" table:formula="of:=[.O196]*[.Q196]" office:value-type="float" office:value="538807381225" calcext:value-type="float">
            <text:p>538807381225</text:p>
          </table:table-cell>
          <table:table-cell table:style-name="Default" table:formula="of:=[.P196]*[.R196]" office:value-type="float" office:value="1189168440100" calcext:value-type="float">
            <text:p>1189168440100</text:p>
          </table:table-cell>
          <table:table-cell table:number-columns-repeated="1004"/>
        </table:table-row>
        <table:table-row table:style-name="ro1"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 table:style-name="Default" table:formula="of:=[.A197]*[.C197]" office:value-type="float" office:value="10499895961" calcext:value-type="float">
            <text:p>10499895961</text:p>
          </table:table-cell>
          <table:table-cell table:style-name="Default" table:formula="of:=[.B197]*[.D197]" office:value-type="float" office:value="23186152900" calcext:value-type="float">
            <text:p>23186152900</text:p>
          </table:table-cell>
          <table:table-cell/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style-name="Default" table:formula="of:=[.H197]*[.J197]" office:value-type="float" office:value="211166901841" calcext:value-type="float">
            <text:p>211166901841</text:p>
          </table:table-cell>
          <table:table-cell table:style-name="Default" table:formula="of:=[.I197]*[.K197]" office:value-type="float" office:value="466092944100" calcext:value-type="float">
            <text:p>466092944100</text:p>
          </table:table-cell>
          <table:table-cell table:style-name="Default"/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style-name="Default" table:formula="of:=[.O197]*[.Q197]" office:value-type="float" office:value="1150309875625" calcext:value-type="float">
            <text:p>1150309875625</text:p>
          </table:table-cell>
          <table:table-cell table:style-name="Default" table:formula="of:=[.P197]*[.R197]" office:value-type="float" office:value="2538636756100" calcext:value-type="float">
            <text:p>253863675610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dN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5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396607225" calcext:value-type="float">
            <text:p>396607225</text:p>
          </table:table-cell>
          <table:table-cell table:style-name="Default" office:value-type="float" office:value="876752100" calcext:value-type="float">
            <text:p>876752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62004486049" calcext:value-type="float">
            <text:p>62004486049</text:p>
          </table:table-cell>
          <table:table-cell table:style-name="Default" office:value-type="float" office:value="136877800900" calcext:value-type="float">
            <text:p>136877800900</text:p>
          </table:table-cell>
          <table:table-cell table:style-name="Default" table:number-columns-repeated="5"/>
          <table:table-cell table:style-name="Default" office:value-type="float" office:value="538807381225" calcext:value-type="float">
            <text:p>538807381225</text:p>
          </table:table-cell>
          <table:table-cell table:style-name="Default" office:value-type="float" office:value="1189168440100" calcext:value-type="float">
            <text:p>11891684401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10499895961" calcext:value-type="float">
            <text:p>10499895961</text:p>
          </table:table-cell>
          <table:table-cell table:style-name="Default" office:value-type="float" office:value="23186152900" calcext:value-type="float">
            <text:p>231861529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211166901841" calcext:value-type="float">
            <text:p>211166901841</text:p>
          </table:table-cell>
          <table:table-cell table:style-name="Default"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M^T</text:p>
          </table:table-cell>
          <table:covered-table-cell table:style-name="Default"/>
          <table:table-cell table:style-name="Default" office:value-type="float" office:value="1150309875625" calcext:value-type="float">
            <text:p>1150309875625</text:p>
          </table:table-cell>
          <table:table-cell table:style-name="Default" office:value-type="float" office:value="2538636756100" calcext:value-type="float">
            <text:p>2538636756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7" calcext:value-type="float">
            <text:p>737</text:p>
          </table:table-cell>
          <table:table-cell table:style-name="Default" table:formula="of:=[.$A203]*[.C$201]+[.$B203]*[.C$202]" office:value-type="float" office:value="7795931370882" calcext:value-type="float">
            <text:p>7795931370882</text:p>
          </table:table-cell>
          <table:table-cell table:style-name="Default" table:formula="of:=[.$A203]*[.D$201]+[.$B203]*[.D$202]" office:value-type="float" office:value="17215323741800" calcext:value-type="float">
            <text:p>17215323741800</text:p>
          </table:table-cell>
          <table:table-cell table:style-name="Default" table:formula="of:=[.C203]+[.J203]+[.Q203]" office:value-type="float" office:value="1.2458327019839E+016" calcext:value-type="float">
            <text:p>1.2458327019839E+016</text:p>
          </table:table-cell>
          <table:table-cell table:style-name="Default" table:formula="of:=[.D203]+[.K203]+[.R203]" office:value-type="float" office:value="2.74951177690846E+016" calcext:value-type="float">
            <text:p>2.74951177690846E+016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3289" calcext:value-type="float">
            <text:p>3289</text:p>
          </table:table-cell>
          <table:table-cell table:style-name="Default" table:formula="of:=[.$H203]*[.J$201]+[.$I203]*[.J$202]" office:value-type="float" office:value="805205947752514" calcext:value-type="float">
            <text:p>805205947752514</text:p>
          </table:table-cell>
          <table:table-cell table:style-name="Default" table:formula="of:=[.$H203]*[.K$201]+[.$I203]*[.K$202]" office:value-type="float" office:value="1777306567751400" calcext:value-type="float">
            <text:p>1777306567751400</text:p>
          </table:table-cell>
          <table:table-cell table:style-name="Default" office:value-type="float" office:value="1.2458327019839E+016" calcext:value-type="float">
            <text:p>1.2458327019839E+016</text:p>
          </table:table-cell>
          <table:table-cell table:style-name="Default" office:value-type="float" office:value="2.74951177690846E+016" calcext:value-type="float">
            <text:p>2.74951177690846E+016</text:p>
          </table:table-cell>
          <table:table-cell table:style-name="Default"/>
          <table:table-cell office:value-type="float" office:value="5249" calcext:value-type="float">
            <text:p>5249</text:p>
          </table:table-cell>
          <table:table-cell office:value-type="float" office:value="7665" calcext:value-type="float">
            <text:p>7665</text:p>
          </table:table-cell>
          <table:table-cell table:style-name="Default" table:formula="of:=[.$O203]*[.Q$201]+[.$P203]*[.Q$202]" office:value-type="float" office:value="1.16453251407157E+016" calcext:value-type="float">
            <text:p>1.16453251407157E+016</text:p>
          </table:table-cell>
          <table:table-cell table:style-name="Default" table:formula="of:=[.$O203]*[.R$201]+[.$P203]*[.R$202]" office:value-type="float" office:value="2.57005958775914E+016" calcext:value-type="float">
            <text:p>2.57005958775914E+016</text:p>
          </table:table-cell>
          <table:table-cell table:style-name="Default" office:value-type="float" office:value="1.2458327019839E+016" calcext:value-type="float">
            <text:p>1.2458327019839E+016</text:p>
          </table:table-cell>
          <table:table-cell table:style-name="Default" office:value-type="float" office:value="2.74951177690846E+016" calcext:value-type="float">
            <text:p>2.74951177690846E+016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2" calcext:value-type="float">
            <text:p>972</text:p>
          </table:table-cell>
          <table:table-cell table:style-name="Default" table:formula="of:=[.$A204]*[.C$201]+[.$B204]*[.C$202]" office:value-type="float" office:value="10289186391342" calcext:value-type="float">
            <text:p>10289186391342</text:p>
          </table:table-cell>
          <table:table-cell table:style-name="Default" table:formula="of:=[.$A204]*[.D$201]+[.$B204]*[.D$202]" office:value-type="float" office:value="22721058559800" calcext:value-type="float">
            <text:p>22721058559800</text:p>
          </table:table-cell>
          <table:table-cell table:style-name="Default" table:formula="of:=[.C204]+[.J204]+[.Q204]" office:value-type="float" office:value="1.55427171260539E+016" calcext:value-type="float">
            <text:p>1.55427171260539E+016</text:p>
          </table:table-cell>
          <table:table-cell table:style-name="Default" table:formula="of:=[.D204]+[.K204]+[.R204]" office:value-type="float" office:value="3.43022729199714E+016" calcext:value-type="float">
            <text:p>3.43022729199714E+016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4152" calcext:value-type="float">
            <text:p>4152</text:p>
          </table:table-cell>
          <table:table-cell table:style-name="Default" table:formula="of:=[.$H204]*[.J$201]+[.$I204]*[.J$202]" office:value-type="float" office:value="1018507231551846" calcext:value-type="float">
            <text:p>1018507231551846</text:p>
          </table:table-cell>
          <table:table-cell table:style-name="Default" table:formula="of:=[.$H204]*[.K$201]+[.$I204]*[.K$202]" office:value-type="float" office:value="2248120556760600" calcext:value-type="float">
            <text:p>2248120556760600</text:p>
          </table:table-cell>
          <table:table-cell table:style-name="Default" office:value-type="float" office:value="1.55427171260539E+016" calcext:value-type="float">
            <text:p>1.55427171260539E+016</text:p>
          </table:table-cell>
          <table:table-cell table:style-name="Default" office:value-type="float" office:value="3.43022729199714E+016" calcext:value-type="float">
            <text:p>3.43022729199714E+016</text:p>
          </table:table-cell>
          <table:table-cell table:style-name="Default"/>
          <table:table-cell office:value-type="float" office:value="6570" calcext:value-type="float">
            <text:p>6570</text:p>
          </table:table-cell>
          <table:table-cell office:value-type="float" office:value="9540" calcext:value-type="float">
            <text:p>9540</text:p>
          </table:table-cell>
          <table:table-cell table:style-name="Default" table:formula="of:=[.$O204]*[.Q$201]+[.$P204]*[.Q$202]" office:value-type="float" office:value="1.45139207081108E+016" calcext:value-type="float">
            <text:p>1.45139207081108E+016</text:p>
          </table:table-cell>
          <table:table-cell table:style-name="Default" table:formula="of:=[.$O204]*[.R$201]+[.$P204]*[.R$202]" office:value-type="float" office:value="3.2031431304651E+016" calcext:value-type="float">
            <text:p>3.2031431304651E+016</text:p>
          </table:table-cell>
          <table:table-cell table:style-name="Default" office:value-type="float" office:value="1.55427171260539E+016" calcext:value-type="float">
            <text:p>1.55427171260539E+016</text:p>
          </table:table-cell>
          <table:table-cell table:style-name="Default" office:value-type="float" office:value="3.43022729199714E+016" calcext:value-type="float">
            <text:p>3.43022729199714E+016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formula="of:=[.$A208]*[.C$114]+[.$B208]*[.C$115]" office:value-type="float" office:value="7" calcext:value-type="float">
            <text:p>7</text:p>
          </table:table-cell>
          <table:table-cell table:style-name="Default" table:formula="of:=[.$A208]*[.D$114]+[.$B208]*[.D$115]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formula="of:=[.$H208]*[.J$114]+[.$I208]*[.J$115]" office:value-type="float" office:value="23" calcext:value-type="float">
            <text:p>23</text:p>
          </table:table-cell>
          <table:table-cell table:style-name="Default" table:formula="of:=[.$H208]*[.K$114]+[.$I208]*[.K$115]" office:value-type="float" office:value="34" calcext:value-type="float">
            <text:p>34</text:p>
          </table:table-cell>
          <table:table-cell table:style-name="Default"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formula="of:=[.$O208]*[.Q$114]+[.$P208]*[.Q$115]" office:value-type="float" office:value="39" calcext:value-type="float">
            <text:p>39</text:p>
          </table:table-cell>
          <table:table-cell table:style-name="Default" table:formula="of:=[.$O208]*[.R$114]+[.$P208]*[.R$115]" office:value-type="float" office:value="58" calcext:value-type="float">
            <text:p>5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formula="of:=[.$A209]*[.C$114]+[.$B209]*[.C$115]" office:value-type="float" office:value="15" calcext:value-type="float">
            <text:p>15</text:p>
          </table:table-cell>
          <table:table-cell table:style-name="Default" table:formula="of:=[.$A209]*[.D$114]+[.$B209]*[.D$115]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formula="of:=[.$H209]*[.J$114]+[.$I209]*[.J$115]" office:value-type="float" office:value="31" calcext:value-type="float">
            <text:p>31</text:p>
          </table:table-cell>
          <table:table-cell table:style-name="Default" table:formula="of:=[.$H209]*[.K$114]+[.$I209]*[.K$115]" office:value-type="float" office:value="46" calcext:value-type="float">
            <text:p>46</text:p>
          </table:table-cell>
          <table:table-cell table:style-name="Default"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formula="of:=[.$O209]*[.Q$114]+[.$P209]*[.Q$115]" office:value-type="float" office:value="47" calcext:value-type="float">
            <text:p>47</text:p>
          </table:table-cell>
          <table:table-cell table:style-name="Default" table:formula="of:=[.$O209]*[.R$114]+[.$P209]*[.R$115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/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 table:style-name="Default"/>
          <table:table-cell table:style-name="ce14" office:value-type="string" calcext:value-type="string" table:number-columns-spanned="6" table:number-rows-spanned="1">
            <text:p>dC</text:p>
          </table:table-cell>
          <table:covered-table-cell table:number-columns-repeated="5"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dZ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>
            <text:p>dZ</text:p>
          </table:table-cell>
          <table:table-cell table:style-name="Default" table:number-columns-repeated="6"/>
          <table:table-cell table:style-name="ce14" office:value-type="string" calcext:value-type="string">
            <text:p>dZ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396607225" calcext:value-type="float">
            <text:p>396607225</text:p>
          </table:table-cell>
          <table:table-cell table:style-name="Default" office:value-type="float" office:value="876752100" calcext:value-type="float">
            <text:p>876752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62004486049" calcext:value-type="float">
            <text:p>62004486049</text:p>
          </table:table-cell>
          <table:table-cell table:style-name="Default" office:value-type="float" office:value="136877800900" calcext:value-type="float">
            <text:p>136877800900</text:p>
          </table:table-cell>
          <table:table-cell table:style-name="Default" table:number-columns-repeated="5"/>
          <table:table-cell table:style-name="Default" office:value-type="float" office:value="538807381225" calcext:value-type="float">
            <text:p>538807381225</text:p>
          </table:table-cell>
          <table:table-cell table:style-name="Default" office:value-type="float" office:value="1189168440100" calcext:value-type="float">
            <text:p>11891684401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10499895961" calcext:value-type="float">
            <text:p>10499895961</text:p>
          </table:table-cell>
          <table:table-cell table:style-name="Default" office:value-type="float" office:value="23186152900" calcext:value-type="float">
            <text:p>231861529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/>
          <table:table-cell table:style-name="Default" table:number-columns-repeated="2"/>
          <table:table-cell table:style-name="Default" office:value-type="float" office:value="211166901841" calcext:value-type="float">
            <text:p>211166901841</text:p>
          </table:table-cell>
          <table:table-cell table:style-name="Default" office:value-type="float" office:value="466092944100" calcext:value-type="float">
            <text:p>466092944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style-name="Default" table:number-columns-repeated="3"/>
          <table:table-cell table:style-name="Default" office:value-type="float" office:value="1150309875625" calcext:value-type="float">
            <text:p>1150309875625</text:p>
          </table:table-cell>
          <table:table-cell table:style-name="Default" office:value-type="float" office:value="2538636756100" calcext:value-type="float">
            <text:p>2538636756100</text:p>
          </table:table-cell>
          <table:table-cell table:style-name="ce14" office:value-type="string" calcext:value-type="string" table:number-columns-spanned="2" table:number-rows-spanned="1">
            <text:p>allreduce on bcast comm</text:p>
          </table:table-cell>
          <table:covered-table-cell table:style-name="Default"/>
          <table:table-cell table:number-columns-repeated="100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formula="of:=[.$A215]*[.C$213]+[.$B215]*[.C$214]" office:value-type="float" office:value="282912475611" calcext:value-type="float">
            <text:p>282912475611</text:p>
          </table:table-cell>
          <table:table-cell table:style-name="Default" table:formula="of:=[.$A215]*[.D$213]+[.$B215]*[.D$214]" office:value-type="float" office:value="624758777900" calcext:value-type="float">
            <text:p>624758777900</text:p>
          </table:table-cell>
          <table:table-cell table:style-name="Default" table:formula="of:=[.C215]+[.J215]+[.Q215]" office:value-type="float" office:value="58004417174757" calcext:value-type="float">
            <text:p>58004417174757</text:p>
          </table:table-cell>
          <table:table-cell table:style-name="Default" table:formula="of:=[.D215]+[.K215]+[.R215]" office:value-type="float" office:value="128016049282900" calcext:value-type="float">
            <text:p>128016049282900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formula="of:=[.$H215]*[.J$213]+[.$I215]*[.J$214]" office:value-type="float" office:value="7586794374871" calcext:value-type="float">
            <text:p>7586794374871</text:p>
          </table:table-cell>
          <table:table-cell table:style-name="Default" table:formula="of:=[.$H215]*[.K$213]+[.$I215]*[.K$214]" office:value-type="float" office:value="16746303059100" calcext:value-type="float">
            <text:p>16746303059100</text:p>
          </table:table-cell>
          <table:table-cell table:style-name="Default" office:value-type="float" office:value="58004417174757" calcext:value-type="float">
            <text:p>58004417174757</text:p>
          </table:table-cell>
          <table:table-cell table:style-name="Default" office:value-type="float" office:value="128016049282900" calcext:value-type="float">
            <text:p>128016049282900</text:p>
          </table:table-cell>
          <table:table-cell table:style-name="Default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formula="of:=[.$O215]*[.Q$213]+[.$P215]*[.Q$214]" office:value-type="float" office:value="50134710324275" calcext:value-type="float">
            <text:p>50134710324275</text:p>
          </table:table-cell>
          <table:table-cell table:style-name="Default" table:formula="of:=[.$O215]*[.R$213]+[.$P215]*[.R$214]" office:value-type="float" office:value="110644987445900" calcext:value-type="float">
            <text:p>110644987445900</text:p>
          </table:table-cell>
          <table:table-cell table:style-name="Default" office:value-type="float" office:value="58004417174757" calcext:value-type="float">
            <text:p>58004417174757</text:p>
          </table:table-cell>
          <table:table-cell table:style-name="Default" office:value-type="float" office:value="128016049282900" calcext:value-type="float">
            <text:p>128016049282900</text:p>
          </table:table-cell>
          <table:table-cell table:number-columns-repeated="100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formula="of:=[.$A216]*[.C$213]+[.$B216]*[.C$214]" office:value-type="float" office:value="348291494727" calcext:value-type="float">
            <text:p>348291494727</text:p>
          </table:table-cell>
          <table:table-cell table:style-name="Default" table:formula="of:=[.$A216]*[.D$213]+[.$B216]*[.D$214]" office:value-type="float" office:value="769136207900" calcext:value-type="float">
            <text:p>769136207900</text:p>
          </table:table-cell>
          <table:table-cell table:style-name="Default" table:formula="of:=[.C216]+[.J216]+[.Q216]" office:value-type="float" office:value="69843528062313" calcext:value-type="float">
            <text:p>69843528062313</text:p>
          </table:table-cell>
          <table:table-cell table:style-name="Default" table:formula="of:=[.D216]+[.K216]+[.R216]" office:value-type="float" office:value="154145082360100" calcext:value-type="float">
            <text:p>154145082360100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formula="of:=[.$H216]*[.J$213]+[.$I216]*[.J$214]" office:value-type="float" office:value="9225822702211" calcext:value-type="float">
            <text:p>9225822702211</text:p>
          </table:table-cell>
          <table:table-cell table:style-name="Default" table:formula="of:=[.$H216]*[.K$213]+[.$I216]*[.K$214]" office:value-type="float" office:value="20364127529100" calcext:value-type="float">
            <text:p>20364127529100</text:p>
          </table:table-cell>
          <table:table-cell table:style-name="Default" office:value-type="float" office:value="69843528062313" calcext:value-type="float">
            <text:p>69843528062313</text:p>
          </table:table-cell>
          <table:table-cell table:style-name="Default" office:value-type="float" office:value="154145082360100" calcext:value-type="float">
            <text:p>154145082360100</text:p>
          </table:table-cell>
          <table:table-cell table:style-name="Default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table:formula="of:=[.$O216]*[.Q$213]+[.$P216]*[.Q$214]" office:value-type="float" office:value="60269413865375" calcext:value-type="float">
            <text:p>60269413865375</text:p>
          </table:table-cell>
          <table:table-cell table:style-name="Default" table:formula="of:=[.$O216]*[.R$213]+[.$P216]*[.R$214]" office:value-type="float" office:value="133011818623100" calcext:value-type="float">
            <text:p>133011818623100</text:p>
          </table:table-cell>
          <table:table-cell table:style-name="Default" office:value-type="float" office:value="69843528062313" calcext:value-type="float">
            <text:p>69843528062313</text:p>
          </table:table-cell>
          <table:table-cell table:style-name="Default" office:value-type="float" office:value="154145082360100" calcext:value-type="float">
            <text:p>154145082360100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N^T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N^T</text:p>
          </table:table-cell>
          <table:covered-table-cell table:style-name="Default"/>
          <table:table-cell table:style-name="Default" table:number-columns-repeated="5"/>
          <table:table-cell table:style-name="ce14" office:value-type="string" calcext:value-type="string" table:number-columns-spanned="2" table:number-rows-spanned="1">
            <text:p>N^T</text:p>
          </table:table-cell>
          <table:covered-table-cell table:style-name="Default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number-columns-repeated="5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3"/>
          <table:table-cell table:style-name="ce6" office:value-type="string" calcext:value-type="string" table:number-columns-spanned="2" table:number-rows-spanned="1">
            <text:p>A* dZ</text:p>
          </table:table-cell>
          <table:covered-table-cell/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58004417174757" calcext:value-type="float">
            <text:p>58004417174757</text:p>
          </table:table-cell>
          <table:table-cell office:value-type="float" office:value="128016049282900" calcext:value-type="float">
            <text:p>128016049282900</text:p>
          </table:table-cell>
          <table:table-cell table:formula="of:=[.$A221]*[.C$219]+[.$B221]*[.C$220]" office:value-type="float" office:value="1686191413052299" calcext:value-type="float">
            <text:p>1686191413052299</text:p>
          </table:table-cell>
          <table:table-cell table:formula="of:=[.$A221]*[.D$219]+[.$B221]*[.D$220]" office:value-type="float" office:value="3686419341845155" calcext:value-type="float">
            <text:p>3686419341845155</text:p>
          </table:table-cell>
          <table:table-cell table:number-columns-repeated="2"/>
          <table:table-cell table:style-name="ce4"/>
          <table:table-cell table:style-name="Default" office:value-type="float" office:value="58004417174757" calcext:value-type="float">
            <text:p>58004417174757</text:p>
          </table:table-cell>
          <table:table-cell table:style-name="Default" office:value-type="float" office:value="128016049282900" calcext:value-type="float">
            <text:p>128016049282900</text:p>
          </table:table-cell>
          <table:table-cell table:formula="of:=[.$H221]*[.J$219]+[.$I221]*[.J$220]" office:value-type="float" office:value="5686647270638011" calcext:value-type="float">
            <text:p>5686647270638011</text:p>
          </table:table-cell>
          <table:table-cell table:formula="of:=[.$H221]*[.K$219]+[.$I221]*[.K$220]" office:value-type="float" office:value="7686875199430867" calcext:value-type="float">
            <text:p>7686875199430867</text:p>
          </table:table-cell>
          <table:table-cell table:style-name="Default" table:number-columns-repeated="3"/>
          <table:table-cell table:style-name="Default" office:value-type="float" office:value="58004417174757" calcext:value-type="float">
            <text:p>58004417174757</text:p>
          </table:table-cell>
          <table:table-cell table:style-name="Default" office:value-type="float" office:value="128016049282900" calcext:value-type="float">
            <text:p>128016049282900</text:p>
          </table:table-cell>
          <table:table-cell table:formula="of:=[.$O221]*[.Q$219]+[.$P221]*[.Q$220]" office:value-type="float" office:value="9.68710312822372E+015" calcext:value-type="float">
            <text:p>9.68710312822372E+015</text:p>
          </table:table-cell>
          <table:table-cell table:formula="of:=[.$O221]*[.R$219]+[.$P221]*[.R$220]" office:value-type="float" office:value="1.16873310570166E+016" calcext:value-type="float">
            <text:p>1.16873310570166E+016</text:p>
          </table:table-cell>
          <table:table-cell table:style-name="Default"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69843528062313" calcext:value-type="float">
            <text:p>69843528062313</text:p>
          </table:table-cell>
          <table:table-cell office:value-type="float" office:value="154145082360100" calcext:value-type="float">
            <text:p>154145082360100</text:p>
          </table:table-cell>
          <table:table-cell table:formula="of:=[.$A222]*[.C$219]+[.$B222]*[.C$220]" office:value-type="float" office:value="2030355520037191" calcext:value-type="float">
            <text:p>2030355520037191</text:p>
          </table:table-cell>
          <table:table-cell table:formula="of:=[.$A222]*[.D$219]+[.$B222]*[.D$220]" office:value-type="float" office:value="4438844732856895" calcext:value-type="float">
            <text:p>4438844732856895</text:p>
          </table:table-cell>
          <table:table-cell table:number-columns-repeated="2"/>
          <table:table-cell table:style-name="ce4"/>
          <table:table-cell table:style-name="Default" office:value-type="float" office:value="69843528062313" calcext:value-type="float">
            <text:p>69843528062313</text:p>
          </table:table-cell>
          <table:table-cell table:style-name="Default" office:value-type="float" office:value="154145082360100" calcext:value-type="float">
            <text:p>154145082360100</text:p>
          </table:table-cell>
          <table:table-cell table:formula="of:=[.$H222]*[.J$219]+[.$I222]*[.J$220]" office:value-type="float" office:value="6847333945676599" calcext:value-type="float">
            <text:p>6847333945676599</text:p>
          </table:table-cell>
          <table:table-cell table:formula="of:=[.$H222]*[.K$219]+[.$I222]*[.K$220]" office:value-type="float" office:value="9.2558231584963E+015" calcext:value-type="float">
            <text:p>9.2558231584963E+015</text:p>
          </table:table-cell>
          <table:table-cell table:number-columns-repeated="3"/>
          <table:table-cell table:style-name="Default" office:value-type="float" office:value="69843528062313" calcext:value-type="float">
            <text:p>69843528062313</text:p>
          </table:table-cell>
          <table:table-cell table:style-name="Default" office:value-type="float" office:value="154145082360100" calcext:value-type="float">
            <text:p>154145082360100</text:p>
          </table:table-cell>
          <table:table-cell table:formula="of:=[.$O222]*[.Q$219]+[.$P222]*[.Q$220]" office:value-type="float" office:value="1.1664312371316E+016" calcext:value-type="float">
            <text:p>1.1664312371316E+016</text:p>
          </table:table-cell>
          <table:table-cell table:formula="of:=[.$O222]*[.R$219]+[.$P222]*[.R$220]" office:value-type="float" office:value="1.40728015841357E+016" calcext:value-type="float">
            <text:p>1.40728015841357E+016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 table:style-name="ce4"/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/>
          <table:table-cell table:style-name="ce6" office:value-type="string" calcext:value-type="string" table:number-columns-spanned="6" table:number-rows-spanned="1">
            <text:p>dW</text:p>
          </table:table-cell>
          <table:covered-table-cell table:number-columns-repeated="5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2"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1">
            <text:p>dN</text:p>
          </table:table-cell>
          <table:covered-table-cell/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number-columns-repeated="2"/>
          <table:table-cell table:style-name="ce4"/>
          <table:table-cell table:number-columns-repeated="2"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number-columns-repeated="5"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number-columns-repeated="2"/>
          <table:table-cell table:style-name="ce4" table:number-columns-repeated="18"/>
          <table:table-cell table:number-columns-repeated="986"/>
        </table:table-row>
        <table:table-row table:style-name="ro1">
          <table:table-cell table:number-columns-repeated="2"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/>
          <table:table-cell table:style-name="ce4"/>
          <table:table-cell table:number-columns-repeated="2"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/>
          <table:table-cell table:number-columns-repeated="3"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style-name="ce6" office:value-type="string" calcext:value-type="string" table:number-columns-spanned="2" table:number-rows-spanned="1">
            <text:p>allreduce on reduce comm</text:p>
          </table:table-cell>
          <table:covered-table-cell/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formula="of:=[.$A228]*[.C$226]+[.$B228]*[.C$227]" office:value-type="float" office:value="2.83094831565145E+017" calcext:value-type="float">
            <text:p>2.83094831565145E+017</text:p>
          </table:table-cell>
          <table:table-cell table:formula="of:=[.$A228]*[.D$226]+[.$B228]*[.D$227]" office:value-type="float" office:value="6.24781062041447E+017" calcext:value-type="float">
            <text:p>6.24781062041447E+017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formula="of:=[.$H228]*[.J$226]+[.$I228]*[.J$227]" office:value-type="float" office:value="2.83094831565145E+017" calcext:value-type="float">
            <text:p>2.83094831565145E+017</text:p>
          </table:table-cell>
          <table:table-cell table:formula="of:=[.$H228]*[.K$226]+[.$I228]*[.K$227]" office:value-type="float" office:value="6.24781062041447E+017" calcext:value-type="float">
            <text:p>6.24781062041447E+017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formula="of:=[.$O228]*[.Q$226]+[.$P228]*[.Q$227]" office:value-type="float" office:value="2.83094831565145E+017" calcext:value-type="float">
            <text:p>2.83094831565145E+017</text:p>
          </table:table-cell>
          <table:table-cell table:formula="of:=[.$O228]*[.R$226]+[.$P228]*[.R$227]" office:value-type="float" office:value="6.24781062041447E+017" calcext:value-type="float">
            <text:p>6.24781062041447E+017</text:p>
          </table:table-cell>
          <table:table-cell office:value-type="float" office:value="3.98020102566164E+017" calcext:value-type="float">
            <text:p>3.98020102566164E+017</text:p>
          </table:table-cell>
          <table:table-cell office:value-type="float" office:value="8.78417257630236E+017" calcext:value-type="float">
            <text:p>8.78417257630236E+017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formula="of:=[.$A229]*[.C$226]+[.$B229]*[.C$227]" office:value-type="float" office:value="3.11095875711038E+017" calcext:value-type="float">
            <text:p>3.11095875711038E+017</text:p>
          </table:table-cell>
          <table:table-cell table:formula="of:=[.$A229]*[.D$226]+[.$B229]*[.D$227]" office:value-type="float" office:value="6.86578452730503E+017" calcext:value-type="float">
            <text:p>6.86578452730503E+017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 table:style-name="ce4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formula="of:=[.$H229]*[.J$226]+[.$I229]*[.J$227]" office:value-type="float" office:value="3.11095875711038E+017" calcext:value-type="float">
            <text:p>3.11095875711038E+017</text:p>
          </table:table-cell>
          <table:table-cell table:formula="of:=[.$H229]*[.K$226]+[.$I229]*[.K$227]" office:value-type="float" office:value="6.86578452730503E+017" calcext:value-type="float">
            <text:p>6.86578452730503E+017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formula="of:=[.$O229]*[.Q$226]+[.$P229]*[.Q$227]" office:value-type="float" office:value="3.11095875711038E+017" calcext:value-type="float">
            <text:p>3.11095875711038E+017</text:p>
          </table:table-cell>
          <table:table-cell table:formula="of:=[.$O229]*[.R$226]+[.$P229]*[.R$227]" office:value-type="float" office:value="6.86578452730503E+017" calcext:value-type="float">
            <text:p>6.86578452730503E+017</text:p>
          </table:table-cell>
          <table:table-cell office:value-type="float" office:value="4.48260050477281E+017" calcext:value-type="float">
            <text:p>4.48260050477281E+017</text:p>
          </table:table-cell>
          <table:table-cell office:value-type="float" office:value="9.89295154210779E+017" calcext:value-type="float">
            <text:p>9.89295154210779E+017</text:p>
          </table:table-cell>
          <table:table-cell table:style-name="ce4" table:number-columns-repeated="18"/>
          <table:table-cell table:number-columns-repeated="98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Transpose dC and exchange with another process. Process x, y exchanges his tile with process y, x.</text:p>
          </table:table-cell>
          <table:table-cell table:number-columns-repeated="5"/>
          <table:table-cell table:style-name="ce4"/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0</text:p>
          </table:table-cell>
          <table:table-cell table:style-name="Default" table:number-columns-repeated="2"/>
          <table:table-cell table:style-name="Default" office:value-type="string" calcext:value-type="string">
            <text:p>Process 3</text:p>
          </table:table-cell>
          <table:table-cell table:style-name="Default"/>
          <table:table-cell/>
          <table:table-cell office:value-type="string" calcext:value-type="string">
            <text:p>Process 6</text:p>
          </table:table-cell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9610" calcext:value-type="float">
            <text:p>29610</text:p>
          </table:table-cell>
          <table:table-cell/>
          <table:table-cell table:style-name="ce27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102469" calcext:value-type="float">
            <text:p>102469</text:p>
          </table:table-cell>
          <table:table-cell table:style-name="ce2" office:value-type="float" office:value="152270" calcext:value-type="float">
            <text:p>152270</text:p>
          </table:table-cell>
          <table:table-cell/>
          <table:table-cell table:style-name="ce2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9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309534985112731" calcext:value-type="float">
            <text:p>309534985112731</text:p>
          </table:table-cell>
          <table:table-cell office:value-type="float" office:value="676717777798195" calcext:value-type="float">
            <text:p>676717777798195</text:p>
          </table:table-cell>
          <table:table-cell/>
          <table:table-cell office:value-type="float" office:value="997863199082515" calcext:value-type="float">
            <text:p>997863199082515</text:p>
          </table:table-cell>
          <table:table-cell office:value-type="float" office:value="2181568559821675" calcext:value-type="float">
            <text:p>2181568559821675</text:p>
          </table:table-cell>
          <table:table-cell/>
          <table:table-cell table:style-name="ce4" office:value-type="float" office:value="1686191413052299" calcext:value-type="float">
            <text:p>1686191413052299</text:p>
          </table:table-cell>
          <table:table-cell office:value-type="float" office:value="3686419341845155" calcext:value-type="float">
            <text:p>3686419341845155</text:p>
          </table:table-cell>
          <table:table-cell/>
          <table:table-cell table:style-name="Default" table:number-columns-repeated="2"/>
          <table:table-cell table:number-columns-repeated="9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653699092097623" calcext:value-type="float">
            <text:p>653699092097623</text:p>
          </table:table-cell>
          <table:table-cell office:value-type="float" office:value="1429143168809935" calcext:value-type="float">
            <text:p>1429143168809935</text:p>
          </table:table-cell>
          <table:table-cell/>
          <table:table-cell office:value-type="float" office:value="1342027306067407" calcext:value-type="float">
            <text:p>1342027306067407</text:p>
          </table:table-cell>
          <table:table-cell office:value-type="float" office:value="2933993950833415" calcext:value-type="float">
            <text:p>2933993950833415</text:p>
          </table:table-cell>
          <table:table-cell/>
          <table:table-cell table:style-name="ce4" office:value-type="float" office:value="2030355520037191" calcext:value-type="float">
            <text:p>2030355520037191</text:p>
          </table:table-cell>
          <table:table-cell office:value-type="float" office:value="4438844732856895" calcext:value-type="float">
            <text:p>4438844732856895</text:p>
          </table:table-cell>
          <table:table-cell/>
          <table:table-cell table:style-name="Default" table:number-columns-repeated="2"/>
          <table:table-cell table:number-columns-repeated="9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1</text:p>
          </table:table-cell>
          <table:table-cell table:style-name="Default" table:number-columns-repeated="2"/>
          <table:table-cell table:style-name="Default" office:value-type="string" calcext:value-type="string">
            <text:p>Process 4</text:p>
          </table:table-cell>
          <table:table-cell table:style-name="Default"/>
          <table:table-cell/>
          <table:table-cell office:value-type="string" calcext:value-type="string">
            <text:p>Process 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249007" calcext:value-type="float">
            <text:p>249007</text:p>
          </table:table-cell>
          <table:table-cell table:style-name="ce2" office:value-type="float" office:value="369970" calcext:value-type="float">
            <text:p>369970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459529" calcext:value-type="float">
            <text:p>459529</text:p>
          </table:table-cell>
          <table:table-cell table:style-name="ce2" office:value-type="float" office:value="682710" calcext:value-type="float">
            <text:p>682710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9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Default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Default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1043900570483659" calcext:value-type="float">
            <text:p>1043900570483659</text:p>
          </table:table-cell>
          <table:table-cell office:value-type="float" office:value="1411083363169123" calcext:value-type="float">
            <text:p>1411083363169123</text:p>
          </table:table-cell>
          <table:table-cell/>
          <table:table-cell office:value-type="float" office:value="3365273920560835" calcext:value-type="float">
            <text:p>3365273920560835</text:p>
          </table:table-cell>
          <table:table-cell office:value-type="float" office:value="4548979281299995" calcext:value-type="float">
            <text:p>4548979281299995</text:p>
          </table:table-cell>
          <table:table-cell/>
          <table:table-cell table:style-name="ce4" office:value-type="float" office:value="5686647270638011" calcext:value-type="float">
            <text:p>5686647270638011</text:p>
          </table:table-cell>
          <table:table-cell office:value-type="float" office:value="7686875199430867" calcext:value-type="float">
            <text:p>7686875199430867</text:p>
          </table:table-cell>
          <table:table-cell/>
          <table:table-cell table:style-name="Default" table:number-columns-repeated="2"/>
          <table:table-cell table:number-columns-repeated="9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2204587245522247" calcext:value-type="float">
            <text:p>2204587245522247</text:p>
          </table:table-cell>
          <table:table-cell office:value-type="float" office:value="2980031322234559" calcext:value-type="float">
            <text:p>2980031322234559</text:p>
          </table:table-cell>
          <table:table-cell/>
          <table:table-cell office:value-type="float" office:value="4525960595599423" calcext:value-type="float">
            <text:p>4525960595599423</text:p>
          </table:table-cell>
          <table:table-cell office:value-type="float" office:value="6117927240365431" calcext:value-type="float">
            <text:p>6117927240365431</text:p>
          </table:table-cell>
          <table:table-cell/>
          <table:table-cell table:style-name="ce4" office:value-type="float" office:value="6847333945676599" calcext:value-type="float">
            <text:p>6847333945676599</text:p>
          </table:table-cell>
          <table:table-cell office:value-type="float" office:value="9.2558231584963E+015" calcext:value-type="float">
            <text:p>9.2558231584963E+015</text:p>
          </table:table-cell>
          <table:table-cell/>
          <table:table-cell table:style-name="Default" table:number-columns-repeated="2"/>
          <table:table-cell table:number-columns-repeated="9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Process 2</text:p>
          </table:table-cell>
          <table:table-cell table:style-name="Default" table:number-columns-repeated="2"/>
          <table:table-cell table:style-name="Default" office:value-type="string" calcext:value-type="string">
            <text:p>Process 5</text:p>
          </table:table-cell>
          <table:table-cell table:style-name="Default"/>
          <table:table-cell/>
          <table:table-cell office:value-type="string" calcext:value-type="string">
            <text:p>Process 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734035" calcext:value-type="float">
            <text:p>734035</text:p>
          </table:table-cell>
          <table:table-cell table:style-name="ce2" office:value-type="float" office:value="1090490" calcext:value-type="float">
            <text:p>1090490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1072525" calcext:value-type="float">
            <text:p>1072525</text:p>
          </table:table-cell>
          <table:table-cell table:style-name="ce2" office:value-type="float" office:value="1593310" calcext:value-type="float">
            <text:p>1593310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9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1778266155854587" calcext:value-type="float">
            <text:p>1778266155854587</text:p>
          </table:table-cell>
          <table:table-cell office:value-type="float" office:value="2145448948540051" calcext:value-type="float">
            <text:p>2145448948540051</text:p>
          </table:table-cell>
          <table:table-cell/>
          <table:table-cell office:value-type="float" office:value="5732684642039155" calcext:value-type="float">
            <text:p>5732684642039155</text:p>
          </table:table-cell>
          <table:table-cell office:value-type="float" office:value="6916390002778315" calcext:value-type="float">
            <text:p>6916390002778315</text:p>
          </table:table-cell>
          <table:table-cell/>
          <table:table-cell table:style-name="ce4" office:value-type="float" office:value="9.68710312822372E+015" calcext:value-type="float">
            <text:p>9.68710312822372E+015</text:p>
          </table:table-cell>
          <table:table-cell office:value-type="float" office:value="1.16873310570166E+016" calcext:value-type="float">
            <text:p>1.16873310570166E+016</text:p>
          </table:table-cell>
          <table:table-cell table:number-columns-repeated="12"/>
          <table:table-cell table:style-name="ce4" table:number-columns-repeated="18"/>
          <table:table-cell table:number-columns-repeated="986"/>
        </table:table-row>
        <table:table-row table:style-name="ro1">
          <table:table-cell office:value-type="float" office:value="3755475398946871" calcext:value-type="float">
            <text:p>3755475398946871</text:p>
          </table:table-cell>
          <table:table-cell office:value-type="float" office:value="4530919475659183" calcext:value-type="float">
            <text:p>4530919475659183</text:p>
          </table:table-cell>
          <table:table-cell/>
          <table:table-cell office:value-type="float" office:value="7709893885131439" calcext:value-type="float">
            <text:p>7709893885131439</text:p>
          </table:table-cell>
          <table:table-cell office:value-type="float" office:value="9.30186052989745E+015" calcext:value-type="float">
            <text:p>9.30186052989745E+015</text:p>
          </table:table-cell>
          <table:table-cell/>
          <table:table-cell table:style-name="ce4" office:value-type="float" office:value="1.1664312371316E+016" calcext:value-type="float">
            <text:p>1.1664312371316E+016</text:p>
          </table:table-cell>
          <table:table-cell office:value-type="float" office:value="1.40728015841357E+016" calcext:value-type="float">
            <text:p>1.40728015841357E+016</text:p>
          </table:table-cell>
          <table:table-cell table:number-columns-repeated="12"/>
          <table:table-cell table:style-name="ce4" table:number-columns-repeated="18"/>
          <table:table-cell table:number-columns-repeated="98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partially replicated</text:p>
          </table:table-cell>
          <table:covered-table-cell table:style-name="Default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fully replicated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6" table:number-rows-spanned="1">
            <text:p>Process 0</text:p>
          </table:table-cell>
          <table:covered-table-cell table:number-columns-repeated="5"/>
          <table:table-cell table:style-name="ce4"/>
          <table:table-cell table:style-name="ce7" office:value-type="string" calcext:value-type="string" table:number-columns-spanned="6" table:number-rows-spanned="1">
            <text:p>Process 3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rocess 6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4"/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number-columns-repeated="1004"/>
        </table:table-row>
        <table:table-row table:style-name="ro1">
          <table:table-cell office:value-type="float" office:value="309534985112731" calcext:value-type="float">
            <text:p>309534985112731</text:p>
          </table:table-cell>
          <table:table-cell office:value-type="float" office:value="676717777798195" calcext:value-type="float">
            <text:p>676717777798195</text:p>
          </table:table-cell>
          <table:table-cell office:value-type="float" office:value="309534985112731" calcext:value-type="float">
            <text:p>309534985112731</text:p>
          </table:table-cell>
          <table:table-cell office:value-type="float" office:value="653699092097623" calcext:value-type="float">
            <text:p>653699092097623</text:p>
          </table:table-cell>
          <table:table-cell table:formula="of:=[.A273]+[.C273]" office:value-type="float" office:value="619069970225462" calcext:value-type="float">
            <text:p>619069970225462</text:p>
          </table:table-cell>
          <table:table-cell table:formula="of:=[.B273]+[.D273]" office:value-type="float" office:value="1330416869895818" calcext:value-type="float">
            <text:p>1330416869895818</text:p>
          </table:table-cell>
          <table:table-cell table:style-name="ce4"/>
          <table:table-cell office:value-type="float" office:value="1043900570483659" calcext:value-type="float">
            <text:p>1043900570483659</text:p>
          </table:table-cell>
          <table:table-cell office:value-type="float" office:value="1411083363169123" calcext:value-type="float">
            <text:p>1411083363169123</text:p>
          </table:table-cell>
          <table:table-cell office:value-type="float" office:value="997863199082515" calcext:value-type="float">
            <text:p>997863199082515</text:p>
          </table:table-cell>
          <table:table-cell office:value-type="float" office:value="1342027306067407" calcext:value-type="float">
            <text:p>1342027306067407</text:p>
          </table:table-cell>
          <table:table-cell table:formula="of:=[.H273]+[.J273]" office:value-type="float" office:value="2041763769566174" calcext:value-type="float">
            <text:p>2041763769566174</text:p>
          </table:table-cell>
          <table:table-cell table:formula="of:=[.I273]+[.K273]" office:value-type="float" office:value="2753110669236530" calcext:value-type="float">
            <text:p>2753110669236530</text:p>
          </table:table-cell>
          <table:table-cell/>
          <table:table-cell office:value-type="float" office:value="1778266155854587" calcext:value-type="float">
            <text:p>1778266155854587</text:p>
          </table:table-cell>
          <table:table-cell office:value-type="float" office:value="2145448948540051" calcext:value-type="float">
            <text:p>2145448948540051</text:p>
          </table:table-cell>
          <table:table-cell office:value-type="float" office:value="1686191413052299" calcext:value-type="float">
            <text:p>1686191413052299</text:p>
          </table:table-cell>
          <table:table-cell office:value-type="float" office:value="2030355520037191" calcext:value-type="float">
            <text:p>2030355520037191</text:p>
          </table:table-cell>
          <table:table-cell table:formula="of:=[.O273]+[.Q273]" office:value-type="float" office:value="3464457568906886" calcext:value-type="float">
            <text:p>3464457568906886</text:p>
          </table:table-cell>
          <table:table-cell table:formula="of:=[.P273]+[.R273]" office:value-type="float" office:value="4175804468577242" calcext:value-type="float">
            <text:p>4175804468577242</text:p>
          </table:table-cell>
          <table:table-cell table:number-columns-repeated="1004"/>
        </table:table-row>
        <table:table-row table:style-name="ro1">
          <table:table-cell office:value-type="float" office:value="653699092097623" calcext:value-type="float">
            <text:p>653699092097623</text:p>
          </table:table-cell>
          <table:table-cell office:value-type="float" office:value="1429143168809935" calcext:value-type="float">
            <text:p>1429143168809935</text:p>
          </table:table-cell>
          <table:table-cell office:value-type="float" office:value="676717777798195" calcext:value-type="float">
            <text:p>676717777798195</text:p>
          </table:table-cell>
          <table:table-cell office:value-type="float" office:value="1429143168809935" calcext:value-type="float">
            <text:p>1429143168809935</text:p>
          </table:table-cell>
          <table:table-cell table:formula="of:=[.A274]+[.C274]" office:value-type="float" office:value="1330416869895818" calcext:value-type="float">
            <text:p>1330416869895818</text:p>
          </table:table-cell>
          <table:table-cell table:formula="of:=[.B274]+[.D274]" office:value-type="float" office:value="2858286337619870" calcext:value-type="float">
            <text:p>2858286337619870</text:p>
          </table:table-cell>
          <table:table-cell table:style-name="ce4"/>
          <table:table-cell office:value-type="float" office:value="2204587245522247" calcext:value-type="float">
            <text:p>2204587245522247</text:p>
          </table:table-cell>
          <table:table-cell office:value-type="float" office:value="2980031322234559" calcext:value-type="float">
            <text:p>2980031322234559</text:p>
          </table:table-cell>
          <table:table-cell office:value-type="float" office:value="2181568559821675" calcext:value-type="float">
            <text:p>2181568559821675</text:p>
          </table:table-cell>
          <table:table-cell office:value-type="float" office:value="2933993950833415" calcext:value-type="float">
            <text:p>2933993950833415</text:p>
          </table:table-cell>
          <table:table-cell table:formula="of:=[.H274]+[.J274]" office:value-type="float" office:value="4386155805343922" calcext:value-type="float">
            <text:p>4386155805343922</text:p>
          </table:table-cell>
          <table:table-cell table:formula="of:=[.I274]+[.K274]" office:value-type="float" office:value="5914025273067974" calcext:value-type="float">
            <text:p>5914025273067974</text:p>
          </table:table-cell>
          <table:table-cell/>
          <table:table-cell office:value-type="float" office:value="3755475398946871" calcext:value-type="float">
            <text:p>3755475398946871</text:p>
          </table:table-cell>
          <table:table-cell office:value-type="float" office:value="4530919475659183" calcext:value-type="float">
            <text:p>4530919475659183</text:p>
          </table:table-cell>
          <table:table-cell office:value-type="float" office:value="3686419341845155" calcext:value-type="float">
            <text:p>3686419341845155</text:p>
          </table:table-cell>
          <table:table-cell office:value-type="float" office:value="4438844732856895" calcext:value-type="float">
            <text:p>4438844732856895</text:p>
          </table:table-cell>
          <table:table-cell table:formula="of:=[.O274]+[.Q274]" office:value-type="float" office:value="7441894740792026" calcext:value-type="float">
            <text:p>7441894740792026</text:p>
          </table:table-cell>
          <table:table-cell table:formula="of:=[.P274]+[.R274]" office:value-type="float" office:value="8969764208516078" calcext:value-type="float">
            <text:p>8969764208516078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 table:style-name="ce4"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 table:number-columns-repeated="1004"/>
        </table:table-row>
        <table:table-row table:style-name="ro1">
          <table:table-cell office:value-type="float" office:value="619069970225462" calcext:value-type="float">
            <text:p>619069970225462</text:p>
          </table:table-cell>
          <table:table-cell office:value-type="float" office:value="1330416869895818" calcext:value-type="float">
            <text:p>1330416869895818</text:p>
          </table:table-cell>
          <table:table-cell table:formula="of:=[.$A278]*[.C$276]+[.$B278]*[.C$277]" office:value-type="float" office:value="4610320579912916" calcext:value-type="float">
            <text:p>4610320579912916</text:p>
          </table:table-cell>
          <table:table-cell table:formula="of:=[.$A278]*[.D$276]+[.$B278]*[.D$277]" office:value-type="float" office:value="6559807420034196" calcext:value-type="float">
            <text:p>6559807420034196</text:p>
          </table:table-cell>
          <table:table-cell table:formula="of:=[.C278]+[.J278]+[.Q278]" office:value-type="float" office:value="1.11204881386911E+017" calcext:value-type="float">
            <text:p>1.11204881386911E+017</text:p>
          </table:table-cell>
          <table:table-cell table:formula="of:=[.D278]+[.K278]+[.R278]" office:value-type="float" office:value="1.25589504703319E+017" calcext:value-type="float">
            <text:p>1.25589504703319E+017</text:p>
          </table:table-cell>
          <table:table-cell table:style-name="ce4"/>
          <table:table-cell office:value-type="float" office:value="2041763769566174" calcext:value-type="float">
            <text:p>2041763769566174</text:p>
          </table:table-cell>
          <table:table-cell office:value-type="float" office:value="2753110669236530" calcext:value-type="float">
            <text:p>2753110669236530</text:p>
          </table:table-cell>
          <table:table-cell table:formula="of:=[.$H278]*[.J$276]+[.$I278]*[.J$277]" office:value-type="float" office:value="2.94805935324866E+016" calcext:value-type="float">
            <text:p>2.94805935324866E+016</text:p>
          </table:table-cell>
          <table:table-cell table:formula="of:=[.$H278]*[.K$276]+[.$I278]*[.K$277]" office:value-type="float" office:value="3.42754679712893E+016" calcext:value-type="float">
            <text:p>3.42754679712893E+016</text:p>
          </table:table-cell>
          <table:table-cell office:value-type="float" office:value="1.11204881386911E+017" calcext:value-type="float">
            <text:p>1.11204881386911E+017</text:p>
          </table:table-cell>
          <table:table-cell office:value-type="float" office:value="1.25589504703319E+017" calcext:value-type="float">
            <text:p>1.25589504703319E+017</text:p>
          </table:table-cell>
          <table:table-cell/>
          <table:table-cell office:value-type="float" office:value="3464457568906886" calcext:value-type="float">
            <text:p>3464457568906886</text:p>
          </table:table-cell>
          <table:table-cell office:value-type="float" office:value="4175804468577242" calcext:value-type="float">
            <text:p>4175804468577242</text:p>
          </table:table-cell>
          <table:table-cell table:formula="of:=[.$O278]*[.Q$276]+[.$P278]*[.Q$277]" office:value-type="float" office:value="7.71139672745117E+016" calcext:value-type="float">
            <text:p>7.71139672745117E+016</text:p>
          </table:table-cell>
          <table:table-cell table:formula="of:=[.$O278]*[.R$276]+[.$P278]*[.R$277]" office:value-type="float" office:value="8.47542293119958E+016" calcext:value-type="float">
            <text:p>8.47542293119958E+016</text:p>
          </table:table-cell>
          <table:table-cell office:value-type="float" office:value="1.11204881386911E+017" calcext:value-type="float">
            <text:p>1.11204881386911E+017</text:p>
          </table:table-cell>
          <table:table-cell office:value-type="float" office:value="1.25589504703319E+017" calcext:value-type="float">
            <text:p>1.25589504703319E+017</text:p>
          </table:table-cell>
          <table:table-cell table:number-columns-repeated="1004"/>
        </table:table-row>
        <table:table-row table:style-name="ro1">
          <table:table-cell office:value-type="float" office:value="1330416869895818" calcext:value-type="float">
            <text:p>1330416869895818</text:p>
          </table:table-cell>
          <table:table-cell office:value-type="float" office:value="2858286337619870" calcext:value-type="float">
            <text:p>2858286337619870</text:p>
          </table:table-cell>
          <table:table-cell table:formula="of:=[.$A279]*[.C$276]+[.$B279]*[.C$277]" office:value-type="float" office:value="9.90527588275543E+015" calcext:value-type="float">
            <text:p>9.90527588275543E+015</text:p>
          </table:table-cell>
          <table:table-cell table:formula="of:=[.$A279]*[.D$276]+[.$B279]*[.D$277]" office:value-type="float" office:value="1.40939790902711E+016" calcext:value-type="float">
            <text:p>1.40939790902711E+016</text:p>
          </table:table-cell>
          <table:table-cell table:formula="of:=[.C279]+[.J279]+[.Q279]" office:value-type="float" office:value="2.38878690781756E+017" calcext:value-type="float">
            <text:p>2.38878690781756E+017</text:p>
          </table:table-cell>
          <table:table-cell table:formula="of:=[.D279]+[.K279]+[.R279]" office:value-type="float" office:value="2.69779234016992E+017" calcext:value-type="float">
            <text:p>2.69779234016992E+017</text:p>
          </table:table-cell>
          <table:table-cell table:style-name="ce4"/>
          <table:table-cell office:value-type="float" office:value="4386155805343922" calcext:value-type="float">
            <text:p>4386155805343922</text:p>
          </table:table-cell>
          <table:table-cell office:value-type="float" office:value="5914025273067974" calcext:value-type="float">
            <text:p>5914025273067974</text:p>
          </table:table-cell>
          <table:table-cell table:formula="of:=[.$H279]*[.J$276]+[.$I279]*[.J$277]" office:value-type="float" office:value="6.33289559381954E+016" calcext:value-type="float">
            <text:p>6.33289559381954E+016</text:p>
          </table:table-cell>
          <table:table-cell table:formula="of:=[.$H279]*[.K$276]+[.$I279]*[.K$277]" office:value-type="float" office:value="7.36291370166073E+016" calcext:value-type="float">
            <text:p>7.36291370166073E+016</text:p>
          </table:table-cell>
          <table:table-cell office:value-type="float" office:value="2.38878690781756E+017" calcext:value-type="float">
            <text:p>2.38878690781756E+017</text:p>
          </table:table-cell>
          <table:table-cell office:value-type="float" office:value="2.69779234016992E+017" calcext:value-type="float">
            <text:p>2.69779234016992E+017</text:p>
          </table:table-cell>
          <table:table-cell/>
          <table:table-cell office:value-type="float" office:value="7441894740792026" calcext:value-type="float">
            <text:p>7441894740792026</text:p>
          </table:table-cell>
          <table:table-cell office:value-type="float" office:value="8969764208516078" calcext:value-type="float">
            <text:p>8969764208516078</text:p>
          </table:table-cell>
          <table:table-cell table:formula="of:=[.$O279]*[.Q$276]+[.$P279]*[.Q$277]" office:value-type="float" office:value="1.65644458960805E+017" calcext:value-type="float">
            <text:p>1.65644458960805E+017</text:p>
          </table:table-cell>
          <table:table-cell table:formula="of:=[.$O279]*[.R$276]+[.$P279]*[.R$277]" office:value-type="float" office:value="1.82056117910113E+017" calcext:value-type="float">
            <text:p>1.82056117910113E+017</text:p>
          </table:table-cell>
          <table:table-cell office:value-type="float" office:value="2.38878690781756E+017" calcext:value-type="float">
            <text:p>2.38878690781756E+017</text:p>
          </table:table-cell>
          <table:table-cell office:value-type="float" office:value="2.69779234016992E+017" calcext:value-type="float">
            <text:p>2.69779234016992E+017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style-name="ce14"/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3"/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formula="of:=[.$A283]*[.C$281]+[.$B283]*[.C$282]" office:value-type="float" office:value="9.45009562407852E+015" calcext:value-type="float">
            <text:p>9.45009562407852E+015</text:p>
          </table:table-cell>
          <table:table-cell table:formula="of:=[.$A283]*[.D$281]+[.$B283]*[.D$282]" office:value-type="float" office:value="2.06457062171448E+016" calcext:value-type="float">
            <text:p>2.06457062171448E+016</text:p>
          </table:table-cell>
          <table:table-cell table:formula="of:=[.E278]+[.C283]" office:value-type="float" office:value="1.2065497701099E+017" calcext:value-type="float">
            <text:p>1.2065497701099E+017</text:p>
          </table:table-cell>
          <table:table-cell table:formula="of:=[.F278]+[.D283]" office:value-type="float" office:value="1.46235210920464E+017" calcext:value-type="float">
            <text:p>1.46235210920464E+017</text:p>
          </table:table-cell>
          <table:table-cell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formula="of:=[.$A283]*[.J$281]+[.$B283]*[.J$282]" office:value-type="float" office:value="9.45009562407852E+015" calcext:value-type="float">
            <text:p>9.45009562407852E+015</text:p>
          </table:table-cell>
          <table:table-cell table:formula="of:=[.$A283]*[.K$281]+[.$B283]*[.K$282]" office:value-type="float" office:value="2.06457062171448E+016" calcext:value-type="float">
            <text:p>2.06457062171448E+016</text:p>
          </table:table-cell>
          <table:table-cell table:formula="of:=[.J283]+[.L278]" office:value-type="float" office:value="1.2065497701099E+017" calcext:value-type="float">
            <text:p>1.2065497701099E+017</text:p>
          </table:table-cell>
          <table:table-cell table:formula="of:=[.K283]+[.M278]" office:value-type="float" office:value="1.46235210920464E+017" calcext:value-type="float">
            <text:p>1.46235210920464E+017</text:p>
          </table:table-cell>
          <table:table-cell table:style-name="Default"/>
          <table:table-cell office:value-type="float" office:value="1745514968987718" calcext:value-type="float">
            <text:p>1745514968987718</text:p>
          </table:table-cell>
          <table:table-cell office:value-type="float" office:value="3852290327545400" calcext:value-type="float">
            <text:p>3852290327545400</text:p>
          </table:table-cell>
          <table:table-cell table:formula="of:=[.$A283]*[.Q$281]+[.$B283]*[.Q$282]" office:value-type="float" office:value="9.45009562407852E+015" calcext:value-type="float">
            <text:p>9.45009562407852E+015</text:p>
          </table:table-cell>
          <table:table-cell table:formula="of:=[.$A283]*[.R$281]+[.$B283]*[.R$282]" office:value-type="float" office:value="2.06457062171448E+016" calcext:value-type="float">
            <text:p>2.06457062171448E+016</text:p>
          </table:table-cell>
          <table:table-cell table:formula="of:=[.Q283]+[.S278]" office:value-type="float" office:value="1.2065497701099E+017" calcext:value-type="float">
            <text:p>1.2065497701099E+017</text:p>
          </table:table-cell>
          <table:table-cell table:formula="of:=[.R283]+[.T278]" office:value-type="float" office:value="1.46235210920464E+017" calcext:value-type="float">
            <text:p>1.46235210920464E+017</text:p>
          </table:table-cell>
          <table:table-cell table:number-columns-repeated="1004"/>
        </table:table-row>
        <table:table-row table:style-name="ro1"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formula="of:=[.$A284]*[.C$281]+[.$B284]*[.C$282]" office:value-type="float" office:value="2.26302621528573E+016" calcext:value-type="float">
            <text:p>2.26302621528573E+016</text:p>
          </table:table-cell>
          <table:table-cell table:formula="of:=[.$A284]*[.D$281]+[.$B284]*[.D$282]" office:value-type="float" office:value="4.94405300313139E+016" calcext:value-type="float">
            <text:p>4.94405300313139E+016</text:p>
          </table:table-cell>
          <table:table-cell table:formula="of:=[.E279]+[.C284]" office:value-type="float" office:value="2.61508952934613E+017" calcext:value-type="float">
            <text:p>2.61508952934613E+017</text:p>
          </table:table-cell>
          <table:table-cell table:formula="of:=[.F279]+[.D284]" office:value-type="float" office:value="3.19219764048306E+017" calcext:value-type="float">
            <text:p>3.19219764048306E+017</text:p>
          </table:table-cell>
          <table:table-cell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formula="of:=[.$A284]*[.J$281]+[.$B284]*[.J$282]" office:value-type="float" office:value="2.26302621528573E+016" calcext:value-type="float">
            <text:p>2.26302621528573E+016</text:p>
          </table:table-cell>
          <table:table-cell table:formula="of:=[.$A284]*[.K$281]+[.$B284]*[.K$282]" office:value-type="float" office:value="4.94405300313139E+016" calcext:value-type="float">
            <text:p>4.94405300313139E+016</text:p>
          </table:table-cell>
          <table:table-cell table:formula="of:=[.J284]+[.L279]" office:value-type="float" office:value="2.61508952934613E+017" calcext:value-type="float">
            <text:p>2.61508952934613E+017</text:p>
          </table:table-cell>
          <table:table-cell table:formula="of:=[.K284]+[.M279]" office:value-type="float" office:value="3.19219764048306E+017" calcext:value-type="float">
            <text:p>3.19219764048306E+017</text:p>
          </table:table-cell>
          <table:table-cell table:style-name="Default"/>
          <table:table-cell office:value-type="float" office:value="4180005725599314" calcext:value-type="float">
            <text:p>4180005725599314</text:p>
          </table:table-cell>
          <table:table-cell office:value-type="float" office:value="9.225128213629E+015" calcext:value-type="float">
            <text:p>9.225128213629E+015</text:p>
          </table:table-cell>
          <table:table-cell table:formula="of:=[.$A284]*[.Q$281]+[.$B284]*[.Q$282]" office:value-type="float" office:value="2.26302621528573E+016" calcext:value-type="float">
            <text:p>2.26302621528573E+016</text:p>
          </table:table-cell>
          <table:table-cell table:formula="of:=[.$A284]*[.R$281]+[.$B284]*[.R$282]" office:value-type="float" office:value="4.94405300313139E+016" calcext:value-type="float">
            <text:p>4.94405300313139E+016</text:p>
          </table:table-cell>
          <table:table-cell table:formula="of:=[.Q284]+[.S279]" office:value-type="float" office:value="2.61508952934613E+017" calcext:value-type="float">
            <text:p>2.61508952934613E+017</text:p>
          </table:table-cell>
          <table:table-cell table:formula="of:=[.R284]+[.T279]" office:value-type="float" office:value="3.19219764048306E+017" calcext:value-type="float">
            <text:p>3.19219764048306E+017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6" table:number-rows-spanned="1">
            <text:p>Process 1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rocess 4</text:p>
          </table:table-cell>
          <table:covered-table-cell table:number-columns-repeated="5"/>
          <table:table-cell table:style-name="Default"/>
          <table:table-cell table:style-name="ce7" office:value-type="string" calcext:value-type="string" table:number-columns-spanned="6" table:number-rows-spanned="1">
            <text:p>Process 7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number-columns-repeated="1004"/>
        </table:table-row>
        <table:table-row table:style-name="ro1">
          <table:table-cell office:value-type="float" office:value="997863199082515" calcext:value-type="float">
            <text:p>997863199082515</text:p>
          </table:table-cell>
          <table:table-cell office:value-type="float" office:value="2181568559821675" calcext:value-type="float">
            <text:p>2181568559821675</text:p>
          </table:table-cell>
          <table:table-cell table:style-name="Default" office:value-type="float" office:value="1043900570483659" calcext:value-type="float">
            <text:p>1043900570483659</text:p>
          </table:table-cell>
          <table:table-cell table:style-name="Default" office:value-type="float" office:value="2204587245522247" calcext:value-type="float">
            <text:p>2204587245522247</text:p>
          </table:table-cell>
          <table:table-cell table:formula="of:=[.A288]+[.C288]" office:value-type="float" office:value="2041763769566174" calcext:value-type="float">
            <text:p>2041763769566174</text:p>
          </table:table-cell>
          <table:table-cell table:formula="of:=[.B288]+[.D288]" office:value-type="float" office:value="4386155805343922" calcext:value-type="float">
            <text:p>4386155805343922</text:p>
          </table:table-cell>
          <table:table-cell/>
          <table:table-cell office:value-type="float" office:value="3365273920560835" calcext:value-type="float">
            <text:p>3365273920560835</text:p>
          </table:table-cell>
          <table:table-cell office:value-type="float" office:value="4548979281299995" calcext:value-type="float">
            <text:p>4548979281299995</text:p>
          </table:table-cell>
          <table:table-cell table:style-name="Default" office:value-type="float" office:value="3365273920560835" calcext:value-type="float">
            <text:p>3365273920560835</text:p>
          </table:table-cell>
          <table:table-cell table:style-name="Default" office:value-type="float" office:value="4525960595599423" calcext:value-type="float">
            <text:p>4525960595599423</text:p>
          </table:table-cell>
          <table:table-cell table:formula="of:=[.H288]+[.J288]" office:value-type="float" office:value="6730547841121670" calcext:value-type="float">
            <text:p>6730547841121670</text:p>
          </table:table-cell>
          <table:table-cell table:formula="of:=[.I288]+[.K288]" office:value-type="float" office:value="9.07493987689942E+015" calcext:value-type="float">
            <text:p>9.07493987689942E+015</text:p>
          </table:table-cell>
          <table:table-cell table:style-name="Default"/>
          <table:table-cell office:value-type="float" office:value="5732684642039155" calcext:value-type="float">
            <text:p>5732684642039155</text:p>
          </table:table-cell>
          <table:table-cell office:value-type="float" office:value="6916390002778315" calcext:value-type="float">
            <text:p>6916390002778315</text:p>
          </table:table-cell>
          <table:table-cell office:value-type="float" office:value="5686647270638011" calcext:value-type="float">
            <text:p>5686647270638011</text:p>
          </table:table-cell>
          <table:table-cell office:value-type="float" office:value="6847333945676599" calcext:value-type="float">
            <text:p>6847333945676599</text:p>
          </table:table-cell>
          <table:table-cell table:formula="of:=[.O288]+[.Q288]" office:value-type="float" office:value="1.14193319126772E+016" calcext:value-type="float">
            <text:p>1.14193319126772E+016</text:p>
          </table:table-cell>
          <table:table-cell table:formula="of:=[.P288]+[.R288]" office:value-type="float" office:value="1.37637239484549E+016" calcext:value-type="float">
            <text:p>1.37637239484549E+016</text:p>
          </table:table-cell>
          <table:table-cell table:number-columns-repeated="1004"/>
        </table:table-row>
        <table:table-row table:style-name="ro1">
          <table:table-cell office:value-type="float" office:value="1342027306067407" calcext:value-type="float">
            <text:p>1342027306067407</text:p>
          </table:table-cell>
          <table:table-cell office:value-type="float" office:value="2933993950833415" calcext:value-type="float">
            <text:p>2933993950833415</text:p>
          </table:table-cell>
          <table:table-cell table:style-name="Default" office:value-type="float" office:value="1411083363169123" calcext:value-type="float">
            <text:p>1411083363169123</text:p>
          </table:table-cell>
          <table:table-cell table:style-name="Default" office:value-type="float" office:value="2980031322234559" calcext:value-type="float">
            <text:p>2980031322234559</text:p>
          </table:table-cell>
          <table:table-cell table:formula="of:=[.A289]+[.C289]" office:value-type="float" office:value="2753110669236530" calcext:value-type="float">
            <text:p>2753110669236530</text:p>
          </table:table-cell>
          <table:table-cell table:formula="of:=[.B289]+[.D289]" office:value-type="float" office:value="5914025273067974" calcext:value-type="float">
            <text:p>5914025273067974</text:p>
          </table:table-cell>
          <table:table-cell/>
          <table:table-cell office:value-type="float" office:value="4525960595599423" calcext:value-type="float">
            <text:p>4525960595599423</text:p>
          </table:table-cell>
          <table:table-cell office:value-type="float" office:value="6117927240365431" calcext:value-type="float">
            <text:p>6117927240365431</text:p>
          </table:table-cell>
          <table:table-cell table:style-name="Default" office:value-type="float" office:value="4548979281299995" calcext:value-type="float">
            <text:p>4548979281299995</text:p>
          </table:table-cell>
          <table:table-cell table:style-name="Default" office:value-type="float" office:value="6117927240365431" calcext:value-type="float">
            <text:p>6117927240365431</text:p>
          </table:table-cell>
          <table:table-cell table:formula="of:=[.H289]+[.J289]" office:value-type="float" office:value="9.07493987689942E+015" calcext:value-type="float">
            <text:p>9.07493987689942E+015</text:p>
          </table:table-cell>
          <table:table-cell table:formula="of:=[.I289]+[.K289]" office:value-type="float" office:value="1.22358544807309E+016" calcext:value-type="float">
            <text:p>1.22358544807309E+016</text:p>
          </table:table-cell>
          <table:table-cell table:style-name="Default"/>
          <table:table-cell office:value-type="float" office:value="7709893885131439" calcext:value-type="float">
            <text:p>7709893885131439</text:p>
          </table:table-cell>
          <table:table-cell office:value-type="float" office:value="9.30186052989745E+015" calcext:value-type="float">
            <text:p>9.30186052989745E+015</text:p>
          </table:table-cell>
          <table:table-cell office:value-type="float" office:value="7686875199430867" calcext:value-type="float">
            <text:p>7686875199430867</text:p>
          </table:table-cell>
          <table:table-cell office:value-type="float" office:value="9.2558231584963E+015" calcext:value-type="float">
            <text:p>9.2558231584963E+015</text:p>
          </table:table-cell>
          <table:table-cell table:formula="of:=[.O289]+[.Q289]" office:value-type="float" office:value="1.53967690845623E+016" calcext:value-type="float">
            <text:p>1.53967690845623E+016</text:p>
          </table:table-cell>
          <table:table-cell table:formula="of:=[.P289]+[.R289]" office:value-type="float" office:value="1.85576836883938E+016" calcext:value-type="float">
            <text:p>1.85576836883938E+016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 table:number-columns-repeated="1004"/>
        </table:table-row>
        <table:table-row table:style-name="ro1">
          <table:table-cell office:value-type="float" office:value="2041763769566174" calcext:value-type="float">
            <text:p>2041763769566174</text:p>
          </table:table-cell>
          <table:table-cell office:value-type="float" office:value="4386155805343922" calcext:value-type="float">
            <text:p>4386155805343922</text:p>
          </table:table-cell>
          <table:table-cell table:formula="of:=[.$A293]*[.C$291]+[.$B293]*[.C$292]" office:value-type="float" office:value="1.52002311855979E+016" calcext:value-type="float">
            <text:p>1.52002311855979E+016</text:p>
          </table:table-cell>
          <table:table-cell table:formula="of:=[.$A293]*[.D$291]+[.$B293]*[.D$292]" office:value-type="float" office:value="2.1628150760508E+016" calcext:value-type="float">
            <text:p>2.1628150760508E+016</text:p>
          </table:table-cell>
          <table:table-cell table:formula="of:=[.C293]+[.J293]+[.Q293]" office:value-type="float" office:value="3.66552500176601E+017" calcext:value-type="float">
            <text:p>3.66552500176601E+017</text:p>
          </table:table-cell>
          <table:table-cell table:formula="of:=[.D293]+[.K293]+[.R293]" office:value-type="float" office:value="4.13968963330664E+017" calcext:value-type="float">
            <text:p>4.13968963330664E+017</text:p>
          </table:table-cell>
          <table:table-cell/>
          <table:table-cell office:value-type="float" office:value="6730547841121670" calcext:value-type="float">
            <text:p>6730547841121670</text:p>
          </table:table-cell>
          <table:table-cell office:value-type="float" office:value="9.07493987689942E+015" calcext:value-type="float">
            <text:p>9.07493987689942E+015</text:p>
          </table:table-cell>
          <table:table-cell table:formula="of:=[.$H293]*[.J$291]+[.$I293]*[.J$292]" office:value-type="float" office:value="9.71773183439043E+016" calcext:value-type="float">
            <text:p>9.71773183439043E+016</text:p>
          </table:table-cell>
          <table:table-cell table:formula="of:=[.$H293]*[.K$291]+[.$I293]*[.K$292]" office:value-type="float" office:value="1.12982806061925E+017" calcext:value-type="float">
            <text:p>1.12982806061925E+017</text:p>
          </table:table-cell>
          <table:table-cell office:value-type="float" office:value="3.66552500176601E+017" calcext:value-type="float">
            <text:p>3.66552500176601E+017</text:p>
          </table:table-cell>
          <table:table-cell office:value-type="float" office:value="4.13968963330664E+017" calcext:value-type="float">
            <text:p>4.13968963330664E+017</text:p>
          </table:table-cell>
          <table:table-cell table:style-name="Default"/>
          <table:table-cell office:value-type="float" office:value="1.14193319126772E+016" calcext:value-type="float">
            <text:p>1.14193319126772E+016</text:p>
          </table:table-cell>
          <table:table-cell office:value-type="float" office:value="1.37637239484549E+016" calcext:value-type="float">
            <text:p>1.37637239484549E+016</text:p>
          </table:table-cell>
          <table:table-cell table:formula="of:=[.$O293]*[.Q$291]+[.$P293]*[.Q$292]" office:value-type="float" office:value="2.54174950647099E+017" calcext:value-type="float">
            <text:p>2.54174950647099E+017</text:p>
          </table:table-cell>
          <table:table-cell table:formula="of:=[.$O293]*[.R$291]+[.$P293]*[.R$292]" office:value-type="float" office:value="2.79358006508231E+017" calcext:value-type="float">
            <text:p>2.79358006508231E+017</text:p>
          </table:table-cell>
          <table:table-cell office:value-type="float" office:value="3.66552500176601E+017" calcext:value-type="float">
            <text:p>3.66552500176601E+017</text:p>
          </table:table-cell>
          <table:table-cell office:value-type="float" office:value="4.13968963330664E+017" calcext:value-type="float">
            <text:p>4.13968963330664E+017</text:p>
          </table:table-cell>
          <table:table-cell table:number-columns-repeated="1004"/>
        </table:table-row>
        <table:table-row table:style-name="ro1">
          <table:table-cell office:value-type="float" office:value="2753110669236530" calcext:value-type="float">
            <text:p>2753110669236530</text:p>
          </table:table-cell>
          <table:table-cell office:value-type="float" office:value="5914025273067974" calcext:value-type="float">
            <text:p>5914025273067974</text:p>
          </table:table-cell>
          <table:table-cell table:formula="of:=[.$A294]*[.C$291]+[.$B294]*[.C$292]" office:value-type="float" office:value="2.04951864884404E+016" calcext:value-type="float">
            <text:p>2.04951864884404E+016</text:p>
          </table:table-cell>
          <table:table-cell table:formula="of:=[.$A294]*[.D$291]+[.$B294]*[.D$292]" office:value-type="float" office:value="2.9162322430745E+016" calcext:value-type="float">
            <text:p>2.9162322430745E+016</text:p>
          </table:table-cell>
          <table:table-cell table:formula="of:=[.C294]+[.J294]+[.Q294]" office:value-type="float" office:value="4.94226309571446E+017" calcext:value-type="float">
            <text:p>4.94226309571446E+017</text:p>
          </table:table-cell>
          <table:table-cell table:formula="of:=[.D294]+[.K294]+[.R294]" office:value-type="float" office:value="5.58158692644336E+017" calcext:value-type="float">
            <text:p>5.58158692644336E+017</text:p>
          </table:table-cell>
          <table:table-cell/>
          <table:table-cell office:value-type="float" office:value="9.07493987689942E+015" calcext:value-type="float">
            <text:p>9.07493987689942E+015</text:p>
          </table:table-cell>
          <table:table-cell office:value-type="float" office:value="1.22358544807309E+016" calcext:value-type="float">
            <text:p>1.22358544807309E+016</text:p>
          </table:table-cell>
          <table:table-cell table:formula="of:=[.$H294]*[.J$291]+[.$I294]*[.J$292]" office:value-type="float" office:value="1.31025680749613E+017" calcext:value-type="float">
            <text:p>1.31025680749613E+017</text:p>
          </table:table-cell>
          <table:table-cell table:formula="of:=[.$H294]*[.K$291]+[.$I294]*[.K$292]" office:value-type="float" office:value="1.52336475107243E+017" calcext:value-type="float">
            <text:p>1.52336475107243E+017</text:p>
          </table:table-cell>
          <table:table-cell office:value-type="float" office:value="4.94226309571446E+017" calcext:value-type="float">
            <text:p>4.94226309571446E+017</text:p>
          </table:table-cell>
          <table:table-cell office:value-type="float" office:value="5.58158692644336E+017" calcext:value-type="float">
            <text:p>5.58158692644336E+017</text:p>
          </table:table-cell>
          <table:table-cell table:style-name="Default"/>
          <table:table-cell office:value-type="float" office:value="1.53967690845623E+016" calcext:value-type="float">
            <text:p>1.53967690845623E+016</text:p>
          </table:table-cell>
          <table:table-cell office:value-type="float" office:value="1.85576836883938E+016" calcext:value-type="float">
            <text:p>1.85576836883938E+016</text:p>
          </table:table-cell>
          <table:table-cell table:formula="of:=[.$O294]*[.Q$291]+[.$P294]*[.Q$292]" office:value-type="float" office:value="3.42705442333392E+017" calcext:value-type="float">
            <text:p>3.42705442333392E+017</text:p>
          </table:table-cell>
          <table:table-cell table:formula="of:=[.$O294]*[.R$291]+[.$P294]*[.R$292]" office:value-type="float" office:value="3.76659895106348E+017" calcext:value-type="float">
            <text:p>3.76659895106348E+017</text:p>
          </table:table-cell>
          <table:table-cell office:value-type="float" office:value="4.94226309571446E+017" calcext:value-type="float">
            <text:p>4.94226309571446E+017</text:p>
          </table:table-cell>
          <table:table-cell office:value-type="float" office:value="5.58158692644336E+017" calcext:value-type="float">
            <text:p>5.58158692644336E+017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3"/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formula="of:=[.$A298]*[.C$281]+[.$B298]*[.C$282]" office:value-type="float" office:value="3.66900621514385E+016" calcext:value-type="float">
            <text:p>3.66900621514385E+016</text:p>
          </table:table-cell>
          <table:table-cell table:formula="of:=[.$A298]*[.D$281]+[.$B298]*[.D$282]" office:value-type="float" office:value="8.01570956224888E+016" calcext:value-type="float">
            <text:p>8.01570956224888E+016</text:p>
          </table:table-cell>
          <table:table-cell table:formula="of:=[.E293]+[.C298]" office:value-type="float" office:value="4.03242562328039E+017" calcext:value-type="float">
            <text:p>4.03242562328039E+017</text:p>
          </table:table-cell>
          <table:table-cell table:formula="of:=[.F293]+[.D298]" office:value-type="float" office:value="4.94126058953153E+017" calcext:value-type="float">
            <text:p>4.94126058953153E+017</text:p>
          </table:table-cell>
          <table:table-cell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formula="of:=[.$A298]*[.J$281]+[.$B298]*[.J$282]" office:value-type="float" office:value="3.66900621514385E+016" calcext:value-type="float">
            <text:p>3.66900621514385E+016</text:p>
          </table:table-cell>
          <table:table-cell table:formula="of:=[.$A298]*[.K$281]+[.$B298]*[.K$282]" office:value-type="float" office:value="8.01570956224888E+016" calcext:value-type="float">
            <text:p>8.01570956224888E+016</text:p>
          </table:table-cell>
          <table:table-cell table:formula="of:=[.J298]+[.L293]" office:value-type="float" office:value="4.03242562328039E+017" calcext:value-type="float">
            <text:p>4.03242562328039E+017</text:p>
          </table:table-cell>
          <table:table-cell table:formula="of:=[.K298]+[.M293]" office:value-type="float" office:value="4.94126058953153E+017" calcext:value-type="float">
            <text:p>4.94126058953153E+017</text:p>
          </table:table-cell>
          <table:table-cell table:style-name="Default"/>
          <table:table-cell office:value-type="float" office:value="6776971319611734" calcext:value-type="float">
            <text:p>6776971319611734</text:p>
          </table:table-cell>
          <table:table-cell office:value-type="float" office:value="1.49565454159134E+016" calcext:value-type="float">
            <text:p>1.49565454159134E+016</text:p>
          </table:table-cell>
          <table:table-cell table:formula="of:=[.$A298]*[.Q$281]+[.$B298]*[.Q$282]" office:value-type="float" office:value="3.66900621514385E+016" calcext:value-type="float">
            <text:p>3.66900621514385E+016</text:p>
          </table:table-cell>
          <table:table-cell table:formula="of:=[.$A298]*[.R$281]+[.$B298]*[.R$282]" office:value-type="float" office:value="8.01570956224888E+016" calcext:value-type="float">
            <text:p>8.01570956224888E+016</text:p>
          </table:table-cell>
          <table:table-cell table:formula="of:=[.Q298]+[.S293]" office:value-type="float" office:value="4.03242562328039E+017" calcext:value-type="float">
            <text:p>4.03242562328039E+017</text:p>
          </table:table-cell>
          <table:table-cell table:formula="of:=[.R298]+[.T293]" office:value-type="float" office:value="4.94126058953153E+017" calcext:value-type="float">
            <text:p>4.94126058953153E+017</text:p>
          </table:table-cell>
          <table:table-cell table:number-columns-repeated="1004"/>
        </table:table-row>
        <table:table-row table:style-name="ro1"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formula="of:=[.$A299]*[.C$281]+[.$B299]*[.C$282]" office:value-type="float" office:value="5.16294956198222E+016" calcext:value-type="float">
            <text:p>5.16294956198222E+016</text:p>
          </table:table-cell>
          <table:table-cell table:formula="of:=[.$A299]*[.D$281]+[.$B299]*[.D$282]" office:value-type="float" office:value="1.12795402990669E+017" calcext:value-type="float">
            <text:p>1.12795402990669E+017</text:p>
          </table:table-cell>
          <table:table-cell table:formula="of:=[.E294]+[.C299]" office:value-type="float" office:value="5.45855805191268E+017" calcext:value-type="float">
            <text:p>5.45855805191268E+017</text:p>
          </table:table-cell>
          <table:table-cell table:formula="of:=[.F294]+[.D299]" office:value-type="float" office:value="6.70954095635006E+017" calcext:value-type="float">
            <text:p>6.70954095635006E+017</text:p>
          </table:table-cell>
          <table:table-cell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formula="of:=[.$A299]*[.J$281]+[.$B299]*[.J$282]" office:value-type="float" office:value="5.16294956198222E+016" calcext:value-type="float">
            <text:p>5.16294956198222E+016</text:p>
          </table:table-cell>
          <table:table-cell table:formula="of:=[.$A299]*[.K$281]+[.$B299]*[.K$282]" office:value-type="float" office:value="1.12795402990669E+017" calcext:value-type="float">
            <text:p>1.12795402990669E+017</text:p>
          </table:table-cell>
          <table:table-cell table:formula="of:=[.J299]+[.L294]" office:value-type="float" office:value="5.45855805191268E+017" calcext:value-type="float">
            <text:p>5.45855805191268E+017</text:p>
          </table:table-cell>
          <table:table-cell table:formula="of:=[.K299]+[.M294]" office:value-type="float" office:value="6.70954095635006E+017" calcext:value-type="float">
            <text:p>6.70954095635006E+017</text:p>
          </table:table-cell>
          <table:table-cell table:style-name="Default"/>
          <table:table-cell office:value-type="float" office:value="9.53641175102498E+015" calcext:value-type="float">
            <text:p>9.53641175102498E+015</text:p>
          </table:table-cell>
          <table:table-cell office:value-type="float" office:value="2.10465419343986E+016" calcext:value-type="float">
            <text:p>2.10465419343986E+016</text:p>
          </table:table-cell>
          <table:table-cell table:formula="of:=[.$A299]*[.Q$281]+[.$B299]*[.Q$282]" office:value-type="float" office:value="5.16294956198222E+016" calcext:value-type="float">
            <text:p>5.16294956198222E+016</text:p>
          </table:table-cell>
          <table:table-cell table:formula="of:=[.$A299]*[.R$281]+[.$B299]*[.R$282]" office:value-type="float" office:value="1.12795402990669E+017" calcext:value-type="float">
            <text:p>1.12795402990669E+017</text:p>
          </table:table-cell>
          <table:table-cell table:formula="of:=[.Q299]+[.S294]" office:value-type="float" office:value="5.45855805191268E+017" calcext:value-type="float">
            <text:p>5.45855805191268E+017</text:p>
          </table:table-cell>
          <table:table-cell table:formula="of:=[.R299]+[.T294]" office:value-type="float" office:value="6.70954095635006E+017" calcext:value-type="float">
            <text:p>6.70954095635006E+017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6" table:number-rows-spanned="1">
            <text:p>Process 2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rocess 5</text:p>
          </table:table-cell>
          <table:covered-table-cell table:number-columns-repeated="5"/>
          <table:table-cell table:style-name="Default"/>
          <table:table-cell table:style-name="ce7" office:value-type="string" calcext:value-type="string" table:number-columns-spanned="6" table:number-rows-spanned="1">
            <text:p>Process 8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dC</text:p>
          </table:table-cell>
          <table:covered-table-cell/>
          <table:table-cell table:style-name="ce6" office:value-type="string" calcext:value-type="string" table:number-columns-spanned="2" table:number-rows-spanned="1">
            <text:p>dC^T</text:p>
          </table:table-cell>
          <table:covered-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number-columns-repeated="1004"/>
        </table:table-row>
        <table:table-row table:style-name="ro1">
          <table:table-cell office:value-type="float" office:value="1686191413052299" calcext:value-type="float">
            <text:p>1686191413052299</text:p>
          </table:table-cell>
          <table:table-cell office:value-type="float" office:value="3686419341845155" calcext:value-type="float">
            <text:p>3686419341845155</text:p>
          </table:table-cell>
          <table:table-cell office:value-type="float" office:value="1778266155854587" calcext:value-type="float">
            <text:p>1778266155854587</text:p>
          </table:table-cell>
          <table:table-cell office:value-type="float" office:value="3755475398946871" calcext:value-type="float">
            <text:p>3755475398946871</text:p>
          </table:table-cell>
          <table:table-cell table:formula="of:=[.A303]+[.C303]" office:value-type="float" office:value="3464457568906886" calcext:value-type="float">
            <text:p>3464457568906886</text:p>
          </table:table-cell>
          <table:table-cell table:formula="of:=[.B303]+[.D303]" office:value-type="float" office:value="7441894740792026" calcext:value-type="float">
            <text:p>7441894740792026</text:p>
          </table:table-cell>
          <table:table-cell/>
          <table:table-cell office:value-type="float" office:value="5686647270638011" calcext:value-type="float">
            <text:p>5686647270638011</text:p>
          </table:table-cell>
          <table:table-cell office:value-type="float" office:value="7686875199430867" calcext:value-type="float">
            <text:p>7686875199430867</text:p>
          </table:table-cell>
          <table:table-cell office:value-type="float" office:value="5732684642039155" calcext:value-type="float">
            <text:p>5732684642039155</text:p>
          </table:table-cell>
          <table:table-cell office:value-type="float" office:value="7709893885131439" calcext:value-type="float">
            <text:p>7709893885131439</text:p>
          </table:table-cell>
          <table:table-cell table:formula="of:=[.H303]+[.J303]" office:value-type="float" office:value="1.14193319126772E+016" calcext:value-type="float">
            <text:p>1.14193319126772E+016</text:p>
          </table:table-cell>
          <table:table-cell table:formula="of:=[.I303]+[.K303]" office:value-type="float" office:value="1.53967690845623E+016" calcext:value-type="float">
            <text:p>1.53967690845623E+016</text:p>
          </table:table-cell>
          <table:table-cell table:style-name="Default"/>
          <table:table-cell office:value-type="float" office:value="9.68710312822372E+015" calcext:value-type="float">
            <text:p>9.68710312822372E+015</text:p>
          </table:table-cell>
          <table:table-cell office:value-type="float" office:value="1.16873310570166E+016" calcext:value-type="float">
            <text:p>1.16873310570166E+016</text:p>
          </table:table-cell>
          <table:table-cell office:value-type="float" office:value="9.68710312822372E+015" calcext:value-type="float">
            <text:p>9.68710312822372E+015</text:p>
          </table:table-cell>
          <table:table-cell office:value-type="float" office:value="1.1664312371316E+016" calcext:value-type="float">
            <text:p>1.1664312371316E+016</text:p>
          </table:table-cell>
          <table:table-cell table:formula="of:=[.O303]+[.Q303]" office:value-type="float" office:value="1.93742062564474E+016" calcext:value-type="float">
            <text:p>1.93742062564474E+016</text:p>
          </table:table-cell>
          <table:table-cell table:formula="of:=[.P303]+[.R303]" office:value-type="float" office:value="2.33516434283326E+016" calcext:value-type="float">
            <text:p>2.33516434283326E+016</text:p>
          </table:table-cell>
          <table:table-cell table:number-columns-repeated="1004"/>
        </table:table-row>
        <table:table-row table:style-name="ro1">
          <table:table-cell office:value-type="float" office:value="2030355520037191" calcext:value-type="float">
            <text:p>2030355520037191</text:p>
          </table:table-cell>
          <table:table-cell office:value-type="float" office:value="4438844732856895" calcext:value-type="float">
            <text:p>4438844732856895</text:p>
          </table:table-cell>
          <table:table-cell office:value-type="float" office:value="2145448948540051" calcext:value-type="float">
            <text:p>2145448948540051</text:p>
          </table:table-cell>
          <table:table-cell office:value-type="float" office:value="4530919475659183" calcext:value-type="float">
            <text:p>4530919475659183</text:p>
          </table:table-cell>
          <table:table-cell table:formula="of:=[.A304]+[.C304]" office:value-type="float" office:value="4175804468577242" calcext:value-type="float">
            <text:p>4175804468577242</text:p>
          </table:table-cell>
          <table:table-cell table:formula="of:=[.B304]+[.D304]" office:value-type="float" office:value="8969764208516078" calcext:value-type="float">
            <text:p>8969764208516078</text:p>
          </table:table-cell>
          <table:table-cell/>
          <table:table-cell office:value-type="float" office:value="6847333945676599" calcext:value-type="float">
            <text:p>6847333945676599</text:p>
          </table:table-cell>
          <table:table-cell office:value-type="float" office:value="9.2558231584963E+015" calcext:value-type="float">
            <text:p>9.2558231584963E+015</text:p>
          </table:table-cell>
          <table:table-cell office:value-type="float" office:value="6916390002778315" calcext:value-type="float">
            <text:p>6916390002778315</text:p>
          </table:table-cell>
          <table:table-cell office:value-type="float" office:value="9.30186052989745E+015" calcext:value-type="float">
            <text:p>9.30186052989745E+015</text:p>
          </table:table-cell>
          <table:table-cell table:formula="of:=[.H304]+[.J304]" office:value-type="float" office:value="1.37637239484549E+016" calcext:value-type="float">
            <text:p>1.37637239484549E+016</text:p>
          </table:table-cell>
          <table:table-cell table:formula="of:=[.I304]+[.K304]" office:value-type="float" office:value="1.85576836883938E+016" calcext:value-type="float">
            <text:p>1.85576836883938E+016</text:p>
          </table:table-cell>
          <table:table-cell table:style-name="Default"/>
          <table:table-cell office:value-type="float" office:value="1.1664312371316E+016" calcext:value-type="float">
            <text:p>1.1664312371316E+016</text:p>
          </table:table-cell>
          <table:table-cell office:value-type="float" office:value="1.40728015841357E+016" calcext:value-type="float">
            <text:p>1.40728015841357E+016</text:p>
          </table:table-cell>
          <table:table-cell office:value-type="float" office:value="1.16873310570166E+016" calcext:value-type="float">
            <text:p>1.16873310570166E+016</text:p>
          </table:table-cell>
          <table:table-cell office:value-type="float" office:value="1.40728015841357E+016" calcext:value-type="float">
            <text:p>1.40728015841357E+016</text:p>
          </table:table-cell>
          <table:table-cell table:formula="of:=[.O304]+[.Q304]" office:value-type="float" office:value="2.33516434283326E+016" calcext:value-type="float">
            <text:p>2.33516434283326E+016</text:p>
          </table:table-cell>
          <table:table-cell table:formula="of:=[.P304]+[.R304]" office:value-type="float" office:value="2.81456031682714E+016" calcext:value-type="float">
            <text:p>2.81456031682714E+016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dC+dC^T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 table:number-columns-spanned="2" table:number-rows-spanned="1">
            <text:p>allreduce on bcast comm</text:p>
          </table:table-cell>
          <table:covered-table-cell/>
          <table:table-cell table:number-columns-repeated="1004"/>
        </table:table-row>
        <table:table-row table:style-name="ro1">
          <table:table-cell office:value-type="float" office:value="3464457568906886" calcext:value-type="float">
            <text:p>3464457568906886</text:p>
          </table:table-cell>
          <table:table-cell office:value-type="float" office:value="7441894740792026" calcext:value-type="float">
            <text:p>7441894740792026</text:p>
          </table:table-cell>
          <table:table-cell table:formula="of:=[.$A308]*[.C$306]+[.$B308]*[.C$307]" office:value-type="float" office:value="2.5790141791283E+016" calcext:value-type="float">
            <text:p>2.5790141791283E+016</text:p>
          </table:table-cell>
          <table:table-cell table:formula="of:=[.$A308]*[.D$306]+[.$B308]*[.D$307]" office:value-type="float" office:value="3.66964941009819E+016" calcext:value-type="float">
            <text:p>3.66964941009819E+016</text:p>
          </table:table-cell>
          <table:table-cell table:formula="of:=[.C308]+[.J308]+[.Q308]" office:value-type="float" office:value="6.2190011896629E+017" calcext:value-type="float">
            <text:p>6.2190011896629E+017</text:p>
          </table:table-cell>
          <table:table-cell table:formula="of:=[.D308]+[.K308]+[.R308]" office:value-type="float" office:value="7.02348421958009E+017" calcext:value-type="float">
            <text:p>7.02348421958009E+017</text:p>
          </table:table-cell>
          <table:table-cell/>
          <table:table-cell office:value-type="float" office:value="1.14193319126772E+016" calcext:value-type="float">
            <text:p>1.14193319126772E+016</text:p>
          </table:table-cell>
          <table:table-cell office:value-type="float" office:value="1.53967690845623E+016" calcext:value-type="float">
            <text:p>1.53967690845623E+016</text:p>
          </table:table-cell>
          <table:table-cell table:formula="of:=[.$H308]*[.J$306]+[.$I308]*[.J$307]" office:value-type="float" office:value="1.64874043155322E+017" calcext:value-type="float">
            <text:p>1.64874043155322E+017</text:p>
          </table:table-cell>
          <table:table-cell table:formula="of:=[.$H308]*[.K$306]+[.$I308]*[.K$307]" office:value-type="float" office:value="1.91690144152561E+017" calcext:value-type="float">
            <text:p>1.91690144152561E+017</text:p>
          </table:table-cell>
          <table:table-cell office:value-type="float" office:value="6.2190011896629E+017" calcext:value-type="float">
            <text:p>6.2190011896629E+017</text:p>
          </table:table-cell>
          <table:table-cell office:value-type="float" office:value="7.02348421958009E+017" calcext:value-type="float">
            <text:p>7.02348421958009E+017</text:p>
          </table:table-cell>
          <table:table-cell table:style-name="Default"/>
          <table:table-cell office:value-type="float" office:value="1.93742062564474E+016" calcext:value-type="float">
            <text:p>1.93742062564474E+016</text:p>
          </table:table-cell>
          <table:table-cell office:value-type="float" office:value="2.33516434283326E+016" calcext:value-type="float">
            <text:p>2.33516434283326E+016</text:p>
          </table:table-cell>
          <table:table-cell table:formula="of:=[.$O308]*[.Q$306]+[.$P308]*[.Q$307]" office:value-type="float" office:value="4.31235934019686E+017" calcext:value-type="float">
            <text:p>4.31235934019686E+017</text:p>
          </table:table-cell>
          <table:table-cell table:formula="of:=[.$O308]*[.R$306]+[.$P308]*[.R$307]" office:value-type="float" office:value="4.73961783704466E+017" calcext:value-type="float">
            <text:p>4.73961783704466E+017</text:p>
          </table:table-cell>
          <table:table-cell office:value-type="float" office:value="6.2190011896629E+017" calcext:value-type="float">
            <text:p>6.2190011896629E+017</text:p>
          </table:table-cell>
          <table:table-cell office:value-type="float" office:value="7.02348421958009E+017" calcext:value-type="float">
            <text:p>7.02348421958009E+017</text:p>
          </table:table-cell>
          <table:table-cell table:number-columns-repeated="1004"/>
        </table:table-row>
        <table:table-row table:style-name="ro1">
          <table:table-cell office:value-type="float" office:value="4175804468577242" calcext:value-type="float">
            <text:p>4175804468577242</text:p>
          </table:table-cell>
          <table:table-cell office:value-type="float" office:value="8969764208516078" calcext:value-type="float">
            <text:p>8969764208516078</text:p>
          </table:table-cell>
          <table:table-cell table:formula="of:=[.$A309]*[.C$306]+[.$B309]*[.C$307]" office:value-type="float" office:value="3.10850970941255E+016" calcext:value-type="float">
            <text:p>3.10850970941255E+016</text:p>
          </table:table-cell>
          <table:table-cell table:formula="of:=[.$A309]*[.D$306]+[.$B309]*[.D$307]" office:value-type="float" office:value="4.42306657712188E+016" calcext:value-type="float">
            <text:p>4.42306657712188E+016</text:p>
          </table:table-cell>
          <table:table-cell table:formula="of:=[.C309]+[.J309]+[.Q309]" office:value-type="float" office:value="7.49573928361135E+017" calcext:value-type="float">
            <text:p>7.49573928361135E+017</text:p>
          </table:table-cell>
          <table:table-cell table:formula="of:=[.D309]+[.K309]+[.R309]" office:value-type="float" office:value="8.46538151271681E+017" calcext:value-type="float">
            <text:p>8.46538151271681E+017</text:p>
          </table:table-cell>
          <table:table-cell/>
          <table:table-cell office:value-type="float" office:value="1.37637239484549E+016" calcext:value-type="float">
            <text:p>1.37637239484549E+016</text:p>
          </table:table-cell>
          <table:table-cell office:value-type="float" office:value="1.85576836883938E+016" calcext:value-type="float">
            <text:p>1.85576836883938E+016</text:p>
          </table:table-cell>
          <table:table-cell table:formula="of:=[.$H309]*[.J$306]+[.$I309]*[.J$307]" office:value-type="float" office:value="1.98722405561031E+017" calcext:value-type="float">
            <text:p>1.98722405561031E+017</text:p>
          </table:table-cell>
          <table:table-cell table:formula="of:=[.$H309]*[.K$306]+[.$I309]*[.K$307]" office:value-type="float" office:value="2.31043813197879E+017" calcext:value-type="float">
            <text:p>2.31043813197879E+017</text:p>
          </table:table-cell>
          <table:table-cell office:value-type="float" office:value="7.49573928361135E+017" calcext:value-type="float">
            <text:p>7.49573928361135E+017</text:p>
          </table:table-cell>
          <table:table-cell office:value-type="float" office:value="8.46538151271681E+017" calcext:value-type="float">
            <text:p>8.46538151271681E+017</text:p>
          </table:table-cell>
          <table:table-cell table:style-name="Default"/>
          <table:table-cell office:value-type="float" office:value="2.33516434283326E+016" calcext:value-type="float">
            <text:p>2.33516434283326E+016</text:p>
          </table:table-cell>
          <table:table-cell office:value-type="float" office:value="2.81456031682714E+016" calcext:value-type="float">
            <text:p>2.81456031682714E+016</text:p>
          </table:table-cell>
          <table:table-cell table:formula="of:=[.$O309]*[.Q$306]+[.$P309]*[.Q$307]" office:value-type="float" office:value="5.19766425705979E+017" calcext:value-type="float">
            <text:p>5.19766425705979E+017</text:p>
          </table:table-cell>
          <table:table-cell table:formula="of:=[.$O309]*[.R$306]+[.$P309]*[.R$307]" office:value-type="float" office:value="5.71263672302583E+017" calcext:value-type="float">
            <text:p>5.71263672302583E+017</text:p>
          </table:table-cell>
          <table:table-cell office:value-type="float" office:value="7.49573928361135E+017" calcext:value-type="float">
            <text:p>7.49573928361135E+017</text:p>
          </table:table-cell>
          <table:table-cell office:value-type="float" office:value="8.46538151271681E+017" calcext:value-type="float">
            <text:p>8.46538151271681E+017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3"/>
          <table:table-cell table:style-name="ce14" office:value-type="string" calcext:value-type="string" table:number-columns-spanned="2" table:number-rows-spanned="1">
            <text:p>dN</text:p>
          </table:table-cell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formula="of:=[.$A313]*[.C$281]+[.$B313]*[.C$282]" office:value-type="float" office:value="6.74485625580082E+016" calcext:value-type="float">
            <text:p>6.74485625580082E+016</text:p>
          </table:table-cell>
          <table:table-cell table:formula="of:=[.$A313]*[.D$281]+[.$B313]*[.D$282]" office:value-type="float" office:value="1.47355452135856E+017" calcext:value-type="float">
            <text:p>1.47355452135856E+017</text:p>
          </table:table-cell>
          <table:table-cell table:formula="of:=[.E308]+[.C313]" office:value-type="float" office:value="6.89348681524299E+017" calcext:value-type="float">
            <text:p>6.89348681524299E+017</text:p>
          </table:table-cell>
          <table:table-cell table:formula="of:=[.F308]+[.D313]" office:value-type="float" office:value="8.49703874093864E+017" calcext:value-type="float">
            <text:p>8.49703874093864E+017</text:p>
          </table:table-cell>
          <table:table-cell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formula="of:=[.$A313]*[.J$281]+[.$B313]*[.J$282]" office:value-type="float" office:value="6.74485625580082E+016" calcext:value-type="float">
            <text:p>6.74485625580082E+016</text:p>
          </table:table-cell>
          <table:table-cell table:formula="of:=[.$A313]*[.K$281]+[.$B313]*[.K$282]" office:value-type="float" office:value="1.47355452135856E+017" calcext:value-type="float">
            <text:p>1.47355452135856E+017</text:p>
          </table:table-cell>
          <table:table-cell table:formula="of:=[.J313]+[.L308]" office:value-type="float" office:value="6.89348681524299E+017" calcext:value-type="float">
            <text:p>6.89348681524299E+017</text:p>
          </table:table-cell>
          <table:table-cell table:formula="of:=[.K313]+[.M308]" office:value-type="float" office:value="8.49703874093864E+017" calcext:value-type="float">
            <text:p>8.49703874093864E+017</text:p>
          </table:table-cell>
          <table:table-cell table:style-name="Default"/>
          <table:table-cell office:value-type="float" office:value="1.2458327019839E+016" calcext:value-type="float">
            <text:p>1.2458327019839E+016</text:p>
          </table:table-cell>
          <table:table-cell office:value-type="float" office:value="2.74951177690846E+016" calcext:value-type="float">
            <text:p>2.74951177690846E+016</text:p>
          </table:table-cell>
          <table:table-cell table:formula="of:=[.$A313]*[.Q$281]+[.$B313]*[.Q$282]" office:value-type="float" office:value="6.74485625580082E+016" calcext:value-type="float">
            <text:p>6.74485625580082E+016</text:p>
          </table:table-cell>
          <table:table-cell table:formula="of:=[.$A313]*[.R$281]+[.$B313]*[.R$282]" office:value-type="float" office:value="1.47355452135856E+017" calcext:value-type="float">
            <text:p>1.47355452135856E+017</text:p>
          </table:table-cell>
          <table:table-cell table:formula="of:=[.Q313]+[.S308]" office:value-type="float" office:value="6.89348681524299E+017" calcext:value-type="float">
            <text:p>6.89348681524299E+017</text:p>
          </table:table-cell>
          <table:table-cell table:formula="of:=[.R313]+[.T308]" office:value-type="float" office:value="8.49703874093864E+017" calcext:value-type="float">
            <text:p>8.49703874093864E+017</text:p>
          </table:table-cell>
          <table:table-cell table:number-columns-repeated="1004"/>
        </table:table-row>
        <table:table-row table:style-name="ro1"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formula="of:=[.$A314]*[.C$281]+[.$B314]*[.C$282]" office:value-type="float" office:value="8.41472629659967E+016" calcext:value-type="float">
            <text:p>8.41472629659967E+016</text:p>
          </table:table-cell>
          <table:table-cell table:formula="of:=[.$A314]*[.D$281]+[.$B314]*[.D$282]" office:value-type="float" office:value="1.83837243058047E+017" calcext:value-type="float">
            <text:p>1.83837243058047E+017</text:p>
          </table:table-cell>
          <table:table-cell table:formula="of:=[.E309]+[.C314]" office:value-type="float" office:value="8.33721191327132E+017" calcext:value-type="float">
            <text:p>8.33721191327132E+017</text:p>
          </table:table-cell>
          <table:table-cell table:formula="of:=[.F309]+[.D314]" office:value-type="float" office:value="1.03037539432973E+018" calcext:value-type="float">
            <text:p>1.03037539432973E+018</text:p>
          </table:table-cell>
          <table:table-cell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formula="of:=[.$A314]*[.J$281]+[.$B314]*[.J$282]" office:value-type="float" office:value="8.41472629659967E+016" calcext:value-type="float">
            <text:p>8.41472629659967E+016</text:p>
          </table:table-cell>
          <table:table-cell table:formula="of:=[.$A314]*[.K$281]+[.$B314]*[.K$282]" office:value-type="float" office:value="1.83837243058047E+017" calcext:value-type="float">
            <text:p>1.83837243058047E+017</text:p>
          </table:table-cell>
          <table:table-cell table:formula="of:=[.J314]+[.L309]" office:value-type="float" office:value="8.33721191327132E+017" calcext:value-type="float">
            <text:p>8.33721191327132E+017</text:p>
          </table:table-cell>
          <table:table-cell table:formula="of:=[.K314]+[.M309]" office:value-type="float" office:value="1.03037539432973E+018" calcext:value-type="float">
            <text:p>1.03037539432973E+018</text:p>
          </table:table-cell>
          <table:table-cell table:style-name="Default"/>
          <table:table-cell office:value-type="float" office:value="1.55427171260539E+016" calcext:value-type="float">
            <text:p>1.55427171260539E+016</text:p>
          </table:table-cell>
          <table:table-cell office:value-type="float" office:value="3.43022729199714E+016" calcext:value-type="float">
            <text:p>3.43022729199714E+016</text:p>
          </table:table-cell>
          <table:table-cell table:formula="of:=[.$A314]*[.Q$281]+[.$B314]*[.Q$282]" office:value-type="float" office:value="8.41472629659967E+016" calcext:value-type="float">
            <text:p>8.41472629659967E+016</text:p>
          </table:table-cell>
          <table:table-cell table:formula="of:=[.$A314]*[.R$281]+[.$B314]*[.R$282]" office:value-type="float" office:value="1.83837243058047E+017" calcext:value-type="float">
            <text:p>1.83837243058047E+017</text:p>
          </table:table-cell>
          <table:table-cell table:formula="of:=[.Q314]+[.S309]" office:value-type="float" office:value="8.33721191327132E+017" calcext:value-type="float">
            <text:p>8.33721191327132E+017</text:p>
          </table:table-cell>
          <table:table-cell table:formula="of:=[.R314]+[.T309]" office:value-type="float" office:value="1.03037539432973E+018" calcext:value-type="float">
            <text:p>1.03037539432973E+018</text:p>
          </table:table-cell>
          <table:table-cell table:number-columns-repeated="1004"/>
        </table:table-row>
      </table:table>
      <table:table table:name="AGNN (single GPU)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22" office:value-type="string" calcext:value-type="string">
            <text:p>||H|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H^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4]*[.D$1]+[.$B4]*[.D$2]+[.$C4]*[.D$3]" office:value-type="float" office:value="14" calcext:value-type="float">
            <text:p>14</text:p>
          </table:table-cell>
          <table:table-cell table:formula="of:=[.$A4]*[.E$1]+[.$B4]*[.E$2]+[.$C4]*[.E$3]" office:value-type="float" office:value="32" calcext:value-type="float">
            <text:p>32</text:p>
          </table:table-cell>
          <table:table-cell table:formula="of:=[.$A4]*[.F$1]+[.$B4]*[.F$2]+[.$C4]*[.F$3]" office:value-type="float" office:value="50" calcext:value-type="float">
            <text:p>50</text:p>
          </table:table-cell>
          <table:table-cell table:formula="of:=[.$A4]*[.G$1]+[.$B4]*[.G$2]+[.$C4]*[.G$3]" office:value-type="float" office:value="68" calcext:value-type="float">
            <text:p>6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I4]*[.I4]" office:value-type="float" office:value="1" calcext:value-type="float">
            <text:p>1</text:p>
          </table:table-cell>
          <table:table-cell table:formula="of:=[.J4]*[.J4]" office:value-type="float" office:value="4" calcext:value-type="float">
            <text:p>4</text:p>
          </table:table-cell>
          <table:table-cell table:formula="of:=[.K4]*[.K4]" office:value-type="float" office:value="9" calcext:value-type="float">
            <text:p>9</text:p>
          </table:table-cell>
          <table:table-cell table:style-name="ce22" table:formula="of:=SQRT(SUM([.L4:.N4]))" office:value-type="float" office:value="3.74165738677394" calcext:value-type="float">
            <text:p>3.74165738677394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5]*[.D$1]+[.$B5]*[.D$2]+[.$C5]*[.D$3]" office:value-type="float" office:value="32" calcext:value-type="float">
            <text:p>32</text:p>
          </table:table-cell>
          <table:table-cell table:formula="of:=[.$A5]*[.E$1]+[.$B5]*[.E$2]+[.$C5]*[.E$3]" office:value-type="float" office:value="77" calcext:value-type="float">
            <text:p>77</text:p>
          </table:table-cell>
          <table:table-cell table:formula="of:=[.$A5]*[.F$1]+[.$B5]*[.F$2]+[.$C5]*[.F$3]" office:value-type="float" office:value="122" calcext:value-type="float">
            <text:p>122</text:p>
          </table:table-cell>
          <table:table-cell table:formula="of:=[.$A5]*[.G$1]+[.$B5]*[.G$2]+[.$C5]*[.G$3]" office:value-type="float" office:value="167" calcext:value-type="float">
            <text:p>1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I5]*[.I5]" office:value-type="float" office:value="16" calcext:value-type="float">
            <text:p>16</text:p>
          </table:table-cell>
          <table:table-cell table:formula="of:=[.J5]*[.J5]" office:value-type="float" office:value="25" calcext:value-type="float">
            <text:p>25</text:p>
          </table:table-cell>
          <table:table-cell table:formula="of:=[.K5]*[.K5]" office:value-type="float" office:value="36" calcext:value-type="float">
            <text:p>36</text:p>
          </table:table-cell>
          <table:table-cell table:style-name="ce22" table:formula="of:=SQRT(SUM([.L5:.N5]))" office:value-type="float" office:value="8.77496438739212" calcext:value-type="float">
            <text:p>8.77496438739212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6]*[.D$1]+[.$B6]*[.D$2]+[.$C6]*[.D$3]" office:value-type="float" office:value="50" calcext:value-type="float">
            <text:p>50</text:p>
          </table:table-cell>
          <table:table-cell table:formula="of:=[.$A6]*[.E$1]+[.$B6]*[.E$2]+[.$C6]*[.E$3]" office:value-type="float" office:value="122" calcext:value-type="float">
            <text:p>122</text:p>
          </table:table-cell>
          <table:table-cell table:formula="of:=[.$A6]*[.F$1]+[.$B6]*[.F$2]+[.$C6]*[.F$3]" office:value-type="float" office:value="194" calcext:value-type="float">
            <text:p>194</text:p>
          </table:table-cell>
          <table:table-cell table:formula="of:=[.$A6]*[.G$1]+[.$B6]*[.G$2]+[.$C6]*[.G$3]" office:value-type="float" office:value="266" calcext:value-type="float">
            <text:p>26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I6]*[.I6]" office:value-type="float" office:value="49" calcext:value-type="float">
            <text:p>49</text:p>
          </table:table-cell>
          <table:table-cell table:formula="of:=[.J6]*[.J6]" office:value-type="float" office:value="64" calcext:value-type="float">
            <text:p>64</text:p>
          </table:table-cell>
          <table:table-cell table:formula="of:=[.K6]*[.K6]" office:value-type="float" office:value="81" calcext:value-type="float">
            <text:p>81</text:p>
          </table:table-cell>
          <table:table-cell table:style-name="ce22" table:formula="of:=SQRT(SUM([.L6:.N6]))" office:value-type="float" office:value="13.9283882771841" calcext:value-type="float">
            <text:p>13.9283882771841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]*[.D$1]+[.$B7]*[.D$2]+[.$C7]*[.D$3]" office:value-type="float" office:value="68" calcext:value-type="float">
            <text:p>68</text:p>
          </table:table-cell>
          <table:table-cell table:formula="of:=[.$A7]*[.E$1]+[.$B7]*[.E$2]+[.$C7]*[.E$3]" office:value-type="float" office:value="167" calcext:value-type="float">
            <text:p>167</text:p>
          </table:table-cell>
          <table:table-cell table:formula="of:=[.$A7]*[.F$1]+[.$B7]*[.F$2]+[.$C7]*[.F$3]" office:value-type="float" office:value="266" calcext:value-type="float">
            <text:p>266</text:p>
          </table:table-cell>
          <table:table-cell table:formula="of:=[.$A7]*[.G$1]+[.$B7]*[.G$2]+[.$C7]*[.G$3]" office:value-type="float" office:value="365" calcext:value-type="float">
            <text:p>36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I7]*[.I7]" office:value-type="float" office:value="100" calcext:value-type="float">
            <text:p>100</text:p>
          </table:table-cell>
          <table:table-cell table:formula="of:=[.J7]*[.J7]" office:value-type="float" office:value="121" calcext:value-type="float">
            <text:p>121</text:p>
          </table:table-cell>
          <table:table-cell table:formula="of:=[.K7]*[.K7]" office:value-type="float" office:value="144" calcext:value-type="float">
            <text:p>144</text:p>
          </table:table-cell>
          <table:table-cell table:style-name="ce22" table:formula="of:=SQRT(SUM([.L7:.N7]))" office:value-type="float" office:value="19.1049731745428" calcext:value-type="float">
            <text:p>19.104973174542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1">
            <text:p>||H|| @ ||H||^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float" office:value="3.74165738677394" calcext:value-type="float">
            <text:p>3.74165738677394</text:p>
          </table:table-cell>
          <table:table-cell table:style-name="ce4" office:value-type="float" office:value="8.77496438739212" calcext:value-type="float">
            <text:p>8.77496438739212</text:p>
          </table:table-cell>
          <table:table-cell table:style-name="ce4" office:value-type="float" office:value="13.9283882771841" calcext:value-type="float">
            <text:p>13.9283882771841</text:p>
          </table:table-cell>
          <table:table-cell table:style-name="ce4" office:value-type="float" office:value="19.1049731745428" calcext:value-type="float">
            <text:p>19.1049731745428</text:p>
          </table:table-cell>
          <table:table-cell table:number-columns-repeated="1019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11]*[.B$10]" office:value-type="float" office:value="14" calcext:value-type="float">
            <text:p>14</text:p>
          </table:table-cell>
          <table:table-cell table:formula="of:=[.$A11]*[.C$10]" office:value-type="float" office:value="32.832910318764" calcext:value-type="float">
            <text:p>32.832910318764</text:p>
          </table:table-cell>
          <table:table-cell table:formula="of:=[.$A11]*[.D$10]" office:value-type="float" office:value="52.1152568831814" calcext:value-type="float">
            <text:p>52.1152568831814</text:p>
          </table:table-cell>
          <table:table-cell table:formula="of:=[.$A11]*[.E$10]" office:value-type="float" office:value="71.484264002646" calcext:value-type="float">
            <text:p>71.484264002646</text:p>
          </table:table-cell>
          <table:table-cell table:number-columns-repeated="1019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12]*[.B$10]" office:value-type="float" office:value="32.832910318764" calcext:value-type="float">
            <text:p>32.832910318764</text:p>
          </table:table-cell>
          <table:table-cell table:formula="of:=[.$A12]*[.C$10]" office:value-type="float" office:value="77" calcext:value-type="float">
            <text:p>77</text:p>
          </table:table-cell>
          <table:table-cell table:formula="of:=[.$A12]*[.D$10]" office:value-type="float" office:value="122.22111110606" calcext:value-type="float">
            <text:p>122.22111110606</text:p>
          </table:table-cell>
          <table:table-cell table:formula="of:=[.$A12]*[.E$10]" office:value-type="float" office:value="167.645459228695" calcext:value-type="float">
            <text:p>167.645459228695</text:p>
          </table:table-cell>
          <table:table-cell table:number-columns-repeated="1019"/>
        </table:table-row>
        <table:table-row table:style-name="ro1">
          <table:table-cell table:style-name="ce22" office:value-type="float" office:value="13.9283882771841" calcext:value-type="float">
            <text:p>13.9283882771841</text:p>
          </table:table-cell>
          <table:table-cell table:formula="of:=[.$A13]*[.B$10]" office:value-type="float" office:value="52.1152568831814" calcext:value-type="float">
            <text:p>52.1152568831814</text:p>
          </table:table-cell>
          <table:table-cell table:formula="of:=[.$A13]*[.C$10]" office:value-type="float" office:value="122.22111110606" calcext:value-type="float">
            <text:p>122.22111110606</text:p>
          </table:table-cell>
          <table:table-cell table:formula="of:=[.$A13]*[.D$10]" office:value-type="float" office:value="193.999999999999" calcext:value-type="float">
            <text:p>193.999999999999</text:p>
          </table:table-cell>
          <table:table-cell table:formula="of:=[.$A13]*[.E$10]" office:value-type="float" office:value="266.101484400219" calcext:value-type="float">
            <text:p>266.101484400219</text:p>
          </table:table-cell>
          <table:table-cell table:number-columns-repeated="1019"/>
        </table:table-row>
        <table:table-row table:style-name="ro1">
          <table:table-cell table:style-name="ce22" office:value-type="float" office:value="19.1049731745428" calcext:value-type="float">
            <text:p>19.1049731745428</text:p>
          </table:table-cell>
          <table:table-cell table:formula="of:=[.$A14]*[.B$10]" office:value-type="float" office:value="71.484264002646" calcext:value-type="float">
            <text:p>71.484264002646</text:p>
          </table:table-cell>
          <table:table-cell table:formula="of:=[.$A14]*[.C$10]" office:value-type="float" office:value="167.645459228695" calcext:value-type="float">
            <text:p>167.645459228695</text:p>
          </table:table-cell>
          <table:table-cell table:formula="of:=[.$A14]*[.D$10]" office:value-type="float" office:value="266.101484400219" calcext:value-type="float">
            <text:p>266.101484400219</text:p>
          </table:table-cell>
          <table:table-cell table:formula="of:=[.$A14]*[.E$10]"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2" table:number-rows-spanned="1">
            <text:p>Hadamard division: (HH^T) / (||H|| @ ||H||^T)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.832910318764" calcext:value-type="float">
            <text:p>32.832910318764</text:p>
          </table:table-cell>
          <table:table-cell office:value-type="float" office:value="52.1152568831815" calcext:value-type="float">
            <text:p>52.1152568831815</text:p>
          </table:table-cell>
          <table:table-cell office:value-type="float" office:value="71.4842640026461" calcext:value-type="float">
            <text:p>71.4842640026461</text:p>
          </table:table-cell>
          <table:table-cell table:formula="of:=[.A17]/[.E17]" office:value-type="float" office:value="1" calcext:value-type="float">
            <text:p>1</text:p>
          </table:table-cell>
          <table:table-cell table:formula="of:=[.B17]/[.F17]" office:value-type="float" office:value="0.974631846197076" calcext:value-type="float">
            <text:p>0.974631846197076</text:p>
          </table:table-cell>
          <table:table-cell table:formula="of:=[.C17]/[.G17]" office:value-type="float" office:value="0.959411945566671" calcext:value-type="float">
            <text:p>0.959411945566671</text:p>
          </table:table-cell>
          <table:table-cell table:formula="of:=[.D17]/[.H17]" office:value-type="float" office:value="0.951258307667305" calcext:value-type="float">
            <text:p>0.951258307667305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32.832910318764" calcext:value-type="float">
            <text:p>32.832910318764</text:p>
          </table:table-cell>
          <table:table-cell office:value-type="float" office:value="77" calcext:value-type="float">
            <text:p>77</text:p>
          </table:table-cell>
          <table:table-cell office:value-type="float" office:value="122.221111106061" calcext:value-type="float">
            <text:p>122.221111106061</text:p>
          </table:table-cell>
          <table:table-cell office:value-type="float" office:value="167.645459228695" calcext:value-type="float">
            <text:p>167.645459228695</text:p>
          </table:table-cell>
          <table:table-cell table:formula="of:=[.A18]/[.E18]" office:value-type="float" office:value="0.974631846197076" calcext:value-type="float">
            <text:p>0.974631846197076</text:p>
          </table:table-cell>
          <table:table-cell table:formula="of:=[.B18]/[.F18]" office:value-type="float" office:value="1" calcext:value-type="float">
            <text:p>1</text:p>
          </table:table-cell>
          <table:table-cell table:formula="of:=[.C18]/[.G18]" office:value-type="float" office:value="0.998190892685723" calcext:value-type="float">
            <text:p>0.998190892685723</text:p>
          </table:table-cell>
          <table:table-cell table:formula="of:=[.D18]/[.H18]" office:value-type="float" office:value="0.996149855584132" calcext:value-type="float">
            <text:p>0.99614985558413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  <table:table-cell office:value-type="float" office:value="266" calcext:value-type="float">
            <text:p>266</text:p>
          </table:table-cell>
          <table:table-cell office:value-type="float" office:value="52.1152568831815" calcext:value-type="float">
            <text:p>52.1152568831815</text:p>
          </table:table-cell>
          <table:table-cell office:value-type="float" office:value="122.221111106061" calcext:value-type="float">
            <text:p>122.221111106061</text:p>
          </table:table-cell>
          <table:table-cell office:value-type="float" office:value="194" calcext:value-type="float">
            <text:p>194</text:p>
          </table:table-cell>
          <table:table-cell office:value-type="float" office:value="266.101484400219" calcext:value-type="float">
            <text:p>266.101484400219</text:p>
          </table:table-cell>
          <table:table-cell table:formula="of:=[.A19]/[.E19]" office:value-type="float" office:value="0.959411945566671" calcext:value-type="float">
            <text:p>0.959411945566671</text:p>
          </table:table-cell>
          <table:table-cell table:formula="of:=[.B19]/[.F19]" office:value-type="float" office:value="0.998190892685723" calcext:value-type="float">
            <text:p>0.998190892685723</text:p>
          </table:table-cell>
          <table:table-cell table:formula="of:=[.C19]/[.G19]" office:value-type="float" office:value="1" calcext:value-type="float">
            <text:p>1</text:p>
          </table:table-cell>
          <table:table-cell table:formula="of:=[.D19]/[.H19]" office:value-type="float" office:value="0.999618625200653" calcext:value-type="float">
            <text:p>0.99961862520065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office:value-type="float" office:value="71.4842640026461" calcext:value-type="float">
            <text:p>71.4842640026461</text:p>
          </table:table-cell>
          <table:table-cell office:value-type="float" office:value="167.645459228695" calcext:value-type="float">
            <text:p>167.645459228695</text:p>
          </table:table-cell>
          <table:table-cell office:value-type="float" office:value="266.101484400219" calcext:value-type="float">
            <text:p>266.101484400219</text:p>
          </table:table-cell>
          <table:table-cell office:value-type="float" office:value="365" calcext:value-type="float">
            <text:p>365</text:p>
          </table:table-cell>
          <table:table-cell table:formula="of:=[.A20]/[.E20]" office:value-type="float" office:value="0.951258307667305" calcext:value-type="float">
            <text:p>0.951258307667305</text:p>
          </table:table-cell>
          <table:table-cell table:formula="of:=[.B20]/[.F20]" office:value-type="float" office:value="0.996149855584132" calcext:value-type="float">
            <text:p>0.996149855584132</text:p>
          </table:table-cell>
          <table:table-cell table:formula="of:=[.C20]/[.G20]" office:value-type="float" office:value="0.999618625200653" calcext:value-type="float">
            <text:p>0.999618625200653</text:p>
          </table:table-cell>
          <table:table-cell table:formula="of:=[.D20]/[.H20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8" table:number-rows-spanned="1">
            <text:p>Hadamard product: A * ((HH^T) / (||H|| @ ||H||^T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74631846197076" calcext:value-type="float">
            <text:p>0.974631846197076</text:p>
          </table:table-cell>
          <table:table-cell office:value-type="float" office:value="0.95941194556667" calcext:value-type="float">
            <text:p>0.95941194556667</text:p>
          </table:table-cell>
          <table:table-cell office:value-type="float" office:value="0.951258307667306" calcext:value-type="float">
            <text:p>0.951258307667306</text:p>
          </table:table-cell>
          <table:table-cell table:formula="of:=[.A23]*[.E23]" office:value-type="float" office:value="1" calcext:value-type="float">
            <text:p>1</text:p>
          </table:table-cell>
          <table:table-cell table:formula="of:=[.B23]*[.F23]" office:value-type="float" office:value="1.94926369239415" calcext:value-type="float">
            <text:p>1.94926369239415</text:p>
          </table:table-cell>
          <table:table-cell table:formula="of:=[.C23]*[.G23]" office:value-type="float" office:value="2.87823583670001" calcext:value-type="float">
            <text:p>2.87823583670001</text:p>
          </table:table-cell>
          <table:table-cell table:formula="of:=[.D23]*[.H23]" office:value-type="float" office:value="3.80503323066922" calcext:value-type="float">
            <text:p>3.80503323066922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974631846197076" calcext:value-type="float">
            <text:p>0.974631846197076</text:p>
          </table:table-cell>
          <table:table-cell office:value-type="float" office:value="1" calcext:value-type="float">
            <text:p>1</text:p>
          </table:table-cell>
          <table:table-cell office:value-type="float" office:value="0.998190892685727" calcext:value-type="float">
            <text:p>0.998190892685727</text:p>
          </table:table-cell>
          <table:table-cell office:value-type="float" office:value="0.996149855584133" calcext:value-type="float">
            <text:p>0.996149855584133</text:p>
          </table:table-cell>
          <table:table-cell table:formula="of:=[.A24]*[.E24]" office:value-type="float" office:value="4.87315923098538" calcext:value-type="float">
            <text:p>4.87315923098538</text:p>
          </table:table-cell>
          <table:table-cell table:formula="of:=[.B24]*[.F24]" office:value-type="float" office:value="6" calcext:value-type="float">
            <text:p>6</text:p>
          </table:table-cell>
          <table:table-cell table:formula="of:=[.C24]*[.G24]" office:value-type="float" office:value="6.98733624880009" calcext:value-type="float">
            <text:p>6.98733624880009</text:p>
          </table:table-cell>
          <table:table-cell table:formula="of:=[.D24]*[.H24]" office:value-type="float" office:value="7.96919884467306" calcext:value-type="float">
            <text:p>7.96919884467306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.95941194556667" calcext:value-type="float">
            <text:p>0.95941194556667</text:p>
          </table:table-cell>
          <table:table-cell office:value-type="float" office:value="0.998190892685727" calcext:value-type="float">
            <text:p>0.998190892685727</text:p>
          </table:table-cell>
          <table:table-cell office:value-type="float" office:value="1" calcext:value-type="float">
            <text:p>1</text:p>
          </table:table-cell>
          <table:table-cell office:value-type="float" office:value="0.999618625200653" calcext:value-type="float">
            <text:p>0.999618625200653</text:p>
          </table:table-cell>
          <table:table-cell table:formula="of:=[.A25]*[.E25]" office:value-type="float" office:value="8.63470751010003" calcext:value-type="float">
            <text:p>8.63470751010003</text:p>
          </table:table-cell>
          <table:table-cell table:formula="of:=[.B25]*[.F25]" office:value-type="float" office:value="9.98190892685727" calcext:value-type="float">
            <text:p>9.98190892685727</text:p>
          </table:table-cell>
          <table:table-cell table:formula="of:=[.C25]*[.G25]" office:value-type="float" office:value="11" calcext:value-type="float">
            <text:p>11</text:p>
          </table:table-cell>
          <table:table-cell table:formula="of:=[.D25]*[.H25]" office:value-type="float" office:value="11.9954235024078" calcext:value-type="float">
            <text:p>11.9954235024078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0.951258307667306" calcext:value-type="float">
            <text:p>0.951258307667306</text:p>
          </table:table-cell>
          <table:table-cell office:value-type="float" office:value="0.996149855584133" calcext:value-type="float">
            <text:p>0.996149855584133</text:p>
          </table:table-cell>
          <table:table-cell office:value-type="float" office:value="0.999618625200653" calcext:value-type="float">
            <text:p>0.999618625200653</text:p>
          </table:table-cell>
          <table:table-cell office:value-type="float" office:value="1" calcext:value-type="float">
            <text:p>1</text:p>
          </table:table-cell>
          <table:table-cell table:formula="of:=[.A26]*[.E26]" office:value-type="float" office:value="12.366357999675" calcext:value-type="float">
            <text:p>12.366357999675</text:p>
          </table:table-cell>
          <table:table-cell table:formula="of:=[.B26]*[.F26]" office:value-type="float" office:value="13.9460979781779" calcext:value-type="float">
            <text:p>13.9460979781779</text:p>
          </table:table-cell>
          <table:table-cell table:formula="of:=[.C26]*[.G26]" office:value-type="float" office:value="14.9942793780098" calcext:value-type="float">
            <text:p>14.9942793780098</text:p>
          </table:table-cell>
          <table:table-cell table:formula="of:=[.D26]*[.H26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9" table:number-rows-spanned="1">
            <text:p>(A * ((HH^T) / (||H|| @ ||H||^T)) @ HW</text:p>
          </table:table-cell>
          <table:covered-table-cell table:number-columns-repeated="8" table:style-name="ce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4926369239415" calcext:value-type="float">
            <text:p>1.94926369239415</text:p>
          </table:table-cell>
          <table:table-cell office:value-type="float" office:value="2.87823583670001" calcext:value-type="float">
            <text:p>2.87823583670001</text:p>
          </table:table-cell>
          <table:table-cell office:value-type="float" office:value="3.80503323066922" calcext:value-type="float">
            <text:p>3.80503323066922</text:p>
          </table:table-cell>
          <table:table-cell table:formula="of:=[.A33]*[.E29]+[.B33]*[.E30]+[.C33]*[.E31]+[.D33]*[.E32]" office:value-type="float" office:value="66.9950379331689" calcext:value-type="float">
            <text:p>66.9950379331689</text:p>
          </table:table-cell>
          <table:table-cell table:formula="of:=[.A33]*[.F29]+[.B33]*[.F30]+[.C33]*[.F31]+[.D33]*[.F32]" office:value-type="float" office:value="76.6275706929323" calcext:value-type="float">
            <text:p>76.6275706929323</text:p>
          </table:table-cell>
          <table:table-cell table:formula="of:=[.A33]*[.G29]+[.B33]*[.G30]+[.C33]*[.G31]+[.D33]*[.G32]" office:value-type="float" office:value="86.2601034526956" calcext:value-type="float">
            <text:p>86.2601034526956</text:p>
          </table:table-cell>
          <table:table-cell table:formula="of:=[.E33]*[.H30]+[.F33]*[.H31]+[.G33]*[.H32]" office:value-type="float" office:value="728.178267275444" calcext:value-type="float">
            <text:p>728.178267275444</text:p>
          </table:table-cell>
          <table:table-cell table:formula="of:=[.E33]*[.I30]+[.F33]*[.I31]+[.G33]*[.I32]" office:value-type="float" office:value="958.060979354241" calcext:value-type="float">
            <text:p>958.060979354241</text:p>
          </table:table-cell>
          <table:table-cell table:number-columns-repeated="1015"/>
        </table:table-row>
        <table:table-row table:style-name="ro1">
          <table:table-cell office:value-type="float" office:value="4.87315923098538" calcext:value-type="float">
            <text:p>4.87315923098538</text:p>
          </table:table-cell>
          <table:table-cell office:value-type="float" office:value="6" calcext:value-type="float">
            <text:p>6</text:p>
          </table:table-cell>
          <table:table-cell office:value-type="float" office:value="6.98733624880009" calcext:value-type="float">
            <text:p>6.98733624880009</text:p>
          </table:table-cell>
          <table:table-cell office:value-type="float" office:value="7.96919884467306" calcext:value-type="float">
            <text:p>7.96919884467306</text:p>
          </table:table-cell>
          <table:table-cell table:formula="of:=[.A34]*[.E29]+[.B34]*[.E30]+[.C34]*[.E31]+[.D34]*[.E32]" office:value-type="float" office:value="157.476501419317" calcext:value-type="float">
            <text:p>157.476501419317</text:p>
          </table:table-cell>
          <table:table-cell table:formula="of:=[.A34]*[.F29]+[.B34]*[.F30]+[.C34]*[.F31]+[.D34]*[.F32]" office:value-type="float" office:value="183.306195743775" calcext:value-type="float">
            <text:p>183.306195743775</text:p>
          </table:table-cell>
          <table:table-cell table:formula="of:=[.A34]*[.G29]+[.B34]*[.G30]+[.C34]*[.G31]+[.D34]*[.G32]" office:value-type="float" office:value="209.135890068234" calcext:value-type="float">
            <text:p>209.135890068234</text:p>
          </table:table-cell>
          <table:table-cell table:formula="of:=[.E34]*[.H30]+[.F34]*[.H31]+[.G34]*[.H32]" office:value-type="float" office:value="1753.07453899181" calcext:value-type="float">
            <text:p>1753.07453899181</text:p>
          </table:table-cell>
          <table:table-cell table:formula="of:=[.E34]*[.I30]+[.F34]*[.I31]+[.G34]*[.I32]" office:value-type="float" office:value="2302.99312622314" calcext:value-type="float">
            <text:p>2302.99312622314</text:p>
          </table:table-cell>
          <table:table-cell table:number-columns-repeated="1015"/>
        </table:table-row>
        <table:table-row table:style-name="ro1">
          <table:table-cell office:value-type="float" office:value="8.63470751010003" calcext:value-type="float">
            <text:p>8.63470751010003</text:p>
          </table:table-cell>
          <table:table-cell office:value-type="float" office:value="9.98190892685727" calcext:value-type="float">
            <text:p>9.98190892685727</text:p>
          </table:table-cell>
          <table:table-cell office:value-type="float" office:value="11" calcext:value-type="float">
            <text:p>11</text:p>
          </table:table-cell>
          <table:table-cell office:value-type="float" office:value="11.9954235024078" calcext:value-type="float">
            <text:p>11.9954235024078</text:p>
          </table:table-cell>
          <table:table-cell table:formula="of:=[.A35]*[.E29]+[.B35]*[.E30]+[.C35]*[.E31]+[.D35]*[.E32]" office:value-type="float" office:value="245.516578241607" calcext:value-type="float">
            <text:p>245.516578241607</text:p>
          </table:table-cell>
          <table:table-cell table:formula="of:=[.A35]*[.F29]+[.B35]*[.F30]+[.C35]*[.F31]+[.D35]*[.F32]" office:value-type="float" office:value="287.128618180972" calcext:value-type="float">
            <text:p>287.128618180972</text:p>
          </table:table-cell>
          <table:table-cell table:formula="of:=[.A35]*[.G29]+[.B35]*[.G30]+[.C35]*[.G31]+[.D35]*[.G32]" office:value-type="float" office:value="328.740658120337" calcext:value-type="float">
            <text:p>328.740658120337</text:p>
          </table:table-cell>
          <table:table-cell table:formula="of:=[.E35]*[.H30]+[.F35]*[.H31]+[.G35]*[.H32]" office:value-type="float" office:value="2750.60572338621" calcext:value-type="float">
            <text:p>2750.60572338621</text:p>
          </table:table-cell>
          <table:table-cell table:formula="of:=[.E35]*[.I30]+[.F35]*[.I31]+[.G35]*[.I32]" office:value-type="float" office:value="3611.99157792913" calcext:value-type="float">
            <text:p>3611.99157792913</text:p>
          </table:table-cell>
          <table:table-cell table:number-columns-repeated="1015"/>
        </table:table-row>
        <table:table-row table:style-name="ro1">
          <table:table-cell office:value-type="float" office:value="12.366357999675" calcext:value-type="float">
            <text:p>12.366357999675</text:p>
          </table:table-cell>
          <table:table-cell office:value-type="float" office:value="13.9460979781779" calcext:value-type="float">
            <text:p>13.9460979781779</text:p>
          </table:table-cell>
          <table:table-cell office:value-type="float" office:value="14.9942793780098" calcext:value-type="float">
            <text:p>14.9942793780098</text:p>
          </table:table-cell>
          <table:table-cell office:value-type="float" office:value="16" calcext:value-type="float">
            <text:p>16</text:p>
          </table:table-cell>
          <table:table-cell table:formula="of:=[.A36]*[.E29]+[.B36]*[.E30]+[.C36]*[.E31]+[.D36]*[.E32]" office:value-type="float" office:value="333.110705558455" calcext:value-type="float">
            <text:p>333.110705558455</text:p>
          </table:table-cell>
          <table:table-cell table:formula="of:=[.A36]*[.F29]+[.B36]*[.F30]+[.C36]*[.F31]+[.D36]*[.F32]" office:value-type="float" office:value="390.417440914318" calcext:value-type="float">
            <text:p>390.417440914318</text:p>
          </table:table-cell>
          <table:table-cell table:formula="of:=[.A36]*[.G29]+[.B36]*[.G30]+[.C36]*[.G31]+[.D36]*[.G32]" office:value-type="float" office:value="447.724176270181" calcext:value-type="float">
            <text:p>447.724176270181</text:p>
          </table:table-cell>
          <table:table-cell table:formula="of:=[.E36]*[.H30]+[.F36]*[.H31]+[.G36]*[.H32]" office:value-type="float" office:value="3742.98390965231" calcext:value-type="float">
            <text:p>3742.98390965231</text:p>
          </table:table-cell>
          <table:table-cell table:formula="of:=[.E36]*[.I30]+[.F36]*[.I31]+[.G36]*[.I32]" office:value-type="float" office:value="4914.23623239527" calcext:value-type="float">
            <text:p>4914.2362323952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u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Round 1 Block 1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G41]*[.G41]" office:value-type="float" office:value="1" calcext:value-type="float">
            <text:p>1</text:p>
          </table:table-cell>
          <table:table-cell table:formula="of:=[.H41]*[.H41]" office:value-type="float" office:value="4" calcext:value-type="float">
            <text:p>4</text:p>
          </table:table-cell>
          <table:table-cell table:formula="of:=[.I41]*[.I41]" office:value-type="float" office:value="9" calcext:value-type="float">
            <text:p>9</text:p>
          </table:table-cell>
          <table:table-cell table:style-name="ce22" table:formula="of:=SQRT(SUM([.J41:.L41]))" office:value-type="float" office:value="3.74165738677394" calcext:value-type="float">
            <text:p>3.74165738677394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G42]*[.G42]" office:value-type="float" office:value="16" calcext:value-type="float">
            <text:p>16</text:p>
          </table:table-cell>
          <table:table-cell table:formula="of:=[.H42]*[.H42]" office:value-type="float" office:value="25" calcext:value-type="float">
            <text:p>25</text:p>
          </table:table-cell>
          <table:table-cell table:formula="of:=[.I42]*[.I42]" office:value-type="float" office:value="36" calcext:value-type="float">
            <text:p>36</text:p>
          </table:table-cell>
          <table:table-cell table:style-name="ce22" table:formula="of:=SQRT(SUM([.J42:.L42]))" office:value-type="float" office:value="8.77496438739212" calcext:value-type="float">
            <text:p>8.77496438739212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44]*[.D$41]+[.$B44]*[.D$42]+[.$C44]*[.D$43]" office:value-type="float" office:value="14" calcext:value-type="float">
            <text:p>14</text:p>
          </table:table-cell>
          <table:table-cell table:formula="of:=[.$A44]*[.E$41]+[.$B44]*[.E$42]+[.$C44]*[.E$43]" office:value-type="float" office:value="32" calcext:value-type="float">
            <text:p>32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formula="of:=[.G44]*[.G44]" office:value-type="float" office:value="1" calcext:value-type="float">
            <text:p>1</text:p>
          </table:table-cell>
          <table:table-cell table:formula="of:=[.H44]*[.H44]" office:value-type="float" office:value="4" calcext:value-type="float">
            <text:p>4</text:p>
          </table:table-cell>
          <table:table-cell table:formula="of:=[.I44]*[.I44]" office:value-type="float" office:value="9" calcext:value-type="float">
            <text:p>9</text:p>
          </table:table-cell>
          <table:table-cell table:style-name="ce4" table:formula="of:=SQRT(SUM([.J44:.L44]))" office:value-type="float" office:value="3.74165738677394" calcext:value-type="float">
            <text:p>3.74165738677394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45]*[.D$41]+[.$B45]*[.D$42]+[.$C45]*[.D$43]" office:value-type="float" office:value="32" calcext:value-type="float">
            <text:p>32</text:p>
          </table:table-cell>
          <table:table-cell table:formula="of:=[.$A45]*[.E$41]+[.$B45]*[.E$42]+[.$C45]*[.E$43]" office:value-type="float" office:value="77" calcext:value-type="float">
            <text:p>77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formula="of:=[.G45]*[.G45]" office:value-type="float" office:value="16" calcext:value-type="float">
            <text:p>16</text:p>
          </table:table-cell>
          <table:table-cell table:formula="of:=[.H45]*[.H45]" office:value-type="float" office:value="25" calcext:value-type="float">
            <text:p>25</text:p>
          </table:table-cell>
          <table:table-cell table:formula="of:=[.I45]*[.I45]" office:value-type="float" office:value="36" calcext:value-type="float">
            <text:p>36</text:p>
          </table:table-cell>
          <table:table-cell table:style-name="ce4" table:formula="of:=SQRT(SUM([.J45:.L45]))" office:value-type="float" office:value="8.77496438739212" calcext:value-type="float">
            <text:p>8.774964387392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3.74165738677394" calcext:value-type="float">
            <text:p>3.74165738677394</text:p>
          </table:table-cell>
          <table:table-cell table:style-name="ce4" office:value-type="float" office:value="8.77496438739212" calcext:value-type="float">
            <text:p>8.77496438739212</text:p>
          </table:table-cell>
          <table:table-cell table:number-columns-repeated="1021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48]*[.B$47]" office:value-type="float" office:value="14" calcext:value-type="float">
            <text:p>14</text:p>
          </table:table-cell>
          <table:table-cell table:formula="of:=[.$A48]*[.C$47]" office:value-type="float" office:value="32.832910318764" calcext:value-type="float">
            <text:p>32.832910318764</text:p>
          </table:table-cell>
          <table:table-cell table:number-columns-repeated="1021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49]*[.B$47]" office:value-type="float" office:value="32.832910318764" calcext:value-type="float">
            <text:p>32.832910318764</text:p>
          </table:table-cell>
          <table:table-cell table:formula="of:=[.$A49]*[.C$47]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.832910318764" calcext:value-type="float">
            <text:p>32.832910318764</text:p>
          </table:table-cell>
          <table:table-cell table:formula="of:=[.A51]/[.C51]" office:value-type="float" office:value="1" calcext:value-type="float">
            <text:p>1</text:p>
          </table:table-cell>
          <table:table-cell table:formula="of:=[.B51]/[.D51]" office:value-type="float" office:value="0.974631846197076" calcext:value-type="float">
            <text:p>0.97463184619707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2.832910318764" calcext:value-type="float">
            <text:p>32.832910318764</text:p>
          </table:table-cell>
          <table:table-cell office:value-type="float" office:value="77" calcext:value-type="float">
            <text:p>77</text:p>
          </table:table-cell>
          <table:table-cell table:formula="of:=[.A52]/[.C52]" office:value-type="float" office:value="0.974631846197076" calcext:value-type="float">
            <text:p>0.974631846197076</text:p>
          </table:table-cell>
          <table:table-cell table:formula="of:=[.B52]/[.D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74631846197076" calcext:value-type="float">
            <text:p>0.974631846197076</text:p>
          </table:table-cell>
          <table:table-cell table:formula="of:=[.A56]*[.C56]" office:value-type="float" office:value="1" calcext:value-type="float">
            <text:p>1</text:p>
          </table:table-cell>
          <table:table-cell table:formula="of:=[.B56]*[.D56]" office:value-type="float" office:value="1.94926369239415" calcext:value-type="float">
            <text:p>1.94926369239415</text:p>
          </table:table-cell>
          <table:table-cell table:formula="of:=[.$E56]*[.G$54]+[.$F56]*[.G$55]" office:value-type="float" office:value="8.79705476957661" calcext:value-type="float">
            <text:p>8.79705476957661</text:p>
          </table:table-cell>
          <table:table-cell table:formula="of:=[.$E56]*[.H$54]+[.$F56]*[.H$55]" office:value-type="float" office:value="11.7463184619708" calcext:value-type="float">
            <text:p>11.7463184619708</text:p>
          </table:table-cell>
          <table:table-cell table:formula="of:=[.$E56]*[.I$54]+[.$F56]*[.I$55]" office:value-type="float" office:value="14.6955821543649" calcext:value-type="float">
            <text:p>14.6955821543649</text:p>
          </table:table-cell>
          <table:table-cell table:formula="of:=[.$G56]*[.J$53]+[.$H56]*[.J$54]+[.$I56]*[.J$55]" office:value-type="float" office:value="117.513920927313" calcext:value-type="float">
            <text:p>117.513920927313</text:p>
          </table:table-cell>
          <table:table-cell table:formula="of:=[.$G56]*[.K$53]+[.$H56]*[.K$54]+[.$I56]*[.K$55]" office:value-type="float" office:value="152.752876313226" calcext:value-type="float">
            <text:p>152.752876313226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.974631846197076" calcext:value-type="float">
            <text:p>0.974631846197076</text:p>
          </table:table-cell>
          <table:table-cell office:value-type="float" office:value="1" calcext:value-type="float">
            <text:p>1</text:p>
          </table:table-cell>
          <table:table-cell table:formula="of:=[.A57]*[.C57]" office:value-type="float" office:value="4.87315923098538" calcext:value-type="float">
            <text:p>4.87315923098538</text:p>
          </table:table-cell>
          <table:table-cell table:formula="of:=[.B57]*[.D57]" office:value-type="float" office:value="6" calcext:value-type="float">
            <text:p>6</text:p>
          </table:table-cell>
          <table:table-cell table:formula="of:=[.$E57]*[.G$54]+[.$F57]*[.G$55]" office:value-type="float" office:value="28.8731592309854" calcext:value-type="float">
            <text:p>28.8731592309854</text:p>
          </table:table-cell>
          <table:table-cell table:formula="of:=[.$E57]*[.H$54]+[.$F57]*[.H$55]" office:value-type="float" office:value="39.7463184619708" calcext:value-type="float">
            <text:p>39.7463184619708</text:p>
          </table:table-cell>
          <table:table-cell table:formula="of:=[.$E57]*[.I$54]+[.$F57]*[.I$55]" office:value-type="float" office:value="50.6194776929561" calcext:value-type="float">
            <text:p>50.6194776929561</text:p>
          </table:table-cell>
          <table:table-cell table:formula="of:=[.$G57]*[.J$53]+[.$H57]*[.J$54]+[.$I57]*[.J$55]" office:value-type="float" office:value="401.209503081678" calcext:value-type="float">
            <text:p>401.209503081678</text:p>
          </table:table-cell>
          <table:table-cell table:formula="of:=[.$G57]*[.K$53]+[.$H57]*[.K$54]+[.$I57]*[.K$55]" office:value-type="float" office:value="520.448458467591" calcext:value-type="float">
            <text:p>520.44845846759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Round 1 Block 2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G60]*[.G60]" office:value-type="float" office:value="1" calcext:value-type="float">
            <text:p>1</text:p>
          </table:table-cell>
          <table:table-cell table:formula="of:=[.H60]*[.H60]" office:value-type="float" office:value="4" calcext:value-type="float">
            <text:p>4</text:p>
          </table:table-cell>
          <table:table-cell table:formula="of:=[.I60]*[.I60]" office:value-type="float" office:value="9" calcext:value-type="float">
            <text:p>9</text:p>
          </table:table-cell>
          <table:table-cell table:style-name="ce22" table:formula="of:=SQRT(SUM([.J60:.L60]))" office:value-type="float" office:value="3.74165738677394" calcext:value-type="float">
            <text:p>3.74165738677394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G61]*[.G61]" office:value-type="float" office:value="16" calcext:value-type="float">
            <text:p>16</text:p>
          </table:table-cell>
          <table:table-cell table:formula="of:=[.H61]*[.H61]" office:value-type="float" office:value="25" calcext:value-type="float">
            <text:p>25</text:p>
          </table:table-cell>
          <table:table-cell table:formula="of:=[.I61]*[.I61]" office:value-type="float" office:value="36" calcext:value-type="float">
            <text:p>36</text:p>
          </table:table-cell>
          <table:table-cell table:style-name="ce22" table:formula="of:=SQRT(SUM([.J61:.L61]))" office:value-type="float" office:value="8.77496438739212" calcext:value-type="float">
            <text:p>8.77496438739212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63]*[.D$60]+[.$B63]*[.D$61]+[.$C63]*[.D$62]" office:value-type="float" office:value="50" calcext:value-type="float">
            <text:p>50</text:p>
          </table:table-cell>
          <table:table-cell table:formula="of:=[.$A63]*[.E$60]+[.$B63]*[.E$61]+[.$C63]*[.E$62]" office:value-type="float" office:value="68" calcext:value-type="float">
            <text:p>6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formula="of:=[.G63]*[.G63]" office:value-type="float" office:value="49" calcext:value-type="float">
            <text:p>49</text:p>
          </table:table-cell>
          <table:table-cell table:formula="of:=[.H63]*[.H63]" office:value-type="float" office:value="64" calcext:value-type="float">
            <text:p>64</text:p>
          </table:table-cell>
          <table:table-cell table:formula="of:=[.I63]*[.I63]" office:value-type="float" office:value="81" calcext:value-type="float">
            <text:p>81</text:p>
          </table:table-cell>
          <table:table-cell table:style-name="ce4" table:formula="of:=SQRT(SUM([.J63:.L63]))" office:value-type="float" office:value="13.9283882771841" calcext:value-type="float">
            <text:p>13.9283882771841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64]*[.D$60]+[.$B64]*[.D$61]+[.$C64]*[.D$62]" office:value-type="float" office:value="122" calcext:value-type="float">
            <text:p>122</text:p>
          </table:table-cell>
          <table:table-cell table:formula="of:=[.$A64]*[.E$60]+[.$B64]*[.E$61]+[.$C64]*[.E$62]" office:value-type="float" office:value="167" calcext:value-type="float">
            <text:p>167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formula="of:=[.G64]*[.G64]" office:value-type="float" office:value="100" calcext:value-type="float">
            <text:p>100</text:p>
          </table:table-cell>
          <table:table-cell table:formula="of:=[.H64]*[.H64]" office:value-type="float" office:value="121" calcext:value-type="float">
            <text:p>121</text:p>
          </table:table-cell>
          <table:table-cell table:formula="of:=[.I64]*[.I64]" office:value-type="float" office:value="144" calcext:value-type="float">
            <text:p>144</text:p>
          </table:table-cell>
          <table:table-cell table:style-name="ce4" table:formula="of:=SQRT(SUM([.J64:.L64]))" office:value-type="float" office:value="19.1049731745428" calcext:value-type="float">
            <text:p>19.1049731745428</text:p>
          </table:table-cell>
          <table:table-cell table:number-columns-repeated="101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/>
          <table:table-cell table:style-name="ce4" office:value-type="float" office:value="13.9283882771841" calcext:value-type="float">
            <text:p>13.9283882771841</text:p>
          </table:table-cell>
          <table:table-cell table:style-name="ce4" office:value-type="float" office:value="19.1049731745428" calcext:value-type="float">
            <text:p>19.1049731745428</text:p>
          </table:table-cell>
          <table:table-cell table:style-name="ce4" table:number-columns-repeated="1021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67]*[.B$66]" office:value-type="float" office:value="52.1152568831814" calcext:value-type="float">
            <text:p>52.1152568831814</text:p>
          </table:table-cell>
          <table:table-cell table:formula="of:=[.$A67]*[.C$66]" office:value-type="float" office:value="71.484264002646" calcext:value-type="float">
            <text:p>71.484264002646</text:p>
          </table:table-cell>
          <table:table-cell table:style-name="ce4" table:number-columns-repeated="1021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68]*[.B$66]" office:value-type="float" office:value="122.22111110606" calcext:value-type="float">
            <text:p>122.22111110606</text:p>
          </table:table-cell>
          <table:table-cell table:formula="of:=[.$A68]*[.C$66]" office:value-type="float" office:value="167.645459228695" calcext:value-type="float">
            <text:p>167.645459228695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52.1152568831815" calcext:value-type="float">
            <text:p>52.1152568831815</text:p>
          </table:table-cell>
          <table:table-cell office:value-type="float" office:value="71.4842640026461" calcext:value-type="float">
            <text:p>71.4842640026461</text:p>
          </table:table-cell>
          <table:table-cell table:formula="of:=[.A70]/[.C70]" office:value-type="float" office:value="0.959411945566671" calcext:value-type="float">
            <text:p>0.959411945566671</text:p>
          </table:table-cell>
          <table:table-cell table:formula="of:=[.B70]/[.D70]" office:value-type="float" office:value="0.951258307667305" calcext:value-type="float">
            <text:p>0.951258307667305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122.221111106061" calcext:value-type="float">
            <text:p>122.221111106061</text:p>
          </table:table-cell>
          <table:table-cell office:value-type="float" office:value="167.645459228695" calcext:value-type="float">
            <text:p>167.645459228695</text:p>
          </table:table-cell>
          <table:table-cell table:formula="of:=[.A71]/[.C71]" office:value-type="float" office:value="0.998190892685723" calcext:value-type="float">
            <text:p>0.998190892685723</text:p>
          </table:table-cell>
          <table:table-cell table:formula="of:=[.B71]/[.D71]" office:value-type="float" office:value="0.996149855584132" calcext:value-type="float">
            <text:p>0.9961498555841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95941194556667" calcext:value-type="float">
            <text:p>0.95941194556667</text:p>
          </table:table-cell>
          <table:table-cell office:value-type="float" office:value="0.951258307667306" calcext:value-type="float">
            <text:p>0.951258307667306</text:p>
          </table:table-cell>
          <table:table-cell table:formula="of:=[.A76]*[.C76]" office:value-type="float" office:value="2.87823583670001" calcext:value-type="float">
            <text:p>2.87823583670001</text:p>
          </table:table-cell>
          <table:table-cell table:formula="of:=[.B76]*[.D76]" office:value-type="float" office:value="3.80503323066922" calcext:value-type="float">
            <text:p>3.80503323066922</text:p>
          </table:table-cell>
          <table:table-cell table:formula="of:=[.$E76]*[.G$74]+[.$F76]*[.G$75]" office:value-type="float" office:value="58.1979831635923" calcext:value-type="float">
            <text:p>58.1979831635923</text:p>
          </table:table-cell>
          <table:table-cell table:formula="of:=[.$E76]*[.H$74]+[.$F76]*[.H$75]" office:value-type="float" office:value="64.8812522309615" calcext:value-type="float">
            <text:p>64.8812522309615</text:p>
          </table:table-cell>
          <table:table-cell table:formula="of:=[.$E76]*[.I$74]+[.$F76]*[.I$75]" office:value-type="float" office:value="71.5645212983308" calcext:value-type="float">
            <text:p>71.5645212983308</text:p>
          </table:table-cell>
          <table:table-cell table:formula="of:=[.$G76]*[.J$53]+[.$H76]*[.J$54]+[.$I76]*[.J$55]" office:value-type="float" office:value="610.664346348131" calcext:value-type="float">
            <text:p>610.664346348131</text:p>
          </table:table-cell>
          <table:table-cell table:formula="of:=[.$G76]*[.K$53]+[.$H76]*[.K$54]+[.$I76]*[.K$55]" office:value-type="float" office:value="805.308103041016" calcext:value-type="float">
            <text:p>805.308103041016</text:p>
          </table:table-cell>
          <table:table-cell/>
          <table:table-cell table:formula="of:=[.J56]+[.J76]" office:value-type="float" office:value="728.178267275444" calcext:value-type="float">
            <text:p>728.178267275444</text:p>
          </table:table-cell>
          <table:table-cell table:formula="of:=[.K56]+[.K76]" office:value-type="float" office:value="958.060979354241" calcext:value-type="float">
            <text:p>958.060979354241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998190892685727" calcext:value-type="float">
            <text:p>0.998190892685727</text:p>
          </table:table-cell>
          <table:table-cell office:value-type="float" office:value="0.996149855584133" calcext:value-type="float">
            <text:p>0.996149855584133</text:p>
          </table:table-cell>
          <table:table-cell table:formula="of:=[.A77]*[.C77]" office:value-type="float" office:value="6.98733624880009" calcext:value-type="float">
            <text:p>6.98733624880009</text:p>
          </table:table-cell>
          <table:table-cell table:formula="of:=[.B77]*[.D77]" office:value-type="float" office:value="7.96919884467306" calcext:value-type="float">
            <text:p>7.96919884467306</text:p>
          </table:table-cell>
          <table:table-cell table:formula="of:=[.$E77]*[.G$74]+[.$F77]*[.G$75]" office:value-type="float" office:value="128.603342188331" calcext:value-type="float">
            <text:p>128.603342188331</text:p>
          </table:table-cell>
          <table:table-cell table:formula="of:=[.$E77]*[.H$74]+[.$F77]*[.H$75]" office:value-type="float" office:value="143.559877281804" calcext:value-type="float">
            <text:p>143.559877281804</text:p>
          </table:table-cell>
          <table:table-cell table:formula="of:=[.$E77]*[.I$74]+[.$F77]*[.I$75]" office:value-type="float" office:value="158.516412375278" calcext:value-type="float">
            <text:p>158.516412375278</text:p>
          </table:table-cell>
          <table:table-cell table:formula="of:=[.$G77]*[.J$53]+[.$H77]*[.J$54]+[.$I77]*[.J$55]" office:value-type="float" office:value="1351.86503591013" calcext:value-type="float">
            <text:p>1351.86503591013</text:p>
          </table:table-cell>
          <table:table-cell table:formula="of:=[.$G77]*[.K$53]+[.$H77]*[.K$54]+[.$I77]*[.K$55]" office:value-type="float" office:value="1782.54466775555" calcext:value-type="float">
            <text:p>1782.54466775555</text:p>
          </table:table-cell>
          <table:table-cell/>
          <table:table-cell table:formula="of:=[.J57]+[.J77]" office:value-type="float" office:value="1753.07453899181" calcext:value-type="float">
            <text:p>1753.07453899181</text:p>
          </table:table-cell>
          <table:table-cell table:formula="of:=[.K57]+[.K77]" office:value-type="float" office:value="2302.99312622314" calcext:value-type="float">
            <text:p>2302.99312622314</text:p>
          </table:table-cell>
          <table:table-cell table:number-columns-repeated="1010"/>
        </table:table-row>
      </table:table>
      <table:table table:name="AGNN (distributed CPU)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22" office:value-type="string" calcext:value-type="string">
            <text:p>||H|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H^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4]*[.D$1]+[.$B4]*[.D$2]+[.$C4]*[.D$3]" office:value-type="float" office:value="14" calcext:value-type="float">
            <text:p>14</text:p>
          </table:table-cell>
          <table:table-cell table:formula="of:=[.$A4]*[.E$1]+[.$B4]*[.E$2]+[.$C4]*[.E$3]" office:value-type="float" office:value="32" calcext:value-type="float">
            <text:p>32</text:p>
          </table:table-cell>
          <table:table-cell table:formula="of:=[.$A4]*[.F$1]+[.$B4]*[.F$2]+[.$C4]*[.F$3]" office:value-type="float" office:value="50" calcext:value-type="float">
            <text:p>50</text:p>
          </table:table-cell>
          <table:table-cell table:formula="of:=[.$A4]*[.G$1]+[.$B4]*[.G$2]+[.$C4]*[.G$3]" office:value-type="float" office:value="68" calcext:value-type="float">
            <text:p>68</text:p>
          </table:table-cell>
          <table:table-cell table:formula="of:=[.$A4]*[.H$1]+[.$B4]*[.H$2]+[.$C4]*[.H$3]" office:value-type="float" office:value="86" calcext:value-type="float">
            <text:p>86</text:p>
          </table:table-cell>
          <table:table-cell table:formula="of:=[.$A4]*[.I$1]+[.$B4]*[.I$2]+[.$C4]*[.I$3]" office:value-type="float" office:value="104" calcext:value-type="float">
            <text:p>10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K4]*[.K4]" office:value-type="float" office:value="1" calcext:value-type="float">
            <text:p>1</text:p>
          </table:table-cell>
          <table:table-cell table:formula="of:=[.L4]*[.L4]" office:value-type="float" office:value="4" calcext:value-type="float">
            <text:p>4</text:p>
          </table:table-cell>
          <table:table-cell table:formula="of:=[.M4]*[.M4]" office:value-type="float" office:value="9" calcext:value-type="float">
            <text:p>9</text:p>
          </table:table-cell>
          <table:table-cell table:style-name="ce22" table:formula="of:=SQRT(SUM([.N4:.P4]))" office:value-type="float" office:value="3.74165738677394" calcext:value-type="float">
            <text:p>3.74165738677394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5]*[.D$1]+[.$B5]*[.D$2]+[.$C5]*[.D$3]" office:value-type="float" office:value="32" calcext:value-type="float">
            <text:p>32</text:p>
          </table:table-cell>
          <table:table-cell table:formula="of:=[.$A5]*[.E$1]+[.$B5]*[.E$2]+[.$C5]*[.E$3]" office:value-type="float" office:value="77" calcext:value-type="float">
            <text:p>77</text:p>
          </table:table-cell>
          <table:table-cell table:formula="of:=[.$A5]*[.F$1]+[.$B5]*[.F$2]+[.$C5]*[.F$3]" office:value-type="float" office:value="122" calcext:value-type="float">
            <text:p>122</text:p>
          </table:table-cell>
          <table:table-cell table:formula="of:=[.$A5]*[.G$1]+[.$B5]*[.G$2]+[.$C5]*[.G$3]" office:value-type="float" office:value="167" calcext:value-type="float">
            <text:p>167</text:p>
          </table:table-cell>
          <table:table-cell table:formula="of:=[.$A5]*[.H$1]+[.$B5]*[.H$2]+[.$C5]*[.H$3]" office:value-type="float" office:value="212" calcext:value-type="float">
            <text:p>212</text:p>
          </table:table-cell>
          <table:table-cell table:formula="of:=[.$A5]*[.I$1]+[.$B5]*[.I$2]+[.$C5]*[.I$3]" office:value-type="float" office:value="257" calcext:value-type="float">
            <text:p>25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K5]*[.K5]" office:value-type="float" office:value="16" calcext:value-type="float">
            <text:p>16</text:p>
          </table:table-cell>
          <table:table-cell table:formula="of:=[.L5]*[.L5]" office:value-type="float" office:value="25" calcext:value-type="float">
            <text:p>25</text:p>
          </table:table-cell>
          <table:table-cell table:formula="of:=[.M5]*[.M5]" office:value-type="float" office:value="36" calcext:value-type="float">
            <text:p>36</text:p>
          </table:table-cell>
          <table:table-cell table:style-name="ce22" table:formula="of:=SQRT(SUM([.N5:.P5]))" office:value-type="float" office:value="8.77496438739212" calcext:value-type="float">
            <text:p>8.77496438739212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$A6]*[.D$1]+[.$B6]*[.D$2]+[.$C6]*[.D$3]" office:value-type="float" office:value="50" calcext:value-type="float">
            <text:p>50</text:p>
          </table:table-cell>
          <table:table-cell table:formula="of:=[.$A6]*[.E$1]+[.$B6]*[.E$2]+[.$C6]*[.E$3]" office:value-type="float" office:value="122" calcext:value-type="float">
            <text:p>122</text:p>
          </table:table-cell>
          <table:table-cell table:formula="of:=[.$A6]*[.F$1]+[.$B6]*[.F$2]+[.$C6]*[.F$3]" office:value-type="float" office:value="194" calcext:value-type="float">
            <text:p>194</text:p>
          </table:table-cell>
          <table:table-cell table:formula="of:=[.$A6]*[.G$1]+[.$B6]*[.G$2]+[.$C6]*[.G$3]" office:value-type="float" office:value="266" calcext:value-type="float">
            <text:p>266</text:p>
          </table:table-cell>
          <table:table-cell table:formula="of:=[.$A6]*[.H$1]+[.$B6]*[.H$2]+[.$C6]*[.H$3]" office:value-type="float" office:value="338" calcext:value-type="float">
            <text:p>338</text:p>
          </table:table-cell>
          <table:table-cell table:formula="of:=[.$A6]*[.I$1]+[.$B6]*[.I$2]+[.$C6]*[.I$3]" office:value-type="float" office:value="410" calcext:value-type="float">
            <text:p>41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[.K6]*[.K6]" office:value-type="float" office:value="49" calcext:value-type="float">
            <text:p>49</text:p>
          </table:table-cell>
          <table:table-cell table:formula="of:=[.L6]*[.L6]" office:value-type="float" office:value="64" calcext:value-type="float">
            <text:p>64</text:p>
          </table:table-cell>
          <table:table-cell table:formula="of:=[.M6]*[.M6]" office:value-type="float" office:value="81" calcext:value-type="float">
            <text:p>81</text:p>
          </table:table-cell>
          <table:table-cell table:style-name="ce22" table:formula="of:=SQRT(SUM([.N6:.P6]))" office:value-type="float" office:value="13.9283882771841" calcext:value-type="float">
            <text:p>13.9283882771841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7]*[.D$1]+[.$B7]*[.D$2]+[.$C7]*[.D$3]" office:value-type="float" office:value="68" calcext:value-type="float">
            <text:p>68</text:p>
          </table:table-cell>
          <table:table-cell table:formula="of:=[.$A7]*[.E$1]+[.$B7]*[.E$2]+[.$C7]*[.E$3]" office:value-type="float" office:value="167" calcext:value-type="float">
            <text:p>167</text:p>
          </table:table-cell>
          <table:table-cell table:formula="of:=[.$A7]*[.F$1]+[.$B7]*[.F$2]+[.$C7]*[.F$3]" office:value-type="float" office:value="266" calcext:value-type="float">
            <text:p>266</text:p>
          </table:table-cell>
          <table:table-cell table:formula="of:=[.$A7]*[.G$1]+[.$B7]*[.G$2]+[.$C7]*[.G$3]" office:value-type="float" office:value="365" calcext:value-type="float">
            <text:p>365</text:p>
          </table:table-cell>
          <table:table-cell table:formula="of:=[.$A7]*[.H$1]+[.$B7]*[.H$2]+[.$C7]*[.H$3]" office:value-type="float" office:value="464" calcext:value-type="float">
            <text:p>464</text:p>
          </table:table-cell>
          <table:table-cell table:formula="of:=[.$A7]*[.I$1]+[.$B7]*[.I$2]+[.$C7]*[.I$3]" office:value-type="float" office:value="563" calcext:value-type="float">
            <text:p>56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K7]*[.K7]" office:value-type="float" office:value="100" calcext:value-type="float">
            <text:p>100</text:p>
          </table:table-cell>
          <table:table-cell table:formula="of:=[.L7]*[.L7]" office:value-type="float" office:value="121" calcext:value-type="float">
            <text:p>121</text:p>
          </table:table-cell>
          <table:table-cell table:formula="of:=[.M7]*[.M7]" office:value-type="float" office:value="144" calcext:value-type="float">
            <text:p>144</text:p>
          </table:table-cell>
          <table:table-cell table:style-name="ce22" table:formula="of:=SQRT(SUM([.N7:.P7]))" office:value-type="float" office:value="19.1049731745428" calcext:value-type="float">
            <text:p>19.1049731745428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formula="of:=[.$A8]*[.D$1]+[.$B8]*[.D$2]+[.$C8]*[.D$3]" office:value-type="float" office:value="86" calcext:value-type="float">
            <text:p>86</text:p>
          </table:table-cell>
          <table:table-cell table:formula="of:=[.$A8]*[.E$1]+[.$B8]*[.E$2]+[.$C8]*[.E$3]" office:value-type="float" office:value="212" calcext:value-type="float">
            <text:p>212</text:p>
          </table:table-cell>
          <table:table-cell table:formula="of:=[.$A8]*[.F$1]+[.$B8]*[.F$2]+[.$C8]*[.F$3]" office:value-type="float" office:value="338" calcext:value-type="float">
            <text:p>338</text:p>
          </table:table-cell>
          <table:table-cell table:formula="of:=[.$A8]*[.G$1]+[.$B8]*[.G$2]+[.$C8]*[.G$3]" office:value-type="float" office:value="464" calcext:value-type="float">
            <text:p>464</text:p>
          </table:table-cell>
          <table:table-cell table:formula="of:=[.$A8]*[.H$1]+[.$B8]*[.H$2]+[.$C8]*[.H$3]" office:value-type="float" office:value="590" calcext:value-type="float">
            <text:p>590</text:p>
          </table:table-cell>
          <table:table-cell table:formula="of:=[.$A8]*[.I$1]+[.$B8]*[.I$2]+[.$C8]*[.I$3]" office:value-type="float" office:value="716" calcext:value-type="float">
            <text:p>71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formula="of:=[.K8]*[.K8]" office:value-type="float" office:value="169" calcext:value-type="float">
            <text:p>169</text:p>
          </table:table-cell>
          <table:table-cell table:formula="of:=[.L8]*[.L8]" office:value-type="float" office:value="196" calcext:value-type="float">
            <text:p>196</text:p>
          </table:table-cell>
          <table:table-cell table:formula="of:=[.M8]*[.M8]" office:value-type="float" office:value="225" calcext:value-type="float">
            <text:p>225</text:p>
          </table:table-cell>
          <table:table-cell table:style-name="ce22" table:formula="of:=SQRT(SUM([.N8:.P8]))" office:value-type="float" office:value="24.2899156029822" calcext:value-type="float">
            <text:p>24.2899156029822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formula="of:=[.$A9]*[.D$1]+[.$B9]*[.D$2]+[.$C9]*[.D$3]" office:value-type="float" office:value="104" calcext:value-type="float">
            <text:p>104</text:p>
          </table:table-cell>
          <table:table-cell table:formula="of:=[.$A9]*[.E$1]+[.$B9]*[.E$2]+[.$C9]*[.E$3]" office:value-type="float" office:value="257" calcext:value-type="float">
            <text:p>257</text:p>
          </table:table-cell>
          <table:table-cell table:formula="of:=[.$A9]*[.F$1]+[.$B9]*[.F$2]+[.$C9]*[.F$3]" office:value-type="float" office:value="410" calcext:value-type="float">
            <text:p>410</text:p>
          </table:table-cell>
          <table:table-cell table:formula="of:=[.$A9]*[.G$1]+[.$B9]*[.G$2]+[.$C9]*[.G$3]" office:value-type="float" office:value="563" calcext:value-type="float">
            <text:p>563</text:p>
          </table:table-cell>
          <table:table-cell table:formula="of:=[.$A9]*[.H$1]+[.$B9]*[.H$2]+[.$C9]*[.H$3]" office:value-type="float" office:value="716" calcext:value-type="float">
            <text:p>716</text:p>
          </table:table-cell>
          <table:table-cell table:formula="of:=[.$A9]*[.I$1]+[.$B9]*[.I$2]+[.$C9]*[.I$3]" office:value-type="float" office:value="869" calcext:value-type="float">
            <text:p>86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formula="of:=[.K9]*[.K9]" office:value-type="float" office:value="256" calcext:value-type="float">
            <text:p>256</text:p>
          </table:table-cell>
          <table:table-cell table:formula="of:=[.L9]*[.L9]" office:value-type="float" office:value="289" calcext:value-type="float">
            <text:p>289</text:p>
          </table:table-cell>
          <table:table-cell table:formula="of:=[.M9]*[.M9]" office:value-type="float" office:value="324" calcext:value-type="float">
            <text:p>324</text:p>
          </table:table-cell>
          <table:table-cell table:style-name="ce22" table:formula="of:=SQRT(SUM([.N9:.P9]))" office:value-type="float" office:value="29.4788059459673" calcext:value-type="float">
            <text:p>29.4788059459673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7" table:number-rows-spanned="1">
            <text:p>||H|| @ ||H||^T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4" office:value-type="float" office:value="3.74165738677394" calcext:value-type="float">
            <text:p>3.74165738677394</text:p>
          </table:table-cell>
          <table:table-cell table:style-name="ce4" office:value-type="float" office:value="8.77496438739212" calcext:value-type="float">
            <text:p>8.77496438739212</text:p>
          </table:table-cell>
          <table:table-cell table:style-name="ce4" office:value-type="float" office:value="13.9283882771841" calcext:value-type="float">
            <text:p>13.9283882771841</text:p>
          </table:table-cell>
          <table:table-cell table:style-name="ce4" office:value-type="float" office:value="19.1049731745428" calcext:value-type="float">
            <text:p>19.1049731745428</text:p>
          </table:table-cell>
          <table:table-cell table:style-name="ce4" office:value-type="float" office:value="24.2899156029822" calcext:value-type="float">
            <text:p>24.2899156029822</text:p>
          </table:table-cell>
          <table:table-cell table:style-name="ce4" office:value-type="float" office:value="29.4788059459673" calcext:value-type="float">
            <text:p>29.4788059459673</text:p>
          </table:table-cell>
          <table:table-cell table:number-columns-repeated="11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13]*[.B$12]" office:value-type="float" office:value="14" calcext:value-type="float">
            <text:p>14</text:p>
          </table:table-cell>
          <table:table-cell table:formula="of:=[.$A13]*[.C$12]" office:value-type="float" office:value="32.832910318764" calcext:value-type="float">
            <text:p>32.832910318764</text:p>
          </table:table-cell>
          <table:table-cell table:formula="of:=[.$A13]*[.D$12]" office:value-type="float" office:value="52.1152568831814" calcext:value-type="float">
            <text:p>52.1152568831814</text:p>
          </table:table-cell>
          <table:table-cell table:formula="of:=[.$A13]*[.E$12]" office:value-type="float" office:value="71.484264002646" calcext:value-type="float">
            <text:p>71.484264002646</text:p>
          </table:table-cell>
          <table:table-cell table:formula="of:=[.$A13]*[.F$12]" office:value-type="float" office:value="90.8845421400139" calcext:value-type="float">
            <text:p>90.8845421400139</text:p>
          </table:table-cell>
          <table:table-cell table:formula="of:=[.$A13]*[.G$12]" office:value-type="float" office:value="110.299592021004" calcext:value-type="float">
            <text:p>110.299592021004</text:p>
          </table:table-cell>
          <table:table-cell table:number-columns-repeated="11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14]*[.B$12]" office:value-type="float" office:value="32.832910318764" calcext:value-type="float">
            <text:p>32.832910318764</text:p>
          </table:table-cell>
          <table:table-cell table:formula="of:=[.$A14]*[.C$12]" office:value-type="float" office:value="77" calcext:value-type="float">
            <text:p>77</text:p>
          </table:table-cell>
          <table:table-cell table:formula="of:=[.$A14]*[.D$12]" office:value-type="float" office:value="122.22111110606" calcext:value-type="float">
            <text:p>122.22111110606</text:p>
          </table:table-cell>
          <table:table-cell table:formula="of:=[.$A14]*[.E$12]" office:value-type="float" office:value="167.645459228695" calcext:value-type="float">
            <text:p>167.645459228695</text:p>
          </table:table-cell>
          <table:table-cell table:formula="of:=[.$A14]*[.F$12]" office:value-type="float" office:value="213.143144388929" calcext:value-type="float">
            <text:p>213.143144388929</text:p>
          </table:table-cell>
          <table:table-cell table:formula="of:=[.$A14]*[.G$12]" office:value-type="float" office:value="258.675472358706" calcext:value-type="float">
            <text:p>258.675472358706</text:p>
          </table:table-cell>
          <table:table-cell table:number-columns-repeated="11"/>
        </table:table-row>
        <table:table-row table:style-name="ro1">
          <table:table-cell table:style-name="ce22" office:value-type="float" office:value="13.9283882771841" calcext:value-type="float">
            <text:p>13.9283882771841</text:p>
          </table:table-cell>
          <table:table-cell table:formula="of:=[.$A15]*[.B$12]" office:value-type="float" office:value="52.1152568831814" calcext:value-type="float">
            <text:p>52.1152568831814</text:p>
          </table:table-cell>
          <table:table-cell table:formula="of:=[.$A15]*[.C$12]" office:value-type="float" office:value="122.22111110606" calcext:value-type="float">
            <text:p>122.22111110606</text:p>
          </table:table-cell>
          <table:table-cell table:formula="of:=[.$A15]*[.D$12]" office:value-type="float" office:value="193.999999999999" calcext:value-type="float">
            <text:p>193.999999999999</text:p>
          </table:table-cell>
          <table:table-cell table:formula="of:=[.$A15]*[.E$12]" office:value-type="float" office:value="266.101484400219" calcext:value-type="float">
            <text:p>266.101484400219</text:p>
          </table:table-cell>
          <table:table-cell table:formula="of:=[.$A15]*[.F$12]" office:value-type="float" office:value="338.319375738368" calcext:value-type="float">
            <text:p>338.319375738368</text:p>
          </table:table-cell>
          <table:table-cell table:formula="of:=[.$A15]*[.G$12]" office:value-type="float" office:value="410.592255163196" calcext:value-type="float">
            <text:p>410.592255163196</text:p>
          </table:table-cell>
          <table:table-cell table:number-columns-repeated="11"/>
        </table:table-row>
        <table:table-row table:style-name="ro1">
          <table:table-cell table:style-name="ce22" office:value-type="float" office:value="19.1049731745428" calcext:value-type="float">
            <text:p>19.1049731745428</text:p>
          </table:table-cell>
          <table:table-cell table:formula="of:=[.$A16]*[.B$12]" office:value-type="float" office:value="71.484264002646" calcext:value-type="float">
            <text:p>71.484264002646</text:p>
          </table:table-cell>
          <table:table-cell table:formula="of:=[.$A16]*[.C$12]" office:value-type="float" office:value="167.645459228695" calcext:value-type="float">
            <text:p>167.645459228695</text:p>
          </table:table-cell>
          <table:table-cell table:formula="of:=[.$A16]*[.D$12]" office:value-type="float" office:value="266.101484400219" calcext:value-type="float">
            <text:p>266.101484400219</text:p>
          </table:table-cell>
          <table:table-cell table:formula="of:=[.$A16]*[.E$12]" office:value-type="float" office:value="365" calcext:value-type="float">
            <text:p>365</text:p>
          </table:table-cell>
          <table:table-cell table:formula="of:=[.$A16]*[.F$12]" office:value-type="float" office:value="464.058186006884" calcext:value-type="float">
            <text:p>464.058186006884</text:p>
          </table:table-cell>
          <table:table-cell table:formula="of:=[.$A16]*[.G$12]" office:value-type="float" office:value="563.191796815258" calcext:value-type="float">
            <text:p>563.191796815258</text:p>
          </table:table-cell>
          <table:table-cell table:number-columns-repeated="11"/>
        </table:table-row>
        <table:table-row table:style-name="ro1">
          <table:table-cell table:style-name="ce22" office:value-type="float" office:value="24.2899156029822" calcext:value-type="float">
            <text:p>24.2899156029822</text:p>
          </table:table-cell>
          <table:table-cell table:formula="of:=[.$A17]*[.B$12]" office:value-type="float" office:value="90.8845421400139" calcext:value-type="float">
            <text:p>90.8845421400139</text:p>
          </table:table-cell>
          <table:table-cell table:formula="of:=[.$A17]*[.C$12]" office:value-type="float" office:value="213.143144388929" calcext:value-type="float">
            <text:p>213.143144388929</text:p>
          </table:table-cell>
          <table:table-cell table:formula="of:=[.$A17]*[.D$12]" office:value-type="float" office:value="338.319375738368" calcext:value-type="float">
            <text:p>338.319375738368</text:p>
          </table:table-cell>
          <table:table-cell table:formula="of:=[.$A17]*[.E$12]" office:value-type="float" office:value="464.058186006884" calcext:value-type="float">
            <text:p>464.058186006884</text:p>
          </table:table-cell>
          <table:table-cell table:formula="of:=[.$A17]*[.F$12]" office:value-type="float" office:value="589.999999999998" calcext:value-type="float">
            <text:p>589.999999999998</text:p>
          </table:table-cell>
          <table:table-cell table:formula="of:=[.$A17]*[.G$12]" office:value-type="float" office:value="716.037708504236" calcext:value-type="float">
            <text:p>716.037708504236</text:p>
          </table:table-cell>
          <table:table-cell table:number-columns-repeated="11"/>
        </table:table-row>
        <table:table-row table:style-name="ro1">
          <table:table-cell table:style-name="ce22" office:value-type="float" office:value="29.4788059459673" calcext:value-type="float">
            <text:p>29.4788059459673</text:p>
          </table:table-cell>
          <table:table-cell table:formula="of:=[.$A18]*[.B$12]" office:value-type="float" office:value="110.299592021004" calcext:value-type="float">
            <text:p>110.299592021004</text:p>
          </table:table-cell>
          <table:table-cell table:formula="of:=[.$A18]*[.C$12]" office:value-type="float" office:value="258.675472358706" calcext:value-type="float">
            <text:p>258.675472358706</text:p>
          </table:table-cell>
          <table:table-cell table:formula="of:=[.$A18]*[.D$12]" office:value-type="float" office:value="410.592255163196" calcext:value-type="float">
            <text:p>410.592255163196</text:p>
          </table:table-cell>
          <table:table-cell table:formula="of:=[.$A18]*[.E$12]" office:value-type="float" office:value="563.191796815258" calcext:value-type="float">
            <text:p>563.191796815258</text:p>
          </table:table-cell>
          <table:table-cell table:formula="of:=[.$A18]*[.F$12]" office:value-type="float" office:value="716.037708504236" calcext:value-type="float">
            <text:p>716.037708504236</text:p>
          </table:table-cell>
          <table:table-cell table:formula="of:=[.$A18]*[.G$12]" office:value-type="float" office:value="868.999999999997" calcext:value-type="float">
            <text:p>868.99999999999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18" table:number-rows-spanned="1">
            <text:p>Hadamard division: (HH^T) / (||H|| @ ||H||^T)</text:p>
          </table:table-cell>
          <table:covered-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32.832910318764" calcext:value-type="float">
            <text:p>32.832910318764</text:p>
          </table:table-cell>
          <table:table-cell office:value-type="float" office:value="52.1152568831815" calcext:value-type="float">
            <text:p>52.1152568831815</text:p>
          </table:table-cell>
          <table:table-cell office:value-type="float" office:value="71.4842640026461" calcext:value-type="float">
            <text:p>71.4842640026461</text:p>
          </table:table-cell>
          <table:table-cell office:value-type="float" office:value="90.8845421400141" calcext:value-type="float">
            <text:p>90.8845421400141</text:p>
          </table:table-cell>
          <table:table-cell office:value-type="float" office:value="110.299592021004" calcext:value-type="float">
            <text:p>110.299592021004</text:p>
          </table:table-cell>
          <table:table-cell table:formula="of:=[.A21]/[.G21]" office:value-type="float" office:value="1" calcext:value-type="float">
            <text:p>1</text:p>
          </table:table-cell>
          <table:table-cell table:formula="of:=[.B21]/[.H21]" office:value-type="float" office:value="0.974631846197076" calcext:value-type="float">
            <text:p>0.974631846197076</text:p>
          </table:table-cell>
          <table:table-cell table:formula="of:=[.C21]/[.I21]" office:value-type="float" office:value="0.959411945566671" calcext:value-type="float">
            <text:p>0.959411945566671</text:p>
          </table:table-cell>
          <table:table-cell table:formula="of:=[.D21]/[.J21]" office:value-type="float" office:value="0.951258307667305" calcext:value-type="float">
            <text:p>0.951258307667305</text:p>
          </table:table-cell>
          <table:table-cell table:formula="of:=[.E21]/[.K21]" office:value-type="float" office:value="0.946255523491672" calcext:value-type="float">
            <text:p>0.946255523491672</text:p>
          </table:table-cell>
          <table:table-cell table:formula="of:=[.F21]/[.L21]" office:value-type="float" office:value="0.942886533797837" calcext:value-type="float">
            <text:p>0.9428865337978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office:value-type="float" office:value="32.832910318764" calcext:value-type="float">
            <text:p>32.832910318764</text:p>
          </table:table-cell>
          <table:table-cell office:value-type="float" office:value="77" calcext:value-type="float">
            <text:p>77</text:p>
          </table:table-cell>
          <table:table-cell office:value-type="float" office:value="122.221111106061" calcext:value-type="float">
            <text:p>122.221111106061</text:p>
          </table:table-cell>
          <table:table-cell office:value-type="float" office:value="167.645459228695" calcext:value-type="float">
            <text:p>167.645459228695</text:p>
          </table:table-cell>
          <table:table-cell office:value-type="float" office:value="213.143144388929" calcext:value-type="float">
            <text:p>213.143144388929</text:p>
          </table:table-cell>
          <table:table-cell office:value-type="float" office:value="258.675472358707" calcext:value-type="float">
            <text:p>258.675472358707</text:p>
          </table:table-cell>
          <table:table-cell table:formula="of:=[.A22]/[.G22]" office:value-type="float" office:value="0.974631846197076" calcext:value-type="float">
            <text:p>0.974631846197076</text:p>
          </table:table-cell>
          <table:table-cell table:formula="of:=[.B22]/[.H22]" office:value-type="float" office:value="1" calcext:value-type="float">
            <text:p>1</text:p>
          </table:table-cell>
          <table:table-cell table:formula="of:=[.C22]/[.I22]" office:value-type="float" office:value="0.998190892685723" calcext:value-type="float">
            <text:p>0.998190892685723</text:p>
          </table:table-cell>
          <table:table-cell table:formula="of:=[.D22]/[.J22]" office:value-type="float" office:value="0.996149855584132" calcext:value-type="float">
            <text:p>0.996149855584132</text:p>
          </table:table-cell>
          <table:table-cell table:formula="of:=[.E22]/[.K22]" office:value-type="float" office:value="0.994636729263771" calcext:value-type="float">
            <text:p>0.994636729263771</text:p>
          </table:table-cell>
          <table:table-cell table:formula="of:=[.F22]/[.L22]" office:value-type="float" office:value="0.993522878905258" calcext:value-type="float">
            <text:p>0.993522878905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  <table:table-cell office:value-type="float" office:value="266" calcext:value-type="float">
            <text:p>266</text:p>
          </table:table-cell>
          <table:table-cell office:value-type="float" office:value="338" calcext:value-type="float">
            <text:p>338</text:p>
          </table:table-cell>
          <table:table-cell office:value-type="float" office:value="410" calcext:value-type="float">
            <text:p>410</text:p>
          </table:table-cell>
          <table:table-cell office:value-type="float" office:value="52.1152568831815" calcext:value-type="float">
            <text:p>52.1152568831815</text:p>
          </table:table-cell>
          <table:table-cell office:value-type="float" office:value="122.221111106061" calcext:value-type="float">
            <text:p>122.221111106061</text:p>
          </table:table-cell>
          <table:table-cell office:value-type="float" office:value="194" calcext:value-type="float">
            <text:p>194</text:p>
          </table:table-cell>
          <table:table-cell office:value-type="float" office:value="266.101484400219" calcext:value-type="float">
            <text:p>266.101484400219</text:p>
          </table:table-cell>
          <table:table-cell office:value-type="float" office:value="338.319375738369" calcext:value-type="float">
            <text:p>338.319375738369</text:p>
          </table:table-cell>
          <table:table-cell office:value-type="float" office:value="410.592255163197" calcext:value-type="float">
            <text:p>410.592255163197</text:p>
          </table:table-cell>
          <table:table-cell table:formula="of:=[.A23]/[.G23]" office:value-type="float" office:value="0.959411945566671" calcext:value-type="float">
            <text:p>0.959411945566671</text:p>
          </table:table-cell>
          <table:table-cell table:formula="of:=[.B23]/[.H23]" office:value-type="float" office:value="0.998190892685723" calcext:value-type="float">
            <text:p>0.998190892685723</text:p>
          </table:table-cell>
          <table:table-cell table:formula="of:=[.C23]/[.I23]" office:value-type="float" office:value="1" calcext:value-type="float">
            <text:p>1</text:p>
          </table:table-cell>
          <table:table-cell table:formula="of:=[.D23]/[.J23]" office:value-type="float" office:value="0.999618625200653" calcext:value-type="float">
            <text:p>0.999618625200653</text:p>
          </table:table-cell>
          <table:table-cell table:formula="of:=[.E23]/[.K23]" office:value-type="float" office:value="0.99905599335636" calcext:value-type="float">
            <text:p>0.99905599335636</text:p>
          </table:table-cell>
          <table:table-cell table:formula="of:=[.F23]/[.L23]" office:value-type="float" office:value="0.998557558853706" calcext:value-type="float">
            <text:p>0.998557558853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office:value-type="float" office:value="464" calcext:value-type="float">
            <text:p>464</text:p>
          </table:table-cell>
          <table:table-cell office:value-type="float" office:value="563" calcext:value-type="float">
            <text:p>563</text:p>
          </table:table-cell>
          <table:table-cell office:value-type="float" office:value="71.4842640026461" calcext:value-type="float">
            <text:p>71.4842640026461</text:p>
          </table:table-cell>
          <table:table-cell office:value-type="float" office:value="167.645459228695" calcext:value-type="float">
            <text:p>167.645459228695</text:p>
          </table:table-cell>
          <table:table-cell office:value-type="float" office:value="266.101484400219" calcext:value-type="float">
            <text:p>266.101484400219</text:p>
          </table:table-cell>
          <table:table-cell office:value-type="float" office:value="365" calcext:value-type="float">
            <text:p>365</text:p>
          </table:table-cell>
          <table:table-cell office:value-type="float" office:value="464.058186006884" calcext:value-type="float">
            <text:p>464.058186006884</text:p>
          </table:table-cell>
          <table:table-cell office:value-type="float" office:value="563.191796815259" calcext:value-type="float">
            <text:p>563.191796815259</text:p>
          </table:table-cell>
          <table:table-cell table:formula="of:=[.A24]/[.G24]" office:value-type="float" office:value="0.951258307667305" calcext:value-type="float">
            <text:p>0.951258307667305</text:p>
          </table:table-cell>
          <table:table-cell table:formula="of:=[.B24]/[.H24]" office:value-type="float" office:value="0.996149855584132" calcext:value-type="float">
            <text:p>0.996149855584132</text:p>
          </table:table-cell>
          <table:table-cell table:formula="of:=[.C24]/[.I24]" office:value-type="float" office:value="0.999618625200653" calcext:value-type="float">
            <text:p>0.999618625200653</text:p>
          </table:table-cell>
          <table:table-cell table:formula="of:=[.D24]/[.J24]" office:value-type="float" office:value="1" calcext:value-type="float">
            <text:p>1</text:p>
          </table:table-cell>
          <table:table-cell table:formula="of:=[.E24]/[.K24]" office:value-type="float" office:value="0.999874614846503" calcext:value-type="float">
            <text:p>0.999874614846503</text:p>
          </table:table-cell>
          <table:table-cell table:formula="of:=[.F24]/[.L24]" office:value-type="float" office:value="0.999659446717187" calcext:value-type="float">
            <text:p>0.9996594467171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338" calcext:value-type="float">
            <text:p>338</text:p>
          </table:table-cell>
          <table:table-cell office:value-type="float" office:value="464" calcext:value-type="float">
            <text:p>464</text:p>
          </table:table-cell>
          <table:table-cell office:value-type="float" office:value="590" calcext:value-type="float">
            <text:p>590</text:p>
          </table:table-cell>
          <table:table-cell office:value-type="float" office:value="716" calcext:value-type="float">
            <text:p>716</text:p>
          </table:table-cell>
          <table:table-cell office:value-type="float" office:value="90.8845421400141" calcext:value-type="float">
            <text:p>90.8845421400141</text:p>
          </table:table-cell>
          <table:table-cell office:value-type="float" office:value="213.143144388929" calcext:value-type="float">
            <text:p>213.143144388929</text:p>
          </table:table-cell>
          <table:table-cell office:value-type="float" office:value="338.319375738369" calcext:value-type="float">
            <text:p>338.319375738369</text:p>
          </table:table-cell>
          <table:table-cell office:value-type="float" office:value="464.058186006884" calcext:value-type="float">
            <text:p>464.058186006884</text:p>
          </table:table-cell>
          <table:table-cell office:value-type="float" office:value="590" calcext:value-type="float">
            <text:p>590</text:p>
          </table:table-cell>
          <table:table-cell office:value-type="float" office:value="716.037708504238" calcext:value-type="float">
            <text:p>716.037708504238</text:p>
          </table:table-cell>
          <table:table-cell table:formula="of:=[.A25]/[.G25]" office:value-type="float" office:value="0.946255523491672" calcext:value-type="float">
            <text:p>0.946255523491672</text:p>
          </table:table-cell>
          <table:table-cell table:formula="of:=[.B25]/[.H25]" office:value-type="float" office:value="0.994636729263771" calcext:value-type="float">
            <text:p>0.994636729263771</text:p>
          </table:table-cell>
          <table:table-cell table:formula="of:=[.C25]/[.I25]" office:value-type="float" office:value="0.99905599335636" calcext:value-type="float">
            <text:p>0.99905599335636</text:p>
          </table:table-cell>
          <table:table-cell table:formula="of:=[.D25]/[.J25]" office:value-type="float" office:value="0.999874614846503" calcext:value-type="float">
            <text:p>0.999874614846503</text:p>
          </table:table-cell>
          <table:table-cell table:formula="of:=[.E25]/[.K25]" office:value-type="float" office:value="1" calcext:value-type="float">
            <text:p>1</text:p>
          </table:table-cell>
          <table:table-cell table:formula="of:=[.F25]/[.L25]" office:value-type="float" office:value="0.999947337264798" calcext:value-type="float">
            <text:p>0.9999473372647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7" calcext:value-type="float">
            <text:p>257</text:p>
          </table:table-cell>
          <table:table-cell office:value-type="float" office:value="410" calcext:value-type="float">
            <text:p>410</text:p>
          </table:table-cell>
          <table:table-cell office:value-type="float" office:value="563" calcext:value-type="float">
            <text:p>563</text:p>
          </table:table-cell>
          <table:table-cell office:value-type="float" office:value="716" calcext:value-type="float">
            <text:p>716</text:p>
          </table:table-cell>
          <table:table-cell office:value-type="float" office:value="869" calcext:value-type="float">
            <text:p>869</text:p>
          </table:table-cell>
          <table:table-cell office:value-type="float" office:value="110.299592021004" calcext:value-type="float">
            <text:p>110.299592021004</text:p>
          </table:table-cell>
          <table:table-cell office:value-type="float" office:value="258.675472358707" calcext:value-type="float">
            <text:p>258.675472358707</text:p>
          </table:table-cell>
          <table:table-cell office:value-type="float" office:value="410.592255163197" calcext:value-type="float">
            <text:p>410.592255163197</text:p>
          </table:table-cell>
          <table:table-cell office:value-type="float" office:value="563.191796815259" calcext:value-type="float">
            <text:p>563.191796815259</text:p>
          </table:table-cell>
          <table:table-cell office:value-type="float" office:value="716.037708504238" calcext:value-type="float">
            <text:p>716.037708504238</text:p>
          </table:table-cell>
          <table:table-cell office:value-type="float" office:value="869" calcext:value-type="float">
            <text:p>869</text:p>
          </table:table-cell>
          <table:table-cell table:formula="of:=[.A26]/[.G26]" office:value-type="float" office:value="0.942886533797837" calcext:value-type="float">
            <text:p>0.942886533797837</text:p>
          </table:table-cell>
          <table:table-cell table:formula="of:=[.B26]/[.H26]" office:value-type="float" office:value="0.993522878905258" calcext:value-type="float">
            <text:p>0.993522878905258</text:p>
          </table:table-cell>
          <table:table-cell table:formula="of:=[.C26]/[.I26]" office:value-type="float" office:value="0.998557558853706" calcext:value-type="float">
            <text:p>0.998557558853706</text:p>
          </table:table-cell>
          <table:table-cell table:formula="of:=[.D26]/[.J26]" office:value-type="float" office:value="0.999659446717187" calcext:value-type="float">
            <text:p>0.999659446717187</text:p>
          </table:table-cell>
          <table:table-cell table:formula="of:=[.E26]/[.K26]" office:value-type="float" office:value="0.999947337264798" calcext:value-type="float">
            <text:p>0.999947337264798</text:p>
          </table:table-cell>
          <table:table-cell table:formula="of:=[.F26]/[.L26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4" office:value-type="string" calcext:value-type="string" table:number-columns-spanned="18" table:number-rows-spanned="1">
            <text:p>Hadamard product: A * ((HH^T) / (||H|| @ ||H||^T)</text:p>
          </table:table-cell>
          <table:covered-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4631846197076" calcext:value-type="float">
            <text:p>0.974631846197076</text:p>
          </table:table-cell>
          <table:table-cell office:value-type="float" office:value="0.95941194556667" calcext:value-type="float">
            <text:p>0.95941194556667</text:p>
          </table:table-cell>
          <table:table-cell office:value-type="float" office:value="0.951258307667306" calcext:value-type="float">
            <text:p>0.951258307667306</text:p>
          </table:table-cell>
          <table:table-cell office:value-type="float" office:value="0.946255523491672" calcext:value-type="float">
            <text:p>0.946255523491672</text:p>
          </table:table-cell>
          <table:table-cell office:value-type="float" office:value="0.942886533797834" calcext:value-type="float">
            <text:p>0.942886533797834</text:p>
          </table:table-cell>
          <table:table-cell table:formula="of:=[.A30]*[.G30]" office:value-type="float" office:value="1" calcext:value-type="float">
            <text:p>1</text:p>
          </table:table-cell>
          <table:table-cell table:formula="of:=[.B30]*[.H30]" office:value-type="float" office:value="1.94926369239415" calcext:value-type="float">
            <text:p>1.94926369239415</text:p>
          </table:table-cell>
          <table:table-cell table:formula="of:=[.C30]*[.I30]" office:value-type="float" office:value="2.87823583670001" calcext:value-type="float">
            <text:p>2.87823583670001</text:p>
          </table:table-cell>
          <table:table-cell table:formula="of:=[.D30]*[.J30]" office:value-type="float" office:value="3.80503323066922" calcext:value-type="float">
            <text:p>3.80503323066922</text:p>
          </table:table-cell>
          <table:table-cell table:formula="of:=[.E30]*[.K30]" office:value-type="float" office:value="4.73127761745836" calcext:value-type="float">
            <text:p>4.73127761745836</text:p>
          </table:table-cell>
          <table:table-cell table:formula="of:=[.F30]*[.L30]" office:value-type="float" office:value="5.657319202787" calcext:value-type="float">
            <text:p>5.65731920278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.974631846197076" calcext:value-type="float">
            <text:p>0.974631846197076</text:p>
          </table:table-cell>
          <table:table-cell office:value-type="float" office:value="1" calcext:value-type="float">
            <text:p>1</text:p>
          </table:table-cell>
          <table:table-cell office:value-type="float" office:value="0.998190892685727" calcext:value-type="float">
            <text:p>0.998190892685727</text:p>
          </table:table-cell>
          <table:table-cell office:value-type="float" office:value="0.996149855584133" calcext:value-type="float">
            <text:p>0.996149855584133</text:p>
          </table:table-cell>
          <table:table-cell office:value-type="float" office:value="0.994636729263769" calcext:value-type="float">
            <text:p>0.994636729263769</text:p>
          </table:table-cell>
          <table:table-cell office:value-type="float" office:value="0.993522878905259" calcext:value-type="float">
            <text:p>0.993522878905259</text:p>
          </table:table-cell>
          <table:table-cell table:formula="of:=[.A31]*[.G31]" office:value-type="float" office:value="6.82242292337953" calcext:value-type="float">
            <text:p>6.82242292337953</text:p>
          </table:table-cell>
          <table:table-cell table:formula="of:=[.B31]*[.H31]" office:value-type="float" office:value="8" calcext:value-type="float">
            <text:p>8</text:p>
          </table:table-cell>
          <table:table-cell table:formula="of:=[.C31]*[.I31]" office:value-type="float" office:value="8.98371803417154" calcext:value-type="float">
            <text:p>8.98371803417154</text:p>
          </table:table-cell>
          <table:table-cell table:formula="of:=[.D31]*[.J31]" office:value-type="float" office:value="9.96149855584133" calcext:value-type="float">
            <text:p>9.96149855584133</text:p>
          </table:table-cell>
          <table:table-cell table:formula="of:=[.E31]*[.K31]" office:value-type="float" office:value="10.9410040219015" calcext:value-type="float">
            <text:p>10.9410040219015</text:p>
          </table:table-cell>
          <table:table-cell table:formula="of:=[.F31]*[.L31]" office:value-type="float" office:value="11.9222745468631" calcext:value-type="float">
            <text:p>11.922274546863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0.95941194556667" calcext:value-type="float">
            <text:p>0.95941194556667</text:p>
          </table:table-cell>
          <table:table-cell office:value-type="float" office:value="0.998190892685727" calcext:value-type="float">
            <text:p>0.998190892685727</text:p>
          </table:table-cell>
          <table:table-cell office:value-type="float" office:value="1" calcext:value-type="float">
            <text:p>1</text:p>
          </table:table-cell>
          <table:table-cell office:value-type="float" office:value="0.999618625200653" calcext:value-type="float">
            <text:p>0.999618625200653</text:p>
          </table:table-cell>
          <table:table-cell office:value-type="float" office:value="0.999055993356359" calcext:value-type="float">
            <text:p>0.999055993356359</text:p>
          </table:table-cell>
          <table:table-cell office:value-type="float" office:value="0.998557558853706" calcext:value-type="float">
            <text:p>0.998557558853706</text:p>
          </table:table-cell>
          <table:table-cell table:formula="of:=[.A32]*[.G32]" office:value-type="float" office:value="12.4723552923667" calcext:value-type="float">
            <text:p>12.4723552923667</text:p>
          </table:table-cell>
          <table:table-cell table:formula="of:=[.B32]*[.H32]" office:value-type="float" office:value="13.9746724976002" calcext:value-type="float">
            <text:p>13.9746724976002</text:p>
          </table:table-cell>
          <table:table-cell table:formula="of:=[.C32]*[.I32]" office:value-type="float" office:value="15" calcext:value-type="float">
            <text:p>15</text:p>
          </table:table-cell>
          <table:table-cell table:formula="of:=[.D32]*[.J32]" office:value-type="float" office:value="15.9938980032105" calcext:value-type="float">
            <text:p>15.9938980032105</text:p>
          </table:table-cell>
          <table:table-cell table:formula="of:=[.E32]*[.K32]" office:value-type="float" office:value="16.9839518870581" calcext:value-type="float">
            <text:p>16.9839518870581</text:p>
          </table:table-cell>
          <table:table-cell table:formula="of:=[.F32]*[.L32]" office:value-type="float" office:value="17.9740360593667" calcext:value-type="float">
            <text:p>17.9740360593667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0.951258307667306" calcext:value-type="float">
            <text:p>0.951258307667306</text:p>
          </table:table-cell>
          <table:table-cell office:value-type="float" office:value="0.996149855584133" calcext:value-type="float">
            <text:p>0.996149855584133</text:p>
          </table:table-cell>
          <table:table-cell office:value-type="float" office:value="0.999618625200653" calcext:value-type="float">
            <text:p>0.999618625200653</text:p>
          </table:table-cell>
          <table:table-cell office:value-type="float" office:value="1" calcext:value-type="float">
            <text:p>1</text:p>
          </table:table-cell>
          <table:table-cell office:value-type="float" office:value="0.999874614846502" calcext:value-type="float">
            <text:p>0.999874614846502</text:p>
          </table:table-cell>
          <table:table-cell office:value-type="float" office:value="0.999659446717187" calcext:value-type="float">
            <text:p>0.999659446717187</text:p>
          </table:table-cell>
          <table:table-cell table:formula="of:=[.A33]*[.G33]" office:value-type="float" office:value="18.0739078456788" calcext:value-type="float">
            <text:p>18.0739078456788</text:p>
          </table:table-cell>
          <table:table-cell table:formula="of:=[.B33]*[.H33]" office:value-type="float" office:value="19.9229971116827" calcext:value-type="float">
            <text:p>19.9229971116827</text:p>
          </table:table-cell>
          <table:table-cell table:formula="of:=[.C33]*[.I33]" office:value-type="float" office:value="20.9919911292137" calcext:value-type="float">
            <text:p>20.9919911292137</text:p>
          </table:table-cell>
          <table:table-cell table:formula="of:=[.D33]*[.J33]" office:value-type="float" office:value="22" calcext:value-type="float">
            <text:p>22</text:p>
          </table:table-cell>
          <table:table-cell table:formula="of:=[.E33]*[.K33]" office:value-type="float" office:value="22.9971161414695" calcext:value-type="float">
            <text:p>22.9971161414695</text:p>
          </table:table-cell>
          <table:table-cell table:formula="of:=[.F33]*[.L33]" office:value-type="float" office:value="23.9918267212125" calcext:value-type="float">
            <text:p>23.99182672121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0.946255523491672" calcext:value-type="float">
            <text:p>0.946255523491672</text:p>
          </table:table-cell>
          <table:table-cell office:value-type="float" office:value="0.994636729263769" calcext:value-type="float">
            <text:p>0.994636729263769</text:p>
          </table:table-cell>
          <table:table-cell office:value-type="float" office:value="0.999055993356359" calcext:value-type="float">
            <text:p>0.999055993356359</text:p>
          </table:table-cell>
          <table:table-cell office:value-type="float" office:value="0.999874614846502" calcext:value-type="float">
            <text:p>0.999874614846502</text:p>
          </table:table-cell>
          <table:table-cell office:value-type="float" office:value="1" calcext:value-type="float">
            <text:p>1</text:p>
          </table:table-cell>
          <table:table-cell office:value-type="float" office:value="0.999947337264798" calcext:value-type="float">
            <text:p>0.999947337264798</text:p>
          </table:table-cell>
          <table:table-cell table:formula="of:=[.A34]*[.G34]" office:value-type="float" office:value="23.6563880872918" calcext:value-type="float">
            <text:p>23.6563880872918</text:p>
          </table:table-cell>
          <table:table-cell table:formula="of:=[.B34]*[.H34]" office:value-type="float" office:value="25.860554960858" calcext:value-type="float">
            <text:p>25.860554960858</text:p>
          </table:table-cell>
          <table:table-cell table:formula="of:=[.C34]*[.I34]" office:value-type="float" office:value="26.9745118206217" calcext:value-type="float">
            <text:p>26.9745118206217</text:p>
          </table:table-cell>
          <table:table-cell table:formula="of:=[.D34]*[.J34]" office:value-type="float" office:value="27.9964892157021" calcext:value-type="float">
            <text:p>27.9964892157021</text:p>
          </table:table-cell>
          <table:table-cell table:formula="of:=[.E34]*[.K34]" office:value-type="float" office:value="29" calcext:value-type="float">
            <text:p>29</text:p>
          </table:table-cell>
          <table:table-cell table:formula="of:=[.F34]*[.L34]" office:value-type="float" office:value="29.9984201179439" calcext:value-type="float">
            <text:p>29.9984201179439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0.942886533797834" calcext:value-type="float">
            <text:p>0.942886533797834</text:p>
          </table:table-cell>
          <table:table-cell office:value-type="float" office:value="0.993522878905259" calcext:value-type="float">
            <text:p>0.993522878905259</text:p>
          </table:table-cell>
          <table:table-cell office:value-type="float" office:value="0.998557558853706" calcext:value-type="float">
            <text:p>0.998557558853706</text:p>
          </table:table-cell>
          <table:table-cell office:value-type="float" office:value="0.999659446717187" calcext:value-type="float">
            <text:p>0.999659446717187</text:p>
          </table:table-cell>
          <table:table-cell office:value-type="float" office:value="0.999947337264798" calcext:value-type="float">
            <text:p>0.999947337264798</text:p>
          </table:table-cell>
          <table:table-cell office:value-type="float" office:value="1" calcext:value-type="float">
            <text:p>1</text:p>
          </table:table-cell>
          <table:table-cell table:formula="of:=[.A35]*[.G35]" office:value-type="float" office:value="29.2294825477329" calcext:value-type="float">
            <text:p>29.2294825477329</text:p>
          </table:table-cell>
          <table:table-cell table:formula="of:=[.B35]*[.H35]" office:value-type="float" office:value="31.7927321249683" calcext:value-type="float">
            <text:p>31.7927321249683</text:p>
          </table:table-cell>
          <table:table-cell table:formula="of:=[.C35]*[.I35]" office:value-type="float" office:value="32.9523994421723" calcext:value-type="float">
            <text:p>32.9523994421723</text:p>
          </table:table-cell>
          <table:table-cell table:formula="of:=[.D35]*[.J35]" office:value-type="float" office:value="33.9884211883844" calcext:value-type="float">
            <text:p>33.9884211883844</text:p>
          </table:table-cell>
          <table:table-cell table:formula="of:=[.E35]*[.K35]" office:value-type="float" office:value="34.9981568042679" calcext:value-type="float">
            <text:p>34.9981568042679</text:p>
          </table:table-cell>
          <table:table-cell table:formula="of:=[.F35]*[.L35]" office:value-type="float" office:value="36" calcext:value-type="float">
            <text:p>36</text:p>
          </table:table-cell>
        </table:table-row>
        <table:table-row table:style-name="ro1">
          <table:table-cell table:style-name="ce4" table:number-columns-repeated="9"/>
          <table:table-cell table:number-columns-repeated="9"/>
        </table:table-row>
        <table:table-row table:style-name="ro1">
          <table:table-cell table:style-name="ce6" office:value-type="string" calcext:value-type="string" table:number-columns-spanned="11" table:number-rows-spanned="1">
            <text:p>(A * (HH^T))HW</text:p>
          </table:table-cell>
          <table:covered-table-cell table:number-columns-repeated="10" table:style-name="ce4"/>
          <table:table-cell table:number-columns-repeated="7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4926369239415" calcext:value-type="float">
            <text:p>1.94926369239415</text:p>
          </table:table-cell>
          <table:table-cell office:value-type="float" office:value="2.87823583670001" calcext:value-type="float">
            <text:p>2.87823583670001</text:p>
          </table:table-cell>
          <table:table-cell office:value-type="float" office:value="3.80503323066922" calcext:value-type="float">
            <text:p>3.80503323066922</text:p>
          </table:table-cell>
          <table:table-cell office:value-type="float" office:value="4.73127761745836" calcext:value-type="float">
            <text:p>4.73127761745836</text:p>
          </table:table-cell>
          <table:table-cell office:value-type="float" office:value="5.657319202787" calcext:value-type="float">
            <text:p>5.657319202787</text:p>
          </table:table-cell>
          <table:table-cell table:formula="of:=[.$A44]*[.G$38]+[.$B44]*[.G$39]+[.$C44]*[.G$40]+[.$D44]*[.G$41]+[.$E44]*[.G$42]+[.$F44]*[.G$43]" office:value-type="float" office:value="219.01875420472" calcext:value-type="float">
            <text:p>219.01875420472</text:p>
          </table:table-cell>
          <table:table-cell table:formula="of:=[.$A44]*[.H$38]+[.$B44]*[.H$39]+[.$C44]*[.H$40]+[.$D44]*[.H$41]+[.$E44]*[.H$42]+[.$F44]*[.H$43]" office:value-type="float" office:value="239.039883784728" calcext:value-type="float">
            <text:p>239.039883784728</text:p>
          </table:table-cell>
          <table:table-cell table:formula="of:=[.$A44]*[.I$38]+[.$B44]*[.I$39]+[.$C44]*[.I$40]+[.$D44]*[.I$41]+[.$E44]*[.I$42]+[.$F44]*[.I$43]" office:value-type="float" office:value="259.061013364737" calcext:value-type="float">
            <text:p>259.061013364737</text:p>
          </table:table-cell>
          <table:table-cell table:formula="of:=[.$G44]*[.J$41]+[.$H44]*[.J$42]+[.$I44]*[.J$43]" office:value-type="float" office:value="2231.44347238259" calcext:value-type="float">
            <text:p>2231.44347238259</text:p>
          </table:table-cell>
          <table:table-cell table:formula="of:=[.$G44]*[.K$41]+[.$H44]*[.K$42]+[.$I44]*[.K$43]" office:value-type="float" office:value="2948.56312373677" calcext:value-type="float">
            <text:p>2948.56312373677</text:p>
          </table:table-cell>
          <table:table-cell/>
          <table:table-cell office:value-type="float" office:value="2231.44347238259" calcext:value-type="float">
            <text:p>2231.44347238259</text:p>
          </table:table-cell>
          <table:table-cell office:value-type="float" office:value="2948.56312373678" calcext:value-type="float">
            <text:p>2948.56312373678</text:p>
          </table:table-cell>
          <table:table-cell table:number-columns-repeated="4"/>
        </table:table-row>
        <table:table-row table:style-name="ro1">
          <table:table-cell office:value-type="float" office:value="6.82242292337953" calcext:value-type="float">
            <text:p>6.82242292337953</text:p>
          </table:table-cell>
          <table:table-cell office:value-type="float" office:value="8" calcext:value-type="float">
            <text:p>8</text:p>
          </table:table-cell>
          <table:table-cell office:value-type="float" office:value="8.98371803417154" calcext:value-type="float">
            <text:p>8.98371803417154</text:p>
          </table:table-cell>
          <table:table-cell office:value-type="float" office:value="9.96149855584133" calcext:value-type="float">
            <text:p>9.96149855584133</text:p>
          </table:table-cell>
          <table:table-cell office:value-type="float" office:value="10.9410040219015" calcext:value-type="float">
            <text:p>10.9410040219015</text:p>
          </table:table-cell>
          <table:table-cell office:value-type="float" office:value="11.9222745468631" calcext:value-type="float">
            <text:p>11.9222745468631</text:p>
          </table:table-cell>
          <table:table-cell table:formula="of:=[.$A45]*[.G$38]+[.$B45]*[.G$39]+[.$C45]*[.G$40]+[.$D45]*[.G$41]+[.$E45]*[.G$42]+[.$F45]*[.G$43]" office:value-type="float" office:value="534.312879755523" calcext:value-type="float">
            <text:p>534.312879755523</text:p>
          </table:table-cell>
          <table:table-cell table:formula="of:=[.$A45]*[.H$38]+[.$B45]*[.H$39]+[.$C45]*[.H$40]+[.$D45]*[.H$41]+[.$E45]*[.H$42]+[.$F45]*[.H$43]" office:value-type="float" office:value="590.94379783768" calcext:value-type="float">
            <text:p>590.94379783768</text:p>
          </table:table-cell>
          <table:table-cell table:formula="of:=[.$A45]*[.I$38]+[.$B45]*[.I$39]+[.$C45]*[.I$40]+[.$D45]*[.I$41]+[.$E45]*[.I$42]+[.$F45]*[.I$43]" office:value-type="float" office:value="647.574715919837" calcext:value-type="float">
            <text:p>647.574715919837</text:p>
          </table:table-cell>
          <table:table-cell table:formula="of:=[.$G45]*[.J$41]+[.$H45]*[.J$42]+[.$I45]*[.J$43]" office:value-type="float" office:value="5545.01785286775" calcext:value-type="float">
            <text:p>5545.01785286775</text:p>
          </table:table-cell>
          <table:table-cell table:formula="of:=[.$G45]*[.K$41]+[.$H45]*[.K$42]+[.$I45]*[.K$43]" office:value-type="float" office:value="7317.84924638079" calcext:value-type="float">
            <text:p>7317.84924638079</text:p>
          </table:table-cell>
          <table:table-cell/>
          <table:table-cell office:value-type="float" office:value="5545.01785286774" calcext:value-type="float">
            <text:p>5545.01785286774</text:p>
          </table:table-cell>
          <table:table-cell office:value-type="float" office:value="7317.84924638078" calcext:value-type="float">
            <text:p>7317.84924638078</text:p>
          </table:table-cell>
          <table:table-cell table:number-columns-repeated="4"/>
        </table:table-row>
        <table:table-row table:style-name="ro1">
          <table:table-cell office:value-type="float" office:value="12.4723552923667" calcext:value-type="float">
            <text:p>12.4723552923667</text:p>
          </table:table-cell>
          <table:table-cell office:value-type="float" office:value="13.9746724976002" calcext:value-type="float">
            <text:p>13.9746724976002</text:p>
          </table:table-cell>
          <table:table-cell office:value-type="float" office:value="15" calcext:value-type="float">
            <text:p>15</text:p>
          </table:table-cell>
          <table:table-cell office:value-type="float" office:value="15.9938980032105" calcext:value-type="float">
            <text:p>15.9938980032105</text:p>
          </table:table-cell>
          <table:table-cell office:value-type="float" office:value="16.9839518870581" calcext:value-type="float">
            <text:p>16.9839518870581</text:p>
          </table:table-cell>
          <table:table-cell office:value-type="float" office:value="17.9740360593667" calcext:value-type="float">
            <text:p>17.9740360593667</text:p>
          </table:table-cell>
          <table:table-cell table:formula="of:=[.$A46]*[.G$38]+[.$B46]*[.G$39]+[.$C46]*[.G$40]+[.$D46]*[.G$41]+[.$E46]*[.G$42]+[.$F46]*[.G$43]" office:value-type="float" office:value="841.685976796495" calcext:value-type="float">
            <text:p>841.685976796495</text:p>
          </table:table-cell>
          <table:table-cell table:formula="of:=[.$A46]*[.H$38]+[.$B46]*[.H$39]+[.$C46]*[.H$40]+[.$D46]*[.H$41]+[.$E46]*[.H$42]+[.$F46]*[.H$43]" office:value-type="float" office:value="934.084890536097" calcext:value-type="float">
            <text:p>934.084890536097</text:p>
          </table:table-cell>
          <table:table-cell table:formula="of:=[.$A46]*[.I$38]+[.$B46]*[.I$39]+[.$C46]*[.I$40]+[.$D46]*[.I$41]+[.$E46]*[.I$42]+[.$F46]*[.I$43]" office:value-type="float" office:value="1026.4838042757" calcext:value-type="float">
            <text:p>1026.4838042757</text:p>
          </table:table-cell>
          <table:table-cell table:formula="of:=[.$G46]*[.J$41]+[.$H46]*[.J$42]+[.$I46]*[.J$43]" office:value-type="float" office:value="8776.35966978328" calcext:value-type="float">
            <text:p>8776.35966978328</text:p>
          </table:table-cell>
          <table:table-cell table:formula="of:=[.$G46]*[.K$41]+[.$H46]*[.K$42]+[.$I46]*[.K$43]" office:value-type="float" office:value="11578.6143413916" calcext:value-type="float">
            <text:p>11578.6143413916</text:p>
          </table:table-cell>
          <table:table-cell table:number-columns-repeated="7"/>
        </table:table-row>
        <table:table-row table:style-name="ro1">
          <table:table-cell office:value-type="float" office:value="18.0739078456788" calcext:value-type="float">
            <text:p>18.0739078456788</text:p>
          </table:table-cell>
          <table:table-cell office:value-type="float" office:value="19.9229971116827" calcext:value-type="float">
            <text:p>19.9229971116827</text:p>
          </table:table-cell>
          <table:table-cell office:value-type="float" office:value="20.9919911292137" calcext:value-type="float">
            <text:p>20.9919911292137</text:p>
          </table:table-cell>
          <table:table-cell office:value-type="float" office:value="22" calcext:value-type="float">
            <text:p>22</text:p>
          </table:table-cell>
          <table:table-cell office:value-type="float" office:value="22.9971161414696" calcext:value-type="float">
            <text:p>22.9971161414696</text:p>
          </table:table-cell>
          <table:table-cell office:value-type="float" office:value="23.9918267212125" calcext:value-type="float">
            <text:p>23.9918267212125</text:p>
          </table:table-cell>
          <table:table-cell table:formula="of:=[.$A47]*[.G$38]+[.$B47]*[.G$39]+[.$C47]*[.G$40]+[.$D47]*[.G$41]+[.$E47]*[.G$42]+[.$F47]*[.G$43]" office:value-type="float" office:value="1147.54157157541" calcext:value-type="float">
            <text:p>1147.54157157541</text:p>
          </table:table-cell>
          <table:table-cell table:formula="of:=[.$A47]*[.H$38]+[.$B47]*[.H$39]+[.$C47]*[.H$40]+[.$D47]*[.H$41]+[.$E47]*[.H$42]+[.$F47]*[.H$43]" office:value-type="float" office:value="1275.51941052467" calcext:value-type="float">
            <text:p>1275.51941052467</text:p>
          </table:table-cell>
          <table:table-cell table:formula="of:=[.$A47]*[.I$38]+[.$B47]*[.I$39]+[.$C47]*[.I$40]+[.$D47]*[.I$41]+[.$E47]*[.I$42]+[.$F47]*[.I$43]" office:value-type="float" office:value="1403.49724947393" calcext:value-type="float">
            <text:p>1403.49724947393</text:p>
          </table:table-cell>
          <table:table-cell table:formula="of:=[.$G47]*[.J$41]+[.$H47]*[.J$42]+[.$I47]*[.J$43]" office:value-type="float" office:value="11991.586050519" calcext:value-type="float">
            <text:p>11991.586050519</text:p>
          </table:table-cell>
          <table:table-cell table:formula="of:=[.$G47]*[.K$41]+[.$H47]*[.K$42]+[.$I47]*[.K$43]" office:value-type="float" office:value="15818.144282093" calcext:value-type="float">
            <text:p>15818.144282093</text:p>
          </table:table-cell>
          <table:table-cell table:number-columns-repeated="7"/>
        </table:table-row>
        <table:table-row table:style-name="ro1">
          <table:table-cell office:value-type="float" office:value="23.6563880872918" calcext:value-type="float">
            <text:p>23.6563880872918</text:p>
          </table:table-cell>
          <table:table-cell office:value-type="float" office:value="25.860554960858" calcext:value-type="float">
            <text:p>25.860554960858</text:p>
          </table:table-cell>
          <table:table-cell office:value-type="float" office:value="26.9745118206217" calcext:value-type="float">
            <text:p>26.9745118206217</text:p>
          </table:table-cell>
          <table:table-cell office:value-type="float" office:value="27.9964892157021" calcext:value-type="float">
            <text:p>27.9964892157021</text:p>
          </table:table-cell>
          <table:table-cell office:value-type="float" office:value="29" calcext:value-type="float">
            <text:p>29</text:p>
          </table:table-cell>
          <table:table-cell office:value-type="float" office:value="29.9984201179439" calcext:value-type="float">
            <text:p>29.9984201179439</text:p>
          </table:table-cell>
          <table:table-cell table:formula="of:=[.$A48]*[.G$38]+[.$B48]*[.G$39]+[.$C48]*[.G$40]+[.$D48]*[.G$41]+[.$E48]*[.G$42]+[.$F48]*[.G$43]" office:value-type="float" office:value="1452.8598047192" calcext:value-type="float">
            <text:p>1452.8598047192</text:p>
          </table:table-cell>
          <table:table-cell table:formula="of:=[.$A48]*[.H$38]+[.$B48]*[.H$39]+[.$C48]*[.H$40]+[.$D48]*[.H$41]+[.$E48]*[.H$42]+[.$F48]*[.H$43]" office:value-type="float" office:value="1616.34616892162" calcext:value-type="float">
            <text:p>1616.34616892162</text:p>
          </table:table-cell>
          <table:table-cell table:formula="of:=[.$A48]*[.I$38]+[.$B48]*[.I$39]+[.$C48]*[.I$40]+[.$D48]*[.I$41]+[.$E48]*[.I$42]+[.$F48]*[.I$43]" office:value-type="float" office:value="1779.83253312403" calcext:value-type="float">
            <text:p>1779.83253312403</text:p>
          </table:table-cell>
          <table:table-cell table:formula="of:=[.$G48]*[.J$41]+[.$H48]*[.J$42]+[.$I48]*[.J$43]" office:value-type="float" office:value="15201.0609771042" calcext:value-type="float">
            <text:p>15201.0609771042</text:p>
          </table:table-cell>
          <table:table-cell table:formula="of:=[.$G48]*[.K$41]+[.$H48]*[.K$42]+[.$I48]*[.K$43]" office:value-type="float" office:value="20050.0994838691" calcext:value-type="float">
            <text:p>20050.0994838691</text:p>
          </table:table-cell>
          <table:table-cell table:number-columns-repeated="7"/>
        </table:table-row>
        <table:table-row table:style-name="ro1">
          <table:table-cell office:value-type="float" office:value="29.2294825477329" calcext:value-type="float">
            <text:p>29.2294825477329</text:p>
          </table:table-cell>
          <table:table-cell office:value-type="float" office:value="31.7927321249683" calcext:value-type="float">
            <text:p>31.7927321249683</text:p>
          </table:table-cell>
          <table:table-cell office:value-type="float" office:value="32.9523994421723" calcext:value-type="float">
            <text:p>32.9523994421723</text:p>
          </table:table-cell>
          <table:table-cell office:value-type="float" office:value="33.9884211883843" calcext:value-type="float">
            <text:p>33.9884211883843</text:p>
          </table:table-cell>
          <table:table-cell office:value-type="float" office:value="34.9981568042679" calcext:value-type="float">
            <text:p>34.9981568042679</text:p>
          </table:table-cell>
          <table:table-cell office:value-type="float" office:value="36" calcext:value-type="float">
            <text:p>36</text:p>
          </table:table-cell>
          <table:table-cell table:formula="of:=[.$A49]*[.G$38]+[.$B49]*[.G$39]+[.$C49]*[.G$40]+[.$D49]*[.G$41]+[.$E49]*[.G$42]+[.$F49]*[.G$43]" office:value-type="float" office:value="1757.92745748214" calcext:value-type="float">
            <text:p>1757.92745748214</text:p>
          </table:table-cell>
          <table:table-cell table:formula="of:=[.$A49]*[.H$38]+[.$B49]*[.H$39]+[.$C49]*[.H$40]+[.$D49]*[.H$41]+[.$E49]*[.H$42]+[.$F49]*[.H$43]" office:value-type="float" office:value="1956.88864958966" calcext:value-type="float">
            <text:p>1956.88864958966</text:p>
          </table:table-cell>
          <table:table-cell table:formula="of:=[.$A49]*[.I$38]+[.$B49]*[.I$39]+[.$C49]*[.I$40]+[.$D49]*[.I$41]+[.$E49]*[.I$42]+[.$F49]*[.I$43]" office:value-type="float" office:value="2155.84984169719" calcext:value-type="float">
            <text:p>2155.84984169719</text:p>
          </table:table-cell>
          <table:table-cell table:formula="of:=[.$G49]*[.J$41]+[.$H49]*[.J$42]+[.$I49]*[.J$43]" office:value-type="float" office:value="18407.8426147371" calcext:value-type="float">
            <text:p>18407.8426147371</text:p>
          </table:table-cell>
          <table:table-cell table:formula="of:=[.$G49]*[.K$41]+[.$H49]*[.K$42]+[.$I49]*[.K$43]" office:value-type="float" office:value="24278.5085635061" calcext:value-type="float">
            <text:p>24278.5085635061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9 processes: 3 x 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transp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 0</text:p>
          </table:table-cell>
          <table:table-cell table:number-columns-repeated="3"/>
          <table:table-cell office:value-type="string" calcext:value-type="string">
            <text:p>Process 3</text:p>
          </table:table-cell>
          <table:table-cell table:number-columns-repeated="2"/>
          <table:table-cell table:style-name="ce4"/>
          <table:table-cell office:value-type="string" calcext:value-type="string">
            <text:p>Process 6</text:p>
          </table:table-cell>
          <table:table-cell table:number-columns-repeated="3"/>
          <table:table-cell table:style-name="ce14" office:value-type="string" calcext:value-type="string" table:number-columns-spanned="3" table:number-rows-spanned="1">
            <text:p>partially replicated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Process 1</text:p>
          </table:table-cell>
          <table:table-cell table:number-columns-repeated="3"/>
          <table:table-cell office:value-type="string" calcext:value-type="string">
            <text:p>Process 4</text:p>
          </table:table-cell>
          <table:table-cell table:number-columns-repeated="2"/>
          <table:table-cell table:style-name="ce4"/>
          <table:table-cell office:value-type="string" calcext:value-type="string">
            <text:p>Process 7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Process 2</text:p>
          </table:table-cell>
          <table:table-cell table:number-columns-repeated="3"/>
          <table:table-cell office:value-type="string" calcext:value-type="string">
            <text:p>Process 5</text:p>
          </table:table-cell>
          <table:table-cell table:number-columns-repeated="2"/>
          <table:table-cell table:style-name="ce4"/>
          <table:table-cell office:value-type="string" calcext:value-type="string">
            <text:p>Process 8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"/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calcext:value-type="string" table:number-columns-spanned="13" table:number-rows-spanned="1">
            <text:p>Process 0</text:p>
          </table:table-cell>
          <table:covered-table-cell table:number-columns-repeated="12"/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G71]*[.G71]" office:value-type="float" office:value="1" calcext:value-type="float">
            <text:p>1</text:p>
          </table:table-cell>
          <table:table-cell table:formula="of:=[.H71]*[.H71]" office:value-type="float" office:value="4" calcext:value-type="float">
            <text:p>4</text:p>
          </table:table-cell>
          <table:table-cell table:formula="of:=[.I71]*[.I71]" office:value-type="float" office:value="9" calcext:value-type="float">
            <text:p>9</text:p>
          </table:table-cell>
          <table:table-cell table:style-name="ce22" table:formula="of:=SQRT(SUM([.J71:.L71]))" office:value-type="float" office:value="3.74165738677394" calcext:value-type="float">
            <text:p>3.74165738677394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G72]*[.G72]" office:value-type="float" office:value="16" calcext:value-type="float">
            <text:p>16</text:p>
          </table:table-cell>
          <table:table-cell table:formula="of:=[.H72]*[.H72]" office:value-type="float" office:value="25" calcext:value-type="float">
            <text:p>25</text:p>
          </table:table-cell>
          <table:table-cell table:formula="of:=[.I72]*[.I72]" office:value-type="float" office:value="36" calcext:value-type="float">
            <text:p>36</text:p>
          </table:table-cell>
          <table:table-cell table:style-name="ce22" table:formula="of:=SQRT(SUM([.J72:.L72]))" office:value-type="float" office:value="8.77496438739212" calcext:value-type="float">
            <text:p>8.77496438739212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74]*[.D$71]+[.$B74]*[.D$72]+[.$C74]*[.D$73]" office:value-type="float" office:value="14" calcext:value-type="float">
            <text:p>14</text:p>
          </table:table-cell>
          <table:table-cell table:formula="of:=[.$A74]*[.E$71]+[.$B74]*[.E$72]+[.$C74]*[.E$73]" office:value-type="float" office:value="32" calcext:value-type="float">
            <text:p>32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formula="of:=[.G74]*[.G74]" office:value-type="float" office:value="1" calcext:value-type="float">
            <text:p>1</text:p>
          </table:table-cell>
          <table:table-cell table:formula="of:=[.H74]*[.H74]" office:value-type="float" office:value="4" calcext:value-type="float">
            <text:p>4</text:p>
          </table:table-cell>
          <table:table-cell table:formula="of:=[.I74]*[.I74]" office:value-type="float" office:value="9" calcext:value-type="float">
            <text:p>9</text:p>
          </table:table-cell>
          <table:table-cell table:style-name="ce4" table:formula="of:=SQRT(SUM([.J74:.L74]))" office:value-type="float" office:value="3.74165738677394" calcext:value-type="float">
            <text:p>3.74165738677394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75]*[.D$71]+[.$B75]*[.D$72]+[.$C75]*[.D$73]" office:value-type="float" office:value="32" calcext:value-type="float">
            <text:p>32</text:p>
          </table:table-cell>
          <table:table-cell table:formula="of:=[.$A75]*[.E$71]+[.$B75]*[.E$72]+[.$C75]*[.E$73]" office:value-type="float" office:value="77" calcext:value-type="float">
            <text:p>77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formula="of:=[.G75]*[.G75]" office:value-type="float" office:value="16" calcext:value-type="float">
            <text:p>16</text:p>
          </table:table-cell>
          <table:table-cell table:formula="of:=[.H75]*[.H75]" office:value-type="float" office:value="25" calcext:value-type="float">
            <text:p>25</text:p>
          </table:table-cell>
          <table:table-cell table:formula="of:=[.I75]*[.I75]" office:value-type="float" office:value="36" calcext:value-type="float">
            <text:p>36</text:p>
          </table:table-cell>
          <table:table-cell table:style-name="ce4" table:formula="of:=SQRT(SUM([.J75:.L75]))" office:value-type="float" office:value="8.77496438739212" calcext:value-type="float">
            <text:p>8.77496438739212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float" office:value="3.74165738677394" calcext:value-type="float">
            <text:p>3.74165738677394</text:p>
          </table:table-cell>
          <table:table-cell table:style-name="ce4" office:value-type="float" office:value="8.77496438739212" calcext:value-type="float">
            <text:p>8.77496438739212</text:p>
          </table:table-cell>
          <table:table-cell table:number-columns-repeated="15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78]*[.B$77]" office:value-type="float" office:value="14" calcext:value-type="float">
            <text:p>14</text:p>
          </table:table-cell>
          <table:table-cell table:formula="of:=[.$A78]*[.C$77]" office:value-type="float" office:value="32.832910318764" calcext:value-type="float">
            <text:p>32.8329103187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.832910318764" calcext:value-type="float">
            <text:p>32.832910318764</text:p>
          </table:table-cell>
          <table:table-cell table:formula="of:=[.E78]/[.G78]" office:value-type="float" office:value="1" calcext:value-type="float">
            <text:p>1</text:p>
          </table:table-cell>
          <table:table-cell table:formula="of:=[.F78]/[.H78]" office:value-type="float" office:value="0.974631846197076" calcext:value-type="float">
            <text:p>0.974631846197076</text:p>
          </table:table-cell>
          <table:table-cell table:number-columns-repeated="8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79]*[.B$77]" office:value-type="float" office:value="32.832910318764" calcext:value-type="float">
            <text:p>32.832910318764</text:p>
          </table:table-cell>
          <table:table-cell table:formula="of:=[.$A79]*[.C$77]"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2.832910318764" calcext:value-type="float">
            <text:p>32.832910318764</text:p>
          </table:table-cell>
          <table:table-cell office:value-type="float" office:value="77" calcext:value-type="float">
            <text:p>77</text:p>
          </table:table-cell>
          <table:table-cell table:formula="of:=[.E79]/[.G79]" office:value-type="float" office:value="0.974631846197076" calcext:value-type="float">
            <text:p>0.974631846197076</text:p>
          </table:table-cell>
          <table:table-cell table:formula="of:=[.F79]/[.H7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1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74631846197076" calcext:value-type="float">
            <text:p>0.974631846197076</text:p>
          </table:table-cell>
          <table:table-cell table:formula="of:=[.A84]*[.C84]" office:value-type="float" office:value="1" calcext:value-type="float">
            <text:p>1</text:p>
          </table:table-cell>
          <table:table-cell table:formula="of:=[.B84]*[.D84]" office:value-type="float" office:value="1.94926369239415" calcext:value-type="float">
            <text:p>1.94926369239415</text:p>
          </table:table-cell>
          <table:table-cell table:formula="of:=[.$E84]*[.G$82]+[.$F84]*[.G$83]" office:value-type="float" office:value="8.79705476957661" calcext:value-type="float">
            <text:p>8.79705476957661</text:p>
          </table:table-cell>
          <table:table-cell table:formula="of:=[.$E84]*[.H$82]+[.$F84]*[.H$83]" office:value-type="float" office:value="11.7463184619708" calcext:value-type="float">
            <text:p>11.7463184619708</text:p>
          </table:table-cell>
          <table:table-cell table:formula="of:=[.$E84]*[.I$82]+[.$F84]*[.I$83]" office:value-type="float" office:value="14.6955821543649" calcext:value-type="float">
            <text:p>14.6955821543649</text:p>
          </table:table-cell>
          <table:table-cell table:formula="of:=[.$G84]*[.J$81]+[.$H84]*[.J$82]+[.$I84]*[.J$83]" office:value-type="float" office:value="117.513920927313" calcext:value-type="float">
            <text:p>117.513920927313</text:p>
          </table:table-cell>
          <table:table-cell table:formula="of:=[.$G84]*[.K$81]+[.$H84]*[.K$82]+[.$I84]*[.K$83]" office:value-type="float" office:value="152.752876313226" calcext:value-type="float">
            <text:p>152.752876313226</text:p>
          </table:table-cell>
          <table:table-cell/>
          <table:table-cell table:formula="of:=[.J84]+[.J101]+[.J118]" office:value-type="float" office:value="2231.44347238259" calcext:value-type="float">
            <text:p>2231.44347238259</text:p>
          </table:table-cell>
          <table:table-cell table:formula="of:=[.K84]+[.K101]+[.K118]" office:value-type="float" office:value="2948.56312373678" calcext:value-type="float">
            <text:p>2948.56312373678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974631846197076" calcext:value-type="float">
            <text:p>0.974631846197076</text:p>
          </table:table-cell>
          <table:table-cell office:value-type="float" office:value="1" calcext:value-type="float">
            <text:p>1</text:p>
          </table:table-cell>
          <table:table-cell table:formula="of:=[.A85]*[.C85]" office:value-type="float" office:value="6.82242292337953" calcext:value-type="float">
            <text:p>6.82242292337953</text:p>
          </table:table-cell>
          <table:table-cell table:formula="of:=[.B85]*[.D85]" office:value-type="float" office:value="8" calcext:value-type="float">
            <text:p>8</text:p>
          </table:table-cell>
          <table:table-cell table:formula="of:=[.$E85]*[.G$82]+[.$F85]*[.G$83]" office:value-type="float" office:value="38.8224229233795" calcext:value-type="float">
            <text:p>38.8224229233795</text:p>
          </table:table-cell>
          <table:table-cell table:formula="of:=[.$E85]*[.H$82]+[.$F85]*[.H$83]" office:value-type="float" office:value="53.6448458467591" calcext:value-type="float">
            <text:p>53.6448458467591</text:p>
          </table:table-cell>
          <table:table-cell table:formula="of:=[.$E85]*[.I$82]+[.$F85]*[.I$83]" office:value-type="float" office:value="68.4672687701386" calcext:value-type="float">
            <text:p>68.4672687701386</text:p>
          </table:table-cell>
          <table:table-cell table:formula="of:=[.$G85]*[.J$81]+[.$H85]*[.J$82]+[.$I85]*[.J$83]" office:value-type="float" office:value="542.09330431435" calcext:value-type="float">
            <text:p>542.09330431435</text:p>
          </table:table-cell>
          <table:table-cell table:formula="of:=[.$G85]*[.K$81]+[.$H85]*[.K$82]+[.$I85]*[.K$83]" office:value-type="float" office:value="703.027841854627" calcext:value-type="float">
            <text:p>703.027841854627</text:p>
          </table:table-cell>
          <table:table-cell/>
          <table:table-cell table:formula="of:=[.J85]+[.J102]+[.J119]" office:value-type="float" office:value="5545.01785286774" calcext:value-type="float">
            <text:p>5545.01785286774</text:p>
          </table:table-cell>
          <table:table-cell table:formula="of:=[.K85]+[.K102]+[.K119]" office:value-type="float" office:value="7317.84924638078" calcext:value-type="float">
            <text:p>7317.8492463807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calcext:value-type="string" table:number-columns-spanned="13" table:number-rows-spanned="1">
            <text:p>Process 1</text:p>
          </table:table-cell>
          <table:covered-table-cell table:number-columns-repeated="12"/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G88]*[.G88]" office:value-type="float" office:value="1" calcext:value-type="float">
            <text:p>1</text:p>
          </table:table-cell>
          <table:table-cell table:formula="of:=[.H88]*[.H88]" office:value-type="float" office:value="4" calcext:value-type="float">
            <text:p>4</text:p>
          </table:table-cell>
          <table:table-cell table:formula="of:=[.I88]*[.I88]" office:value-type="float" office:value="9" calcext:value-type="float">
            <text:p>9</text:p>
          </table:table-cell>
          <table:table-cell table:style-name="ce22" table:formula="of:=SQRT(SUM([.J88:.L88]))" office:value-type="float" office:value="3.74165738677394" calcext:value-type="float">
            <text:p>3.74165738677394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G89]*[.G89]" office:value-type="float" office:value="16" calcext:value-type="float">
            <text:p>16</text:p>
          </table:table-cell>
          <table:table-cell table:formula="of:=[.H89]*[.H89]" office:value-type="float" office:value="25" calcext:value-type="float">
            <text:p>25</text:p>
          </table:table-cell>
          <table:table-cell table:formula="of:=[.I89]*[.I89]" office:value-type="float" office:value="36" calcext:value-type="float">
            <text:p>36</text:p>
          </table:table-cell>
          <table:table-cell table:style-name="ce22" table:formula="of:=SQRT(SUM([.J89:.L89]))" office:value-type="float" office:value="8.77496438739212" calcext:value-type="float">
            <text:p>8.77496438739212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4"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91]*[.D$88]+[.$B91]*[.D$89]+[.$C91]*[.D$90]" office:value-type="float" office:value="50" calcext:value-type="float">
            <text:p>50</text:p>
          </table:table-cell>
          <table:table-cell table:formula="of:=[.$A91]*[.E$88]+[.$B91]*[.E$89]+[.$C91]*[.E$90]" office:value-type="float" office:value="68" calcext:value-type="float">
            <text:p>6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formula="of:=[.G91]*[.G91]" office:value-type="float" office:value="49" calcext:value-type="float">
            <text:p>49</text:p>
          </table:table-cell>
          <table:table-cell table:formula="of:=[.H91]*[.H91]" office:value-type="float" office:value="64" calcext:value-type="float">
            <text:p>64</text:p>
          </table:table-cell>
          <table:table-cell table:formula="of:=[.I91]*[.I91]" office:value-type="float" office:value="81" calcext:value-type="float">
            <text:p>81</text:p>
          </table:table-cell>
          <table:table-cell table:style-name="ce4" table:formula="of:=SQRT(SUM([.J91:.L91]))" office:value-type="float" office:value="13.9283882771841" calcext:value-type="float">
            <text:p>13.9283882771841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92]*[.D$88]+[.$B92]*[.D$89]+[.$C92]*[.D$90]" office:value-type="float" office:value="122" calcext:value-type="float">
            <text:p>122</text:p>
          </table:table-cell>
          <table:table-cell table:formula="of:=[.$A92]*[.E$88]+[.$B92]*[.E$89]+[.$C92]*[.E$90]" office:value-type="float" office:value="167" calcext:value-type="float">
            <text:p>167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formula="of:=[.G92]*[.G92]" office:value-type="float" office:value="100" calcext:value-type="float">
            <text:p>100</text:p>
          </table:table-cell>
          <table:table-cell table:formula="of:=[.H92]*[.H92]" office:value-type="float" office:value="121" calcext:value-type="float">
            <text:p>121</text:p>
          </table:table-cell>
          <table:table-cell table:formula="of:=[.I92]*[.I92]" office:value-type="float" office:value="144" calcext:value-type="float">
            <text:p>144</text:p>
          </table:table-cell>
          <table:table-cell table:style-name="ce4" table:formula="of:=SQRT(SUM([.J92:.L92]))" office:value-type="float" office:value="19.1049731745428" calcext:value-type="float">
            <text:p>19.104973174542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float" office:value="13.9283882771841" calcext:value-type="float">
            <text:p>13.9283882771841</text:p>
          </table:table-cell>
          <table:table-cell table:style-name="ce4" office:value-type="float" office:value="19.1049731745428" calcext:value-type="float">
            <text:p>19.1049731745428</text:p>
          </table:table-cell>
          <table:table-cell table:number-columns-repeated="15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95]*[.B$94]" office:value-type="float" office:value="52.1152568831814" calcext:value-type="float">
            <text:p>52.1152568831814</text:p>
          </table:table-cell>
          <table:table-cell table:formula="of:=[.$A95]*[.C$94]" office:value-type="float" office:value="71.484264002646" calcext:value-type="float">
            <text:p>71.4842640026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52.1152568831815" calcext:value-type="float">
            <text:p>52.1152568831815</text:p>
          </table:table-cell>
          <table:table-cell office:value-type="float" office:value="71.4842640026461" calcext:value-type="float">
            <text:p>71.4842640026461</text:p>
          </table:table-cell>
          <table:table-cell table:formula="of:=[.E95]/[.G95]" office:value-type="float" office:value="0.959411945566671" calcext:value-type="float">
            <text:p>0.959411945566671</text:p>
          </table:table-cell>
          <table:table-cell table:formula="of:=[.F95]/[.H95]" office:value-type="float" office:value="0.951258307667305" calcext:value-type="float">
            <text:p>0.951258307667305</text:p>
          </table:table-cell>
          <table:table-cell table:number-columns-repeated="8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96]*[.B$94]" office:value-type="float" office:value="122.22111110606" calcext:value-type="float">
            <text:p>122.22111110606</text:p>
          </table:table-cell>
          <table:table-cell table:formula="of:=[.$A96]*[.C$94]" office:value-type="float" office:value="167.645459228695" calcext:value-type="float">
            <text:p>167.64545922869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122.221111106061" calcext:value-type="float">
            <text:p>122.221111106061</text:p>
          </table:table-cell>
          <table:table-cell office:value-type="float" office:value="167.645459228695" calcext:value-type="float">
            <text:p>167.645459228695</text:p>
          </table:table-cell>
          <table:table-cell table:formula="of:=[.E96]/[.G96]" office:value-type="float" office:value="0.998190892685723" calcext:value-type="float">
            <text:p>0.998190892685723</text:p>
          </table:table-cell>
          <table:table-cell table:formula="of:=[.F96]/[.H96]" office:value-type="float" office:value="0.996149855584132" calcext:value-type="float">
            <text:p>0.99614985558413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95941194556667" calcext:value-type="float">
            <text:p>0.95941194556667</text:p>
          </table:table-cell>
          <table:table-cell office:value-type="float" office:value="0.951258307667306" calcext:value-type="float">
            <text:p>0.951258307667306</text:p>
          </table:table-cell>
          <table:table-cell table:formula="of:=[.A101]*[.C101]" office:value-type="float" office:value="2.87823583670001" calcext:value-type="float">
            <text:p>2.87823583670001</text:p>
          </table:table-cell>
          <table:table-cell table:formula="of:=[.B101]*[.D101]" office:value-type="float" office:value="3.80503323066922" calcext:value-type="float">
            <text:p>3.80503323066922</text:p>
          </table:table-cell>
          <table:table-cell table:formula="of:=[.$E101]*[.G$99]+[.$F101]*[.G$100]" office:value-type="float" office:value="58.1979831635923" calcext:value-type="float">
            <text:p>58.1979831635923</text:p>
          </table:table-cell>
          <table:table-cell table:formula="of:=[.$E101]*[.H$99]+[.$F101]*[.H$100]" office:value-type="float" office:value="64.8812522309615" calcext:value-type="float">
            <text:p>64.8812522309615</text:p>
          </table:table-cell>
          <table:table-cell table:formula="of:=[.$E101]*[.I$99]+[.$F101]*[.I$100]" office:value-type="float" office:value="71.5645212983308" calcext:value-type="float">
            <text:p>71.5645212983308</text:p>
          </table:table-cell>
          <table:table-cell table:formula="of:=[.$G101]*[.J$81]+[.$H101]*[.J$82]+[.$I101]*[.J$83]" office:value-type="float" office:value="610.664346348131" calcext:value-type="float">
            <text:p>610.664346348131</text:p>
          </table:table-cell>
          <table:table-cell table:formula="of:=[.$G101]*[.K$81]+[.$H101]*[.K$82]+[.$I101]*[.K$83]" office:value-type="float" office:value="805.308103041016" calcext:value-type="float">
            <text:p>805.308103041016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0.998190892685727" calcext:value-type="float">
            <text:p>0.998190892685727</text:p>
          </table:table-cell>
          <table:table-cell office:value-type="float" office:value="0.996149855584133" calcext:value-type="float">
            <text:p>0.996149855584133</text:p>
          </table:table-cell>
          <table:table-cell table:formula="of:=[.A102]*[.C102]" office:value-type="float" office:value="8.98371803417154" calcext:value-type="float">
            <text:p>8.98371803417154</text:p>
          </table:table-cell>
          <table:table-cell table:formula="of:=[.B102]*[.D102]" office:value-type="float" office:value="9.96149855584133" calcext:value-type="float">
            <text:p>9.96149855584133</text:p>
          </table:table-cell>
          <table:table-cell table:formula="of:=[.$E102]*[.G$99]+[.$F102]*[.G$100]" office:value-type="float" office:value="162.501011797614" calcext:value-type="float">
            <text:p>162.501011797614</text:p>
          </table:table-cell>
          <table:table-cell table:formula="of:=[.$E102]*[.H$99]+[.$F102]*[.H$100]" office:value-type="float" office:value="181.446228387627" calcext:value-type="float">
            <text:p>181.446228387627</text:p>
          </table:table-cell>
          <table:table-cell table:formula="of:=[.$E102]*[.I$99]+[.$F102]*[.I$100]" office:value-type="float" office:value="200.39144497764" calcext:value-type="float">
            <text:p>200.39144497764</text:p>
          </table:table-cell>
          <table:table-cell table:formula="of:=[.$G102]*[.J$81]+[.$H102]*[.J$82]+[.$I102]*[.J$83]" office:value-type="float" office:value="1708.79692184869" calcext:value-type="float">
            <text:p>1708.79692184869</text:p>
          </table:table-cell>
          <table:table-cell table:formula="of:=[.$G102]*[.K$81]+[.$H102]*[.K$82]+[.$I102]*[.K$83]" office:value-type="float" office:value="2253.13560701158" calcext:value-type="float">
            <text:p>2253.13560701158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calcext:value-type="string" table:number-columns-spanned="13" table:number-rows-spanned="1">
            <text:p>Process 2</text:p>
          </table:table-cell>
          <table:covered-table-cell table:number-columns-repeated="12"/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G105]*[.G105]" office:value-type="float" office:value="1" calcext:value-type="float">
            <text:p>1</text:p>
          </table:table-cell>
          <table:table-cell table:formula="of:=[.H105]*[.H105]" office:value-type="float" office:value="4" calcext:value-type="float">
            <text:p>4</text:p>
          </table:table-cell>
          <table:table-cell table:formula="of:=[.I105]*[.I105]" office:value-type="float" office:value="9" calcext:value-type="float">
            <text:p>9</text:p>
          </table:table-cell>
          <table:table-cell table:style-name="ce22" table:formula="of:=SQRT(SUM([.J105:.L105]))" office:value-type="float" office:value="3.74165738677394" calcext:value-type="float">
            <text:p>3.74165738677394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G106]*[.G106]" office:value-type="float" office:value="16" calcext:value-type="float">
            <text:p>16</text:p>
          </table:table-cell>
          <table:table-cell table:formula="of:=[.H106]*[.H106]" office:value-type="float" office:value="25" calcext:value-type="float">
            <text:p>25</text:p>
          </table:table-cell>
          <table:table-cell table:formula="of:=[.I106]*[.I106]" office:value-type="float" office:value="36" calcext:value-type="float">
            <text:p>36</text:p>
          </table:table-cell>
          <table:table-cell table:style-name="ce22" table:formula="of:=SQRT(SUM([.J106:.L106]))" office:value-type="float" office:value="8.77496438739212" calcext:value-type="float">
            <text:p>8.77496438739212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4"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$A108]*[.D$105]+[.$B108]*[.D$106]+[.$C108]*[.D$107]" office:value-type="float" office:value="86" calcext:value-type="float">
            <text:p>86</text:p>
          </table:table-cell>
          <table:table-cell table:formula="of:=[.$A108]*[.E$105]+[.$B108]*[.E$106]+[.$C108]*[.E$107]" office:value-type="float" office:value="104" calcext:value-type="float">
            <text:p>104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formula="of:=[.G108]*[.G108]" office:value-type="float" office:value="169" calcext:value-type="float">
            <text:p>169</text:p>
          </table:table-cell>
          <table:table-cell table:formula="of:=[.H108]*[.H108]" office:value-type="float" office:value="196" calcext:value-type="float">
            <text:p>196</text:p>
          </table:table-cell>
          <table:table-cell table:formula="of:=[.I108]*[.I108]" office:value-type="float" office:value="225" calcext:value-type="float">
            <text:p>225</text:p>
          </table:table-cell>
          <table:table-cell table:style-name="ce4" table:formula="of:=SQRT(SUM([.J108:.L108]))" office:value-type="float" office:value="24.2899156029822" calcext:value-type="float">
            <text:p>24.2899156029822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109]*[.D$105]+[.$B109]*[.D$106]+[.$C109]*[.D$107]" office:value-type="float" office:value="212" calcext:value-type="float">
            <text:p>212</text:p>
          </table:table-cell>
          <table:table-cell table:formula="of:=[.$A109]*[.E$105]+[.$B109]*[.E$106]+[.$C109]*[.E$107]" office:value-type="float" office:value="257" calcext:value-type="float">
            <text:p>257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formula="of:=[.G109]*[.G109]" office:value-type="float" office:value="256" calcext:value-type="float">
            <text:p>256</text:p>
          </table:table-cell>
          <table:table-cell table:formula="of:=[.H109]*[.H109]" office:value-type="float" office:value="289" calcext:value-type="float">
            <text:p>289</text:p>
          </table:table-cell>
          <table:table-cell table:formula="of:=[.I109]*[.I109]" office:value-type="float" office:value="324" calcext:value-type="float">
            <text:p>324</text:p>
          </table:table-cell>
          <table:table-cell table:style-name="ce4" table:formula="of:=SQRT(SUM([.J109:.L109]))" office:value-type="float" office:value="29.4788059459673" calcext:value-type="float">
            <text:p>29.4788059459673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4.2899156029822" calcext:value-type="float">
            <text:p>24.2899156029822</text:p>
          </table:table-cell>
          <table:table-cell office:value-type="float" office:value="29.4788059459673" calcext:value-type="float">
            <text:p>29.4788059459673</text:p>
          </table:table-cell>
          <table:table-cell table:number-columns-repeated="15"/>
        </table:table-row>
        <table:table-row table:style-name="ro1">
          <table:table-cell table:style-name="ce22" office:value-type="float" office:value="3.74165738677394" calcext:value-type="float">
            <text:p>3.74165738677394</text:p>
          </table:table-cell>
          <table:table-cell table:formula="of:=[.$A112]*[.B$111]" office:value-type="float" office:value="90.8845421400139" calcext:value-type="float">
            <text:p>90.8845421400139</text:p>
          </table:table-cell>
          <table:table-cell table:formula="of:=[.$A112]*[.C$111]" office:value-type="float" office:value="110.299592021004" calcext:value-type="float">
            <text:p>110.299592021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90.8845421400141" calcext:value-type="float">
            <text:p>90.8845421400141</text:p>
          </table:table-cell>
          <table:table-cell office:value-type="float" office:value="110.299592021004" calcext:value-type="float">
            <text:p>110.299592021004</text:p>
          </table:table-cell>
          <table:table-cell table:formula="of:=[.E112]/[.G112]" office:value-type="float" office:value="0.946255523491672" calcext:value-type="float">
            <text:p>0.946255523491672</text:p>
          </table:table-cell>
          <table:table-cell table:formula="of:=[.F112]/[.H112]" office:value-type="float" office:value="0.942886533797837" calcext:value-type="float">
            <text:p>0.942886533797837</text:p>
          </table:table-cell>
          <table:table-cell table:number-columns-repeated="8"/>
        </table:table-row>
        <table:table-row table:style-name="ro1">
          <table:table-cell table:style-name="ce22" office:value-type="float" office:value="8.77496438739212" calcext:value-type="float">
            <text:p>8.77496438739212</text:p>
          </table:table-cell>
          <table:table-cell table:formula="of:=[.$A113]*[.B$111]" office:value-type="float" office:value="213.143144388929" calcext:value-type="float">
            <text:p>213.143144388929</text:p>
          </table:table-cell>
          <table:table-cell table:formula="of:=[.$A113]*[.C$111]" office:value-type="float" office:value="258.675472358706" calcext:value-type="float">
            <text:p>258.67547235870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office:value-type="float" office:value="213.143144388929" calcext:value-type="float">
            <text:p>213.143144388929</text:p>
          </table:table-cell>
          <table:table-cell office:value-type="float" office:value="258.675472358707" calcext:value-type="float">
            <text:p>258.675472358707</text:p>
          </table:table-cell>
          <table:table-cell table:formula="of:=[.E113]/[.G113]" office:value-type="float" office:value="0.994636729263771" calcext:value-type="float">
            <text:p>0.994636729263771</text:p>
          </table:table-cell>
          <table:table-cell table:formula="of:=[.F113]/[.H113]" office:value-type="float" office:value="0.993522878905258" calcext:value-type="float">
            <text:p>0.99352287890525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.946255523491672" calcext:value-type="float">
            <text:p>0.946255523491672</text:p>
          </table:table-cell>
          <table:table-cell office:value-type="float" office:value="0.942886533797834" calcext:value-type="float">
            <text:p>0.942886533797834</text:p>
          </table:table-cell>
          <table:table-cell table:formula="of:=[.A118]*[.C118]" office:value-type="float" office:value="4.73127761745836" calcext:value-type="float">
            <text:p>4.73127761745836</text:p>
          </table:table-cell>
          <table:table-cell table:formula="of:=[.B118]*[.D118]" office:value-type="float" office:value="5.657319202787" calcext:value-type="float">
            <text:p>5.657319202787</text:p>
          </table:table-cell>
          <table:table-cell table:formula="of:=[.$E118]*[.G$116]+[.$F118]*[.G$117]" office:value-type="float" office:value="152.023716271551" calcext:value-type="float">
            <text:p>152.023716271551</text:p>
          </table:table-cell>
          <table:table-cell table:formula="of:=[.$E118]*[.H$116]+[.$F118]*[.H$117]" office:value-type="float" office:value="162.412313091796" calcext:value-type="float">
            <text:p>162.412313091796</text:p>
          </table:table-cell>
          <table:table-cell table:formula="of:=[.$E118]*[.I$116]+[.$F118]*[.I$117]" office:value-type="float" office:value="172.800909912041" calcext:value-type="float">
            <text:p>172.800909912041</text:p>
          </table:table-cell>
          <table:table-cell table:formula="of:=[.$G118]*[.J$81]+[.$H118]*[.J$82]+[.$I118]*[.J$83]" office:value-type="float" office:value="1503.26520510715" calcext:value-type="float">
            <text:p>1503.26520510715</text:p>
          </table:table-cell>
          <table:table-cell table:formula="of:=[.$G118]*[.K$81]+[.$H118]*[.K$82]+[.$I118]*[.K$83]" office:value-type="float" office:value="1990.50214438253" calcext:value-type="float">
            <text:p>1990.50214438253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.994636729263769" calcext:value-type="float">
            <text:p>0.994636729263769</text:p>
          </table:table-cell>
          <table:table-cell office:value-type="float" office:value="0.993522878905259" calcext:value-type="float">
            <text:p>0.993522878905259</text:p>
          </table:table-cell>
          <table:table-cell table:formula="of:=[.A119]*[.C119]" office:value-type="float" office:value="10.9410040219015" calcext:value-type="float">
            <text:p>10.9410040219015</text:p>
          </table:table-cell>
          <table:table-cell table:formula="of:=[.B119]*[.D119]" office:value-type="float" office:value="11.9222745468631" calcext:value-type="float">
            <text:p>11.9222745468631</text:p>
          </table:table-cell>
          <table:table-cell table:formula="of:=[.$E119]*[.G$116]+[.$F119]*[.G$117]" office:value-type="float" office:value="332.989445034529" calcext:value-type="float">
            <text:p>332.989445034529</text:p>
          </table:table-cell>
          <table:table-cell table:formula="of:=[.$E119]*[.H$116]+[.$F119]*[.H$117]" office:value-type="float" office:value="355.852723603293" calcext:value-type="float">
            <text:p>355.852723603293</text:p>
          </table:table-cell>
          <table:table-cell table:formula="of:=[.$E119]*[.I$116]+[.$F119]*[.I$117]" office:value-type="float" office:value="378.716002172058" calcext:value-type="float">
            <text:p>378.716002172058</text:p>
          </table:table-cell>
          <table:table-cell table:formula="of:=[.$G119]*[.J$81]+[.$H119]*[.J$82]+[.$I119]*[.J$83]" office:value-type="float" office:value="3294.1276267047" calcext:value-type="float">
            <text:p>3294.1276267047</text:p>
          </table:table-cell>
          <table:table-cell table:formula="of:=[.$G119]*[.K$81]+[.$H119]*[.K$82]+[.$I119]*[.K$83]" office:value-type="float" office:value="4361.68579751458" calcext:value-type="float">
            <text:p>4361.68579751458</text:p>
          </table:table-cell>
          <table:table-cell table:number-columns-repeated="7"/>
        </table:table-row>
      </table:table>
      <table:table table:name="GAT (single GPU)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au = 2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4" office:value-type="string" calcext:value-type="string" table:number-columns-spanned="5" table:number-rows-spanned="1">
            <text:p>HWa_H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style-name="ce14"/>
          <table:table-cell/>
          <table:table-cell table:style-name="ce14" office:value-type="string" calcext:value-type="string" table:number-columns-spanned="2" table:number-rows-spanned="1">
            <text:p>W</text:p>
          </table:table-cell>
          <table:covered-table-cell/>
          <table:table-cell office:value-type="string" calcext:value-type="string">
            <text:p>a_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H</text:p>
          </table:table-cell>
          <table:covered-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7]*[.C$5]+[.$B7]*[.C$6]" office:value-type="float" office:value="7" calcext:value-type="float">
            <text:p>7</text:p>
          </table:table-cell>
          <table:table-cell table:formula="of:=[.$A7]*[.D$5]+[.$B7]*[.D$6]" office:value-type="float" office:value="10" calcext:value-type="float">
            <text:p>10</text:p>
          </table:table-cell>
          <table:table-cell table:formula="of:=[.$C7]*[.E$5]+[.$D7]*[.E$6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8]*[.C$5]+[.$B8]*[.C$6]" office:value-type="float" office:value="15" calcext:value-type="float">
            <text:p>15</text:p>
          </table:table-cell>
          <table:table-cell table:formula="of:=[.$A8]*[.D$5]+[.$B8]*[.D$6]" office:value-type="float" office:value="22" calcext:value-type="float">
            <text:p>22</text:p>
          </table:table-cell>
          <table:table-cell table:formula="of:=[.$C8]*[.E$5]+[.$D8]*[.E$6]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7" table:number-rows-spanned="1">
            <text:p>Round 1 Block 1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style-name="ce26" office:value-type="string" calcext:value-type="string" table:number-columns-spanned="6" table:number-rows-spanned="1">
            <text:p>a_LWH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style-name="ce14" office:value-type="string" calcext:value-type="string" table:number-columns-spanned="2" table:number-rows-spanned="1">
            <text:p>a_L^T</text:p>
          </table:table-cell>
          <table:covered-table-cell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style-name="ce14" office:value-type="string" calcext:value-type="string" table:number-columns-spanned="2" table:number-rows-spanned="1">
            <text:p>H^T</text:p>
          </table:table-cell>
          <table:covered-table-cell/>
          <table:table-cell table:number-columns-repeated="11"/>
        </table:table-row>
        <table:table-row table:style-name="ro1">
          <table:table-cell table:style-name="ce14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formula="of:=[.$A15]*[.C$13]+[.$B15]*[.C$14]" office:value-type="float" office:value="5" calcext:value-type="float">
            <text:p>5</text:p>
          </table:table-cell>
          <table:table-cell table:formula="of:=[.$A15]*[.D$13]+[.$B15]*[.D$14]" office:value-type="float" office:value="11" calcext:value-type="float">
            <text:p>11</text:p>
          </table:table-cell>
          <table:table-cell table:formula="of:=[.$C15]*[.E$13]+[.$D15]*[.E$14]" office:value-type="float" office:value="27" calcext:value-type="float">
            <text:p>27</text:p>
          </table:table-cell>
          <table:table-cell table:formula="of:=[.$C15]*[.F$13]+[.$D15]*[.F$14]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C</text:p>
          </table:table-cell>
          <table:covered-table-cell/>
          <table:table-cell table:style-name="ce14" office:value-type="string" calcext:value-type="string" table:number-columns-spanned="2" table:number-rows-spanned="1">
            <text:p>A * C</text:p>
          </table:table-cell>
          <table:covered-table-cell/>
          <table:table-cell office:value-type="string" calcext:value-type="string">
            <text:p>row sum</text:p>
          </table:table-cell>
          <table:table-cell office:value-type="string" calcext:value-type="string">
            <text:p>reduce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reduce</text:p>
          </table:table-cell>
          <table:covered-table-cell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E7]+[.E15]" office:value-type="float" office:value="105" calcext:value-type="float">
            <text:p>105</text:p>
          </table:table-cell>
          <table:table-cell table:formula="of:=[.E7]+[.F15]" office:value-type="float" office:value="137" calcext:value-type="float">
            <text:p>137</text:p>
          </table:table-cell>
          <table:table-cell table:formula="of:=[.A18]*[.C18]" office:value-type="float" office:value="105" calcext:value-type="float">
            <text:p>105</text:p>
          </table:table-cell>
          <table:table-cell table:formula="of:=[.B18]*[.D18]" office:value-type="float" office:value="274" calcext:value-type="float">
            <text:p>274</text:p>
          </table:table-cell>
          <table:table-cell table:formula="of:=SUM([.E18:.F18])" office:value-type="float" office:value="379" calcext:value-type="float">
            <text:p>379</text:p>
          </table:table-cell>
          <table:table-cell table:formula="of:=[.G18]+[.G29]+[.G40]" office:value-type="float" office:value="4445" calcext:value-type="float">
            <text:p>4445</text:p>
          </table:table-cell>
          <table:table-cell table:formula="of:=[.E18]/[.H18]" office:value-type="float" office:value="0.0236220472440945" calcext:value-type="float">
            <text:p>0.023622047244095</text:p>
          </table:table-cell>
          <table:table-cell table:formula="of:=[.F18]/[.H18]" office:value-type="float" office:value="0.0616422947131609" calcext:value-type="float">
            <text:p>0.061642294713161</text:p>
          </table:table-cell>
          <table:table-cell table:formula="of:=[.$I18]*[.K$16]+[.$J18]*[.K$17]" office:value-type="float" office:value="0.208548931383577" calcext:value-type="float">
            <text:p>0.208548931383577</text:p>
          </table:table-cell>
          <table:table-cell table:formula="of:=[.$I18]*[.L$16]+[.$J18]*[.L$17]" office:value-type="float" office:value="0.293813273340832" calcext:value-type="float">
            <text:p>0.293813273340832</text:p>
          </table:table-cell>
          <table:table-cell table:formula="of:=[.$K18]*[.M$16]+[.$L18]*[.M$17]" office:value-type="float" office:value="1.08998875140607" calcext:value-type="float">
            <text:p>1.08998875140607</text:p>
          </table:table-cell>
          <table:table-cell table:formula="of:=[.$K18]*[.N$16]+[.$L18]*[.N$17]" office:value-type="float" office:value="1.59235095613048" calcext:value-type="float">
            <text:p>1.59235095613048</text:p>
          </table:table-cell>
          <table:table-cell table:formula="of:=[.M18]+[.M29]+[.M40]" office:value-type="float" office:value="36.3543307086614" calcext:value-type="float">
            <text:p>36.3543307086614</text:p>
          </table:table-cell>
          <table:table-cell table:formula="of:=[.N18]+[.N29]+[.N40]" office:value-type="float" office:value="54.0314960629921" calcext:value-type="float">
            <text:p>54.031496062992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E8]+[.E15]" office:value-type="float" office:value="197" calcext:value-type="float">
            <text:p>197</text:p>
          </table:table-cell>
          <table:table-cell table:formula="of:=[.E8]+[.F15]" office:value-type="float" office:value="229" calcext:value-type="float">
            <text:p>229</text:p>
          </table:table-cell>
          <table:table-cell table:formula="of:=[.A19]*[.C19]" office:value-type="float" office:value="1379" calcext:value-type="float">
            <text:p>1379</text:p>
          </table:table-cell>
          <table:table-cell table:formula="of:=[.B19]*[.D19]" office:value-type="float" office:value="1832" calcext:value-type="float">
            <text:p>1832</text:p>
          </table:table-cell>
          <table:table-cell table:formula="of:=SUM([.E19:.F19])" office:value-type="float" office:value="3211" calcext:value-type="float">
            <text:p>3211</text:p>
          </table:table-cell>
          <table:table-cell table:formula="of:=[.G19]+[.G30]+[.G41]" office:value-type="float" office:value="16349" calcext:value-type="float">
            <text:p>16349</text:p>
          </table:table-cell>
          <table:table-cell table:formula="of:=[.E19]/[.H19]" office:value-type="float" office:value="0.0843476665239464" calcext:value-type="float">
            <text:p>0.084347666523946</text:p>
          </table:table-cell>
          <table:table-cell table:formula="of:=[.F19]/[.H19]" office:value-type="float" office:value="0.112055783228332" calcext:value-type="float">
            <text:p>0.112055783228332</text:p>
          </table:table-cell>
          <table:table-cell table:formula="of:=[.$I19]*[.K$16]+[.$J19]*[.K$17]" office:value-type="float" office:value="0.420515016208942" calcext:value-type="float">
            <text:p>0.420515016208942</text:p>
          </table:table-cell>
          <table:table-cell table:formula="of:=[.$I19]*[.L$16]+[.$J19]*[.L$17]" office:value-type="float" office:value="0.616918465961221" calcext:value-type="float">
            <text:p>0.616918465961221</text:p>
          </table:table-cell>
          <table:table-cell table:formula="of:=[.$K19]*[.M$16]+[.$L19]*[.M$17]" office:value-type="float" office:value="2.27127041409261" calcext:value-type="float">
            <text:p>2.27127041409261</text:p>
          </table:table-cell>
          <table:table-cell table:formula="of:=[.$K19]*[.N$16]+[.$L19]*[.N$17]" office:value-type="float" office:value="3.30870389626277" calcext:value-type="float">
            <text:p>3.30870389626277</text:p>
          </table:table-cell>
          <table:table-cell table:formula="of:=[.M19]+[.M30]+[.M41]" office:value-type="float" office:value="31.9752278426815" calcext:value-type="float">
            <text:p>31.9752278426815</text:p>
          </table:table-cell>
          <table:table-cell table:formula="of:=[.N19]+[.N30]+[.N41]" office:value-type="float" office:value="47.4628417640223" calcext:value-type="float">
            <text:p>47.46284176402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7" table:number-rows-spanned="1">
            <text:p>Round 1 Block 2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style-name="ce26" office:value-type="string" calcext:value-type="string" table:number-columns-spanned="6" table:number-rows-spanned="1">
            <text:p>a_LWH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style-name="ce14" office:value-type="string" calcext:value-type="string" table:number-columns-spanned="2" table:number-rows-spanned="1">
            <text:p>a_L^T</text:p>
          </table:table-cell>
          <table:covered-table-cell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style-name="ce14" office:value-type="string" calcext:value-type="string" table:number-columns-spanned="2" table:number-rows-spanned="1">
            <text:p>H^T</text:p>
          </table:table-cell>
          <table:covered-table-cell/>
          <table:table-cell table:number-columns-repeated="11"/>
        </table:table-row>
        <table:table-row table:style-name="ro1">
          <table:table-cell table:style-name="ce14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formula="of:=[.$A26]*[.C$13]+[.$B26]*[.C$14]" office:value-type="float" office:value="5" calcext:value-type="float">
            <text:p>5</text:p>
          </table:table-cell>
          <table:table-cell table:formula="of:=[.$A26]*[.D$13]+[.$B26]*[.D$14]" office:value-type="float" office:value="11" calcext:value-type="float">
            <text:p>11</text:p>
          </table:table-cell>
          <table:table-cell table:formula="of:=[.$C26]*[.E$24]+[.$D26]*[.E$25]" office:value-type="float" office:value="91" calcext:value-type="float">
            <text:p>91</text:p>
          </table:table-cell>
          <table:table-cell table:formula="of:=[.$C26]*[.F$24]+[.$D26]*[.F$25]"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C</text:p>
          </table:table-cell>
          <table:covered-table-cell/>
          <table:table-cell table:style-name="ce14" office:value-type="string" calcext:value-type="string" table:number-columns-spanned="2" table:number-rows-spanned="1">
            <text:p>A * C</text:p>
          </table:table-cell>
          <table:covered-table-cell/>
          <table:table-cell office:value-type="string" calcext:value-type="string">
            <text:p>row sum</text:p>
          </table:table-cell>
          <table:table-cell table:number-columns-repeated="3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E7]+[.E26]" office:value-type="float" office:value="169" calcext:value-type="float">
            <text:p>169</text:p>
          </table:table-cell>
          <table:table-cell table:formula="of:=[.E7]+[.F26]" office:value-type="float" office:value="201" calcext:value-type="float">
            <text:p>201</text:p>
          </table:table-cell>
          <table:table-cell table:formula="of:=[.A29]*[.C29]" office:value-type="float" office:value="507" calcext:value-type="float">
            <text:p>507</text:p>
          </table:table-cell>
          <table:table-cell table:formula="of:=[.B29]*[.D29]" office:value-type="float" office:value="804" calcext:value-type="float">
            <text:p>804</text:p>
          </table:table-cell>
          <table:table-cell table:formula="of:=SUM([.E29:.F29])" office:value-type="float" office:value="1311" calcext:value-type="float">
            <text:p>1311</text:p>
          </table:table-cell>
          <table:table-cell office:value-type="float" office:value="4445" calcext:value-type="float">
            <text:p>4445</text:p>
          </table:table-cell>
          <table:table-cell table:formula="of:=[.E29]/[.H29]" office:value-type="float" office:value="0.114060742407199" calcext:value-type="float">
            <text:p>0.114060742407199</text:p>
          </table:table-cell>
          <table:table-cell table:formula="of:=[.F29]/[.H29]" office:value-type="float" office:value="0.180877390326209" calcext:value-type="float">
            <text:p>0.180877390326209</text:p>
          </table:table-cell>
          <table:table-cell table:formula="of:=[.$I29]*[.K$27]+[.$J29]*[.K$28]" office:value-type="float" office:value="1.83644544431946" calcext:value-type="float">
            <text:p>1.83644544431946</text:p>
          </table:table-cell>
          <table:table-cell table:formula="of:=[.$I29]*[.L$27]+[.$J29]*[.L$28]" office:value-type="float" office:value="2.13138357705287" calcext:value-type="float">
            <text:p>2.13138357705287</text:p>
          </table:table-cell>
          <table:table-cell table:formula="of:=[.$K29]*[.M$16]+[.$L29]*[.M$17]" office:value-type="float" office:value="8.23059617547806" calcext:value-type="float">
            <text:p>8.23059617547806</text:p>
          </table:table-cell>
          <table:table-cell table:formula="of:=[.$K29]*[.N$16]+[.$L29]*[.N$17]" office:value-type="float" office:value="12.1984251968504" calcext:value-type="float">
            <text:p>12.1984251968504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[.E8]+[.E26]" office:value-type="float" office:value="261" calcext:value-type="float">
            <text:p>261</text:p>
          </table:table-cell>
          <table:table-cell table:formula="of:=[.E8]+[.F26]" office:value-type="float" office:value="293" calcext:value-type="float">
            <text:p>293</text:p>
          </table:table-cell>
          <table:table-cell table:formula="of:=[.A30]*[.C30]" office:value-type="float" office:value="2349" calcext:value-type="float">
            <text:p>2349</text:p>
          </table:table-cell>
          <table:table-cell table:formula="of:=[.B30]*[.D30]" office:value-type="float" office:value="2930" calcext:value-type="float">
            <text:p>2930</text:p>
          </table:table-cell>
          <table:table-cell table:formula="of:=SUM([.E30:.F30])" office:value-type="float" office:value="5279" calcext:value-type="float">
            <text:p>5279</text:p>
          </table:table-cell>
          <table:table-cell office:value-type="float" office:value="16349" calcext:value-type="float">
            <text:p>16349</text:p>
          </table:table-cell>
          <table:table-cell table:formula="of:=[.E30]/[.H30]" office:value-type="float" office:value="0.143678512447244" calcext:value-type="float">
            <text:p>0.143678512447244</text:p>
          </table:table-cell>
          <table:table-cell table:formula="of:=[.F30]/[.H30]" office:value-type="float" office:value="0.179215854180684" calcext:value-type="float">
            <text:p>0.179215854180684</text:p>
          </table:table-cell>
          <table:table-cell table:formula="of:=[.$I30]*[.K$27]+[.$J30]*[.K$28]" office:value-type="float" office:value="1.97290354150101" calcext:value-type="float">
            <text:p>1.97290354150101</text:p>
          </table:table-cell>
          <table:table-cell table:formula="of:=[.$I30]*[.L$27]+[.$J30]*[.L$28]" office:value-type="float" office:value="2.29579790812894" calcext:value-type="float">
            <text:p>2.29579790812894</text:p>
          </table:table-cell>
          <table:table-cell table:formula="of:=[.$K30]*[.M$16]+[.$L30]*[.M$17]" office:value-type="float" office:value="8.86029726588782" calcext:value-type="float">
            <text:p>8.86029726588782</text:p>
          </table:table-cell>
          <table:table-cell table:formula="of:=[.$K30]*[.N$16]+[.$L30]*[.N$17]" office:value-type="float" office:value="13.1289987155178" calcext:value-type="float">
            <text:p>13.1289987155178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7" table:number-rows-spanned="1">
            <text:p>Round 1 Block 3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style-name="ce26" office:value-type="string" calcext:value-type="string" table:number-columns-spanned="6" table:number-rows-spanned="1">
            <text:p>a_LWH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style-name="ce14" office:value-type="string" calcext:value-type="string" table:number-columns-spanned="2" table:number-rows-spanned="1">
            <text:p>a_L^T</text:p>
          </table:table-cell>
          <table:covered-table-cell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style-name="ce14" office:value-type="string" calcext:value-type="string" table:number-columns-spanned="2" table:number-rows-spanned="1">
            <text:p>H^T</text:p>
          </table:table-cell>
          <table:covered-table-cell/>
          <table:table-cell table:number-columns-repeated="11"/>
        </table:table-row>
        <table:table-row table:style-name="ro1">
          <table:table-cell table:style-name="ce14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formula="of:=[.$A37]*[.C$13]+[.$B37]*[.C$14]" office:value-type="float" office:value="5" calcext:value-type="float">
            <text:p>5</text:p>
          </table:table-cell>
          <table:table-cell table:formula="of:=[.$A37]*[.D$13]+[.$B37]*[.D$14]" office:value-type="float" office:value="11" calcext:value-type="float">
            <text:p>11</text:p>
          </table:table-cell>
          <table:table-cell table:formula="of:=[.$C37]*[.E$35]+[.$D37]*[.E$36]" office:value-type="float" office:value="155" calcext:value-type="float">
            <text:p>155</text:p>
          </table:table-cell>
          <table:table-cell table:formula="of:=[.$C37]*[.F$35]+[.$D37]*[.F$36]" office:value-type="float" office:value="187" calcext:value-type="float">
            <text:p>187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A</text:p>
          </table:table-cell>
          <table:covered-table-cell/>
          <table:table-cell table:style-name="ce14" office:value-type="string" calcext:value-type="string" table:number-columns-spanned="2" table:number-rows-spanned="1">
            <text:p>C</text:p>
          </table:table-cell>
          <table:covered-table-cell/>
          <table:table-cell table:style-name="ce14" office:value-type="string" calcext:value-type="string" table:number-columns-spanned="2" table:number-rows-spanned="1">
            <text:p>A * C</text:p>
          </table:table-cell>
          <table:covered-table-cell/>
          <table:table-cell office:value-type="string" calcext:value-type="string">
            <text:p>row sum</text:p>
          </table:table-cell>
          <table:table-cell table:number-columns-repeated="3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E7]+[.E37]" office:value-type="float" office:value="233" calcext:value-type="float">
            <text:p>233</text:p>
          </table:table-cell>
          <table:table-cell table:formula="of:=[.E7]+[.F37]" office:value-type="float" office:value="265" calcext:value-type="float">
            <text:p>265</text:p>
          </table:table-cell>
          <table:table-cell table:formula="of:=[.A40]*[.C40]" office:value-type="float" office:value="1165" calcext:value-type="float">
            <text:p>1165</text:p>
          </table:table-cell>
          <table:table-cell table:formula="of:=[.B40]*[.D40]" office:value-type="float" office:value="1590" calcext:value-type="float">
            <text:p>1590</text:p>
          </table:table-cell>
          <table:table-cell table:formula="of:=SUM([.E40:.F40])" office:value-type="float" office:value="2755" calcext:value-type="float">
            <text:p>2755</text:p>
          </table:table-cell>
          <table:table-cell office:value-type="float" office:value="4445" calcext:value-type="float">
            <text:p>4445</text:p>
          </table:table-cell>
          <table:table-cell table:formula="of:=[.E40]/[.H40]" office:value-type="float" office:value="0.262092238470191" calcext:value-type="float">
            <text:p>0.262092238470191</text:p>
          </table:table-cell>
          <table:table-cell table:formula="of:=[.F40]/[.H40]" office:value-type="float" office:value="0.357705286839145" calcext:value-type="float">
            <text:p>0.357705286839145</text:p>
          </table:table-cell>
          <table:table-cell table:formula="of:=[.$I40]*[.K$38]+[.$J40]*[.K$39]" office:value-type="float" office:value="6.29358830146232" calcext:value-type="float">
            <text:p>6.29358830146232</text:p>
          </table:table-cell>
          <table:table-cell table:formula="of:=[.$I40]*[.L$38]+[.$J40]*[.L$39]" office:value-type="float" office:value="6.91338582677165" calcext:value-type="float">
            <text:p>6.91338582677165</text:p>
          </table:table-cell>
          <table:table-cell table:formula="of:=[.$K40]*[.M$16]+[.$L40]*[.M$17]" office:value-type="float" office:value="27.0337457817773" calcext:value-type="float">
            <text:p>27.0337457817773</text:p>
          </table:table-cell>
          <table:table-cell table:formula="of:=[.$K40]*[.N$16]+[.$L40]*[.N$17]" office:value-type="float" office:value="40.2407199100113" calcext:value-type="float">
            <text:p>40.2407199100113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formula="of:=[.E8]+[.E37]" office:value-type="float" office:value="325" calcext:value-type="float">
            <text:p>325</text:p>
          </table:table-cell>
          <table:table-cell table:formula="of:=[.E8]+[.F37]" office:value-type="float" office:value="357" calcext:value-type="float">
            <text:p>357</text:p>
          </table:table-cell>
          <table:table-cell table:formula="of:=[.A41]*[.C41]" office:value-type="float" office:value="3575" calcext:value-type="float">
            <text:p>3575</text:p>
          </table:table-cell>
          <table:table-cell table:formula="of:=[.B41]*[.D41]" office:value-type="float" office:value="4284" calcext:value-type="float">
            <text:p>4284</text:p>
          </table:table-cell>
          <table:table-cell table:formula="of:=SUM([.E41:.F41])" office:value-type="float" office:value="7859" calcext:value-type="float">
            <text:p>7859</text:p>
          </table:table-cell>
          <table:table-cell office:value-type="float" office:value="16349" calcext:value-type="float">
            <text:p>16349</text:p>
          </table:table-cell>
          <table:table-cell table:formula="of:=[.E41]/[.H41]" office:value-type="float" office:value="0.21866780842865" calcext:value-type="float">
            <text:p>0.21866780842865</text:p>
          </table:table-cell>
          <table:table-cell table:formula="of:=[.F41]/[.H41]" office:value-type="float" office:value="0.262034375191143" calcext:value-type="float">
            <text:p>0.262034375191143</text:p>
          </table:table-cell>
          <table:table-cell table:formula="of:=[.$I41]*[.K$38]+[.$J41]*[.K$39]" office:value-type="float" office:value="4.85038840296043" calcext:value-type="float">
            <text:p>4.85038840296043</text:p>
          </table:table-cell>
          <table:table-cell table:formula="of:=[.$I41]*[.L$38]+[.$J41]*[.L$39]" office:value-type="float" office:value="5.33109058658022" calcext:value-type="float">
            <text:p>5.33109058658022</text:p>
          </table:table-cell>
          <table:table-cell table:formula="of:=[.$K41]*[.M$16]+[.$L41]*[.M$17]" office:value-type="float" office:value="20.8436601627011" calcext:value-type="float">
            <text:p>20.8436601627011</text:p>
          </table:table-cell>
          <table:table-cell table:formula="of:=[.$K41]*[.N$16]+[.$L41]*[.N$17]" office:value-type="float" office:value="31.0251391522417" calcext:value-type="float">
            <text:p>31.0251391522417</text:p>
          </table:table-cell>
          <table:table-cell table:number-columns-repeated="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4" office:value-type="string" calcext:value-type="string" table:number-columns-spanned="12" table:number-rows-spanned="1">
            <text:p>Example to check whether the CPU version or GPU version is more correct: python3 gat_inference_single_node.py -v 8 -e 16 --feature 2 -l 2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W</text:p>
          </table:table-cell>
          <table:covered-table-cell/>
          <table:table-cell table:style-name="ce28" office:value-type="string" calcext:value-type="string">
            <text:p>a_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0.677919" calcext:value-type="float">
            <text:p>0.677919</text:p>
          </table:table-cell>
          <table:table-cell table:style-name="ce3" office:value-type="float" office:value="0.7783835" calcext:value-type="float">
            <text:p>0.7783835</text:p>
          </table:table-cell>
          <table:table-cell table:style-name="ce25" office:value-type="float" office:value="0.7433759" calcext:value-type="float">
            <text:p>0.7433759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H</text:p>
          </table:table-cell>
          <table:covered-table-cell/>
          <table:table-cell table:style-name="ce3" office:value-type="float" office:value="0.75989944" calcext:value-type="float">
            <text:p>0.75989944</text:p>
          </table:table-cell>
          <table:table-cell table:style-name="ce3" office:value-type="float" office:value="0.19463867" calcext:value-type="float">
            <text:p>0.19463867</text:p>
          </table:table-cell>
          <table:table-cell table:style-name="ce25" office:value-type="float" office:value="0.6830489" calcext:value-type="float">
            <text:p>0.6830489</text:p>
          </table:table-cell>
          <table:table-cell table:number-columns-repeated="12"/>
        </table:table-row>
        <table:table-row table:style-name="ro1">
          <table:table-cell table:style-name="ce2" office:value-type="float" office:value="0.09213591" calcext:value-type="float">
            <text:p>0.09213591</text:p>
          </table:table-cell>
          <table:table-cell table:style-name="ce2" office:value-type="float" office:value="0.55458474" calcext:value-type="float">
            <text:p>0.55458474</text:p>
          </table:table-cell>
          <table:table-cell table:formula="of:=[.$A51]*[.C$49]+[.$B51]*[.C$50]" office:value-type="float" office:value="0.483889317329836" calcext:value-type="float">
            <text:p>0.483889317329836</text:p>
          </table:table-cell>
          <table:table-cell table:formula="of:=[.$A51]*[.D$49]+[.$B51]*[.D$50]" office:value-type="float" office:value="0.179660708297381" calcext:value-type="float">
            <text:p>0.179660708297381</text:p>
          </table:table-cell>
          <table:table-cell table:formula="of:=[.$C51]*[.E$49]+[.$D51]*[.E$50]" office:value-type="float" office:value="0.482428705946199" calcext:value-type="float">
            <text:p>0.482428705946199</text:p>
          </table:table-cell>
          <table:table-cell table:number-columns-repeated="12"/>
        </table:table-row>
        <table:table-row table:style-name="ro1">
          <table:table-cell table:style-name="ce2" office:value-type="float" office:value="0.8878898" calcext:value-type="float">
            <text:p>0.8878898</text:p>
          </table:table-cell>
          <table:table-cell table:style-name="ce2" office:value-type="float" office:value="0.0638172" calcext:value-type="float">
            <text:p>0.0638172</text:p>
          </table:table-cell>
          <table:table-cell table:formula="of:=[.$A52]*[.C$49]+[.$B52]*[.C$50]" office:value-type="float" office:value="0.650412019868568" calcext:value-type="float">
            <text:p>0.650412019868568</text:p>
          </table:table-cell>
          <table:table-cell table:formula="of:=[.$A52]*[.D$49]+[.$B52]*[.D$50]" office:value-type="float" office:value="0.703540065069424" calcext:value-type="float">
            <text:p>0.703540065069424</text:p>
          </table:table-cell>
          <table:table-cell table:formula="of:=[.$C52]*[.E$49]+[.$D52]*[.E$50]" office:value-type="float" office:value="0.964052888192213" calcext:value-type="float">
            <text:p>0.964052888192213</text:p>
          </table:table-cell>
          <table:table-cell table:number-columns-repeated="12"/>
        </table:table-row>
        <table:table-row table:style-name="ro1">
          <table:table-cell table:style-name="ce2" office:value-type="float" office:value="0.85829127" calcext:value-type="float">
            <text:p>0.85829127</text:p>
          </table:table-cell>
          <table:table-cell table:style-name="ce2" office:value-type="float" office:value="0.8276311" calcext:value-type="float">
            <text:p>0.8276311</text:p>
          </table:table-cell>
          <table:table-cell table:formula="of:=[.$A53]*[.C$49]+[.$B53]*[.C$50]" office:value-type="float" office:value="1.21076836888371" calcext:value-type="float">
            <text:p>1.21076836888371</text:p>
          </table:table-cell>
          <table:table-cell table:formula="of:=[.$A53]*[.D$49]+[.$B53]*[.D$50]" office:value-type="float" office:value="0.829168779316682" calcext:value-type="float">
            <text:p>0.829168779316682</text:p>
          </table:table-cell>
          <table:table-cell table:formula="of:=[.$C53]*[.E$49]+[.$D53]*[.E$50]" office:value-type="float" office:value="1.46641884853707" calcext:value-type="float">
            <text:p>1.46641884853707</text:p>
          </table:table-cell>
          <table:table-cell table:number-columns-repeated="12"/>
        </table:table-row>
        <table:table-row table:style-name="ro1">
          <table:table-cell table:style-name="ce2" office:value-type="float" office:value="0.27675968" calcext:value-type="float">
            <text:p>0.27675968</text:p>
          </table:table-cell>
          <table:table-cell table:style-name="ce2" office:value-type="float" office:value="0.6316644" calcext:value-type="float">
            <text:p>0.6316644</text:p>
          </table:table-cell>
          <table:table-cell table:formula="of:=[.$A54]*[.C$49]+[.$B54]*[.C$50]" office:value-type="float" office:value="0.667622069333856" calcext:value-type="float">
            <text:p>0.667622069333856</text:p>
          </table:table-cell>
          <table:table-cell table:formula="of:=[.$A54]*[.D$49]+[.$B54]*[.D$50]" office:value-type="float" office:value="0.338371487079628" calcext:value-type="float">
            <text:p>0.338371487079628</text:p>
          </table:table-cell>
          <table:table-cell table:formula="of:=[.$C54]*[.E$49]+[.$D54]*[.E$50]" office:value-type="float" office:value="0.727418428692022" calcext:value-type="float">
            <text:p>0.727418428692022</text:p>
          </table:table-cell>
          <table:table-cell table:number-columns-repeated="12"/>
        </table:table-row>
        <table:table-row table:style-name="ro1">
          <table:table-cell table:style-name="ce2" office:value-type="float" office:value="0.16522902" calcext:value-type="float">
            <text:p>0.16522902</text:p>
          </table:table-cell>
          <table:table-cell table:style-name="ce2" office:value-type="float" office:value="0.7580877" calcext:value-type="float">
            <text:p>0.7580877</text:p>
          </table:table-cell>
          <table:table-cell table:formula="of:=[.$A55]*[.C$49]+[.$B55]*[.C$50]" office:value-type="float" office:value="0.688082310710268" calcext:value-type="float">
            <text:p>0.688082310710268</text:p>
          </table:table-cell>
          <table:table-cell table:formula="of:=[.$A55]*[.D$49]+[.$B55]*[.D$50]" office:value-type="float" office:value="0.276164724560529" calcext:value-type="float">
            <text:p>0.276164724560529</text:p>
          </table:table-cell>
          <table:table-cell table:formula="of:=[.$C55]*[.E$49]+[.$D55]*[.E$50]" office:value-type="float" office:value="0.700137818328197" calcext:value-type="float">
            <text:p>0.700137818328197</text:p>
          </table:table-cell>
          <table:table-cell table:number-columns-repeated="12"/>
        </table:table-row>
        <table:table-row table:style-name="ro1">
          <table:table-cell table:style-name="ce2" office:value-type="float" office:value="0.70052296" calcext:value-type="float">
            <text:p>0.70052296</text:p>
          </table:table-cell>
          <table:table-cell table:style-name="ce2" office:value-type="float" office:value="0.35452592" calcext:value-type="float">
            <text:p>0.35452592</text:p>
          </table:table-cell>
          <table:table-cell table:formula="of:=[.$A56]*[.C$49]+[.$B56]*[.C$50]" office:value-type="float" office:value="0.744301872593725" calcext:value-type="float">
            <text:p>0.744301872593725</text:p>
          </table:table-cell>
          <table:table-cell table:formula="of:=[.$A56]*[.D$49]+[.$B56]*[.D$50]" office:value-type="float" office:value="0.614279966984486" calcext:value-type="float">
            <text:p>0.614279966984486</text:p>
          </table:table-cell>
          <table:table-cell table:formula="of:=[.$C56]*[.E$49]+[.$D56]*[.E$50]" office:value-type="float" office:value="0.972879330151835" calcext:value-type="float">
            <text:p>0.972879330151835</text:p>
          </table:table-cell>
          <table:table-cell table:number-columns-repeated="12"/>
        </table:table-row>
        <table:table-row table:style-name="ro1">
          <table:table-cell table:style-name="ce2" office:value-type="float" office:value="0.06791997" calcext:value-type="float">
            <text:p>0.06791997</text:p>
          </table:table-cell>
          <table:table-cell table:style-name="ce2" office:value-type="float" office:value="0.970698" calcext:value-type="float">
            <text:p>0.970698</text:p>
          </table:table-cell>
          <table:table-cell table:formula="of:=[.$A57]*[.C$49]+[.$B57]*[.C$50]" office:value-type="float" office:value="0.78367710475155" calcext:value-type="float">
            <text:p>0.78367710475155</text:p>
          </table:table-cell>
          <table:table-cell table:formula="of:=[.$A57]*[.D$49]+[.$B57]*[.D$50]" office:value-type="float" office:value="0.241803151660155" calcext:value-type="float">
            <text:p>0.241803151660155</text:p>
          </table:table-cell>
          <table:table-cell table:formula="of:=[.$C57]*[.E$49]+[.$D57]*[.E$50]" office:value-type="float" office:value="0.74773004981208" calcext:value-type="float">
            <text:p>0.74773004981208</text:p>
          </table:table-cell>
          <table:table-cell table:number-columns-repeated="12"/>
        </table:table-row>
        <table:table-row table:style-name="ro1">
          <table:table-cell table:style-name="ce2" office:value-type="float" office:value="0.44568747" calcext:value-type="float">
            <text:p>0.44568747</text:p>
          </table:table-cell>
          <table:table-cell table:style-name="ce2" office:value-type="float" office:value="0.89312106" calcext:value-type="float">
            <text:p>0.89312106</text:p>
          </table:table-cell>
          <table:table-cell table:formula="of:=[.$A58]*[.C$49]+[.$B58]*[.C$50]" office:value-type="float" office:value="0.980822197321136" calcext:value-type="float">
            <text:p>0.980822197321136</text:p>
          </table:table-cell>
          <table:table-cell table:formula="of:=[.$A58]*[.D$49]+[.$B58]*[.D$50]" office:value-type="float" office:value="0.520751668072135" calcext:value-type="float">
            <text:p>0.520751668072135</text:p>
          </table:table-cell>
          <table:table-cell table:formula="of:=[.$C58]*[.E$49]+[.$D58]*[.E$50]" office:value-type="float" office:value="1.08481843772341" calcext:value-type="float">
            <text:p>1.0848184377234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0.677919" calcext:value-type="float">
            <text:p>0.677919</text:p>
          </table:table-cell>
          <table:table-cell table:style-name="ce3" office:value-type="float" office:value="0.75989944" calcext:value-type="float">
            <text:p>0.75989944</text:p>
          </table:table-cell>
          <table:table-cell table:style-name="ce2" office:value-type="float" office:value="0.09213591" calcext:value-type="float">
            <text:p>0.09213591</text:p>
          </table:table-cell>
          <table:table-cell table:style-name="ce2" office:value-type="float" office:value="0.8878898" calcext:value-type="float">
            <text:p>0.8878898</text:p>
          </table:table-cell>
          <table:table-cell table:style-name="ce2" office:value-type="float" office:value="0.85829127" calcext:value-type="float">
            <text:p>0.85829127</text:p>
          </table:table-cell>
          <table:table-cell table:style-name="ce2" office:value-type="float" office:value="0.27675968" calcext:value-type="float">
            <text:p>0.27675968</text:p>
          </table:table-cell>
          <table:table-cell table:style-name="ce2" office:value-type="float" office:value="0.16522902" calcext:value-type="float">
            <text:p>0.16522902</text:p>
          </table:table-cell>
          <table:table-cell table:style-name="ce2" office:value-type="float" office:value="0.70052296" calcext:value-type="float">
            <text:p>0.70052296</text:p>
          </table:table-cell>
          <table:table-cell table:style-name="ce2" office:value-type="float" office:value="0.06791997" calcext:value-type="float">
            <text:p>0.06791997</text:p>
          </table:table-cell>
          <table:table-cell table:style-name="ce2" office:value-type="float" office:value="0.44568747" calcext:value-type="float">
            <text:p>0.44568747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a_L</text:p>
          </table:table-cell>
          <table:covered-table-cell/>
          <table:table-cell table:style-name="ce3" office:value-type="float" office:value="0.7783835" calcext:value-type="float">
            <text:p>0.7783835</text:p>
          </table:table-cell>
          <table:table-cell table:style-name="ce3" office:value-type="float" office:value="0.19463867" calcext:value-type="float">
            <text:p>0.19463867</text:p>
          </table:table-cell>
          <table:table-cell table:style-name="ce2" office:value-type="float" office:value="0.55458474" calcext:value-type="float">
            <text:p>0.55458474</text:p>
          </table:table-cell>
          <table:table-cell table:style-name="ce2" office:value-type="float" office:value="0.0638172" calcext:value-type="float">
            <text:p>0.0638172</text:p>
          </table:table-cell>
          <table:table-cell table:style-name="ce2" office:value-type="float" office:value="0.8276311" calcext:value-type="float">
            <text:p>0.8276311</text:p>
          </table:table-cell>
          <table:table-cell table:style-name="ce2" office:value-type="float" office:value="0.6316644" calcext:value-type="float">
            <text:p>0.6316644</text:p>
          </table:table-cell>
          <table:table-cell table:style-name="ce2" office:value-type="float" office:value="0.7580877" calcext:value-type="float">
            <text:p>0.7580877</text:p>
          </table:table-cell>
          <table:table-cell table:style-name="ce2" office:value-type="float" office:value="0.35452592" calcext:value-type="float">
            <text:p>0.35452592</text:p>
          </table:table-cell>
          <table:table-cell table:style-name="ce2" office:value-type="float" office:value="0.970698" calcext:value-type="float">
            <text:p>0.970698</text:p>
          </table:table-cell>
          <table:table-cell table:style-name="ce2" office:value-type="float" office:value="0.89312106" calcext:value-type="float">
            <text:p>0.89312106</text:p>
          </table:table-cell>
          <table:table-cell table:number-columns-repeated="5"/>
        </table:table-row>
        <table:table-row table:style-name="ro1">
          <table:table-cell table:style-name="ce24" office:value-type="float" office:value="0.54656947" calcext:value-type="float">
            <text:p>0.54656947</text:p>
          </table:table-cell>
          <table:table-cell table:style-name="ce24" office:value-type="float" office:value="0.15428948" calcext:value-type="float">
            <text:p>0.15428948</text:p>
          </table:table-cell>
          <table:table-cell table:formula="of:=[.$A63]*[.C$61]+[.$B63]*[.C$62]" office:value-type="float" office:value="0.49062621398851" calcext:value-type="float">
            <text:p>0.49062621398851</text:p>
          </table:table-cell>
          <table:table-cell table:formula="of:=[.$A63]*[.D$61]+[.$B63]*[.D$62]" office:value-type="float" office:value="0.445368533356288" calcext:value-type="float">
            <text:p>0.445368533356288</text:p>
          </table:table-cell>
          <table:table-cell table:formula="of:=[.$C63]*[.E$61]+[.$D63]*[.E$62]" office:value-type="float" office:value="0.292198884971265" calcext:value-type="float">
            <text:p>0.292198884971265</text:p>
          </table:table-cell>
          <table:table-cell table:formula="of:=[.$C63]*[.F$61]+[.$D63]*[.F$62]" office:value-type="float" office:value="0.46404418377992" calcext:value-type="float">
            <text:p>0.46404418377992</text:p>
          </table:table-cell>
          <table:table-cell table:formula="of:=[.$C63]*[.G$61]+[.$D63]*[.G$62]" office:value-type="float" office:value="0.789701045466542" calcext:value-type="float">
            <text:p>0.789701045466542</text:p>
          </table:table-cell>
          <table:table-cell table:formula="of:=[.$C63]*[.H$61]+[.$D63]*[.H$62]" office:value-type="float" office:value="0.417109001384451" calcext:value-type="float">
            <text:p>0.417109001384451</text:p>
          </table:table-cell>
          <table:table-cell table:formula="of:=[.$C63]*[.I$61]+[.$D63]*[.I$62]" office:value-type="float" office:value="0.418694095628074" calcext:value-type="float">
            <text:p>0.418694095628074</text:p>
          </table:table-cell>
          <table:table-cell table:formula="of:=[.$C63]*[.J$61]+[.$D63]*[.J$62]" office:value-type="float" office:value="0.501589616704013" calcext:value-type="float">
            <text:p>0.501589616704013</text:p>
          </table:table-cell>
          <table:table-cell table:formula="of:=[.$C63]*[.K$61]+[.$D63]*[.K$62]" office:value-type="float" office:value="0.465641662327196" calcext:value-type="float">
            <text:p>0.465641662327196</text:p>
          </table:table-cell>
          <table:table-cell table:formula="of:=[.$C63]*[.L$61]+[.$D63]*[.L$62]" office:value-type="float" office:value="0.616433972630031" calcext:value-type="float">
            <text:p>0.61643397263003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[.A65]*([.$E51]+[.E$63])" office:value-type="float" office:value="0" calcext:value-type="float">
            <text:p>0</text:p>
          </table:table-cell>
          <table:table-cell table:formula="of:=[.B65]*([.$E51]+[.F$63])" office:value-type="float" office:value="0.946472889726119" calcext:value-type="float">
            <text:p>0.946472889726119</text:p>
          </table:table-cell>
          <table:table-cell table:formula="of:=[.C65]*([.$E51]+[.G$63])" office:value-type="float" office:value="0" calcext:value-type="float">
            <text:p>0</text:p>
          </table:table-cell>
          <table:table-cell table:formula="of:=[.D65]*([.$E51]+[.H$63])" office:value-type="float" office:value="0" calcext:value-type="float">
            <text:p>0</text:p>
          </table:table-cell>
          <table:table-cell table:formula="of:=[.E65]*([.$E51]+[.I$63])" office:value-type="float" office:value="0.901122801574273" calcext:value-type="float">
            <text:p>0.901122801574273</text:p>
          </table:table-cell>
          <table:table-cell table:formula="of:=[.F65]*([.$E51]+[.J$63])" office:value-type="float" office:value="0" calcext:value-type="float">
            <text:p>0</text:p>
          </table:table-cell>
          <table:table-cell table:formula="of:=[.G65]*([.$E51]+[.K$63])" office:value-type="float" office:value="0" calcext:value-type="float">
            <text:p>0</text:p>
          </table:table-cell>
          <table:table-cell table:formula="of:=[.H65]*([.$E51]+[.L$63])" office:value-type="float" office:value="0" calcext:value-type="float">
            <text:p>0</text:p>
          </table:table-cell>
          <table:table-cell table:formula="of:=SUM([.I65:.P65])" office:value-type="float" office:value="1.84759569130039" calcext:value-type="float">
            <text:p>1.84759569130039</text:p>
          </table:table-cell>
        </table:table-row>
        <table:table-row table:style-name="ro1"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A66]*([.$E52]+[.E$63])" office:value-type="float" office:value="0" calcext:value-type="float">
            <text:p>0</text:p>
          </table:table-cell>
          <table:table-cell table:formula="of:=[.B66]*([.$E52]+[.F$63])" office:value-type="float" office:value="0" calcext:value-type="float">
            <text:p>0</text:p>
          </table:table-cell>
          <table:table-cell table:formula="of:=[.C66]*([.$E52]+[.G$63])" office:value-type="float" office:value="0" calcext:value-type="float">
            <text:p>0</text:p>
          </table:table-cell>
          <table:table-cell table:formula="of:=[.D66]*([.$E52]+[.H$63])" office:value-type="float" office:value="1.38116188957666" calcext:value-type="float">
            <text:p>1.38116188957666</text:p>
          </table:table-cell>
          <table:table-cell table:formula="of:=[.E66]*([.$E52]+[.I$63])" office:value-type="float" office:value="0" calcext:value-type="float">
            <text:p>0</text:p>
          </table:table-cell>
          <table:table-cell table:formula="of:=[.F66]*([.$E52]+[.J$63])" office:value-type="float" office:value="0" calcext:value-type="float">
            <text:p>0</text:p>
          </table:table-cell>
          <table:table-cell table:formula="of:=[.G66]*([.$E52]+[.K$63])" office:value-type="float" office:value="1.42969455051941" calcext:value-type="float">
            <text:p>1.42969455051941</text:p>
          </table:table-cell>
          <table:table-cell table:formula="of:=[.H66]*([.$E52]+[.L$63])" office:value-type="float" office:value="0" calcext:value-type="float">
            <text:p>0</text:p>
          </table:table-cell>
          <table:table-cell table:formula="of:=SUM([.I66:.P66])" office:value-type="float" office:value="2.81085644009607" calcext:value-type="float">
            <text:p>2.81085644009607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[.A67]*([.$E53]+[.E$63])" office:value-type="float" office:value="0" calcext:value-type="float">
            <text:p>0</text:p>
          </table:table-cell>
          <table:table-cell table:formula="of:=[.B67]*([.$E53]+[.F$63])" office:value-type="float" office:value="0" calcext:value-type="float">
            <text:p>0</text:p>
          </table:table-cell>
          <table:table-cell table:formula="of:=[.C67]*([.$E53]+[.G$63])" office:value-type="float" office:value="2.25611989400361" calcext:value-type="float">
            <text:p>2.25611989400361</text:p>
          </table:table-cell>
          <table:table-cell table:formula="of:=[.D67]*([.$E53]+[.H$63])" office:value-type="float" office:value="0" calcext:value-type="float">
            <text:p>0</text:p>
          </table:table-cell>
          <table:table-cell table:formula="of:=[.E67]*([.$E53]+[.I$63])" office:value-type="float" office:value="1.88511294416514" calcext:value-type="float">
            <text:p>1.88511294416514</text:p>
          </table:table-cell>
          <table:table-cell table:formula="of:=[.F67]*([.$E53]+[.J$63])" office:value-type="float" office:value="0" calcext:value-type="float">
            <text:p>0</text:p>
          </table:table-cell>
          <table:table-cell table:formula="of:=[.G67]*([.$E53]+[.K$63])" office:value-type="float" office:value="0" calcext:value-type="float">
            <text:p>0</text:p>
          </table:table-cell>
          <table:table-cell table:formula="of:=[.H67]*([.$E53]+[.L$63])" office:value-type="float" office:value="0" calcext:value-type="float">
            <text:p>0</text:p>
          </table:table-cell>
          <table:table-cell table:formula="of:=SUM([.I67:.P67])" office:value-type="float" office:value="4.14123283816875" calcext:value-type="float">
            <text:p>4.14123283816875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formula="of:=[.A68]*([.$E54]+[.E$63])" office:value-type="float" office:value="0" calcext:value-type="float">
            <text:p>0</text:p>
          </table:table-cell>
          <table:table-cell table:formula="of:=[.B68]*([.$E54]+[.F$63])" office:value-type="float" office:value="1.19146261247194" calcext:value-type="float">
            <text:p>1.19146261247194</text:p>
          </table:table-cell>
          <table:table-cell table:formula="of:=[.C68]*([.$E54]+[.G$63])" office:value-type="float" office:value="0" calcext:value-type="float">
            <text:p>0</text:p>
          </table:table-cell>
          <table:table-cell table:formula="of:=[.D68]*([.$E54]+[.H$63])" office:value-type="float" office:value="0" calcext:value-type="float">
            <text:p>0</text:p>
          </table:table-cell>
          <table:table-cell table:formula="of:=[.E68]*([.$E54]+[.I$63])" office:value-type="float" office:value="0" calcext:value-type="float">
            <text:p>0</text:p>
          </table:table-cell>
          <table:table-cell table:formula="of:=[.F68]*([.$E54]+[.J$63])" office:value-type="float" office:value="0" calcext:value-type="float">
            <text:p>0</text:p>
          </table:table-cell>
          <table:table-cell table:formula="of:=[.G68]*([.$E54]+[.K$63])" office:value-type="float" office:value="0" calcext:value-type="float">
            <text:p>0</text:p>
          </table:table-cell>
          <table:table-cell table:formula="of:=[.H68]*([.$E54]+[.L$63])" office:value-type="float" office:value="1.34385240132205" calcext:value-type="float">
            <text:p>1.34385240132205</text:p>
          </table:table-cell>
          <table:table-cell table:formula="of:=SUM([.I68:.P68])" office:value-type="float" office:value="2.53531501379399" calcext:value-type="float">
            <text:p>2.53531501379399</text:p>
          </table:table-cell>
        </table:table-row>
        <table:table-row table:style-name="ro1"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formula="of:=[.A69]*([.$E55]+[.E$63])" office:value-type="float" office:value="0" calcext:value-type="float">
            <text:p>0</text:p>
          </table:table-cell>
          <table:table-cell table:formula="of:=[.B69]*([.$E55]+[.F$63])" office:value-type="float" office:value="0" calcext:value-type="float">
            <text:p>0</text:p>
          </table:table-cell>
          <table:table-cell table:formula="of:=[.C69]*([.$E55]+[.G$63])" office:value-type="float" office:value="0" calcext:value-type="float">
            <text:p>0</text:p>
          </table:table-cell>
          <table:table-cell table:formula="of:=[.D69]*([.$E55]+[.H$63])" office:value-type="float" office:value="0" calcext:value-type="float">
            <text:p>0</text:p>
          </table:table-cell>
          <table:table-cell table:formula="of:=[.E69]*([.$E55]+[.I$63])" office:value-type="float" office:value="0" calcext:value-type="float">
            <text:p>0</text:p>
          </table:table-cell>
          <table:table-cell table:formula="of:=[.F69]*([.$E55]+[.J$63])" office:value-type="float" office:value="1.20172743503221" calcext:value-type="float">
            <text:p>1.20172743503221</text:p>
          </table:table-cell>
          <table:table-cell table:formula="of:=[.G69]*([.$E55]+[.K$63])" office:value-type="float" office:value="1.16577948065539" calcext:value-type="float">
            <text:p>1.16577948065539</text:p>
          </table:table-cell>
          <table:table-cell table:formula="of:=[.H69]*([.$E55]+[.L$63])" office:value-type="float" office:value="0" calcext:value-type="float">
            <text:p>0</text:p>
          </table:table-cell>
          <table:table-cell table:formula="of:=SUM([.I69:.P69])" office:value-type="float" office:value="2.3675069156876" calcext:value-type="float">
            <text:p>2.3675069156876</text:p>
          </table:table-cell>
        </table:table-row>
        <table:table-row table:style-name="ro1"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A70]*([.$E56]+[.E$63])" office:value-type="float" office:value="0" calcext:value-type="float">
            <text:p>0</text:p>
          </table:table-cell>
          <table:table-cell table:formula="of:=[.B70]*([.$E56]+[.F$63])" office:value-type="float" office:value="0" calcext:value-type="float">
            <text:p>0</text:p>
          </table:table-cell>
          <table:table-cell table:formula="of:=[.C70]*([.$E56]+[.G$63])" office:value-type="float" office:value="0" calcext:value-type="float">
            <text:p>0</text:p>
          </table:table-cell>
          <table:table-cell table:formula="of:=[.D70]*([.$E56]+[.H$63])" office:value-type="float" office:value="1.38998833153629" calcext:value-type="float">
            <text:p>1.38998833153629</text:p>
          </table:table-cell>
          <table:table-cell table:formula="of:=[.E70]*([.$E56]+[.I$63])" office:value-type="float" office:value="0" calcext:value-type="float">
            <text:p>0</text:p>
          </table:table-cell>
          <table:table-cell table:formula="of:=[.F70]*([.$E56]+[.J$63])" office:value-type="float" office:value="0" calcext:value-type="float">
            <text:p>0</text:p>
          </table:table-cell>
          <table:table-cell table:formula="of:=[.G70]*([.$E56]+[.K$63])" office:value-type="float" office:value="1.43852099247903" calcext:value-type="float">
            <text:p>1.43852099247903</text:p>
          </table:table-cell>
          <table:table-cell table:formula="of:=[.H70]*([.$E56]+[.L$63])" office:value-type="float" office:value="0" calcext:value-type="float">
            <text:p>0</text:p>
          </table:table-cell>
          <table:table-cell table:formula="of:=SUM([.I70:.P70])" office:value-type="float" office:value="2.82850932401532" calcext:value-type="float">
            <text:p>2.82850932401532</text:p>
          </table:table-cell>
        </table:table-row>
        <table:table-row table:style-name="ro1"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[.A71]*([.$E57]+[.E$63])" office:value-type="float" office:value="0" calcext:value-type="float">
            <text:p>0</text:p>
          </table:table-cell>
          <table:table-cell table:formula="of:=[.B71]*([.$E57]+[.F$63])" office:value-type="float" office:value="0" calcext:value-type="float">
            <text:p>0</text:p>
          </table:table-cell>
          <table:table-cell table:formula="of:=[.C71]*([.$E57]+[.G$63])" office:value-type="float" office:value="0" calcext:value-type="float">
            <text:p>0</text:p>
          </table:table-cell>
          <table:table-cell table:formula="of:=[.D71]*([.$E57]+[.H$63])" office:value-type="float" office:value="1.16483905119653" calcext:value-type="float">
            <text:p>1.16483905119653</text:p>
          </table:table-cell>
          <table:table-cell table:formula="of:=[.E71]*([.$E57]+[.I$63])" office:value-type="float" office:value="1.16642414544015" calcext:value-type="float">
            <text:p>1.16642414544015</text:p>
          </table:table-cell>
          <table:table-cell table:formula="of:=[.F71]*([.$E57]+[.J$63])" office:value-type="float" office:value="0" calcext:value-type="float">
            <text:p>0</text:p>
          </table:table-cell>
          <table:table-cell table:formula="of:=[.G71]*([.$E57]+[.K$63])" office:value-type="float" office:value="0" calcext:value-type="float">
            <text:p>0</text:p>
          </table:table-cell>
          <table:table-cell table:formula="of:=[.H71]*([.$E57]+[.L$63])" office:value-type="float" office:value="0" calcext:value-type="float">
            <text:p>0</text:p>
          </table:table-cell>
          <table:table-cell table:formula="of:=SUM([.I71:.P71])" office:value-type="float" office:value="2.33126319663668" calcext:value-type="float">
            <text:p>2.33126319663668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formula="of:=[.A72]*([.$E58]+[.E$63])" office:value-type="float" office:value="0" calcext:value-type="float">
            <text:p>0</text:p>
          </table:table-cell>
          <table:table-cell table:formula="of:=[.B72]*([.$E58]+[.F$63])" office:value-type="float" office:value="1.54886262150333" calcext:value-type="float">
            <text:p>1.54886262150333</text:p>
          </table:table-cell>
          <table:table-cell table:formula="of:=[.C72]*([.$E58]+[.G$63])" office:value-type="float" office:value="0" calcext:value-type="float">
            <text:p>0</text:p>
          </table:table-cell>
          <table:table-cell table:formula="of:=[.D72]*([.$E58]+[.H$63])" office:value-type="float" office:value="1.50192743910787" calcext:value-type="float">
            <text:p>1.50192743910787</text:p>
          </table:table-cell>
          <table:table-cell table:formula="of:=[.E72]*([.$E58]+[.I$63])" office:value-type="float" office:value="0" calcext:value-type="float">
            <text:p>0</text:p>
          </table:table-cell>
          <table:table-cell table:formula="of:=[.F72]*([.$E58]+[.J$63])" office:value-type="float" office:value="0" calcext:value-type="float">
            <text:p>0</text:p>
          </table:table-cell>
          <table:table-cell table:formula="of:=[.G72]*([.$E58]+[.K$63])" office:value-type="float" office:value="0" calcext:value-type="float">
            <text:p>0</text:p>
          </table:table-cell>
          <table:table-cell table:formula="of:=[.H72]*([.$E58]+[.L$63])" office:value-type="float" office:value="0" calcext:value-type="float">
            <text:p>0</text:p>
          </table:table-cell>
          <table:table-cell table:formula="of:=SUM([.I72:.P72])" office:value-type="float" office:value="3.0507900606112" calcext:value-type="float">
            <text:p>3.050790060611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2" office:value-type="float" office:value="0.09213591" calcext:value-type="float">
            <text:p>0.09213591</text:p>
          </table:table-cell>
          <table:table-cell table:style-name="ce2" office:value-type="float" office:value="0.55458474" calcext:value-type="float">
            <text:p>0.5545847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8878898" calcext:value-type="float">
            <text:p>0.8878898</text:p>
          </table:table-cell>
          <table:table-cell table:style-name="ce2" office:value-type="float" office:value="0.0638172" calcext:value-type="float">
            <text:p>0.063817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85829127" calcext:value-type="float">
            <text:p>0.85829127</text:p>
          </table:table-cell>
          <table:table-cell table:style-name="ce2" office:value-type="float" office:value="0.8276311" calcext:value-type="float">
            <text:p>0.827631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27675968" calcext:value-type="float">
            <text:p>0.27675968</text:p>
          </table:table-cell>
          <table:table-cell table:style-name="ce2" office:value-type="float" office:value="0.6316644" calcext:value-type="float">
            <text:p>0.631664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16522902" calcext:value-type="float">
            <text:p>0.16522902</text:p>
          </table:table-cell>
          <table:table-cell table:style-name="ce2" office:value-type="float" office:value="0.7580877" calcext:value-type="float">
            <text:p>0.7580877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70052296" calcext:value-type="float">
            <text:p>0.70052296</text:p>
          </table:table-cell>
          <table:table-cell table:style-name="ce2" office:value-type="float" office:value="0.35452592" calcext:value-type="float">
            <text:p>0.3545259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06791997" calcext:value-type="float">
            <text:p>0.06791997</text:p>
          </table:table-cell>
          <table:table-cell table:style-name="ce2" office:value-type="float" office:value="0.970698" calcext:value-type="float">
            <text:p>0.970698</text:p>
          </table:table-cell>
          <table:table-cell table:style-name="ce3" office:value-type="float" office:value="0.677919" calcext:value-type="float">
            <text:p>0.677919</text:p>
          </table:table-cell>
          <table:table-cell table:style-name="ce3" office:value-type="float" office:value="0.7783835" calcext:value-type="float">
            <text:p>0.778383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float" office:value="0.44568747" calcext:value-type="float">
            <text:p>0.44568747</text:p>
          </table:table-cell>
          <table:table-cell table:style-name="ce2" office:value-type="float" office:value="0.89312106" calcext:value-type="float">
            <text:p>0.89312106</text:p>
          </table:table-cell>
          <table:table-cell table:style-name="ce3" office:value-type="float" office:value="0.75989944" calcext:value-type="float">
            <text:p>0.75989944</text:p>
          </table:table-cell>
          <table:table-cell table:style-name="ce3" office:value-type="float" office:value="0.19463867" calcext:value-type="float">
            <text:p>0.19463867</text:p>
          </table:table-cell>
          <table:table-cell table:number-columns-repeated="5"/>
        </table:table-row>
        <table:table-row table:style-name="ro1">
          <table:table-cell table:formula="of:=[.I65]/[.$Q65]" office:value-type="float" office:value="0" calcext:value-type="float">
            <text:p>0</text:p>
          </table:table-cell>
          <table:table-cell table:formula="of:=[.J65]/[.$Q65]" office:value-type="float" office:value="0.512272730545265" calcext:value-type="float">
            <text:p>0.512272730545265</text:p>
          </table:table-cell>
          <table:table-cell table:formula="of:=[.K65]/[.$Q65]" office:value-type="float" office:value="0" calcext:value-type="float">
            <text:p>0</text:p>
          </table:table-cell>
          <table:table-cell table:formula="of:=[.L65]/[.$Q65]" office:value-type="float" office:value="0" calcext:value-type="float">
            <text:p>0</text:p>
          </table:table-cell>
          <table:table-cell table:formula="of:=[.M65]/[.$Q65]" office:value-type="float" office:value="0.487727269454734" calcext:value-type="float">
            <text:p>0.487727269454734</text:p>
          </table:table-cell>
          <table:table-cell table:formula="of:=[.N65]/[.$Q65]" office:value-type="float" office:value="0" calcext:value-type="float">
            <text:p>0</text:p>
          </table:table-cell>
          <table:table-cell table:formula="of:=[.O65]/[.$Q65]" office:value-type="float" office:value="0" calcext:value-type="float">
            <text:p>0</text:p>
          </table:table-cell>
          <table:table-cell table:formula="of:=[.P65]/[.$Q65]" office:value-type="float" office:value="0" calcext:value-type="float">
            <text:p>0</text:p>
          </table:table-cell>
          <table:table-cell table:formula="of:=[.$A82]*[.I$74]+[.$B82]*[.I$75]+[.$C82]*[.I$76]+[.$D82]*[.I$77]+[.$E82]*[.I$78]+[.$F82]*[.I$79]+[.$G82]*[.I$80]+[.$H82]*[.I$81]" office:value-type="float" office:value="0.535428431028571" calcext:value-type="float">
            <text:p>0.535428431028571</text:p>
          </table:table-cell>
          <table:table-cell table:formula="of:=[.$A82]*[.J$74]+[.$B82]*[.J$75]+[.$C82]*[.J$76]+[.$D82]*[.J$77]+[.$E82]*[.J$78]+[.$F82]*[.J$79]+[.$G82]*[.J$80]+[.$H82]*[.J$81]" office:value-type="float" office:value="0.402431855227973" calcext:value-type="float">
            <text:p>0.402431855227973</text:p>
          </table:table-cell>
          <table:table-cell table:formula="of:=[.$I82]*[.K$80]+[.$J82]*[.K$81]" office:value-type="float" office:value="0.668784847960356" calcext:value-type="float">
            <text:p>0.668784847960356</text:p>
          </table:table-cell>
          <table:table-cell table:formula="of:=[.$I82]*[.L$80]+[.$J82]*[.L$81]" office:value-type="float" office:value="0.495097457210733" calcext:value-type="float">
            <text:p>0.495097457210733</text:p>
          </table:table-cell>
          <table:table-cell table:number-columns-repeated="5"/>
        </table:table-row>
        <table:table-row table:style-name="ro1">
          <table:table-cell table:formula="of:=[.I66]/[.$Q66]" office:value-type="float" office:value="0" calcext:value-type="float">
            <text:p>0</text:p>
          </table:table-cell>
          <table:table-cell table:formula="of:=[.J66]/[.$Q66]" office:value-type="float" office:value="0" calcext:value-type="float">
            <text:p>0</text:p>
          </table:table-cell>
          <table:table-cell table:formula="of:=[.K66]/[.$Q66]" office:value-type="float" office:value="0" calcext:value-type="float">
            <text:p>0</text:p>
          </table:table-cell>
          <table:table-cell table:formula="of:=[.L66]/[.$Q66]" office:value-type="float" office:value="0.491366926419571" calcext:value-type="float">
            <text:p>0.491366926419571</text:p>
          </table:table-cell>
          <table:table-cell table:formula="of:=[.M66]/[.$Q66]" office:value-type="float" office:value="0" calcext:value-type="float">
            <text:p>0</text:p>
          </table:table-cell>
          <table:table-cell table:formula="of:=[.N66]/[.$Q66]" office:value-type="float" office:value="0" calcext:value-type="float">
            <text:p>0</text:p>
          </table:table-cell>
          <table:table-cell table:formula="of:=[.O66]/[.$Q66]" office:value-type="float" office:value="0.508633073580429" calcext:value-type="float">
            <text:p>0.508633073580429</text:p>
          </table:table-cell>
          <table:table-cell table:formula="of:=[.P66]/[.$Q66]" office:value-type="float" office:value="0" calcext:value-type="float">
            <text:p>0</text:p>
          </table:table-cell>
          <table:table-cell table:formula="of:=[.$A83]*[.I$74]+[.$B83]*[.I$75]+[.$C83]*[.I$76]+[.$D83]*[.I$77]+[.$E83]*[.I$78]+[.$F83]*[.I$79]+[.$G83]*[.I$80]+[.$H83]*[.I$81]" office:value-type="float" office:value="0.170536896417055" calcext:value-type="float">
            <text:p>0.170536896417055</text:p>
          </table:table-cell>
          <table:table-cell table:formula="of:=[.$A83]*[.J$74]+[.$B83]*[.J$75]+[.$C83]*[.J$76]+[.$D83]*[.J$77]+[.$E83]*[.J$78]+[.$F83]*[.J$79]+[.$G83]*[.J$80]+[.$H83]*[.J$81]" office:value-type="float" office:value="0.804108102015038" calcext:value-type="float">
            <text:p>0.804108102015038</text:p>
          </table:table-cell>
          <table:table-cell table:formula="of:=[.$I83]*[.K$80]+[.$J83]*[.K$81]" office:value-type="float" office:value="0.726651498702843" calcext:value-type="float">
            <text:p>0.726651498702843</text:p>
          </table:table-cell>
          <table:table-cell table:formula="of:=[.$I83]*[.L$80]+[.$J83]*[.L$81]" office:value-type="float" office:value="0.289253637824676" calcext:value-type="float">
            <text:p>0.289253637824676</text:p>
          </table:table-cell>
          <table:table-cell table:number-columns-repeated="5"/>
        </table:table-row>
        <table:table-row table:style-name="ro1">
          <table:table-cell table:formula="of:=[.I67]/[.$Q67]" office:value-type="float" office:value="0" calcext:value-type="float">
            <text:p>0</text:p>
          </table:table-cell>
          <table:table-cell table:formula="of:=[.J67]/[.$Q67]" office:value-type="float" office:value="0" calcext:value-type="float">
            <text:p>0</text:p>
          </table:table-cell>
          <table:table-cell table:formula="of:=[.K67]/[.$Q67]" office:value-type="float" office:value="0.544794263488277" calcext:value-type="float">
            <text:p>0.544794263488277</text:p>
          </table:table-cell>
          <table:table-cell table:formula="of:=[.L67]/[.$Q67]" office:value-type="float" office:value="0" calcext:value-type="float">
            <text:p>0</text:p>
          </table:table-cell>
          <table:table-cell table:formula="of:=[.M67]/[.$Q67]" office:value-type="float" office:value="0.455205736511724" calcext:value-type="float">
            <text:p>0.455205736511724</text:p>
          </table:table-cell>
          <table:table-cell table:formula="of:=[.N67]/[.$Q67]" office:value-type="float" office:value="0" calcext:value-type="float">
            <text:p>0</text:p>
          </table:table-cell>
          <table:table-cell table:formula="of:=[.O67]/[.$Q67]" office:value-type="float" office:value="0" calcext:value-type="float">
            <text:p>0</text:p>
          </table:table-cell>
          <table:table-cell table:formula="of:=[.P67]/[.$Q67]" office:value-type="float" office:value="0" calcext:value-type="float">
            <text:p>0</text:p>
          </table:table-cell>
          <table:table-cell table:formula="of:=[.$A84]*[.I$74]+[.$B84]*[.I$75]+[.$C84]*[.I$76]+[.$D84]*[.I$77]+[.$E84]*[.I$78]+[.$F84]*[.I$79]+[.$G84]*[.I$80]+[.$H84]*[.I$81]" office:value-type="float" office:value="0.542805358040278" calcext:value-type="float">
            <text:p>0.542805358040278</text:p>
          </table:table-cell>
          <table:table-cell table:formula="of:=[.$A84]*[.J$74]+[.$B84]*[.J$75]+[.$C84]*[.J$76]+[.$D84]*[.J$77]+[.$E84]*[.J$78]+[.$F84]*[.J$79]+[.$G84]*[.J$80]+[.$H84]*[.J$81]" office:value-type="float" office:value="0.795974545383471" calcext:value-type="float">
            <text:p>0.795974545383471</text:p>
          </table:table-cell>
          <table:table-cell table:formula="of:=[.$I84]*[.K$80]+[.$J84]*[.K$81]" office:value-type="float" office:value="0.972838676808461" calcext:value-type="float">
            <text:p>0.972838676808461</text:p>
          </table:table-cell>
          <table:table-cell table:formula="of:=[.$I84]*[.L$80]+[.$J84]*[.L$81]" office:value-type="float" office:value="0.577438161277438" calcext:value-type="float">
            <text:p>0.577438161277438</text:p>
          </table:table-cell>
          <table:table-cell table:number-columns-repeated="5"/>
        </table:table-row>
        <table:table-row table:style-name="ro1">
          <table:table-cell table:formula="of:=[.I68]/[.$Q68]" office:value-type="float" office:value="0" calcext:value-type="float">
            <text:p>0</text:p>
          </table:table-cell>
          <table:table-cell table:formula="of:=[.J68]/[.$Q68]" office:value-type="float" office:value="0.469946577048415" calcext:value-type="float">
            <text:p>0.469946577048415</text:p>
          </table:table-cell>
          <table:table-cell table:formula="of:=[.K68]/[.$Q68]" office:value-type="float" office:value="0" calcext:value-type="float">
            <text:p>0</text:p>
          </table:table-cell>
          <table:table-cell table:formula="of:=[.L68]/[.$Q68]" office:value-type="float" office:value="0" calcext:value-type="float">
            <text:p>0</text:p>
          </table:table-cell>
          <table:table-cell table:formula="of:=[.M68]/[.$Q68]" office:value-type="float" office:value="0" calcext:value-type="float">
            <text:p>0</text:p>
          </table:table-cell>
          <table:table-cell table:formula="of:=[.N68]/[.$Q68]" office:value-type="float" office:value="0" calcext:value-type="float">
            <text:p>0</text:p>
          </table:table-cell>
          <table:table-cell table:formula="of:=[.O68]/[.$Q68]" office:value-type="float" office:value="0" calcext:value-type="float">
            <text:p>0</text:p>
          </table:table-cell>
          <table:table-cell table:formula="of:=[.P68]/[.$Q68]" office:value-type="float" office:value="0.530053422951585" calcext:value-type="float">
            <text:p>0.530053422951585</text:p>
          </table:table-cell>
          <table:table-cell table:formula="of:=[.$A85]*[.I$74]+[.$B85]*[.I$75]+[.$C85]*[.I$76]+[.$D85]*[.I$77]+[.$E85]*[.I$78]+[.$F85]*[.I$79]+[.$G85]*[.I$80]+[.$H85]*[.I$81]" office:value-type="float" office:value="0.653498941346333" calcext:value-type="float">
            <text:p>0.653498941346333</text:p>
          </table:table-cell>
          <table:table-cell table:formula="of:=[.$A85]*[.J$74]+[.$B85]*[.J$75]+[.$C85]*[.J$76]+[.$D85]*[.J$77]+[.$E85]*[.J$78]+[.$F85]*[.J$79]+[.$G85]*[.J$80]+[.$H85]*[.J$81]" office:value-type="float" office:value="0.503392549659962" calcext:value-type="float">
            <text:p>0.503392549659962</text:p>
          </table:table-cell>
          <table:table-cell table:formula="of:=[.$I85]*[.K$80]+[.$J85]*[.K$81]" office:value-type="float" office:value="0.825547065405343" calcext:value-type="float">
            <text:p>0.825547065405343</text:p>
          </table:table-cell>
          <table:table-cell table:formula="of:=[.$I85]*[.L$80]+[.$J85]*[.L$81]" office:value-type="float" office:value="0.606652449565178" calcext:value-type="float">
            <text:p>0.606652449565178</text:p>
          </table:table-cell>
          <table:table-cell table:number-columns-repeated="5"/>
        </table:table-row>
        <table:table-row table:style-name="ro1">
          <table:table-cell table:formula="of:=[.I69]/[.$Q69]" office:value-type="float" office:value="0" calcext:value-type="float">
            <text:p>0</text:p>
          </table:table-cell>
          <table:table-cell table:formula="of:=[.J69]/[.$Q69]" office:value-type="float" office:value="0" calcext:value-type="float">
            <text:p>0</text:p>
          </table:table-cell>
          <table:table-cell table:formula="of:=[.K69]/[.$Q69]" office:value-type="float" office:value="0" calcext:value-type="float">
            <text:p>0</text:p>
          </table:table-cell>
          <table:table-cell table:formula="of:=[.L69]/[.$Q69]" office:value-type="float" office:value="0" calcext:value-type="float">
            <text:p>0</text:p>
          </table:table-cell>
          <table:table-cell table:formula="of:=[.M69]/[.$Q69]" office:value-type="float" office:value="0" calcext:value-type="float">
            <text:p>0</text:p>
          </table:table-cell>
          <table:table-cell table:formula="of:=[.N69]/[.$Q69]" office:value-type="float" office:value="0.507591942844732" calcext:value-type="float">
            <text:p>0.507591942844732</text:p>
          </table:table-cell>
          <table:table-cell table:formula="of:=[.O69]/[.$Q69]" office:value-type="float" office:value="0.492408057155268" calcext:value-type="float">
            <text:p>0.492408057155268</text:p>
          </table:table-cell>
          <table:table-cell table:formula="of:=[.P69]/[.$Q69]" office:value-type="float" office:value="0" calcext:value-type="float">
            <text:p>0</text:p>
          </table:table-cell>
          <table:table-cell table:formula="of:=[.$A86]*[.I$74]+[.$B86]*[.I$75]+[.$C86]*[.I$76]+[.$D86]*[.I$77]+[.$E86]*[.I$78]+[.$F86]*[.I$79]+[.$G86]*[.I$80]+[.$H86]*[.I$81]" office:value-type="float" office:value="0.389024150743487" calcext:value-type="float">
            <text:p>0.389024150743487</text:p>
          </table:table-cell>
          <table:table-cell table:formula="of:=[.$A86]*[.J$74]+[.$B86]*[.J$75]+[.$C86]*[.J$76]+[.$D86]*[.J$77]+[.$E86]*[.J$78]+[.$F86]*[.J$79]+[.$G86]*[.J$80]+[.$H86]*[.J$81]" office:value-type="float" office:value="0.65793401678612" calcext:value-type="float">
            <text:p>0.65793401678612</text:p>
          </table:table-cell>
          <table:table-cell table:formula="of:=[.$I86]*[.K$80]+[.$J86]*[.K$81]" office:value-type="float" office:value="0.763690554160597" calcext:value-type="float">
            <text:p>0.763690554160597</text:p>
          </table:table-cell>
          <table:table-cell table:formula="of:=[.$I86]*[.L$80]+[.$J86]*[.L$81]" office:value-type="float" office:value="0.430869382015251" calcext:value-type="float">
            <text:p>0.430869382015251</text:p>
          </table:table-cell>
          <table:table-cell table:number-columns-repeated="5"/>
        </table:table-row>
        <table:table-row table:style-name="ro1">
          <table:table-cell table:formula="of:=[.I70]/[.$Q70]" office:value-type="float" office:value="0" calcext:value-type="float">
            <text:p>0</text:p>
          </table:table-cell>
          <table:table-cell table:formula="of:=[.J70]/[.$Q70]" office:value-type="float" office:value="0" calcext:value-type="float">
            <text:p>0</text:p>
          </table:table-cell>
          <table:table-cell table:formula="of:=[.K70]/[.$Q70]" office:value-type="float" office:value="0" calcext:value-type="float">
            <text:p>0</text:p>
          </table:table-cell>
          <table:table-cell table:formula="of:=[.L70]/[.$Q70]" office:value-type="float" office:value="0.491420805911672" calcext:value-type="float">
            <text:p>0.491420805911672</text:p>
          </table:table-cell>
          <table:table-cell table:formula="of:=[.M70]/[.$Q70]" office:value-type="float" office:value="0" calcext:value-type="float">
            <text:p>0</text:p>
          </table:table-cell>
          <table:table-cell table:formula="of:=[.N70]/[.$Q70]" office:value-type="float" office:value="0" calcext:value-type="float">
            <text:p>0</text:p>
          </table:table-cell>
          <table:table-cell table:formula="of:=[.O70]/[.$Q70]" office:value-type="float" office:value="0.508579194088328" calcext:value-type="float">
            <text:p>0.508579194088328</text:p>
          </table:table-cell>
          <table:table-cell table:formula="of:=[.P70]/[.$Q70]" office:value-type="float" office:value="0" calcext:value-type="float">
            <text:p>0</text:p>
          </table:table-cell>
          <table:table-cell table:formula="of:=[.$A87]*[.I$74]+[.$B87]*[.I$75]+[.$C87]*[.I$76]+[.$D87]*[.I$77]+[.$E87]*[.I$78]+[.$F87]*[.I$79]+[.$G87]*[.I$80]+[.$H87]*[.I$81]" office:value-type="float" office:value="0.17054814859456" calcext:value-type="float">
            <text:p>0.17054814859456</text:p>
          </table:table-cell>
          <table:table-cell table:formula="of:=[.$A87]*[.J$74]+[.$B87]*[.J$75]+[.$C87]*[.J$76]+[.$D87]*[.J$77]+[.$E87]*[.J$78]+[.$F87]*[.J$79]+[.$G87]*[.J$80]+[.$H87]*[.J$81]" office:value-type="float" office:value="0.804089835056864" calcext:value-type="float">
            <text:p>0.804089835056864</text:p>
          </table:table-cell>
          <table:table-cell table:formula="of:=[.$I87]*[.K$80]+[.$J87]*[.K$81]" office:value-type="float" office:value="0.726645245716479" calcext:value-type="float">
            <text:p>0.726645245716479</text:p>
          </table:table-cell>
          <table:table-cell table:formula="of:=[.$I87]*[.L$80]+[.$J87]*[.L$81]" office:value-type="float" office:value="0.289258840877541" calcext:value-type="float">
            <text:p>0.289258840877541</text:p>
          </table:table-cell>
          <table:table-cell table:number-columns-repeated="5"/>
        </table:table-row>
        <table:table-row table:style-name="ro1">
          <table:table-cell table:formula="of:=[.I71]/[.$Q71]" office:value-type="float" office:value="0" calcext:value-type="float">
            <text:p>0</text:p>
          </table:table-cell>
          <table:table-cell table:formula="of:=[.J71]/[.$Q71]" office:value-type="float" office:value="0" calcext:value-type="float">
            <text:p>0</text:p>
          </table:table-cell>
          <table:table-cell table:formula="of:=[.K71]/[.$Q71]" office:value-type="float" office:value="0" calcext:value-type="float">
            <text:p>0</text:p>
          </table:table-cell>
          <table:table-cell table:formula="of:=[.L71]/[.$Q71]" office:value-type="float" office:value="0.499660035330651" calcext:value-type="float">
            <text:p>0.499660035330651</text:p>
          </table:table-cell>
          <table:table-cell table:formula="of:=[.M71]/[.$Q71]" office:value-type="float" office:value="0.500339964669349" calcext:value-type="float">
            <text:p>0.500339964669349</text:p>
          </table:table-cell>
          <table:table-cell table:formula="of:=[.N71]/[.$Q71]" office:value-type="float" office:value="0" calcext:value-type="float">
            <text:p>0</text:p>
          </table:table-cell>
          <table:table-cell table:formula="of:=[.O71]/[.$Q71]" office:value-type="float" office:value="0" calcext:value-type="float">
            <text:p>0</text:p>
          </table:table-cell>
          <table:table-cell table:formula="of:=[.P71]/[.$Q71]" office:value-type="float" office:value="0" calcext:value-type="float">
            <text:p>0</text:p>
          </table:table-cell>
          <table:table-cell table:formula="of:=[.$A88]*[.I$74]+[.$B88]*[.I$75]+[.$C88]*[.I$76]+[.$D88]*[.I$77]+[.$E88]*[.I$78]+[.$F88]*[.I$79]+[.$G88]*[.I$80]+[.$H88]*[.I$81]" office:value-type="float" office:value="0.220956433516051" calcext:value-type="float">
            <text:p>0.220956433516051</text:p>
          </table:table-cell>
          <table:table-cell table:formula="of:=[.$A88]*[.J$74]+[.$B88]*[.J$75]+[.$C88]*[.J$76]+[.$D88]*[.J$77]+[.$E88]*[.J$78]+[.$F88]*[.J$79]+[.$G88]*[.J$80]+[.$H88]*[.J$81]" office:value-type="float" office:value="0.694919029455383" calcext:value-type="float">
            <text:p>0.694919029455383</text:p>
          </table:table-cell>
          <table:table-cell table:formula="of:=[.$I88]*[.K$80]+[.$J88]*[.K$81]" office:value-type="float" office:value="0.677859145781256" calcext:value-type="float">
            <text:p>0.677859145781256</text:p>
          </table:table-cell>
          <table:table-cell table:formula="of:=[.$I88]*[.L$80]+[.$J88]*[.L$81]" office:value-type="float" office:value="0.307246957718627" calcext:value-type="float">
            <text:p>0.307246957718627</text:p>
          </table:table-cell>
          <table:table-cell table:number-columns-repeated="5"/>
        </table:table-row>
        <table:table-row table:style-name="ro1">
          <table:table-cell table:formula="of:=[.I72]/[.$Q72]" office:value-type="float" office:value="0" calcext:value-type="float">
            <text:p>0</text:p>
          </table:table-cell>
          <table:table-cell table:formula="of:=[.J72]/[.$Q72]" office:value-type="float" office:value="0.507692299611411" calcext:value-type="float">
            <text:p>0.507692299611411</text:p>
          </table:table-cell>
          <table:table-cell table:formula="of:=[.K72]/[.$Q72]" office:value-type="float" office:value="0" calcext:value-type="float">
            <text:p>0</text:p>
          </table:table-cell>
          <table:table-cell table:formula="of:=[.L72]/[.$Q72]" office:value-type="float" office:value="0.492307700388589" calcext:value-type="float">
            <text:p>0.492307700388589</text:p>
          </table:table-cell>
          <table:table-cell table:formula="of:=[.M72]/[.$Q72]" office:value-type="float" office:value="0" calcext:value-type="float">
            <text:p>0</text:p>
          </table:table-cell>
          <table:table-cell table:formula="of:=[.N72]/[.$Q72]" office:value-type="float" office:value="0" calcext:value-type="float">
            <text:p>0</text:p>
          </table:table-cell>
          <table:table-cell table:formula="of:=[.O72]/[.$Q72]" office:value-type="float" office:value="0" calcext:value-type="float">
            <text:p>0</text:p>
          </table:table-cell>
          <table:table-cell table:formula="of:=[.P72]/[.$Q72]" office:value-type="float" office:value="0" calcext:value-type="float">
            <text:p>0</text:p>
          </table:table-cell>
          <table:table-cell table:formula="of:=[.$A89]*[.I$74]+[.$B89]*[.I$75]+[.$C89]*[.I$76]+[.$D89]*[.I$77]+[.$E89]*[.I$78]+[.$F89]*[.I$79]+[.$G89]*[.I$80]+[.$H89]*[.I$81]" office:value-type="float" office:value="0.587025735984597" calcext:value-type="float">
            <text:p>0.587025735984597</text:p>
          </table:table-cell>
          <table:table-cell table:formula="of:=[.$A89]*[.J$74]+[.$B89]*[.J$75]+[.$C89]*[.J$76]+[.$D89]*[.J$77]+[.$E89]*[.J$78]+[.$F89]*[.J$79]+[.$G89]*[.J$80]+[.$H89]*[.J$81]" office:value-type="float" office:value="0.343372749204099" calcext:value-type="float">
            <text:p>0.343372749204099</text:p>
          </table:table-cell>
          <table:table-cell table:formula="of:=[.$I89]*[.K$80]+[.$J89]*[.K$81]" office:value-type="float" office:value="0.658884659744398" calcext:value-type="float">
            <text:p>0.658884659744398</text:p>
          </table:table-cell>
          <table:table-cell table:formula="of:=[.$I89]*[.L$80]+[.$J89]*[.L$81]" office:value-type="float" office:value="0.523764762185096" calcext:value-type="float">
            <text:p>0.523764762185096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W</text:p>
          </table:table-cell>
          <table:covered-table-cell/>
          <table:table-cell table:style-name="ce28" office:value-type="string" calcext:value-type="string">
            <text:p>a_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0.36390603" calcext:value-type="float">
            <text:p>0.36390603</text:p>
          </table:table-cell>
          <table:table-cell table:style-name="ce3" office:value-type="float" office:value="0.466721" calcext:value-type="float">
            <text:p>0.466721</text:p>
          </table:table-cell>
          <table:table-cell table:style-name="ce25" office:value-type="float" office:value="0.7433759" calcext:value-type="float">
            <text:p>0.7433759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H</text:p>
          </table:table-cell>
          <table:covered-table-cell/>
          <table:table-cell table:style-name="ce3" office:value-type="float" office:value="0.49779153" calcext:value-type="float">
            <text:p>0.49779153</text:p>
          </table:table-cell>
          <table:table-cell table:style-name="ce3" office:value-type="float" office:value="0.04380375" calcext:value-type="float">
            <text:p>0.04380375</text:p>
          </table:table-cell>
          <table:table-cell table:style-name="ce25" office:value-type="float" office:value="0.6830489" calcext:value-type="float">
            <text:p>0.6830489</text:p>
          </table:table-cell>
          <table:table-cell table:number-columns-repeated="12"/>
        </table:table-row>
        <table:table-row table:style-name="ro1">
          <table:table-cell table:style-name="ce2" office:value-type="float" office:value="0.668784847960356" calcext:value-type="float">
            <text:p>0.668784847960356</text:p>
          </table:table-cell>
          <table:table-cell table:style-name="ce2" office:value-type="float" office:value="0.495097457210733" calcext:value-type="float">
            <text:p>0.495097457210733</text:p>
          </table:table-cell>
          <table:table-cell table:formula="of:=[.$A95]*[.C$93]+[.$B95]*[.C$94]" office:value-type="float" office:value="0.489830159669447" calcext:value-type="float">
            <text:p>0.489830159669447</text:p>
          </table:table-cell>
          <table:table-cell table:formula="of:=[.$A95]*[.D$93]+[.$B95]*[.D$94]" office:value-type="float" office:value="0.3338230582662" calcext:value-type="float">
            <text:p>0.3338230582662</text:p>
          </table:table-cell>
          <table:table-cell table:formula="of:=[.$C95]*[.E$49]+[.$D95]*[.E$50]" office:value-type="float" office:value="0.592145408534783" calcext:value-type="float">
            <text:p>0.592145408534783</text:p>
          </table:table-cell>
          <table:table-cell table:number-columns-repeated="12"/>
        </table:table-row>
        <table:table-row table:style-name="ro1">
          <table:table-cell table:style-name="ce2" office:value-type="float" office:value="0.726651498702843" calcext:value-type="float">
            <text:p>0.726651498702843</text:p>
          </table:table-cell>
          <table:table-cell table:style-name="ce2" office:value-type="float" office:value="0.289253637824676" calcext:value-type="float">
            <text:p>0.289253637824676</text:p>
          </table:table-cell>
          <table:table-cell table:formula="of:=[.$A96]*[.C$93]+[.$B96]*[.C$94]" office:value-type="float" office:value="0.408420873017313" calcext:value-type="float">
            <text:p>0.408420873017313</text:p>
          </table:table-cell>
          <table:table-cell table:formula="of:=[.$A96]*[.D$93]+[.$B96]*[.D$94]" office:value-type="float" office:value="0.351813908163952" calcext:value-type="float">
            <text:p>0.351813908163952</text:p>
          </table:table-cell>
          <table:table-cell table:formula="of:=[.$C96]*[.E$49]+[.$D96]*[.E$50]" office:value-type="float" office:value="0.543916337034119" calcext:value-type="float">
            <text:p>0.543916337034119</text:p>
          </table:table-cell>
          <table:table-cell table:number-columns-repeated="12"/>
        </table:table-row>
        <table:table-row table:style-name="ro1">
          <table:table-cell table:style-name="ce2" office:value-type="float" office:value="0.972838676808461" calcext:value-type="float">
            <text:p>0.972838676808461</text:p>
          </table:table-cell>
          <table:table-cell table:style-name="ce2" office:value-type="float" office:value="0.577438161277438" calcext:value-type="float">
            <text:p>0.577438161277438</text:p>
          </table:table-cell>
          <table:table-cell table:formula="of:=[.$A97]*[.C$93]+[.$B97]*[.C$94]" office:value-type="float" office:value="0.641465686490503" calcext:value-type="float">
            <text:p>0.641465686490503</text:p>
          </table:table-cell>
          <table:table-cell table:formula="of:=[.$A97]*[.D$93]+[.$B97]*[.D$94]" office:value-type="float" office:value="0.479338196935778" calcext:value-type="float">
            <text:p>0.479338196935778</text:p>
          </table:table-cell>
          <table:table-cell table:formula="of:=[.$C97]*[.E$49]+[.$D97]*[.E$50]" office:value-type="float" office:value="0.804261560158962" calcext:value-type="float">
            <text:p>0.804261560158962</text:p>
          </table:table-cell>
          <table:table-cell table:number-columns-repeated="12"/>
        </table:table-row>
        <table:table-row table:style-name="ro1">
          <table:table-cell table:style-name="ce2" office:value-type="float" office:value="0.825547065405343" calcext:value-type="float">
            <text:p>0.825547065405343</text:p>
          </table:table-cell>
          <table:table-cell table:style-name="ce2" office:value-type="float" office:value="0.606652449565178" calcext:value-type="float">
            <text:p>0.606652449565178</text:p>
          </table:table-cell>
          <table:table-cell table:formula="of:=[.$A98]*[.C$93]+[.$B98]*[.C$94]" office:value-type="float" office:value="0.602408006197106" calcext:value-type="float">
            <text:p>0.602408006197106</text:p>
          </table:table-cell>
          <table:table-cell table:formula="of:=[.$A98]*[.D$93]+[.$B98]*[.D$94]" office:value-type="float" office:value="0.411873804150688" calcext:value-type="float">
            <text:p>0.411873804150688</text:p>
          </table:table-cell>
          <table:table-cell table:formula="of:=[.$C98]*[.E$49]+[.$D98]*[.E$50]" office:value-type="float" office:value="0.729145542637922" calcext:value-type="float">
            <text:p>0.729145542637922</text:p>
          </table:table-cell>
          <table:table-cell table:number-columns-repeated="12"/>
        </table:table-row>
        <table:table-row table:style-name="ro1">
          <table:table-cell table:style-name="ce2" office:value-type="float" office:value="0.763690554160597" calcext:value-type="float">
            <text:p>0.763690554160597</text:p>
          </table:table-cell>
          <table:table-cell table:style-name="ce2" office:value-type="float" office:value="0.430869382015251" calcext:value-type="float">
            <text:p>0.430869382015251</text:p>
          </table:table-cell>
          <table:table-cell table:formula="of:=[.$A99]*[.C$93]+[.$B99]*[.C$94]" office:value-type="float" office:value="0.492394726616609" calcext:value-type="float">
            <text:p>0.492394726616609</text:p>
          </table:table-cell>
          <table:table-cell table:formula="of:=[.$A99]*[.D$93]+[.$B99]*[.D$94]" office:value-type="float" office:value="0.375304113820838" calcext:value-type="float">
            <text:p>0.375304113820838</text:p>
          </table:table-cell>
          <table:table-cell table:formula="of:=[.$C99]*[.E$49]+[.$D99]*[.E$50]" office:value-type="float" office:value="0.622385435164674" calcext:value-type="float">
            <text:p>0.622385435164674</text:p>
          </table:table-cell>
          <table:table-cell table:number-columns-repeated="12"/>
        </table:table-row>
        <table:table-row table:style-name="ro1">
          <table:table-cell table:style-name="ce2" office:value-type="float" office:value="0.726645245716479" calcext:value-type="float">
            <text:p>0.726645245716479</text:p>
          </table:table-cell>
          <table:table-cell table:style-name="ce2" office:value-type="float" office:value="0.289258840877541" calcext:value-type="float">
            <text:p>0.289258840877541</text:p>
          </table:table-cell>
          <table:table-cell table:formula="of:=[.$A100]*[.C$93]+[.$B100]*[.C$94]" office:value-type="float" office:value="0.408421187553516" calcext:value-type="float">
            <text:p>0.408421187553516</text:p>
          </table:table-cell>
          <table:table-cell table:formula="of:=[.$A100]*[.D$93]+[.$B100]*[.D$94]" office:value-type="float" office:value="0.35181121767713" calcext:value-type="float">
            <text:p>0.35181121767713</text:p>
          </table:table-cell>
          <table:table-cell table:formula="of:=[.$C100]*[.E$49]+[.$D100]*[.E$50]" office:value-type="float" office:value="0.543914733118688" calcext:value-type="float">
            <text:p>0.543914733118688</text:p>
          </table:table-cell>
          <table:table-cell table:number-columns-repeated="12"/>
        </table:table-row>
        <table:table-row table:style-name="ro1">
          <table:table-cell table:style-name="ce2" office:value-type="float" office:value="0.677859145781256" calcext:value-type="float">
            <text:p>0.677859145781256</text:p>
          </table:table-cell>
          <table:table-cell table:style-name="ce2" office:value-type="float" office:value="0.307246957718627" calcext:value-type="float">
            <text:p>0.307246957718627</text:p>
          </table:table-cell>
          <table:table-cell table:formula="of:=[.$A101]*[.C$93]+[.$B101]*[.C$94]" office:value-type="float" office:value="0.399621963811049" calcext:value-type="float">
            <text:p>0.399621963811049</text:p>
          </table:table-cell>
          <table:table-cell table:formula="of:=[.$A101]*[.D$93]+[.$B101]*[.D$94]" office:value-type="float" office:value="0.329829667302341" calcext:value-type="float">
            <text:p>0.329829667302341</text:p>
          </table:table-cell>
          <table:table-cell table:formula="of:=[.$C101]*[.E$49]+[.$D101]*[.E$50]" office:value-type="float" office:value="0.522359128446036" calcext:value-type="float">
            <text:p>0.522359128446036</text:p>
          </table:table-cell>
          <table:table-cell table:number-columns-repeated="12"/>
        </table:table-row>
        <table:table-row table:style-name="ro1">
          <table:table-cell table:style-name="ce2" office:value-type="float" office:value="0.658884659744398" calcext:value-type="float">
            <text:p>0.658884659744398</text:p>
          </table:table-cell>
          <table:table-cell table:style-name="ce2" office:value-type="float" office:value="0.523764762185096" calcext:value-type="float">
            <text:p>0.523764762185096</text:p>
          </table:table-cell>
          <table:table-cell table:formula="of:=[.$A102]*[.C$93]+[.$B102]*[.C$94]" office:value-type="float" office:value="0.50049776308369" calcext:value-type="float">
            <text:p>0.50049776308369</text:p>
          </table:table-cell>
          <table:table-cell table:formula="of:=[.$A102]*[.D$93]+[.$B102]*[.D$94]" office:value-type="float" office:value="0.330458167982131" calcext:value-type="float">
            <text:p>0.330458167982131</text:p>
          </table:table-cell>
          <table:table-cell table:formula="of:=[.$C102]*[.E$49]+[.$D102]*[.E$50]" office:value-type="float" office:value="0.597777063216534" calcext:value-type="float">
            <text:p>0.5977770632165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0.36390603" calcext:value-type="float">
            <text:p>0.36390603</text:p>
          </table:table-cell>
          <table:table-cell table:style-name="ce3" office:value-type="float" office:value="0.49779153" calcext:value-type="float">
            <text:p>0.49779153</text:p>
          </table:table-cell>
          <table:table-cell table:style-name="ce2" office:value-type="float" office:value="0.668784847960356" calcext:value-type="float">
            <text:p>0.668784847960356</text:p>
          </table:table-cell>
          <table:table-cell table:style-name="ce2" office:value-type="float" office:value="0.726651498702843" calcext:value-type="float">
            <text:p>0.726651498702843</text:p>
          </table:table-cell>
          <table:table-cell table:style-name="ce2" office:value-type="float" office:value="0.972838676808461" calcext:value-type="float">
            <text:p>0.972838676808461</text:p>
          </table:table-cell>
          <table:table-cell table:style-name="ce2" office:value-type="float" office:value="0.825547065405343" calcext:value-type="float">
            <text:p>0.825547065405343</text:p>
          </table:table-cell>
          <table:table-cell table:style-name="ce2" office:value-type="float" office:value="0.763690554160597" calcext:value-type="float">
            <text:p>0.763690554160597</text:p>
          </table:table-cell>
          <table:table-cell table:style-name="ce2" office:value-type="float" office:value="0.726645245716479" calcext:value-type="float">
            <text:p>0.726645245716479</text:p>
          </table:table-cell>
          <table:table-cell table:style-name="ce2" office:value-type="float" office:value="0.677859145781256" calcext:value-type="float">
            <text:p>0.677859145781256</text:p>
          </table:table-cell>
          <table:table-cell table:style-name="ce2" office:value-type="float" office:value="0.658884659744398" calcext:value-type="float">
            <text:p>0.658884659744398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a_L</text:p>
          </table:table-cell>
          <table:covered-table-cell/>
          <table:table-cell table:style-name="ce3" office:value-type="float" office:value="0.466721" calcext:value-type="float">
            <text:p>0.466721</text:p>
          </table:table-cell>
          <table:table-cell table:style-name="ce3" office:value-type="float" office:value="0.04380375" calcext:value-type="float">
            <text:p>0.04380375</text:p>
          </table:table-cell>
          <table:table-cell table:style-name="ce2" office:value-type="float" office:value="0.495097457210733" calcext:value-type="float">
            <text:p>0.495097457210733</text:p>
          </table:table-cell>
          <table:table-cell table:style-name="ce2" office:value-type="float" office:value="0.289253637824676" calcext:value-type="float">
            <text:p>0.289253637824676</text:p>
          </table:table-cell>
          <table:table-cell table:style-name="ce2" office:value-type="float" office:value="0.577438161277438" calcext:value-type="float">
            <text:p>0.577438161277438</text:p>
          </table:table-cell>
          <table:table-cell table:style-name="ce2" office:value-type="float" office:value="0.606652449565178" calcext:value-type="float">
            <text:p>0.606652449565178</text:p>
          </table:table-cell>
          <table:table-cell table:style-name="ce2" office:value-type="float" office:value="0.430869382015251" calcext:value-type="float">
            <text:p>0.430869382015251</text:p>
          </table:table-cell>
          <table:table-cell table:style-name="ce2" office:value-type="float" office:value="0.289258840877541" calcext:value-type="float">
            <text:p>0.289258840877541</text:p>
          </table:table-cell>
          <table:table-cell table:style-name="ce2" office:value-type="float" office:value="0.307246957718627" calcext:value-type="float">
            <text:p>0.307246957718627</text:p>
          </table:table-cell>
          <table:table-cell table:style-name="ce2" office:value-type="float" office:value="0.523764762185096" calcext:value-type="float">
            <text:p>0.523764762185096</text:p>
          </table:table-cell>
          <table:table-cell table:number-columns-repeated="5"/>
        </table:table-row>
        <table:table-row table:style-name="ro1">
          <table:table-cell table:style-name="ce24" office:value-type="float" office:value="0.54656947" calcext:value-type="float">
            <text:p>0.54656947</text:p>
          </table:table-cell>
          <table:table-cell table:style-name="ce24" office:value-type="float" office:value="0.15428948" calcext:value-type="float">
            <text:p>0.15428948</text:p>
          </table:table-cell>
          <table:table-cell table:formula="of:=[.$A107]*[.C$105]+[.$B107]*[.C$106]" office:value-type="float" office:value="0.270910066341984" calcext:value-type="float">
            <text:p>0.270910066341984</text:p>
          </table:table-cell>
          <table:table-cell table:formula="of:=[.$A107]*[.D$105]+[.$B107]*[.D$106]" office:value-type="float" office:value="0.278836110532139" calcext:value-type="float">
            <text:p>0.278836110532139</text:p>
          </table:table-cell>
          <table:table-cell table:formula="of:=[.$C107]*[.E$105]+[.$D107]*[.E$106]" office:value-type="float" office:value="0.319231596832447" calcext:value-type="float">
            <text:p>0.319231596832447</text:p>
          </table:table-cell>
          <table:table-cell table:formula="of:=[.$C107]*[.F$105]+[.$D107]*[.F$106]" office:value-type="float" office:value="0.277511565049394" calcext:value-type="float">
            <text:p>0.277511565049394</text:p>
          </table:table-cell>
          <table:table-cell table:formula="of:=[.$C107]*[.G$105]+[.$D107]*[.G$106]" office:value-type="float" office:value="0.424562401437659" calcext:value-type="float">
            <text:p>0.424562401437659</text:p>
          </table:table-cell>
          <table:table-cell table:formula="of:=[.$C107]*[.H$105]+[.$D107]*[.H$106]" office:value-type="float" office:value="0.392805619738941" calcext:value-type="float">
            <text:p>0.392805619738941</text:p>
          </table:table-cell>
          <table:table-cell table:formula="of:=[.$C107]*[.I$105]+[.$D107]*[.I$106]" office:value-type="float" office:value="0.327033401320913" calcext:value-type="float">
            <text:p>0.327033401320913</text:p>
          </table:table-cell>
          <table:table-cell table:formula="of:=[.$C107]*[.J$105]+[.$D107]*[.J$106]" office:value-type="float" office:value="0.277511321851467" calcext:value-type="float">
            <text:p>0.277511321851467</text:p>
          </table:table-cell>
          <table:table-cell table:formula="of:=[.$C107]*[.K$105]+[.$D107]*[.K$106]" office:value-type="float" office:value="0.269310412817215" calcext:value-type="float">
            <text:p>0.269310412817215</text:p>
          </table:table-cell>
          <table:table-cell table:formula="of:=[.$C107]*[.L$105]+[.$D107]*[.L$106]" office:value-type="float" office:value="0.324543016004553" calcext:value-type="float">
            <text:p>0.3245430160045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[.A109]*([.$E95]+[.E$107])" office:value-type="float" office:value="0" calcext:value-type="float">
            <text:p>0</text:p>
          </table:table-cell>
          <table:table-cell table:formula="of:=[.B109]*([.$E95]+[.F$107])" office:value-type="float" office:value="0.869656973584176" calcext:value-type="float">
            <text:p>0.869656973584176</text:p>
          </table:table-cell>
          <table:table-cell table:formula="of:=[.C109]*([.$E95]+[.G$107])" office:value-type="float" office:value="0" calcext:value-type="float">
            <text:p>0</text:p>
          </table:table-cell>
          <table:table-cell table:formula="of:=[.D109]*([.$E95]+[.H$107])" office:value-type="float" office:value="0" calcext:value-type="float">
            <text:p>0</text:p>
          </table:table-cell>
          <table:table-cell table:formula="of:=[.E109]*([.$E95]+[.I$107])" office:value-type="float" office:value="0.919178809855695" calcext:value-type="float">
            <text:p>0.919178809855695</text:p>
          </table:table-cell>
          <table:table-cell table:formula="of:=[.F109]*([.$E95]+[.J$107])" office:value-type="float" office:value="0" calcext:value-type="float">
            <text:p>0</text:p>
          </table:table-cell>
          <table:table-cell table:formula="of:=[.G109]*([.$E95]+[.K$107])" office:value-type="float" office:value="0" calcext:value-type="float">
            <text:p>0</text:p>
          </table:table-cell>
          <table:table-cell table:formula="of:=[.H109]*([.$E95]+[.L$107])" office:value-type="float" office:value="0" calcext:value-type="float">
            <text:p>0</text:p>
          </table:table-cell>
          <table:table-cell table:formula="of:=SUM([.I109:.P109])" office:value-type="float" office:value="1.78883578343987" calcext:value-type="float">
            <text:p>1.78883578343987</text:p>
          </table:table-cell>
        </table:table-row>
        <table:table-row table:style-name="ro1"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A110]*([.$E96]+[.E$107])" office:value-type="float" office:value="0" calcext:value-type="float">
            <text:p>0</text:p>
          </table:table-cell>
          <table:table-cell table:formula="of:=[.B110]*([.$E96]+[.F$107])" office:value-type="float" office:value="0" calcext:value-type="float">
            <text:p>0</text:p>
          </table:table-cell>
          <table:table-cell table:formula="of:=[.C110]*([.$E96]+[.G$107])" office:value-type="float" office:value="0" calcext:value-type="float">
            <text:p>0</text:p>
          </table:table-cell>
          <table:table-cell table:formula="of:=[.D110]*([.$E96]+[.H$107])" office:value-type="float" office:value="0.93672195677306" calcext:value-type="float">
            <text:p>0.93672195677306</text:p>
          </table:table-cell>
          <table:table-cell table:formula="of:=[.E110]*([.$E96]+[.I$107])" office:value-type="float" office:value="0" calcext:value-type="float">
            <text:p>0</text:p>
          </table:table-cell>
          <table:table-cell table:formula="of:=[.F110]*([.$E96]+[.J$107])" office:value-type="float" office:value="0" calcext:value-type="float">
            <text:p>0</text:p>
          </table:table-cell>
          <table:table-cell table:formula="of:=[.G110]*([.$E96]+[.K$107])" office:value-type="float" office:value="0.813226749851335" calcext:value-type="float">
            <text:p>0.813226749851335</text:p>
          </table:table-cell>
          <table:table-cell table:formula="of:=[.H110]*([.$E96]+[.L$107])" office:value-type="float" office:value="0" calcext:value-type="float">
            <text:p>0</text:p>
          </table:table-cell>
          <table:table-cell table:formula="of:=SUM([.I110:.P110])" office:value-type="float" office:value="1.74994870662439" calcext:value-type="float">
            <text:p>1.74994870662439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[.A111]*([.$E97]+[.E$107])" office:value-type="float" office:value="0" calcext:value-type="float">
            <text:p>0</text:p>
          </table:table-cell>
          <table:table-cell table:formula="of:=[.B111]*([.$E97]+[.F$107])" office:value-type="float" office:value="0" calcext:value-type="float">
            <text:p>0</text:p>
          </table:table-cell>
          <table:table-cell table:formula="of:=[.C111]*([.$E97]+[.G$107])" office:value-type="float" office:value="1.22882396159662" calcext:value-type="float">
            <text:p>1.22882396159662</text:p>
          </table:table-cell>
          <table:table-cell table:formula="of:=[.D111]*([.$E97]+[.H$107])" office:value-type="float" office:value="0" calcext:value-type="float">
            <text:p>0</text:p>
          </table:table-cell>
          <table:table-cell table:formula="of:=[.E111]*([.$E97]+[.I$107])" office:value-type="float" office:value="1.13129496147987" calcext:value-type="float">
            <text:p>1.13129496147987</text:p>
          </table:table-cell>
          <table:table-cell table:formula="of:=[.F111]*([.$E97]+[.J$107])" office:value-type="float" office:value="0" calcext:value-type="float">
            <text:p>0</text:p>
          </table:table-cell>
          <table:table-cell table:formula="of:=[.G111]*([.$E97]+[.K$107])" office:value-type="float" office:value="0" calcext:value-type="float">
            <text:p>0</text:p>
          </table:table-cell>
          <table:table-cell table:formula="of:=[.H111]*([.$E97]+[.L$107])" office:value-type="float" office:value="0" calcext:value-type="float">
            <text:p>0</text:p>
          </table:table-cell>
          <table:table-cell table:formula="of:=SUM([.I111:.P111])" office:value-type="float" office:value="2.3601189230765" calcext:value-type="float">
            <text:p>2.3601189230765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formula="of:=[.A112]*([.$E98]+[.E$107])" office:value-type="float" office:value="0" calcext:value-type="float">
            <text:p>0</text:p>
          </table:table-cell>
          <table:table-cell table:formula="of:=[.B112]*([.$E98]+[.F$107])" office:value-type="float" office:value="1.00665710768732" calcext:value-type="float">
            <text:p>1.00665710768732</text:p>
          </table:table-cell>
          <table:table-cell table:formula="of:=[.C112]*([.$E98]+[.G$107])" office:value-type="float" office:value="0" calcext:value-type="float">
            <text:p>0</text:p>
          </table:table-cell>
          <table:table-cell table:formula="of:=[.D112]*([.$E98]+[.H$107])" office:value-type="float" office:value="0" calcext:value-type="float">
            <text:p>0</text:p>
          </table:table-cell>
          <table:table-cell table:formula="of:=[.E112]*([.$E98]+[.I$107])" office:value-type="float" office:value="0" calcext:value-type="float">
            <text:p>0</text:p>
          </table:table-cell>
          <table:table-cell table:formula="of:=[.F112]*([.$E98]+[.J$107])" office:value-type="float" office:value="0" calcext:value-type="float">
            <text:p>0</text:p>
          </table:table-cell>
          <table:table-cell table:formula="of:=[.G112]*([.$E98]+[.K$107])" office:value-type="float" office:value="0" calcext:value-type="float">
            <text:p>0</text:p>
          </table:table-cell>
          <table:table-cell table:formula="of:=[.H112]*([.$E98]+[.L$107])" office:value-type="float" office:value="1.05368855864248" calcext:value-type="float">
            <text:p>1.05368855864248</text:p>
          </table:table-cell>
          <table:table-cell table:formula="of:=SUM([.I112:.P112])" office:value-type="float" office:value="2.06034566632979" calcext:value-type="float">
            <text:p>2.06034566632979</text:p>
          </table:table-cell>
        </table:table-row>
        <table:table-row table:style-name="ro1"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formula="of:=[.A113]*([.$E99]+[.E$107])" office:value-type="float" office:value="0" calcext:value-type="float">
            <text:p>0</text:p>
          </table:table-cell>
          <table:table-cell table:formula="of:=[.B113]*([.$E99]+[.F$107])" office:value-type="float" office:value="0" calcext:value-type="float">
            <text:p>0</text:p>
          </table:table-cell>
          <table:table-cell table:formula="of:=[.C113]*([.$E99]+[.G$107])" office:value-type="float" office:value="0" calcext:value-type="float">
            <text:p>0</text:p>
          </table:table-cell>
          <table:table-cell table:formula="of:=[.D113]*([.$E99]+[.H$107])" office:value-type="float" office:value="0" calcext:value-type="float">
            <text:p>0</text:p>
          </table:table-cell>
          <table:table-cell table:formula="of:=[.E113]*([.$E99]+[.I$107])" office:value-type="float" office:value="0" calcext:value-type="float">
            <text:p>0</text:p>
          </table:table-cell>
          <table:table-cell table:formula="of:=[.F113]*([.$E99]+[.J$107])" office:value-type="float" office:value="0.899896757016141" calcext:value-type="float">
            <text:p>0.899896757016141</text:p>
          </table:table-cell>
          <table:table-cell table:formula="of:=[.G113]*([.$E99]+[.K$107])" office:value-type="float" office:value="0.89169584798189" calcext:value-type="float">
            <text:p>0.89169584798189</text:p>
          </table:table-cell>
          <table:table-cell table:formula="of:=[.H113]*([.$E99]+[.L$107])" office:value-type="float" office:value="0" calcext:value-type="float">
            <text:p>0</text:p>
          </table:table-cell>
          <table:table-cell table:formula="of:=SUM([.I113:.P113])" office:value-type="float" office:value="1.79159260499803" calcext:value-type="float">
            <text:p>1.79159260499803</text:p>
          </table:table-cell>
        </table:table-row>
        <table:table-row table:style-name="ro1"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A114]*([.$E100]+[.E$107])" office:value-type="float" office:value="0" calcext:value-type="float">
            <text:p>0</text:p>
          </table:table-cell>
          <table:table-cell table:formula="of:=[.B114]*([.$E100]+[.F$107])" office:value-type="float" office:value="0" calcext:value-type="float">
            <text:p>0</text:p>
          </table:table-cell>
          <table:table-cell table:formula="of:=[.C114]*([.$E100]+[.G$107])" office:value-type="float" office:value="0" calcext:value-type="float">
            <text:p>0</text:p>
          </table:table-cell>
          <table:table-cell table:formula="of:=[.D114]*([.$E100]+[.H$107])" office:value-type="float" office:value="0.936720352857629" calcext:value-type="float">
            <text:p>0.936720352857629</text:p>
          </table:table-cell>
          <table:table-cell table:formula="of:=[.E114]*([.$E100]+[.I$107])" office:value-type="float" office:value="0" calcext:value-type="float">
            <text:p>0</text:p>
          </table:table-cell>
          <table:table-cell table:formula="of:=[.F114]*([.$E100]+[.J$107])" office:value-type="float" office:value="0" calcext:value-type="float">
            <text:p>0</text:p>
          </table:table-cell>
          <table:table-cell table:formula="of:=[.G114]*([.$E100]+[.K$107])" office:value-type="float" office:value="0.813225145935903" calcext:value-type="float">
            <text:p>0.813225145935903</text:p>
          </table:table-cell>
          <table:table-cell table:formula="of:=[.H114]*([.$E100]+[.L$107])" office:value-type="float" office:value="0" calcext:value-type="float">
            <text:p>0</text:p>
          </table:table-cell>
          <table:table-cell table:formula="of:=SUM([.I114:.P114])" office:value-type="float" office:value="1.74994549879353" calcext:value-type="float">
            <text:p>1.74994549879353</text:p>
          </table:table-cell>
        </table:table-row>
        <table:table-row table:style-name="ro1"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[.A115]*([.$E101]+[.E$107])" office:value-type="float" office:value="0" calcext:value-type="float">
            <text:p>0</text:p>
          </table:table-cell>
          <table:table-cell table:formula="of:=[.B115]*([.$E101]+[.F$107])" office:value-type="float" office:value="0" calcext:value-type="float">
            <text:p>0</text:p>
          </table:table-cell>
          <table:table-cell table:formula="of:=[.C115]*([.$E101]+[.G$107])" office:value-type="float" office:value="0" calcext:value-type="float">
            <text:p>0</text:p>
          </table:table-cell>
          <table:table-cell table:formula="of:=[.D115]*([.$E101]+[.H$107])" office:value-type="float" office:value="0.915164748184976" calcext:value-type="float">
            <text:p>0.915164748184976</text:p>
          </table:table-cell>
          <table:table-cell table:formula="of:=[.E115]*([.$E101]+[.I$107])" office:value-type="float" office:value="0.849392529766949" calcext:value-type="float">
            <text:p>0.849392529766949</text:p>
          </table:table-cell>
          <table:table-cell table:formula="of:=[.F115]*([.$E101]+[.J$107])" office:value-type="float" office:value="0" calcext:value-type="float">
            <text:p>0</text:p>
          </table:table-cell>
          <table:table-cell table:formula="of:=[.G115]*([.$E101]+[.K$107])" office:value-type="float" office:value="0" calcext:value-type="float">
            <text:p>0</text:p>
          </table:table-cell>
          <table:table-cell table:formula="of:=[.H115]*([.$E101]+[.L$107])" office:value-type="float" office:value="0" calcext:value-type="float">
            <text:p>0</text:p>
          </table:table-cell>
          <table:table-cell table:formula="of:=SUM([.I115:.P115])" office:value-type="float" office:value="1.76455727795193" calcext:value-type="float">
            <text:p>1.76455727795193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formula="of:=[.A116]*([.$E102]+[.E$107])" office:value-type="float" office:value="0" calcext:value-type="float">
            <text:p>0</text:p>
          </table:table-cell>
          <table:table-cell table:formula="of:=[.B116]*([.$E102]+[.F$107])" office:value-type="float" office:value="0.875288628265928" calcext:value-type="float">
            <text:p>0.875288628265928</text:p>
          </table:table-cell>
          <table:table-cell table:formula="of:=[.C116]*([.$E102]+[.G$107])" office:value-type="float" office:value="0" calcext:value-type="float">
            <text:p>0</text:p>
          </table:table-cell>
          <table:table-cell table:formula="of:=[.D116]*([.$E102]+[.H$107])" office:value-type="float" office:value="0.990582682955475" calcext:value-type="float">
            <text:p>0.990582682955475</text:p>
          </table:table-cell>
          <table:table-cell table:formula="of:=[.E116]*([.$E102]+[.I$107])" office:value-type="float" office:value="0" calcext:value-type="float">
            <text:p>0</text:p>
          </table:table-cell>
          <table:table-cell table:formula="of:=[.F116]*([.$E102]+[.J$107])" office:value-type="float" office:value="0" calcext:value-type="float">
            <text:p>0</text:p>
          </table:table-cell>
          <table:table-cell table:formula="of:=[.G116]*([.$E102]+[.K$107])" office:value-type="float" office:value="0" calcext:value-type="float">
            <text:p>0</text:p>
          </table:table-cell>
          <table:table-cell table:formula="of:=[.H116]*([.$E102]+[.L$107])" office:value-type="float" office:value="0" calcext:value-type="float">
            <text:p>0</text:p>
          </table:table-cell>
          <table:table-cell table:formula="of:=SUM([.I116:.P116])" office:value-type="float" office:value="1.8658713112214" calcext:value-type="float">
            <text:p>1.865871311221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2" office:value-type="float" office:value="0.668784847960356" calcext:value-type="float">
            <text:p>0.668784847960356</text:p>
          </table:table-cell>
          <table:table-cell table:style-name="ce2" office:value-type="float" office:value="0.495097457210733" calcext:value-type="float">
            <text:p>0.49509745721073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726651498702843" calcext:value-type="float">
            <text:p>0.726651498702843</text:p>
          </table:table-cell>
          <table:table-cell table:style-name="ce2" office:value-type="float" office:value="0.289253637824676" calcext:value-type="float">
            <text:p>0.289253637824676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972838676808461" calcext:value-type="float">
            <text:p>0.972838676808461</text:p>
          </table:table-cell>
          <table:table-cell table:style-name="ce2" office:value-type="float" office:value="0.577438161277438" calcext:value-type="float">
            <text:p>0.57743816127743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825547065405343" calcext:value-type="float">
            <text:p>0.825547065405343</text:p>
          </table:table-cell>
          <table:table-cell table:style-name="ce2" office:value-type="float" office:value="0.606652449565178" calcext:value-type="float">
            <text:p>0.60665244956517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763690554160597" calcext:value-type="float">
            <text:p>0.763690554160597</text:p>
          </table:table-cell>
          <table:table-cell table:style-name="ce2" office:value-type="float" office:value="0.430869382015251" calcext:value-type="float">
            <text:p>0.43086938201525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726645245716479" calcext:value-type="float">
            <text:p>0.726645245716479</text:p>
          </table:table-cell>
          <table:table-cell table:style-name="ce2" office:value-type="float" office:value="0.289258840877541" calcext:value-type="float">
            <text:p>0.28925884087754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float" office:value="0.677859145781256" calcext:value-type="float">
            <text:p>0.677859145781256</text:p>
          </table:table-cell>
          <table:table-cell table:style-name="ce2" office:value-type="float" office:value="0.307246957718627" calcext:value-type="float">
            <text:p>0.307246957718627</text:p>
          </table:table-cell>
          <table:table-cell table:style-name="ce3" office:value-type="float" office:value="0.36390603" calcext:value-type="float">
            <text:p>0.36390603</text:p>
          </table:table-cell>
          <table:table-cell table:style-name="ce3" office:value-type="float" office:value="0.466721" calcext:value-type="float">
            <text:p>0.466721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float" office:value="0.658884659744398" calcext:value-type="float">
            <text:p>0.658884659744398</text:p>
          </table:table-cell>
          <table:table-cell table:style-name="ce2" office:value-type="float" office:value="0.523764762185096" calcext:value-type="float">
            <text:p>0.523764762185096</text:p>
          </table:table-cell>
          <table:table-cell table:style-name="ce3" office:value-type="float" office:value="0.49779153" calcext:value-type="float">
            <text:p>0.49779153</text:p>
          </table:table-cell>
          <table:table-cell table:style-name="ce3" office:value-type="float" office:value="0.04380375" calcext:value-type="float">
            <text:p>0.04380375</text:p>
          </table:table-cell>
          <table:table-cell table:number-columns-repeated="5"/>
        </table:table-row>
        <table:table-row table:style-name="ro1">
          <table:table-cell table:formula="of:=[.I109]/[.$Q109]" office:value-type="float" office:value="0" calcext:value-type="float">
            <text:p>0</text:p>
          </table:table-cell>
          <table:table-cell table:formula="of:=[.J109]/[.$Q109]" office:value-type="float" office:value="0.486158082052593" calcext:value-type="float">
            <text:p>0.486158082052593</text:p>
          </table:table-cell>
          <table:table-cell table:formula="of:=[.K109]/[.$Q109]" office:value-type="float" office:value="0" calcext:value-type="float">
            <text:p>0</text:p>
          </table:table-cell>
          <table:table-cell table:formula="of:=[.L109]/[.$Q109]" office:value-type="float" office:value="0" calcext:value-type="float">
            <text:p>0</text:p>
          </table:table-cell>
          <table:table-cell table:formula="of:=[.M109]/[.$Q109]" office:value-type="float" office:value="0.513841917947407" calcext:value-type="float">
            <text:p>0.513841917947407</text:p>
          </table:table-cell>
          <table:table-cell table:formula="of:=[.N109]/[.$Q109]" office:value-type="float" office:value="0" calcext:value-type="float">
            <text:p>0</text:p>
          </table:table-cell>
          <table:table-cell table:formula="of:=[.O109]/[.$Q109]" office:value-type="float" office:value="0" calcext:value-type="float">
            <text:p>0</text:p>
          </table:table-cell>
          <table:table-cell table:formula="of:=[.P109]/[.$Q109]" office:value-type="float" office:value="0" calcext:value-type="float">
            <text:p>0</text:p>
          </table:table-cell>
          <table:table-cell table:formula="of:=[.$A126]*[.I$118]+[.$B126]*[.I$119]+[.$C126]*[.I$120]+[.$D126]*[.I$121]+[.$E126]*[.I$122]+[.$F126]*[.I$123]+[.$G126]*[.I$124]+[.$H126]*[.I$125]" office:value-type="float" office:value="0.745683717998216" calcext:value-type="float">
            <text:p>0.745683717998216</text:p>
          </table:table-cell>
          <table:table-cell table:formula="of:=[.$A126]*[.J$118]+[.$B126]*[.J$119]+[.$C126]*[.J$120]+[.$D126]*[.J$121]+[.$E126]*[.J$122]+[.$F126]*[.J$123]+[.$G126]*[.J$124]+[.$H126]*[.J$125]" office:value-type="float" office:value="0.36202174343111" calcext:value-type="float">
            <text:p>0.36202174343111</text:p>
          </table:table-cell>
          <table:table-cell table:formula="of:=[.$I126]*[.K$124]+[.$J126]*[.K$125]" office:value-type="float" office:value="0.45157015900821" calcext:value-type="float">
            <text:p>0.45157015900821</text:p>
          </table:table-cell>
          <table:table-cell table:formula="of:=[.$I126]*[.L$124]+[.$J126]*[.L$125]" office:value-type="float" office:value="0.363884160491666" calcext:value-type="float">
            <text:p>0.363884160491666</text:p>
          </table:table-cell>
          <table:table-cell table:number-columns-repeated="5"/>
        </table:table-row>
        <table:table-row table:style-name="ro1">
          <table:table-cell table:formula="of:=[.I110]/[.$Q110]" office:value-type="float" office:value="0" calcext:value-type="float">
            <text:p>0</text:p>
          </table:table-cell>
          <table:table-cell table:formula="of:=[.J110]/[.$Q110]" office:value-type="float" office:value="0" calcext:value-type="float">
            <text:p>0</text:p>
          </table:table-cell>
          <table:table-cell table:formula="of:=[.K110]/[.$Q110]" office:value-type="float" office:value="0" calcext:value-type="float">
            <text:p>0</text:p>
          </table:table-cell>
          <table:table-cell table:formula="of:=[.L110]/[.$Q110]" office:value-type="float" office:value="0.535285379066894" calcext:value-type="float">
            <text:p>0.535285379066894</text:p>
          </table:table-cell>
          <table:table-cell table:formula="of:=[.M110]/[.$Q110]" office:value-type="float" office:value="0" calcext:value-type="float">
            <text:p>0</text:p>
          </table:table-cell>
          <table:table-cell table:formula="of:=[.N110]/[.$Q110]" office:value-type="float" office:value="0" calcext:value-type="float">
            <text:p>0</text:p>
          </table:table-cell>
          <table:table-cell table:formula="of:=[.O110]/[.$Q110]" office:value-type="float" office:value="0.464714620933106" calcext:value-type="float">
            <text:p>0.464714620933106</text:p>
          </table:table-cell>
          <table:table-cell table:formula="of:=[.P110]/[.$Q110]" office:value-type="float" office:value="0" calcext:value-type="float">
            <text:p>0</text:p>
          </table:table-cell>
          <table:table-cell table:formula="of:=[.$A127]*[.I$118]+[.$B127]*[.I$119]+[.$C127]*[.I$120]+[.$D127]*[.I$121]+[.$E127]*[.I$122]+[.$F127]*[.I$123]+[.$G127]*[.I$124]+[.$H127]*[.I$125]" office:value-type="float" office:value="0.756914329820836" calcext:value-type="float">
            <text:p>0.756914329820836</text:p>
          </table:table-cell>
          <table:table-cell table:formula="of:=[.$A127]*[.J$118]+[.$B127]*[.J$119]+[.$C127]*[.J$120]+[.$D127]*[.J$121]+[.$E127]*[.J$122]+[.$F127]*[.J$123]+[.$G127]*[.J$124]+[.$H127]*[.J$125]" office:value-type="float" office:value="0.467514339916418" calcext:value-type="float">
            <text:p>0.467514339916418</text:p>
          </table:table-cell>
          <table:table-cell table:formula="of:=[.$I127]*[.K$124]+[.$J127]*[.K$125]" office:value-type="float" office:value="0.508170367379145" calcext:value-type="float">
            <text:p>0.508170367379145</text:p>
          </table:table-cell>
          <table:table-cell table:formula="of:=[.$I127]*[.L$124]+[.$J127]*[.L$125]" office:value-type="float" office:value="0.373746694195424" calcext:value-type="float">
            <text:p>0.373746694195424</text:p>
          </table:table-cell>
          <table:table-cell table:number-columns-repeated="5"/>
        </table:table-row>
        <table:table-row table:style-name="ro1">
          <table:table-cell table:formula="of:=[.I111]/[.$Q111]" office:value-type="float" office:value="0" calcext:value-type="float">
            <text:p>0</text:p>
          </table:table-cell>
          <table:table-cell table:formula="of:=[.J111]/[.$Q111]" office:value-type="float" office:value="0" calcext:value-type="float">
            <text:p>0</text:p>
          </table:table-cell>
          <table:table-cell table:formula="of:=[.K111]/[.$Q111]" office:value-type="float" office:value="0.520661882577852" calcext:value-type="float">
            <text:p>0.520661882577852</text:p>
          </table:table-cell>
          <table:table-cell table:formula="of:=[.L111]/[.$Q111]" office:value-type="float" office:value="0" calcext:value-type="float">
            <text:p>0</text:p>
          </table:table-cell>
          <table:table-cell table:formula="of:=[.M111]/[.$Q111]" office:value-type="float" office:value="0.479338117422148" calcext:value-type="float">
            <text:p>0.479338117422148</text:p>
          </table:table-cell>
          <table:table-cell table:formula="of:=[.N111]/[.$Q111]" office:value-type="float" office:value="0" calcext:value-type="float">
            <text:p>0</text:p>
          </table:table-cell>
          <table:table-cell table:formula="of:=[.O111]/[.$Q111]" office:value-type="float" office:value="0" calcext:value-type="float">
            <text:p>0</text:p>
          </table:table-cell>
          <table:table-cell table:formula="of:=[.P111]/[.$Q111]" office:value-type="float" office:value="0" calcext:value-type="float">
            <text:p>0</text:p>
          </table:table-cell>
          <table:table-cell table:formula="of:=[.$A128]*[.I$118]+[.$B128]*[.I$119]+[.$C128]*[.I$120]+[.$D128]*[.I$121]+[.$E128]*[.I$122]+[.$F128]*[.I$123]+[.$G128]*[.I$124]+[.$H128]*[.I$125]" office:value-type="float" office:value="0.872586009436057" calcext:value-type="float">
            <text:p>0.872586009436057</text:p>
          </table:table-cell>
          <table:table-cell table:formula="of:=[.$A128]*[.J$118]+[.$B128]*[.J$119]+[.$C128]*[.J$120]+[.$D128]*[.J$121]+[.$E128]*[.J$122]+[.$F128]*[.J$123]+[.$G128]*[.J$124]+[.$H128]*[.J$125]" office:value-type="float" office:value="0.507182158553039" calcext:value-type="float">
            <text:p>0.507182158553039</text:p>
          </table:table-cell>
          <table:table-cell table:formula="of:=[.$I128]*[.K$124]+[.$J128]*[.K$125]" office:value-type="float" office:value="0.570010293222238" calcext:value-type="float">
            <text:p>0.570010293222238</text:p>
          </table:table-cell>
          <table:table-cell table:formula="of:=[.$I128]*[.L$124]+[.$J128]*[.L$125]" office:value-type="float" office:value="0.429470695387724" calcext:value-type="float">
            <text:p>0.429470695387724</text:p>
          </table:table-cell>
          <table:table-cell table:number-columns-repeated="5"/>
        </table:table-row>
        <table:table-row table:style-name="ro1">
          <table:table-cell table:formula="of:=[.I112]/[.$Q112]" office:value-type="float" office:value="0" calcext:value-type="float">
            <text:p>0</text:p>
          </table:table-cell>
          <table:table-cell table:formula="of:=[.J112]/[.$Q112]" office:value-type="float" office:value="0.488586514456349" calcext:value-type="float">
            <text:p>0.488586514456349</text:p>
          </table:table-cell>
          <table:table-cell table:formula="of:=[.K112]/[.$Q112]" office:value-type="float" office:value="0" calcext:value-type="float">
            <text:p>0</text:p>
          </table:table-cell>
          <table:table-cell table:formula="of:=[.L112]/[.$Q112]" office:value-type="float" office:value="0" calcext:value-type="float">
            <text:p>0</text:p>
          </table:table-cell>
          <table:table-cell table:formula="of:=[.M112]/[.$Q112]" office:value-type="float" office:value="0" calcext:value-type="float">
            <text:p>0</text:p>
          </table:table-cell>
          <table:table-cell table:formula="of:=[.N112]/[.$Q112]" office:value-type="float" office:value="0" calcext:value-type="float">
            <text:p>0</text:p>
          </table:table-cell>
          <table:table-cell table:formula="of:=[.O112]/[.$Q112]" office:value-type="float" office:value="0" calcext:value-type="float">
            <text:p>0</text:p>
          </table:table-cell>
          <table:table-cell table:formula="of:=[.P112]/[.$Q112]" office:value-type="float" office:value="0.511413485543651" calcext:value-type="float">
            <text:p>0.511413485543651</text:p>
          </table:table-cell>
          <table:table-cell table:formula="of:=[.$A129]*[.I$118]+[.$B129]*[.I$119]+[.$C129]*[.I$120]+[.$D129]*[.I$121]+[.$E129]*[.I$122]+[.$F129]*[.I$123]+[.$G129]*[.I$124]+[.$H129]*[.I$125]" office:value-type="float" office:value="0.691994623386829" calcext:value-type="float">
            <text:p>0.691994623386829</text:p>
          </table:table-cell>
          <table:table-cell table:formula="of:=[.$A129]*[.J$118]+[.$B129]*[.J$119]+[.$C129]*[.J$120]+[.$D129]*[.J$121]+[.$E129]*[.J$122]+[.$F129]*[.J$123]+[.$G129]*[.J$124]+[.$H129]*[.J$125]" office:value-type="float" office:value="0.409185789332599" calcext:value-type="float">
            <text:p>0.409185789332599</text:p>
          </table:table-cell>
          <table:table-cell table:formula="of:=[.$I129]*[.K$124]+[.$J129]*[.K$125]" office:value-type="float" office:value="0.455510236304178" calcext:value-type="float">
            <text:p>0.455510236304178</text:p>
          </table:table-cell>
          <table:table-cell table:formula="of:=[.$I129]*[.L$124]+[.$J129]*[.L$125]" office:value-type="float" office:value="0.340892294641202" calcext:value-type="float">
            <text:p>0.340892294641202</text:p>
          </table:table-cell>
          <table:table-cell table:number-columns-repeated="5"/>
        </table:table-row>
        <table:table-row table:style-name="ro1">
          <table:table-cell table:formula="of:=[.I113]/[.$Q113]" office:value-type="float" office:value="0" calcext:value-type="float">
            <text:p>0</text:p>
          </table:table-cell>
          <table:table-cell table:formula="of:=[.J113]/[.$Q113]" office:value-type="float" office:value="0" calcext:value-type="float">
            <text:p>0</text:p>
          </table:table-cell>
          <table:table-cell table:formula="of:=[.K113]/[.$Q113]" office:value-type="float" office:value="0" calcext:value-type="float">
            <text:p>0</text:p>
          </table:table-cell>
          <table:table-cell table:formula="of:=[.L113]/[.$Q113]" office:value-type="float" office:value="0" calcext:value-type="float">
            <text:p>0</text:p>
          </table:table-cell>
          <table:table-cell table:formula="of:=[.M113]/[.$Q113]" office:value-type="float" office:value="0" calcext:value-type="float">
            <text:p>0</text:p>
          </table:table-cell>
          <table:table-cell table:formula="of:=[.N113]/[.$Q113]" office:value-type="float" office:value="0.502288720385252" calcext:value-type="float">
            <text:p>0.502288720385252</text:p>
          </table:table-cell>
          <table:table-cell table:formula="of:=[.O113]/[.$Q113]" office:value-type="float" office:value="0.497711279614748" calcext:value-type="float">
            <text:p>0.497711279614748</text:p>
          </table:table-cell>
          <table:table-cell table:formula="of:=[.P113]/[.$Q113]" office:value-type="float" office:value="0" calcext:value-type="float">
            <text:p>0</text:p>
          </table:table-cell>
          <table:table-cell table:formula="of:=[.$A130]*[.I$118]+[.$B130]*[.I$119]+[.$C130]*[.I$120]+[.$D130]*[.I$121]+[.$E130]*[.I$122]+[.$F130]*[.I$123]+[.$G130]*[.I$124]+[.$H130]*[.I$125]" office:value-type="float" office:value="0.702363853490306" calcext:value-type="float">
            <text:p>0.702363853490306</text:p>
          </table:table-cell>
          <table:table-cell table:formula="of:=[.$A130]*[.J$118]+[.$B130]*[.J$119]+[.$C130]*[.J$120]+[.$D130]*[.J$121]+[.$E130]*[.J$122]+[.$F130]*[.J$123]+[.$G130]*[.J$124]+[.$H130]*[.J$125]" office:value-type="float" office:value="0.298211729528377" calcext:value-type="float">
            <text:p>0.298211729528377</text:p>
          </table:table-cell>
          <table:table-cell table:formula="of:=[.$I130]*[.K$124]+[.$J130]*[.K$125]" office:value-type="float" office:value="0.404041714645036" calcext:value-type="float">
            <text:p>0.404041714645036</text:p>
          </table:table-cell>
          <table:table-cell table:formula="of:=[.$I130]*[.L$124]+[.$J130]*[.L$125]" office:value-type="float" office:value="0.340870752112178" calcext:value-type="float">
            <text:p>0.340870752112178</text:p>
          </table:table-cell>
          <table:table-cell table:number-columns-repeated="5"/>
        </table:table-row>
        <table:table-row table:style-name="ro1">
          <table:table-cell table:formula="of:=[.I114]/[.$Q114]" office:value-type="float" office:value="0" calcext:value-type="float">
            <text:p>0</text:p>
          </table:table-cell>
          <table:table-cell table:formula="of:=[.J114]/[.$Q114]" office:value-type="float" office:value="0" calcext:value-type="float">
            <text:p>0</text:p>
          </table:table-cell>
          <table:table-cell table:formula="of:=[.K114]/[.$Q114]" office:value-type="float" office:value="0" calcext:value-type="float">
            <text:p>0</text:p>
          </table:table-cell>
          <table:table-cell table:formula="of:=[.L114]/[.$Q114]" office:value-type="float" office:value="0.535285443748639" calcext:value-type="float">
            <text:p>0.535285443748639</text:p>
          </table:table-cell>
          <table:table-cell table:formula="of:=[.M114]/[.$Q114]" office:value-type="float" office:value="0" calcext:value-type="float">
            <text:p>0</text:p>
          </table:table-cell>
          <table:table-cell table:formula="of:=[.N114]/[.$Q114]" office:value-type="float" office:value="0" calcext:value-type="float">
            <text:p>0</text:p>
          </table:table-cell>
          <table:table-cell table:formula="of:=[.O114]/[.$Q114]" office:value-type="float" office:value="0.464714556251361" calcext:value-type="float">
            <text:p>0.464714556251361</text:p>
          </table:table-cell>
          <table:table-cell table:formula="of:=[.P114]/[.$Q114]" office:value-type="float" office:value="0" calcext:value-type="float">
            <text:p>0</text:p>
          </table:table-cell>
          <table:table-cell table:formula="of:=[.$A131]*[.I$118]+[.$B131]*[.I$119]+[.$C131]*[.I$120]+[.$D131]*[.I$121]+[.$E131]*[.I$122]+[.$F131]*[.I$123]+[.$G131]*[.I$124]+[.$H131]*[.I$125]" office:value-type="float" office:value="0.756914339373549" calcext:value-type="float">
            <text:p>0.756914339373549</text:p>
          </table:table-cell>
          <table:table-cell table:formula="of:=[.$A131]*[.J$118]+[.$B131]*[.J$119]+[.$C131]*[.J$120]+[.$D131]*[.J$121]+[.$E131]*[.J$122]+[.$F131]*[.J$123]+[.$G131]*[.J$124]+[.$H131]*[.J$125]" office:value-type="float" office:value="0.467514359282488" calcext:value-type="float">
            <text:p>0.467514359282488</text:p>
          </table:table-cell>
          <table:table-cell table:formula="of:=[.$I131]*[.K$124]+[.$J131]*[.K$125]" office:value-type="float" office:value="0.5081703804957" calcext:value-type="float">
            <text:p>0.5081703804957</text:p>
          </table:table-cell>
          <table:table-cell table:formula="of:=[.$I131]*[.L$124]+[.$J131]*[.L$125]" office:value-type="float" office:value="0.373746699502182" calcext:value-type="float">
            <text:p>0.373746699502182</text:p>
          </table:table-cell>
          <table:table-cell table:number-columns-repeated="5"/>
        </table:table-row>
        <table:table-row table:style-name="ro1">
          <table:table-cell table:formula="of:=[.I115]/[.$Q115]" office:value-type="float" office:value="0" calcext:value-type="float">
            <text:p>0</text:p>
          </table:table-cell>
          <table:table-cell table:formula="of:=[.J115]/[.$Q115]" office:value-type="float" office:value="0" calcext:value-type="float">
            <text:p>0</text:p>
          </table:table-cell>
          <table:table-cell table:formula="of:=[.K115]/[.$Q115]" office:value-type="float" office:value="0" calcext:value-type="float">
            <text:p>0</text:p>
          </table:table-cell>
          <table:table-cell table:formula="of:=[.L115]/[.$Q115]" office:value-type="float" office:value="0.518637031293869" calcext:value-type="float">
            <text:p>0.518637031293869</text:p>
          </table:table-cell>
          <table:table-cell table:formula="of:=[.M115]/[.$Q115]" office:value-type="float" office:value="0.481362968706131" calcext:value-type="float">
            <text:p>0.481362968706131</text:p>
          </table:table-cell>
          <table:table-cell table:formula="of:=[.N115]/[.$Q115]" office:value-type="float" office:value="0" calcext:value-type="float">
            <text:p>0</text:p>
          </table:table-cell>
          <table:table-cell table:formula="of:=[.O115]/[.$Q115]" office:value-type="float" office:value="0" calcext:value-type="float">
            <text:p>0</text:p>
          </table:table-cell>
          <table:table-cell table:formula="of:=[.P115]/[.$Q115]" office:value-type="float" office:value="0" calcext:value-type="float">
            <text:p>0</text:p>
          </table:table-cell>
          <table:table-cell table:formula="of:=[.$A132]*[.I$118]+[.$B132]*[.I$119]+[.$C132]*[.I$120]+[.$D132]*[.I$121]+[.$E132]*[.I$122]+[.$F132]*[.I$123]+[.$G132]*[.I$124]+[.$H132]*[.I$125]" office:value-type="float" office:value="0.795771631518768" calcext:value-type="float">
            <text:p>0.795771631518768</text:p>
          </table:table-cell>
          <table:table-cell table:formula="of:=[.$A132]*[.J$118]+[.$B132]*[.J$119]+[.$C132]*[.J$120]+[.$D132]*[.J$121]+[.$E132]*[.J$122]+[.$F132]*[.J$123]+[.$G132]*[.J$124]+[.$H132]*[.J$125]" office:value-type="float" office:value="0.522036990321075" calcext:value-type="float">
            <text:p>0.522036990321075</text:p>
          </table:table-cell>
          <table:table-cell table:formula="of:=[.$I132]*[.K$124]+[.$J132]*[.K$125]" office:value-type="float" office:value="0.549451687341141" calcext:value-type="float">
            <text:p>0.549451687341141</text:p>
          </table:table-cell>
          <table:table-cell table:formula="of:=[.$I132]*[.L$124]+[.$J132]*[.L$125]" office:value-type="float" office:value="0.394270509448848" calcext:value-type="float">
            <text:p>0.394270509448848</text:p>
          </table:table-cell>
          <table:table-cell table:number-columns-repeated="5"/>
        </table:table-row>
        <table:table-row table:style-name="ro1">
          <table:table-cell table:formula="of:=[.I116]/[.$Q116]" office:value-type="float" office:value="0" calcext:value-type="float">
            <text:p>0</text:p>
          </table:table-cell>
          <table:table-cell table:formula="of:=[.J116]/[.$Q116]" office:value-type="float" office:value="0.469104499866586" calcext:value-type="float">
            <text:p>0.469104499866586</text:p>
          </table:table-cell>
          <table:table-cell table:formula="of:=[.K116]/[.$Q116]" office:value-type="float" office:value="0" calcext:value-type="float">
            <text:p>0</text:p>
          </table:table-cell>
          <table:table-cell table:formula="of:=[.L116]/[.$Q116]" office:value-type="float" office:value="0.530895500133414" calcext:value-type="float">
            <text:p>0.530895500133414</text:p>
          </table:table-cell>
          <table:table-cell table:formula="of:=[.M116]/[.$Q116]" office:value-type="float" office:value="0" calcext:value-type="float">
            <text:p>0</text:p>
          </table:table-cell>
          <table:table-cell table:formula="of:=[.N116]/[.$Q116]" office:value-type="float" office:value="0" calcext:value-type="float">
            <text:p>0</text:p>
          </table:table-cell>
          <table:table-cell table:formula="of:=[.O116]/[.$Q116]" office:value-type="float" office:value="0" calcext:value-type="float">
            <text:p>0</text:p>
          </table:table-cell>
          <table:table-cell table:formula="of:=[.P116]/[.$Q116]" office:value-type="float" office:value="0" calcext:value-type="float">
            <text:p>0</text:p>
          </table:table-cell>
          <table:table-cell table:formula="of:=[.$A133]*[.I$118]+[.$B133]*[.I$119]+[.$C133]*[.I$120]+[.$D133]*[.I$121]+[.$E133]*[.I$122]+[.$F133]*[.I$123]+[.$G133]*[.I$124]+[.$H133]*[.I$125]" office:value-type="float" office:value="0.779154710048344" calcext:value-type="float">
            <text:p>0.779154710048344</text:p>
          </table:table-cell>
          <table:table-cell table:formula="of:=[.$A133]*[.J$118]+[.$B133]*[.J$119]+[.$C133]*[.J$120]+[.$D133]*[.J$121]+[.$E133]*[.J$122]+[.$F133]*[.J$123]+[.$G133]*[.J$124]+[.$H133]*[.J$125]" office:value-type="float" office:value="0.457759238725401" calcext:value-type="float">
            <text:p>0.457759238725401</text:p>
          </table:table-cell>
          <table:table-cell table:formula="of:=[.$I133]*[.K$124]+[.$J133]*[.K$125]" office:value-type="float" office:value="0.511407769106247" calcext:value-type="float">
            <text:p>0.511407769106247</text:p>
          </table:table-cell>
          <table:table-cell table:formula="of:=[.$I133]*[.L$124]+[.$J133]*[.L$125]" office:value-type="float" office:value="0.383699436681791" calcext:value-type="float">
            <text:p>0.383699436681791</text:p>
          </table:table-cell>
          <table:table-cell table:number-columns-repeated="5"/>
        </table:table-row>
      </table:table>
      <table:table table:name="GAT (distributed CPU)" table:style-name="ta1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H</text:p>
          </table:table-cell>
          <table:table-cell table:style-name="ce24" office:value-type="string" calcext:value-type="string">
            <text:p>a_L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25" office:value-type="string" calcext:value-type="string">
            <text:p>a_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a_L^T</text:p>
          </table:table-cell>
          <table:covered-table-cell/>
          <table:table-cell table:style-name="ce14" office:value-type="string" calcext:value-type="string" table:number-columns-spanned="2" table:number-rows-spanned="1">
            <text:p>W^T</text:p>
          </table:table-cell>
          <table:covered-table-cell/>
          <table:table-cell table:style-name="ce14" office:value-type="string" calcext:value-type="string" table:number-columns-spanned="6" table:number-rows-spanned="1">
            <text:p>H^T</text:p>
          </table:table-cell>
          <table:covered-table-cell table:number-columns-repeated="5"/>
          <table:table-cell table:style-name="ce4" table:number-columns-repeated="1013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4" table:number-columns-repeated="1013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4]*[.B$13]" office:value-type="float" office:value="1" calcext:value-type="float">
            <text:p>1</text:p>
          </table:table-cell>
          <table:table-cell table:formula="of:=[.$A14]*[.C$13]" office:value-type="float" office:value="2" calcext:value-type="float">
            <text:p>2</text:p>
          </table:table-cell>
          <table:table-cell table:formula="of:=[.$B14]*[.D$12]+[.$C14]*[.D$13]" office:value-type="float" office:value="5" calcext:value-type="float">
            <text:p>5</text:p>
          </table:table-cell>
          <table:table-cell table:formula="of:=[.$B14]*[.E$12]+[.$C14]*[.E$13]" office:value-type="float" office:value="11" calcext:value-type="float">
            <text:p>11</text:p>
          </table:table-cell>
          <table:table-cell table:formula="of:=[.$D14]*[.F$12]+[.$E14]*[.F$13]" office:value-type="float" office:value="27" calcext:value-type="float">
            <text:p>27</text:p>
          </table:table-cell>
          <table:table-cell table:formula="of:=[.$D14]*[.G$12]+[.$E14]*[.G$13]" office:value-type="float" office:value="59" calcext:value-type="float">
            <text:p>59</text:p>
          </table:table-cell>
          <table:table-cell table:formula="of:=[.$D14]*[.H$12]+[.$E14]*[.H$13]" office:value-type="float" office:value="91" calcext:value-type="float">
            <text:p>91</text:p>
          </table:table-cell>
          <table:table-cell table:formula="of:=[.$D14]*[.I$12]+[.$E14]*[.I$13]" office:value-type="float" office:value="123" calcext:value-type="float">
            <text:p>123</text:p>
          </table:table-cell>
          <table:table-cell table:formula="of:=[.$D14]*[.J$12]+[.$E14]*[.J$13]" office:value-type="float" office:value="155" calcext:value-type="float">
            <text:p>155</text:p>
          </table:table-cell>
          <table:table-cell table:formula="of:=[.$D14]*[.K$12]+[.$E14]*[.K$13]" office:value-type="float" office:value="187" calcext:value-type="float">
            <text:p>187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5]*[.B$13]" office:value-type="float" office:value="1" calcext:value-type="float">
            <text:p>1</text:p>
          </table:table-cell>
          <table:table-cell table:formula="of:=[.$A15]*[.C$13]" office:value-type="float" office:value="2" calcext:value-type="float">
            <text:p>2</text:p>
          </table:table-cell>
          <table:table-cell table:formula="of:=[.$B15]*[.D$12]+[.$C15]*[.D$13]" office:value-type="float" office:value="5" calcext:value-type="float">
            <text:p>5</text:p>
          </table:table-cell>
          <table:table-cell table:formula="of:=[.$B15]*[.E$12]+[.$C15]*[.E$13]" office:value-type="float" office:value="11" calcext:value-type="float">
            <text:p>11</text:p>
          </table:table-cell>
          <table:table-cell table:formula="of:=[.$D15]*[.F$12]+[.$E15]*[.F$13]" office:value-type="float" office:value="27" calcext:value-type="float">
            <text:p>27</text:p>
          </table:table-cell>
          <table:table-cell table:formula="of:=[.$D15]*[.G$12]+[.$E15]*[.G$13]" office:value-type="float" office:value="59" calcext:value-type="float">
            <text:p>59</text:p>
          </table:table-cell>
          <table:table-cell table:formula="of:=[.$D15]*[.H$12]+[.$E15]*[.H$13]" office:value-type="float" office:value="91" calcext:value-type="float">
            <text:p>91</text:p>
          </table:table-cell>
          <table:table-cell table:formula="of:=[.$D15]*[.I$12]+[.$E15]*[.I$13]" office:value-type="float" office:value="123" calcext:value-type="float">
            <text:p>123</text:p>
          </table:table-cell>
          <table:table-cell table:formula="of:=[.$D15]*[.J$12]+[.$E15]*[.J$13]" office:value-type="float" office:value="155" calcext:value-type="float">
            <text:p>155</text:p>
          </table:table-cell>
          <table:table-cell table:formula="of:=[.$D15]*[.K$12]+[.$E15]*[.K$13]" office:value-type="float" office:value="187" calcext:value-type="float">
            <text:p>187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6]*[.B$13]" office:value-type="float" office:value="1" calcext:value-type="float">
            <text:p>1</text:p>
          </table:table-cell>
          <table:table-cell table:formula="of:=[.$A16]*[.C$13]" office:value-type="float" office:value="2" calcext:value-type="float">
            <text:p>2</text:p>
          </table:table-cell>
          <table:table-cell table:formula="of:=[.$B16]*[.D$12]+[.$C16]*[.D$13]" office:value-type="float" office:value="5" calcext:value-type="float">
            <text:p>5</text:p>
          </table:table-cell>
          <table:table-cell table:formula="of:=[.$B16]*[.E$12]+[.$C16]*[.E$13]" office:value-type="float" office:value="11" calcext:value-type="float">
            <text:p>11</text:p>
          </table:table-cell>
          <table:table-cell table:formula="of:=[.$D16]*[.F$12]+[.$E16]*[.F$13]" office:value-type="float" office:value="27" calcext:value-type="float">
            <text:p>27</text:p>
          </table:table-cell>
          <table:table-cell table:formula="of:=[.$D16]*[.G$12]+[.$E16]*[.G$13]" office:value-type="float" office:value="59" calcext:value-type="float">
            <text:p>59</text:p>
          </table:table-cell>
          <table:table-cell table:formula="of:=[.$D16]*[.H$12]+[.$E16]*[.H$13]" office:value-type="float" office:value="91" calcext:value-type="float">
            <text:p>91</text:p>
          </table:table-cell>
          <table:table-cell table:formula="of:=[.$D16]*[.I$12]+[.$E16]*[.I$13]" office:value-type="float" office:value="123" calcext:value-type="float">
            <text:p>123</text:p>
          </table:table-cell>
          <table:table-cell table:formula="of:=[.$D16]*[.J$12]+[.$E16]*[.J$13]" office:value-type="float" office:value="155" calcext:value-type="float">
            <text:p>155</text:p>
          </table:table-cell>
          <table:table-cell table:formula="of:=[.$D16]*[.K$12]+[.$E16]*[.K$13]" office:value-type="float" office:value="187" calcext:value-type="float">
            <text:p>187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7]*[.B$13]" office:value-type="float" office:value="1" calcext:value-type="float">
            <text:p>1</text:p>
          </table:table-cell>
          <table:table-cell table:formula="of:=[.$A17]*[.C$13]" office:value-type="float" office:value="2" calcext:value-type="float">
            <text:p>2</text:p>
          </table:table-cell>
          <table:table-cell table:formula="of:=[.$B17]*[.D$12]+[.$C17]*[.D$13]" office:value-type="float" office:value="5" calcext:value-type="float">
            <text:p>5</text:p>
          </table:table-cell>
          <table:table-cell table:formula="of:=[.$B17]*[.E$12]+[.$C17]*[.E$13]" office:value-type="float" office:value="11" calcext:value-type="float">
            <text:p>11</text:p>
          </table:table-cell>
          <table:table-cell table:formula="of:=[.$D17]*[.F$12]+[.$E17]*[.F$13]" office:value-type="float" office:value="27" calcext:value-type="float">
            <text:p>27</text:p>
          </table:table-cell>
          <table:table-cell table:formula="of:=[.$D17]*[.G$12]+[.$E17]*[.G$13]" office:value-type="float" office:value="59" calcext:value-type="float">
            <text:p>59</text:p>
          </table:table-cell>
          <table:table-cell table:formula="of:=[.$D17]*[.H$12]+[.$E17]*[.H$13]" office:value-type="float" office:value="91" calcext:value-type="float">
            <text:p>91</text:p>
          </table:table-cell>
          <table:table-cell table:formula="of:=[.$D17]*[.I$12]+[.$E17]*[.I$13]" office:value-type="float" office:value="123" calcext:value-type="float">
            <text:p>123</text:p>
          </table:table-cell>
          <table:table-cell table:formula="of:=[.$D17]*[.J$12]+[.$E17]*[.J$13]" office:value-type="float" office:value="155" calcext:value-type="float">
            <text:p>155</text:p>
          </table:table-cell>
          <table:table-cell table:formula="of:=[.$D17]*[.K$12]+[.$E17]*[.K$13]" office:value-type="float" office:value="187" calcext:value-type="float">
            <text:p>187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8]*[.B$13]" office:value-type="float" office:value="1" calcext:value-type="float">
            <text:p>1</text:p>
          </table:table-cell>
          <table:table-cell table:formula="of:=[.$A18]*[.C$13]" office:value-type="float" office:value="2" calcext:value-type="float">
            <text:p>2</text:p>
          </table:table-cell>
          <table:table-cell table:formula="of:=[.$B18]*[.D$12]+[.$C18]*[.D$13]" office:value-type="float" office:value="5" calcext:value-type="float">
            <text:p>5</text:p>
          </table:table-cell>
          <table:table-cell table:formula="of:=[.$B18]*[.E$12]+[.$C18]*[.E$13]" office:value-type="float" office:value="11" calcext:value-type="float">
            <text:p>11</text:p>
          </table:table-cell>
          <table:table-cell table:formula="of:=[.$D18]*[.F$12]+[.$E18]*[.F$13]" office:value-type="float" office:value="27" calcext:value-type="float">
            <text:p>27</text:p>
          </table:table-cell>
          <table:table-cell table:formula="of:=[.$D18]*[.G$12]+[.$E18]*[.G$13]" office:value-type="float" office:value="59" calcext:value-type="float">
            <text:p>59</text:p>
          </table:table-cell>
          <table:table-cell table:formula="of:=[.$D18]*[.H$12]+[.$E18]*[.H$13]" office:value-type="float" office:value="91" calcext:value-type="float">
            <text:p>91</text:p>
          </table:table-cell>
          <table:table-cell table:formula="of:=[.$D18]*[.I$12]+[.$E18]*[.I$13]" office:value-type="float" office:value="123" calcext:value-type="float">
            <text:p>123</text:p>
          </table:table-cell>
          <table:table-cell table:formula="of:=[.$D18]*[.J$12]+[.$E18]*[.J$13]" office:value-type="float" office:value="155" calcext:value-type="float">
            <text:p>155</text:p>
          </table:table-cell>
          <table:table-cell table:formula="of:=[.$D18]*[.K$12]+[.$E18]*[.K$13]" office:value-type="float" office:value="187" calcext:value-type="float">
            <text:p>187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9]*[.B$13]" office:value-type="float" office:value="1" calcext:value-type="float">
            <text:p>1</text:p>
          </table:table-cell>
          <table:table-cell table:formula="of:=[.$A19]*[.C$13]" office:value-type="float" office:value="2" calcext:value-type="float">
            <text:p>2</text:p>
          </table:table-cell>
          <table:table-cell table:formula="of:=[.$B19]*[.D$12]+[.$C19]*[.D$13]" office:value-type="float" office:value="5" calcext:value-type="float">
            <text:p>5</text:p>
          </table:table-cell>
          <table:table-cell table:formula="of:=[.$B19]*[.E$12]+[.$C19]*[.E$13]" office:value-type="float" office:value="11" calcext:value-type="float">
            <text:p>11</text:p>
          </table:table-cell>
          <table:table-cell table:formula="of:=[.$D19]*[.F$12]+[.$E19]*[.F$13]" office:value-type="float" office:value="27" calcext:value-type="float">
            <text:p>27</text:p>
          </table:table-cell>
          <table:table-cell table:formula="of:=[.$D19]*[.G$12]+[.$E19]*[.G$13]" office:value-type="float" office:value="59" calcext:value-type="float">
            <text:p>59</text:p>
          </table:table-cell>
          <table:table-cell table:formula="of:=[.$D19]*[.H$12]+[.$E19]*[.H$13]" office:value-type="float" office:value="91" calcext:value-type="float">
            <text:p>91</text:p>
          </table:table-cell>
          <table:table-cell table:formula="of:=[.$D19]*[.I$12]+[.$E19]*[.I$13]" office:value-type="float" office:value="123" calcext:value-type="float">
            <text:p>123</text:p>
          </table:table-cell>
          <table:table-cell table:formula="of:=[.$D19]*[.J$12]+[.$E19]*[.J$13]" office:value-type="float" office:value="155" calcext:value-type="float">
            <text:p>155</text:p>
          </table:table-cell>
          <table:table-cell table:formula="of:=[.$D19]*[.K$12]+[.$E19]*[.K$13]" office:value-type="float" office:value="187" calcext:value-type="float">
            <text:p>18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W</text:p>
          </table:table-cell>
          <table:covered-table-cell/>
          <table:table-cell table:style-name="ce28" office:value-type="string" calcext:value-type="string">
            <text:p>a_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H</text:p>
          </table:table-cell>
          <table:covered-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24]*[.C$22]+[.$B24]*[.C$23]" office:value-type="float" office:value="7" calcext:value-type="float">
            <text:p>7</text:p>
          </table:table-cell>
          <table:table-cell table:formula="of:=[.$A24]*[.D$22]+[.$B24]*[.D$23]" office:value-type="float" office:value="10" calcext:value-type="float">
            <text:p>10</text:p>
          </table:table-cell>
          <table:table-cell table:formula="of:=[.$C24]*[.E$22]+[.$D24]*[.E$23]" office:value-type="float" office:value="78" calcext:value-type="float">
            <text:p>78</text:p>
          </table:table-cell>
          <table:table-cell table:formula="of:=[.$E24]*[.F$23]" office:value-type="float" office:value="78" calcext:value-type="float">
            <text:p>78</text:p>
          </table:table-cell>
          <table:table-cell table:formula="of:=[.$E24]*[.G$23]" office:value-type="float" office:value="78" calcext:value-type="float">
            <text:p>78</text:p>
          </table:table-cell>
          <table:table-cell table:formula="of:=[.$E24]*[.H$23]" office:value-type="float" office:value="78" calcext:value-type="float">
            <text:p>78</text:p>
          </table:table-cell>
          <table:table-cell table:formula="of:=[.$E24]*[.I$23]" office:value-type="float" office:value="78" calcext:value-type="float">
            <text:p>78</text:p>
          </table:table-cell>
          <table:table-cell table:formula="of:=[.$E24]*[.J$23]" office:value-type="float" office:value="78" calcext:value-type="float">
            <text:p>78</text:p>
          </table:table-cell>
          <table:table-cell table:formula="of:=[.$E24]*[.K$23]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25]*[.C$22]+[.$B25]*[.C$23]" office:value-type="float" office:value="15" calcext:value-type="float">
            <text:p>15</text:p>
          </table:table-cell>
          <table:table-cell table:formula="of:=[.$A25]*[.D$22]+[.$B25]*[.D$23]" office:value-type="float" office:value="22" calcext:value-type="float">
            <text:p>22</text:p>
          </table:table-cell>
          <table:table-cell table:formula="of:=[.$C25]*[.E$22]+[.$D25]*[.E$23]" office:value-type="float" office:value="170" calcext:value-type="float">
            <text:p>170</text:p>
          </table:table-cell>
          <table:table-cell table:formula="of:=[.$E25]*[.F$23]" office:value-type="float" office:value="170" calcext:value-type="float">
            <text:p>170</text:p>
          </table:table-cell>
          <table:table-cell table:formula="of:=[.$E25]*[.G$23]" office:value-type="float" office:value="170" calcext:value-type="float">
            <text:p>170</text:p>
          </table:table-cell>
          <table:table-cell table:formula="of:=[.$E25]*[.H$23]" office:value-type="float" office:value="170" calcext:value-type="float">
            <text:p>170</text:p>
          </table:table-cell>
          <table:table-cell table:formula="of:=[.$E25]*[.I$23]" office:value-type="float" office:value="170" calcext:value-type="float">
            <text:p>170</text:p>
          </table:table-cell>
          <table:table-cell table:formula="of:=[.$E25]*[.J$23]" office:value-type="float" office:value="170" calcext:value-type="float">
            <text:p>170</text:p>
          </table:table-cell>
          <table:table-cell table:formula="of:=[.$E25]*[.K$23]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[.$A26]*[.C$22]+[.$B26]*[.C$23]" office:value-type="float" office:value="23" calcext:value-type="float">
            <text:p>23</text:p>
          </table:table-cell>
          <table:table-cell table:formula="of:=[.$A26]*[.D$22]+[.$B26]*[.D$23]" office:value-type="float" office:value="34" calcext:value-type="float">
            <text:p>34</text:p>
          </table:table-cell>
          <table:table-cell table:formula="of:=[.$C26]*[.E$22]+[.$D26]*[.E$23]" office:value-type="float" office:value="262" calcext:value-type="float">
            <text:p>262</text:p>
          </table:table-cell>
          <table:table-cell table:formula="of:=[.$E26]*[.F$23]" office:value-type="float" office:value="262" calcext:value-type="float">
            <text:p>262</text:p>
          </table:table-cell>
          <table:table-cell table:formula="of:=[.$E26]*[.G$23]" office:value-type="float" office:value="262" calcext:value-type="float">
            <text:p>262</text:p>
          </table:table-cell>
          <table:table-cell table:formula="of:=[.$E26]*[.H$23]" office:value-type="float" office:value="262" calcext:value-type="float">
            <text:p>262</text:p>
          </table:table-cell>
          <table:table-cell table:formula="of:=[.$E26]*[.I$23]" office:value-type="float" office:value="262" calcext:value-type="float">
            <text:p>262</text:p>
          </table:table-cell>
          <table:table-cell table:formula="of:=[.$E26]*[.J$23]" office:value-type="float" office:value="262" calcext:value-type="float">
            <text:p>262</text:p>
          </table:table-cell>
          <table:table-cell table:formula="of:=[.$E26]*[.K$23]" office:value-type="float" office:value="262" calcext:value-type="float">
            <text:p>262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[.$A27]*[.C$22]+[.$B27]*[.C$23]" office:value-type="float" office:value="31" calcext:value-type="float">
            <text:p>31</text:p>
          </table:table-cell>
          <table:table-cell table:formula="of:=[.$A27]*[.D$22]+[.$B27]*[.D$23]" office:value-type="float" office:value="46" calcext:value-type="float">
            <text:p>46</text:p>
          </table:table-cell>
          <table:table-cell table:formula="of:=[.$C27]*[.E$22]+[.$D27]*[.E$23]" office:value-type="float" office:value="354" calcext:value-type="float">
            <text:p>354</text:p>
          </table:table-cell>
          <table:table-cell table:formula="of:=[.$E27]*[.F$23]" office:value-type="float" office:value="354" calcext:value-type="float">
            <text:p>354</text:p>
          </table:table-cell>
          <table:table-cell table:formula="of:=[.$E27]*[.G$23]" office:value-type="float" office:value="354" calcext:value-type="float">
            <text:p>354</text:p>
          </table:table-cell>
          <table:table-cell table:formula="of:=[.$E27]*[.H$23]" office:value-type="float" office:value="354" calcext:value-type="float">
            <text:p>354</text:p>
          </table:table-cell>
          <table:table-cell table:formula="of:=[.$E27]*[.I$23]" office:value-type="float" office:value="354" calcext:value-type="float">
            <text:p>354</text:p>
          </table:table-cell>
          <table:table-cell table:formula="of:=[.$E27]*[.J$23]" office:value-type="float" office:value="354" calcext:value-type="float">
            <text:p>354</text:p>
          </table:table-cell>
          <table:table-cell table:formula="of:=[.$E27]*[.K$23]" office:value-type="float" office:value="354" calcext:value-type="float">
            <text:p>354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[.$A28]*[.C$22]+[.$B28]*[.C$23]" office:value-type="float" office:value="39" calcext:value-type="float">
            <text:p>39</text:p>
          </table:table-cell>
          <table:table-cell table:formula="of:=[.$A28]*[.D$22]+[.$B28]*[.D$23]" office:value-type="float" office:value="58" calcext:value-type="float">
            <text:p>58</text:p>
          </table:table-cell>
          <table:table-cell table:formula="of:=[.$C28]*[.E$22]+[.$D28]*[.E$23]" office:value-type="float" office:value="446" calcext:value-type="float">
            <text:p>446</text:p>
          </table:table-cell>
          <table:table-cell table:formula="of:=[.$E28]*[.F$23]" office:value-type="float" office:value="446" calcext:value-type="float">
            <text:p>446</text:p>
          </table:table-cell>
          <table:table-cell table:formula="of:=[.$E28]*[.G$23]" office:value-type="float" office:value="446" calcext:value-type="float">
            <text:p>446</text:p>
          </table:table-cell>
          <table:table-cell table:formula="of:=[.$E28]*[.H$23]" office:value-type="float" office:value="446" calcext:value-type="float">
            <text:p>446</text:p>
          </table:table-cell>
          <table:table-cell table:formula="of:=[.$E28]*[.I$23]" office:value-type="float" office:value="446" calcext:value-type="float">
            <text:p>446</text:p>
          </table:table-cell>
          <table:table-cell table:formula="of:=[.$E28]*[.J$23]" office:value-type="float" office:value="446" calcext:value-type="float">
            <text:p>446</text:p>
          </table:table-cell>
          <table:table-cell table:formula="of:=[.$E28]*[.K$23]" office:value-type="float" office:value="446" calcext:value-type="float">
            <text:p>446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formula="of:=[.$A29]*[.C$22]+[.$B29]*[.C$23]" office:value-type="float" office:value="47" calcext:value-type="float">
            <text:p>47</text:p>
          </table:table-cell>
          <table:table-cell table:formula="of:=[.$A29]*[.D$22]+[.$B29]*[.D$23]" office:value-type="float" office:value="70" calcext:value-type="float">
            <text:p>70</text:p>
          </table:table-cell>
          <table:table-cell table:formula="of:=[.$C29]*[.E$22]+[.$D29]*[.E$23]" office:value-type="float" office:value="538" calcext:value-type="float">
            <text:p>538</text:p>
          </table:table-cell>
          <table:table-cell table:formula="of:=[.$E29]*[.F$23]" office:value-type="float" office:value="538" calcext:value-type="float">
            <text:p>538</text:p>
          </table:table-cell>
          <table:table-cell table:formula="of:=[.$E29]*[.G$23]" office:value-type="float" office:value="538" calcext:value-type="float">
            <text:p>538</text:p>
          </table:table-cell>
          <table:table-cell table:formula="of:=[.$E29]*[.H$23]" office:value-type="float" office:value="538" calcext:value-type="float">
            <text:p>538</text:p>
          </table:table-cell>
          <table:table-cell table:formula="of:=[.$E29]*[.I$23]" office:value-type="float" office:value="538" calcext:value-type="float">
            <text:p>538</text:p>
          </table:table-cell>
          <table:table-cell table:formula="of:=[.$E29]*[.J$23]" office:value-type="float" office:value="538" calcext:value-type="float">
            <text:p>538</text:p>
          </table:table-cell>
          <table:table-cell table:formula="of:=[.$E29]*[.K$23]" office:value-type="float" office:value="538" calcext:value-type="float">
            <text:p>5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number-columns-repeated="5"/>
          <table:table-cell table:formula="of:=[.F14]+[.F24]" office:value-type="float" office:value="105" calcext:value-type="float">
            <text:p>105</text:p>
          </table:table-cell>
          <table:table-cell table:formula="of:=[.G14]+[.G24]" office:value-type="float" office:value="137" calcext:value-type="float">
            <text:p>137</text:p>
          </table:table-cell>
          <table:table-cell table:formula="of:=[.H14]+[.H24]" office:value-type="float" office:value="169" calcext:value-type="float">
            <text:p>169</text:p>
          </table:table-cell>
          <table:table-cell table:formula="of:=[.I14]+[.I24]" office:value-type="float" office:value="201" calcext:value-type="float">
            <text:p>201</text:p>
          </table:table-cell>
          <table:table-cell table:formula="of:=[.J14]+[.J24]" office:value-type="float" office:value="233" calcext:value-type="float">
            <text:p>233</text:p>
          </table:table-cell>
          <table:table-cell table:formula="of:=[.K14]+[.K24]" office:value-type="float" office:value="265" calcext:value-type="float">
            <text:p>26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15]+[.F25]" office:value-type="float" office:value="197" calcext:value-type="float">
            <text:p>197</text:p>
          </table:table-cell>
          <table:table-cell table:formula="of:=[.G15]+[.G25]" office:value-type="float" office:value="229" calcext:value-type="float">
            <text:p>229</text:p>
          </table:table-cell>
          <table:table-cell table:formula="of:=[.H15]+[.H25]" office:value-type="float" office:value="261" calcext:value-type="float">
            <text:p>261</text:p>
          </table:table-cell>
          <table:table-cell table:formula="of:=[.I15]+[.I25]" office:value-type="float" office:value="293" calcext:value-type="float">
            <text:p>293</text:p>
          </table:table-cell>
          <table:table-cell table:formula="of:=[.J15]+[.J25]" office:value-type="float" office:value="325" calcext:value-type="float">
            <text:p>325</text:p>
          </table:table-cell>
          <table:table-cell table:formula="of:=[.K15]+[.K25]" office:value-type="float" office:value="357" calcext:value-type="float">
            <text:p>35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16]+[.F26]" office:value-type="float" office:value="289" calcext:value-type="float">
            <text:p>289</text:p>
          </table:table-cell>
          <table:table-cell table:formula="of:=[.G16]+[.G26]" office:value-type="float" office:value="321" calcext:value-type="float">
            <text:p>321</text:p>
          </table:table-cell>
          <table:table-cell table:formula="of:=[.H16]+[.H26]" office:value-type="float" office:value="353" calcext:value-type="float">
            <text:p>353</text:p>
          </table:table-cell>
          <table:table-cell table:formula="of:=[.I16]+[.I26]" office:value-type="float" office:value="385" calcext:value-type="float">
            <text:p>385</text:p>
          </table:table-cell>
          <table:table-cell table:formula="of:=[.J16]+[.J26]" office:value-type="float" office:value="417" calcext:value-type="float">
            <text:p>417</text:p>
          </table:table-cell>
          <table:table-cell table:formula="of:=[.K16]+[.K26]" office:value-type="float" office:value="449" calcext:value-type="float">
            <text:p>449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17]+[.F27]" office:value-type="float" office:value="381" calcext:value-type="float">
            <text:p>381</text:p>
          </table:table-cell>
          <table:table-cell table:formula="of:=[.G17]+[.G27]" office:value-type="float" office:value="413" calcext:value-type="float">
            <text:p>413</text:p>
          </table:table-cell>
          <table:table-cell table:formula="of:=[.H17]+[.H27]" office:value-type="float" office:value="445" calcext:value-type="float">
            <text:p>445</text:p>
          </table:table-cell>
          <table:table-cell table:formula="of:=[.I17]+[.I27]" office:value-type="float" office:value="477" calcext:value-type="float">
            <text:p>477</text:p>
          </table:table-cell>
          <table:table-cell table:formula="of:=[.J17]+[.J27]" office:value-type="float" office:value="509" calcext:value-type="float">
            <text:p>509</text:p>
          </table:table-cell>
          <table:table-cell table:formula="of:=[.K17]+[.K27]" office:value-type="float" office:value="541" calcext:value-type="float">
            <text:p>54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18]+[.F28]" office:value-type="float" office:value="473" calcext:value-type="float">
            <text:p>473</text:p>
          </table:table-cell>
          <table:table-cell table:formula="of:=[.G18]+[.G28]" office:value-type="float" office:value="505" calcext:value-type="float">
            <text:p>505</text:p>
          </table:table-cell>
          <table:table-cell table:formula="of:=[.H18]+[.H28]" office:value-type="float" office:value="537" calcext:value-type="float">
            <text:p>537</text:p>
          </table:table-cell>
          <table:table-cell table:formula="of:=[.I18]+[.I28]" office:value-type="float" office:value="569" calcext:value-type="float">
            <text:p>569</text:p>
          </table:table-cell>
          <table:table-cell table:formula="of:=[.J18]+[.J28]" office:value-type="float" office:value="601" calcext:value-type="float">
            <text:p>601</text:p>
          </table:table-cell>
          <table:table-cell table:formula="of:=[.K18]+[.K28]" office:value-type="float" office:value="633" calcext:value-type="float">
            <text:p>63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19]+[.F29]" office:value-type="float" office:value="565" calcext:value-type="float">
            <text:p>565</text:p>
          </table:table-cell>
          <table:table-cell table:formula="of:=[.G19]+[.G29]" office:value-type="float" office:value="597" calcext:value-type="float">
            <text:p>597</text:p>
          </table:table-cell>
          <table:table-cell table:formula="of:=[.H19]+[.H29]" office:value-type="float" office:value="629" calcext:value-type="float">
            <text:p>629</text:p>
          </table:table-cell>
          <table:table-cell table:formula="of:=[.I19]+[.I29]" office:value-type="float" office:value="661" calcext:value-type="float">
            <text:p>661</text:p>
          </table:table-cell>
          <table:table-cell table:formula="of:=[.J19]+[.J29]" office:value-type="float" office:value="693" calcext:value-type="float">
            <text:p>693</text:p>
          </table:table-cell>
          <table:table-cell table:formula="of:=[.K19]+[.K29]" office:value-type="float" office:value="725" calcext:value-type="float">
            <text:p>7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 office:value-type="string" calcext:value-type="string" table:number-columns-spanned="6" table:number-rows-spanned="1">
            <text:p>Hadamard product: A * C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265" calcext:value-type="float">
            <text:p>265</text:p>
          </table:table-cell>
          <table:table-cell table:formula="of:=[.A40]*[.G40]" office:value-type="float" office:value="105" calcext:value-type="float">
            <text:p>105</text:p>
          </table:table-cell>
          <table:table-cell table:formula="of:=[.B40]*[.H40]" office:value-type="float" office:value="274" calcext:value-type="float">
            <text:p>274</text:p>
          </table:table-cell>
          <table:table-cell table:formula="of:=[.C40]*[.I40]" office:value-type="float" office:value="507" calcext:value-type="float">
            <text:p>507</text:p>
          </table:table-cell>
          <table:table-cell table:formula="of:=[.D40]*[.J40]" office:value-type="float" office:value="804" calcext:value-type="float">
            <text:p>804</text:p>
          </table:table-cell>
          <table:table-cell table:formula="of:=[.E40]*[.K40]" office:value-type="float" office:value="1165" calcext:value-type="float">
            <text:p>1165</text:p>
          </table:table-cell>
          <table:table-cell table:formula="of:=[.F40]*[.L40]" office:value-type="float" office:value="1590" calcext:value-type="float">
            <text:p>1590</text:p>
          </table:table-cell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  <table:table-cell office:value-type="float" office:value="325" calcext:value-type="float">
            <text:p>325</text:p>
          </table:table-cell>
          <table:table-cell office:value-type="float" office:value="357" calcext:value-type="float">
            <text:p>357</text:p>
          </table:table-cell>
          <table:table-cell table:formula="of:=[.A41]*[.G41]" office:value-type="float" office:value="1379" calcext:value-type="float">
            <text:p>1379</text:p>
          </table:table-cell>
          <table:table-cell table:formula="of:=[.B41]*[.H41]" office:value-type="float" office:value="1832" calcext:value-type="float">
            <text:p>1832</text:p>
          </table:table-cell>
          <table:table-cell table:formula="of:=[.C41]*[.I41]" office:value-type="float" office:value="2349" calcext:value-type="float">
            <text:p>2349</text:p>
          </table:table-cell>
          <table:table-cell table:formula="of:=[.D41]*[.J41]" office:value-type="float" office:value="2930" calcext:value-type="float">
            <text:p>2930</text:p>
          </table:table-cell>
          <table:table-cell table:formula="of:=[.E41]*[.K41]" office:value-type="float" office:value="3575" calcext:value-type="float">
            <text:p>3575</text:p>
          </table:table-cell>
          <table:table-cell table:formula="of:=[.F41]*[.L41]" office:value-type="float" office:value="4284" calcext:value-type="float">
            <text:p>4284</text:p>
          </table:table-cell>
          <table:table-cell table:number-columns-repeated="100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office:value-type="float" office:value="321" calcext:value-type="float">
            <text:p>321</text:p>
          </table:table-cell>
          <table:table-cell office:value-type="float" office:value="353" calcext:value-type="float">
            <text:p>353</text:p>
          </table:table-cell>
          <table:table-cell office:value-type="float" office:value="385" calcext:value-type="float">
            <text:p>385</text:p>
          </table:table-cell>
          <table:table-cell office:value-type="float" office:value="417" calcext:value-type="float">
            <text:p>417</text:p>
          </table:table-cell>
          <table:table-cell office:value-type="float" office:value="449" calcext:value-type="float">
            <text:p>449</text:p>
          </table:table-cell>
          <table:table-cell table:formula="of:=[.A42]*[.G42]" office:value-type="float" office:value="3757" calcext:value-type="float">
            <text:p>3757</text:p>
          </table:table-cell>
          <table:table-cell table:formula="of:=[.B42]*[.H42]" office:value-type="float" office:value="4494" calcext:value-type="float">
            <text:p>4494</text:p>
          </table:table-cell>
          <table:table-cell table:formula="of:=[.C42]*[.I42]" office:value-type="float" office:value="5295" calcext:value-type="float">
            <text:p>5295</text:p>
          </table:table-cell>
          <table:table-cell table:formula="of:=[.D42]*[.J42]" office:value-type="float" office:value="6160" calcext:value-type="float">
            <text:p>6160</text:p>
          </table:table-cell>
          <table:table-cell table:formula="of:=[.E42]*[.K42]" office:value-type="float" office:value="7089" calcext:value-type="float">
            <text:p>7089</text:p>
          </table:table-cell>
          <table:table-cell table:formula="of:=[.F42]*[.L42]" office:value-type="float" office:value="8082" calcext:value-type="float">
            <text:p>8082</text:p>
          </table:table-cell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81" calcext:value-type="float">
            <text:p>381</text:p>
          </table:table-cell>
          <table:table-cell office:value-type="float" office:value="413" calcext:value-type="float">
            <text:p>413</text:p>
          </table:table-cell>
          <table:table-cell office:value-type="float" office:value="445" calcext:value-type="float">
            <text:p>445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41" calcext:value-type="float">
            <text:p>541</text:p>
          </table:table-cell>
          <table:table-cell table:formula="of:=[.A43]*[.G43]" office:value-type="float" office:value="7239" calcext:value-type="float">
            <text:p>7239</text:p>
          </table:table-cell>
          <table:table-cell table:formula="of:=[.B43]*[.H43]" office:value-type="float" office:value="8260" calcext:value-type="float">
            <text:p>8260</text:p>
          </table:table-cell>
          <table:table-cell table:formula="of:=[.C43]*[.I43]" office:value-type="float" office:value="9345" calcext:value-type="float">
            <text:p>9345</text:p>
          </table:table-cell>
          <table:table-cell table:formula="of:=[.D43]*[.J43]" office:value-type="float" office:value="10494" calcext:value-type="float">
            <text:p>10494</text:p>
          </table:table-cell>
          <table:table-cell table:formula="of:=[.E43]*[.K43]" office:value-type="float" office:value="11707" calcext:value-type="float">
            <text:p>11707</text:p>
          </table:table-cell>
          <table:table-cell table:formula="of:=[.F43]*[.L43]" office:value-type="float" office:value="12984" calcext:value-type="float">
            <text:p>12984</text:p>
          </table:table-cell>
          <table:table-cell table:number-columns-repeated="100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473" calcext:value-type="float">
            <text:p>473</text:p>
          </table:table-cell>
          <table:table-cell office:value-type="float" office:value="505" calcext:value-type="float">
            <text:p>505</text:p>
          </table:table-cell>
          <table:table-cell office:value-type="float" office:value="537" calcext:value-type="float">
            <text:p>537</text:p>
          </table:table-cell>
          <table:table-cell office:value-type="float" office:value="569" calcext:value-type="float">
            <text:p>569</text:p>
          </table:table-cell>
          <table:table-cell office:value-type="float" office:value="601" calcext:value-type="float">
            <text:p>601</text:p>
          </table:table-cell>
          <table:table-cell office:value-type="float" office:value="633" calcext:value-type="float">
            <text:p>633</text:p>
          </table:table-cell>
          <table:table-cell table:formula="of:=[.A44]*[.G44]" office:value-type="float" office:value="11825" calcext:value-type="float">
            <text:p>11825</text:p>
          </table:table-cell>
          <table:table-cell table:formula="of:=[.B44]*[.H44]" office:value-type="float" office:value="13130" calcext:value-type="float">
            <text:p>13130</text:p>
          </table:table-cell>
          <table:table-cell table:formula="of:=[.C44]*[.I44]" office:value-type="float" office:value="14499" calcext:value-type="float">
            <text:p>14499</text:p>
          </table:table-cell>
          <table:table-cell table:formula="of:=[.D44]*[.J44]" office:value-type="float" office:value="15932" calcext:value-type="float">
            <text:p>15932</text:p>
          </table:table-cell>
          <table:table-cell table:formula="of:=[.E44]*[.K44]" office:value-type="float" office:value="17429" calcext:value-type="float">
            <text:p>17429</text:p>
          </table:table-cell>
          <table:table-cell table:formula="of:=[.F44]*[.L44]" office:value-type="float" office:value="18990" calcext:value-type="float">
            <text:p>18990</text:p>
          </table:table-cell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65" calcext:value-type="float">
            <text:p>565</text:p>
          </table:table-cell>
          <table:table-cell office:value-type="float" office:value="597" calcext:value-type="float">
            <text:p>597</text:p>
          </table:table-cell>
          <table:table-cell office:value-type="float" office:value="629" calcext:value-type="float">
            <text:p>629</text:p>
          </table:table-cell>
          <table:table-cell office:value-type="float" office:value="661" calcext:value-type="float">
            <text:p>661</text:p>
          </table:table-cell>
          <table:table-cell office:value-type="float" office:value="693" calcext:value-type="float">
            <text:p>693</text:p>
          </table:table-cell>
          <table:table-cell office:value-type="float" office:value="725" calcext:value-type="float">
            <text:p>725</text:p>
          </table:table-cell>
          <table:table-cell table:formula="of:=[.A45]*[.G45]" office:value-type="float" office:value="17515" calcext:value-type="float">
            <text:p>17515</text:p>
          </table:table-cell>
          <table:table-cell table:formula="of:=[.B45]*[.H45]" office:value-type="float" office:value="19104" calcext:value-type="float">
            <text:p>19104</text:p>
          </table:table-cell>
          <table:table-cell table:formula="of:=[.C45]*[.I45]" office:value-type="float" office:value="20757" calcext:value-type="float">
            <text:p>20757</text:p>
          </table:table-cell>
          <table:table-cell table:formula="of:=[.D45]*[.J45]" office:value-type="float" office:value="22474" calcext:value-type="float">
            <text:p>22474</text:p>
          </table:table-cell>
          <table:table-cell table:formula="of:=[.E45]*[.K45]" office:value-type="float" office:value="24255" calcext:value-type="float">
            <text:p>24255</text:p>
          </table:table-cell>
          <table:table-cell table:formula="of:=[.F45]*[.L45]" office:value-type="float" office:value="26100" calcext:value-type="float">
            <text:p>2610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6" table:number-rows-spanned="1">
            <text:p>A * C @ 1 @ 1^T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507" calcext:value-type="float">
            <text:p>507</text:p>
          </table:table-cell>
          <table:table-cell office:value-type="float" office:value="804" calcext:value-type="float">
            <text:p>804</text:p>
          </table:table-cell>
          <table:table-cell office:value-type="float" office:value="1165" calcext:value-type="float">
            <text:p>1165</text:p>
          </table:table-cell>
          <table:table-cell office:value-type="float" office:value="1590" calcext:value-type="float">
            <text:p>1590</text:p>
          </table:table-cell>
          <table:table-cell table:formula="of:=[.$A54]*[.G$48]+[.$B54]*[.G$49]+[.$C54]*[.G$50]+[.$D54]*[.G$51]+[.$E54]*[.G$52]+[.$F54]*[.G$53]" office:value-type="float" office:value="4445" calcext:value-type="float">
            <text:p>4445</text:p>
          </table:table-cell>
          <table:table-cell table:formula="of:=[.$G54]*[.H$53]" office:value-type="float" office:value="4445" calcext:value-type="float">
            <text:p>4445</text:p>
          </table:table-cell>
          <table:table-cell table:formula="of:=[.$G54]*[.I$53]" office:value-type="float" office:value="4445" calcext:value-type="float">
            <text:p>4445</text:p>
          </table:table-cell>
          <table:table-cell table:formula="of:=[.$G54]*[.J$53]" office:value-type="float" office:value="4445" calcext:value-type="float">
            <text:p>4445</text:p>
          </table:table-cell>
          <table:table-cell table:formula="of:=[.$G54]*[.K$53]" office:value-type="float" office:value="4445" calcext:value-type="float">
            <text:p>4445</text:p>
          </table:table-cell>
          <table:table-cell table:formula="of:=[.$G54]*[.L$53]" office:value-type="float" office:value="4445" calcext:value-type="float">
            <text:p>4445</text:p>
          </table:table-cell>
          <table:table-cell table:formula="of:=[.$G54]*[.M$53]" office:value-type="float" office:value="4445" calcext:value-type="float">
            <text:p>4445</text:p>
          </table:table-cell>
          <table:table-cell table:number-columns-repeated="1011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832" calcext:value-type="float">
            <text:p>1832</text:p>
          </table:table-cell>
          <table:table-cell office:value-type="float" office:value="2349" calcext:value-type="float">
            <text:p>2349</text:p>
          </table:table-cell>
          <table:table-cell office:value-type="float" office:value="2930" calcext:value-type="float">
            <text:p>2930</text:p>
          </table:table-cell>
          <table:table-cell office:value-type="float" office:value="3575" calcext:value-type="float">
            <text:p>3575</text:p>
          </table:table-cell>
          <table:table-cell office:value-type="float" office:value="4284" calcext:value-type="float">
            <text:p>4284</text:p>
          </table:table-cell>
          <table:table-cell table:formula="of:=[.$A55]*[.G$48]+[.$B55]*[.G$49]+[.$C55]*[.G$50]+[.$D55]*[.G$51]+[.$E55]*[.G$52]+[.$F55]*[.G$53]" office:value-type="float" office:value="16349" calcext:value-type="float">
            <text:p>16349</text:p>
          </table:table-cell>
          <table:table-cell table:formula="of:=[.$G55]*[.H$53]" office:value-type="float" office:value="16349" calcext:value-type="float">
            <text:p>16349</text:p>
          </table:table-cell>
          <table:table-cell table:formula="of:=[.$G55]*[.I$53]" office:value-type="float" office:value="16349" calcext:value-type="float">
            <text:p>16349</text:p>
          </table:table-cell>
          <table:table-cell table:formula="of:=[.$G55]*[.J$53]" office:value-type="float" office:value="16349" calcext:value-type="float">
            <text:p>16349</text:p>
          </table:table-cell>
          <table:table-cell table:formula="of:=[.$G55]*[.K$53]" office:value-type="float" office:value="16349" calcext:value-type="float">
            <text:p>16349</text:p>
          </table:table-cell>
          <table:table-cell table:formula="of:=[.$G55]*[.L$53]" office:value-type="float" office:value="16349" calcext:value-type="float">
            <text:p>16349</text:p>
          </table:table-cell>
          <table:table-cell table:formula="of:=[.$G55]*[.M$53]" office:value-type="float" office:value="16349" calcext:value-type="float">
            <text:p>16349</text:p>
          </table:table-cell>
          <table:table-cell table:number-columns-repeated="1011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4494" calcext:value-type="float">
            <text:p>4494</text:p>
          </table:table-cell>
          <table:table-cell office:value-type="float" office:value="5295" calcext:value-type="float">
            <text:p>5295</text:p>
          </table:table-cell>
          <table:table-cell office:value-type="float" office:value="6160" calcext:value-type="float">
            <text:p>6160</text:p>
          </table:table-cell>
          <table:table-cell office:value-type="float" office:value="7089" calcext:value-type="float">
            <text:p>7089</text:p>
          </table:table-cell>
          <table:table-cell office:value-type="float" office:value="8082" calcext:value-type="float">
            <text:p>8082</text:p>
          </table:table-cell>
          <table:table-cell table:formula="of:=[.$A56]*[.G$48]+[.$B56]*[.G$49]+[.$C56]*[.G$50]+[.$D56]*[.G$51]+[.$E56]*[.G$52]+[.$F56]*[.G$53]" office:value-type="float" office:value="34877" calcext:value-type="float">
            <text:p>34877</text:p>
          </table:table-cell>
          <table:table-cell table:formula="of:=[.$G56]*[.H$53]" office:value-type="float" office:value="34877" calcext:value-type="float">
            <text:p>34877</text:p>
          </table:table-cell>
          <table:table-cell table:formula="of:=[.$G56]*[.I$53]" office:value-type="float" office:value="34877" calcext:value-type="float">
            <text:p>34877</text:p>
          </table:table-cell>
          <table:table-cell table:formula="of:=[.$G56]*[.J$53]" office:value-type="float" office:value="34877" calcext:value-type="float">
            <text:p>34877</text:p>
          </table:table-cell>
          <table:table-cell table:formula="of:=[.$G56]*[.K$53]" office:value-type="float" office:value="34877" calcext:value-type="float">
            <text:p>34877</text:p>
          </table:table-cell>
          <table:table-cell table:formula="of:=[.$G56]*[.L$53]" office:value-type="float" office:value="34877" calcext:value-type="float">
            <text:p>34877</text:p>
          </table:table-cell>
          <table:table-cell table:formula="of:=[.$G56]*[.M$53]" office:value-type="float" office:value="34877" calcext:value-type="float">
            <text:p>34877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8260" calcext:value-type="float">
            <text:p>8260</text:p>
          </table:table-cell>
          <table:table-cell office:value-type="float" office:value="9345" calcext:value-type="float">
            <text:p>9345</text:p>
          </table:table-cell>
          <table:table-cell office:value-type="float" office:value="10494" calcext:value-type="float">
            <text:p>10494</text:p>
          </table:table-cell>
          <table:table-cell office:value-type="float" office:value="11707" calcext:value-type="float">
            <text:p>11707</text:p>
          </table:table-cell>
          <table:table-cell office:value-type="float" office:value="12984" calcext:value-type="float">
            <text:p>12984</text:p>
          </table:table-cell>
          <table:table-cell table:formula="of:=[.$A57]*[.G$48]+[.$B57]*[.G$49]+[.$C57]*[.G$50]+[.$D57]*[.G$51]+[.$E57]*[.G$52]+[.$F57]*[.G$53]" office:value-type="float" office:value="60029" calcext:value-type="float">
            <text:p>60029</text:p>
          </table:table-cell>
          <table:table-cell table:formula="of:=[.$G57]*[.H$53]" office:value-type="float" office:value="60029" calcext:value-type="float">
            <text:p>60029</text:p>
          </table:table-cell>
          <table:table-cell table:formula="of:=[.$G57]*[.I$53]" office:value-type="float" office:value="60029" calcext:value-type="float">
            <text:p>60029</text:p>
          </table:table-cell>
          <table:table-cell table:formula="of:=[.$G57]*[.J$53]" office:value-type="float" office:value="60029" calcext:value-type="float">
            <text:p>60029</text:p>
          </table:table-cell>
          <table:table-cell table:formula="of:=[.$G57]*[.K$53]" office:value-type="float" office:value="60029" calcext:value-type="float">
            <text:p>60029</text:p>
          </table:table-cell>
          <table:table-cell table:formula="of:=[.$G57]*[.L$53]" office:value-type="float" office:value="60029" calcext:value-type="float">
            <text:p>60029</text:p>
          </table:table-cell>
          <table:table-cell table:formula="of:=[.$G57]*[.M$53]" office:value-type="float" office:value="60029" calcext:value-type="float">
            <text:p>60029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11825" calcext:value-type="float">
            <text:p>11825</text:p>
          </table:table-cell>
          <table:table-cell office:value-type="float" office:value="13130" calcext:value-type="float">
            <text:p>13130</text:p>
          </table:table-cell>
          <table:table-cell office:value-type="float" office:value="14499" calcext:value-type="float">
            <text:p>14499</text:p>
          </table:table-cell>
          <table:table-cell office:value-type="float" office:value="15932" calcext:value-type="float">
            <text:p>15932</text:p>
          </table:table-cell>
          <table:table-cell office:value-type="float" office:value="17429" calcext:value-type="float">
            <text:p>17429</text:p>
          </table:table-cell>
          <table:table-cell office:value-type="float" office:value="18990" calcext:value-type="float">
            <text:p>18990</text:p>
          </table:table-cell>
          <table:table-cell table:formula="of:=[.$A58]*[.G$48]+[.$B58]*[.G$49]+[.$C58]*[.G$50]+[.$D58]*[.G$51]+[.$E58]*[.G$52]+[.$F58]*[.G$53]" office:value-type="float" office:value="91805" calcext:value-type="float">
            <text:p>91805</text:p>
          </table:table-cell>
          <table:table-cell table:formula="of:=[.$G58]*[.H$53]" office:value-type="float" office:value="91805" calcext:value-type="float">
            <text:p>91805</text:p>
          </table:table-cell>
          <table:table-cell table:formula="of:=[.$G58]*[.I$53]" office:value-type="float" office:value="91805" calcext:value-type="float">
            <text:p>91805</text:p>
          </table:table-cell>
          <table:table-cell table:formula="of:=[.$G58]*[.J$53]" office:value-type="float" office:value="91805" calcext:value-type="float">
            <text:p>91805</text:p>
          </table:table-cell>
          <table:table-cell table:formula="of:=[.$G58]*[.K$53]" office:value-type="float" office:value="91805" calcext:value-type="float">
            <text:p>91805</text:p>
          </table:table-cell>
          <table:table-cell table:formula="of:=[.$G58]*[.L$53]" office:value-type="float" office:value="91805" calcext:value-type="float">
            <text:p>91805</text:p>
          </table:table-cell>
          <table:table-cell table:formula="of:=[.$G58]*[.M$53]" office:value-type="float" office:value="91805" calcext:value-type="float">
            <text:p>91805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17515" calcext:value-type="float">
            <text:p>17515</text:p>
          </table:table-cell>
          <table:table-cell office:value-type="float" office:value="19104" calcext:value-type="float">
            <text:p>19104</text:p>
          </table:table-cell>
          <table:table-cell office:value-type="float" office:value="20757" calcext:value-type="float">
            <text:p>20757</text:p>
          </table:table-cell>
          <table:table-cell office:value-type="float" office:value="22474" calcext:value-type="float">
            <text:p>22474</text:p>
          </table:table-cell>
          <table:table-cell office:value-type="float" office:value="24255" calcext:value-type="float">
            <text:p>24255</text:p>
          </table:table-cell>
          <table:table-cell office:value-type="float" office:value="26100" calcext:value-type="float">
            <text:p>26100</text:p>
          </table:table-cell>
          <table:table-cell table:formula="of:=[.$A59]*[.G$48]+[.$B59]*[.G$49]+[.$C59]*[.G$50]+[.$D59]*[.G$51]+[.$E59]*[.G$52]+[.$F59]*[.G$53]" office:value-type="float" office:value="130205" calcext:value-type="float">
            <text:p>130205</text:p>
          </table:table-cell>
          <table:table-cell table:formula="of:=[.$G59]*[.H$53]" office:value-type="float" office:value="130205" calcext:value-type="float">
            <text:p>130205</text:p>
          </table:table-cell>
          <table:table-cell table:formula="of:=[.$G59]*[.I$53]" office:value-type="float" office:value="130205" calcext:value-type="float">
            <text:p>130205</text:p>
          </table:table-cell>
          <table:table-cell table:formula="of:=[.$G59]*[.J$53]" office:value-type="float" office:value="130205" calcext:value-type="float">
            <text:p>130205</text:p>
          </table:table-cell>
          <table:table-cell table:formula="of:=[.$G59]*[.K$53]" office:value-type="float" office:value="130205" calcext:value-type="float">
            <text:p>130205</text:p>
          </table:table-cell>
          <table:table-cell table:formula="of:=[.$G59]*[.L$53]" office:value-type="float" office:value="130205" calcext:value-type="float">
            <text:p>130205</text:p>
          </table:table-cell>
          <table:table-cell table:formula="of:=[.$G59]*[.M$53]" office:value-type="float" office:value="130205" calcext:value-type="float">
            <text:p>130205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 table:number-columns-spanned="6" table:number-rows-spanned="1">
            <text:p>A * C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A * C @ 1 @ 1^T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Hadamard division: (A * C) / (A * C @ 1 @ 1^T)</text:p>
          </table:table-cell>
          <table:covered-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507" calcext:value-type="float">
            <text:p>507</text:p>
          </table:table-cell>
          <table:table-cell office:value-type="float" office:value="804" calcext:value-type="float">
            <text:p>804</text:p>
          </table:table-cell>
          <table:table-cell office:value-type="float" office:value="1165" calcext:value-type="float">
            <text:p>1165</text:p>
          </table:table-cell>
          <table:table-cell office:value-type="float" office:value="1590" calcext:value-type="float">
            <text:p>1590</text:p>
          </table:table-cell>
          <table:table-cell table:number-columns-repeated="6" office:value-type="float" office:value="4445" calcext:value-type="float">
            <text:p>4445</text:p>
          </table:table-cell>
          <table:table-cell table:formula="of:=[.A62]/[.G62]" office:value-type="float" office:value="0.0236220472440945" calcext:value-type="float">
            <text:p>0.023622047244095</text:p>
          </table:table-cell>
          <table:table-cell table:formula="of:=[.B62]/[.H62]" office:value-type="float" office:value="0.0616422947131609" calcext:value-type="float">
            <text:p>0.061642294713161</text:p>
          </table:table-cell>
          <table:table-cell table:formula="of:=[.C62]/[.I62]" office:value-type="float" office:value="0.114060742407199" calcext:value-type="float">
            <text:p>0.114060742407199</text:p>
          </table:table-cell>
          <table:table-cell table:formula="of:=[.D62]/[.J62]" office:value-type="float" office:value="0.180877390326209" calcext:value-type="float">
            <text:p>0.180877390326209</text:p>
          </table:table-cell>
          <table:table-cell table:formula="of:=[.E62]/[.K62]" office:value-type="float" office:value="0.262092238470191" calcext:value-type="float">
            <text:p>0.262092238470191</text:p>
          </table:table-cell>
          <table:table-cell table:formula="of:=[.F62]/[.L62]" office:value-type="float" office:value="0.357705286839145" calcext:value-type="float">
            <text:p>0.357705286839145</text:p>
          </table:table-cell>
          <table:table-cell table:formula="of:=[.$M62]*[.S$56]+[.$N62]*[.S$57]+[.$O62]*[.S$58]+[.$P62]*[.S$59]+[.$Q62]*[.S$60]+[.$R62]*[.S$61]" office:value-type="float" office:value="8.33858267716536" calcext:value-type="float">
            <text:p>8.33858267716536</text:p>
          </table:table-cell>
          <table:table-cell table:formula="of:=[.$M62]*[.T$56]+[.$N62]*[.T$57]+[.$O62]*[.T$58]+[.$P62]*[.T$59]+[.$Q62]*[.T$60]+[.$R62]*[.T$61]" office:value-type="float" office:value="9.33858267716536" calcext:value-type="float">
            <text:p>9.33858267716536</text:p>
          </table:table-cell>
          <table:table-cell table:formula="of:=[.$S62]*[.U$60]+[.$T62]*[.U$61]" office:value-type="float" office:value="36.3543307086614" calcext:value-type="float">
            <text:p>36.3543307086614</text:p>
          </table:table-cell>
          <table:table-cell table:formula="of:=[.$S62]*[.V$60]+[.$T62]*[.V$61]" office:value-type="float" office:value="54.0314960629921" calcext:value-type="float">
            <text:p>54.0314960629921</text:p>
          </table:table-cell>
          <table:table-cell table:number-columns-repeated="100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832" calcext:value-type="float">
            <text:p>1832</text:p>
          </table:table-cell>
          <table:table-cell office:value-type="float" office:value="2349" calcext:value-type="float">
            <text:p>2349</text:p>
          </table:table-cell>
          <table:table-cell office:value-type="float" office:value="2930" calcext:value-type="float">
            <text:p>2930</text:p>
          </table:table-cell>
          <table:table-cell office:value-type="float" office:value="3575" calcext:value-type="float">
            <text:p>3575</text:p>
          </table:table-cell>
          <table:table-cell office:value-type="float" office:value="4284" calcext:value-type="float">
            <text:p>4284</text:p>
          </table:table-cell>
          <table:table-cell table:number-columns-repeated="6" office:value-type="float" office:value="16349" calcext:value-type="float">
            <text:p>16349</text:p>
          </table:table-cell>
          <table:table-cell table:formula="of:=[.A63]/[.G63]" office:value-type="float" office:value="0.0843476665239464" calcext:value-type="float">
            <text:p>0.084347666523946</text:p>
          </table:table-cell>
          <table:table-cell table:formula="of:=[.B63]/[.H63]" office:value-type="float" office:value="0.112055783228332" calcext:value-type="float">
            <text:p>0.112055783228332</text:p>
          </table:table-cell>
          <table:table-cell table:formula="of:=[.C63]/[.I63]" office:value-type="float" office:value="0.143678512447244" calcext:value-type="float">
            <text:p>0.143678512447244</text:p>
          </table:table-cell>
          <table:table-cell table:formula="of:=[.D63]/[.J63]" office:value-type="float" office:value="0.179215854180684" calcext:value-type="float">
            <text:p>0.179215854180684</text:p>
          </table:table-cell>
          <table:table-cell table:formula="of:=[.E63]/[.K63]" office:value-type="float" office:value="0.21866780842865" calcext:value-type="float">
            <text:p>0.21866780842865</text:p>
          </table:table-cell>
          <table:table-cell table:formula="of:=[.F63]/[.L63]" office:value-type="float" office:value="0.262034375191143" calcext:value-type="float">
            <text:p>0.262034375191143</text:p>
          </table:table-cell>
          <table:table-cell table:formula="of:=[.$M63]*[.S$56]+[.$N63]*[.S$57]+[.$O63]*[.S$58]+[.$P63]*[.S$59]+[.$Q63]*[.S$60]+[.$R63]*[.S$61]" office:value-type="float" office:value="7.24380696067038" calcext:value-type="float">
            <text:p>7.24380696067038</text:p>
          </table:table-cell>
          <table:table-cell table:formula="of:=[.$M63]*[.T$56]+[.$N63]*[.T$57]+[.$O63]*[.T$58]+[.$P63]*[.T$59]+[.$Q63]*[.T$60]+[.$R63]*[.T$61]" office:value-type="float" office:value="8.24380696067038" calcext:value-type="float">
            <text:p>8.24380696067038</text:p>
          </table:table-cell>
          <table:table-cell table:formula="of:=[.$S63]*[.U$60]+[.$T63]*[.U$61]" office:value-type="float" office:value="31.9752278426815" calcext:value-type="float">
            <text:p>31.9752278426815</text:p>
          </table:table-cell>
          <table:table-cell table:formula="of:=[.$S63]*[.V$60]+[.$T63]*[.V$61]" office:value-type="float" office:value="47.4628417640223" calcext:value-type="float">
            <text:p>47.4628417640223</text:p>
          </table:table-cell>
          <table:table-cell table:number-columns-repeated="1002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4494" calcext:value-type="float">
            <text:p>4494</text:p>
          </table:table-cell>
          <table:table-cell office:value-type="float" office:value="5295" calcext:value-type="float">
            <text:p>5295</text:p>
          </table:table-cell>
          <table:table-cell office:value-type="float" office:value="6160" calcext:value-type="float">
            <text:p>6160</text:p>
          </table:table-cell>
          <table:table-cell office:value-type="float" office:value="7089" calcext:value-type="float">
            <text:p>7089</text:p>
          </table:table-cell>
          <table:table-cell office:value-type="float" office:value="8082" calcext:value-type="float">
            <text:p>8082</text:p>
          </table:table-cell>
          <table:table-cell table:number-columns-repeated="6" office:value-type="float" office:value="34877" calcext:value-type="float">
            <text:p>34877</text:p>
          </table:table-cell>
          <table:table-cell table:formula="of:=[.A64]/[.G64]" office:value-type="float" office:value="0.107721420993778" calcext:value-type="float">
            <text:p>0.107721420993778</text:p>
          </table:table-cell>
          <table:table-cell table:formula="of:=[.B64]/[.H64]" office:value-type="float" office:value="0.128852825644407" calcext:value-type="float">
            <text:p>0.128852825644407</text:p>
          </table:table-cell>
          <table:table-cell table:formula="of:=[.C64]/[.I64]" office:value-type="float" office:value="0.151819250508931" calcext:value-type="float">
            <text:p>0.151819250508931</text:p>
          </table:table-cell>
          <table:table-cell table:formula="of:=[.D64]/[.J64]" office:value-type="float" office:value="0.17662069558735" calcext:value-type="float">
            <text:p>0.17662069558735</text:p>
          </table:table-cell>
          <table:table-cell table:formula="of:=[.E64]/[.K64]" office:value-type="float" office:value="0.203257160879663" calcext:value-type="float">
            <text:p>0.203257160879663</text:p>
          </table:table-cell>
          <table:table-cell table:formula="of:=[.F64]/[.L64]" office:value-type="float" office:value="0.23172864638587" calcext:value-type="float">
            <text:p>0.23172864638587</text:p>
          </table:table-cell>
          <table:table-cell table:formula="of:=[.$M64]*[.S$56]+[.$N64]*[.S$57]+[.$O64]*[.S$58]+[.$P64]*[.S$59]+[.$Q64]*[.S$60]+[.$R64]*[.S$61]" office:value-type="float" office:value="6.86805057774465" calcext:value-type="float">
            <text:p>6.86805057774465</text:p>
          </table:table-cell>
          <table:table-cell table:formula="of:=[.$M64]*[.T$56]+[.$N64]*[.T$57]+[.$O64]*[.T$58]+[.$P64]*[.T$59]+[.$Q64]*[.T$60]+[.$R64]*[.T$61]" office:value-type="float" office:value="7.86805057774465" calcext:value-type="float">
            <text:p>7.86805057774465</text:p>
          </table:table-cell>
          <table:table-cell table:formula="of:=[.$S64]*[.U$60]+[.$T64]*[.U$61]" office:value-type="float" office:value="30.4722023109786" calcext:value-type="float">
            <text:p>30.4722023109786</text:p>
          </table:table-cell>
          <table:table-cell table:formula="of:=[.$S64]*[.V$60]+[.$T64]*[.V$61]" office:value-type="float" office:value="45.2083034664679" calcext:value-type="float">
            <text:p>45.2083034664679</text:p>
          </table:table-cell>
          <table:table-cell table:number-columns-repeated="1002"/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8260" calcext:value-type="float">
            <text:p>8260</text:p>
          </table:table-cell>
          <table:table-cell office:value-type="float" office:value="9345" calcext:value-type="float">
            <text:p>9345</text:p>
          </table:table-cell>
          <table:table-cell office:value-type="float" office:value="10494" calcext:value-type="float">
            <text:p>10494</text:p>
          </table:table-cell>
          <table:table-cell office:value-type="float" office:value="11707" calcext:value-type="float">
            <text:p>11707</text:p>
          </table:table-cell>
          <table:table-cell office:value-type="float" office:value="12984" calcext:value-type="float">
            <text:p>12984</text:p>
          </table:table-cell>
          <table:table-cell table:number-columns-repeated="6" office:value-type="float" office:value="60029" calcext:value-type="float">
            <text:p>60029</text:p>
          </table:table-cell>
          <table:table-cell table:formula="of:=[.A65]/[.G65]" office:value-type="float" office:value="0.120591714004898" calcext:value-type="float">
            <text:p>0.120591714004898</text:p>
          </table:table-cell>
          <table:table-cell table:formula="of:=[.B65]/[.H65]" office:value-type="float" office:value="0.137600159922704" calcext:value-type="float">
            <text:p>0.137600159922704</text:p>
          </table:table-cell>
          <table:table-cell table:formula="of:=[.C65]/[.I65]" office:value-type="float" office:value="0.155674757200686" calcext:value-type="float">
            <text:p>0.155674757200686</text:p>
          </table:table-cell>
          <table:table-cell table:formula="of:=[.D65]/[.J65]" office:value-type="float" office:value="0.174815505838845" calcext:value-type="float">
            <text:p>0.174815505838845</text:p>
          </table:table-cell>
          <table:table-cell table:formula="of:=[.E65]/[.K65]" office:value-type="float" office:value="0.195022405837179" calcext:value-type="float">
            <text:p>0.195022405837179</text:p>
          </table:table-cell>
          <table:table-cell table:formula="of:=[.F65]/[.L65]" office:value-type="float" office:value="0.216295457195689" calcext:value-type="float">
            <text:p>0.216295457195689</text:p>
          </table:table-cell>
          <table:table-cell table:formula="of:=[.$M65]*[.S$56]+[.$N65]*[.S$57]+[.$O65]*[.S$58]+[.$P65]*[.S$59]+[.$Q65]*[.S$60]+[.$R65]*[.S$61]" office:value-type="float" office:value="6.66992620233554" calcext:value-type="float">
            <text:p>6.66992620233554</text:p>
          </table:table-cell>
          <table:table-cell table:formula="of:=[.$M65]*[.T$56]+[.$N65]*[.T$57]+[.$O65]*[.T$58]+[.$P65]*[.T$59]+[.$Q65]*[.T$60]+[.$R65]*[.T$61]" office:value-type="float" office:value="7.66992620233554" calcext:value-type="float">
            <text:p>7.66992620233554</text:p>
          </table:table-cell>
          <table:table-cell table:formula="of:=[.$S65]*[.U$60]+[.$T65]*[.U$61]" office:value-type="float" office:value="29.6797048093421" calcext:value-type="float">
            <text:p>29.6797048093421</text:p>
          </table:table-cell>
          <table:table-cell table:formula="of:=[.$S65]*[.V$60]+[.$T65]*[.V$61]" office:value-type="float" office:value="44.0195572140132" calcext:value-type="float">
            <text:p>44.0195572140132</text:p>
          </table:table-cell>
          <table:table-cell table:number-columns-repeated="1002"/>
        </table:table-row>
        <table:table-row table:style-name="ro1">
          <table:table-cell office:value-type="float" office:value="11825" calcext:value-type="float">
            <text:p>11825</text:p>
          </table:table-cell>
          <table:table-cell office:value-type="float" office:value="13130" calcext:value-type="float">
            <text:p>13130</text:p>
          </table:table-cell>
          <table:table-cell office:value-type="float" office:value="14499" calcext:value-type="float">
            <text:p>14499</text:p>
          </table:table-cell>
          <table:table-cell office:value-type="float" office:value="15932" calcext:value-type="float">
            <text:p>15932</text:p>
          </table:table-cell>
          <table:table-cell office:value-type="float" office:value="17429" calcext:value-type="float">
            <text:p>17429</text:p>
          </table:table-cell>
          <table:table-cell office:value-type="float" office:value="18990" calcext:value-type="float">
            <text:p>18990</text:p>
          </table:table-cell>
          <table:table-cell table:number-columns-repeated="6" office:value-type="float" office:value="91805" calcext:value-type="float">
            <text:p>91805</text:p>
          </table:table-cell>
          <table:table-cell table:formula="of:=[.A66]/[.G66]" office:value-type="float" office:value="0.128805620608899" calcext:value-type="float">
            <text:p>0.128805620608899</text:p>
          </table:table-cell>
          <table:table-cell table:formula="of:=[.B66]/[.H66]" office:value-type="float" office:value="0.143020532650727" calcext:value-type="float">
            <text:p>0.143020532650727</text:p>
          </table:table-cell>
          <table:table-cell table:formula="of:=[.C66]/[.I66]" office:value-type="float" office:value="0.157932574478514" calcext:value-type="float">
            <text:p>0.157932574478514</text:p>
          </table:table-cell>
          <table:table-cell table:formula="of:=[.D66]/[.J66]" office:value-type="float" office:value="0.173541746092261" calcext:value-type="float">
            <text:p>0.173541746092261</text:p>
          </table:table-cell>
          <table:table-cell table:formula="of:=[.E66]/[.K66]" office:value-type="float" office:value="0.189848047491967" calcext:value-type="float">
            <text:p>0.189848047491967</text:p>
          </table:table-cell>
          <table:table-cell table:formula="of:=[.F66]/[.L66]" office:value-type="float" office:value="0.206851478677632" calcext:value-type="float">
            <text:p>0.206851478677632</text:p>
          </table:table-cell>
          <table:table-cell table:formula="of:=[.$M66]*[.S$56]+[.$N66]*[.S$57]+[.$O66]*[.S$58]+[.$P66]*[.S$59]+[.$Q66]*[.S$60]+[.$R66]*[.S$61]" office:value-type="float" office:value="6.54632100648113" calcext:value-type="float">
            <text:p>6.54632100648113</text:p>
          </table:table-cell>
          <table:table-cell table:formula="of:=[.$M66]*[.T$56]+[.$N66]*[.T$57]+[.$O66]*[.T$58]+[.$P66]*[.T$59]+[.$Q66]*[.T$60]+[.$R66]*[.T$61]" office:value-type="float" office:value="7.54632100648113" calcext:value-type="float">
            <text:p>7.54632100648113</text:p>
          </table:table-cell>
          <table:table-cell table:formula="of:=[.$S66]*[.U$60]+[.$T66]*[.U$61]" office:value-type="float" office:value="29.1852840259245" calcext:value-type="float">
            <text:p>29.1852840259245</text:p>
          </table:table-cell>
          <table:table-cell table:formula="of:=[.$S66]*[.V$60]+[.$T66]*[.V$61]" office:value-type="float" office:value="43.2779260388868" calcext:value-type="float">
            <text:p>43.2779260388868</text:p>
          </table:table-cell>
          <table:table-cell table:number-columns-repeated="1002"/>
        </table:table-row>
        <table:table-row table:style-name="ro1">
          <table:table-cell office:value-type="float" office:value="17515" calcext:value-type="float">
            <text:p>17515</text:p>
          </table:table-cell>
          <table:table-cell office:value-type="float" office:value="19104" calcext:value-type="float">
            <text:p>19104</text:p>
          </table:table-cell>
          <table:table-cell office:value-type="float" office:value="20757" calcext:value-type="float">
            <text:p>20757</text:p>
          </table:table-cell>
          <table:table-cell office:value-type="float" office:value="22474" calcext:value-type="float">
            <text:p>22474</text:p>
          </table:table-cell>
          <table:table-cell office:value-type="float" office:value="24255" calcext:value-type="float">
            <text:p>24255</text:p>
          </table:table-cell>
          <table:table-cell office:value-type="float" office:value="26100" calcext:value-type="float">
            <text:p>26100</text:p>
          </table:table-cell>
          <table:table-cell table:number-columns-repeated="6" office:value-type="float" office:value="130205" calcext:value-type="float">
            <text:p>130205</text:p>
          </table:table-cell>
          <table:table-cell table:formula="of:=[.A67]/[.G67]" office:value-type="float" office:value="0.134518643677278" calcext:value-type="float">
            <text:p>0.134518643677278</text:p>
          </table:table-cell>
          <table:table-cell table:formula="of:=[.B67]/[.H67]" office:value-type="float" office:value="0.146722476095388" calcext:value-type="float">
            <text:p>0.146722476095388</text:p>
          </table:table-cell>
          <table:table-cell table:formula="of:=[.C67]/[.I67]" office:value-type="float" office:value="0.159417841096732" calcext:value-type="float">
            <text:p>0.159417841096732</text:p>
          </table:table-cell>
          <table:table-cell table:formula="of:=[.D67]/[.J67]" office:value-type="float" office:value="0.17260473868131" calcext:value-type="float">
            <text:p>0.17260473868131</text:p>
          </table:table-cell>
          <table:table-cell table:formula="of:=[.E67]/[.K67]" office:value-type="float" office:value="0.186283168849123" calcext:value-type="float">
            <text:p>0.186283168849123</text:p>
          </table:table-cell>
          <table:table-cell table:formula="of:=[.F67]/[.L67]" office:value-type="float" office:value="0.200453131600169" calcext:value-type="float">
            <text:p>0.200453131600169</text:p>
          </table:table-cell>
          <table:table-cell table:formula="of:=[.$M67]*[.S$56]+[.$N67]*[.S$57]+[.$O67]*[.S$58]+[.$P67]*[.S$59]+[.$Q67]*[.S$60]+[.$R67]*[.S$61]" office:value-type="float" office:value="6.46154141546024" calcext:value-type="float">
            <text:p>6.46154141546024</text:p>
          </table:table-cell>
          <table:table-cell table:formula="of:=[.$M67]*[.T$56]+[.$N67]*[.T$57]+[.$O67]*[.T$58]+[.$P67]*[.T$59]+[.$Q67]*[.T$60]+[.$R67]*[.T$61]" office:value-type="float" office:value="7.46154141546024" calcext:value-type="float">
            <text:p>7.46154141546024</text:p>
          </table:table-cell>
          <table:table-cell table:formula="of:=[.$S67]*[.U$60]+[.$T67]*[.U$61]" office:value-type="float" office:value="28.8461656618409" calcext:value-type="float">
            <text:p>28.8461656618409</text:p>
          </table:table-cell>
          <table:table-cell table:formula="of:=[.$S67]*[.V$60]+[.$T67]*[.V$61]" office:value-type="float" office:value="42.7692484927614" calcext:value-type="float">
            <text:p>42.769248492761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u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Process 0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2" table:number-rows-spanned="1">
            <text:p>C tile</text:p>
          </table:table-cell>
          <table:covered-table-cell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74]*[.B$73]" office:value-type="float" office:value="1" calcext:value-type="float">
            <text:p>1</text:p>
          </table:table-cell>
          <table:table-cell table:formula="of:=[.$A74]*[.C$73]" office:value-type="float" office:value="2" calcext:value-type="float">
            <text:p>2</text:p>
          </table:table-cell>
          <table:table-cell table:formula="of:=[.$B74]*[.D$72]+[.$C74]*[.D$73]" office:value-type="float" office:value="5" calcext:value-type="float">
            <text:p>5</text:p>
          </table:table-cell>
          <table:table-cell table:formula="of:=[.$B74]*[.E$72]+[.$C74]*[.E$73]" office:value-type="float" office:value="11" calcext:value-type="float">
            <text:p>11</text:p>
          </table:table-cell>
          <table:table-cell table:formula="of:=[.$D74]*[.F$72]+[.$E74]*[.F$73]" office:value-type="float" office:value="27" calcext:value-type="float">
            <text:p>27</text:p>
          </table:table-cell>
          <table:table-cell table:formula="of:=[.$D74]*[.G$72]+[.$E74]*[.G$73]" office:value-type="float" office:value="59" calcext:value-type="float">
            <text:p>59</text:p>
          </table:table-cell>
          <table:table-cell/>
          <table:table-cell table:formula="of:=[.F74]+[.F79]" office:value-type="float" office:value="105" calcext:value-type="float">
            <text:p>105</text:p>
          </table:table-cell>
          <table:table-cell table:formula="of:=[.G74]+[.G79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75]*[.B$73]" office:value-type="float" office:value="1" calcext:value-type="float">
            <text:p>1</text:p>
          </table:table-cell>
          <table:table-cell table:formula="of:=[.$A75]*[.C$73]" office:value-type="float" office:value="2" calcext:value-type="float">
            <text:p>2</text:p>
          </table:table-cell>
          <table:table-cell table:formula="of:=[.$B75]*[.D$72]+[.$C75]*[.D$73]" office:value-type="float" office:value="5" calcext:value-type="float">
            <text:p>5</text:p>
          </table:table-cell>
          <table:table-cell table:formula="of:=[.$B75]*[.E$72]+[.$C75]*[.E$73]" office:value-type="float" office:value="11" calcext:value-type="float">
            <text:p>11</text:p>
          </table:table-cell>
          <table:table-cell table:formula="of:=[.$D75]*[.F$72]+[.$E75]*[.F$73]" office:value-type="float" office:value="27" calcext:value-type="float">
            <text:p>27</text:p>
          </table:table-cell>
          <table:table-cell table:formula="of:=[.$D75]*[.G$72]+[.$E75]*[.G$73]" office:value-type="float" office:value="59" calcext:value-type="float">
            <text:p>59</text:p>
          </table:table-cell>
          <table:table-cell/>
          <table:table-cell table:formula="of:=[.F75]+[.F80]" office:value-type="float" office:value="197" calcext:value-type="float">
            <text:p>197</text:p>
          </table:table-cell>
          <table:table-cell table:formula="of:=[.G75]+[.G80]" office:value-type="float" office:value="229" calcext:value-type="float">
            <text:p>22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4" table:number-columns-spanned="2" table:number-rows-spanned="1"/>
          <table:covered-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79]*[.C$77]+[.$B79]*[.C$78]" office:value-type="float" office:value="7" calcext:value-type="float">
            <text:p>7</text:p>
          </table:table-cell>
          <table:table-cell table:formula="of:=[.$A79]*[.D$77]+[.$B79]*[.D$78]" office:value-type="float" office:value="10" calcext:value-type="float">
            <text:p>10</text:p>
          </table:table-cell>
          <table:table-cell table:formula="of:=[.$C79]*[.E$77]+[.$D79]*[.E$78]" office:value-type="float" office:value="78" calcext:value-type="float">
            <text:p>78</text:p>
          </table:table-cell>
          <table:table-cell table:formula="of:=[.$E79]*[.F$78]" office:value-type="float" office:value="78" calcext:value-type="float">
            <text:p>78</text:p>
          </table:table-cell>
          <table:table-cell table:formula="of:=[.$E79]*[.G$78]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80]*[.C$77]+[.$B80]*[.C$78]" office:value-type="float" office:value="15" calcext:value-type="float">
            <text:p>15</text:p>
          </table:table-cell>
          <table:table-cell table:formula="of:=[.$A80]*[.D$77]+[.$B80]*[.D$78]" office:value-type="float" office:value="22" calcext:value-type="float">
            <text:p>22</text:p>
          </table:table-cell>
          <table:table-cell table:formula="of:=[.$C80]*[.E$77]+[.$D80]*[.E$78]" office:value-type="float" office:value="170" calcext:value-type="float">
            <text:p>170</text:p>
          </table:table-cell>
          <table:table-cell table:formula="of:=[.$E80]*[.F$78]" office:value-type="float" office:value="170" calcext:value-type="float">
            <text:p>170</text:p>
          </table:table-cell>
          <table:table-cell table:formula="of:=[.$E80]*[.G$78]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allredu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table:formula="of:=[.A84]*[.C84]" office:value-type="float" office:value="105" calcext:value-type="float">
            <text:p>105</text:p>
          </table:table-cell>
          <table:table-cell table:formula="of:=[.B84]*[.D84]" office:value-type="float" office:value="274" calcext:value-type="float">
            <text:p>274</text:p>
          </table:table-cell>
          <table:table-cell table:formula="of:=[.$E84]*[.G$82]+[.$F84]*[.G$83]" office:value-type="float" office:value="379" calcext:value-type="float">
            <text:p>379</text:p>
          </table:table-cell>
          <table:table-cell table:formula="of:=[.G84]+[.G105]+[.G127]" office:value-type="float" office:value="4445" calcext:value-type="float">
            <text:p>4445</text:p>
          </table:table-cell>
          <table:table-cell table:formula="of:=[.$H84]*[.I$83]" office:value-type="float" office:value="4445" calcext:value-type="float">
            <text:p>4445</text:p>
          </table:table-cell>
          <table:table-cell table:formula="of:=[.$H84]*[.J$83]" office:value-type="float" office:value="4445" calcext:value-type="float">
            <text:p>4445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table:formula="of:=[.A85]*[.C85]" office:value-type="float" office:value="1379" calcext:value-type="float">
            <text:p>1379</text:p>
          </table:table-cell>
          <table:table-cell table:formula="of:=[.B85]*[.D85]" office:value-type="float" office:value="1832" calcext:value-type="float">
            <text:p>1832</text:p>
          </table:table-cell>
          <table:table-cell table:formula="of:=[.$E85]*[.G$82]+[.$F85]*[.G$83]" office:value-type="float" office:value="3211" calcext:value-type="float">
            <text:p>3211</text:p>
          </table:table-cell>
          <table:table-cell table:formula="of:=[.G85]+[.G106]+[.G128]" office:value-type="float" office:value="16349" calcext:value-type="float">
            <text:p>16349</text:p>
          </table:table-cell>
          <table:table-cell table:formula="of:=[.$H85]*[.I$83]" office:value-type="float" office:value="16349" calcext:value-type="float">
            <text:p>16349</text:p>
          </table:table-cell>
          <table:table-cell table:formula="of:=[.$H85]*[.J$83]" office:value-type="float" office:value="16349" calcext:value-type="float">
            <text:p>1634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4445" calcext:value-type="float">
            <text:p>4445</text:p>
          </table:table-cell>
          <table:table-cell table:formula="of:=[.A89]/[.C89]" office:value-type="float" office:value="0.0236220472440945" calcext:value-type="float">
            <text:p>0.023622047244095</text:p>
          </table:table-cell>
          <table:table-cell table:formula="of:=[.B89]/[.D89]" office:value-type="float" office:value="0.0616422947131609" calcext:value-type="float">
            <text:p>0.061642294713161</text:p>
          </table:table-cell>
          <table:table-cell table:formula="of:=[.$E89]*[.G$87]+[.$F89]*[.G$88]" office:value-type="float" office:value="0.208548931383577" calcext:value-type="float">
            <text:p>0.208548931383577</text:p>
          </table:table-cell>
          <table:table-cell table:formula="of:=[.$E89]*[.H$87]+[.$F89]*[.H$88]" office:value-type="float" office:value="0.293813273340832" calcext:value-type="float">
            <text:p>0.293813273340832</text:p>
          </table:table-cell>
          <table:table-cell table:formula="of:=[.$G89]*[.I$87]+[.$H89]*[.I$88]" office:value-type="float" office:value="1.08998875140607" calcext:value-type="float">
            <text:p>1.08998875140607</text:p>
          </table:table-cell>
          <table:table-cell table:formula="of:=[.$G89]*[.J$87]+[.$H89]*[.J$88]" office:value-type="float" office:value="1.59235095613048" calcext:value-type="float">
            <text:p>1.59235095613048</text:p>
          </table:table-cell>
          <table:table-cell/>
          <table:table-cell table:formula="of:=[.I89]+[.I110]+[.I132]" office:value-type="float" office:value="36.3543307086614" calcext:value-type="float">
            <text:p>36.3543307086614</text:p>
          </table:table-cell>
          <table:table-cell table:formula="of:=[.J89]+[.J110]+[.J132]" office:value-type="float" office:value="54.0314960629921" calcext:value-type="float">
            <text:p>54.0314960629921</text:p>
          </table:table-cell>
          <table:table-cell table:number-columns-repeated="1011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16349" calcext:value-type="float">
            <text:p>16349</text:p>
          </table:table-cell>
          <table:table-cell table:formula="of:=[.A90]/[.C90]" office:value-type="float" office:value="0.0843476665239464" calcext:value-type="float">
            <text:p>0.084347666523946</text:p>
          </table:table-cell>
          <table:table-cell table:formula="of:=[.B90]/[.D90]" office:value-type="float" office:value="0.112055783228332" calcext:value-type="float">
            <text:p>0.112055783228332</text:p>
          </table:table-cell>
          <table:table-cell table:formula="of:=[.$E90]*[.G$87]+[.$F90]*[.G$88]" office:value-type="float" office:value="0.420515016208942" calcext:value-type="float">
            <text:p>0.420515016208942</text:p>
          </table:table-cell>
          <table:table-cell table:formula="of:=[.$E90]*[.H$87]+[.$F90]*[.H$88]" office:value-type="float" office:value="0.616918465961221" calcext:value-type="float">
            <text:p>0.616918465961221</text:p>
          </table:table-cell>
          <table:table-cell table:formula="of:=[.$G90]*[.I$87]+[.$H90]*[.I$88]" office:value-type="float" office:value="2.27127041409261" calcext:value-type="float">
            <text:p>2.27127041409261</text:p>
          </table:table-cell>
          <table:table-cell table:formula="of:=[.$G90]*[.J$87]+[.$H90]*[.J$88]" office:value-type="float" office:value="3.30870389626277" calcext:value-type="float">
            <text:p>3.30870389626277</text:p>
          </table:table-cell>
          <table:table-cell/>
          <table:table-cell table:formula="of:=[.I90]+[.I111]+[.I133]" office:value-type="float" office:value="31.9752278426815" calcext:value-type="float">
            <text:p>31.9752278426815</text:p>
          </table:table-cell>
          <table:table-cell table:formula="of:=[.J90]+[.J111]+[.J133]" office:value-type="float" office:value="47.4628417640223" calcext:value-type="float">
            <text:p>47.462841764022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Process 1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4" office:value-type="string" calcext:value-type="string" table:number-columns-spanned="2" table:number-rows-spanned="1">
            <text:p>C tile</text:p>
          </table:table-cell>
          <table:covered-table-cell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95]*[.B$94]" office:value-type="float" office:value="1" calcext:value-type="float">
            <text:p>1</text:p>
          </table:table-cell>
          <table:table-cell table:formula="of:=[.$A95]*[.C$94]" office:value-type="float" office:value="2" calcext:value-type="float">
            <text:p>2</text:p>
          </table:table-cell>
          <table:table-cell table:formula="of:=[.$B95]*[.D$93]+[.$C95]*[.D$94]" office:value-type="float" office:value="5" calcext:value-type="float">
            <text:p>5</text:p>
          </table:table-cell>
          <table:table-cell table:formula="of:=[.$B95]*[.E$93]+[.$C95]*[.E$94]" office:value-type="float" office:value="11" calcext:value-type="float">
            <text:p>11</text:p>
          </table:table-cell>
          <table:table-cell table:formula="of:=[.$D95]*[.F$93]+[.$E95]*[.F$94]" office:value-type="float" office:value="91" calcext:value-type="float">
            <text:p>91</text:p>
          </table:table-cell>
          <table:table-cell table:formula="of:=[.$D95]*[.G$93]+[.$E95]*[.G$94]" office:value-type="float" office:value="123" calcext:value-type="float">
            <text:p>123</text:p>
          </table:table-cell>
          <table:table-cell/>
          <table:table-cell table:formula="of:=[.F95]+[.F100]" office:value-type="float" office:value="169" calcext:value-type="float">
            <text:p>169</text:p>
          </table:table-cell>
          <table:table-cell table:formula="of:=[.G95]+[.G100]"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96]*[.B$94]" office:value-type="float" office:value="1" calcext:value-type="float">
            <text:p>1</text:p>
          </table:table-cell>
          <table:table-cell table:formula="of:=[.$A96]*[.C$94]" office:value-type="float" office:value="2" calcext:value-type="float">
            <text:p>2</text:p>
          </table:table-cell>
          <table:table-cell table:formula="of:=[.$B96]*[.D$93]+[.$C96]*[.D$94]" office:value-type="float" office:value="5" calcext:value-type="float">
            <text:p>5</text:p>
          </table:table-cell>
          <table:table-cell table:formula="of:=[.$B96]*[.E$93]+[.$C96]*[.E$94]" office:value-type="float" office:value="11" calcext:value-type="float">
            <text:p>11</text:p>
          </table:table-cell>
          <table:table-cell table:formula="of:=[.$D96]*[.F$93]+[.$E96]*[.F$94]" office:value-type="float" office:value="91" calcext:value-type="float">
            <text:p>91</text:p>
          </table:table-cell>
          <table:table-cell table:formula="of:=[.$D96]*[.G$93]+[.$E96]*[.G$94]" office:value-type="float" office:value="123" calcext:value-type="float">
            <text:p>123</text:p>
          </table:table-cell>
          <table:table-cell/>
          <table:table-cell table:formula="of:=[.F96]+[.F101]" office:value-type="float" office:value="261" calcext:value-type="float">
            <text:p>261</text:p>
          </table:table-cell>
          <table:table-cell table:formula="of:=[.G96]+[.G101]" office:value-type="float" office:value="293" calcext:value-type="float">
            <text:p>29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4" table:number-columns-spanned="2" table:number-rows-spanned="1"/>
          <table:covered-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100]*[.C$98]+[.$B100]*[.C$99]" office:value-type="float" office:value="7" calcext:value-type="float">
            <text:p>7</text:p>
          </table:table-cell>
          <table:table-cell table:formula="of:=[.$A100]*[.D$98]+[.$B100]*[.D$99]" office:value-type="float" office:value="10" calcext:value-type="float">
            <text:p>10</text:p>
          </table:table-cell>
          <table:table-cell table:formula="of:=[.$C100]*[.E$98]+[.$D100]*[.E$99]" office:value-type="float" office:value="78" calcext:value-type="float">
            <text:p>78</text:p>
          </table:table-cell>
          <table:table-cell table:formula="of:=[.$E100]*[.F$99]" office:value-type="float" office:value="78" calcext:value-type="float">
            <text:p>78</text:p>
          </table:table-cell>
          <table:table-cell table:formula="of:=[.$E100]*[.G$99]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101]*[.C$98]+[.$B101]*[.C$99]" office:value-type="float" office:value="15" calcext:value-type="float">
            <text:p>15</text:p>
          </table:table-cell>
          <table:table-cell table:formula="of:=[.$A101]*[.D$98]+[.$B101]*[.D$99]" office:value-type="float" office:value="22" calcext:value-type="float">
            <text:p>22</text:p>
          </table:table-cell>
          <table:table-cell table:formula="of:=[.$C101]*[.E$98]+[.$D101]*[.E$99]" office:value-type="float" office:value="170" calcext:value-type="float">
            <text:p>170</text:p>
          </table:table-cell>
          <table:table-cell table:formula="of:=[.$E101]*[.F$99]" office:value-type="float" office:value="170" calcext:value-type="float">
            <text:p>170</text:p>
          </table:table-cell>
          <table:table-cell table:formula="of:=[.$E101]*[.G$99]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allredu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table:formula="of:=[.A105]*[.C105]" office:value-type="float" office:value="507" calcext:value-type="float">
            <text:p>507</text:p>
          </table:table-cell>
          <table:table-cell table:formula="of:=[.B105]*[.D105]" office:value-type="float" office:value="804" calcext:value-type="float">
            <text:p>804</text:p>
          </table:table-cell>
          <table:table-cell table:formula="of:=[.$E105]*[.G$103]+[.$F105]*[.G$104]" office:value-type="float" office:value="1311" calcext:value-type="float">
            <text:p>1311</text:p>
          </table:table-cell>
          <table:table-cell table:formula="of:=[.G84]+[.G105]+[.G127]" office:value-type="float" office:value="4445" calcext:value-type="float">
            <text:p>4445</text:p>
          </table:table-cell>
          <table:table-cell table:formula="of:=[.$H105]*[.I$104]" office:value-type="float" office:value="4445" calcext:value-type="float">
            <text:p>4445</text:p>
          </table:table-cell>
          <table:table-cell table:formula="of:=[.$H105]*[.J$104]" office:value-type="float" office:value="4445" calcext:value-type="float">
            <text:p>4445</text:p>
          </table:table-cell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  <table:table-cell table:formula="of:=[.A106]*[.C106]" office:value-type="float" office:value="2349" calcext:value-type="float">
            <text:p>2349</text:p>
          </table:table-cell>
          <table:table-cell table:formula="of:=[.B106]*[.D106]" office:value-type="float" office:value="2930" calcext:value-type="float">
            <text:p>2930</text:p>
          </table:table-cell>
          <table:table-cell table:formula="of:=[.$E106]*[.G$103]+[.$F106]*[.G$104]" office:value-type="float" office:value="5279" calcext:value-type="float">
            <text:p>5279</text:p>
          </table:table-cell>
          <table:table-cell table:formula="of:=[.G85]+[.G106]+[.G128]" office:value-type="float" office:value="16349" calcext:value-type="float">
            <text:p>16349</text:p>
          </table:table-cell>
          <table:table-cell table:formula="of:=[.$H106]*[.I$104]" office:value-type="float" office:value="16349" calcext:value-type="float">
            <text:p>16349</text:p>
          </table:table-cell>
          <table:table-cell table:formula="of:=[.$H106]*[.J$104]" office:value-type="float" office:value="16349" calcext:value-type="float">
            <text:p>1634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4445" calcext:value-type="float">
            <text:p>4445</text:p>
          </table:table-cell>
          <table:table-cell table:formula="of:=[.A110]/[.C110]" office:value-type="float" office:value="0.114060742407199" calcext:value-type="float">
            <text:p>0.114060742407199</text:p>
          </table:table-cell>
          <table:table-cell table:formula="of:=[.B110]/[.D110]" office:value-type="float" office:value="0.180877390326209" calcext:value-type="float">
            <text:p>0.180877390326209</text:p>
          </table:table-cell>
          <table:table-cell table:formula="of:=[.$E110]*[.G$108]+[.$F110]*[.G$109]" office:value-type="float" office:value="1.83644544431946" calcext:value-type="float">
            <text:p>1.83644544431946</text:p>
          </table:table-cell>
          <table:table-cell table:formula="of:=[.$E110]*[.H$108]+[.$F110]*[.H$109]" office:value-type="float" office:value="2.13138357705287" calcext:value-type="float">
            <text:p>2.13138357705287</text:p>
          </table:table-cell>
          <table:table-cell table:formula="of:=[.$G110]*[.I$108]+[.$H110]*[.I$109]" office:value-type="float" office:value="8.23059617547806" calcext:value-type="float">
            <text:p>8.23059617547806</text:p>
          </table:table-cell>
          <table:table-cell table:formula="of:=[.$G110]*[.J$108]+[.$H110]*[.J$109]" office:value-type="float" office:value="12.1984251968504" calcext:value-type="float">
            <text:p>12.1984251968504</text:p>
          </table:table-cell>
          <table:table-cell table:number-columns-repeated="1014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float" office:value="16349" calcext:value-type="float">
            <text:p>16349</text:p>
          </table:table-cell>
          <table:table-cell table:formula="of:=[.A111]/[.C111]" office:value-type="float" office:value="0.143678512447244" calcext:value-type="float">
            <text:p>0.143678512447244</text:p>
          </table:table-cell>
          <table:table-cell table:formula="of:=[.B111]/[.D111]" office:value-type="float" office:value="0.179215854180684" calcext:value-type="float">
            <text:p>0.179215854180684</text:p>
          </table:table-cell>
          <table:table-cell table:formula="of:=[.$E111]*[.G$108]+[.$F111]*[.G$109]" office:value-type="float" office:value="1.97290354150101" calcext:value-type="float">
            <text:p>1.97290354150101</text:p>
          </table:table-cell>
          <table:table-cell table:formula="of:=[.$E111]*[.H$108]+[.$F111]*[.H$109]" office:value-type="float" office:value="2.29579790812894" calcext:value-type="float">
            <text:p>2.29579790812894</text:p>
          </table:table-cell>
          <table:table-cell table:formula="of:=[.$G111]*[.I$108]+[.$H111]*[.I$109]" office:value-type="float" office:value="8.86029726588782" calcext:value-type="float">
            <text:p>8.86029726588782</text:p>
          </table:table-cell>
          <table:table-cell table:formula="of:=[.$G111]*[.J$108]+[.$H111]*[.J$109]" office:value-type="float" office:value="13.1289987155178" calcext:value-type="float">
            <text:p>13.128998715517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Process 2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C tile</text:p>
          </table:table-cell>
          <table:covered-table-cell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17]*[.B$116]" office:value-type="float" office:value="1" calcext:value-type="float">
            <text:p>1</text:p>
          </table:table-cell>
          <table:table-cell table:formula="of:=[.$A117]*[.C$116]" office:value-type="float" office:value="2" calcext:value-type="float">
            <text:p>2</text:p>
          </table:table-cell>
          <table:table-cell table:formula="of:=[.$B117]*[.D$115]+[.$C117]*[.D$116]" office:value-type="float" office:value="5" calcext:value-type="float">
            <text:p>5</text:p>
          </table:table-cell>
          <table:table-cell table:formula="of:=[.$B117]*[.E$115]+[.$C117]*[.E$116]" office:value-type="float" office:value="11" calcext:value-type="float">
            <text:p>11</text:p>
          </table:table-cell>
          <table:table-cell table:formula="of:=[.$D117]*[.F$115]+[.$E117]*[.F$116]" office:value-type="float" office:value="155" calcext:value-type="float">
            <text:p>155</text:p>
          </table:table-cell>
          <table:table-cell table:formula="of:=[.$D117]*[.G$115]+[.$E117]*[.G$116]" office:value-type="float" office:value="187" calcext:value-type="float">
            <text:p>187</text:p>
          </table:table-cell>
          <table:table-cell/>
          <table:table-cell table:formula="of:=[.F117]+[.F122]" office:value-type="float" office:value="233" calcext:value-type="float">
            <text:p>233</text:p>
          </table:table-cell>
          <table:table-cell table:formula="of:=[.G117]+[.G122]" office:value-type="float" office:value="265" calcext:value-type="float">
            <text:p>26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18]*[.B$116]" office:value-type="float" office:value="1" calcext:value-type="float">
            <text:p>1</text:p>
          </table:table-cell>
          <table:table-cell table:formula="of:=[.$A118]*[.C$116]" office:value-type="float" office:value="2" calcext:value-type="float">
            <text:p>2</text:p>
          </table:table-cell>
          <table:table-cell table:formula="of:=[.$B118]*[.D$115]+[.$C118]*[.D$116]" office:value-type="float" office:value="5" calcext:value-type="float">
            <text:p>5</text:p>
          </table:table-cell>
          <table:table-cell table:formula="of:=[.$B118]*[.E$115]+[.$C118]*[.E$116]" office:value-type="float" office:value="11" calcext:value-type="float">
            <text:p>11</text:p>
          </table:table-cell>
          <table:table-cell table:formula="of:=[.$D118]*[.F$115]+[.$E118]*[.F$116]" office:value-type="float" office:value="155" calcext:value-type="float">
            <text:p>155</text:p>
          </table:table-cell>
          <table:table-cell table:formula="of:=[.$D118]*[.G$115]+[.$E118]*[.G$116]" office:value-type="float" office:value="187" calcext:value-type="float">
            <text:p>187</text:p>
          </table:table-cell>
          <table:table-cell/>
          <table:table-cell table:formula="of:=[.F118]+[.F123]" office:value-type="float" office:value="325" calcext:value-type="float">
            <text:p>325</text:p>
          </table:table-cell>
          <table:table-cell table:formula="of:=[.G118]+[.G123]" office:value-type="float" office:value="357" calcext:value-type="float">
            <text:p>35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4" table:number-columns-spanned="2" table:number-rows-spanned="1"/>
          <table:covered-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$A122]*[.C$120]+[.$B122]*[.C$121]" office:value-type="float" office:value="7" calcext:value-type="float">
            <text:p>7</text:p>
          </table:table-cell>
          <table:table-cell table:formula="of:=[.$A122]*[.D$120]+[.$B122]*[.D$121]" office:value-type="float" office:value="10" calcext:value-type="float">
            <text:p>10</text:p>
          </table:table-cell>
          <table:table-cell table:formula="of:=[.$C122]*[.E$120]+[.$D122]*[.E$121]" office:value-type="float" office:value="78" calcext:value-type="float">
            <text:p>78</text:p>
          </table:table-cell>
          <table:table-cell table:formula="of:=[.$E122]*[.F$121]" office:value-type="float" office:value="78" calcext:value-type="float">
            <text:p>78</text:p>
          </table:table-cell>
          <table:table-cell table:formula="of:=[.$E122]*[.G$121]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[.$A123]*[.C$120]+[.$B123]*[.C$121]" office:value-type="float" office:value="15" calcext:value-type="float">
            <text:p>15</text:p>
          </table:table-cell>
          <table:table-cell table:formula="of:=[.$A123]*[.D$120]+[.$B123]*[.D$121]" office:value-type="float" office:value="22" calcext:value-type="float">
            <text:p>22</text:p>
          </table:table-cell>
          <table:table-cell table:formula="of:=[.$C123]*[.E$120]+[.$D123]*[.E$121]" office:value-type="float" office:value="170" calcext:value-type="float">
            <text:p>170</text:p>
          </table:table-cell>
          <table:table-cell table:formula="of:=[.$E123]*[.F$121]" office:value-type="float" office:value="170" calcext:value-type="float">
            <text:p>170</text:p>
          </table:table-cell>
          <table:table-cell table:formula="of:=[.$E123]*[.G$121]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allredu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265" calcext:value-type="float">
            <text:p>265</text:p>
          </table:table-cell>
          <table:table-cell table:formula="of:=[.A127]*[.C127]" office:value-type="float" office:value="1165" calcext:value-type="float">
            <text:p>1165</text:p>
          </table:table-cell>
          <table:table-cell table:formula="of:=[.B127]*[.D127]" office:value-type="float" office:value="1590" calcext:value-type="float">
            <text:p>1590</text:p>
          </table:table-cell>
          <table:table-cell table:formula="of:=[.$E127]*[.G$125]+[.$F127]*[.G$126]" office:value-type="float" office:value="2755" calcext:value-type="float">
            <text:p>2755</text:p>
          </table:table-cell>
          <table:table-cell table:formula="of:=[.G84]+[.G105]+[.G127]" office:value-type="float" office:value="4445" calcext:value-type="float">
            <text:p>4445</text:p>
          </table:table-cell>
          <table:table-cell table:formula="of:=[.$H127]*[.I$126]" office:value-type="float" office:value="4445" calcext:value-type="float">
            <text:p>4445</text:p>
          </table:table-cell>
          <table:table-cell table:formula="of:=[.$H127]*[.J$126]" office:value-type="float" office:value="4445" calcext:value-type="float">
            <text:p>4445</text:p>
          </table:table-cell>
          <table:table-cell table:number-columns-repeated="101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357" calcext:value-type="float">
            <text:p>357</text:p>
          </table:table-cell>
          <table:table-cell table:formula="of:=[.A128]*[.C128]" office:value-type="float" office:value="3575" calcext:value-type="float">
            <text:p>3575</text:p>
          </table:table-cell>
          <table:table-cell table:formula="of:=[.B128]*[.D128]" office:value-type="float" office:value="4284" calcext:value-type="float">
            <text:p>4284</text:p>
          </table:table-cell>
          <table:table-cell table:formula="of:=[.$E128]*[.G$125]+[.$F128]*[.G$126]" office:value-type="float" office:value="7859" calcext:value-type="float">
            <text:p>7859</text:p>
          </table:table-cell>
          <table:table-cell table:formula="of:=[.G85]+[.G106]+[.G128]" office:value-type="float" office:value="16349" calcext:value-type="float">
            <text:p>16349</text:p>
          </table:table-cell>
          <table:table-cell table:formula="of:=[.$H128]*[.I$126]" office:value-type="float" office:value="16349" calcext:value-type="float">
            <text:p>16349</text:p>
          </table:table-cell>
          <table:table-cell table:formula="of:=[.$H128]*[.J$126]" office:value-type="float" office:value="16349" calcext:value-type="float">
            <text:p>1634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4445" calcext:value-type="float">
            <text:p>4445</text:p>
          </table:table-cell>
          <table:table-cell table:formula="of:=[.A132]/[.C132]" office:value-type="float" office:value="0.262092238470191" calcext:value-type="float">
            <text:p>0.262092238470191</text:p>
          </table:table-cell>
          <table:table-cell table:formula="of:=[.B132]/[.D132]" office:value-type="float" office:value="0.357705286839145" calcext:value-type="float">
            <text:p>0.357705286839145</text:p>
          </table:table-cell>
          <table:table-cell table:formula="of:=[.$E132]*[.G$130]+[.$F132]*[.G$131]" office:value-type="float" office:value="6.29358830146232" calcext:value-type="float">
            <text:p>6.29358830146232</text:p>
          </table:table-cell>
          <table:table-cell table:formula="of:=[.$E132]*[.H$130]+[.$F132]*[.H$131]" office:value-type="float" office:value="6.91338582677165" calcext:value-type="float">
            <text:p>6.91338582677165</text:p>
          </table:table-cell>
          <table:table-cell table:formula="of:=[.$G132]*[.I$130]+[.$H132]*[.I$131]" office:value-type="float" office:value="27.0337457817773" calcext:value-type="float">
            <text:p>27.0337457817773</text:p>
          </table:table-cell>
          <table:table-cell table:formula="of:=[.$G132]*[.J$130]+[.$H132]*[.J$131]" office:value-type="float" office:value="40.2407199100113" calcext:value-type="float">
            <text:p>40.2407199100113</text:p>
          </table:table-cell>
          <table:table-cell table:number-columns-repeated="1014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4284" calcext:value-type="float">
            <text:p>4284</text:p>
          </table:table-cell>
          <table:table-cell table:number-columns-repeated="2" office:value-type="float" office:value="16349" calcext:value-type="float">
            <text:p>16349</text:p>
          </table:table-cell>
          <table:table-cell table:formula="of:=[.A133]/[.C133]" office:value-type="float" office:value="0.21866780842865" calcext:value-type="float">
            <text:p>0.21866780842865</text:p>
          </table:table-cell>
          <table:table-cell table:formula="of:=[.B133]/[.D133]" office:value-type="float" office:value="0.262034375191143" calcext:value-type="float">
            <text:p>0.262034375191143</text:p>
          </table:table-cell>
          <table:table-cell table:formula="of:=[.$E133]*[.G$130]+[.$F133]*[.G$131]" office:value-type="float" office:value="4.85038840296043" calcext:value-type="float">
            <text:p>4.85038840296043</text:p>
          </table:table-cell>
          <table:table-cell table:formula="of:=[.$E133]*[.H$130]+[.$F133]*[.H$131]" office:value-type="float" office:value="5.33109058658022" calcext:value-type="float">
            <text:p>5.33109058658022</text:p>
          </table:table-cell>
          <table:table-cell table:formula="of:=[.$G133]*[.I$130]+[.$H133]*[.I$131]" office:value-type="float" office:value="20.8436601627011" calcext:value-type="float">
            <text:p>20.8436601627011</text:p>
          </table:table-cell>
          <table:table-cell table:formula="of:=[.$G133]*[.J$130]+[.$H133]*[.J$131]" office:value-type="float" office:value="31.0251391522417" calcext:value-type="float">
            <text:p>31.025139152241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3:12:07.410048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0:32:17.257915390</meta:creation-date>
    <dc:date>2023-03-30T22:28:55.722703458</dc:date>
    <meta:editing-duration>PT18H51M</meta:editing-duration>
    <meta:editing-cycles>56</meta:editing-cycles>
    <meta:generator>LibreOffice/7.0.4.2$Linux_X86_64 LibreOffice_project/00$Build-2</meta:generator>
    <meta:document-statistic meta:table-count="11" meta:cell-count="9948" meta:object-count="0"/>
  </office:meta>
</office:document-meta>
</file>